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11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0.8402in"/>
    </style:style>
    <style:style style:name="co5" style:family="table-column">
      <style:table-column-properties fo:break-before="auto" style:column-width="0.55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54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float" office:value="2000" table:number-columns-spanned="5" table:number-rows-spanned="1">
            <text:p>2000</text:p>
          </table:table-cell>
          <table:covered-table-cell table:number-columns-repeated="4"/>
          <table:table-cell table:style-name="ce1" office:value-type="float" office:value="2011" table:number-columns-spanned="5" table:number-rows-spanned="1">
            <text:p>2011</text:p>
          </table:table-cell>
          <table:covered-table-cell table:number-columns-repeated="4"/>
          <table:table-cell/>
        </table:table-row>
        <table:table-row table:style-name="ro2">
          <table:table-cell office:value-type="string">
            <text:p>Municipio</text:p>
          </table:table-cell>
          <table:table-cell office:value-type="string">
            <text:p>CodIbge</text:p>
          </table:table-cell>
          <table:table-cell office:value-type="string">
            <text:p>AreaKm2</text:p>
          </table:table-cell>
          <table:table-cell office:value-type="string">
            <text:p>Desmatado</text:p>
          </table:table-cell>
          <table:table-cell office:value-type="string">
            <text:p>%</text:p>
          </table:table-cell>
          <table:table-cell office:value-type="string">
            <text:p>Floresta</text:p>
          </table:table-cell>
          <table:table-cell office:value-type="string">
            <text:p>CodIbge</text:p>
          </table:table-cell>
          <table:table-cell office:value-type="string">
            <text:p>AreaKm2</text:p>
          </table:table-cell>
          <table:table-cell office:value-type="string">
            <text:p>Desmatado</text:p>
          </table:table-cell>
          <table:table-cell office:value-type="string">
            <text:p>%</text:p>
          </table:table-cell>
          <table:table-cell office:value-type="string">
            <text:p>Floresta</text:p>
          </table:table-cell>
          <table:table-cell office:value-type="string">
            <text:p>Var. %</text:p>
          </table:table-cell>
        </table:table-row>
        <table:table-row table:style-name="ro1">
          <table:table-cell office:value-type="string">
            <text:p>Alta Floresta d'Oeste</text:p>
          </table:table-cell>
          <table:table-cell office:value-type="float" office:value="1100015">
            <text:p>1100015</text:p>
          </table:table-cell>
          <table:table-cell office:value-type="float" office:value="7138">
            <text:p>7138</text:p>
          </table:table-cell>
          <table:table-cell office:value-type="float" office:value="1754">
            <text:p>1754</text:p>
          </table:table-cell>
          <table:table-cell table:style-name="ce2" table:formula="of:=[.D3]/[.C3]" office:value-type="percentage" office:value="0.245727094424208">
            <text:p>24.6%</text:p>
          </table:table-cell>
          <table:table-cell office:value-type="float" office:value="3648">
            <text:p>3648</text:p>
          </table:table-cell>
          <table:table-cell office:value-type="float" office:value="1100015">
            <text:p>1100015</text:p>
          </table:table-cell>
          <table:table-cell office:value-type="float" office:value="7138">
            <text:p>7138</text:p>
          </table:table-cell>
          <table:table-cell office:value-type="string">
            <text:p>2244.4</text:p>
          </table:table-cell>
          <table:table-cell table:style-name="ce2" table:formula="of:=[.I3]/[.H3]" office:value-type="percentage" office:value="0.314429812272345">
            <text:p>31.4%</text:p>
          </table:table-cell>
          <table:table-cell office:value-type="string">
            <text:p>3150.6</text:p>
          </table:table-cell>
          <table:table-cell table:style-name="vermelho" table:formula="of:=[.J3]-[.E3]" office:value-type="percentage" office:value="0.0687027178481368">
            <text:p>6.9%</text:p>
          </table:table-cell>
        </table:table-row>
        <table:table-row table:style-name="ro1">
          <table:table-cell office:value-type="string">
            <text:p>Ariquemes</text:p>
          </table:table-cell>
          <table:table-cell office:value-type="float" office:value="1100023">
            <text:p>1100023</text:p>
          </table:table-cell>
          <table:table-cell office:value-type="float" office:value="4480">
            <text:p>4480</text:p>
          </table:table-cell>
          <table:table-cell office:value-type="string">
            <text:p>2664.2</text:p>
          </table:table-cell>
          <table:table-cell table:style-name="ce2" table:formula="of:=[.D4]/[.C4]" office:value-type="percentage" office:value="0.5946875">
            <text:p>59.5%</text:p>
          </table:table-cell>
          <table:table-cell office:value-type="string">
            <text:p>1725.9</text:p>
          </table:table-cell>
          <table:table-cell office:value-type="float" office:value="1100023">
            <text:p>1100023</text:p>
          </table:table-cell>
          <table:table-cell office:value-type="float" office:value="4480">
            <text:p>4480</text:p>
          </table:table-cell>
          <table:table-cell office:value-type="float" office:value="3180">
            <text:p>3180</text:p>
          </table:table-cell>
          <table:table-cell table:style-name="ce2" table:formula="of:=[.I4]/[.H4]" office:value-type="percentage" office:value="0.709821428571429">
            <text:p>71.0%</text:p>
          </table:table-cell>
          <table:table-cell office:value-type="float" office:value="1205">
            <text:p>1205</text:p>
          </table:table-cell>
          <table:table-cell table:style-name="ce2" table:formula="of:=[.J4]-[.E4]" office:value-type="percentage" office:value="0.115133928571429">
            <text:p>11.5%</text:p>
          </table:table-cell>
        </table:table-row>
        <table:table-row table:style-name="ro1">
          <table:table-cell office:value-type="string">
            <text:p>Cabixi</text:p>
          </table:table-cell>
          <table:table-cell office:value-type="float" office:value="1100031">
            <text:p>1100031</text:p>
          </table:table-cell>
          <table:table-cell office:value-type="float" office:value="1322">
            <text:p>1322</text:p>
          </table:table-cell>
          <table:table-cell office:value-type="string">
            <text:p>849.4</text:p>
          </table:table-cell>
          <table:table-cell table:style-name="ce2" table:formula="of:=[.D5]/[.C5]" office:value-type="percentage" office:value="0.642511346444781">
            <text:p>64.3%</text:p>
          </table:table-cell>
          <table:table-cell office:value-type="string">
            <text:p>456.2</text:p>
          </table:table-cell>
          <table:table-cell office:value-type="float" office:value="1100031">
            <text:p>1100031</text:p>
          </table:table-cell>
          <table:table-cell office:value-type="float" office:value="1322">
            <text:p>1322</text:p>
          </table:table-cell>
          <table:table-cell office:value-type="string">
            <text:p>970.5</text:p>
          </table:table-cell>
          <table:table-cell table:style-name="ce2" table:formula="of:=[.I5]/[.H5]" office:value-type="percentage" office:value="0.73411497730711">
            <text:p>73.4%</text:p>
          </table:table-cell>
          <table:table-cell office:value-type="string">
            <text:p>335.1</text:p>
          </table:table-cell>
          <table:table-cell table:style-name="ce2" table:formula="of:=[.J5]-[.E5]" office:value-type="percentage" office:value="0.0916036308623298">
            <text:p>9.2%</text:p>
          </table:table-cell>
        </table:table-row>
        <table:table-row table:style-name="ro1">
          <table:table-cell office:value-type="string">
            <text:p>Cacoal</text:p>
          </table:table-cell>
          <table:table-cell office:value-type="float" office:value="1100049">
            <text:p>1100049</text:p>
          </table:table-cell>
          <table:table-cell office:value-type="float" office:value="3820">
            <text:p>3820</text:p>
          </table:table-cell>
          <table:table-cell office:value-type="string">
            <text:p>2312.4</text:p>
          </table:table-cell>
          <table:table-cell table:style-name="ce2" table:formula="of:=[.D6]/[.C6]" office:value-type="percentage" office:value="0.605340314136126">
            <text:p>60.5%</text:p>
          </table:table-cell>
          <table:table-cell office:value-type="string">
            <text:p>1475.3</text:p>
          </table:table-cell>
          <table:table-cell office:value-type="float" office:value="1100049">
            <text:p>1100049</text:p>
          </table:table-cell>
          <table:table-cell office:value-type="float" office:value="3820">
            <text:p>3820</text:p>
          </table:table-cell>
          <table:table-cell office:value-type="string">
            <text:p>2493.7</text:p>
          </table:table-cell>
          <table:table-cell table:style-name="ce2" table:formula="of:=[.I6]/[.H6]" office:value-type="percentage" office:value="0.652801047120419">
            <text:p>65.3%</text:p>
          </table:table-cell>
          <table:table-cell office:value-type="string">
            <text:p>1294.5</text:p>
          </table:table-cell>
          <table:table-cell table:style-name="ce2" table:formula="of:=[.J6]-[.E6]" office:value-type="percentage" office:value="0.0474607329842931">
            <text:p>4.7%</text:p>
          </table:table-cell>
        </table:table-row>
        <table:table-row table:style-name="ro1">
          <table:table-cell office:value-type="string">
            <text:p>Cerejeiras</text:p>
          </table:table-cell>
          <table:table-cell office:value-type="float" office:value="1100056">
            <text:p>1100056</text:p>
          </table:table-cell>
          <table:table-cell office:value-type="float" office:value="2804">
            <text:p>2804</text:p>
          </table:table-cell>
          <table:table-cell office:value-type="string">
            <text:p>730.6</text:p>
          </table:table-cell>
          <table:table-cell table:style-name="ce2" table:formula="of:=[.D7]/[.C7]" office:value-type="percentage" office:value="0.26055634807418">
            <text:p>26.1%</text:p>
          </table:table-cell>
          <table:table-cell office:value-type="string">
            <text:p>831.5</text:p>
          </table:table-cell>
          <table:table-cell office:value-type="float" office:value="1100056">
            <text:p>1100056</text:p>
          </table:table-cell>
          <table:table-cell office:value-type="float" office:value="2804">
            <text:p>2804</text:p>
          </table:table-cell>
          <table:table-cell office:value-type="string">
            <text:p>800.3</text:p>
          </table:table-cell>
          <table:table-cell table:style-name="ce2" table:formula="of:=[.I7]/[.H7]" office:value-type="percentage" office:value="0.285413694721826">
            <text:p>28.5%</text:p>
          </table:table-cell>
          <table:table-cell office:value-type="string">
            <text:p>758.7</text:p>
          </table:table-cell>
          <table:table-cell table:style-name="ce2" table:formula="of:=[.J7]-[.E7]" office:value-type="percentage" office:value="0.0248573466476462">
            <text:p>2.5%</text:p>
          </table:table-cell>
        </table:table-row>
        <table:table-row table:style-name="ro1">
          <table:table-cell office:value-type="string">
            <text:p>Colorado do Oeste</text:p>
          </table:table-cell>
          <table:table-cell office:value-type="float" office:value="1100064">
            <text:p>1100064</text:p>
          </table:table-cell>
          <table:table-cell office:value-type="float" office:value="1459">
            <text:p>1459</text:p>
          </table:table-cell>
          <table:table-cell office:value-type="string">
            <text:p>1144.1</text:p>
          </table:table-cell>
          <table:table-cell table:style-name="ce2" table:formula="of:=[.D8]/[.C8]" office:value-type="percentage" office:value="0.784167237834133">
            <text:p>78.4%</text:p>
          </table:table-cell>
          <table:table-cell office:value-type="string">
            <text:p>261.7</text:p>
          </table:table-cell>
          <table:table-cell office:value-type="float" office:value="1100064">
            <text:p>1100064</text:p>
          </table:table-cell>
          <table:table-cell office:value-type="float" office:value="1459">
            <text:p>1459</text:p>
          </table:table-cell>
          <table:table-cell office:value-type="float" office:value="1189">
            <text:p>1189</text:p>
          </table:table-cell>
          <table:table-cell table:style-name="ce2" table:formula="of:=[.I8]/[.H8]" office:value-type="percentage" office:value="0.814941740918437">
            <text:p>81.5%</text:p>
          </table:table-cell>
          <table:table-cell office:value-type="string">
            <text:p>216.4</text:p>
          </table:table-cell>
          <table:table-cell table:style-name="ce2" table:formula="of:=[.J8]-[.E8]" office:value-type="percentage" office:value="0.0307745030843044">
            <text:p>3.1%</text:p>
          </table:table-cell>
        </table:table-row>
        <table:table-row table:style-name="ro1">
          <table:table-cell office:value-type="string">
            <text:p>Corumbiara</text:p>
          </table:table-cell>
          <table:table-cell office:value-type="float" office:value="1100072">
            <text:p>1100072</text:p>
          </table:table-cell>
          <table:table-cell office:value-type="float" office:value="3082">
            <text:p>3082</text:p>
          </table:table-cell>
          <table:table-cell office:value-type="string">
            <text:p>1996.3</text:p>
          </table:table-cell>
          <table:table-cell table:style-name="ce2" table:formula="of:=[.D9]/[.C9]" office:value-type="percentage" office:value="0.647728747566515">
            <text:p>64.8%</text:p>
          </table:table-cell>
          <table:table-cell office:value-type="string">
            <text:p>988.3</text:p>
          </table:table-cell>
          <table:table-cell office:value-type="float" office:value="1100072">
            <text:p>1100072</text:p>
          </table:table-cell>
          <table:table-cell office:value-type="float" office:value="3082">
            <text:p>3082</text:p>
          </table:table-cell>
          <table:table-cell office:value-type="string">
            <text:p>2150.6</text:p>
          </table:table-cell>
          <table:table-cell table:style-name="ce2" table:formula="of:=[.I9]/[.H9]" office:value-type="percentage" office:value="0.697793640493186">
            <text:p>69.8%</text:p>
          </table:table-cell>
          <table:table-cell office:value-type="string">
            <text:p>834.1</text:p>
          </table:table-cell>
          <table:table-cell table:style-name="ce2" table:formula="of:=[.J9]-[.E9]" office:value-type="percentage" office:value="0.050064892926671">
            <text:p>5.0%</text:p>
          </table:table-cell>
        </table:table-row>
        <table:table-row table:style-name="ro1">
          <table:table-cell office:value-type="string">
            <text:p>Costa Marques</text:p>
          </table:table-cell>
          <table:table-cell office:value-type="float" office:value="1100080">
            <text:p>1100080</text:p>
          </table:table-cell>
          <table:table-cell office:value-type="float" office:value="12890">
            <text:p>12890</text:p>
          </table:table-cell>
          <table:table-cell office:value-type="string">
            <text:p>937.8</text:p>
          </table:table-cell>
          <table:table-cell table:style-name="ce2" table:formula="of:=[.D10]/[.C10]" office:value-type="percentage" office:value="0.0727540729247479">
            <text:p>7.3%</text:p>
          </table:table-cell>
          <table:table-cell office:value-type="string">
            <text:p>8480.2</text:p>
          </table:table-cell>
          <table:table-cell office:value-type="float" office:value="1100080">
            <text:p>1100080</text:p>
          </table:table-cell>
          <table:table-cell office:value-type="float" office:value="12890">
            <text:p>12890</text:p>
          </table:table-cell>
          <table:table-cell office:value-type="string">
            <text:p>2177.8</text:p>
          </table:table-cell>
          <table:table-cell table:style-name="ce2" table:formula="of:=[.I10]/[.H10]" office:value-type="percentage" office:value="0.168952676493406">
            <text:p>16.9%</text:p>
          </table:table-cell>
          <table:table-cell office:value-type="string">
            <text:p>7222.1</text:p>
          </table:table-cell>
          <table:table-cell table:style-name="ce2" table:formula="of:=[.J10]-[.E10]" office:value-type="percentage" office:value="0.0961986035686579">
            <text:p>9.6%</text:p>
          </table:table-cell>
        </table:table-row>
        <table:table-row table:style-name="ro1">
          <table:table-cell office:value-type="string">
            <text:p>Espigão d'Oeste</text:p>
          </table:table-cell>
          <table:table-cell office:value-type="float" office:value="1100098">
            <text:p>1100098</text:p>
          </table:table-cell>
          <table:table-cell office:value-type="float" office:value="4549">
            <text:p>4549</text:p>
          </table:table-cell>
          <table:table-cell office:value-type="string">
            <text:p>1809.3</text:p>
          </table:table-cell>
          <table:table-cell table:style-name="ce2" table:formula="of:=[.D11]/[.C11]" office:value-type="percentage" office:value="0.39773576610244">
            <text:p>39.8%</text:p>
          </table:table-cell>
          <table:table-cell office:value-type="string">
            <text:p>2443.3</text:p>
          </table:table-cell>
          <table:table-cell office:value-type="float" office:value="1100098">
            <text:p>1100098</text:p>
          </table:table-cell>
          <table:table-cell office:value-type="float" office:value="4549">
            <text:p>4549</text:p>
          </table:table-cell>
          <table:table-cell office:value-type="string">
            <text:p>2089.6</text:p>
          </table:table-cell>
          <table:table-cell table:style-name="ce2" table:formula="of:=[.I11]/[.H11]" office:value-type="percentage" office:value="0.459353704110794">
            <text:p>45.9%</text:p>
          </table:table-cell>
          <table:table-cell office:value-type="string">
            <text:p>2162.5</text:p>
          </table:table-cell>
          <table:table-cell table:style-name="ce2" table:formula="of:=[.J11]-[.E11]" office:value-type="percentage" office:value="0.0616179380083535">
            <text:p>6.2%</text:p>
          </table:table-cell>
        </table:table-row>
        <table:table-row table:style-name="ro1">
          <table:table-cell office:value-type="string">
            <text:p>Guajará-Mirim</text:p>
          </table:table-cell>
          <table:table-cell office:value-type="float" office:value="1100106">
            <text:p>1100106</text:p>
          </table:table-cell>
          <table:table-cell office:value-type="float" office:value="25257">
            <text:p>25257</text:p>
          </table:table-cell>
          <table:table-cell office:value-type="string">
            <text:p>1150.1</text:p>
          </table:table-cell>
          <table:table-cell table:style-name="ce2" table:formula="of:=[.D12]/[.C12]" office:value-type="percentage" office:value="0.0455358910401077">
            <text:p>4.6%</text:p>
          </table:table-cell>
          <table:table-cell office:value-type="string">
            <text:p>20069.4</text:p>
          </table:table-cell>
          <table:table-cell office:value-type="float" office:value="1100106">
            <text:p>1100106</text:p>
          </table:table-cell>
          <table:table-cell office:value-type="float" office:value="25257">
            <text:p>25257</text:p>
          </table:table-cell>
          <table:table-cell office:value-type="string">
            <text:p>1429.3</text:p>
          </table:table-cell>
          <table:table-cell table:style-name="ce2" table:formula="of:=[.I12]/[.H12]" office:value-type="percentage" office:value="0.0565902522073089">
            <text:p>5.7%</text:p>
          </table:table-cell>
          <table:table-cell office:value-type="string">
            <text:p>19784.8</text:p>
          </table:table-cell>
          <table:table-cell table:style-name="ce2" table:formula="of:=[.J12]-[.E12]" office:value-type="percentage" office:value="0.0110543611672012">
            <text:p>1.1%</text:p>
          </table:table-cell>
        </table:table-row>
        <table:table-row table:style-name="ro1">
          <table:table-cell office:value-type="string">
            <text:p>Jaru</text:p>
          </table:table-cell>
          <table:table-cell office:value-type="float" office:value="1100114">
            <text:p>1100114</text:p>
          </table:table-cell>
          <table:table-cell office:value-type="float" office:value="2976">
            <text:p>2976</text:p>
          </table:table-cell>
          <table:table-cell office:value-type="string">
            <text:p>2464.1</text:p>
          </table:table-cell>
          <table:table-cell table:style-name="ce2" table:formula="of:=[.D13]/[.C13]" office:value-type="percentage" office:value="0.827990591397849">
            <text:p>82.8%</text:p>
          </table:table-cell>
          <table:table-cell office:value-type="float" office:value="467">
            <text:p>467</text:p>
          </table:table-cell>
          <table:table-cell office:value-type="float" office:value="1100114">
            <text:p>1100114</text:p>
          </table:table-cell>
          <table:table-cell office:value-type="float" office:value="2976">
            <text:p>2976</text:p>
          </table:table-cell>
          <table:table-cell office:value-type="string">
            <text:p>2615.3</text:p>
          </table:table-cell>
          <table:table-cell table:style-name="ce2" table:formula="of:=[.I13]/[.H13]" office:value-type="percentage" office:value="0.878797043010753">
            <text:p>87.9%</text:p>
          </table:table-cell>
          <table:table-cell office:value-type="string">
            <text:p>311.7</text:p>
          </table:table-cell>
          <table:table-cell table:style-name="ce2" table:formula="of:=[.J13]-[.E13]" office:value-type="percentage" office:value="0.0508064516129033">
            <text:p>5.1%</text:p>
          </table:table-cell>
        </table:table-row>
        <table:table-row table:style-name="ro1">
          <table:table-cell office:value-type="string">
            <text:p>Ji-Paraná</text:p>
          </table:table-cell>
          <table:table-cell office:value-type="float" office:value="1100122">
            <text:p>1100122</text:p>
          </table:table-cell>
          <table:table-cell office:value-type="float" office:value="6955">
            <text:p>6955</text:p>
          </table:table-cell>
          <table:table-cell office:value-type="string">
            <text:p>2468.4</text:p>
          </table:table-cell>
          <table:table-cell table:style-name="ce2" table:formula="of:=[.D14]/[.C14]" office:value-type="percentage" office:value="0.35491013659238">
            <text:p>35.5%</text:p>
          </table:table-cell>
          <table:table-cell office:value-type="string">
            <text:p>4384.4</text:p>
          </table:table-cell>
          <table:table-cell office:value-type="float" office:value="1100122">
            <text:p>1100122</text:p>
          </table:table-cell>
          <table:table-cell office:value-type="float" office:value="6955">
            <text:p>6955</text:p>
          </table:table-cell>
          <table:table-cell office:value-type="string">
            <text:p>2609.4</text:p>
          </table:table-cell>
          <table:table-cell table:style-name="ce2" table:formula="of:=[.I14]/[.H14]" office:value-type="percentage" office:value="0.375183321351546">
            <text:p>37.5%</text:p>
          </table:table-cell>
          <table:table-cell office:value-type="string">
            <text:p>4224.2</text:p>
          </table:table-cell>
          <table:table-cell table:style-name="ce2" table:formula="of:=[.J14]-[.E14]" office:value-type="percentage" office:value="0.0202731847591661">
            <text:p>2.0%</text:p>
          </table:table-cell>
        </table:table-row>
        <table:table-row table:style-name="ro1">
          <table:table-cell office:value-type="string">
            <text:p>Machadinho d'Oeste</text:p>
          </table:table-cell>
          <table:table-cell office:value-type="float" office:value="1100130">
            <text:p>1100130</text:p>
          </table:table-cell>
          <table:table-cell office:value-type="float" office:value="8589">
            <text:p>8589</text:p>
          </table:table-cell>
          <table:table-cell office:value-type="string">
            <text:p>1556.6</text:p>
          </table:table-cell>
          <table:table-cell table:style-name="ce2" table:formula="of:=[.D15]/[.C15]" office:value-type="percentage" office:value="0.181231808126674">
            <text:p>18.1%</text:p>
          </table:table-cell>
          <table:table-cell office:value-type="string">
            <text:p>6594.7</text:p>
          </table:table-cell>
          <table:table-cell office:value-type="float" office:value="1100130">
            <text:p>1100130</text:p>
          </table:table-cell>
          <table:table-cell office:value-type="float" office:value="8589">
            <text:p>8589</text:p>
          </table:table-cell>
          <table:table-cell office:value-type="string">
            <text:p>2867.9</text:p>
          </table:table-cell>
          <table:table-cell table:style-name="ce2" table:formula="of:=[.I15]/[.H15]" office:value-type="percentage" office:value="0.333903830480848">
            <text:p>33.4%</text:p>
          </table:table-cell>
          <table:table-cell office:value-type="string">
            <text:p>5283.3</text:p>
          </table:table-cell>
          <table:table-cell table:style-name="ce2" table:formula="of:=[.J15]-[.E15]" office:value-type="percentage" office:value="0.152672022354174">
            <text:p>15.3%</text:p>
          </table:table-cell>
        </table:table-row>
        <table:table-row table:style-name="ro1">
          <table:table-cell office:value-type="string">
            <text:p>Nova Brasilândia d'Oeste</text:p>
          </table:table-cell>
          <table:table-cell office:value-type="float" office:value="1100148">
            <text:p>1100148</text:p>
          </table:table-cell>
          <table:table-cell office:value-type="float" office:value="1166">
            <text:p>1166</text:p>
          </table:table-cell>
          <table:table-cell office:value-type="string">
            <text:p>789.1</text:p>
          </table:table-cell>
          <table:table-cell table:style-name="ce2" table:formula="of:=[.D16]/[.C16]" office:value-type="percentage" office:value="0.676758147512865">
            <text:p>67.7%</text:p>
          </table:table-cell>
          <table:table-cell office:value-type="string">
            <text:p>312.2</text:p>
          </table:table-cell>
          <table:table-cell office:value-type="float" office:value="1100148">
            <text:p>1100148</text:p>
          </table:table-cell>
          <table:table-cell office:value-type="float" office:value="1166">
            <text:p>1166</text:p>
          </table:table-cell>
          <table:table-cell office:value-type="float" office:value="896">
            <text:p>896</text:p>
          </table:table-cell>
          <table:table-cell table:style-name="ce2" table:formula="of:=[.I16]/[.H16]" office:value-type="percentage" office:value="0.768439108061749">
            <text:p>76.8%</text:p>
          </table:table-cell>
          <table:table-cell office:value-type="string">
            <text:p>204.7</text:p>
          </table:table-cell>
          <table:table-cell table:style-name="ce2" table:formula="of:=[.J16]-[.E16]" office:value-type="percentage" office:value="0.091680960548885">
            <text:p>9.2%</text:p>
          </table:table-cell>
        </table:table-row>
        <table:table-row table:style-name="ro1">
          <table:table-cell office:value-type="string">
            <text:p>Ouro Preto do Oeste</text:p>
          </table:table-cell>
          <table:table-cell office:value-type="float" office:value="1100155">
            <text:p>1100155</text:p>
          </table:table-cell>
          <table:table-cell office:value-type="float" office:value="1991">
            <text:p>1991</text:p>
          </table:table-cell>
          <table:table-cell office:value-type="string">
            <text:p>1680.7</text:p>
          </table:table-cell>
          <table:table-cell table:style-name="ce2" table:formula="of:=[.D17]/[.C17]" office:value-type="percentage" office:value="0.844148669010547">
            <text:p>84.4%</text:p>
          </table:table-cell>
          <table:table-cell office:value-type="string">
            <text:p>292.1</text:p>
          </table:table-cell>
          <table:table-cell office:value-type="float" office:value="1100155">
            <text:p>1100155</text:p>
          </table:table-cell>
          <table:table-cell office:value-type="float" office:value="1991">
            <text:p>1991</text:p>
          </table:table-cell>
          <table:table-cell office:value-type="float" office:value="1741">
            <text:p>1741</text:p>
          </table:table-cell>
          <table:table-cell table:style-name="ce2" table:formula="of:=[.I17]/[.H17]" office:value-type="percentage" office:value="0.874434957307885">
            <text:p>87.4%</text:p>
          </table:table-cell>
          <table:table-cell office:value-type="float" office:value="228">
            <text:p>228</text:p>
          </table:table-cell>
          <table:table-cell table:style-name="ce2" table:formula="of:=[.J17]-[.E17]" office:value-type="percentage" office:value="0.0302862882973379">
            <text:p>3.0%</text:p>
          </table:table-cell>
        </table:table-row>
        <table:table-row table:style-name="ro1">
          <table:table-cell office:value-type="string">
            <text:p>Pimenta Bueno</text:p>
          </table:table-cell>
          <table:table-cell office:value-type="float" office:value="1100189">
            <text:p>1100189</text:p>
          </table:table-cell>
          <table:table-cell office:value-type="float" office:value="6284">
            <text:p>6284</text:p>
          </table:table-cell>
          <table:table-cell office:value-type="string">
            <text:p>1821.1</text:p>
          </table:table-cell>
          <table:table-cell table:style-name="ce2" table:formula="of:=[.D18]/[.C18]" office:value-type="percentage" office:value="0.28979949077021">
            <text:p>29.0%</text:p>
          </table:table-cell>
          <table:table-cell office:value-type="string">
            <text:p>3406.9</text:p>
          </table:table-cell>
          <table:table-cell office:value-type="float" office:value="1100189">
            <text:p>1100189</text:p>
          </table:table-cell>
          <table:table-cell office:value-type="float" office:value="6284">
            <text:p>6284</text:p>
          </table:table-cell>
          <table:table-cell office:value-type="float" office:value="2379">
            <text:p>2379</text:p>
          </table:table-cell>
          <table:table-cell table:style-name="ce2" table:formula="of:=[.I18]/[.H18]" office:value-type="percentage" office:value="0.378580521960535">
            <text:p>37.9%</text:p>
          </table:table-cell>
          <table:table-cell office:value-type="string">
            <text:p>2849.3</text:p>
          </table:table-cell>
          <table:table-cell table:style-name="ce2" table:formula="of:=[.J18]-[.E18]" office:value-type="percentage" office:value="0.0887810311903247">
            <text:p>8.9%</text:p>
          </table:table-cell>
        </table:table-row>
        <table:table-row table:style-name="ro1">
          <table:table-cell office:value-type="string">
            <text:p>Porto Velho</text:p>
          </table:table-cell>
          <table:table-cell office:value-type="float" office:value="1100205">
            <text:p>1100205</text:p>
          </table:table-cell>
          <table:table-cell office:value-type="float" office:value="34636">
            <text:p>34636</text:p>
          </table:table-cell>
          <table:table-cell office:value-type="string">
            <text:p>3885.9</text:p>
          </table:table-cell>
          <table:table-cell table:style-name="ce2" table:formula="of:=[.D19]/[.C19]" office:value-type="percentage" office:value="0.112192516456866">
            <text:p>11.2%</text:p>
          </table:table-cell>
          <table:table-cell office:value-type="string">
            <text:p>29540.8</text:p>
          </table:table-cell>
          <table:table-cell office:value-type="float" office:value="1100205">
            <text:p>1100205</text:p>
          </table:table-cell>
          <table:table-cell office:value-type="float" office:value="34636">
            <text:p>34636</text:p>
          </table:table-cell>
          <table:table-cell office:value-type="string">
            <text:p>8124.6</text:p>
          </table:table-cell>
          <table:table-cell table:style-name="ce2" table:formula="of:=[.I19]/[.H19]" office:value-type="percentage" office:value="0.234570966624321">
            <text:p>23.5%</text:p>
          </table:table-cell>
          <table:table-cell office:value-type="string">
            <text:p>25297.9</text:p>
          </table:table-cell>
          <table:table-cell table:style-name="ce2" table:formula="of:=[.J19]-[.E19]" office:value-type="percentage" office:value="0.122378450167456">
            <text:p>12.2%</text:p>
          </table:table-cell>
        </table:table-row>
        <table:table-row table:style-name="ro1">
          <table:table-cell office:value-type="string">
            <text:p>Presidente Médici</text:p>
          </table:table-cell>
          <table:table-cell office:value-type="float" office:value="1100254">
            <text:p>1100254</text:p>
          </table:table-cell>
          <table:table-cell office:value-type="float" office:value="1774">
            <text:p>1774</text:p>
          </table:table-cell>
          <table:table-cell office:value-type="string">
            <text:p>1531.8</text:p>
          </table:table-cell>
          <table:table-cell table:style-name="ce2" table:formula="of:=[.D20]/[.C20]" office:value-type="percentage" office:value="0.863472378804961">
            <text:p>86.3%</text:p>
          </table:table-cell>
          <table:table-cell office:value-type="string">
            <text:p>214.7</text:p>
          </table:table-cell>
          <table:table-cell office:value-type="float" office:value="1100254">
            <text:p>1100254</text:p>
          </table:table-cell>
          <table:table-cell office:value-type="float" office:value="1774">
            <text:p>1774</text:p>
          </table:table-cell>
          <table:table-cell office:value-type="string">
            <text:p>1604.4</text:p>
          </table:table-cell>
          <table:table-cell table:style-name="ce2" table:formula="of:=[.I20]/[.H20]" office:value-type="percentage" office:value="0.904396843291996">
            <text:p>90.4%</text:p>
          </table:table-cell>
          <table:table-cell office:value-type="string">
            <text:p>142.2</text:p>
          </table:table-cell>
          <table:table-cell table:style-name="ce2" table:formula="of:=[.J20]-[.E20]" office:value-type="percentage" office:value="0.040924464487035">
            <text:p>4.1%</text:p>
          </table:table-cell>
        </table:table-row>
        <table:table-row table:style-name="ro1">
          <table:table-cell office:value-type="string">
            <text:p>Rio Crespo</text:p>
          </table:table-cell>
          <table:table-cell office:value-type="float" office:value="1100262">
            <text:p>1100262</text:p>
          </table:table-cell>
          <table:table-cell office:value-type="float" office:value="1744">
            <text:p>1744</text:p>
          </table:table-cell>
          <table:table-cell office:value-type="string">
            <text:p>845.7</text:p>
          </table:table-cell>
          <table:table-cell table:style-name="ce2" table:formula="of:=[.D21]/[.C21]" office:value-type="percentage" office:value="0.484919724770642">
            <text:p>48.5%</text:p>
          </table:table-cell>
          <table:table-cell office:value-type="string">
            <text:p>875.1</text:p>
          </table:table-cell>
          <table:table-cell office:value-type="float" office:value="1100262">
            <text:p>1100262</text:p>
          </table:table-cell>
          <table:table-cell office:value-type="float" office:value="1744">
            <text:p>1744</text:p>
          </table:table-cell>
          <table:table-cell office:value-type="string">
            <text:p>1066.6</text:p>
          </table:table-cell>
          <table:table-cell table:style-name="ce2" table:formula="of:=[.I21]/[.H21]" office:value-type="percentage" office:value="0.611582568807339">
            <text:p>61.2%</text:p>
          </table:table-cell>
          <table:table-cell office:value-type="string">
            <text:p>645.6</text:p>
          </table:table-cell>
          <table:table-cell table:style-name="ce2" table:formula="of:=[.J21]-[.E21]" office:value-type="percentage" office:value="0.126662844036697">
            <text:p>12.7%</text:p>
          </table:table-cell>
        </table:table-row>
        <table:table-row table:style-name="ro1">
          <table:table-cell office:value-type="string">
            <text:p>Rolim de Moura</text:p>
          </table:table-cell>
          <table:table-cell office:value-type="float" office:value="1100288">
            <text:p>1100288</text:p>
          </table:table-cell>
          <table:table-cell office:value-type="float" office:value="1471">
            <text:p>1471</text:p>
          </table:table-cell>
          <table:table-cell office:value-type="string">
            <text:p>1254.6</text:p>
          </table:table-cell>
          <table:table-cell table:style-name="ce2" table:formula="of:=[.D22]/[.C22]" office:value-type="percentage" office:value="0.852889191026513">
            <text:p>85.3%</text:p>
          </table:table-cell>
          <table:table-cell office:value-type="string">
            <text:p>216.4</text:p>
          </table:table-cell>
          <table:table-cell office:value-type="float" office:value="1100288">
            <text:p>1100288</text:p>
          </table:table-cell>
          <table:table-cell office:value-type="float" office:value="1471">
            <text:p>1471</text:p>
          </table:table-cell>
          <table:table-cell office:value-type="float" office:value="1321">
            <text:p>1321</text:p>
          </table:table-cell>
          <table:table-cell table:style-name="ce2" table:formula="of:=[.I22]/[.H22]" office:value-type="percentage" office:value="0.898028552005438">
            <text:p>89.8%</text:p>
          </table:table-cell>
          <table:table-cell office:value-type="float" office:value="150">
            <text:p>150</text:p>
          </table:table-cell>
          <table:table-cell table:style-name="ce2" table:formula="of:=[.J22]-[.E22]" office:value-type="percentage" office:value="0.045139360978926">
            <text:p>4.5%</text:p>
          </table:table-cell>
        </table:table-row>
        <table:table-row table:style-name="ro1">
          <table:table-cell office:value-type="string">
            <text:p>Santa Luzia d'Oeste</text:p>
          </table:table-cell>
          <table:table-cell office:value-type="float" office:value="1100296">
            <text:p>1100296</text:p>
          </table:table-cell>
          <table:table-cell office:value-type="float" office:value="1207">
            <text:p>1207</text:p>
          </table:table-cell>
          <table:table-cell office:value-type="string">
            <text:p>906.4</text:p>
          </table:table-cell>
          <table:table-cell table:style-name="ce2" table:formula="of:=[.D23]/[.C23]" office:value-type="percentage" office:value="0.750952775476388">
            <text:p>75.1%</text:p>
          </table:table-cell>
          <table:table-cell office:value-type="string">
            <text:p>300.6</text:p>
          </table:table-cell>
          <table:table-cell office:value-type="float" office:value="1100296">
            <text:p>1100296</text:p>
          </table:table-cell>
          <table:table-cell office:value-type="float" office:value="1207">
            <text:p>1207</text:p>
          </table:table-cell>
          <table:table-cell office:value-type="string">
            <text:p>973.8</text:p>
          </table:table-cell>
          <table:table-cell table:style-name="ce2" table:formula="of:=[.I23]/[.H23]" office:value-type="percentage" office:value="0.806793703396852">
            <text:p>80.7%</text:p>
          </table:table-cell>
          <table:table-cell office:value-type="string">
            <text:p>233.2</text:p>
          </table:table-cell>
          <table:table-cell table:style-name="ce2" table:formula="of:=[.J23]-[.E23]" office:value-type="percentage" office:value="0.0558409279204639">
            <text:p>5.6%</text:p>
          </table:table-cell>
        </table:table-row>
        <table:table-row table:style-name="ro1">
          <table:table-cell office:value-type="string">
            <text:p>Vilhena</text:p>
          </table:table-cell>
          <table:table-cell office:value-type="float" office:value="1100304">
            <text:p>1100304</text:p>
          </table:table-cell>
          <table:table-cell office:value-type="float" office:value="11583">
            <text:p>11583</text:p>
          </table:table-cell>
          <table:table-cell office:value-type="string">
            <text:p>1320.1</text:p>
          </table:table-cell>
          <table:table-cell table:style-name="ce2" table:formula="of:=[.D24]/[.C24]" office:value-type="percentage" office:value="0.113968747302081">
            <text:p>11.4%</text:p>
          </table:table-cell>
          <table:table-cell office:value-type="string">
            <text:p>8569.9</text:p>
          </table:table-cell>
          <table:table-cell office:value-type="float" office:value="1100304">
            <text:p>1100304</text:p>
          </table:table-cell>
          <table:table-cell office:value-type="float" office:value="11583">
            <text:p>11583</text:p>
          </table:table-cell>
          <table:table-cell office:value-type="string">
            <text:p>1739.1</text:p>
          </table:table-cell>
          <table:table-cell table:style-name="ce2" table:formula="of:=[.I24]/[.H24]" office:value-type="percentage" office:value="0.15014245014245">
            <text:p>15.0%</text:p>
          </table:table-cell>
          <table:table-cell office:value-type="string">
            <text:p>8151.6</text:p>
          </table:table-cell>
          <table:table-cell table:style-name="ce2" table:formula="of:=[.J24]-[.E24]" office:value-type="percentage" office:value="0.0361737028403695">
            <text:p>3.6%</text:p>
          </table:table-cell>
        </table:table-row>
        <table:table-row table:style-name="ro1">
          <table:table-cell office:value-type="string">
            <text:p>São Miguel do Guaporé</text:p>
          </table:table-cell>
          <table:table-cell office:value-type="float" office:value="1100320">
            <text:p>1100320</text:p>
          </table:table-cell>
          <table:table-cell office:value-type="float" office:value="8102">
            <text:p>8102</text:p>
          </table:table-cell>
          <table:table-cell office:value-type="string">
            <text:p>1538.2</text:p>
          </table:table-cell>
          <table:table-cell table:style-name="ce2" table:formula="of:=[.D25]/[.C25]" office:value-type="percentage" office:value="0.189854356948902">
            <text:p>19.0%</text:p>
          </table:table-cell>
          <table:table-cell office:value-type="float" office:value="4764">
            <text:p>4764</text:p>
          </table:table-cell>
          <table:table-cell office:value-type="float" office:value="1100320">
            <text:p>1100320</text:p>
          </table:table-cell>
          <table:table-cell office:value-type="float" office:value="8102">
            <text:p>8102</text:p>
          </table:table-cell>
          <table:table-cell office:value-type="string">
            <text:p>2136.8</text:p>
          </table:table-cell>
          <table:table-cell table:style-name="ce2" table:formula="of:=[.I25]/[.H25]" office:value-type="percentage" office:value="0.263737348802765">
            <text:p>26.4%</text:p>
          </table:table-cell>
          <table:table-cell office:value-type="string">
            <text:p>4166.5</text:p>
          </table:table-cell>
          <table:table-cell table:style-name="ce2" table:formula="of:=[.J25]-[.E25]" office:value-type="percentage" office:value="0.0738829918538633">
            <text:p>7.4%</text:p>
          </table:table-cell>
        </table:table-row>
        <table:table-row table:style-name="ro1">
          <table:table-cell office:value-type="string">
            <text:p>Nova Mamoré</text:p>
          </table:table-cell>
          <table:table-cell office:value-type="float" office:value="1100338">
            <text:p>1100338</text:p>
          </table:table-cell>
          <table:table-cell office:value-type="float" office:value="10244">
            <text:p>10244</text:p>
          </table:table-cell>
          <table:table-cell office:value-type="string">
            <text:p>1309.4</text:p>
          </table:table-cell>
          <table:table-cell table:style-name="ce2" table:formula="of:=[.D26]/[.C26]" office:value-type="percentage" office:value="0.127821163607966">
            <text:p>12.8%</text:p>
          </table:table-cell>
          <table:table-cell office:value-type="string">
            <text:p>7531.8</text:p>
          </table:table-cell>
          <table:table-cell office:value-type="float" office:value="1100338">
            <text:p>1100338</text:p>
          </table:table-cell>
          <table:table-cell office:value-type="float" office:value="10244">
            <text:p>10244</text:p>
          </table:table-cell>
          <table:table-cell office:value-type="string">
            <text:p>2914.4</text:p>
          </table:table-cell>
          <table:table-cell table:style-name="ce2" table:formula="of:=[.I26]/[.H26]" office:value-type="percentage" office:value="0.284498242873877">
            <text:p>28.4%</text:p>
          </table:table-cell>
          <table:table-cell office:value-type="string">
            <text:p>5926.9</text:p>
          </table:table-cell>
          <table:table-cell table:style-name="ce2" table:formula="of:=[.J26]-[.E26]" office:value-type="percentage" office:value="0.156677079265912">
            <text:p>15.7%</text:p>
          </table:table-cell>
        </table:table-row>
        <table:table-row table:style-name="ro1">
          <table:table-cell office:value-type="string">
            <text:p>Alvorada d'Oeste</text:p>
          </table:table-cell>
          <table:table-cell office:value-type="float" office:value="1100346">
            <text:p>1100346</text:p>
          </table:table-cell>
          <table:table-cell office:value-type="float" office:value="3060">
            <text:p>3060</text:p>
          </table:table-cell>
          <table:table-cell office:value-type="string">
            <text:p>1201.6</text:p>
          </table:table-cell>
          <table:table-cell table:style-name="ce2" table:formula="of:=[.D27]/[.C27]" office:value-type="percentage" office:value="0.392679738562091">
            <text:p>39.3%</text:p>
          </table:table-cell>
          <table:table-cell office:value-type="float" office:value="1037">
            <text:p>1037</text:p>
          </table:table-cell>
          <table:table-cell office:value-type="float" office:value="1100346">
            <text:p>1100346</text:p>
          </table:table-cell>
          <table:table-cell office:value-type="float" office:value="3060">
            <text:p>3060</text:p>
          </table:table-cell>
          <table:table-cell office:value-type="string">
            <text:p>1367.7</text:p>
          </table:table-cell>
          <table:table-cell table:style-name="ce2" table:formula="of:=[.I27]/[.H27]" office:value-type="percentage" office:value="0.446960784313726">
            <text:p>44.7%</text:p>
          </table:table-cell>
          <table:table-cell office:value-type="string">
            <text:p>867.8</text:p>
          </table:table-cell>
          <table:table-cell table:style-name="ce2" table:formula="of:=[.J27]-[.E27]" office:value-type="percentage" office:value="0.054281045751634">
            <text:p>5.4%</text:p>
          </table:table-cell>
        </table:table-row>
        <table:table-row table:style-name="ro1">
          <table:table-cell office:value-type="string">
            <text:p>Alto Alegre dos Parecis</text:p>
          </table:table-cell>
          <table:table-cell office:value-type="float" office:value="1100379">
            <text:p>1100379</text:p>
          </table:table-cell>
          <table:table-cell office:value-type="float" office:value="3993">
            <text:p>3993</text:p>
          </table:table-cell>
          <table:table-cell office:value-type="string">
            <text:p>915.5</text:p>
          </table:table-cell>
          <table:table-cell table:style-name="ce2" table:formula="of:=[.D28]/[.C28]" office:value-type="percentage" office:value="0.229276233408465">
            <text:p>22.9%</text:p>
          </table:table-cell>
          <table:table-cell office:value-type="string">
            <text:p>2141.7</text:p>
          </table:table-cell>
          <table:table-cell office:value-type="float" office:value="1100379">
            <text:p>1100379</text:p>
          </table:table-cell>
          <table:table-cell office:value-type="float" office:value="3993">
            <text:p>3993</text:p>
          </table:table-cell>
          <table:table-cell office:value-type="string">
            <text:p>1296.2</text:p>
          </table:table-cell>
          <table:table-cell table:style-name="ce2" table:formula="of:=[.I28]/[.H28]" office:value-type="percentage" office:value="0.324618081642875">
            <text:p>32.5%</text:p>
          </table:table-cell>
          <table:table-cell office:value-type="string">
            <text:p>1760.2</text:p>
          </table:table-cell>
          <table:table-cell table:style-name="ce2" table:formula="of:=[.J28]-[.E28]" office:value-type="percentage" office:value="0.0953418482344102">
            <text:p>9.5%</text:p>
          </table:table-cell>
        </table:table-row>
        <table:table-row table:style-name="ro1">
          <table:table-cell office:value-type="string">
            <text:p>Alto Paraíso</text:p>
          </table:table-cell>
          <table:table-cell office:value-type="float" office:value="1100403">
            <text:p>1100403</text:p>
          </table:table-cell>
          <table:table-cell office:value-type="float" office:value="2681">
            <text:p>2681</text:p>
          </table:table-cell>
          <table:table-cell office:value-type="string">
            <text:p>1164.1</text:p>
          </table:table-cell>
          <table:table-cell table:style-name="ce2" table:formula="of:=[.D29]/[.C29]" office:value-type="percentage" office:value="0.43420365535248">
            <text:p>43.4%</text:p>
          </table:table-cell>
          <table:table-cell office:value-type="float" office:value="1499">
            <text:p>1499</text:p>
          </table:table-cell>
          <table:table-cell office:value-type="float" office:value="1100403">
            <text:p>1100403</text:p>
          </table:table-cell>
          <table:table-cell office:value-type="float" office:value="2681">
            <text:p>2681</text:p>
          </table:table-cell>
          <table:table-cell office:value-type="string">
            <text:p>1683.9</text:p>
          </table:table-cell>
          <table:table-cell table:style-name="ce2" table:formula="of:=[.I29]/[.H29]" office:value-type="percentage" office:value="0.628086534875047">
            <text:p>62.8%</text:p>
          </table:table-cell>
          <table:table-cell office:value-type="string">
            <text:p>979.1</text:p>
          </table:table-cell>
          <table:table-cell table:style-name="ce2" table:formula="of:=[.J29]-[.E29]" office:value-type="percentage" office:value="0.193882879522566">
            <text:p>19.4%</text:p>
          </table:table-cell>
        </table:table-row>
        <table:table-row table:style-name="ro1">
          <table:table-cell office:value-type="string">
            <text:p>Buritis</text:p>
          </table:table-cell>
          <table:table-cell office:value-type="float" office:value="1100452">
            <text:p>1100452</text:p>
          </table:table-cell>
          <table:table-cell office:value-type="float" office:value="3315">
            <text:p>3315</text:p>
          </table:table-cell>
          <table:table-cell office:value-type="string">
            <text:p>1166.1</text:p>
          </table:table-cell>
          <table:table-cell table:style-name="ce2" table:formula="of:=[.D30]/[.C30]" office:value-type="percentage" office:value="0.351764705882353">
            <text:p>35.2%</text:p>
          </table:table-cell>
          <table:table-cell office:value-type="float" office:value="2144">
            <text:p>2144</text:p>
          </table:table-cell>
          <table:table-cell office:value-type="float" office:value="1100452">
            <text:p>1100452</text:p>
          </table:table-cell>
          <table:table-cell office:value-type="float" office:value="3315">
            <text:p>3315</text:p>
          </table:table-cell>
          <table:table-cell office:value-type="string">
            <text:p>2248.3</text:p>
          </table:table-cell>
          <table:table-cell table:style-name="ce2" table:formula="of:=[.I30]/[.H30]" office:value-type="percentage" office:value="0.678220211161388">
            <text:p>67.8%</text:p>
          </table:table-cell>
          <table:table-cell office:value-type="string">
            <text:p>1061.8</text:p>
          </table:table-cell>
          <table:table-cell table:style-name="ce2" table:formula="of:=[.J30]-[.E30]" office:value-type="percentage" office:value="0.326455505279035">
            <text:p>32.6%</text:p>
          </table:table-cell>
        </table:table-row>
        <table:table-row table:style-name="ro1">
          <table:table-cell office:value-type="string">
            <text:p>Novo Horizonte do Oeste</text:p>
          </table:table-cell>
          <table:table-cell office:value-type="float" office:value="1100502">
            <text:p>1100502</text:p>
          </table:table-cell>
          <table:table-cell office:value-type="float" office:value="852">
            <text:p>852</text:p>
          </table:table-cell>
          <table:table-cell office:value-type="string">
            <text:p>679.4</text:p>
          </table:table-cell>
          <table:table-cell table:style-name="ce2" table:formula="of:=[.D31]/[.C31]" office:value-type="percentage" office:value="0.797417840375587">
            <text:p>79.7%</text:p>
          </table:table-cell>
          <table:table-cell office:value-type="string">
            <text:p>167.9</text:p>
          </table:table-cell>
          <table:table-cell office:value-type="float" office:value="1100502">
            <text:p>1100502</text:p>
          </table:table-cell>
          <table:table-cell office:value-type="float" office:value="852">
            <text:p>852</text:p>
          </table:table-cell>
          <table:table-cell office:value-type="string">
            <text:p>742.9</text:p>
          </table:table-cell>
          <table:table-cell table:style-name="ce2" table:formula="of:=[.I31]/[.H31]" office:value-type="percentage" office:value="0.871948356807512">
            <text:p>87.2%</text:p>
          </table:table-cell>
          <table:table-cell office:value-type="string">
            <text:p>104.5</text:p>
          </table:table-cell>
          <table:table-cell table:style-name="ce2" table:formula="of:=[.J31]-[.E31]" office:value-type="percentage" office:value="0.0745305164319249">
            <text:p>7.5%</text:p>
          </table:table-cell>
        </table:table-row>
        <table:table-row table:style-name="ro1">
          <table:table-cell office:value-type="string">
            <text:p>Cacaulândia</text:p>
          </table:table-cell>
          <table:table-cell office:value-type="float" office:value="1100601">
            <text:p>1100601</text:p>
          </table:table-cell>
          <table:table-cell office:value-type="float" office:value="1986">
            <text:p>1986</text:p>
          </table:table-cell>
          <table:table-cell office:value-type="string">
            <text:p>1128.4</text:p>
          </table:table-cell>
          <table:table-cell table:style-name="ce2" table:formula="of:=[.D32]/[.C32]" office:value-type="percentage" office:value="0.568177240684794">
            <text:p>56.8%</text:p>
          </table:table-cell>
          <table:table-cell office:value-type="string">
            <text:p>816.5</text:p>
          </table:table-cell>
          <table:table-cell office:value-type="float" office:value="1100601">
            <text:p>1100601</text:p>
          </table:table-cell>
          <table:table-cell office:value-type="float" office:value="1986">
            <text:p>1986</text:p>
          </table:table-cell>
          <table:table-cell office:value-type="float" office:value="1457">
            <text:p>1457</text:p>
          </table:table-cell>
          <table:table-cell table:style-name="ce2" table:formula="of:=[.I32]/[.H32]" office:value-type="percentage" office:value="0.733635448136959">
            <text:p>73.4%</text:p>
          </table:table-cell>
          <table:table-cell office:value-type="float" office:value="487">
            <text:p>487</text:p>
          </table:table-cell>
          <table:table-cell table:style-name="ce2" table:formula="of:=[.J32]-[.E32]" office:value-type="percentage" office:value="0.165458207452165">
            <text:p>16.5%</text:p>
          </table:table-cell>
        </table:table-row>
        <table:table-row table:style-name="ro1">
          <table:table-cell office:value-type="string">
            <text:p>Campo Novo de Rondônia</text:p>
          </table:table-cell>
          <table:table-cell office:value-type="float" office:value="1100700">
            <text:p>1100700</text:p>
          </table:table-cell>
          <table:table-cell office:value-type="float" office:value="3491">
            <text:p>3491</text:p>
          </table:table-cell>
          <table:table-cell office:value-type="string">
            <text:p>1160.5</text:p>
          </table:table-cell>
          <table:table-cell table:style-name="ce2" table:formula="of:=[.D33]/[.C33]" office:value-type="percentage" office:value="0.332426238900029">
            <text:p>33.2%</text:p>
          </table:table-cell>
          <table:table-cell office:value-type="string">
            <text:p>2054.5</text:p>
          </table:table-cell>
          <table:table-cell office:value-type="float" office:value="1100700">
            <text:p>1100700</text:p>
          </table:table-cell>
          <table:table-cell office:value-type="float" office:value="3491">
            <text:p>3491</text:p>
          </table:table-cell>
          <table:table-cell office:value-type="string">
            <text:p>1898.3</text:p>
          </table:table-cell>
          <table:table-cell table:style-name="ce2" table:formula="of:=[.I33]/[.H33]" office:value-type="percentage" office:value="0.543769693497565">
            <text:p>54.4%</text:p>
          </table:table-cell>
          <table:table-cell office:value-type="string">
            <text:p>1315.6</text:p>
          </table:table-cell>
          <table:table-cell table:style-name="ce2" table:formula="of:=[.J33]-[.E33]" office:value-type="percentage" office:value="0.211343454597537">
            <text:p>21.1%</text:p>
          </table:table-cell>
        </table:table-row>
        <table:table-row table:style-name="ro2">
          <table:table-cell office:value-type="string">
            <text:p>Candeias do Jamari</text:p>
          </table:table-cell>
          <table:table-cell office:value-type="float" office:value="1100809">
            <text:p>1100809</text:p>
          </table:table-cell>
          <table:table-cell office:value-type="float" office:value="6933">
            <text:p>6933</text:p>
          </table:table-cell>
          <table:table-cell office:value-type="string">
            <text:p>1041.9</text:p>
          </table:table-cell>
          <table:table-cell table:style-name="ce2" table:formula="of:=[.D34]/[.C34]" office:value-type="percentage" office:value="0.150281263522285">
            <text:p>15.0%</text:p>
          </table:table-cell>
          <table:table-cell office:value-type="string">
            <text:p>5509.3</text:p>
          </table:table-cell>
          <table:table-cell office:value-type="float" office:value="1100809">
            <text:p>1100809</text:p>
          </table:table-cell>
          <table:table-cell office:value-type="float" office:value="6933">
            <text:p>6933</text:p>
          </table:table-cell>
          <table:table-cell office:value-type="string">
            <text:p>1796.7</text:p>
          </table:table-cell>
          <table:table-cell table:style-name="ce2" table:formula="of:=[.I34]/[.H34]" office:value-type="percentage" office:value="0.259151882302034">
            <text:p>25.9%</text:p>
          </table:table-cell>
          <table:table-cell office:value-type="string">
            <text:p>4754.5</text:p>
          </table:table-cell>
          <table:table-cell table:style-name="ce2" table:formula="of:=[.J34]-[.E34]" office:value-type="percentage" office:value="0.108870618779749">
            <text:p>10.9%</text:p>
          </table:table-cell>
        </table:table-row>
        <table:table-row table:style-name="ro1">
          <table:table-cell office:value-type="string">
            <text:p>Castanheiras</text:p>
          </table:table-cell>
          <table:table-cell office:value-type="float" office:value="1100908">
            <text:p>1100908</text:p>
          </table:table-cell>
          <table:table-cell office:value-type="float" office:value="901">
            <text:p>901</text:p>
          </table:table-cell>
          <table:table-cell office:value-type="float" office:value="667">
            <text:p>667</text:p>
          </table:table-cell>
          <table:table-cell table:style-name="ce2" table:formula="of:=[.D35]/[.C35]" office:value-type="percentage" office:value="0.740288568257492">
            <text:p>74.0%</text:p>
          </table:table-cell>
          <table:table-cell office:value-type="string">
            <text:p>231.2</text:p>
          </table:table-cell>
          <table:table-cell office:value-type="float" office:value="1100908">
            <text:p>1100908</text:p>
          </table:table-cell>
          <table:table-cell office:value-type="float" office:value="901">
            <text:p>901</text:p>
          </table:table-cell>
          <table:table-cell office:value-type="string">
            <text:p>719.6</text:p>
          </table:table-cell>
          <table:table-cell table:style-name="ce2" table:formula="of:=[.I35]/[.H35]" office:value-type="percentage" office:value="0.798668146503885">
            <text:p>79.9%</text:p>
          </table:table-cell>
          <table:table-cell office:value-type="string">
            <text:p>178.6</text:p>
          </table:table-cell>
          <table:table-cell table:style-name="ce2" table:formula="of:=[.J35]-[.E35]" office:value-type="percentage" office:value="0.058379578246393">
            <text:p>5.8%</text:p>
          </table:table-cell>
        </table:table-row>
        <table:table-row table:style-name="ro1">
          <table:table-cell office:value-type="string">
            <text:p>Chupinguaia</text:p>
          </table:table-cell>
          <table:table-cell office:value-type="float" office:value="1100924">
            <text:p>1100924</text:p>
          </table:table-cell>
          <table:table-cell office:value-type="float" office:value="5163">
            <text:p>5163</text:p>
          </table:table-cell>
          <table:table-cell office:value-type="string">
            <text:p>2128.5</text:p>
          </table:table-cell>
          <table:table-cell table:style-name="ce2" table:formula="of:=[.D36]/[.C36]" office:value-type="percentage" office:value="0.412260313771063">
            <text:p>41.2%</text:p>
          </table:table-cell>
          <table:table-cell office:value-type="string">
            <text:p>2704.7</text:p>
          </table:table-cell>
          <table:table-cell office:value-type="float" office:value="1100924">
            <text:p>1100924</text:p>
          </table:table-cell>
          <table:table-cell office:value-type="float" office:value="5163">
            <text:p>5163</text:p>
          </table:table-cell>
          <table:table-cell office:value-type="string">
            <text:p>2639.2</text:p>
          </table:table-cell>
          <table:table-cell table:style-name="ce2" table:formula="of:=[.I36]/[.H36]" office:value-type="percentage" office:value="0.511175673058299">
            <text:p>51.1%</text:p>
          </table:table-cell>
          <table:table-cell office:value-type="float" office:value="2195">
            <text:p>2195</text:p>
          </table:table-cell>
          <table:table-cell table:style-name="ce2" table:formula="of:=[.J36]-[.E36]" office:value-type="percentage" office:value="0.098915359287236">
            <text:p>9.9%</text:p>
          </table:table-cell>
        </table:table-row>
        <table:table-row table:style-name="ro1">
          <table:table-cell office:value-type="string">
            <text:p>Cujubim</text:p>
          </table:table-cell>
          <table:table-cell office:value-type="float" office:value="1100940">
            <text:p>1100940</text:p>
          </table:table-cell>
          <table:table-cell office:value-type="float" office:value="3901">
            <text:p>3901</text:p>
          </table:table-cell>
          <table:table-cell office:value-type="string">
            <text:p>640.1</text:p>
          </table:table-cell>
          <table:table-cell table:style-name="ce2" table:formula="of:=[.D37]/[.C37]" office:value-type="percentage" office:value="0.164086131761087">
            <text:p>16.4%</text:p>
          </table:table-cell>
          <table:table-cell office:value-type="string">
            <text:p>3258.4</text:p>
          </table:table-cell>
          <table:table-cell office:value-type="float" office:value="1100940">
            <text:p>1100940</text:p>
          </table:table-cell>
          <table:table-cell office:value-type="float" office:value="3901">
            <text:p>3901</text:p>
          </table:table-cell>
          <table:table-cell office:value-type="string">
            <text:p>1476.6</text:p>
          </table:table-cell>
          <table:table-cell table:style-name="ce2" table:formula="of:=[.I37]/[.H37]" office:value-type="percentage" office:value="0.378518328633684">
            <text:p>37.9%</text:p>
          </table:table-cell>
          <table:table-cell office:value-type="string">
            <text:p>2416.8</text:p>
          </table:table-cell>
          <table:table-cell table:style-name="ce2" table:formula="of:=[.J37]-[.E37]" office:value-type="percentage" office:value="0.214432196872597">
            <text:p>21.4%</text:p>
          </table:table-cell>
        </table:table-row>
        <table:table-row table:style-name="ro1">
          <table:table-cell office:value-type="string">
            <text:p>Governador Jorge Teixeira</text:p>
          </table:table-cell>
          <table:table-cell office:value-type="float" office:value="1101005">
            <text:p>1101005</text:p>
          </table:table-cell>
          <table:table-cell office:value-type="float" office:value="5128">
            <text:p>5128</text:p>
          </table:table-cell>
          <table:table-cell office:value-type="string">
            <text:p>1128.9</text:p>
          </table:table-cell>
          <table:table-cell table:style-name="ce2" table:formula="of:=[.D38]/[.C38]" office:value-type="percentage" office:value="0.220144305772231">
            <text:p>22.0%</text:p>
          </table:table-cell>
          <table:table-cell office:value-type="float" office:value="3808">
            <text:p>3808</text:p>
          </table:table-cell>
          <table:table-cell office:value-type="float" office:value="1101005">
            <text:p>1101005</text:p>
          </table:table-cell>
          <table:table-cell office:value-type="float" office:value="5128">
            <text:p>5128</text:p>
          </table:table-cell>
          <table:table-cell office:value-type="string">
            <text:p>1347.9</text:p>
          </table:table-cell>
          <table:table-cell table:style-name="ce2" table:formula="of:=[.I38]/[.H38]" office:value-type="percentage" office:value="0.262851014040562">
            <text:p>26.3%</text:p>
          </table:table-cell>
          <table:table-cell office:value-type="string">
            <text:p>3585.9</text:p>
          </table:table-cell>
          <table:table-cell table:style-name="ce2" table:formula="of:=[.J38]-[.E38]" office:value-type="percentage" office:value="0.0427067082683308">
            <text:p>4.3%</text:p>
          </table:table-cell>
        </table:table-row>
        <table:table-row table:style-name="ro1">
          <table:table-cell office:value-type="string">
            <text:p>Itapuã do Oeste</text:p>
          </table:table-cell>
          <table:table-cell office:value-type="float" office:value="1101104">
            <text:p>1101104</text:p>
          </table:table-cell>
          <table:table-cell office:value-type="float" office:value="4131">
            <text:p>4131</text:p>
          </table:table-cell>
          <table:table-cell office:value-type="string">
            <text:p>635.4</text:p>
          </table:table-cell>
          <table:table-cell table:style-name="ce2" table:formula="of:=[.D39]/[.C39]" office:value-type="percentage" office:value="0.153812636165577">
            <text:p>15.4%</text:p>
          </table:table-cell>
          <table:table-cell office:value-type="string">
            <text:p>3286.7</text:p>
          </table:table-cell>
          <table:table-cell office:value-type="float" office:value="1101104">
            <text:p>1101104</text:p>
          </table:table-cell>
          <table:table-cell office:value-type="float" office:value="4131">
            <text:p>4131</text:p>
          </table:table-cell>
          <table:table-cell office:value-type="string">
            <text:p>879.7</text:p>
          </table:table-cell>
          <table:table-cell table:style-name="ce2" table:formula="of:=[.I39]/[.H39]" office:value-type="percentage" office:value="0.212950859356088">
            <text:p>21.3%</text:p>
          </table:table-cell>
          <table:table-cell office:value-type="string">
            <text:p>3042.4</text:p>
          </table:table-cell>
          <table:table-cell table:style-name="ce2" table:formula="of:=[.J39]-[.E39]" office:value-type="percentage" office:value="0.0591382231905108">
            <text:p>5.9%</text:p>
          </table:table-cell>
        </table:table-row>
        <table:table-row table:style-name="ro1">
          <table:table-cell office:value-type="string">
            <text:p>Ministro Andreazza</text:p>
          </table:table-cell>
          <table:table-cell office:value-type="float" office:value="1101203">
            <text:p>1101203</text:p>
          </table:table-cell>
          <table:table-cell office:value-type="float" office:value="805">
            <text:p>805</text:p>
          </table:table-cell>
          <table:table-cell office:value-type="float" office:value="678">
            <text:p>678</text:p>
          </table:table-cell>
          <table:table-cell table:style-name="ce2" table:formula="of:=[.D40]/[.C40]" office:value-type="percentage" office:value="0.84223602484472">
            <text:p>84.2%</text:p>
          </table:table-cell>
          <table:table-cell office:value-type="float" office:value="127">
            <text:p>127</text:p>
          </table:table-cell>
          <table:table-cell office:value-type="float" office:value="1101203">
            <text:p>1101203</text:p>
          </table:table-cell>
          <table:table-cell office:value-type="float" office:value="805">
            <text:p>805</text:p>
          </table:table-cell>
          <table:table-cell office:value-type="string">
            <text:p>711.9</text:p>
          </table:table-cell>
          <table:table-cell table:style-name="ce2" table:formula="of:=[.I40]/[.H40]" office:value-type="percentage" office:value="0.884347826086957">
            <text:p>88.4%</text:p>
          </table:table-cell>
          <table:table-cell office:value-type="string">
            <text:p>93.1</text:p>
          </table:table-cell>
          <table:table-cell table:style-name="ce2" table:formula="of:=[.J40]-[.E40]" office:value-type="percentage" office:value="0.042111801242236">
            <text:p>4.2%</text:p>
          </table:table-cell>
        </table:table-row>
        <table:table-row table:style-name="ro1">
          <table:table-cell office:value-type="string">
            <text:p>Mirante da Serra</text:p>
          </table:table-cell>
          <table:table-cell office:value-type="float" office:value="1101302">
            <text:p>1101302</text:p>
          </table:table-cell>
          <table:table-cell office:value-type="float" office:value="1206">
            <text:p>1206</text:p>
          </table:table-cell>
          <table:table-cell office:value-type="string">
            <text:p>546.2</text:p>
          </table:table-cell>
          <table:table-cell table:style-name="ce2" table:formula="of:=[.D41]/[.C41]" office:value-type="percentage" office:value="0.452902155887231">
            <text:p>45.3%</text:p>
          </table:table-cell>
          <table:table-cell office:value-type="string">
            <text:p>443.9</text:p>
          </table:table-cell>
          <table:table-cell office:value-type="float" office:value="1101302">
            <text:p>1101302</text:p>
          </table:table-cell>
          <table:table-cell office:value-type="float" office:value="1206">
            <text:p>1206</text:p>
          </table:table-cell>
          <table:table-cell office:value-type="string">
            <text:p>630.2</text:p>
          </table:table-cell>
          <table:table-cell table:style-name="ce2" table:formula="of:=[.I41]/[.H41]" office:value-type="percentage" office:value="0.522553897180763">
            <text:p>52.3%</text:p>
          </table:table-cell>
          <table:table-cell office:value-type="float" office:value="360">
            <text:p>360</text:p>
          </table:table-cell>
          <table:table-cell table:style-name="ce2" table:formula="of:=[.J41]-[.E41]" office:value-type="percentage" office:value="0.0696517412935323">
            <text:p>7.0%</text:p>
          </table:table-cell>
        </table:table-row>
        <table:table-row table:style-name="ro1">
          <table:table-cell office:value-type="string">
            <text:p>Monte Negro</text:p>
          </table:table-cell>
          <table:table-cell office:value-type="float" office:value="1101401">
            <text:p>1101401</text:p>
          </table:table-cell>
          <table:table-cell office:value-type="float" office:value="1956">
            <text:p>1956</text:p>
          </table:table-cell>
          <table:table-cell office:value-type="string">
            <text:p>1006.7</text:p>
          </table:table-cell>
          <table:table-cell table:style-name="ce2" table:formula="of:=[.D42]/[.C42]" office:value-type="percentage" office:value="0.514672801635992">
            <text:p>51.5%</text:p>
          </table:table-cell>
          <table:table-cell office:value-type="string">
            <text:p>904.9</text:p>
          </table:table-cell>
          <table:table-cell office:value-type="float" office:value="1101401">
            <text:p>1101401</text:p>
          </table:table-cell>
          <table:table-cell office:value-type="float" office:value="1956">
            <text:p>1956</text:p>
          </table:table-cell>
          <table:table-cell office:value-type="string">
            <text:p>1368.4</text:p>
          </table:table-cell>
          <table:table-cell table:style-name="ce2" table:formula="of:=[.I42]/[.H42]" office:value-type="percentage" office:value="0.69959100204499">
            <text:p>70.0%</text:p>
          </table:table-cell>
          <table:table-cell office:value-type="string">
            <text:p>542.5</text:p>
          </table:table-cell>
          <table:table-cell table:style-name="ce2" table:formula="of:=[.J42]-[.E42]" office:value-type="percentage" office:value="0.184918200408998">
            <text:p>18.5%</text:p>
          </table:table-cell>
        </table:table-row>
        <table:table-row table:style-name="ro1">
          <table:table-cell office:value-type="string">
            <text:p>Nova União</text:p>
          </table:table-cell>
          <table:table-cell office:value-type="float" office:value="1101435">
            <text:p>1101435</text:p>
          </table:table-cell>
          <table:table-cell office:value-type="float" office:value="815">
            <text:p>815</text:p>
          </table:table-cell>
          <table:table-cell office:value-type="string">
            <text:p>634.7</text:p>
          </table:table-cell>
          <table:table-cell table:style-name="ce2" table:formula="of:=[.D43]/[.C43]" office:value-type="percentage" office:value="0.778773006134969">
            <text:p>77.9%</text:p>
          </table:table-cell>
          <table:table-cell office:value-type="string">
            <text:p>176.4</text:p>
          </table:table-cell>
          <table:table-cell office:value-type="float" office:value="1101435">
            <text:p>1101435</text:p>
          </table:table-cell>
          <table:table-cell office:value-type="float" office:value="815">
            <text:p>815</text:p>
          </table:table-cell>
          <table:table-cell office:value-type="float" office:value="696">
            <text:p>696</text:p>
          </table:table-cell>
          <table:table-cell table:style-name="ce2" table:formula="of:=[.I43]/[.H43]" office:value-type="percentage" office:value="0.85398773006135">
            <text:p>85.4%</text:p>
          </table:table-cell>
          <table:table-cell office:value-type="string">
            <text:p>114.7</text:p>
          </table:table-cell>
          <table:table-cell table:style-name="ce2" table:formula="of:=[.J43]-[.E43]" office:value-type="percentage" office:value="0.0752147239263803">
            <text:p>7.5%</text:p>
          </table:table-cell>
        </table:table-row>
        <table:table-row table:style-name="ro1">
          <table:table-cell office:value-type="string">
            <text:p>Parecis</text:p>
          </table:table-cell>
          <table:table-cell office:value-type="float" office:value="1101450">
            <text:p>1101450</text:p>
          </table:table-cell>
          <table:table-cell office:value-type="float" office:value="2567">
            <text:p>2567</text:p>
          </table:table-cell>
          <table:table-cell office:value-type="string">
            <text:p>809.2</text:p>
          </table:table-cell>
          <table:table-cell table:style-name="ce2" table:formula="of:=[.D44]/[.C44]" office:value-type="percentage" office:value="0.31523178807947">
            <text:p>31.5%</text:p>
          </table:table-cell>
          <table:table-cell office:value-type="string">
            <text:p>1275.4</text:p>
          </table:table-cell>
          <table:table-cell office:value-type="float" office:value="1101450">
            <text:p>1101450</text:p>
          </table:table-cell>
          <table:table-cell office:value-type="float" office:value="2567">
            <text:p>2567</text:p>
          </table:table-cell>
          <table:table-cell office:value-type="string">
            <text:p>1131.6</text:p>
          </table:table-cell>
          <table:table-cell table:style-name="ce2" table:formula="of:=[.I44]/[.H44]" office:value-type="percentage" office:value="0.440825866770549">
            <text:p>44.1%</text:p>
          </table:table-cell>
          <table:table-cell office:value-type="string">
            <text:p>952.1</text:p>
          </table:table-cell>
          <table:table-cell table:style-name="ce2" table:formula="of:=[.J44]-[.E44]" office:value-type="percentage" office:value="0.125594078691079">
            <text:p>12.6%</text:p>
          </table:table-cell>
        </table:table-row>
        <table:table-row table:style-name="ro1">
          <table:table-cell office:value-type="string">
            <text:p>Pimenteiras do Oeste</text:p>
          </table:table-cell>
          <table:table-cell office:value-type="float" office:value="1101468">
            <text:p>1101468</text:p>
          </table:table-cell>
          <table:table-cell office:value-type="float" office:value="6067">
            <text:p>6067</text:p>
          </table:table-cell>
          <table:table-cell office:value-type="string">
            <text:p>995.8</text:p>
          </table:table-cell>
          <table:table-cell table:style-name="ce2" table:formula="of:=[.D45]/[.C45]" office:value-type="percentage" office:value="0.164133838800066">
            <text:p>16.4%</text:p>
          </table:table-cell>
          <table:table-cell office:value-type="string">
            <text:p>2584.7</text:p>
          </table:table-cell>
          <table:table-cell office:value-type="float" office:value="1101468">
            <text:p>1101468</text:p>
          </table:table-cell>
          <table:table-cell office:value-type="float" office:value="6067">
            <text:p>6067</text:p>
          </table:table-cell>
          <table:table-cell office:value-type="string">
            <text:p>1260.9</text:p>
          </table:table-cell>
          <table:table-cell table:style-name="ce2" table:formula="of:=[.I45]/[.H45]" office:value-type="percentage" office:value="0.20782924015164">
            <text:p>20.8%</text:p>
          </table:table-cell>
          <table:table-cell office:value-type="string">
            <text:p>2317.5</text:p>
          </table:table-cell>
          <table:table-cell table:style-name="ce2" table:formula="of:=[.J45]-[.E45]" office:value-type="percentage" office:value="0.0436954013515741">
            <text:p>4.4%</text:p>
          </table:table-cell>
        </table:table-row>
        <table:table-row table:style-name="ro1">
          <table:table-cell office:value-type="string">
            <text:p>Primavera de Rondônia</text:p>
          </table:table-cell>
          <table:table-cell office:value-type="float" office:value="1101476">
            <text:p>1101476</text:p>
          </table:table-cell>
          <table:table-cell office:value-type="float" office:value="610">
            <text:p>610</text:p>
          </table:table-cell>
          <table:table-cell office:value-type="string">
            <text:p>403.7</text:p>
          </table:table-cell>
          <table:table-cell table:style-name="ce2" table:formula="of:=[.D46]/[.C46]" office:value-type="percentage" office:value="0.661803278688525">
            <text:p>66.2%</text:p>
          </table:table-cell>
          <table:table-cell office:value-type="string">
            <text:p>113.5</text:p>
          </table:table-cell>
          <table:table-cell office:value-type="float" office:value="1101476">
            <text:p>1101476</text:p>
          </table:table-cell>
          <table:table-cell office:value-type="float" office:value="610">
            <text:p>610</text:p>
          </table:table-cell>
          <table:table-cell office:value-type="string">
            <text:p>423.1</text:p>
          </table:table-cell>
          <table:table-cell table:style-name="ce2" table:formula="of:=[.I46]/[.H46]" office:value-type="percentage" office:value="0.693606557377049">
            <text:p>69.4%</text:p>
          </table:table-cell>
          <table:table-cell office:value-type="string">
            <text:p>94.6</text:p>
          </table:table-cell>
          <table:table-cell table:style-name="ce2" table:formula="of:=[.J46]-[.E46]" office:value-type="percentage" office:value="0.0318032786885246">
            <text:p>3.2%</text:p>
          </table:table-cell>
        </table:table-row>
        <table:table-row table:style-name="ro1">
          <table:table-cell office:value-type="string">
            <text:p>São Felipe d'Oeste</text:p>
          </table:table-cell>
          <table:table-cell office:value-type="float" office:value="1101484">
            <text:p>1101484</text:p>
          </table:table-cell>
          <table:table-cell office:value-type="float" office:value="546">
            <text:p>546</text:p>
          </table:table-cell>
          <table:table-cell office:value-type="string">
            <text:p>471.6</text:p>
          </table:table-cell>
          <table:table-cell table:style-name="ce2" table:formula="of:=[.D47]/[.C47]" office:value-type="percentage" office:value="0.863736263736264">
            <text:p>86.4%</text:p>
          </table:table-cell>
          <table:table-cell office:value-type="string">
            <text:p>74.4</text:p>
          </table:table-cell>
          <table:table-cell office:value-type="float" office:value="1101484">
            <text:p>1101484</text:p>
          </table:table-cell>
          <table:table-cell office:value-type="float" office:value="546">
            <text:p>546</text:p>
          </table:table-cell>
          <table:table-cell office:value-type="string">
            <text:p>484.7</text:p>
          </table:table-cell>
          <table:table-cell table:style-name="ce2" table:formula="of:=[.I47]/[.H47]" office:value-type="percentage" office:value="0.887728937728938">
            <text:p>88.8%</text:p>
          </table:table-cell>
          <table:table-cell office:value-type="string">
            <text:p>61.3</text:p>
          </table:table-cell>
          <table:table-cell table:style-name="ce2" table:formula="of:=[.J47]-[.E47]" office:value-type="percentage" office:value="0.0239926739926739">
            <text:p>2.4%</text:p>
          </table:table-cell>
        </table:table-row>
        <table:table-row table:style-name="ro1">
          <table:table-cell office:value-type="string">
            <text:p>São Francisco do Guaporé</text:p>
          </table:table-cell>
          <table:table-cell office:value-type="float" office:value="1101492">
            <text:p>1101492</text:p>
          </table:table-cell>
          <table:table-cell office:value-type="float" office:value="4805">
            <text:p>4805</text:p>
          </table:table-cell>
          <table:table-cell office:value-type="string">
            <text:p>1125.6</text:p>
          </table:table-cell>
          <table:table-cell table:style-name="ce2" table:formula="of:=[.D48]/[.C48]" office:value-type="percentage" office:value="0.234255983350676">
            <text:p>23.4%</text:p>
          </table:table-cell>
          <table:table-cell office:value-type="string">
            <text:p>2824.6</text:p>
          </table:table-cell>
          <table:table-cell office:value-type="float" office:value="1101492">
            <text:p>1101492</text:p>
          </table:table-cell>
          <table:table-cell office:value-type="float" office:value="4805">
            <text:p>4805</text:p>
          </table:table-cell>
          <table:table-cell office:value-type="string">
            <text:p>2043.1</text:p>
          </table:table-cell>
          <table:table-cell table:style-name="ce2" table:formula="of:=[.I48]/[.H48]" office:value-type="percentage" office:value="0.425202913631634">
            <text:p>42.5%</text:p>
          </table:table-cell>
          <table:table-cell office:value-type="string">
            <text:p>1888.3</text:p>
          </table:table-cell>
          <table:table-cell table:style-name="ce2" table:formula="of:=[.J48]-[.E48]" office:value-type="percentage" office:value="0.190946930280957">
            <text:p>19.1%</text:p>
          </table:table-cell>
        </table:table-row>
        <table:table-row table:style-name="ro1">
          <table:table-cell office:value-type="string">
            <text:p>Seringueiras</text:p>
          </table:table-cell>
          <table:table-cell office:value-type="float" office:value="1101500">
            <text:p>1101500</text:p>
          </table:table-cell>
          <table:table-cell office:value-type="float" office:value="2280">
            <text:p>2280</text:p>
          </table:table-cell>
          <table:table-cell office:value-type="string">
            <text:p>751.6</text:p>
          </table:table-cell>
          <table:table-cell table:style-name="ce2" table:formula="of:=[.D49]/[.C49]" office:value-type="percentage" office:value="0.329649122807018">
            <text:p>33.0%</text:p>
          </table:table-cell>
          <table:table-cell office:value-type="string">
            <text:p>1361.4</text:p>
          </table:table-cell>
          <table:table-cell office:value-type="float" office:value="1101500">
            <text:p>1101500</text:p>
          </table:table-cell>
          <table:table-cell office:value-type="float" office:value="2280">
            <text:p>2280</text:p>
          </table:table-cell>
          <table:table-cell office:value-type="string">
            <text:p>1144.7</text:p>
          </table:table-cell>
          <table:table-cell table:style-name="ce2" table:formula="of:=[.I49]/[.H49]" office:value-type="percentage" office:value="0.502061403508772">
            <text:p>50.2%</text:p>
          </table:table-cell>
          <table:table-cell office:value-type="string">
            <text:p>903.4</text:p>
          </table:table-cell>
          <table:table-cell table:style-name="ce2" table:formula="of:=[.J49]-[.E49]" office:value-type="percentage" office:value="0.172412280701754">
            <text:p>17.2%</text:p>
          </table:table-cell>
        </table:table-row>
        <table:table-row table:style-name="ro1">
          <table:table-cell office:value-type="string">
            <text:p>Teixeirópolis</text:p>
          </table:table-cell>
          <table:table-cell office:value-type="float" office:value="1101559">
            <text:p>1101559</text:p>
          </table:table-cell>
          <table:table-cell office:value-type="float" office:value="467">
            <text:p>467</text:p>
          </table:table-cell>
          <table:table-cell office:value-type="string">
            <text:p>423.8</text:p>
          </table:table-cell>
          <table:table-cell table:style-name="ce2" table:formula="of:=[.D50]/[.C50]" office:value-type="percentage" office:value="0.907494646680942">
            <text:p>90.7%</text:p>
          </table:table-cell>
          <table:table-cell office:value-type="string">
            <text:p>43.2</text:p>
          </table:table-cell>
          <table:table-cell office:value-type="float" office:value="1101559">
            <text:p>1101559</text:p>
          </table:table-cell>
          <table:table-cell office:value-type="float" office:value="467">
            <text:p>467</text:p>
          </table:table-cell>
          <table:table-cell office:value-type="float" office:value="444">
            <text:p>444</text:p>
          </table:table-cell>
          <table:table-cell table:style-name="ce2" table:formula="of:=[.I50]/[.H50]" office:value-type="percentage" office:value="0.950749464668094">
            <text:p>95.1%</text:p>
          </table:table-cell>
          <table:table-cell office:value-type="float" office:value="23">
            <text:p>23</text:p>
          </table:table-cell>
          <table:table-cell table:style-name="ce2" table:formula="of:=[.J50]-[.E50]" office:value-type="percentage" office:value="0.0432548179871519">
            <text:p>4.3%</text:p>
          </table:table-cell>
        </table:table-row>
        <table:table-row table:style-name="ro1">
          <table:table-cell office:value-type="string">
            <text:p>Theobroma</text:p>
          </table:table-cell>
          <table:table-cell office:value-type="float" office:value="1101609">
            <text:p>1101609</text:p>
          </table:table-cell>
          <table:table-cell office:value-type="float" office:value="2219">
            <text:p>2219</text:p>
          </table:table-cell>
          <table:table-cell office:value-type="string">
            <text:p>1471.4</text:p>
          </table:table-cell>
          <table:table-cell table:style-name="ce2" table:formula="of:=[.D51]/[.C51]" office:value-type="percentage" office:value="0.663091482649842">
            <text:p>66.3%</text:p>
          </table:table-cell>
          <table:table-cell office:value-type="string">
            <text:p>747.1</text:p>
          </table:table-cell>
          <table:table-cell office:value-type="float" office:value="1101609">
            <text:p>1101609</text:p>
          </table:table-cell>
          <table:table-cell office:value-type="float" office:value="2219">
            <text:p>2219</text:p>
          </table:table-cell>
          <table:table-cell office:value-type="string">
            <text:p>1746.5</text:p>
          </table:table-cell>
          <table:table-cell table:style-name="ce2" table:formula="of:=[.I51]/[.H51]" office:value-type="percentage" office:value="0.787066246056782">
            <text:p>78.7%</text:p>
          </table:table-cell>
          <table:table-cell office:value-type="float" office:value="464">
            <text:p>464</text:p>
          </table:table-cell>
          <table:table-cell table:style-name="ce2" table:formula="of:=[.J51]-[.E51]" office:value-type="percentage" office:value="0.12397476340694">
            <text:p>12.4%</text:p>
          </table:table-cell>
        </table:table-row>
        <table:table-row table:style-name="ro1">
          <table:table-cell office:value-type="string">
            <text:p>Urupá</text:p>
          </table:table-cell>
          <table:table-cell office:value-type="float" office:value="1101708">
            <text:p>1101708</text:p>
          </table:table-cell>
          <table:table-cell office:value-type="float" office:value="840">
            <text:p>840</text:p>
          </table:table-cell>
          <table:table-cell office:value-type="string">
            <text:p>636.3</text:p>
          </table:table-cell>
          <table:table-cell table:style-name="ce2" table:formula="of:=[.D52]/[.C52]" office:value-type="percentage" office:value="0.7575">
            <text:p>75.8%</text:p>
          </table:table-cell>
          <table:table-cell office:value-type="string">
            <text:p>104.9</text:p>
          </table:table-cell>
          <table:table-cell office:value-type="float" office:value="1101708">
            <text:p>1101708</text:p>
          </table:table-cell>
          <table:table-cell office:value-type="float" office:value="840">
            <text:p>840</text:p>
          </table:table-cell>
          <table:table-cell office:value-type="float" office:value="687">
            <text:p>687</text:p>
          </table:table-cell>
          <table:table-cell table:style-name="ce2" table:formula="of:=[.I52]/[.H52]" office:value-type="percentage" office:value="0.817857142857143">
            <text:p>81.8%</text:p>
          </table:table-cell>
          <table:table-cell office:value-type="string">
            <text:p>53.2</text:p>
          </table:table-cell>
          <table:table-cell table:style-name="ce2" table:formula="of:=[.J52]-[.E52]" office:value-type="percentage" office:value="0.0603571428571429">
            <text:p>6.0%</text:p>
          </table:table-cell>
        </table:table-row>
        <table:table-row table:style-name="ro1">
          <table:table-cell office:value-type="string">
            <text:p>Vale do Anari</text:p>
          </table:table-cell>
          <table:table-cell office:value-type="float" office:value="1101757">
            <text:p>1101757</text:p>
          </table:table-cell>
          <table:table-cell office:value-type="float" office:value="3166">
            <text:p>3166</text:p>
          </table:table-cell>
          <table:table-cell office:value-type="string">
            <text:p>741.3</text:p>
          </table:table-cell>
          <table:table-cell table:style-name="ce2" table:formula="of:=[.D53]/[.C53]" office:value-type="percentage" office:value="0.234144030322173">
            <text:p>23.4%</text:p>
          </table:table-cell>
          <table:table-cell office:value-type="string">
            <text:p>2394.3</text:p>
          </table:table-cell>
          <table:table-cell office:value-type="float" office:value="1101757">
            <text:p>1101757</text:p>
          </table:table-cell>
          <table:table-cell office:value-type="float" office:value="3166">
            <text:p>3166</text:p>
          </table:table-cell>
          <table:table-cell office:value-type="string">
            <text:p>1205.6</text:p>
          </table:table-cell>
          <table:table-cell table:style-name="ce2" table:formula="of:=[.I53]/[.H53]" office:value-type="percentage" office:value="0.380795957043588">
            <text:p>38.1%</text:p>
          </table:table-cell>
          <table:table-cell office:value-type="string">
            <text:p>1922.6</text:p>
          </table:table-cell>
          <table:table-cell table:style-name="ce2" table:formula="of:=[.J53]-[.E53]" office:value-type="percentage" office:value="0.146651926721415">
            <text:p>14.7%</text:p>
          </table:table-cell>
        </table:table-row>
        <table:table-row table:style-name="ro1">
          <table:table-cell office:value-type="string">
            <text:p>Vale do Paraíso</text:p>
          </table:table-cell>
          <table:table-cell office:value-type="float" office:value="1101807">
            <text:p>1101807</text:p>
          </table:table-cell>
          <table:table-cell office:value-type="float" office:value="973">
            <text:p>973</text:p>
          </table:table-cell>
          <table:table-cell office:value-type="string">
            <text:p>807.6</text:p>
          </table:table-cell>
          <table:table-cell table:style-name="ce2" table:formula="of:=[.D54]/[.C54]" office:value-type="percentage" office:value="0.830010277492292">
            <text:p>83.0%</text:p>
          </table:table-cell>
          <table:table-cell office:value-type="string">
            <text:p>161.4</text:p>
          </table:table-cell>
          <table:table-cell office:value-type="float" office:value="1101807">
            <text:p>1101807</text:p>
          </table:table-cell>
          <table:table-cell office:value-type="float" office:value="973">
            <text:p>973</text:p>
          </table:table-cell>
          <table:table-cell office:value-type="string">
            <text:p>868.6</text:p>
          </table:table-cell>
          <table:table-cell table:style-name="ce2" table:formula="of:=[.I54]/[.H54]" office:value-type="percentage" office:value="0.892702980472765">
            <text:p>89.3%</text:p>
          </table:table-cell>
          <table:table-cell office:value-type="string">
            <text:p>98.9</text:p>
          </table:table-cell>
          <table:table-cell table:style-name="ce2" table:formula="of:=[.J54]-[.E54]" office:value-type="percentage" office:value="0.0626927029804727">
            <text:p>6.3%</text:p>
          </table:table-cell>
        </table:table-row>
        <table:table-row table:style-name="ro1">
          <table:table-cell office:value-type="string">
            <text:p>Acrelândia</text:p>
          </table:table-cell>
          <table:table-cell office:value-type="float" office:value="1200013">
            <text:p>1200013</text:p>
          </table:table-cell>
          <table:table-cell office:value-type="float" office:value="1610">
            <text:p>1610</text:p>
          </table:table-cell>
          <table:table-cell office:value-type="string">
            <text:p>541.4</text:p>
          </table:table-cell>
          <table:table-cell table:style-name="ce2" table:formula="of:=[.D55]/[.C55]" office:value-type="percentage" office:value="0.336273291925466">
            <text:p>33.6%</text:p>
          </table:table-cell>
          <table:table-cell office:value-type="string">
            <text:p>1066.4</text:p>
          </table:table-cell>
          <table:table-cell office:value-type="float" office:value="1200013">
            <text:p>1200013</text:p>
          </table:table-cell>
          <table:table-cell office:value-type="float" office:value="1610">
            <text:p>1610</text:p>
          </table:table-cell>
          <table:table-cell office:value-type="string">
            <text:p>909.7</text:p>
          </table:table-cell>
          <table:table-cell table:style-name="ce2" table:formula="of:=[.I55]/[.H55]" office:value-type="percentage" office:value="0.565031055900621">
            <text:p>56.5%</text:p>
          </table:table-cell>
          <table:table-cell office:value-type="string">
            <text:p>697.5</text:p>
          </table:table-cell>
          <table:table-cell table:style-name="ce2" table:formula="of:=[.J55]-[.E55]" office:value-type="percentage" office:value="0.228757763975155">
            <text:p>22.9%</text:p>
          </table:table-cell>
        </table:table-row>
        <table:table-row table:style-name="ro1">
          <table:table-cell office:value-type="string">
            <text:p>Assis Brasil</text:p>
          </table:table-cell>
          <table:table-cell office:value-type="float" office:value="1200054">
            <text:p>1200054</text:p>
          </table:table-cell>
          <table:table-cell office:value-type="float" office:value="2986">
            <text:p>2986</text:p>
          </table:table-cell>
          <table:table-cell office:value-type="string">
            <text:p>35.6</text:p>
          </table:table-cell>
          <table:table-cell table:style-name="ce2" table:formula="of:=[.D56]/[.C56]" office:value-type="percentage" office:value="0.0119223040857334">
            <text:p>1.2%</text:p>
          </table:table-cell>
          <table:table-cell office:value-type="string">
            <text:p>2919.4</text:p>
          </table:table-cell>
          <table:table-cell office:value-type="float" office:value="1200054">
            <text:p>1200054</text:p>
          </table:table-cell>
          <table:table-cell office:value-type="float" office:value="2986">
            <text:p>2986</text:p>
          </table:table-cell>
          <table:table-cell office:value-type="string">
            <text:p>145.8</text:p>
          </table:table-cell>
          <table:table-cell table:style-name="ce2" table:formula="of:=[.I56]/[.H56]" office:value-type="percentage" office:value="0.0488278633623577">
            <text:p>4.9%</text:p>
          </table:table-cell>
          <table:table-cell office:value-type="string">
            <text:p>2807.2</text:p>
          </table:table-cell>
          <table:table-cell table:style-name="ce2" table:formula="of:=[.J56]-[.E56]" office:value-type="percentage" office:value="0.0369055592766242">
            <text:p>3.7%</text:p>
          </table:table-cell>
        </table:table-row>
        <table:table-row table:style-name="ro2">
          <table:table-cell office:value-type="string">
            <text:p>Brasiléia</text:p>
          </table:table-cell>
          <table:table-cell office:value-type="float" office:value="1200104">
            <text:p>1200104</text:p>
          </table:table-cell>
          <table:table-cell office:value-type="float" office:value="4484">
            <text:p>4484</text:p>
          </table:table-cell>
          <table:table-cell office:value-type="string">
            <text:p>1100.7</text:p>
          </table:table-cell>
          <table:table-cell table:style-name="ce2" table:formula="of:=[.D57]/[.C57]" office:value-type="percentage" office:value="0.245472792149866">
            <text:p>24.5%</text:p>
          </table:table-cell>
          <table:table-cell office:value-type="float" office:value="3372">
            <text:p>3372</text:p>
          </table:table-cell>
          <table:table-cell office:value-type="float" office:value="1200104">
            <text:p>1200104</text:p>
          </table:table-cell>
          <table:table-cell office:value-type="float" office:value="4484">
            <text:p>4484</text:p>
          </table:table-cell>
          <table:table-cell office:value-type="string">
            <text:p>1432.5</text:p>
          </table:table-cell>
          <table:table-cell table:style-name="ce2" table:formula="of:=[.I57]/[.H57]" office:value-type="percentage" office:value="0.319469223907226">
            <text:p>31.9%</text:p>
          </table:table-cell>
          <table:table-cell office:value-type="string">
            <text:p>3039.9</text:p>
          </table:table-cell>
          <table:table-cell table:style-name="ce2" table:formula="of:=[.J57]-[.E57]" office:value-type="percentage" office:value="0.0739964317573595">
            <text:p>7.4%</text:p>
          </table:table-cell>
        </table:table-row>
        <table:table-row table:style-name="ro1">
          <table:table-cell office:value-type="string">
            <text:p>Bujari</text:p>
          </table:table-cell>
          <table:table-cell office:value-type="float" office:value="1200138">
            <text:p>1200138</text:p>
          </table:table-cell>
          <table:table-cell office:value-type="float" office:value="3572">
            <text:p>3572</text:p>
          </table:table-cell>
          <table:table-cell office:value-type="string">
            <text:p>992.8</text:p>
          </table:table-cell>
          <table:table-cell table:style-name="ce2" table:formula="of:=[.D58]/[.C58]" office:value-type="percentage" office:value="0.277939529675252">
            <text:p>27.8%</text:p>
          </table:table-cell>
          <table:table-cell office:value-type="string">
            <text:p>2578.7</text:p>
          </table:table-cell>
          <table:table-cell office:value-type="float" office:value="1200138">
            <text:p>1200138</text:p>
          </table:table-cell>
          <table:table-cell office:value-type="float" office:value="3572">
            <text:p>3572</text:p>
          </table:table-cell>
          <table:table-cell office:value-type="string">
            <text:p>1305.9</text:p>
          </table:table-cell>
          <table:table-cell table:style-name="ce2" table:formula="of:=[.I58]/[.H58]" office:value-type="percentage" office:value="0.365593505039194">
            <text:p>36.6%</text:p>
          </table:table-cell>
          <table:table-cell office:value-type="string">
            <text:p>2265.7</text:p>
          </table:table-cell>
          <table:table-cell table:style-name="ce2" table:formula="of:=[.J58]-[.E58]" office:value-type="percentage" office:value="0.0876539753639418">
            <text:p>8.8%</text:p>
          </table:table-cell>
        </table:table-row>
        <table:table-row table:style-name="ro1">
          <table:table-cell office:value-type="string">
            <text:p>Capixaba</text:p>
          </table:table-cell>
          <table:table-cell office:value-type="float" office:value="1200179">
            <text:p>1200179</text:p>
          </table:table-cell>
          <table:table-cell office:value-type="float" office:value="1765">
            <text:p>1765</text:p>
          </table:table-cell>
          <table:table-cell office:value-type="string">
            <text:p>664.7</text:p>
          </table:table-cell>
          <table:table-cell table:style-name="ce2" table:formula="of:=[.D59]/[.C59]" office:value-type="percentage" office:value="0.376600566572238">
            <text:p>37.7%</text:p>
          </table:table-cell>
          <table:table-cell office:value-type="string">
            <text:p>1093.9</text:p>
          </table:table-cell>
          <table:table-cell office:value-type="float" office:value="1200179">
            <text:p>1200179</text:p>
          </table:table-cell>
          <table:table-cell office:value-type="float" office:value="1765">
            <text:p>1765</text:p>
          </table:table-cell>
          <table:table-cell office:value-type="string">
            <text:p>847.6</text:p>
          </table:table-cell>
          <table:table-cell table:style-name="ce2" table:formula="of:=[.I59]/[.H59]" office:value-type="percentage" office:value="0.480226628895184">
            <text:p>48.0%</text:p>
          </table:table-cell>
          <table:table-cell office:value-type="string">
            <text:p>909.7</text:p>
          </table:table-cell>
          <table:table-cell table:style-name="ce2" table:formula="of:=[.J59]-[.E59]" office:value-type="percentage" office:value="0.103626062322946">
            <text:p>10.4%</text:p>
          </table:table-cell>
        </table:table-row>
        <table:table-row table:style-name="ro1">
          <table:table-cell office:value-type="string">
            <text:p>Cruzeiro do Sul</text:p>
          </table:table-cell>
          <table:table-cell office:value-type="float" office:value="1200203">
            <text:p>1200203</text:p>
          </table:table-cell>
          <table:table-cell office:value-type="float" office:value="8352">
            <text:p>8352</text:p>
          </table:table-cell>
          <table:table-cell office:value-type="string">
            <text:p>542.5</text:p>
          </table:table-cell>
          <table:table-cell table:style-name="ce2" table:formula="of:=[.D60]/[.C60]" office:value-type="percentage" office:value="0.0649545019157088">
            <text:p>6.5%</text:p>
          </table:table-cell>
          <table:table-cell office:value-type="string">
            <text:p>7773.6</text:p>
          </table:table-cell>
          <table:table-cell office:value-type="float" office:value="1200203">
            <text:p>1200203</text:p>
          </table:table-cell>
          <table:table-cell office:value-type="float" office:value="8352">
            <text:p>8352</text:p>
          </table:table-cell>
          <table:table-cell office:value-type="string">
            <text:p>720.5</text:p>
          </table:table-cell>
          <table:table-cell table:style-name="ce2" table:formula="of:=[.I60]/[.H60]" office:value-type="percentage" office:value="0.0862667624521073">
            <text:p>8.6%</text:p>
          </table:table-cell>
          <table:table-cell office:value-type="string">
            <text:p>7274.7</text:p>
          </table:table-cell>
          <table:table-cell table:style-name="ce2" table:formula="of:=[.J60]-[.E60]" office:value-type="percentage" office:value="0.0213122605363985">
            <text:p>2.1%</text:p>
          </table:table-cell>
        </table:table-row>
        <table:table-row table:style-name="ro1">
          <table:table-cell office:value-type="string">
            <text:p>Epitaciolândia</text:p>
          </table:table-cell>
          <table:table-cell office:value-type="float" office:value="1200252">
            <text:p>1200252</text:p>
          </table:table-cell>
          <table:table-cell office:value-type="float" office:value="1710">
            <text:p>1710</text:p>
          </table:table-cell>
          <table:table-cell office:value-type="float" office:value="705">
            <text:p>705</text:p>
          </table:table-cell>
          <table:table-cell table:style-name="ce2" table:formula="of:=[.D61]/[.C61]" office:value-type="percentage" office:value="0.412280701754386">
            <text:p>41.2%</text:p>
          </table:table-cell>
          <table:table-cell office:value-type="string">
            <text:p>996.8</text:p>
          </table:table-cell>
          <table:table-cell office:value-type="float" office:value="1200252">
            <text:p>1200252</text:p>
          </table:table-cell>
          <table:table-cell office:value-type="float" office:value="1710">
            <text:p>1710</text:p>
          </table:table-cell>
          <table:table-cell office:value-type="string">
            <text:p>873.2</text:p>
          </table:table-cell>
          <table:table-cell table:style-name="ce2" table:formula="of:=[.I61]/[.H61]" office:value-type="percentage" office:value="0.510643274853801">
            <text:p>51.1%</text:p>
          </table:table-cell>
          <table:table-cell office:value-type="string">
            <text:p>828.3</text:p>
          </table:table-cell>
          <table:table-cell table:style-name="ce2" table:formula="of:=[.J61]-[.E61]" office:value-type="percentage" office:value="0.0983625730994153">
            <text:p>9.8%</text:p>
          </table:table-cell>
        </table:table-row>
        <table:table-row table:style-name="ro1">
          <table:table-cell office:value-type="string">
            <text:p>Feijó</text:p>
          </table:table-cell>
          <table:table-cell office:value-type="float" office:value="1200302">
            <text:p>1200302</text:p>
          </table:table-cell>
          <table:table-cell office:value-type="float" office:value="25248">
            <text:p>25248</text:p>
          </table:table-cell>
          <table:table-cell office:value-type="string">
            <text:p>884.8</text:p>
          </table:table-cell>
          <table:table-cell table:style-name="ce2" table:formula="of:=[.D62]/[.C62]" office:value-type="percentage" office:value="0.0350443599493029">
            <text:p>3.5%</text:p>
          </table:table-cell>
          <table:table-cell office:value-type="string">
            <text:p>24299.3</text:p>
          </table:table-cell>
          <table:table-cell office:value-type="float" office:value="1200302">
            <text:p>1200302</text:p>
          </table:table-cell>
          <table:table-cell office:value-type="float" office:value="25248">
            <text:p>25248</text:p>
          </table:table-cell>
          <table:table-cell office:value-type="string">
            <text:p>1168.2</text:p>
          </table:table-cell>
          <table:table-cell table:style-name="ce2" table:formula="of:=[.I62]/[.H62]" office:value-type="percentage" office:value="0.0462690114068441">
            <text:p>4.6%</text:p>
          </table:table-cell>
          <table:table-cell office:value-type="string">
            <text:p>23974.2</text:p>
          </table:table-cell>
          <table:table-cell table:style-name="ce2" table:formula="of:=[.J62]-[.E62]" office:value-type="percentage" office:value="0.0112246514575412">
            <text:p>1.1%</text:p>
          </table:table-cell>
        </table:table-row>
        <table:table-row table:style-name="ro1">
          <table:table-cell office:value-type="string">
            <text:p>Jordão</text:p>
          </table:table-cell>
          <table:table-cell office:value-type="float" office:value="1200328">
            <text:p>1200328</text:p>
          </table:table-cell>
          <table:table-cell office:value-type="float" office:value="5692">
            <text:p>5692</text:p>
          </table:table-cell>
          <table:table-cell office:value-type="string">
            <text:p>79.6</text:p>
          </table:table-cell>
          <table:table-cell table:style-name="ce2" table:formula="of:=[.D63]/[.C63]" office:value-type="percentage" office:value="0.0139845397048489">
            <text:p>1.4%</text:p>
          </table:table-cell>
          <table:table-cell office:value-type="string">
            <text:p>5599.1</text:p>
          </table:table-cell>
          <table:table-cell office:value-type="float" office:value="1200328">
            <text:p>1200328</text:p>
          </table:table-cell>
          <table:table-cell office:value-type="float" office:value="5692">
            <text:p>5692</text:p>
          </table:table-cell>
          <table:table-cell office:value-type="string">
            <text:p>136.9</text:p>
          </table:table-cell>
          <table:table-cell table:style-name="ce2" table:formula="of:=[.I63]/[.H63]" office:value-type="percentage" office:value="0.0240513000702741">
            <text:p>2.4%</text:p>
          </table:table-cell>
          <table:table-cell office:value-type="string">
            <text:p>5536.7</text:p>
          </table:table-cell>
          <table:table-cell table:style-name="ce2" table:formula="of:=[.J63]-[.E63]" office:value-type="percentage" office:value="0.0100667603654252">
            <text:p>1.0%</text:p>
          </table:table-cell>
        </table:table-row>
        <table:table-row table:style-name="ro1">
          <table:table-cell office:value-type="string">
            <text:p>Mâncio Lima</text:p>
          </table:table-cell>
          <table:table-cell office:value-type="float" office:value="1200336">
            <text:p>1200336</text:p>
          </table:table-cell>
          <table:table-cell office:value-type="float" office:value="4947">
            <text:p>4947</text:p>
          </table:table-cell>
          <table:table-cell office:value-type="string">
            <text:p>276.8</text:p>
          </table:table-cell>
          <table:table-cell table:style-name="ce2" table:formula="of:=[.D64]/[.C64]" office:value-type="percentage" office:value="0.0559531028906408">
            <text:p>5.6%</text:p>
          </table:table-cell>
          <table:table-cell office:value-type="string">
            <text:p>4527.4</text:p>
          </table:table-cell>
          <table:table-cell office:value-type="float" office:value="1200336">
            <text:p>1200336</text:p>
          </table:table-cell>
          <table:table-cell office:value-type="float" office:value="4947">
            <text:p>4947</text:p>
          </table:table-cell>
          <table:table-cell office:value-type="string">
            <text:p>359.5</text:p>
          </table:table-cell>
          <table:table-cell table:style-name="ce2" table:formula="of:=[.I64]/[.H64]" office:value-type="percentage" office:value="0.0726703052354963">
            <text:p>7.3%</text:p>
          </table:table-cell>
          <table:table-cell office:value-type="string">
            <text:p>4299.3</text:p>
          </table:table-cell>
          <table:table-cell table:style-name="ce2" table:formula="of:=[.J64]-[.E64]" office:value-type="percentage" office:value="0.0167172023448555">
            <text:p>1.7%</text:p>
          </table:table-cell>
        </table:table-row>
        <table:table-row table:style-name="ro1">
          <table:table-cell office:value-type="string">
            <text:p>Manoel Urbano</text:p>
          </table:table-cell>
          <table:table-cell office:value-type="float" office:value="1200344">
            <text:p>1200344</text:p>
          </table:table-cell>
          <table:table-cell office:value-type="float" office:value="9741">
            <text:p>9741</text:p>
          </table:table-cell>
          <table:table-cell office:value-type="string">
            <text:p>129.2</text:p>
          </table:table-cell>
          <table:table-cell table:style-name="ce2" table:formula="of:=[.D65]/[.C65]" office:value-type="percentage" office:value="0.0132635253054101">
            <text:p>1.3%</text:p>
          </table:table-cell>
          <table:table-cell office:value-type="string">
            <text:p>9559.1</text:p>
          </table:table-cell>
          <table:table-cell office:value-type="float" office:value="1200344">
            <text:p>1200344</text:p>
          </table:table-cell>
          <table:table-cell office:value-type="float" office:value="9741">
            <text:p>9741</text:p>
          </table:table-cell>
          <table:table-cell office:value-type="string">
            <text:p>253.2</text:p>
          </table:table-cell>
          <table:table-cell table:style-name="ce2" table:formula="of:=[.I65]/[.H65]" office:value-type="percentage" office:value="0.0259932245149369">
            <text:p>2.6%</text:p>
          </table:table-cell>
          <table:table-cell office:value-type="string">
            <text:p>9373.1</text:p>
          </table:table-cell>
          <table:table-cell table:style-name="ce2" table:formula="of:=[.J65]-[.E65]" office:value-type="percentage" office:value="0.0127296992095267">
            <text:p>1.3%</text:p>
          </table:table-cell>
        </table:table-row>
        <table:table-row table:style-name="ro1">
          <table:table-cell office:value-type="string">
            <text:p>Marechal Thaumaturgo</text:p>
          </table:table-cell>
          <table:table-cell office:value-type="float" office:value="1200351">
            <text:p>1200351</text:p>
          </table:table-cell>
          <table:table-cell office:value-type="float" office:value="8145">
            <text:p>8145</text:p>
          </table:table-cell>
          <table:table-cell office:value-type="string">
            <text:p>142.3</text:p>
          </table:table-cell>
          <table:table-cell table:style-name="ce2" table:formula="of:=[.D66]/[.C66]" office:value-type="percentage" office:value="0.0174708410067526">
            <text:p>1.7%</text:p>
          </table:table-cell>
          <table:table-cell office:value-type="string">
            <text:p>7911.9</text:p>
          </table:table-cell>
          <table:table-cell office:value-type="float" office:value="1200351">
            <text:p>1200351</text:p>
          </table:table-cell>
          <table:table-cell office:value-type="float" office:value="8145">
            <text:p>8145</text:p>
          </table:table-cell>
          <table:table-cell office:value-type="string">
            <text:p>238.8</text:p>
          </table:table-cell>
          <table:table-cell table:style-name="ce2" table:formula="of:=[.I66]/[.H66]" office:value-type="percentage" office:value="0.0293186003683241">
            <text:p>2.9%</text:p>
          </table:table-cell>
          <table:table-cell office:value-type="string">
            <text:p>7601.5</text:p>
          </table:table-cell>
          <table:table-cell table:style-name="ce2" table:formula="of:=[.J66]-[.E66]" office:value-type="percentage" office:value="0.0118477593615715">
            <text:p>1.2%</text:p>
          </table:table-cell>
        </table:table-row>
        <table:table-row table:style-name="ro1">
          <table:table-cell office:value-type="string">
            <text:p>Plácido de Castro</text:p>
          </table:table-cell>
          <table:table-cell office:value-type="float" office:value="1200385">
            <text:p>1200385</text:p>
          </table:table-cell>
          <table:table-cell office:value-type="float" office:value="2099">
            <text:p>2099</text:p>
          </table:table-cell>
          <table:table-cell office:value-type="string">
            <text:p>1031.9</text:p>
          </table:table-cell>
          <table:table-cell table:style-name="ce2" table:formula="of:=[.D67]/[.C67]" office:value-type="percentage" office:value="0.491615054787994">
            <text:p>49.2%</text:p>
          </table:table-cell>
          <table:table-cell office:value-type="string">
            <text:p>1063.8</text:p>
          </table:table-cell>
          <table:table-cell office:value-type="float" office:value="1200385">
            <text:p>1200385</text:p>
          </table:table-cell>
          <table:table-cell office:value-type="float" office:value="2099">
            <text:p>2099</text:p>
          </table:table-cell>
          <table:table-cell office:value-type="float" office:value="1505">
            <text:p>1505</text:p>
          </table:table-cell>
          <table:table-cell table:style-name="ce2" table:formula="of:=[.I67]/[.H67]" office:value-type="percentage" office:value="0.717008099094807">
            <text:p>71.7%</text:p>
          </table:table-cell>
          <table:table-cell office:value-type="string">
            <text:p>570.2</text:p>
          </table:table-cell>
          <table:table-cell table:style-name="ce2" table:formula="of:=[.J67]-[.E67]" office:value-type="percentage" office:value="0.225393044306813">
            <text:p>22.5%</text:p>
          </table:table-cell>
        </table:table-row>
        <table:table-row table:style-name="ro1">
          <table:table-cell office:value-type="string">
            <text:p>Porto Walter</text:p>
          </table:table-cell>
          <table:table-cell office:value-type="float" office:value="1200393">
            <text:p>1200393</text:p>
          </table:table-cell>
          <table:table-cell office:value-type="float" office:value="6461">
            <text:p>6461</text:p>
          </table:table-cell>
          <table:table-cell office:value-type="string">
            <text:p>109.1</text:p>
          </table:table-cell>
          <table:table-cell table:style-name="ce2" table:formula="of:=[.D68]/[.C68]" office:value-type="percentage" office:value="0.016885930970438">
            <text:p>1.7%</text:p>
          </table:table-cell>
          <table:table-cell office:value-type="string">
            <text:p>6347.3</text:p>
          </table:table-cell>
          <table:table-cell office:value-type="float" office:value="1200393">
            <text:p>1200393</text:p>
          </table:table-cell>
          <table:table-cell office:value-type="float" office:value="6461">
            <text:p>6461</text:p>
          </table:table-cell>
          <table:table-cell office:value-type="string">
            <text:p>187.2</text:p>
          </table:table-cell>
          <table:table-cell table:style-name="ce2" table:formula="of:=[.I68]/[.H68]" office:value-type="percentage" office:value="0.0289738430583501">
            <text:p>2.9%</text:p>
          </table:table-cell>
          <table:table-cell office:value-type="string">
            <text:p>6244.2</text:p>
          </table:table-cell>
          <table:table-cell table:style-name="ce2" table:formula="of:=[.J68]-[.E68]" office:value-type="percentage" office:value="0.0120879120879121">
            <text:p>1.2%</text:p>
          </table:table-cell>
        </table:table-row>
        <table:table-row table:style-name="ro1">
          <table:table-cell office:value-type="string">
            <text:p>Rio Branco</text:p>
          </table:table-cell>
          <table:table-cell office:value-type="float" office:value="1200401">
            <text:p>1200401</text:p>
          </table:table-cell>
          <table:table-cell office:value-type="float" office:value="9509">
            <text:p>9509</text:p>
          </table:table-cell>
          <table:table-cell office:value-type="string">
            <text:p>2320.6</text:p>
          </table:table-cell>
          <table:table-cell table:style-name="ce2" table:formula="of:=[.D69]/[.C69]" office:value-type="percentage" office:value="0.244042486065832">
            <text:p>24.4%</text:p>
          </table:table-cell>
          <table:table-cell office:value-type="string">
            <text:p>7188.3</text:p>
          </table:table-cell>
          <table:table-cell office:value-type="float" office:value="1200401">
            <text:p>1200401</text:p>
          </table:table-cell>
          <table:table-cell office:value-type="float" office:value="9509">
            <text:p>9509</text:p>
          </table:table-cell>
          <table:table-cell office:value-type="string">
            <text:p>3034.4</text:p>
          </table:table-cell>
          <table:table-cell table:style-name="ce2" table:formula="of:=[.I69]/[.H69]" office:value-type="percentage" office:value="0.319108213271637">
            <text:p>31.9%</text:p>
          </table:table-cell>
          <table:table-cell office:value-type="string">
            <text:p>6474.5</text:p>
          </table:table-cell>
          <table:table-cell table:style-name="ce2" table:formula="of:=[.J69]-[.E69]" office:value-type="percentage" office:value="0.075065727205805">
            <text:p>7.5%</text:p>
          </table:table-cell>
        </table:table-row>
        <table:table-row table:style-name="ro1">
          <table:table-cell office:value-type="string">
            <text:p>Rodrigues Alves</text:p>
          </table:table-cell>
          <table:table-cell office:value-type="float" office:value="1200427">
            <text:p>1200427</text:p>
          </table:table-cell>
          <table:table-cell office:value-type="float" office:value="3491">
            <text:p>3491</text:p>
          </table:table-cell>
          <table:table-cell office:value-type="string">
            <text:p>344.5</text:p>
          </table:table-cell>
          <table:table-cell table:style-name="ce2" table:formula="of:=[.D70]/[.C70]" office:value-type="percentage" office:value="0.0986823259810942">
            <text:p>9.9%</text:p>
          </table:table-cell>
          <table:table-cell office:value-type="string">
            <text:p>3093.8</text:p>
          </table:table-cell>
          <table:table-cell office:value-type="float" office:value="1200427">
            <text:p>1200427</text:p>
          </table:table-cell>
          <table:table-cell office:value-type="float" office:value="3491">
            <text:p>3491</text:p>
          </table:table-cell>
          <table:table-cell office:value-type="string">
            <text:p>467.8</text:p>
          </table:table-cell>
          <table:table-cell table:style-name="ce2" table:formula="of:=[.I70]/[.H70]" office:value-type="percentage" office:value="0.134001718705242">
            <text:p>13.4%</text:p>
          </table:table-cell>
          <table:table-cell office:value-type="float" office:value="2533">
            <text:p>2533</text:p>
          </table:table-cell>
          <table:table-cell table:style-name="ce2" table:formula="of:=[.J70]-[.E70]" office:value-type="percentage" office:value="0.0353193927241478">
            <text:p>3.5%</text:p>
          </table:table-cell>
        </table:table-row>
        <table:table-row table:style-name="ro1">
          <table:table-cell office:value-type="string">
            <text:p>Santa Rosa do Purus</text:p>
          </table:table-cell>
          <table:table-cell office:value-type="float" office:value="1200435">
            <text:p>1200435</text:p>
          </table:table-cell>
          <table:table-cell office:value-type="float" office:value="6225">
            <text:p>6225</text:p>
          </table:table-cell>
          <table:table-cell office:value-type="string">
            <text:p>38.3</text:p>
          </table:table-cell>
          <table:table-cell table:style-name="ce2" table:formula="of:=[.D71]/[.C71]" office:value-type="percentage" office:value="0.00615261044176707">
            <text:p>0.6%</text:p>
          </table:table-cell>
          <table:table-cell office:value-type="string">
            <text:p>6122.7</text:p>
          </table:table-cell>
          <table:table-cell office:value-type="float" office:value="1200435">
            <text:p>1200435</text:p>
          </table:table-cell>
          <table:table-cell office:value-type="float" office:value="6225">
            <text:p>6225</text:p>
          </table:table-cell>
          <table:table-cell office:value-type="string">
            <text:p>79.7</text:p>
          </table:table-cell>
          <table:table-cell table:style-name="ce2" table:formula="of:=[.I71]/[.H71]" office:value-type="percentage" office:value="0.0128032128514056">
            <text:p>1.3%</text:p>
          </table:table-cell>
          <table:table-cell office:value-type="string">
            <text:p>6053.1</text:p>
          </table:table-cell>
          <table:table-cell table:style-name="ce2" table:formula="of:=[.J71]-[.E71]" office:value-type="percentage" office:value="0.00665060240963856">
            <text:p>0.7%</text:p>
          </table:table-cell>
        </table:table-row>
        <table:table-row table:style-name="ro1">
          <table:table-cell office:value-type="string">
            <text:p>Senador Guiomard</text:p>
          </table:table-cell>
          <table:table-cell office:value-type="float" office:value="1200450">
            <text:p>1200450</text:p>
          </table:table-cell>
          <table:table-cell office:value-type="float" office:value="1887">
            <text:p>1887</text:p>
          </table:table-cell>
          <table:table-cell office:value-type="string">
            <text:p>1016.5</text:p>
          </table:table-cell>
          <table:table-cell table:style-name="ce2" table:formula="of:=[.D72]/[.C72]" office:value-type="percentage" office:value="0.538685744568098">
            <text:p>53.9%</text:p>
          </table:table-cell>
          <table:table-cell office:value-type="string">
            <text:p>870.5</text:p>
          </table:table-cell>
          <table:table-cell office:value-type="float" office:value="1200450">
            <text:p>1200450</text:p>
          </table:table-cell>
          <table:table-cell office:value-type="float" office:value="1887">
            <text:p>1887</text:p>
          </table:table-cell>
          <table:table-cell office:value-type="string">
            <text:p>1298.5</text:p>
          </table:table-cell>
          <table:table-cell table:style-name="ce2" table:formula="of:=[.I72]/[.H72]" office:value-type="percentage" office:value="0.688129305776365">
            <text:p>68.8%</text:p>
          </table:table-cell>
          <table:table-cell office:value-type="string">
            <text:p>584.6</text:p>
          </table:table-cell>
          <table:table-cell table:style-name="ce2" table:formula="of:=[.J72]-[.E72]" office:value-type="percentage" office:value="0.149443561208267">
            <text:p>14.9%</text:p>
          </table:table-cell>
        </table:table-row>
        <table:table-row table:style-name="ro1">
          <table:table-cell office:value-type="string">
            <text:p>Sena Madureira</text:p>
          </table:table-cell>
          <table:table-cell office:value-type="float" office:value="1200500">
            <text:p>1200500</text:p>
          </table:table-cell>
          <table:table-cell office:value-type="float" office:value="26182">
            <text:p>26182</text:p>
          </table:table-cell>
          <table:table-cell office:value-type="string">
            <text:p>993.5</text:p>
          </table:table-cell>
          <table:table-cell table:style-name="ce2" table:formula="of:=[.D73]/[.C73]" office:value-type="percentage" office:value="0.0379459170422428">
            <text:p>3.8%</text:p>
          </table:table-cell>
          <table:table-cell office:value-type="string">
            <text:p>25169.8</text:p>
          </table:table-cell>
          <table:table-cell office:value-type="float" office:value="1200500">
            <text:p>1200500</text:p>
          </table:table-cell>
          <table:table-cell office:value-type="float" office:value="26182">
            <text:p>26182</text:p>
          </table:table-cell>
          <table:table-cell office:value-type="string">
            <text:p>1602.7</text:p>
          </table:table-cell>
          <table:table-cell table:style-name="ce2" table:formula="of:=[.I73]/[.H73]" office:value-type="percentage" office:value="0.0612138110152013">
            <text:p>6.1%</text:p>
          </table:table-cell>
          <table:table-cell office:value-type="string">
            <text:p>24531.1</text:p>
          </table:table-cell>
          <table:table-cell table:style-name="ce2" table:formula="of:=[.J73]-[.E73]" office:value-type="percentage" office:value="0.0232678939729585">
            <text:p>2.3%</text:p>
          </table:table-cell>
        </table:table-row>
        <table:table-row table:style-name="ro1">
          <table:table-cell office:value-type="string">
            <text:p>Tarauacá</text:p>
          </table:table-cell>
          <table:table-cell office:value-type="float" office:value="1200609">
            <text:p>1200609</text:p>
          </table:table-cell>
          <table:table-cell office:value-type="float" office:value="16278">
            <text:p>16278</text:p>
          </table:table-cell>
          <table:table-cell office:value-type="string">
            <text:p>963.5</text:p>
          </table:table-cell>
          <table:table-cell table:style-name="ce2" table:formula="of:=[.D74]/[.C74]" office:value-type="percentage" office:value="0.0591903182209117">
            <text:p>5.9%</text:p>
          </table:table-cell>
          <table:table-cell office:value-type="string">
            <text:p>15306.9</text:p>
          </table:table-cell>
          <table:table-cell office:value-type="float" office:value="1200609">
            <text:p>1200609</text:p>
          </table:table-cell>
          <table:table-cell office:value-type="float" office:value="16278">
            <text:p>16278</text:p>
          </table:table-cell>
          <table:table-cell office:value-type="string">
            <text:p>1235.6</text:p>
          </table:table-cell>
          <table:table-cell table:style-name="ce2" table:formula="of:=[.I74]/[.H74]" office:value-type="percentage" office:value="0.0759061309743212">
            <text:p>7.6%</text:p>
          </table:table-cell>
          <table:table-cell office:value-type="string">
            <text:p>14046.1</text:p>
          </table:table-cell>
          <table:table-cell table:style-name="ce2" table:formula="of:=[.J74]-[.E74]" office:value-type="percentage" office:value="0.0167158127534095">
            <text:p>1.7%</text:p>
          </table:table-cell>
        </table:table-row>
        <table:table-row table:style-name="ro1">
          <table:table-cell office:value-type="string">
            <text:p>Xapuri</text:p>
          </table:table-cell>
          <table:table-cell office:value-type="float" office:value="1200708">
            <text:p>1200708</text:p>
          </table:table-cell>
          <table:table-cell office:value-type="float" office:value="5416">
            <text:p>5416</text:p>
          </table:table-cell>
          <table:table-cell office:value-type="string">
            <text:p>926.6</text:p>
          </table:table-cell>
          <table:table-cell table:style-name="ce2" table:formula="of:=[.D75]/[.C75]" office:value-type="percentage" office:value="0.171085672082718">
            <text:p>17.1%</text:p>
          </table:table-cell>
          <table:table-cell office:value-type="string">
            <text:p>4488.5</text:p>
          </table:table-cell>
          <table:table-cell office:value-type="float" office:value="1200708">
            <text:p>1200708</text:p>
          </table:table-cell>
          <table:table-cell office:value-type="float" office:value="5416">
            <text:p>5416</text:p>
          </table:table-cell>
          <table:table-cell office:value-type="string">
            <text:p>1176.6</text:p>
          </table:table-cell>
          <table:table-cell table:style-name="ce2" table:formula="of:=[.I75]/[.H75]" office:value-type="percentage" office:value="0.217245199409158">
            <text:p>21.7%</text:p>
          </table:table-cell>
          <table:table-cell office:value-type="string">
            <text:p>4238.5</text:p>
          </table:table-cell>
          <table:table-cell table:style-name="ce2" table:formula="of:=[.J75]-[.E75]" office:value-type="percentage" office:value="0.0461595273264402">
            <text:p>4.6%</text:p>
          </table:table-cell>
        </table:table-row>
        <table:table-row table:style-name="ro1">
          <table:table-cell office:value-type="string">
            <text:p>Porto Acre</text:p>
          </table:table-cell>
          <table:table-cell office:value-type="float" office:value="1200807">
            <text:p>1200807</text:p>
          </table:table-cell>
          <table:table-cell office:value-type="float" office:value="3071">
            <text:p>3071</text:p>
          </table:table-cell>
          <table:table-cell office:value-type="string">
            <text:p>948.9</text:p>
          </table:table-cell>
          <table:table-cell table:style-name="ce2" table:formula="of:=[.D76]/[.C76]" office:value-type="percentage" office:value="0.308987300553566">
            <text:p>30.9%</text:p>
          </table:table-cell>
          <table:table-cell office:value-type="string">
            <text:p>2119.3</text:p>
          </table:table-cell>
          <table:table-cell office:value-type="float" office:value="1200807">
            <text:p>1200807</text:p>
          </table:table-cell>
          <table:table-cell office:value-type="float" office:value="3071">
            <text:p>3071</text:p>
          </table:table-cell>
          <table:table-cell office:value-type="string">
            <text:p>1405.6</text:p>
          </table:table-cell>
          <table:table-cell table:style-name="ce2" table:formula="of:=[.I76]/[.H76]" office:value-type="percentage" office:value="0.457701074568544">
            <text:p>45.8%</text:p>
          </table:table-cell>
          <table:table-cell office:value-type="string">
            <text:p>1662.6</text:p>
          </table:table-cell>
          <table:table-cell table:style-name="ce2" table:formula="of:=[.J76]-[.E76]" office:value-type="percentage" office:value="0.148713774014979">
            <text:p>14.9%</text:p>
          </table:table-cell>
        </table:table-row>
        <table:table-row table:style-name="ro1">
          <table:table-cell office:value-type="string">
            <text:p>Alvarães</text:p>
          </table:table-cell>
          <table:table-cell office:value-type="float" office:value="1300029">
            <text:p>1300029</text:p>
          </table:table-cell>
          <table:table-cell office:value-type="float" office:value="6029">
            <text:p>6029</text:p>
          </table:table-cell>
          <table:table-cell office:value-type="string">
            <text:p>257.2</text:p>
          </table:table-cell>
          <table:table-cell table:style-name="ce2" table:formula="of:=[.D77]/[.C77]" office:value-type="percentage" office:value="0.0426604743738597">
            <text:p>4.3%</text:p>
          </table:table-cell>
          <table:table-cell office:value-type="float" office:value="5605">
            <text:p>5605</text:p>
          </table:table-cell>
          <table:table-cell office:value-type="float" office:value="1300029">
            <text:p>1300029</text:p>
          </table:table-cell>
          <table:table-cell office:value-type="float" office:value="6029">
            <text:p>6029</text:p>
          </table:table-cell>
          <table:table-cell office:value-type="string">
            <text:p>320.8</text:p>
          </table:table-cell>
          <table:table-cell table:style-name="ce2" table:formula="of:=[.I77]/[.H77]" office:value-type="percentage" office:value="0.0532094874771936">
            <text:p>5.3%</text:p>
          </table:table-cell>
          <table:table-cell office:value-type="string">
            <text:p>5504.6</text:p>
          </table:table-cell>
          <table:table-cell table:style-name="ce2" table:formula="of:=[.J77]-[.E77]" office:value-type="percentage" office:value="0.0105490131033339">
            <text:p>1.1%</text:p>
          </table:table-cell>
        </table:table-row>
        <table:table-row table:style-name="ro1">
          <table:table-cell office:value-type="string">
            <text:p>Amaturá</text:p>
          </table:table-cell>
          <table:table-cell office:value-type="float" office:value="1300060">
            <text:p>1300060</text:p>
          </table:table-cell>
          <table:table-cell office:value-type="float" office:value="4904">
            <text:p>4904</text:p>
          </table:table-cell>
          <table:table-cell office:value-type="string">
            <text:p>105.3</text:p>
          </table:table-cell>
          <table:table-cell table:style-name="ce2" table:formula="of:=[.D78]/[.C78]" office:value-type="percentage" office:value="0.0214722675367047">
            <text:p>2.1%</text:p>
          </table:table-cell>
          <table:table-cell office:value-type="string">
            <text:p>4365.8</text:p>
          </table:table-cell>
          <table:table-cell office:value-type="float" office:value="1300060">
            <text:p>1300060</text:p>
          </table:table-cell>
          <table:table-cell office:value-type="float" office:value="4904">
            <text:p>4904</text:p>
          </table:table-cell>
          <table:table-cell office:value-type="string">
            <text:p>114.1</text:p>
          </table:table-cell>
          <table:table-cell table:style-name="ce2" table:formula="of:=[.I78]/[.H78]" office:value-type="percentage" office:value="0.0232667210440457">
            <text:p>2.3%</text:p>
          </table:table-cell>
          <table:table-cell office:value-type="string">
            <text:p>4312.4</text:p>
          </table:table-cell>
          <table:table-cell table:style-name="ce2" table:formula="of:=[.J78]-[.E78]" office:value-type="percentage" office:value="0.00179445350734095">
            <text:p>0.2%</text:p>
          </table:table-cell>
        </table:table-row>
        <table:table-row table:style-name="ro1">
          <table:table-cell office:value-type="string">
            <text:p>Anamã</text:p>
          </table:table-cell>
          <table:table-cell office:value-type="float" office:value="1300086">
            <text:p>1300086</text:p>
          </table:table-cell>
          <table:table-cell office:value-type="float" office:value="2474">
            <text:p>2474</text:p>
          </table:table-cell>
          <table:table-cell office:value-type="string">
            <text:p>176.7</text:p>
          </table:table-cell>
          <table:table-cell table:style-name="ce2" table:formula="of:=[.D79]/[.C79]" office:value-type="percentage" office:value="0.0714227970897332">
            <text:p>7.1%</text:p>
          </table:table-cell>
          <table:table-cell office:value-type="string">
            <text:p>2041.9</text:p>
          </table:table-cell>
          <table:table-cell office:value-type="float" office:value="1300086">
            <text:p>1300086</text:p>
          </table:table-cell>
          <table:table-cell office:value-type="float" office:value="2474">
            <text:p>2474</text:p>
          </table:table-cell>
          <table:table-cell office:value-type="string">
            <text:p>197.2</text:p>
          </table:table-cell>
          <table:table-cell table:style-name="ce2" table:formula="of:=[.I79]/[.H79]" office:value-type="percentage" office:value="0.0797089733225546">
            <text:p>8.0%</text:p>
          </table:table-cell>
          <table:table-cell office:value-type="string">
            <text:p>1931.4</text:p>
          </table:table-cell>
          <table:table-cell table:style-name="ce2" table:formula="of:=[.J79]-[.E79]" office:value-type="percentage" office:value="0.00828617623282135">
            <text:p>0.8%</text:p>
          </table:table-cell>
        </table:table-row>
        <table:table-row table:style-name="ro1">
          <table:table-cell office:value-type="string">
            <text:p>Anori</text:p>
          </table:table-cell>
          <table:table-cell office:value-type="float" office:value="1300102">
            <text:p>1300102</text:p>
          </table:table-cell>
          <table:table-cell office:value-type="float" office:value="5850">
            <text:p>5850</text:p>
          </table:table-cell>
          <table:table-cell office:value-type="string">
            <text:p>69.2</text:p>
          </table:table-cell>
          <table:table-cell table:style-name="ce2" table:formula="of:=[.D80]/[.C80]" office:value-type="percentage" office:value="0.0118290598290598">
            <text:p>1.2%</text:p>
          </table:table-cell>
          <table:table-cell office:value-type="string">
            <text:p>4707.2</text:p>
          </table:table-cell>
          <table:table-cell office:value-type="float" office:value="1300102">
            <text:p>1300102</text:p>
          </table:table-cell>
          <table:table-cell office:value-type="float" office:value="5850">
            <text:p>5850</text:p>
          </table:table-cell>
          <table:table-cell office:value-type="string">
            <text:p>79.8</text:p>
          </table:table-cell>
          <table:table-cell table:style-name="ce2" table:formula="of:=[.I80]/[.H80]" office:value-type="percentage" office:value="0.0136410256410256">
            <text:p>1.4%</text:p>
          </table:table-cell>
          <table:table-cell office:value-type="string">
            <text:p>4345.6</text:p>
          </table:table-cell>
          <table:table-cell table:style-name="ce2" table:formula="of:=[.J80]-[.E80]" office:value-type="percentage" office:value="0.00181196581196581">
            <text:p>0.2%</text:p>
          </table:table-cell>
        </table:table-row>
        <table:table-row table:style-name="ro1">
          <table:table-cell office:value-type="string">
            <text:p>Apuí</text:p>
          </table:table-cell>
          <table:table-cell office:value-type="float" office:value="1300144">
            <text:p>1300144</text:p>
          </table:table-cell>
          <table:table-cell office:value-type="float" office:value="54481">
            <text:p>54481</text:p>
          </table:table-cell>
          <table:table-cell office:value-type="string">
            <text:p>953.5</text:p>
          </table:table-cell>
          <table:table-cell table:style-name="ce2" table:formula="of:=[.D81]/[.C81]" office:value-type="percentage" office:value="0.0175015142893853">
            <text:p>1.8%</text:p>
          </table:table-cell>
          <table:table-cell office:value-type="string">
            <text:p>52679.7</text:p>
          </table:table-cell>
          <table:table-cell office:value-type="float" office:value="1300144">
            <text:p>1300144</text:p>
          </table:table-cell>
          <table:table-cell office:value-type="float" office:value="54481">
            <text:p>54481</text:p>
          </table:table-cell>
          <table:table-cell office:value-type="string">
            <text:p>1777.1</text:p>
          </table:table-cell>
          <table:table-cell table:style-name="ce2" table:formula="of:=[.I81]/[.H81]" office:value-type="percentage" office:value="0.0326187111102953">
            <text:p>3.3%</text:p>
          </table:table-cell>
          <table:table-cell office:value-type="float" office:value="51856">
            <text:p>51856</text:p>
          </table:table-cell>
          <table:table-cell table:style-name="ce2" table:formula="of:=[.J81]-[.E81]" office:value-type="percentage" office:value="0.01511719682091">
            <text:p>1.5%</text:p>
          </table:table-cell>
        </table:table-row>
        <table:table-row table:style-name="ro1">
          <table:table-cell office:value-type="string">
            <text:p>Atalaia do Norte</text:p>
          </table:table-cell>
          <table:table-cell office:value-type="float" office:value="1300201">
            <text:p>1300201</text:p>
          </table:table-cell>
          <table:table-cell office:value-type="float" office:value="80044">
            <text:p>80044</text:p>
          </table:table-cell>
          <table:table-cell office:value-type="string">
            <text:p>194.1</text:p>
          </table:table-cell>
          <table:table-cell table:style-name="ce2" table:formula="of:=[.D82]/[.C82]" office:value-type="percentage" office:value="0.00242491629603718">
            <text:p>0.2%</text:p>
          </table:table-cell>
          <table:table-cell office:value-type="string">
            <text:p>79116.8</text:p>
          </table:table-cell>
          <table:table-cell office:value-type="float" office:value="1300201">
            <text:p>1300201</text:p>
          </table:table-cell>
          <table:table-cell office:value-type="float" office:value="80044">
            <text:p>80044</text:p>
          </table:table-cell>
          <table:table-cell office:value-type="string">
            <text:p>237.2</text:p>
          </table:table-cell>
          <table:table-cell table:style-name="ce2" table:formula="of:=[.I82]/[.H82]" office:value-type="percentage" office:value="0.00296337014641947">
            <text:p>0.3%</text:p>
          </table:table-cell>
          <table:table-cell office:value-type="string">
            <text:p>77592.1</text:p>
          </table:table-cell>
          <table:table-cell table:style-name="ce2" table:formula="of:=[.J82]-[.E82]" office:value-type="percentage" office:value="0.00053845385038229">
            <text:p>0.1%</text:p>
          </table:table-cell>
        </table:table-row>
        <table:table-row table:style-name="ro1">
          <table:table-cell office:value-type="string">
            <text:p>Autazes</text:p>
          </table:table-cell>
          <table:table-cell office:value-type="float" office:value="1300300">
            <text:p>1300300</text:p>
          </table:table-cell>
          <table:table-cell office:value-type="float" office:value="7634">
            <text:p>7634</text:p>
          </table:table-cell>
          <table:table-cell office:value-type="string">
            <text:p>981.4</text:p>
          </table:table-cell>
          <table:table-cell table:style-name="ce2" table:formula="of:=[.D83]/[.C83]" office:value-type="percentage" office:value="0.128556457951271">
            <text:p>12.9%</text:p>
          </table:table-cell>
          <table:table-cell office:value-type="string">
            <text:p>5175.2</text:p>
          </table:table-cell>
          <table:table-cell office:value-type="float" office:value="1300300">
            <text:p>1300300</text:p>
          </table:table-cell>
          <table:table-cell office:value-type="float" office:value="7634">
            <text:p>7634</text:p>
          </table:table-cell>
          <table:table-cell office:value-type="string">
            <text:p>1243.7</text:p>
          </table:table-cell>
          <table:table-cell table:style-name="ce2" table:formula="of:=[.I83]/[.H83]" office:value-type="percentage" office:value="0.162915902541263">
            <text:p>16.3%</text:p>
          </table:table-cell>
          <table:table-cell office:value-type="string">
            <text:p>4681.3</text:p>
          </table:table-cell>
          <table:table-cell table:style-name="ce2" table:formula="of:=[.J83]-[.E83]" office:value-type="percentage" office:value="0.0343594445899922">
            <text:p>3.4%</text:p>
          </table:table-cell>
        </table:table-row>
        <table:table-row table:style-name="ro1">
          <table:table-cell office:value-type="string">
            <text:p>Barcelos</text:p>
          </table:table-cell>
          <table:table-cell office:value-type="float" office:value="1300409">
            <text:p>1300409</text:p>
          </table:table-cell>
          <table:table-cell office:value-type="float" office:value="124166">
            <text:p>124166</text:p>
          </table:table-cell>
          <table:table-cell office:value-type="string">
            <text:p>145.2</text:p>
          </table:table-cell>
          <table:table-cell table:style-name="ce2" table:formula="of:=[.D84]/[.C84]" office:value-type="percentage" office:value="0.00116940225182417">
            <text:p>0.1%</text:p>
          </table:table-cell>
          <table:table-cell office:value-type="string">
            <text:p>102401.1</text:p>
          </table:table-cell>
          <table:table-cell office:value-type="float" office:value="1300409">
            <text:p>1300409</text:p>
          </table:table-cell>
          <table:table-cell office:value-type="float" office:value="124166">
            <text:p>124166</text:p>
          </table:table-cell>
          <table:table-cell office:value-type="string">
            <text:p>201.5</text:p>
          </table:table-cell>
          <table:table-cell table:style-name="ce2" table:formula="of:=[.I84]/[.H84]" office:value-type="percentage" office:value="0.00162282750511412">
            <text:p>0.2%</text:p>
          </table:table-cell>
          <table:table-cell office:value-type="string">
            <text:p>93393.7</text:p>
          </table:table-cell>
          <table:table-cell table:style-name="ce2" table:formula="of:=[.J84]-[.E84]" office:value-type="percentage" office:value="0.000453425253289951">
            <text:p>0.0%</text:p>
          </table:table-cell>
        </table:table-row>
        <table:table-row table:style-name="ro1">
          <table:table-cell office:value-type="string">
            <text:p>Barreirinha</text:p>
          </table:table-cell>
          <table:table-cell office:value-type="float" office:value="1300508">
            <text:p>1300508</text:p>
          </table:table-cell>
          <table:table-cell office:value-type="float" office:value="5759">
            <text:p>5759</text:p>
          </table:table-cell>
          <table:table-cell office:value-type="string">
            <text:p>696.8</text:p>
          </table:table-cell>
          <table:table-cell table:style-name="ce2" table:formula="of:=[.D85]/[.C85]" office:value-type="percentage" office:value="0.120993227990971">
            <text:p>12.1%</text:p>
          </table:table-cell>
          <table:table-cell office:value-type="float" office:value="3696">
            <text:p>3696</text:p>
          </table:table-cell>
          <table:table-cell office:value-type="float" office:value="1300508">
            <text:p>1300508</text:p>
          </table:table-cell>
          <table:table-cell office:value-type="float" office:value="5759">
            <text:p>5759</text:p>
          </table:table-cell>
          <table:table-cell office:value-type="string">
            <text:p>781.1</text:p>
          </table:table-cell>
          <table:table-cell table:style-name="ce2" table:formula="of:=[.I85]/[.H85]" office:value-type="percentage" office:value="0.135631185969786">
            <text:p>13.6%</text:p>
          </table:table-cell>
          <table:table-cell office:value-type="string">
            <text:p>3476.3</text:p>
          </table:table-cell>
          <table:table-cell table:style-name="ce2" table:formula="of:=[.J85]-[.E85]" office:value-type="percentage" office:value="0.0146379579788158">
            <text:p>1.5%</text:p>
          </table:table-cell>
        </table:table-row>
        <table:table-row table:style-name="ro1">
          <table:table-cell office:value-type="string">
            <text:p>Benjamin Constant</text:p>
          </table:table-cell>
          <table:table-cell office:value-type="float" office:value="1300607">
            <text:p>1300607</text:p>
          </table:table-cell>
          <table:table-cell office:value-type="float" office:value="9151">
            <text:p>9151</text:p>
          </table:table-cell>
          <table:table-cell office:value-type="string">
            <text:p>176.6</text:p>
          </table:table-cell>
          <table:table-cell table:style-name="ce2" table:formula="of:=[.D86]/[.C86]" office:value-type="percentage" office:value="0.0192984373292536">
            <text:p>1.9%</text:p>
          </table:table-cell>
          <table:table-cell office:value-type="string">
            <text:p>8751.3</text:p>
          </table:table-cell>
          <table:table-cell office:value-type="float" office:value="1300607">
            <text:p>1300607</text:p>
          </table:table-cell>
          <table:table-cell office:value-type="float" office:value="9151">
            <text:p>9151</text:p>
          </table:table-cell>
          <table:table-cell office:value-type="string">
            <text:p>189.2</text:p>
          </table:table-cell>
          <table:table-cell table:style-name="ce2" table:formula="of:=[.I86]/[.H86]" office:value-type="percentage" office:value="0.0206753360288493">
            <text:p>2.1%</text:p>
          </table:table-cell>
          <table:table-cell office:value-type="string">
            <text:p>8696.9</text:p>
          </table:table-cell>
          <table:table-cell table:style-name="ce2" table:formula="of:=[.J86]-[.E86]" office:value-type="percentage" office:value="0.00137689869959567">
            <text:p>0.1%</text:p>
          </table:table-cell>
        </table:table-row>
        <table:table-row table:style-name="ro1">
          <table:table-cell office:value-type="string">
            <text:p>Beruri</text:p>
          </table:table-cell>
          <table:table-cell office:value-type="float" office:value="1300631">
            <text:p>1300631</text:p>
          </table:table-cell>
          <table:table-cell office:value-type="float" office:value="17412">
            <text:p>17412</text:p>
          </table:table-cell>
          <table:table-cell office:value-type="string">
            <text:p>181.8</text:p>
          </table:table-cell>
          <table:table-cell table:style-name="ce2" table:formula="of:=[.D87]/[.C87]" office:value-type="percentage" office:value="0.0104410751206065">
            <text:p>1.0%</text:p>
          </table:table-cell>
          <table:table-cell office:value-type="string">
            <text:p>15770.9</text:p>
          </table:table-cell>
          <table:table-cell office:value-type="float" office:value="1300631">
            <text:p>1300631</text:p>
          </table:table-cell>
          <table:table-cell office:value-type="float" office:value="17412">
            <text:p>17412</text:p>
          </table:table-cell>
          <table:table-cell office:value-type="string">
            <text:p>212.3</text:p>
          </table:table-cell>
          <table:table-cell table:style-name="ce2" table:formula="of:=[.I87]/[.H87]" office:value-type="percentage" office:value="0.01219274063864">
            <text:p>1.2%</text:p>
          </table:table-cell>
          <table:table-cell office:value-type="string">
            <text:p>14396.9</text:p>
          </table:table-cell>
          <table:table-cell table:style-name="ce2" table:formula="of:=[.J87]-[.E87]" office:value-type="percentage" office:value="0.00175166551803354">
            <text:p>0.2%</text:p>
          </table:table-cell>
        </table:table-row>
        <table:table-row table:style-name="ro1">
          <table:table-cell office:value-type="string">
            <text:p>Boa Vista do Ramos</text:p>
          </table:table-cell>
          <table:table-cell office:value-type="float" office:value="1300680">
            <text:p>1300680</text:p>
          </table:table-cell>
          <table:table-cell office:value-type="float" office:value="2588">
            <text:p>2588</text:p>
          </table:table-cell>
          <table:table-cell office:value-type="string">
            <text:p>182.1</text:p>
          </table:table-cell>
          <table:table-cell table:style-name="ce2" table:formula="of:=[.D88]/[.C88]" office:value-type="percentage" office:value="0.0703632148377125">
            <text:p>7.0%</text:p>
          </table:table-cell>
          <table:table-cell office:value-type="string">
            <text:p>1145.4</text:p>
          </table:table-cell>
          <table:table-cell office:value-type="float" office:value="1300680">
            <text:p>1300680</text:p>
          </table:table-cell>
          <table:table-cell office:value-type="float" office:value="2588">
            <text:p>2588</text:p>
          </table:table-cell>
          <table:table-cell office:value-type="string">
            <text:p>204.3</text:p>
          </table:table-cell>
          <table:table-cell table:style-name="ce2" table:formula="of:=[.I88]/[.H88]" office:value-type="percentage" office:value="0.0789412673879444">
            <text:p>7.9%</text:p>
          </table:table-cell>
          <table:table-cell office:value-type="string">
            <text:p>1069.5</text:p>
          </table:table-cell>
          <table:table-cell table:style-name="ce2" table:formula="of:=[.J88]-[.E88]" office:value-type="percentage" office:value="0.00857805255023185">
            <text:p>0.9%</text:p>
          </table:table-cell>
        </table:table-row>
        <table:table-row table:style-name="ro1">
          <table:table-cell office:value-type="string">
            <text:p>Boca do Acre</text:p>
          </table:table-cell>
          <table:table-cell office:value-type="float" office:value="1300706">
            <text:p>1300706</text:p>
          </table:table-cell>
          <table:table-cell office:value-type="float" office:value="23013">
            <text:p>23013</text:p>
          </table:table-cell>
          <table:table-cell office:value-type="string">
            <text:p>1172.2</text:p>
          </table:table-cell>
          <table:table-cell table:style-name="ce2" table:formula="of:=[.D89]/[.C89]" office:value-type="percentage" office:value="0.0509364272367792">
            <text:p>5.1%</text:p>
          </table:table-cell>
          <table:table-cell office:value-type="string">
            <text:p>21649.5</text:p>
          </table:table-cell>
          <table:table-cell office:value-type="float" office:value="1300706">
            <text:p>1300706</text:p>
          </table:table-cell>
          <table:table-cell office:value-type="float" office:value="23013">
            <text:p>23013</text:p>
          </table:table-cell>
          <table:table-cell office:value-type="string">
            <text:p>2023.8</text:p>
          </table:table-cell>
          <table:table-cell table:style-name="ce2" table:formula="of:=[.I89]/[.H89]" office:value-type="percentage" office:value="0.087941598227089">
            <text:p>8.8%</text:p>
          </table:table-cell>
          <table:table-cell office:value-type="string">
            <text:p>20778.3</text:p>
          </table:table-cell>
          <table:table-cell table:style-name="ce2" table:formula="of:=[.J89]-[.E89]" office:value-type="percentage" office:value="0.0370051709903098">
            <text:p>3.7%</text:p>
          </table:table-cell>
        </table:table-row>
        <table:table-row table:style-name="ro1">
          <table:table-cell office:value-type="string">
            <text:p>Borba</text:p>
          </table:table-cell>
          <table:table-cell office:value-type="float" office:value="1300805">
            <text:p>1300805</text:p>
          </table:table-cell>
          <table:table-cell office:value-type="float" office:value="44453">
            <text:p>44453</text:p>
          </table:table-cell>
          <table:table-cell office:value-type="string">
            <text:p>464.5</text:p>
          </table:table-cell>
          <table:table-cell table:style-name="ce2" table:formula="of:=[.D90]/[.C90]" office:value-type="percentage" office:value="0.0104492385215846">
            <text:p>1.0%</text:p>
          </table:table-cell>
          <table:table-cell office:value-type="string">
            <text:p>41551.3</text:p>
          </table:table-cell>
          <table:table-cell office:value-type="float" office:value="1300805">
            <text:p>1300805</text:p>
          </table:table-cell>
          <table:table-cell office:value-type="float" office:value="44453">
            <text:p>44453</text:p>
          </table:table-cell>
          <table:table-cell office:value-type="string">
            <text:p>534.9</text:p>
          </table:table-cell>
          <table:table-cell table:style-name="ce2" table:formula="of:=[.I90]/[.H90]" office:value-type="percentage" office:value="0.0120329336602704">
            <text:p>1.2%</text:p>
          </table:table-cell>
          <table:table-cell office:value-type="string">
            <text:p>41173.6</text:p>
          </table:table-cell>
          <table:table-cell table:style-name="ce2" table:formula="of:=[.J90]-[.E90]" office:value-type="percentage" office:value="0.0015836951386858">
            <text:p>0.2%</text:p>
          </table:table-cell>
        </table:table-row>
        <table:table-row table:style-name="ro1">
          <table:table-cell office:value-type="string">
            <text:p>Caapiranga</text:p>
          </table:table-cell>
          <table:table-cell office:value-type="float" office:value="1300839">
            <text:p>1300839</text:p>
          </table:table-cell>
          <table:table-cell office:value-type="float" office:value="9551">
            <text:p>9551</text:p>
          </table:table-cell>
          <table:table-cell office:value-type="string">
            <text:p>202.7</text:p>
          </table:table-cell>
          <table:table-cell table:style-name="ce2" table:formula="of:=[.D91]/[.C91]" office:value-type="percentage" office:value="0.0212229085959585">
            <text:p>2.1%</text:p>
          </table:table-cell>
          <table:table-cell office:value-type="string">
            <text:p>8738.7</text:p>
          </table:table-cell>
          <table:table-cell office:value-type="float" office:value="1300839">
            <text:p>1300839</text:p>
          </table:table-cell>
          <table:table-cell office:value-type="float" office:value="9551">
            <text:p>9551</text:p>
          </table:table-cell>
          <table:table-cell office:value-type="string">
            <text:p>239.8</text:p>
          </table:table-cell>
          <table:table-cell table:style-name="ce2" table:formula="of:=[.I91]/[.H91]" office:value-type="percentage" office:value="0.0251073186053816">
            <text:p>2.5%</text:p>
          </table:table-cell>
          <table:table-cell office:value-type="string">
            <text:p>8552.9</text:p>
          </table:table-cell>
          <table:table-cell table:style-name="ce2" table:formula="of:=[.J91]-[.E91]" office:value-type="percentage" office:value="0.0038844100094231">
            <text:p>0.4%</text:p>
          </table:table-cell>
        </table:table-row>
        <table:table-row table:style-name="ro1">
          <table:table-cell office:value-type="string">
            <text:p>Canutama</text:p>
          </table:table-cell>
          <table:table-cell office:value-type="float" office:value="1300904">
            <text:p>1300904</text:p>
          </table:table-cell>
          <table:table-cell office:value-type="float" office:value="30283">
            <text:p>30283</text:p>
          </table:table-cell>
          <table:table-cell office:value-type="string">
            <text:p>448.9</text:p>
          </table:table-cell>
          <table:table-cell table:style-name="ce2" table:formula="of:=[.D92]/[.C92]" office:value-type="percentage" office:value="0.0148234983323977">
            <text:p>1.5%</text:p>
          </table:table-cell>
          <table:table-cell office:value-type="string">
            <text:p>28544.8</text:p>
          </table:table-cell>
          <table:table-cell office:value-type="float" office:value="1300904">
            <text:p>1300904</text:p>
          </table:table-cell>
          <table:table-cell office:value-type="float" office:value="30283">
            <text:p>30283</text:p>
          </table:table-cell>
          <table:table-cell office:value-type="string">
            <text:p>937.2</text:p>
          </table:table-cell>
          <table:table-cell table:style-name="ce2" table:formula="of:=[.I92]/[.H92]" office:value-type="percentage" office:value="0.0309480566654559">
            <text:p>3.1%</text:p>
          </table:table-cell>
          <table:table-cell office:value-type="string">
            <text:p>27305.2</text:p>
          </table:table-cell>
          <table:table-cell table:style-name="ce2" table:formula="of:=[.J92]-[.E92]" office:value-type="percentage" office:value="0.0161245583330582">
            <text:p>1.6%</text:p>
          </table:table-cell>
        </table:table-row>
        <table:table-row table:style-name="ro1">
          <table:table-cell office:value-type="string">
            <text:p>Carauari</text:p>
          </table:table-cell>
          <table:table-cell office:value-type="float" office:value="1301001">
            <text:p>1301001</text:p>
          </table:table-cell>
          <table:table-cell office:value-type="float" office:value="26472">
            <text:p>26472</text:p>
          </table:table-cell>
          <table:table-cell office:value-type="string">
            <text:p>258.1</text:p>
          </table:table-cell>
          <table:table-cell table:style-name="ce2" table:formula="of:=[.D93]/[.C93]" office:value-type="percentage" office:value="0.00974992444847386">
            <text:p>1.0%</text:p>
          </table:table-cell>
          <table:table-cell office:value-type="string">
            <text:p>25795.8</text:p>
          </table:table-cell>
          <table:table-cell office:value-type="float" office:value="1301001">
            <text:p>1301001</text:p>
          </table:table-cell>
          <table:table-cell office:value-type="float" office:value="26472">
            <text:p>26472</text:p>
          </table:table-cell>
          <table:table-cell office:value-type="string">
            <text:p>292.2</text:p>
          </table:table-cell>
          <table:table-cell table:style-name="ce2" table:formula="of:=[.I93]/[.H93]" office:value-type="percentage" office:value="0.011038077969175">
            <text:p>1.1%</text:p>
          </table:table-cell>
          <table:table-cell office:value-type="string">
            <text:p>25131.2</text:p>
          </table:table-cell>
          <table:table-cell table:style-name="ce2" table:formula="of:=[.J93]-[.E93]" office:value-type="percentage" office:value="0.00128815352070112">
            <text:p>0.1%</text:p>
          </table:table-cell>
        </table:table-row>
        <table:table-row table:style-name="ro1">
          <table:table-cell office:value-type="string">
            <text:p>Careiro</text:p>
          </table:table-cell>
          <table:table-cell office:value-type="float" office:value="1301100">
            <text:p>1301100</text:p>
          </table:table-cell>
          <table:table-cell office:value-type="float" office:value="6126">
            <text:p>6126</text:p>
          </table:table-cell>
          <table:table-cell office:value-type="string">
            <text:p>960.7</text:p>
          </table:table-cell>
          <table:table-cell table:style-name="ce2" table:formula="of:=[.D94]/[.C94]" office:value-type="percentage" office:value="0.156823375775384">
            <text:p>15.7%</text:p>
          </table:table-cell>
          <table:table-cell office:value-type="string">
            <text:p>4757.8</text:p>
          </table:table-cell>
          <table:table-cell office:value-type="float" office:value="1301100">
            <text:p>1301100</text:p>
          </table:table-cell>
          <table:table-cell office:value-type="float" office:value="6126">
            <text:p>6126</text:p>
          </table:table-cell>
          <table:table-cell office:value-type="string">
            <text:p>1110.6</text:p>
          </table:table-cell>
          <table:table-cell table:style-name="ce2" table:formula="of:=[.I94]/[.H94]" office:value-type="percentage" office:value="0.181292850146915">
            <text:p>18.1%</text:p>
          </table:table-cell>
          <table:table-cell office:value-type="string">
            <text:p>4531.3</text:p>
          </table:table-cell>
          <table:table-cell table:style-name="ce2" table:formula="of:=[.J94]-[.E94]" office:value-type="percentage" office:value="0.0244694743715312">
            <text:p>2.4%</text:p>
          </table:table-cell>
        </table:table-row>
        <table:table-row table:style-name="ro1">
          <table:table-cell office:value-type="string">
            <text:p>Careiro da Várzea</text:p>
          </table:table-cell>
          <table:table-cell office:value-type="float" office:value="1301159">
            <text:p>1301159</text:p>
          </table:table-cell>
          <table:table-cell office:value-type="float" office:value="2641">
            <text:p>2641</text:p>
          </table:table-cell>
          <table:table-cell office:value-type="float" office:value="369">
            <text:p>369</text:p>
          </table:table-cell>
          <table:table-cell table:style-name="ce2" table:formula="of:=[.D95]/[.C95]" office:value-type="percentage" office:value="0.139719803104885">
            <text:p>14.0%</text:p>
          </table:table-cell>
          <table:table-cell office:value-type="string">
            <text:p>934.5</text:p>
          </table:table-cell>
          <table:table-cell office:value-type="float" office:value="1301159">
            <text:p>1301159</text:p>
          </table:table-cell>
          <table:table-cell office:value-type="float" office:value="2641">
            <text:p>2641</text:p>
          </table:table-cell>
          <table:table-cell office:value-type="float" office:value="527">
            <text:p>527</text:p>
          </table:table-cell>
          <table:table-cell table:style-name="ce2" table:formula="of:=[.I95]/[.H95]" office:value-type="percentage" office:value="0.199545626656569">
            <text:p>20.0%</text:p>
          </table:table-cell>
          <table:table-cell office:value-type="string">
            <text:p>773.4</text:p>
          </table:table-cell>
          <table:table-cell table:style-name="ce2" table:formula="of:=[.J95]-[.E95]" office:value-type="percentage" office:value="0.0598258235516849">
            <text:p>6.0%</text:p>
          </table:table-cell>
        </table:table-row>
        <table:table-row table:style-name="ro1">
          <table:table-cell office:value-type="string">
            <text:p>Coari</text:p>
          </table:table-cell>
          <table:table-cell office:value-type="float" office:value="1301209">
            <text:p>1301209</text:p>
          </table:table-cell>
          <table:table-cell office:value-type="float" office:value="58834">
            <text:p>58834</text:p>
          </table:table-cell>
          <table:table-cell office:value-type="string">
            <text:p>709.3</text:p>
          </table:table-cell>
          <table:table-cell table:style-name="ce2" table:formula="of:=[.D96]/[.C96]" office:value-type="percentage" office:value="0.0120559540401808">
            <text:p>1.2%</text:p>
          </table:table-cell>
          <table:table-cell office:value-type="float" office:value="54539">
            <text:p>54539</text:p>
          </table:table-cell>
          <table:table-cell office:value-type="float" office:value="1301209">
            <text:p>1301209</text:p>
          </table:table-cell>
          <table:table-cell office:value-type="float" office:value="58834">
            <text:p>58834</text:p>
          </table:table-cell>
          <table:table-cell office:value-type="string">
            <text:p>769.3</text:p>
          </table:table-cell>
          <table:table-cell table:style-name="ce2" table:formula="of:=[.I96]/[.H96]" office:value-type="percentage" office:value="0.0130757725124928">
            <text:p>1.3%</text:p>
          </table:table-cell>
          <table:table-cell office:value-type="string">
            <text:p>52852.5</text:p>
          </table:table-cell>
          <table:table-cell table:style-name="ce2" table:formula="of:=[.J96]-[.E96]" office:value-type="percentage" office:value="0.00101981847231193">
            <text:p>0.1%</text:p>
          </table:table-cell>
        </table:table-row>
        <table:table-row table:style-name="ro1">
          <table:table-cell office:value-type="string">
            <text:p>Codajás</text:p>
          </table:table-cell>
          <table:table-cell office:value-type="float" office:value="1301308">
            <text:p>1301308</text:p>
          </table:table-cell>
          <table:table-cell office:value-type="float" office:value="18940">
            <text:p>18940</text:p>
          </table:table-cell>
          <table:table-cell office:value-type="string">
            <text:p>235.3</text:p>
          </table:table-cell>
          <table:table-cell table:style-name="ce2" table:formula="of:=[.D97]/[.C97]" office:value-type="percentage" office:value="0.0124234424498416">
            <text:p>1.2%</text:p>
          </table:table-cell>
          <table:table-cell office:value-type="string">
            <text:p>16536.1</text:p>
          </table:table-cell>
          <table:table-cell office:value-type="float" office:value="1301308">
            <text:p>1301308</text:p>
          </table:table-cell>
          <table:table-cell office:value-type="float" office:value="18940">
            <text:p>18940</text:p>
          </table:table-cell>
          <table:table-cell office:value-type="string">
            <text:p>261.7</text:p>
          </table:table-cell>
          <table:table-cell table:style-name="ce2" table:formula="of:=[.I97]/[.H97]" office:value-type="percentage" office:value="0.0138173178458289">
            <text:p>1.4%</text:p>
          </table:table-cell>
          <table:table-cell office:value-type="string">
            <text:p>14766.2</text:p>
          </table:table-cell>
          <table:table-cell table:style-name="ce2" table:formula="of:=[.J97]-[.E97]" office:value-type="percentage" office:value="0.00139387539598733">
            <text:p>0.1%</text:p>
          </table:table-cell>
        </table:table-row>
        <table:table-row table:style-name="ro1">
          <table:table-cell office:value-type="string">
            <text:p>Eirunepé</text:p>
          </table:table-cell>
          <table:table-cell office:value-type="float" office:value="1301407">
            <text:p>1301407</text:p>
          </table:table-cell>
          <table:table-cell office:value-type="float" office:value="16471">
            <text:p>16471</text:p>
          </table:table-cell>
          <table:table-cell office:value-type="string">
            <text:p>290.9</text:p>
          </table:table-cell>
          <table:table-cell table:style-name="ce2" table:formula="of:=[.D98]/[.C98]" office:value-type="percentage" office:value="0.0176613441806812">
            <text:p>1.8%</text:p>
          </table:table-cell>
          <table:table-cell office:value-type="string">
            <text:p>15818.2</text:p>
          </table:table-cell>
          <table:table-cell office:value-type="float" office:value="1301407">
            <text:p>1301407</text:p>
          </table:table-cell>
          <table:table-cell office:value-type="float" office:value="16471">
            <text:p>16471</text:p>
          </table:table-cell>
          <table:table-cell office:value-type="string">
            <text:p>381.1</text:p>
          </table:table-cell>
          <table:table-cell table:style-name="ce2" table:formula="of:=[.I98]/[.H98]" office:value-type="percentage" office:value="0.0231376358448182">
            <text:p>2.3%</text:p>
          </table:table-cell>
          <table:table-cell office:value-type="string">
            <text:p>15703.5</text:p>
          </table:table-cell>
          <table:table-cell table:style-name="ce2" table:formula="of:=[.J98]-[.E98]" office:value-type="percentage" office:value="0.00547629166413697">
            <text:p>0.5%</text:p>
          </table:table-cell>
        </table:table-row>
        <table:table-row table:style-name="ro1">
          <table:table-cell office:value-type="string">
            <text:p>Envira</text:p>
          </table:table-cell>
          <table:table-cell office:value-type="float" office:value="1301506">
            <text:p>1301506</text:p>
          </table:table-cell>
          <table:table-cell office:value-type="float" office:value="13904">
            <text:p>13904</text:p>
          </table:table-cell>
          <table:table-cell office:value-type="string">
            <text:p>452.9</text:p>
          </table:table-cell>
          <table:table-cell table:style-name="ce2" table:formula="of:=[.D99]/[.C99]" office:value-type="percentage" office:value="0.0325733601841197">
            <text:p>3.3%</text:p>
          </table:table-cell>
          <table:table-cell office:value-type="string">
            <text:p>13363.5</text:p>
          </table:table-cell>
          <table:table-cell office:value-type="float" office:value="1301506">
            <text:p>1301506</text:p>
          </table:table-cell>
          <table:table-cell office:value-type="float" office:value="13904">
            <text:p>13904</text:p>
          </table:table-cell>
          <table:table-cell office:value-type="float" office:value="698">
            <text:p>698</text:p>
          </table:table-cell>
          <table:table-cell table:style-name="ce2" table:formula="of:=[.I99]/[.H99]" office:value-type="percentage" office:value="0.0502013808975834">
            <text:p>5.0%</text:p>
          </table:table-cell>
          <table:table-cell office:value-type="string">
            <text:p>12950.5</text:p>
          </table:table-cell>
          <table:table-cell table:style-name="ce2" table:formula="of:=[.J99]-[.E99]" office:value-type="percentage" office:value="0.0176280207134638">
            <text:p>1.8%</text:p>
          </table:table-cell>
        </table:table-row>
        <table:table-row table:style-name="ro1">
          <table:table-cell office:value-type="string">
            <text:p>Fonte Boa</text:p>
          </table:table-cell>
          <table:table-cell office:value-type="float" office:value="1301605">
            <text:p>1301605</text:p>
          </table:table-cell>
          <table:table-cell office:value-type="float" office:value="12393">
            <text:p>12393</text:p>
          </table:table-cell>
          <table:table-cell office:value-type="string">
            <text:p>76.1</text:p>
          </table:table-cell>
          <table:table-cell table:style-name="ce2" table:formula="of:=[.D100]/[.C100]" office:value-type="percentage" office:value="0.00614056322117324">
            <text:p>0.6%</text:p>
          </table:table-cell>
          <table:table-cell office:value-type="string">
            <text:p>11348.4</text:p>
          </table:table-cell>
          <table:table-cell office:value-type="float" office:value="1301605">
            <text:p>1301605</text:p>
          </table:table-cell>
          <table:table-cell office:value-type="float" office:value="12393">
            <text:p>12393</text:p>
          </table:table-cell>
          <table:table-cell office:value-type="string">
            <text:p>100.9</text:p>
          </table:table-cell>
          <table:table-cell table:style-name="ce2" table:formula="of:=[.I100]/[.H100]" office:value-type="percentage" office:value="0.00814169289114823">
            <text:p>0.8%</text:p>
          </table:table-cell>
          <table:table-cell office:value-type="string">
            <text:p>11066.1</text:p>
          </table:table-cell>
          <table:table-cell table:style-name="ce2" table:formula="of:=[.J100]-[.E100]" office:value-type="percentage" office:value="0.00200112966997499">
            <text:p>0.2%</text:p>
          </table:table-cell>
        </table:table-row>
        <table:table-row table:style-name="ro1">
          <table:table-cell office:value-type="string">
            <text:p>Guajará</text:p>
          </table:table-cell>
          <table:table-cell office:value-type="float" office:value="1301654">
            <text:p>1301654</text:p>
          </table:table-cell>
          <table:table-cell office:value-type="float" office:value="9389">
            <text:p>9389</text:p>
          </table:table-cell>
          <table:table-cell office:value-type="string">
            <text:p>622.6</text:p>
          </table:table-cell>
          <table:table-cell table:style-name="ce2" table:formula="of:=[.D101]/[.C101]" office:value-type="percentage" office:value="0.0663116412823517">
            <text:p>6.6%</text:p>
          </table:table-cell>
          <table:table-cell office:value-type="string">
            <text:p>8485.5</text:p>
          </table:table-cell>
          <table:table-cell office:value-type="float" office:value="1301654">
            <text:p>1301654</text:p>
          </table:table-cell>
          <table:table-cell office:value-type="float" office:value="9389">
            <text:p>9389</text:p>
          </table:table-cell>
          <table:table-cell office:value-type="string">
            <text:p>795.6</text:p>
          </table:table-cell>
          <table:table-cell table:style-name="ce2" table:formula="of:=[.I101]/[.H101]" office:value-type="percentage" office:value="0.0847374587282991">
            <text:p>8.5%</text:p>
          </table:table-cell>
          <table:table-cell office:value-type="string">
            <text:p>7902.4</text:p>
          </table:table-cell>
          <table:table-cell table:style-name="ce2" table:formula="of:=[.J101]-[.E101]" office:value-type="percentage" office:value="0.0184258174459474">
            <text:p>1.8%</text:p>
          </table:table-cell>
        </table:table-row>
        <table:table-row table:style-name="ro1">
          <table:table-cell office:value-type="string">
            <text:p>Humaitá</text:p>
          </table:table-cell>
          <table:table-cell office:value-type="float" office:value="1301704">
            <text:p>1301704</text:p>
          </table:table-cell>
          <table:table-cell office:value-type="float" office:value="33431">
            <text:p>33431</text:p>
          </table:table-cell>
          <table:table-cell office:value-type="string">
            <text:p>535.4</text:p>
          </table:table-cell>
          <table:table-cell table:style-name="ce2" table:formula="of:=[.D102]/[.C102]" office:value-type="percentage" office:value="0.0160150758278245">
            <text:p>1.6%</text:p>
          </table:table-cell>
          <table:table-cell office:value-type="string">
            <text:p>28989.8</text:p>
          </table:table-cell>
          <table:table-cell office:value-type="float" office:value="1301704">
            <text:p>1301704</text:p>
          </table:table-cell>
          <table:table-cell office:value-type="float" office:value="33431">
            <text:p>33431</text:p>
          </table:table-cell>
          <table:table-cell office:value-type="string">
            <text:p>686.3</text:p>
          </table:table-cell>
          <table:table-cell table:style-name="ce2" table:formula="of:=[.I102]/[.H102]" office:value-type="percentage" office:value="0.0205288504681284">
            <text:p>2.1%</text:p>
          </table:table-cell>
          <table:table-cell office:value-type="string">
            <text:p>28713.6</text:p>
          </table:table-cell>
          <table:table-cell table:style-name="ce2" table:formula="of:=[.J102]-[.E102]" office:value-type="percentage" office:value="0.00451377464030391">
            <text:p>0.5%</text:p>
          </table:table-cell>
        </table:table-row>
        <table:table-row table:style-name="ro1">
          <table:table-cell office:value-type="string">
            <text:p>Ipixuna</text:p>
          </table:table-cell>
          <table:table-cell office:value-type="float" office:value="1301803">
            <text:p>1301803</text:p>
          </table:table-cell>
          <table:table-cell office:value-type="float" office:value="14195">
            <text:p>14195</text:p>
          </table:table-cell>
          <table:table-cell office:value-type="string">
            <text:p>161.8</text:p>
          </table:table-cell>
          <table:table-cell table:style-name="ce2" table:formula="of:=[.D103]/[.C103]" office:value-type="percentage" office:value="0.0113983797111659">
            <text:p>1.1%</text:p>
          </table:table-cell>
          <table:table-cell office:value-type="string">
            <text:p>13896.7</text:p>
          </table:table-cell>
          <table:table-cell office:value-type="float" office:value="1301803">
            <text:p>1301803</text:p>
          </table:table-cell>
          <table:table-cell office:value-type="float" office:value="14195">
            <text:p>14195</text:p>
          </table:table-cell>
          <table:table-cell office:value-type="string">
            <text:p>228.9</text:p>
          </table:table-cell>
          <table:table-cell table:style-name="ce2" table:formula="of:=[.I103]/[.H103]" office:value-type="percentage" office:value="0.0161253962662909">
            <text:p>1.6%</text:p>
          </table:table-cell>
          <table:table-cell office:value-type="string">
            <text:p>13204.7</text:p>
          </table:table-cell>
          <table:table-cell table:style-name="ce2" table:formula="of:=[.J103]-[.E103]" office:value-type="percentage" office:value="0.00472701655512504">
            <text:p>0.5%</text:p>
          </table:table-cell>
        </table:table-row>
        <table:table-row table:style-name="ro1">
          <table:table-cell office:value-type="string">
            <text:p>Iranduba</text:p>
          </table:table-cell>
          <table:table-cell office:value-type="float" office:value="1301852">
            <text:p>1301852</text:p>
          </table:table-cell>
          <table:table-cell office:value-type="float" office:value="2228">
            <text:p>2228</text:p>
          </table:table-cell>
          <table:table-cell office:value-type="string">
            <text:p>340.3</text:p>
          </table:table-cell>
          <table:table-cell table:style-name="ce2" table:formula="of:=[.D104]/[.C104]" office:value-type="percentage" office:value="0.152737881508079">
            <text:p>15.3%</text:p>
          </table:table-cell>
          <table:table-cell office:value-type="float" office:value="1452">
            <text:p>1452</text:p>
          </table:table-cell>
          <table:table-cell office:value-type="float" office:value="1301852">
            <text:p>1301852</text:p>
          </table:table-cell>
          <table:table-cell office:value-type="float" office:value="2228">
            <text:p>2228</text:p>
          </table:table-cell>
          <table:table-cell office:value-type="string">
            <text:p>480.5</text:p>
          </table:table-cell>
          <table:table-cell table:style-name="ce2" table:formula="of:=[.I104]/[.H104]" office:value-type="percentage" office:value="0.215664272890485">
            <text:p>21.6%</text:p>
          </table:table-cell>
          <table:table-cell office:value-type="string">
            <text:p>1308.2</text:p>
          </table:table-cell>
          <table:table-cell table:style-name="ce2" table:formula="of:=[.J104]-[.E104]" office:value-type="percentage" office:value="0.0629263913824057">
            <text:p>6.3%</text:p>
          </table:table-cell>
        </table:table-row>
        <table:table-row table:style-name="ro1">
          <table:table-cell office:value-type="string">
            <text:p>Itacoatiara</text:p>
          </table:table-cell>
          <table:table-cell office:value-type="float" office:value="1301902">
            <text:p>1301902</text:p>
          </table:table-cell>
          <table:table-cell office:value-type="float" office:value="8926">
            <text:p>8926</text:p>
          </table:table-cell>
          <table:table-cell office:value-type="string">
            <text:p>1445.2</text:p>
          </table:table-cell>
          <table:table-cell table:style-name="ce2" table:formula="of:=[.D105]/[.C105]" office:value-type="percentage" office:value="0.161909029800583">
            <text:p>16.2%</text:p>
          </table:table-cell>
          <table:table-cell office:value-type="string">
            <text:p>4986.8</text:p>
          </table:table-cell>
          <table:table-cell office:value-type="float" office:value="1301902">
            <text:p>1301902</text:p>
          </table:table-cell>
          <table:table-cell office:value-type="float" office:value="8926">
            <text:p>8926</text:p>
          </table:table-cell>
          <table:table-cell office:value-type="string">
            <text:p>1735.2</text:p>
          </table:table-cell>
          <table:table-cell table:style-name="ce2" table:formula="of:=[.I105]/[.H105]" office:value-type="percentage" office:value="0.19439838673538">
            <text:p>19.4%</text:p>
          </table:table-cell>
          <table:table-cell office:value-type="string">
            <text:p>4451.7</text:p>
          </table:table-cell>
          <table:table-cell table:style-name="ce2" table:formula="of:=[.J105]-[.E105]" office:value-type="percentage" office:value="0.0324893569347972">
            <text:p>3.2%</text:p>
          </table:table-cell>
        </table:table-row>
        <table:table-row table:style-name="ro1">
          <table:table-cell office:value-type="string">
            <text:p>Itamarati</text:p>
          </table:table-cell>
          <table:table-cell office:value-type="float" office:value="1301951">
            <text:p>1301951</text:p>
          </table:table-cell>
          <table:table-cell office:value-type="float" office:value="26048">
            <text:p>26048</text:p>
          </table:table-cell>
          <table:table-cell office:value-type="string">
            <text:p>98.1</text:p>
          </table:table-cell>
          <table:table-cell table:style-name="ce2" table:formula="of:=[.D106]/[.C106]" office:value-type="percentage" office:value="0.00376612407862408">
            <text:p>0.4%</text:p>
          </table:table-cell>
          <table:table-cell office:value-type="string">
            <text:p>25654.8</text:p>
          </table:table-cell>
          <table:table-cell office:value-type="float" office:value="1301951">
            <text:p>1301951</text:p>
          </table:table-cell>
          <table:table-cell office:value-type="float" office:value="26048">
            <text:p>26048</text:p>
          </table:table-cell>
          <table:table-cell office:value-type="string">
            <text:p>125.8</text:p>
          </table:table-cell>
          <table:table-cell table:style-name="ce2" table:formula="of:=[.I106]/[.H106]" office:value-type="percentage" office:value="0.00482954545454545">
            <text:p>0.5%</text:p>
          </table:table-cell>
          <table:table-cell office:value-type="string">
            <text:p>25105.3</text:p>
          </table:table-cell>
          <table:table-cell table:style-name="ce2" table:formula="of:=[.J106]-[.E106]" office:value-type="percentage" office:value="0.00106342137592138">
            <text:p>0.1%</text:p>
          </table:table-cell>
        </table:table-row>
        <table:table-row table:style-name="ro1">
          <table:table-cell office:value-type="string">
            <text:p>Itapiranga</text:p>
          </table:table-cell>
          <table:table-cell office:value-type="float" office:value="1302009">
            <text:p>1302009</text:p>
          </table:table-cell>
          <table:table-cell office:value-type="float" office:value="4245">
            <text:p>4245</text:p>
          </table:table-cell>
          <table:table-cell office:value-type="string">
            <text:p>111.8</text:p>
          </table:table-cell>
          <table:table-cell table:style-name="ce2" table:formula="of:=[.D107]/[.C107]" office:value-type="percentage" office:value="0.0263368669022379">
            <text:p>2.6%</text:p>
          </table:table-cell>
          <table:table-cell office:value-type="string">
            <text:p>3807.9</text:p>
          </table:table-cell>
          <table:table-cell office:value-type="float" office:value="1302009">
            <text:p>1302009</text:p>
          </table:table-cell>
          <table:table-cell office:value-type="float" office:value="4245">
            <text:p>4245</text:p>
          </table:table-cell>
          <table:table-cell office:value-type="string">
            <text:p>136.1</text:p>
          </table:table-cell>
          <table:table-cell table:style-name="ce2" table:formula="of:=[.I107]/[.H107]" office:value-type="percentage" office:value="0.0320612485276796">
            <text:p>3.2%</text:p>
          </table:table-cell>
          <table:table-cell office:value-type="string">
            <text:p>3775.1</text:p>
          </table:table-cell>
          <table:table-cell table:style-name="ce2" table:formula="of:=[.J107]-[.E107]" office:value-type="percentage" office:value="0.0057243816254417">
            <text:p>0.6%</text:p>
          </table:table-cell>
        </table:table-row>
        <table:table-row table:style-name="ro1">
          <table:table-cell office:value-type="string">
            <text:p>Japurá</text:p>
          </table:table-cell>
          <table:table-cell office:value-type="float" office:value="1302108">
            <text:p>1302108</text:p>
          </table:table-cell>
          <table:table-cell office:value-type="float" office:value="57561">
            <text:p>57561</text:p>
          </table:table-cell>
          <table:table-cell office:value-type="string">
            <text:p>43.6</text:p>
          </table:table-cell>
          <table:table-cell table:style-name="ce2" table:formula="of:=[.D108]/[.C108]" office:value-type="percentage" office:value="0.000757457306162158">
            <text:p>0.1%</text:p>
          </table:table-cell>
          <table:table-cell office:value-type="string">
            <text:p>55887.5</text:p>
          </table:table-cell>
          <table:table-cell office:value-type="float" office:value="1302108">
            <text:p>1302108</text:p>
          </table:table-cell>
          <table:table-cell office:value-type="float" office:value="57561">
            <text:p>57561</text:p>
          </table:table-cell>
          <table:table-cell office:value-type="string">
            <text:p>57.7</text:p>
          </table:table-cell>
          <table:table-cell table:style-name="ce2" table:formula="of:=[.I108]/[.H108]" office:value-type="percentage" office:value="0.00100241482948524">
            <text:p>0.1%</text:p>
          </table:table-cell>
          <table:table-cell office:value-type="string">
            <text:p>40568.9</text:p>
          </table:table-cell>
          <table:table-cell table:style-name="ce2" table:formula="of:=[.J108]-[.E108]" office:value-type="percentage" office:value="0.000244957523323083">
            <text:p>0.0%</text:p>
          </table:table-cell>
        </table:table-row>
        <table:table-row table:style-name="ro1">
          <table:table-cell office:value-type="string">
            <text:p>Juruá</text:p>
          </table:table-cell>
          <table:table-cell office:value-type="float" office:value="1302207">
            <text:p>1302207</text:p>
          </table:table-cell>
          <table:table-cell office:value-type="float" office:value="19848">
            <text:p>19848</text:p>
          </table:table-cell>
          <table:table-cell office:value-type="string">
            <text:p>115.1</text:p>
          </table:table-cell>
          <table:table-cell table:style-name="ce2" table:formula="of:=[.D109]/[.C109]" office:value-type="percentage" office:value="0.00579907295445385">
            <text:p>0.6%</text:p>
          </table:table-cell>
          <table:table-cell office:value-type="string">
            <text:p>18847.6</text:p>
          </table:table-cell>
          <table:table-cell office:value-type="float" office:value="1302207">
            <text:p>1302207</text:p>
          </table:table-cell>
          <table:table-cell office:value-type="float" office:value="19848">
            <text:p>19848</text:p>
          </table:table-cell>
          <table:table-cell office:value-type="string">
            <text:p>149.1</text:p>
          </table:table-cell>
          <table:table-cell table:style-name="ce2" table:formula="of:=[.I109]/[.H109]" office:value-type="percentage" office:value="0.00751209189842805">
            <text:p>0.8%</text:p>
          </table:table-cell>
          <table:table-cell office:value-type="string">
            <text:p>18593.3</text:p>
          </table:table-cell>
          <table:table-cell table:style-name="ce2" table:formula="of:=[.J109]-[.E109]" office:value-type="percentage" office:value="0.0017130189439742">
            <text:p>0.2%</text:p>
          </table:table-cell>
        </table:table-row>
        <table:table-row table:style-name="ro1">
          <table:table-cell office:value-type="string">
            <text:p>Jutaí</text:p>
          </table:table-cell>
          <table:table-cell office:value-type="float" office:value="1302306">
            <text:p>1302306</text:p>
          </table:table-cell>
          <table:table-cell office:value-type="float" office:value="71771">
            <text:p>71771</text:p>
          </table:table-cell>
          <table:table-cell office:value-type="string">
            <text:p>175.2</text:p>
          </table:table-cell>
          <table:table-cell table:style-name="ce2" table:formula="of:=[.D110]/[.C110]" office:value-type="percentage" office:value="0.00244109737916429">
            <text:p>0.2%</text:p>
          </table:table-cell>
          <table:table-cell office:value-type="string">
            <text:p>70331.4</text:p>
          </table:table-cell>
          <table:table-cell office:value-type="float" office:value="1302306">
            <text:p>1302306</text:p>
          </table:table-cell>
          <table:table-cell office:value-type="float" office:value="71771">
            <text:p>71771</text:p>
          </table:table-cell>
          <table:table-cell office:value-type="string">
            <text:p>238.5</text:p>
          </table:table-cell>
          <table:table-cell table:style-name="ce2" table:formula="of:=[.I110]/[.H110]" office:value-type="percentage" office:value="0.00332306920622536">
            <text:p>0.3%</text:p>
          </table:table-cell>
          <table:table-cell office:value-type="string">
            <text:p>70225.9</text:p>
          </table:table-cell>
          <table:table-cell table:style-name="ce2" table:formula="of:=[.J110]-[.E110]" office:value-type="percentage" office:value="0.00088197182706107">
            <text:p>0.1%</text:p>
          </table:table-cell>
        </table:table-row>
        <table:table-row table:style-name="ro1">
          <table:table-cell office:value-type="string">
            <text:p>Lábrea</text:p>
          </table:table-cell>
          <table:table-cell office:value-type="float" office:value="1302405">
            <text:p>1302405</text:p>
          </table:table-cell>
          <table:table-cell office:value-type="float" office:value="69669">
            <text:p>69669</text:p>
          </table:table-cell>
          <table:table-cell office:value-type="string">
            <text:p>1295.2</text:p>
          </table:table-cell>
          <table:table-cell table:style-name="ce2" table:formula="of:=[.D111]/[.C111]" office:value-type="percentage" office:value="0.0185907649026109">
            <text:p>1.9%</text:p>
          </table:table-cell>
          <table:table-cell office:value-type="string">
            <text:p>66125.6</text:p>
          </table:table-cell>
          <table:table-cell office:value-type="float" office:value="1302405">
            <text:p>1302405</text:p>
          </table:table-cell>
          <table:table-cell office:value-type="float" office:value="69669">
            <text:p>69669</text:p>
          </table:table-cell>
          <table:table-cell office:value-type="string">
            <text:p>3269.3</text:p>
          </table:table-cell>
          <table:table-cell table:style-name="ce2" table:formula="of:=[.I111]/[.H111]" office:value-type="percentage" office:value="0.0469261795059496">
            <text:p>4.7%</text:p>
          </table:table-cell>
          <table:table-cell office:value-type="string">
            <text:p>64143.7</text:p>
          </table:table-cell>
          <table:table-cell table:style-name="ce2" table:formula="of:=[.J111]-[.E111]" office:value-type="percentage" office:value="0.0283354146033386">
            <text:p>2.8%</text:p>
          </table:table-cell>
        </table:table-row>
        <table:table-row table:style-name="ro1">
          <table:table-cell office:value-type="string">
            <text:p>Manacapuru</text:p>
          </table:table-cell>
          <table:table-cell office:value-type="float" office:value="1302504">
            <text:p>1302504</text:p>
          </table:table-cell>
          <table:table-cell office:value-type="float" office:value="7381">
            <text:p>7381</text:p>
          </table:table-cell>
          <table:table-cell office:value-type="string">
            <text:p>633.2</text:p>
          </table:table-cell>
          <table:table-cell table:style-name="ce2" table:formula="of:=[.D112]/[.C112]" office:value-type="percentage" office:value="0.0857878336268798">
            <text:p>8.6%</text:p>
          </table:table-cell>
          <table:table-cell office:value-type="string">
            <text:p>4522.7</text:p>
          </table:table-cell>
          <table:table-cell office:value-type="float" office:value="1302504">
            <text:p>1302504</text:p>
          </table:table-cell>
          <table:table-cell office:value-type="float" office:value="7381">
            <text:p>7381</text:p>
          </table:table-cell>
          <table:table-cell office:value-type="string">
            <text:p>791.3</text:p>
          </table:table-cell>
          <table:table-cell table:style-name="ce2" table:formula="of:=[.I112]/[.H112]" office:value-type="percentage" office:value="0.107207695434223">
            <text:p>10.7%</text:p>
          </table:table-cell>
          <table:table-cell office:value-type="string">
            <text:p>4333.1</text:p>
          </table:table-cell>
          <table:table-cell table:style-name="ce2" table:formula="of:=[.J112]-[.E112]" office:value-type="percentage" office:value="0.0214198618073432">
            <text:p>2.1%</text:p>
          </table:table-cell>
        </table:table-row>
        <table:table-row table:style-name="ro1">
          <table:table-cell office:value-type="string">
            <text:p>Manaquiri</text:p>
          </table:table-cell>
          <table:table-cell office:value-type="float" office:value="1302553">
            <text:p>1302553</text:p>
          </table:table-cell>
          <table:table-cell office:value-type="float" office:value="4003">
            <text:p>4003</text:p>
          </table:table-cell>
          <table:table-cell office:value-type="string">
            <text:p>453.8</text:p>
          </table:table-cell>
          <table:table-cell table:style-name="ce2" table:formula="of:=[.D113]/[.C113]" office:value-type="percentage" office:value="0.113364976267799">
            <text:p>11.3%</text:p>
          </table:table-cell>
          <table:table-cell office:value-type="string">
            <text:p>3154.8</text:p>
          </table:table-cell>
          <table:table-cell office:value-type="float" office:value="1302553">
            <text:p>1302553</text:p>
          </table:table-cell>
          <table:table-cell office:value-type="float" office:value="4003">
            <text:p>4003</text:p>
          </table:table-cell>
          <table:table-cell office:value-type="string">
            <text:p>495.2</text:p>
          </table:table-cell>
          <table:table-cell table:style-name="ce2" table:formula="of:=[.I113]/[.H113]" office:value-type="percentage" office:value="0.123707219585311">
            <text:p>12.4%</text:p>
          </table:table-cell>
          <table:table-cell office:value-type="string">
            <text:p>3103.8</text:p>
          </table:table-cell>
          <table:table-cell table:style-name="ce2" table:formula="of:=[.J113]-[.E113]" office:value-type="percentage" office:value="0.0103422433175119">
            <text:p>1.0%</text:p>
          </table:table-cell>
        </table:table-row>
        <table:table-row table:style-name="ro1">
          <table:table-cell office:value-type="string">
            <text:p>Manaus</text:p>
          </table:table-cell>
          <table:table-cell office:value-type="float" office:value="1302603">
            <text:p>1302603</text:p>
          </table:table-cell>
          <table:table-cell office:value-type="float" office:value="11474">
            <text:p>11474</text:p>
          </table:table-cell>
          <table:table-cell office:value-type="string">
            <text:p>1094.1</text:p>
          </table:table-cell>
          <table:table-cell table:style-name="ce2" table:formula="of:=[.D114]/[.C114]" office:value-type="percentage" office:value="0.0953547150078438">
            <text:p>9.5%</text:p>
          </table:table-cell>
          <table:table-cell office:value-type="string">
            <text:p>8828.5</text:p>
          </table:table-cell>
          <table:table-cell office:value-type="float" office:value="1302603">
            <text:p>1302603</text:p>
          </table:table-cell>
          <table:table-cell office:value-type="float" office:value="11474">
            <text:p>11474</text:p>
          </table:table-cell>
          <table:table-cell office:value-type="float" office:value="1245">
            <text:p>1245</text:p>
          </table:table-cell>
          <table:table-cell table:style-name="ce2" table:formula="of:=[.I114]/[.H114]" office:value-type="percentage" office:value="0.108506187903085">
            <text:p>10.9%</text:p>
          </table:table-cell>
          <table:table-cell office:value-type="string">
            <text:p>8676.2</text:p>
          </table:table-cell>
          <table:table-cell table:style-name="ce2" table:formula="of:=[.J114]-[.E114]" office:value-type="percentage" office:value="0.0131514728952414">
            <text:p>1.3%</text:p>
          </table:table-cell>
        </table:table-row>
        <table:table-row table:style-name="ro1">
          <table:table-cell office:value-type="string">
            <text:p>Manicoré</text:p>
          </table:table-cell>
          <table:table-cell office:value-type="float" office:value="1302702">
            <text:p>1302702</text:p>
          </table:table-cell>
          <table:table-cell office:value-type="float" office:value="48687">
            <text:p>48687</text:p>
          </table:table-cell>
          <table:table-cell office:value-type="string">
            <text:p>1008.4</text:p>
          </table:table-cell>
          <table:table-cell table:style-name="ce2" table:formula="of:=[.D115]/[.C115]" office:value-type="percentage" office:value="0.0207118943455132">
            <text:p>2.1%</text:p>
          </table:table-cell>
          <table:table-cell office:value-type="string">
            <text:p>42688.9</text:p>
          </table:table-cell>
          <table:table-cell office:value-type="float" office:value="1302702">
            <text:p>1302702</text:p>
          </table:table-cell>
          <table:table-cell office:value-type="float" office:value="48687">
            <text:p>48687</text:p>
          </table:table-cell>
          <table:table-cell office:value-type="string">
            <text:p>1618.3</text:p>
          </table:table-cell>
          <table:table-cell table:style-name="ce2" table:formula="of:=[.I115]/[.H115]" office:value-type="percentage" office:value="0.033238852260357">
            <text:p>3.3%</text:p>
          </table:table-cell>
          <table:table-cell office:value-type="string">
            <text:p>39147.1</text:p>
          </table:table-cell>
          <table:table-cell table:style-name="ce2" table:formula="of:=[.J115]-[.E115]" office:value-type="percentage" office:value="0.0125269579148438">
            <text:p>1.3%</text:p>
          </table:table-cell>
        </table:table-row>
        <table:table-row table:style-name="ro1">
          <table:table-cell office:value-type="string">
            <text:p>Maraã</text:p>
          </table:table-cell>
          <table:table-cell office:value-type="float" office:value="1302801">
            <text:p>1302801</text:p>
          </table:table-cell>
          <table:table-cell office:value-type="float" office:value="17221">
            <text:p>17221</text:p>
          </table:table-cell>
          <table:table-cell office:value-type="string">
            <text:p>74.8</text:p>
          </table:table-cell>
          <table:table-cell table:style-name="ce2" table:formula="of:=[.D116]/[.C116]" office:value-type="percentage" office:value="0.00434353405725568">
            <text:p>0.4%</text:p>
          </table:table-cell>
          <table:table-cell office:value-type="string">
            <text:p>14686.5</text:p>
          </table:table-cell>
          <table:table-cell office:value-type="float" office:value="1302801">
            <text:p>1302801</text:p>
          </table:table-cell>
          <table:table-cell office:value-type="float" office:value="17221">
            <text:p>17221</text:p>
          </table:table-cell>
          <table:table-cell office:value-type="float" office:value="115">
            <text:p>115</text:p>
          </table:table-cell>
          <table:table-cell table:style-name="ce2" table:formula="of:=[.I116]/[.H116]" office:value-type="percentage" office:value="0.00667789326984496">
            <text:p>0.7%</text:p>
          </table:table-cell>
          <table:table-cell office:value-type="string">
            <text:p>13579.6</text:p>
          </table:table-cell>
          <table:table-cell table:style-name="ce2" table:formula="of:=[.J116]-[.E116]" office:value-type="percentage" office:value="0.00233435921258928">
            <text:p>0.2%</text:p>
          </table:table-cell>
        </table:table-row>
        <table:table-row table:style-name="ro1">
          <table:table-cell office:value-type="string">
            <text:p>Maués</text:p>
          </table:table-cell>
          <table:table-cell office:value-type="float" office:value="1302900">
            <text:p>1302900</text:p>
          </table:table-cell>
          <table:table-cell office:value-type="float" office:value="40079">
            <text:p>40079</text:p>
          </table:table-cell>
          <table:table-cell office:value-type="string">
            <text:p>1128.7</text:p>
          </table:table-cell>
          <table:table-cell table:style-name="ce2" table:formula="of:=[.D117]/[.C117]" office:value-type="percentage" office:value="0.0281618802864343">
            <text:p>2.8%</text:p>
          </table:table-cell>
          <table:table-cell office:value-type="string">
            <text:p>36782.3</text:p>
          </table:table-cell>
          <table:table-cell office:value-type="float" office:value="1302900">
            <text:p>1302900</text:p>
          </table:table-cell>
          <table:table-cell office:value-type="float" office:value="40079">
            <text:p>40079</text:p>
          </table:table-cell>
          <table:table-cell office:value-type="string">
            <text:p>1316.7</text:p>
          </table:table-cell>
          <table:table-cell table:style-name="ce2" table:formula="of:=[.I117]/[.H117]" office:value-type="percentage" office:value="0.0328526160832356">
            <text:p>3.3%</text:p>
          </table:table-cell>
          <table:table-cell office:value-type="string">
            <text:p>36413.9</text:p>
          </table:table-cell>
          <table:table-cell table:style-name="ce2" table:formula="of:=[.J117]-[.E117]" office:value-type="percentage" office:value="0.00469073579680132">
            <text:p>0.5%</text:p>
          </table:table-cell>
        </table:table-row>
        <table:table-row table:style-name="ro1">
          <table:table-cell office:value-type="string">
            <text:p>Nhamundá</text:p>
          </table:table-cell>
          <table:table-cell office:value-type="float" office:value="1303007">
            <text:p>1303007</text:p>
          </table:table-cell>
          <table:table-cell office:value-type="float" office:value="14135">
            <text:p>14135</text:p>
          </table:table-cell>
          <table:table-cell office:value-type="string">
            <text:p>424.3</text:p>
          </table:table-cell>
          <table:table-cell table:style-name="ce2" table:formula="of:=[.D118]/[.C118]" office:value-type="percentage" office:value="0.0300176865935621">
            <text:p>3.0%</text:p>
          </table:table-cell>
          <table:table-cell office:value-type="string">
            <text:p>12258.4</text:p>
          </table:table-cell>
          <table:table-cell office:value-type="float" office:value="1303007">
            <text:p>1303007</text:p>
          </table:table-cell>
          <table:table-cell office:value-type="float" office:value="14135">
            <text:p>14135</text:p>
          </table:table-cell>
          <table:table-cell office:value-type="string">
            <text:p>480.7</text:p>
          </table:table-cell>
          <table:table-cell table:style-name="ce2" table:formula="of:=[.I118]/[.H118]" office:value-type="percentage" office:value="0.0340077821011673">
            <text:p>3.4%</text:p>
          </table:table-cell>
          <table:table-cell office:value-type="string">
            <text:p>11809.8</text:p>
          </table:table-cell>
          <table:table-cell table:style-name="ce2" table:formula="of:=[.J118]-[.E118]" office:value-type="percentage" office:value="0.00399009550760523">
            <text:p>0.4%</text:p>
          </table:table-cell>
        </table:table-row>
        <table:table-row table:style-name="ro1">
          <table:table-cell office:value-type="string">
            <text:p>Nova Olinda do Norte</text:p>
          </table:table-cell>
          <table:table-cell office:value-type="float" office:value="1303106">
            <text:p>1303106</text:p>
          </table:table-cell>
          <table:table-cell office:value-type="float" office:value="5624">
            <text:p>5624</text:p>
          </table:table-cell>
          <table:table-cell office:value-type="string">
            <text:p>358.8</text:p>
          </table:table-cell>
          <table:table-cell table:style-name="ce2" table:formula="of:=[.D119]/[.C119]" office:value-type="percentage" office:value="0.0637980085348506">
            <text:p>6.4%</text:p>
          </table:table-cell>
          <table:table-cell office:value-type="string">
            <text:p>4549.1</text:p>
          </table:table-cell>
          <table:table-cell office:value-type="float" office:value="1303106">
            <text:p>1303106</text:p>
          </table:table-cell>
          <table:table-cell office:value-type="float" office:value="5624">
            <text:p>5624</text:p>
          </table:table-cell>
          <table:table-cell office:value-type="string">
            <text:p>418.4</text:p>
          </table:table-cell>
          <table:table-cell table:style-name="ce2" table:formula="of:=[.I119]/[.H119]" office:value-type="percentage" office:value="0.0743954480796586">
            <text:p>7.4%</text:p>
          </table:table-cell>
          <table:table-cell office:value-type="string">
            <text:p>4349.6</text:p>
          </table:table-cell>
          <table:table-cell table:style-name="ce2" table:formula="of:=[.J119]-[.E119]" office:value-type="percentage" office:value="0.010597439544808">
            <text:p>1.1%</text:p>
          </table:table-cell>
        </table:table-row>
        <table:table-row table:style-name="ro1">
          <table:table-cell office:value-type="string">
            <text:p>Novo Airão</text:p>
          </table:table-cell>
          <table:table-cell office:value-type="float" office:value="1303205">
            <text:p>1303205</text:p>
          </table:table-cell>
          <table:table-cell office:value-type="float" office:value="38112">
            <text:p>38112</text:p>
          </table:table-cell>
          <table:table-cell office:value-type="string">
            <text:p>79.5</text:p>
          </table:table-cell>
          <table:table-cell table:style-name="ce2" table:formula="of:=[.D120]/[.C120]" office:value-type="percentage" office:value="0.00208595717884131">
            <text:p>0.2%</text:p>
          </table:table-cell>
          <table:table-cell office:value-type="string">
            <text:p>36473.5</text:p>
          </table:table-cell>
          <table:table-cell office:value-type="float" office:value="1303205">
            <text:p>1303205</text:p>
          </table:table-cell>
          <table:table-cell office:value-type="float" office:value="38112">
            <text:p>38112</text:p>
          </table:table-cell>
          <table:table-cell office:value-type="string">
            <text:p>117.5</text:p>
          </table:table-cell>
          <table:table-cell table:style-name="ce2" table:formula="of:=[.I120]/[.H120]" office:value-type="percentage" office:value="0.00308301847187238">
            <text:p>0.3%</text:p>
          </table:table-cell>
          <table:table-cell office:value-type="string">
            <text:p>35491.7</text:p>
          </table:table-cell>
          <table:table-cell table:style-name="ce2" table:formula="of:=[.J120]-[.E120]" office:value-type="percentage" office:value="0.000997061293031067">
            <text:p>0.1%</text:p>
          </table:table-cell>
        </table:table-row>
        <table:table-row table:style-name="ro1">
          <table:table-cell office:value-type="string">
            <text:p>Novo Aripuanã</text:p>
          </table:table-cell>
          <table:table-cell office:value-type="float" office:value="1303304">
            <text:p>1303304</text:p>
          </table:table-cell>
          <table:table-cell office:value-type="float" office:value="41459">
            <text:p>41459</text:p>
          </table:table-cell>
          <table:table-cell office:value-type="string">
            <text:p>537.4</text:p>
          </table:table-cell>
          <table:table-cell table:style-name="ce2" table:formula="of:=[.D121]/[.C121]" office:value-type="percentage" office:value="0.0129622036228563">
            <text:p>1.3%</text:p>
          </table:table-cell>
          <table:table-cell office:value-type="string">
            <text:p>38529.2</text:p>
          </table:table-cell>
          <table:table-cell office:value-type="float" office:value="1303304">
            <text:p>1303304</text:p>
          </table:table-cell>
          <table:table-cell office:value-type="float" office:value="41459">
            <text:p>41459</text:p>
          </table:table-cell>
          <table:table-cell office:value-type="string">
            <text:p>918.1</text:p>
          </table:table-cell>
          <table:table-cell table:style-name="ce2" table:formula="of:=[.I121]/[.H121]" office:value-type="percentage" office:value="0.0221447695313442">
            <text:p>2.2%</text:p>
          </table:table-cell>
          <table:table-cell office:value-type="string">
            <text:p>37964.5</text:p>
          </table:table-cell>
          <table:table-cell table:style-name="ce2" table:formula="of:=[.J121]-[.E121]" office:value-type="percentage" office:value="0.0091825659084879">
            <text:p>0.9%</text:p>
          </table:table-cell>
        </table:table-row>
        <table:table-row table:style-name="ro1">
          <table:table-cell office:value-type="string">
            <text:p>Parintins</text:p>
          </table:table-cell>
          <table:table-cell office:value-type="float" office:value="1303403">
            <text:p>1303403</text:p>
          </table:table-cell>
          <table:table-cell office:value-type="float" office:value="5961">
            <text:p>5961</text:p>
          </table:table-cell>
          <table:table-cell office:value-type="float" office:value="882">
            <text:p>882</text:p>
          </table:table-cell>
          <table:table-cell table:style-name="ce2" table:formula="of:=[.D122]/[.C122]" office:value-type="percentage" office:value="0.147961751383996">
            <text:p>14.8%</text:p>
          </table:table-cell>
          <table:table-cell office:value-type="string">
            <text:p>1664.7</text:p>
          </table:table-cell>
          <table:table-cell office:value-type="float" office:value="1303403">
            <text:p>1303403</text:p>
          </table:table-cell>
          <table:table-cell office:value-type="float" office:value="5961">
            <text:p>5961</text:p>
          </table:table-cell>
          <table:table-cell office:value-type="string">
            <text:p>965.8</text:p>
          </table:table-cell>
          <table:table-cell table:style-name="ce2" table:formula="of:=[.I122]/[.H122]" office:value-type="percentage" office:value="0.162019795336353">
            <text:p>16.2%</text:p>
          </table:table-cell>
          <table:table-cell office:value-type="string">
            <text:p>1519.1</text:p>
          </table:table-cell>
          <table:table-cell table:style-name="ce2" table:formula="of:=[.J122]-[.E122]" office:value-type="percentage" office:value="0.014058043952357">
            <text:p>1.4%</text:p>
          </table:table-cell>
        </table:table-row>
        <table:table-row table:style-name="ro1">
          <table:table-cell office:value-type="string">
            <text:p>Pauini</text:p>
          </table:table-cell>
          <table:table-cell office:value-type="float" office:value="1303502">
            <text:p>1303502</text:p>
          </table:table-cell>
          <table:table-cell office:value-type="float" office:value="44594">
            <text:p>44594</text:p>
          </table:table-cell>
          <table:table-cell office:value-type="string">
            <text:p>151.2</text:p>
          </table:table-cell>
          <table:table-cell table:style-name="ce2" table:formula="of:=[.D123]/[.C123]" office:value-type="percentage" office:value="0.00339059066242095">
            <text:p>0.3%</text:p>
          </table:table-cell>
          <table:table-cell office:value-type="string">
            <text:p>44155.6</text:p>
          </table:table-cell>
          <table:table-cell office:value-type="float" office:value="1303502">
            <text:p>1303502</text:p>
          </table:table-cell>
          <table:table-cell office:value-type="float" office:value="44594">
            <text:p>44594</text:p>
          </table:table-cell>
          <table:table-cell office:value-type="string">
            <text:p>227.4</text:p>
          </table:table-cell>
          <table:table-cell table:style-name="ce2" table:formula="of:=[.I123]/[.H123]" office:value-type="percentage" office:value="0.00509934071848231">
            <text:p>0.5%</text:p>
          </table:table-cell>
          <table:table-cell office:value-type="string">
            <text:p>43226.7</text:p>
          </table:table-cell>
          <table:table-cell table:style-name="ce2" table:formula="of:=[.J123]-[.E123]" office:value-type="percentage" office:value="0.00170875005606135">
            <text:p>0.2%</text:p>
          </table:table-cell>
        </table:table-row>
        <table:table-row table:style-name="ro1">
          <table:table-cell office:value-type="string">
            <text:p>Presidente Figueiredo</text:p>
          </table:table-cell>
          <table:table-cell office:value-type="float" office:value="1303536">
            <text:p>1303536</text:p>
          </table:table-cell>
          <table:table-cell office:value-type="float" office:value="25567">
            <text:p>25567</text:p>
          </table:table-cell>
          <table:table-cell office:value-type="string">
            <text:p>524.2</text:p>
          </table:table-cell>
          <table:table-cell table:style-name="ce2" table:formula="of:=[.D124]/[.C124]" office:value-type="percentage" office:value="0.0205029921383033">
            <text:p>2.1%</text:p>
          </table:table-cell>
          <table:table-cell office:value-type="string">
            <text:p>21616.7</text:p>
          </table:table-cell>
          <table:table-cell office:value-type="float" office:value="1303536">
            <text:p>1303536</text:p>
          </table:table-cell>
          <table:table-cell office:value-type="float" office:value="25567">
            <text:p>25567</text:p>
          </table:table-cell>
          <table:table-cell office:value-type="string">
            <text:p>729.1</text:p>
          </table:table-cell>
          <table:table-cell table:style-name="ce2" table:formula="of:=[.I124]/[.H124]" office:value-type="percentage" office:value="0.0285172292408182">
            <text:p>2.9%</text:p>
          </table:table-cell>
          <table:table-cell office:value-type="string">
            <text:p>21394.5</text:p>
          </table:table-cell>
          <table:table-cell table:style-name="ce2" table:formula="of:=[.J124]-[.E124]" office:value-type="percentage" office:value="0.00801423710251496">
            <text:p>0.8%</text:p>
          </table:table-cell>
        </table:table-row>
        <table:table-row table:style-name="ro1">
          <table:table-cell office:value-type="string">
            <text:p>Rio Preto da Eva</text:p>
          </table:table-cell>
          <table:table-cell office:value-type="float" office:value="1303569">
            <text:p>1303569</text:p>
          </table:table-cell>
          <table:table-cell office:value-type="float" office:value="5839">
            <text:p>5839</text:p>
          </table:table-cell>
          <table:table-cell office:value-type="string">
            <text:p>501.1</text:p>
          </table:table-cell>
          <table:table-cell table:style-name="ce2" table:formula="of:=[.D125]/[.C125]" office:value-type="percentage" office:value="0.0858194896386368">
            <text:p>8.6%</text:p>
          </table:table-cell>
          <table:table-cell office:value-type="string">
            <text:p>5326.3</text:p>
          </table:table-cell>
          <table:table-cell office:value-type="float" office:value="1303569">
            <text:p>1303569</text:p>
          </table:table-cell>
          <table:table-cell office:value-type="float" office:value="5839">
            <text:p>5839</text:p>
          </table:table-cell>
          <table:table-cell office:value-type="string">
            <text:p>570.7</text:p>
          </table:table-cell>
          <table:table-cell table:style-name="ce2" table:formula="of:=[.I125]/[.H125]" office:value-type="percentage" office:value="0.0977393389278986">
            <text:p>9.8%</text:p>
          </table:table-cell>
          <table:table-cell office:value-type="string">
            <text:p>5252.2</text:p>
          </table:table-cell>
          <table:table-cell table:style-name="ce2" table:formula="of:=[.J125]-[.E125]" office:value-type="percentage" office:value="0.0119198492892619">
            <text:p>1.2%</text:p>
          </table:table-cell>
        </table:table-row>
        <table:table-row table:style-name="ro1">
          <table:table-cell office:value-type="string">
            <text:p>Santa Isabel do Rio Negro</text:p>
          </table:table-cell>
          <table:table-cell office:value-type="float" office:value="1303601">
            <text:p>1303601</text:p>
          </table:table-cell>
          <table:table-cell office:value-type="float" office:value="64132">
            <text:p>64132</text:p>
          </table:table-cell>
          <table:table-cell office:value-type="string">
            <text:p>186.9</text:p>
          </table:table-cell>
          <table:table-cell table:style-name="ce2" table:formula="of:=[.D126]/[.C126]" office:value-type="percentage" office:value="0.00291430175263519">
            <text:p>0.3%</text:p>
          </table:table-cell>
          <table:table-cell office:value-type="float" office:value="62251">
            <text:p>62251</text:p>
          </table:table-cell>
          <table:table-cell office:value-type="float" office:value="1303601">
            <text:p>1303601</text:p>
          </table:table-cell>
          <table:table-cell office:value-type="float" office:value="64132">
            <text:p>64132</text:p>
          </table:table-cell>
          <table:table-cell office:value-type="string">
            <text:p>215.6</text:p>
          </table:table-cell>
          <table:table-cell table:style-name="ce2" table:formula="of:=[.I126]/[.H126]" office:value-type="percentage" office:value="0.00336181625397617">
            <text:p>0.3%</text:p>
          </table:table-cell>
          <table:table-cell office:value-type="string">
            <text:p>48503.1</text:p>
          </table:table-cell>
          <table:table-cell table:style-name="ce2" table:formula="of:=[.J126]-[.E126]" office:value-type="percentage" office:value="0.000447514501340984">
            <text:p>0.0%</text:p>
          </table:table-cell>
        </table:table-row>
        <table:table-row table:style-name="ro1">
          <table:table-cell office:value-type="string">
            <text:p>Santo Antônio do Içá</text:p>
          </table:table-cell>
          <table:table-cell office:value-type="float" office:value="1303700">
            <text:p>1303700</text:p>
          </table:table-cell>
          <table:table-cell office:value-type="float" office:value="12746">
            <text:p>12746</text:p>
          </table:table-cell>
          <table:table-cell office:value-type="string">
            <text:p>111.3</text:p>
          </table:table-cell>
          <table:table-cell table:style-name="ce2" table:formula="of:=[.D127]/[.C127]" office:value-type="percentage" office:value="0.00873215126314138">
            <text:p>0.9%</text:p>
          </table:table-cell>
          <table:table-cell office:value-type="string">
            <text:p>12024.4</text:p>
          </table:table-cell>
          <table:table-cell office:value-type="float" office:value="1303700">
            <text:p>1303700</text:p>
          </table:table-cell>
          <table:table-cell office:value-type="float" office:value="12746">
            <text:p>12746</text:p>
          </table:table-cell>
          <table:table-cell office:value-type="string">
            <text:p>137.3</text:p>
          </table:table-cell>
          <table:table-cell table:style-name="ce2" table:formula="of:=[.I127]/[.H127]" office:value-type="percentage" office:value="0.0107720069041268">
            <text:p>1.1%</text:p>
          </table:table-cell>
          <table:table-cell office:value-type="string">
            <text:p>7212.7</text:p>
          </table:table-cell>
          <table:table-cell table:style-name="ce2" table:formula="of:=[.J127]-[.E127]" office:value-type="percentage" office:value="0.00203985564098541">
            <text:p>0.2%</text:p>
          </table:table-cell>
        </table:table-row>
        <table:table-row table:style-name="ro1">
          <table:table-cell office:value-type="string">
            <text:p>São Gabriel da Cachoeira</text:p>
          </table:table-cell>
          <table:table-cell office:value-type="float" office:value="1303809">
            <text:p>1303809</text:p>
          </table:table-cell>
          <table:table-cell office:value-type="float" office:value="112501">
            <text:p>112501</text:p>
          </table:table-cell>
          <table:table-cell office:value-type="string">
            <text:p>1040.3</text:p>
          </table:table-cell>
          <table:table-cell table:style-name="ce2" table:formula="of:=[.D128]/[.C128]" office:value-type="percentage" office:value="0.00924702891529853">
            <text:p>0.9%</text:p>
          </table:table-cell>
          <table:table-cell office:value-type="string">
            <text:p>109109.4</text:p>
          </table:table-cell>
          <table:table-cell office:value-type="float" office:value="1303809">
            <text:p>1303809</text:p>
          </table:table-cell>
          <table:table-cell office:value-type="float" office:value="112501">
            <text:p>112501</text:p>
          </table:table-cell>
          <table:table-cell office:value-type="string">
            <text:p>1196.5</text:p>
          </table:table-cell>
          <table:table-cell table:style-name="ce2" table:formula="of:=[.I128]/[.H128]" office:value-type="percentage" office:value="0.0106354610181243">
            <text:p>1.1%</text:p>
          </table:table-cell>
          <table:table-cell office:value-type="string">
            <text:p>55222.2</text:p>
          </table:table-cell>
          <table:table-cell table:style-name="ce2" table:formula="of:=[.J128]-[.E128]" office:value-type="percentage" office:value="0.00138843210282575">
            <text:p>0.1%</text:p>
          </table:table-cell>
        </table:table-row>
        <table:table-row table:style-name="ro1">
          <table:table-cell office:value-type="string">
            <text:p>São Paulo de Olivença</text:p>
          </table:table-cell>
          <table:table-cell office:value-type="float" office:value="1303908">
            <text:p>1303908</text:p>
          </table:table-cell>
          <table:table-cell office:value-type="float" office:value="20470">
            <text:p>20470</text:p>
          </table:table-cell>
          <table:table-cell office:value-type="string">
            <text:p>103.8</text:p>
          </table:table-cell>
          <table:table-cell table:style-name="ce2" table:formula="of:=[.D129]/[.C129]" office:value-type="percentage" office:value="0.00507083536883244">
            <text:p>0.5%</text:p>
          </table:table-cell>
          <table:table-cell office:value-type="string">
            <text:p>19689.9</text:p>
          </table:table-cell>
          <table:table-cell office:value-type="float" office:value="1303908">
            <text:p>1303908</text:p>
          </table:table-cell>
          <table:table-cell office:value-type="float" office:value="20470">
            <text:p>20470</text:p>
          </table:table-cell>
          <table:table-cell office:value-type="string">
            <text:p>177.1</text:p>
          </table:table-cell>
          <table:table-cell table:style-name="ce2" table:formula="of:=[.I129]/[.H129]" office:value-type="percentage" office:value="0.00865168539325843">
            <text:p>0.9%</text:p>
          </table:table-cell>
          <table:table-cell office:value-type="string">
            <text:p>19545.4</text:p>
          </table:table-cell>
          <table:table-cell table:style-name="ce2" table:formula="of:=[.J129]-[.E129]" office:value-type="percentage" office:value="0.00358085002442599">
            <text:p>0.4%</text:p>
          </table:table-cell>
        </table:table-row>
        <table:table-row table:style-name="ro1">
          <table:table-cell office:value-type="string">
            <text:p>São Sebastião do Uatumã</text:p>
          </table:table-cell>
          <table:table-cell office:value-type="float" office:value="1303957">
            <text:p>1303957</text:p>
          </table:table-cell>
          <table:table-cell office:value-type="float" office:value="10775">
            <text:p>10775</text:p>
          </table:table-cell>
          <table:table-cell office:value-type="string">
            <text:p>150.9</text:p>
          </table:table-cell>
          <table:table-cell table:style-name="ce2" table:formula="of:=[.D130]/[.C130]" office:value-type="percentage" office:value="0.0140046403712297">
            <text:p>1.4%</text:p>
          </table:table-cell>
          <table:table-cell office:value-type="string">
            <text:p>9931.6</text:p>
          </table:table-cell>
          <table:table-cell office:value-type="float" office:value="1303957">
            <text:p>1303957</text:p>
          </table:table-cell>
          <table:table-cell office:value-type="float" office:value="10775">
            <text:p>10775</text:p>
          </table:table-cell>
          <table:table-cell office:value-type="string">
            <text:p>205.2</text:p>
          </table:table-cell>
          <table:table-cell table:style-name="ce2" table:formula="of:=[.I130]/[.H130]" office:value-type="percentage" office:value="0.0190440835266821">
            <text:p>1.9%</text:p>
          </table:table-cell>
          <table:table-cell office:value-type="float" office:value="9845">
            <text:p>9845</text:p>
          </table:table-cell>
          <table:table-cell table:style-name="ce2" table:formula="of:=[.J130]-[.E130]" office:value-type="percentage" office:value="0.00503944315545244">
            <text:p>0.5%</text:p>
          </table:table-cell>
        </table:table-row>
        <table:table-row table:style-name="ro1">
          <table:table-cell office:value-type="string">
            <text:p>Silves</text:p>
          </table:table-cell>
          <table:table-cell office:value-type="float" office:value="1304005">
            <text:p>1304005</text:p>
          </table:table-cell>
          <table:table-cell office:value-type="float" office:value="3758">
            <text:p>3758</text:p>
          </table:table-cell>
          <table:table-cell office:value-type="string">
            <text:p>388.3</text:p>
          </table:table-cell>
          <table:table-cell table:style-name="ce2" table:formula="of:=[.D131]/[.C131]" office:value-type="percentage" office:value="0.103326237360298">
            <text:p>10.3%</text:p>
          </table:table-cell>
          <table:table-cell office:value-type="string">
            <text:p>2642.4</text:p>
          </table:table-cell>
          <table:table-cell office:value-type="float" office:value="1304005">
            <text:p>1304005</text:p>
          </table:table-cell>
          <table:table-cell office:value-type="float" office:value="3758">
            <text:p>3758</text:p>
          </table:table-cell>
          <table:table-cell office:value-type="string">
            <text:p>429.7</text:p>
          </table:table-cell>
          <table:table-cell table:style-name="ce2" table:formula="of:=[.I131]/[.H131]" office:value-type="percentage" office:value="0.114342735497605">
            <text:p>11.4%</text:p>
          </table:table-cell>
          <table:table-cell office:value-type="string">
            <text:p>2555.5</text:p>
          </table:table-cell>
          <table:table-cell table:style-name="ce2" table:formula="of:=[.J131]-[.E131]" office:value-type="percentage" office:value="0.0110164981373071">
            <text:p>1.1%</text:p>
          </table:table-cell>
        </table:table-row>
        <table:table-row table:style-name="ro1">
          <table:table-cell office:value-type="string">
            <text:p>Tabatinga</text:p>
          </table:table-cell>
          <table:table-cell office:value-type="float" office:value="1304062">
            <text:p>1304062</text:p>
          </table:table-cell>
          <table:table-cell office:value-type="float" office:value="3346">
            <text:p>3346</text:p>
          </table:table-cell>
          <table:table-cell office:value-type="string">
            <text:p>136.7</text:p>
          </table:table-cell>
          <table:table-cell table:style-name="ce2" table:formula="of:=[.D132]/[.C132]" office:value-type="percentage" office:value="0.040854751942618">
            <text:p>4.1%</text:p>
          </table:table-cell>
          <table:table-cell office:value-type="string">
            <text:p>3127.4</text:p>
          </table:table-cell>
          <table:table-cell office:value-type="float" office:value="1304062">
            <text:p>1304062</text:p>
          </table:table-cell>
          <table:table-cell office:value-type="float" office:value="3346">
            <text:p>3346</text:p>
          </table:table-cell>
          <table:table-cell office:value-type="string">
            <text:p>157.5</text:p>
          </table:table-cell>
          <table:table-cell table:style-name="ce2" table:formula="of:=[.I132]/[.H132]" office:value-type="percentage" office:value="0.047071129707113">
            <text:p>4.7%</text:p>
          </table:table-cell>
          <table:table-cell office:value-type="string">
            <text:p>3101.7</text:p>
          </table:table-cell>
          <table:table-cell table:style-name="ce2" table:formula="of:=[.J132]-[.E132]" office:value-type="percentage" office:value="0.00621637776449492">
            <text:p>0.6%</text:p>
          </table:table-cell>
        </table:table-row>
        <table:table-row table:style-name="ro1">
          <table:table-cell office:value-type="string">
            <text:p>Tapauá</text:p>
          </table:table-cell>
          <table:table-cell office:value-type="float" office:value="1304104">
            <text:p>1304104</text:p>
          </table:table-cell>
          <table:table-cell office:value-type="float" office:value="90959">
            <text:p>90959</text:p>
          </table:table-cell>
          <table:table-cell office:value-type="string">
            <text:p>261.4</text:p>
          </table:table-cell>
          <table:table-cell table:style-name="ce2" table:formula="of:=[.D133]/[.C133]" office:value-type="percentage" office:value="0.00287382227157291">
            <text:p>0.3%</text:p>
          </table:table-cell>
          <table:table-cell office:value-type="string">
            <text:p>87035.1</text:p>
          </table:table-cell>
          <table:table-cell office:value-type="float" office:value="1304104">
            <text:p>1304104</text:p>
          </table:table-cell>
          <table:table-cell office:value-type="float" office:value="90959">
            <text:p>90959</text:p>
          </table:table-cell>
          <table:table-cell office:value-type="string">
            <text:p>310.6</text:p>
          </table:table-cell>
          <table:table-cell table:style-name="ce2" table:formula="of:=[.I133]/[.H133]" office:value-type="percentage" office:value="0.00341472531580162">
            <text:p>0.3%</text:p>
          </table:table-cell>
          <table:table-cell office:value-type="float" office:value="85180">
            <text:p>85180</text:p>
          </table:table-cell>
          <table:table-cell table:style-name="ce2" table:formula="of:=[.J133]-[.E133]" office:value-type="percentage" office:value="0.000540903044228719">
            <text:p>0.1%</text:p>
          </table:table-cell>
        </table:table-row>
        <table:table-row table:style-name="ro1">
          <table:table-cell office:value-type="string">
            <text:p>Tefé</text:p>
          </table:table-cell>
          <table:table-cell office:value-type="float" office:value="1304203">
            <text:p>1304203</text:p>
          </table:table-cell>
          <table:table-cell office:value-type="float" office:value="24187">
            <text:p>24187</text:p>
          </table:table-cell>
          <table:table-cell office:value-type="string">
            <text:p>543.2</text:p>
          </table:table-cell>
          <table:table-cell table:style-name="ce2" table:formula="of:=[.D134]/[.C134]" office:value-type="percentage" office:value="0.0224583453921528">
            <text:p>2.2%</text:p>
          </table:table-cell>
          <table:table-cell office:value-type="string">
            <text:p>22752.8</text:p>
          </table:table-cell>
          <table:table-cell office:value-type="float" office:value="1304203">
            <text:p>1304203</text:p>
          </table:table-cell>
          <table:table-cell office:value-type="float" office:value="24187">
            <text:p>24187</text:p>
          </table:table-cell>
          <table:table-cell office:value-type="string">
            <text:p>637.8</text:p>
          </table:table-cell>
          <table:table-cell table:style-name="ce2" table:formula="of:=[.I134]/[.H134]" office:value-type="percentage" office:value="0.0263695373547774">
            <text:p>2.6%</text:p>
          </table:table-cell>
          <table:table-cell office:value-type="float" office:value="21913">
            <text:p>21913</text:p>
          </table:table-cell>
          <table:table-cell table:style-name="ce2" table:formula="of:=[.J134]-[.E134]" office:value-type="percentage" office:value="0.00391119196262455">
            <text:p>0.4%</text:p>
          </table:table-cell>
        </table:table-row>
        <table:table-row table:style-name="ro1">
          <table:table-cell office:value-type="string">
            <text:p>Tonantins</text:p>
          </table:table-cell>
          <table:table-cell office:value-type="float" office:value="1304237">
            <text:p>1304237</text:p>
          </table:table-cell>
          <table:table-cell office:value-type="float" office:value="6618">
            <text:p>6618</text:p>
          </table:table-cell>
          <table:table-cell office:value-type="string">
            <text:p>67.7</text:p>
          </table:table-cell>
          <table:table-cell table:style-name="ce2" table:formula="of:=[.D135]/[.C135]" office:value-type="percentage" office:value="0.0102296766394681">
            <text:p>1.0%</text:p>
          </table:table-cell>
          <table:table-cell office:value-type="string">
            <text:p>6167.4</text:p>
          </table:table-cell>
          <table:table-cell office:value-type="float" office:value="1304237">
            <text:p>1304237</text:p>
          </table:table-cell>
          <table:table-cell office:value-type="float" office:value="6618">
            <text:p>6618</text:p>
          </table:table-cell>
          <table:table-cell office:value-type="string">
            <text:p>83.4</text:p>
          </table:table-cell>
          <table:table-cell table:style-name="ce2" table:formula="of:=[.I135]/[.H135]" office:value-type="percentage" office:value="0.0126019945602901">
            <text:p>1.3%</text:p>
          </table:table-cell>
          <table:table-cell office:value-type="string">
            <text:p>5195.7</text:p>
          </table:table-cell>
          <table:table-cell table:style-name="ce2" table:formula="of:=[.J135]-[.E135]" office:value-type="percentage" office:value="0.002372317920822">
            <text:p>0.2%</text:p>
          </table:table-cell>
        </table:table-row>
        <table:table-row table:style-name="ro1">
          <table:table-cell office:value-type="string">
            <text:p>Uarini</text:p>
          </table:table-cell>
          <table:table-cell office:value-type="float" office:value="1304260">
            <text:p>1304260</text:p>
          </table:table-cell>
          <table:table-cell office:value-type="float" office:value="10449">
            <text:p>10449</text:p>
          </table:table-cell>
          <table:table-cell office:value-type="float" office:value="194">
            <text:p>194</text:p>
          </table:table-cell>
          <table:table-cell table:style-name="ce2" table:formula="of:=[.D136]/[.C136]" office:value-type="percentage" office:value="0.0185663699875586">
            <text:p>1.9%</text:p>
          </table:table-cell>
          <table:table-cell office:value-type="string">
            <text:p>9719.9</text:p>
          </table:table-cell>
          <table:table-cell office:value-type="float" office:value="1304260">
            <text:p>1304260</text:p>
          </table:table-cell>
          <table:table-cell office:value-type="float" office:value="10449">
            <text:p>10449</text:p>
          </table:table-cell>
          <table:table-cell office:value-type="string">
            <text:p>244.5</text:p>
          </table:table-cell>
          <table:table-cell table:style-name="ce2" table:formula="of:=[.I136]/[.H136]" office:value-type="percentage" office:value="0.0233993683606087">
            <text:p>2.3%</text:p>
          </table:table-cell>
          <table:table-cell office:value-type="string">
            <text:p>9368.6</text:p>
          </table:table-cell>
          <table:table-cell table:style-name="ce2" table:formula="of:=[.J136]-[.E136]" office:value-type="percentage" office:value="0.00483299837305005">
            <text:p>0.5%</text:p>
          </table:table-cell>
        </table:table-row>
        <table:table-row table:style-name="ro1">
          <table:table-cell office:value-type="string">
            <text:p>Urucará</text:p>
          </table:table-cell>
          <table:table-cell office:value-type="float" office:value="1304302">
            <text:p>1304302</text:p>
          </table:table-cell>
          <table:table-cell office:value-type="float" office:value="28014">
            <text:p>28014</text:p>
          </table:table-cell>
          <table:table-cell office:value-type="string">
            <text:p>296.5</text:p>
          </table:table-cell>
          <table:table-cell table:style-name="ce2" table:formula="of:=[.D137]/[.C137]" office:value-type="percentage" office:value="0.010583993717427">
            <text:p>1.1%</text:p>
          </table:table-cell>
          <table:table-cell office:value-type="string">
            <text:p>26647.3</text:p>
          </table:table-cell>
          <table:table-cell office:value-type="float" office:value="1304302">
            <text:p>1304302</text:p>
          </table:table-cell>
          <table:table-cell office:value-type="float" office:value="28014">
            <text:p>28014</text:p>
          </table:table-cell>
          <table:table-cell office:value-type="string">
            <text:p>337.3</text:p>
          </table:table-cell>
          <table:table-cell table:style-name="ce2" table:formula="of:=[.I137]/[.H137]" office:value-type="percentage" office:value="0.0120404083672449">
            <text:p>1.2%</text:p>
          </table:table-cell>
          <table:table-cell office:value-type="string">
            <text:p>24638.8</text:p>
          </table:table-cell>
          <table:table-cell table:style-name="ce2" table:formula="of:=[.J137]-[.E137]" office:value-type="percentage" office:value="0.00145641464981795">
            <text:p>0.1%</text:p>
          </table:table-cell>
        </table:table-row>
        <table:table-row table:style-name="ro1">
          <table:table-cell office:value-type="string">
            <text:p>Urucurituba</text:p>
          </table:table-cell>
          <table:table-cell office:value-type="float" office:value="1304401">
            <text:p>1304401</text:p>
          </table:table-cell>
          <table:table-cell office:value-type="float" office:value="2915">
            <text:p>2915</text:p>
          </table:table-cell>
          <table:table-cell office:value-type="string">
            <text:p>82.5</text:p>
          </table:table-cell>
          <table:table-cell table:style-name="ce2" table:formula="of:=[.D138]/[.C138]" office:value-type="percentage" office:value="0.0283018867924528">
            <text:p>2.8%</text:p>
          </table:table-cell>
          <table:table-cell office:value-type="string">
            <text:p>141.8</text:p>
          </table:table-cell>
          <table:table-cell office:value-type="float" office:value="1304401">
            <text:p>1304401</text:p>
          </table:table-cell>
          <table:table-cell office:value-type="float" office:value="2915">
            <text:p>2915</text:p>
          </table:table-cell>
          <table:table-cell office:value-type="string">
            <text:p>95.5</text:p>
          </table:table-cell>
          <table:table-cell table:style-name="ce2" table:formula="of:=[.I138]/[.H138]" office:value-type="percentage" office:value="0.0327615780445969">
            <text:p>3.3%</text:p>
          </table:table-cell>
          <table:table-cell office:value-type="string">
            <text:p>125.4</text:p>
          </table:table-cell>
          <table:table-cell table:style-name="ce2" table:formula="of:=[.J138]-[.E138]" office:value-type="percentage" office:value="0.00445969125214409">
            <text:p>0.4%</text:p>
          </table:table-cell>
        </table:table-row>
        <table:table-row table:style-name="ro1">
          <table:table-cell office:value-type="string">
            <text:p>Amajari</text:p>
          </table:table-cell>
          <table:table-cell office:value-type="float" office:value="1400027">
            <text:p>1400027</text:p>
          </table:table-cell>
          <table:table-cell office:value-type="float" office:value="28788">
            <text:p>28788</text:p>
          </table:table-cell>
          <table:table-cell office:value-type="string">
            <text:p>59.9</text:p>
          </table:table-cell>
          <table:table-cell table:style-name="ce2" table:formula="of:=[.D139]/[.C139]" office:value-type="percentage" office:value="0.00208072808114492">
            <text:p>0.2%</text:p>
          </table:table-cell>
          <table:table-cell office:value-type="string">
            <text:p>22887.6</text:p>
          </table:table-cell>
          <table:table-cell office:value-type="float" office:value="1400027">
            <text:p>1400027</text:p>
          </table:table-cell>
          <table:table-cell office:value-type="float" office:value="28788">
            <text:p>28788</text:p>
          </table:table-cell>
          <table:table-cell office:value-type="string">
            <text:p>318.8</text:p>
          </table:table-cell>
          <table:table-cell table:style-name="ce2" table:formula="of:=[.I139]/[.H139]" office:value-type="percentage" office:value="0.0110740586355426">
            <text:p>1.1%</text:p>
          </table:table-cell>
          <table:table-cell office:value-type="float" office:value="15726">
            <text:p>15726</text:p>
          </table:table-cell>
          <table:table-cell table:style-name="ce2" table:formula="of:=[.J139]-[.E139]" office:value-type="percentage" office:value="0.00899333055439767">
            <text:p>0.9%</text:p>
          </table:table-cell>
        </table:table-row>
        <table:table-row table:style-name="ro1">
          <table:table-cell office:value-type="string">
            <text:p>Alto Alegre</text:p>
          </table:table-cell>
          <table:table-cell office:value-type="float" office:value="1400050">
            <text:p>1400050</text:p>
          </table:table-cell>
          <table:table-cell office:value-type="float" office:value="25870">
            <text:p>25870</text:p>
          </table:table-cell>
          <table:table-cell office:value-type="string">
            <text:p>497.1</text:p>
          </table:table-cell>
          <table:table-cell table:style-name="ce2" table:formula="of:=[.D140]/[.C140]" office:value-type="percentage" office:value="0.0192153073057596">
            <text:p>1.9%</text:p>
          </table:table-cell>
          <table:table-cell office:value-type="string">
            <text:p>22552.3</text:p>
          </table:table-cell>
          <table:table-cell office:value-type="float" office:value="1400050">
            <text:p>1400050</text:p>
          </table:table-cell>
          <table:table-cell office:value-type="float" office:value="25870">
            <text:p>25870</text:p>
          </table:table-cell>
          <table:table-cell office:value-type="string">
            <text:p>755.9</text:p>
          </table:table-cell>
          <table:table-cell table:style-name="ce2" table:formula="of:=[.I140]/[.H140]" office:value-type="percentage" office:value="0.029219172787012">
            <text:p>2.9%</text:p>
          </table:table-cell>
          <table:table-cell office:value-type="string">
            <text:p>13746.6</text:p>
          </table:table-cell>
          <table:table-cell table:style-name="ce2" table:formula="of:=[.J140]-[.E140]" office:value-type="percentage" office:value="0.0100038654812524">
            <text:p>1.0%</text:p>
          </table:table-cell>
        </table:table-row>
        <table:table-row table:style-name="ro1">
          <table:table-cell office:value-type="string">
            <text:p>Boa Vista</text:p>
          </table:table-cell>
          <table:table-cell office:value-type="float" office:value="1400100">
            <text:p>1400100</text:p>
          </table:table-cell>
          <table:table-cell office:value-type="float" office:value="5726">
            <text:p>5726</text:p>
          </table:table-cell>
          <table:table-cell office:value-type="string">
            <text:p>10.3</text:p>
          </table:table-cell>
          <table:table-cell table:style-name="ce2" table:formula="of:=[.D141]/[.C141]" office:value-type="percentage" office:value="0.00179881243450926">
            <text:p>0.2%</text:p>
          </table:table-cell>
          <table:table-cell office:value-type="string">
            <text:p>240.2</text:p>
          </table:table-cell>
          <table:table-cell office:value-type="float" office:value="1400100">
            <text:p>1400100</text:p>
          </table:table-cell>
          <table:table-cell office:value-type="float" office:value="5726">
            <text:p>5726</text:p>
          </table:table-cell>
          <table:table-cell office:value-type="string">
            <text:p>21.2</text:p>
          </table:table-cell>
          <table:table-cell table:style-name="ce2" table:formula="of:=[.I141]/[.H141]" office:value-type="percentage" office:value="0.00370241005937827">
            <text:p>0.4%</text:p>
          </table:table-cell>
          <table:table-cell office:value-type="string">
            <text:p>120.7</text:p>
          </table:table-cell>
          <table:table-cell table:style-name="ce2" table:formula="of:=[.J141]-[.E141]" office:value-type="percentage" office:value="0.00190359762486902">
            <text:p>0.2%</text:p>
          </table:table-cell>
        </table:table-row>
        <table:table-row table:style-name="ro1">
          <table:table-cell office:value-type="string">
            <text:p>Bonfim</text:p>
          </table:table-cell>
          <table:table-cell office:value-type="float" office:value="1400159">
            <text:p>1400159</text:p>
          </table:table-cell>
          <table:table-cell office:value-type="float" office:value="8141">
            <text:p>8141</text:p>
          </table:table-cell>
          <table:table-cell office:value-type="float" office:value="119">
            <text:p>119</text:p>
          </table:table-cell>
          <table:table-cell table:style-name="ce2" table:formula="of:=[.D142]/[.C142]" office:value-type="percentage" office:value="0.0146173688736028">
            <text:p>1.5%</text:p>
          </table:table-cell>
          <table:table-cell office:value-type="string">
            <text:p>1834.5</text:p>
          </table:table-cell>
          <table:table-cell office:value-type="float" office:value="1400159">
            <text:p>1400159</text:p>
          </table:table-cell>
          <table:table-cell office:value-type="float" office:value="8141">
            <text:p>8141</text:p>
          </table:table-cell>
          <table:table-cell office:value-type="string">
            <text:p>380.5</text:p>
          </table:table-cell>
          <table:table-cell table:style-name="ce2" table:formula="of:=[.I142]/[.H142]" office:value-type="percentage" office:value="0.0467387298857634">
            <text:p>4.7%</text:p>
          </table:table-cell>
          <table:table-cell office:value-type="string">
            <text:p>1328.2</text:p>
          </table:table-cell>
          <table:table-cell table:style-name="ce2" table:formula="of:=[.J142]-[.E142]" office:value-type="percentage" office:value="0.0321213610121607">
            <text:p>3.2%</text:p>
          </table:table-cell>
        </table:table-row>
        <table:table-row table:style-name="ro1">
          <table:table-cell office:value-type="string">
            <text:p>Cantá</text:p>
          </table:table-cell>
          <table:table-cell office:value-type="float" office:value="1400175">
            <text:p>1400175</text:p>
          </table:table-cell>
          <table:table-cell office:value-type="float" office:value="7714">
            <text:p>7714</text:p>
          </table:table-cell>
          <table:table-cell office:value-type="string">
            <text:p>882.5</text:p>
          </table:table-cell>
          <table:table-cell table:style-name="ce2" table:formula="of:=[.D143]/[.C143]" office:value-type="percentage" office:value="0.114402385273529">
            <text:p>11.4%</text:p>
          </table:table-cell>
          <table:table-cell office:value-type="string">
            <text:p>5918.8</text:p>
          </table:table-cell>
          <table:table-cell office:value-type="float" office:value="1400175">
            <text:p>1400175</text:p>
          </table:table-cell>
          <table:table-cell office:value-type="float" office:value="7714">
            <text:p>7714</text:p>
          </table:table-cell>
          <table:table-cell office:value-type="string">
            <text:p>1482.4</text:p>
          </table:table-cell>
          <table:table-cell table:style-name="ce2" table:formula="of:=[.I143]/[.H143]" office:value-type="percentage" office:value="0.192170080373347">
            <text:p>19.2%</text:p>
          </table:table-cell>
          <table:table-cell office:value-type="string">
            <text:p>3021.6</text:p>
          </table:table-cell>
          <table:table-cell table:style-name="ce2" table:formula="of:=[.J143]-[.E143]" office:value-type="percentage" office:value="0.0777676950998185">
            <text:p>7.8%</text:p>
          </table:table-cell>
        </table:table-row>
        <table:table-row table:style-name="ro1">
          <table:table-cell office:value-type="string">
            <text:p>Caracaraí</text:p>
          </table:table-cell>
          <table:table-cell office:value-type="float" office:value="1400209">
            <text:p>1400209</text:p>
          </table:table-cell>
          <table:table-cell office:value-type="float" office:value="47820">
            <text:p>47820</text:p>
          </table:table-cell>
          <table:table-cell office:value-type="string">
            <text:p>686.7</text:p>
          </table:table-cell>
          <table:table-cell table:style-name="ce2" table:formula="of:=[.D144]/[.C144]" office:value-type="percentage" office:value="0.0143601003764115">
            <text:p>1.4%</text:p>
          </table:table-cell>
          <table:table-cell office:value-type="string">
            <text:p>32048.8</text:p>
          </table:table-cell>
          <table:table-cell office:value-type="float" office:value="1400209">
            <text:p>1400209</text:p>
          </table:table-cell>
          <table:table-cell office:value-type="float" office:value="47820">
            <text:p>47820</text:p>
          </table:table-cell>
          <table:table-cell office:value-type="string">
            <text:p>1004.6</text:p>
          </table:table-cell>
          <table:table-cell table:style-name="ce2" table:formula="of:=[.I144]/[.H144]" office:value-type="percentage" office:value="0.0210079464659138">
            <text:p>2.1%</text:p>
          </table:table-cell>
          <table:table-cell office:value-type="string">
            <text:p>28020.2</text:p>
          </table:table-cell>
          <table:table-cell table:style-name="ce2" table:formula="of:=[.J144]-[.E144]" office:value-type="percentage" office:value="0.0066478460895023">
            <text:p>0.7%</text:p>
          </table:table-cell>
        </table:table-row>
        <table:table-row table:style-name="ro1">
          <table:table-cell office:value-type="string">
            <text:p>Caroebe</text:p>
          </table:table-cell>
          <table:table-cell office:value-type="float" office:value="1400233">
            <text:p>1400233</text:p>
          </table:table-cell>
          <table:table-cell office:value-type="float" office:value="12122">
            <text:p>12122</text:p>
          </table:table-cell>
          <table:table-cell office:value-type="string">
            <text:p>536.7</text:p>
          </table:table-cell>
          <table:table-cell table:style-name="ce2" table:formula="of:=[.D145]/[.C145]" office:value-type="percentage" office:value="0.0442748721333113">
            <text:p>4.4%</text:p>
          </table:table-cell>
          <table:table-cell office:value-type="string">
            <text:p>11479.2</text:p>
          </table:table-cell>
          <table:table-cell office:value-type="float" office:value="1400233">
            <text:p>1400233</text:p>
          </table:table-cell>
          <table:table-cell office:value-type="float" office:value="12122">
            <text:p>12122</text:p>
          </table:table-cell>
          <table:table-cell office:value-type="string">
            <text:p>938.4</text:p>
          </table:table-cell>
          <table:table-cell table:style-name="ce2" table:formula="of:=[.I145]/[.H145]" office:value-type="percentage" office:value="0.0774129681570698">
            <text:p>7.7%</text:p>
          </table:table-cell>
          <table:table-cell office:value-type="string">
            <text:p>10857.7</text:p>
          </table:table-cell>
          <table:table-cell table:style-name="ce2" table:formula="of:=[.J145]-[.E145]" office:value-type="percentage" office:value="0.0331380960237584">
            <text:p>3.3%</text:p>
          </table:table-cell>
        </table:table-row>
        <table:table-row table:style-name="ro1">
          <table:table-cell office:value-type="string">
            <text:p>Iracema</text:p>
          </table:table-cell>
          <table:table-cell office:value-type="float" office:value="1400282">
            <text:p>1400282</text:p>
          </table:table-cell>
          <table:table-cell office:value-type="float" office:value="14271">
            <text:p>14271</text:p>
          </table:table-cell>
          <table:table-cell office:value-type="string">
            <text:p>459.4</text:p>
          </table:table-cell>
          <table:table-cell table:style-name="ce2" table:formula="of:=[.D146]/[.C146]" office:value-type="percentage" office:value="0.0321911568915983">
            <text:p>3.2%</text:p>
          </table:table-cell>
          <table:table-cell office:value-type="string">
            <text:p>13678.5</text:p>
          </table:table-cell>
          <table:table-cell office:value-type="float" office:value="1400282">
            <text:p>1400282</text:p>
          </table:table-cell>
          <table:table-cell office:value-type="float" office:value="14271">
            <text:p>14271</text:p>
          </table:table-cell>
          <table:table-cell office:value-type="string">
            <text:p>733.1</text:p>
          </table:table-cell>
          <table:table-cell table:style-name="ce2" table:formula="of:=[.I146]/[.H146]" office:value-type="percentage" office:value="0.0513699110083386">
            <text:p>5.1%</text:p>
          </table:table-cell>
          <table:table-cell office:value-type="string">
            <text:p>10684.9</text:p>
          </table:table-cell>
          <table:table-cell table:style-name="ce2" table:formula="of:=[.J146]-[.E146]" office:value-type="percentage" office:value="0.0191787541167403">
            <text:p>1.9%</text:p>
          </table:table-cell>
        </table:table-row>
        <table:table-row table:style-name="ro1">
          <table:table-cell office:value-type="string">
            <text:p>Mucajaí</text:p>
          </table:table-cell>
          <table:table-cell office:value-type="float" office:value="1400308">
            <text:p>1400308</text:p>
          </table:table-cell>
          <table:table-cell office:value-type="float" office:value="12878">
            <text:p>12878</text:p>
          </table:table-cell>
          <table:table-cell office:value-type="string">
            <text:p>987.8</text:p>
          </table:table-cell>
          <table:table-cell table:style-name="ce2" table:formula="of:=[.D147]/[.C147]" office:value-type="percentage" office:value="0.0767044572138531">
            <text:p>7.7%</text:p>
          </table:table-cell>
          <table:table-cell office:value-type="string">
            <text:p>11655.2</text:p>
          </table:table-cell>
          <table:table-cell office:value-type="float" office:value="1400308">
            <text:p>1400308</text:p>
          </table:table-cell>
          <table:table-cell office:value-type="float" office:value="12878">
            <text:p>12878</text:p>
          </table:table-cell>
          <table:table-cell office:value-type="string">
            <text:p>1713.1</text:p>
          </table:table-cell>
          <table:table-cell table:style-name="ce2" table:formula="of:=[.I147]/[.H147]" office:value-type="percentage" office:value="0.133025314489828">
            <text:p>13.3%</text:p>
          </table:table-cell>
          <table:table-cell office:value-type="float" office:value="7116">
            <text:p>7116</text:p>
          </table:table-cell>
          <table:table-cell table:style-name="ce2" table:formula="of:=[.J147]-[.E147]" office:value-type="percentage" office:value="0.0563208572759745">
            <text:p>5.6%</text:p>
          </table:table-cell>
        </table:table-row>
        <table:table-row table:style-name="ro1">
          <table:table-cell office:value-type="string">
            <text:p>Normandia</text:p>
          </table:table-cell>
          <table:table-cell office:value-type="float" office:value="1400407">
            <text:p>1400407</text:p>
          </table:table-cell>
          <table:table-cell office:value-type="float" office:value="7003">
            <text:p>7003</text:p>
          </table:table-cell>
          <table:table-cell office:value-type="string">
            <text:p>0.3</text:p>
          </table:table-cell>
          <table:table-cell table:style-name="ce2" table:formula="of:=[.D148]/[.C148]" office:value-type="percentage" office:value="0.0000428387833785521">
            <text:p>0.0%</text:p>
          </table:table-cell>
          <table:table-cell office:value-type="string">
            <text:p>520.8</text:p>
          </table:table-cell>
          <table:table-cell office:value-type="float" office:value="1400407">
            <text:p>1400407</text:p>
          </table:table-cell>
          <table:table-cell office:value-type="float" office:value="7003">
            <text:p>7003</text:p>
          </table:table-cell>
          <table:table-cell office:value-type="string">
            <text:p>19.6</text:p>
          </table:table-cell>
          <table:table-cell table:style-name="ce2" table:formula="of:=[.I148]/[.H148]" office:value-type="percentage" office:value="0.0027988005140654">
            <text:p>0.3%</text:p>
          </table:table-cell>
          <table:table-cell office:value-type="string">
            <text:p>476.4</text:p>
          </table:table-cell>
          <table:table-cell table:style-name="ce2" table:formula="of:=[.J148]-[.E148]" office:value-type="percentage" office:value="0.00275596173068685">
            <text:p>0.3%</text:p>
          </table:table-cell>
        </table:table-row>
        <table:table-row table:style-name="ro1">
          <table:table-cell office:value-type="string">
            <text:p>Pacaraima</text:p>
          </table:table-cell>
          <table:table-cell office:value-type="float" office:value="1400456">
            <text:p>1400456</text:p>
          </table:table-cell>
          <table:table-cell office:value-type="float" office:value="8083">
            <text:p>8083</text:p>
          </table:table-cell>
          <table:table-cell office:value-type="string">
            <text:p>41.5</text:p>
          </table:table-cell>
          <table:table-cell table:style-name="ce2" table:formula="of:=[.D149]/[.C149]" office:value-type="percentage" office:value="0.00513423233947792">
            <text:p>0.5%</text:p>
          </table:table-cell>
          <table:table-cell office:value-type="string">
            <text:p>1636.3</text:p>
          </table:table-cell>
          <table:table-cell office:value-type="float" office:value="1400456">
            <text:p>1400456</text:p>
          </table:table-cell>
          <table:table-cell office:value-type="float" office:value="8083">
            <text:p>8083</text:p>
          </table:table-cell>
          <table:table-cell office:value-type="string">
            <text:p>76.2</text:p>
          </table:table-cell>
          <table:table-cell table:style-name="ce2" table:formula="of:=[.I149]/[.H149]" office:value-type="percentage" office:value="0.00942719287393295">
            <text:p>0.9%</text:p>
          </table:table-cell>
          <table:table-cell office:value-type="string">
            <text:p>1430.5</text:p>
          </table:table-cell>
          <table:table-cell table:style-name="ce2" table:formula="of:=[.J149]-[.E149]" office:value-type="percentage" office:value="0.00429296053445503">
            <text:p>0.4%</text:p>
          </table:table-cell>
        </table:table-row>
        <table:table-row table:style-name="ro1">
          <table:table-cell office:value-type="string">
            <text:p>Rorainópolis</text:p>
          </table:table-cell>
          <table:table-cell office:value-type="float" office:value="1400472">
            <text:p>1400472</text:p>
          </table:table-cell>
          <table:table-cell office:value-type="float" office:value="33850">
            <text:p>33850</text:p>
          </table:table-cell>
          <table:table-cell office:value-type="string">
            <text:p>752.1</text:p>
          </table:table-cell>
          <table:table-cell table:style-name="ce2" table:formula="of:=[.D150]/[.C150]" office:value-type="percentage" office:value="0.022218611521418">
            <text:p>2.2%</text:p>
          </table:table-cell>
          <table:table-cell office:value-type="string">
            <text:p>24871.2</text:p>
          </table:table-cell>
          <table:table-cell office:value-type="float" office:value="1400472">
            <text:p>1400472</text:p>
          </table:table-cell>
          <table:table-cell office:value-type="float" office:value="33850">
            <text:p>33850</text:p>
          </table:table-cell>
          <table:table-cell office:value-type="string">
            <text:p>1093.7</text:p>
          </table:table-cell>
          <table:table-cell table:style-name="ce2" table:formula="of:=[.I150]/[.H150]" office:value-type="percentage" office:value="0.0323101920236337">
            <text:p>3.2%</text:p>
          </table:table-cell>
          <table:table-cell office:value-type="string">
            <text:p>23596.5</text:p>
          </table:table-cell>
          <table:table-cell table:style-name="ce2" table:formula="of:=[.J150]-[.E150]" office:value-type="percentage" office:value="0.0100915805022157">
            <text:p>1.0%</text:p>
          </table:table-cell>
        </table:table-row>
        <table:table-row table:style-name="ro1">
          <table:table-cell office:value-type="string">
            <text:p>São João da Baliza</text:p>
          </table:table-cell>
          <table:table-cell office:value-type="float" office:value="1400506">
            <text:p>1400506</text:p>
          </table:table-cell>
          <table:table-cell office:value-type="float" office:value="4305">
            <text:p>4305</text:p>
          </table:table-cell>
          <table:table-cell office:value-type="string">
            <text:p>330.3</text:p>
          </table:table-cell>
          <table:table-cell table:style-name="ce2" table:formula="of:=[.D151]/[.C151]" office:value-type="percentage" office:value="0.0767247386759582">
            <text:p>7.7%</text:p>
          </table:table-cell>
          <table:table-cell office:value-type="string">
            <text:p>3969.2</text:p>
          </table:table-cell>
          <table:table-cell office:value-type="float" office:value="1400506">
            <text:p>1400506</text:p>
          </table:table-cell>
          <table:table-cell office:value-type="float" office:value="4305">
            <text:p>4305</text:p>
          </table:table-cell>
          <table:table-cell office:value-type="string">
            <text:p>517.1</text:p>
          </table:table-cell>
          <table:table-cell table:style-name="ce2" table:formula="of:=[.I151]/[.H151]" office:value-type="percentage" office:value="0.120116144018583">
            <text:p>12.0%</text:p>
          </table:table-cell>
          <table:table-cell office:value-type="string">
            <text:p>3782.4</text:p>
          </table:table-cell>
          <table:table-cell table:style-name="ce2" table:formula="of:=[.J151]-[.E151]" office:value-type="percentage" office:value="0.0433914053426249">
            <text:p>4.3%</text:p>
          </table:table-cell>
        </table:table-row>
        <table:table-row table:style-name="ro1">
          <table:table-cell office:value-type="string">
            <text:p>São Luiz</text:p>
          </table:table-cell>
          <table:table-cell office:value-type="float" office:value="1400605">
            <text:p>1400605</text:p>
          </table:table-cell>
          <table:table-cell office:value-type="float" office:value="1537">
            <text:p>1537</text:p>
          </table:table-cell>
          <table:table-cell office:value-type="string">
            <text:p>385.9</text:p>
          </table:table-cell>
          <table:table-cell table:style-name="ce2" table:formula="of:=[.D152]/[.C152]" office:value-type="percentage" office:value="0.251073519843852">
            <text:p>25.1%</text:p>
          </table:table-cell>
          <table:table-cell office:value-type="string">
            <text:p>1148.9</text:p>
          </table:table-cell>
          <table:table-cell office:value-type="float" office:value="1400605">
            <text:p>1400605</text:p>
          </table:table-cell>
          <table:table-cell office:value-type="float" office:value="1537">
            <text:p>1537</text:p>
          </table:table-cell>
          <table:table-cell office:value-type="string">
            <text:p>555.4</text:p>
          </table:table-cell>
          <table:table-cell table:style-name="ce2" table:formula="of:=[.I152]/[.H152]" office:value-type="percentage" office:value="0.36135328562134">
            <text:p>36.1%</text:p>
          </table:table-cell>
          <table:table-cell office:value-type="string">
            <text:p>979.5</text:p>
          </table:table-cell>
          <table:table-cell table:style-name="ce2" table:formula="of:=[.J152]-[.E152]" office:value-type="percentage" office:value="0.110279765777489">
            <text:p>11.0%</text:p>
          </table:table-cell>
        </table:table-row>
        <table:table-row table:style-name="ro1">
          <table:table-cell office:value-type="string">
            <text:p>Uiramutã</text:p>
          </table:table-cell>
          <table:table-cell office:value-type="float" office:value="1400704">
            <text:p>1400704</text:p>
          </table:table-cell>
          <table:table-cell office:value-type="float" office:value="8116">
            <text:p>8116</text:p>
          </table:table-cell>
          <table:table-cell office:value-type="string">
            <text:p>19.2</text:p>
          </table:table-cell>
          <table:table-cell table:style-name="ce2" table:formula="of:=[.D153]/[.C153]" office:value-type="percentage" office:value="0.0023656973878758">
            <text:p>0.2%</text:p>
          </table:table-cell>
          <table:table-cell office:value-type="string">
            <text:p>2152.1</text:p>
          </table:table-cell>
          <table:table-cell office:value-type="float" office:value="1400704">
            <text:p>1400704</text:p>
          </table:table-cell>
          <table:table-cell office:value-type="float" office:value="8116">
            <text:p>8116</text:p>
          </table:table-cell>
          <table:table-cell office:value-type="string">
            <text:p>46.3</text:p>
          </table:table-cell>
          <table:table-cell table:style-name="ce2" table:formula="of:=[.I153]/[.H153]" office:value-type="percentage" office:value="0.005704780680138">
            <text:p>0.6%</text:p>
          </table:table-cell>
          <table:table-cell office:value-type="string">
            <text:p>813.2</text:p>
          </table:table-cell>
          <table:table-cell table:style-name="ce2" table:formula="of:=[.J153]-[.E153]" office:value-type="percentage" office:value="0.0033390832922622">
            <text:p>0.3%</text:p>
          </table:table-cell>
        </table:table-row>
        <table:table-row table:style-name="ro1">
          <table:table-cell office:value-type="string">
            <text:p>Abaetetuba</text:p>
          </table:table-cell>
          <table:table-cell office:value-type="float" office:value="1500107">
            <text:p>1500107</text:p>
          </table:table-cell>
          <table:table-cell office:value-type="float" office:value="1617">
            <text:p>1617</text:p>
          </table:table-cell>
          <table:table-cell office:value-type="string">
            <text:p>130.4</text:p>
          </table:table-cell>
          <table:table-cell table:style-name="ce2" table:formula="of:=[.D154]/[.C154]" office:value-type="percentage" office:value="0.0806431663574521">
            <text:p>8.1%</text:p>
          </table:table-cell>
          <table:table-cell office:value-type="string">
            <text:p>834.3</text:p>
          </table:table-cell>
          <table:table-cell office:value-type="float" office:value="1500107">
            <text:p>1500107</text:p>
          </table:table-cell>
          <table:table-cell office:value-type="float" office:value="1617">
            <text:p>1617</text:p>
          </table:table-cell>
          <table:table-cell office:value-type="string">
            <text:p>690.2</text:p>
          </table:table-cell>
          <table:table-cell table:style-name="ce2" table:formula="of:=[.I154]/[.H154]" office:value-type="percentage" office:value="0.426839826839827">
            <text:p>42.7%</text:p>
          </table:table-cell>
          <table:table-cell office:value-type="string">
            <text:p>468.8</text:p>
          </table:table-cell>
          <table:table-cell table:style-name="ce2" table:formula="of:=[.J154]-[.E154]" office:value-type="percentage" office:value="0.346196660482375">
            <text:p>34.6%</text:p>
          </table:table-cell>
        </table:table-row>
        <table:table-row table:style-name="ro1">
          <table:table-cell office:value-type="string">
            <text:p>Abel Figueiredo</text:p>
          </table:table-cell>
          <table:table-cell office:value-type="float" office:value="1500131">
            <text:p>1500131</text:p>
          </table:table-cell>
          <table:table-cell office:value-type="float" office:value="617">
            <text:p>617</text:p>
          </table:table-cell>
          <table:table-cell office:value-type="string">
            <text:p>526.4</text:p>
          </table:table-cell>
          <table:table-cell table:style-name="ce2" table:formula="of:=[.D155]/[.C155]" office:value-type="percentage" office:value="0.853160453808752">
            <text:p>85.3%</text:p>
          </table:table-cell>
          <table:table-cell office:value-type="string">
            <text:p>90.4</text:p>
          </table:table-cell>
          <table:table-cell office:value-type="float" office:value="1500131">
            <text:p>1500131</text:p>
          </table:table-cell>
          <table:table-cell office:value-type="float" office:value="617">
            <text:p>617</text:p>
          </table:table-cell>
          <table:table-cell office:value-type="float" office:value="566">
            <text:p>566</text:p>
          </table:table-cell>
          <table:table-cell table:style-name="ce2" table:formula="of:=[.I155]/[.H155]" office:value-type="percentage" office:value="0.917341977309562">
            <text:p>91.7%</text:p>
          </table:table-cell>
          <table:table-cell office:value-type="string">
            <text:p>50.8</text:p>
          </table:table-cell>
          <table:table-cell table:style-name="ce2" table:formula="of:=[.J155]-[.E155]" office:value-type="percentage" office:value="0.0641815235008104">
            <text:p>6.4%</text:p>
          </table:table-cell>
        </table:table-row>
        <table:table-row table:style-name="ro1">
          <table:table-cell office:value-type="string">
            <text:p>Acará</text:p>
          </table:table-cell>
          <table:table-cell office:value-type="float" office:value="1500206">
            <text:p>1500206</text:p>
          </table:table-cell>
          <table:table-cell office:value-type="float" office:value="4363">
            <text:p>4363</text:p>
          </table:table-cell>
          <table:table-cell office:value-type="string">
            <text:p>1882.9</text:p>
          </table:table-cell>
          <table:table-cell table:style-name="ce2" table:formula="of:=[.D156]/[.C156]" office:value-type="percentage" office:value="0.431560852624341">
            <text:p>43.2%</text:p>
          </table:table-cell>
          <table:table-cell office:value-type="float" office:value="0">
            <text:p>0</text:p>
          </table:table-cell>
          <table:table-cell office:value-type="float" office:value="1500206">
            <text:p>1500206</text:p>
          </table:table-cell>
          <table:table-cell office:value-type="float" office:value="4363">
            <text:p>4363</text:p>
          </table:table-cell>
          <table:table-cell office:value-type="string">
            <text:p>2321.6</text:p>
          </table:table-cell>
          <table:table-cell table:style-name="ce2" table:formula="of:=[.I156]/[.H156]" office:value-type="percentage" office:value="0.532110932844373">
            <text:p>53.2%</text:p>
          </table:table-cell>
          <table:table-cell office:value-type="float" office:value="1494">
            <text:p>1494</text:p>
          </table:table-cell>
          <table:table-cell table:style-name="ce2" table:formula="of:=[.J156]-[.E156]" office:value-type="percentage" office:value="0.100550080220032">
            <text:p>10.1%</text:p>
          </table:table-cell>
        </table:table-row>
        <table:table-row table:style-name="ro1">
          <table:table-cell office:value-type="string">
            <text:p>Afuá</text:p>
          </table:table-cell>
          <table:table-cell office:value-type="float" office:value="1500305">
            <text:p>1500305</text:p>
          </table:table-cell>
          <table:table-cell office:value-type="float" office:value="8382">
            <text:p>8382</text:p>
          </table:table-cell>
          <table:table-cell office:value-type="string">
            <text:p>19.9</text:p>
          </table:table-cell>
          <table:table-cell table:style-name="ce2" table:formula="of:=[.D157]/[.C157]" office:value-type="percentage" office:value="0.00237413505130041">
            <text:p>0.2%</text:p>
          </table:table-cell>
          <table:table-cell office:value-type="float" office:value="5334">
            <text:p>5334</text:p>
          </table:table-cell>
          <table:table-cell office:value-type="float" office:value="1500305">
            <text:p>1500305</text:p>
          </table:table-cell>
          <table:table-cell office:value-type="float" office:value="8382">
            <text:p>8382</text:p>
          </table:table-cell>
          <table:table-cell office:value-type="string">
            <text:p>28.4</text:p>
          </table:table-cell>
          <table:table-cell table:style-name="ce2" table:formula="of:=[.I157]/[.H157]" office:value-type="percentage" office:value="0.00338821283703173">
            <text:p>0.3%</text:p>
          </table:table-cell>
          <table:table-cell office:value-type="string">
            <text:p>1527.9</text:p>
          </table:table-cell>
          <table:table-cell table:style-name="ce2" table:formula="of:=[.J157]-[.E157]" office:value-type="percentage" office:value="0.00101407778573133">
            <text:p>0.1%</text:p>
          </table:table-cell>
        </table:table-row>
        <table:table-row table:style-name="ro1">
          <table:table-cell office:value-type="string">
            <text:p>Água Azul do Norte</text:p>
          </table:table-cell>
          <table:table-cell office:value-type="float" office:value="1500347">
            <text:p>1500347</text:p>
          </table:table-cell>
          <table:table-cell office:value-type="float" office:value="7586">
            <text:p>7586</text:p>
          </table:table-cell>
          <table:table-cell office:value-type="string">
            <text:p>4274.2</text:p>
          </table:table-cell>
          <table:table-cell table:style-name="ce2" table:formula="of:=[.D158]/[.C158]" office:value-type="percentage" office:value="0.563432639071975">
            <text:p>56.3%</text:p>
          </table:table-cell>
          <table:table-cell office:value-type="string">
            <text:p>3182.7</text:p>
          </table:table-cell>
          <table:table-cell office:value-type="float" office:value="1500347">
            <text:p>1500347</text:p>
          </table:table-cell>
          <table:table-cell office:value-type="float" office:value="7586">
            <text:p>7586</text:p>
          </table:table-cell>
          <table:table-cell office:value-type="string">
            <text:p>4975.9</text:p>
          </table:table-cell>
          <table:table-cell table:style-name="ce2" table:formula="of:=[.I158]/[.H158]" office:value-type="percentage" office:value="0.65593197996309">
            <text:p>65.6%</text:p>
          </table:table-cell>
          <table:table-cell office:value-type="string">
            <text:p>2479.9</text:p>
          </table:table-cell>
          <table:table-cell table:style-name="ce2" table:formula="of:=[.J158]-[.E158]" office:value-type="percentage" office:value="0.0924993408911151">
            <text:p>9.2%</text:p>
          </table:table-cell>
        </table:table-row>
        <table:table-row table:style-name="ro1">
          <table:table-cell office:value-type="string">
            <text:p>Alenquer</text:p>
          </table:table-cell>
          <table:table-cell office:value-type="float" office:value="1500404">
            <text:p>1500404</text:p>
          </table:table-cell>
          <table:table-cell office:value-type="float" office:value="22275">
            <text:p>22275</text:p>
          </table:table-cell>
          <table:table-cell office:value-type="string">
            <text:p>1141.5</text:p>
          </table:table-cell>
          <table:table-cell table:style-name="ce2" table:formula="of:=[.D159]/[.C159]" office:value-type="percentage" office:value="0.0512457912457912">
            <text:p>5.1%</text:p>
          </table:table-cell>
          <table:table-cell office:value-type="string">
            <text:p>18064.2</text:p>
          </table:table-cell>
          <table:table-cell office:value-type="float" office:value="1500404">
            <text:p>1500404</text:p>
          </table:table-cell>
          <table:table-cell office:value-type="float" office:value="22275">
            <text:p>22275</text:p>
          </table:table-cell>
          <table:table-cell office:value-type="string">
            <text:p>1371.4</text:p>
          </table:table-cell>
          <table:table-cell table:style-name="ce2" table:formula="of:=[.I159]/[.H159]" office:value-type="percentage" office:value="0.0615667789001122">
            <text:p>6.2%</text:p>
          </table:table-cell>
          <table:table-cell office:value-type="string">
            <text:p>11845.8</text:p>
          </table:table-cell>
          <table:table-cell table:style-name="ce2" table:formula="of:=[.J159]-[.E159]" office:value-type="percentage" office:value="0.010320987654321">
            <text:p>1.0%</text:p>
          </table:table-cell>
        </table:table-row>
        <table:table-row table:style-name="ro1">
          <table:table-cell office:value-type="string">
            <text:p>Almeirim</text:p>
          </table:table-cell>
          <table:table-cell office:value-type="float" office:value="1500503">
            <text:p>1500503</text:p>
          </table:table-cell>
          <table:table-cell office:value-type="float" office:value="72969">
            <text:p>72969</text:p>
          </table:table-cell>
          <table:table-cell office:value-type="string">
            <text:p>1396.4</text:p>
          </table:table-cell>
          <table:table-cell table:style-name="ce2" table:formula="of:=[.D160]/[.C160]" office:value-type="percentage" office:value="0.0191368937494004">
            <text:p>1.9%</text:p>
          </table:table-cell>
          <table:table-cell office:value-type="string">
            <text:p>67762.2</text:p>
          </table:table-cell>
          <table:table-cell office:value-type="float" office:value="1500503">
            <text:p>1500503</text:p>
          </table:table-cell>
          <table:table-cell office:value-type="float" office:value="72969">
            <text:p>72969</text:p>
          </table:table-cell>
          <table:table-cell office:value-type="string">
            <text:p>1748.7</text:p>
          </table:table-cell>
          <table:table-cell table:style-name="ce2" table:formula="of:=[.I160]/[.H160]" office:value-type="percentage" office:value="0.0239649714262221">
            <text:p>2.4%</text:p>
          </table:table-cell>
          <table:table-cell office:value-type="string">
            <text:p>47940.5</text:p>
          </table:table-cell>
          <table:table-cell table:style-name="ce2" table:formula="of:=[.J160]-[.E160]" office:value-type="percentage" office:value="0.00482807767682166">
            <text:p>0.5%</text:p>
          </table:table-cell>
        </table:table-row>
        <table:table-row table:style-name="ro1">
          <table:table-cell office:value-type="string">
            <text:p>Altamira</text:p>
          </table:table-cell>
          <table:table-cell office:value-type="float" office:value="1500602">
            <text:p>1500602</text:p>
          </table:table-cell>
          <table:table-cell office:value-type="float" office:value="159701">
            <text:p>159701</text:p>
          </table:table-cell>
          <table:table-cell office:value-type="float" office:value="2107">
            <text:p>2107</text:p>
          </table:table-cell>
          <table:table-cell table:style-name="ce2" table:formula="of:=[.D161]/[.C161]" office:value-type="percentage" office:value="0.0131934051759225">
            <text:p>1.3%</text:p>
          </table:table-cell>
          <table:table-cell office:value-type="string">
            <text:p>152121.5</text:p>
          </table:table-cell>
          <table:table-cell office:value-type="float" office:value="1500602">
            <text:p>1500602</text:p>
          </table:table-cell>
          <table:table-cell office:value-type="float" office:value="159701">
            <text:p>159701</text:p>
          </table:table-cell>
          <table:table-cell office:value-type="string">
            <text:p>7071.6</text:p>
          </table:table-cell>
          <table:table-cell table:style-name="ce2" table:formula="of:=[.I161]/[.H161]" office:value-type="percentage" office:value="0.0442802487147858">
            <text:p>4.4%</text:p>
          </table:table-cell>
          <table:table-cell office:value-type="string">
            <text:p>145537.7</text:p>
          </table:table-cell>
          <table:table-cell table:style-name="ce2" table:formula="of:=[.J161]-[.E161]" office:value-type="percentage" office:value="0.0310868435388633">
            <text:p>3.1%</text:p>
          </table:table-cell>
        </table:table-row>
        <table:table-row table:style-name="ro1">
          <table:table-cell office:value-type="string">
            <text:p>Anajás</text:p>
          </table:table-cell>
          <table:table-cell office:value-type="float" office:value="1500701">
            <text:p>1500701</text:p>
          </table:table-cell>
          <table:table-cell office:value-type="float" office:value="6939">
            <text:p>6939</text:p>
          </table:table-cell>
          <table:table-cell office:value-type="string">
            <text:p>19.3</text:p>
          </table:table-cell>
          <table:table-cell table:style-name="ce2" table:formula="of:=[.D162]/[.C162]" office:value-type="percentage" office:value="0.00278138060239228">
            <text:p>0.3%</text:p>
          </table:table-cell>
          <table:table-cell office:value-type="string">
            <text:p>6569.9</text:p>
          </table:table-cell>
          <table:table-cell office:value-type="float" office:value="1500701">
            <text:p>1500701</text:p>
          </table:table-cell>
          <table:table-cell office:value-type="float" office:value="6939">
            <text:p>6939</text:p>
          </table:table-cell>
          <table:table-cell office:value-type="string">
            <text:p>175.7</text:p>
          </table:table-cell>
          <table:table-cell table:style-name="ce2" table:formula="of:=[.I162]/[.H162]" office:value-type="percentage" office:value="0.0253206513906903">
            <text:p>2.5%</text:p>
          </table:table-cell>
          <table:table-cell office:value-type="string">
            <text:p>2946.3</text:p>
          </table:table-cell>
          <table:table-cell table:style-name="ce2" table:formula="of:=[.J162]-[.E162]" office:value-type="percentage" office:value="0.022539270788298">
            <text:p>2.3%</text:p>
          </table:table-cell>
        </table:table-row>
        <table:table-row table:style-name="ro1">
          <table:table-cell office:value-type="string">
            <text:p>Ananindeua</text:p>
          </table:table-cell>
          <table:table-cell office:value-type="float" office:value="1500800">
            <text:p>1500800</text:p>
          </table:table-cell>
          <table:table-cell office:value-type="float" office:value="185">
            <text:p>185</text:p>
          </table:table-cell>
          <table:table-cell office:value-type="float" office:value="73">
            <text:p>73</text:p>
          </table:table-cell>
          <table:table-cell table:style-name="ce2" table:formula="of:=[.D163]/[.C163]" office:value-type="percentage" office:value="0.394594594594595">
            <text:p>39.5%</text:p>
          </table:table-cell>
          <table:table-cell office:value-type="float" office:value="0">
            <text:p>0</text:p>
          </table:table-cell>
          <table:table-cell office:value-type="float" office:value="1500800">
            <text:p>1500800</text:p>
          </table:table-cell>
          <table:table-cell office:value-type="float" office:value="185">
            <text:p>185</text:p>
          </table:table-cell>
          <table:table-cell office:value-type="string">
            <text:p>87.5</text:p>
          </table:table-cell>
          <table:table-cell table:style-name="ce2" table:formula="of:=[.I163]/[.H163]" office:value-type="percentage" office:value="0.472972972972973">
            <text:p>47.3%</text:p>
          </table:table-cell>
          <table:table-cell office:value-type="float" office:value="76">
            <text:p>76</text:p>
          </table:table-cell>
          <table:table-cell table:style-name="ce2" table:formula="of:=[.J163]-[.E163]" office:value-type="percentage" office:value="0.0783783783783784">
            <text:p>7.8%</text:p>
          </table:table-cell>
        </table:table-row>
        <table:table-row table:style-name="ro1">
          <table:table-cell office:value-type="string">
            <text:p>Anapu</text:p>
          </table:table-cell>
          <table:table-cell office:value-type="float" office:value="1500859">
            <text:p>1500859</text:p>
          </table:table-cell>
          <table:table-cell office:value-type="float" office:value="11909">
            <text:p>11909</text:p>
          </table:table-cell>
          <table:table-cell office:value-type="string">
            <text:p>859.6</text:p>
          </table:table-cell>
          <table:table-cell table:style-name="ce2" table:formula="of:=[.D164]/[.C164]" office:value-type="percentage" office:value="0.0721807036694937">
            <text:p>7.2%</text:p>
          </table:table-cell>
          <table:table-cell office:value-type="string">
            <text:p>10871.3</text:p>
          </table:table-cell>
          <table:table-cell office:value-type="float" office:value="1500859">
            <text:p>1500859</text:p>
          </table:table-cell>
          <table:table-cell office:value-type="float" office:value="11909">
            <text:p>11909</text:p>
          </table:table-cell>
          <table:table-cell office:value-type="string">
            <text:p>2239.6</text:p>
          </table:table-cell>
          <table:table-cell table:style-name="ce2" table:formula="of:=[.I164]/[.H164]" office:value-type="percentage" office:value="0.188059450835503">
            <text:p>18.8%</text:p>
          </table:table-cell>
          <table:table-cell office:value-type="string">
            <text:p>9487.3</text:p>
          </table:table-cell>
          <table:table-cell table:style-name="ce2" table:formula="of:=[.J164]-[.E164]" office:value-type="percentage" office:value="0.115878747166009">
            <text:p>11.6%</text:p>
          </table:table-cell>
        </table:table-row>
        <table:table-row table:style-name="ro1">
          <table:table-cell office:value-type="string">
            <text:p>Augusto Corrêa</text:p>
          </table:table-cell>
          <table:table-cell office:value-type="float" office:value="1500909">
            <text:p>1500909</text:p>
          </table:table-cell>
          <table:table-cell office:value-type="float" office:value="1101">
            <text:p>1101</text:p>
          </table:table-cell>
          <table:table-cell office:value-type="string">
            <text:p>708.5</text:p>
          </table:table-cell>
          <table:table-cell table:style-name="ce2" table:formula="of:=[.D165]/[.C165]" office:value-type="percentage" office:value="0.643505903723887">
            <text:p>64.4%</text:p>
          </table:table-cell>
          <table:table-cell office:value-type="string">
            <text:p>309.7</text:p>
          </table:table-cell>
          <table:table-cell office:value-type="float" office:value="1500909">
            <text:p>1500909</text:p>
          </table:table-cell>
          <table:table-cell office:value-type="float" office:value="1101">
            <text:p>1101</text:p>
          </table:table-cell>
          <table:table-cell office:value-type="string">
            <text:p>731.1</text:p>
          </table:table-cell>
          <table:table-cell table:style-name="ce2" table:formula="of:=[.I165]/[.H165]" office:value-type="percentage" office:value="0.664032697547684">
            <text:p>66.4%</text:p>
          </table:table-cell>
          <table:table-cell office:value-type="string">
            <text:p>8.9</text:p>
          </table:table-cell>
          <table:table-cell table:style-name="ce2" table:formula="of:=[.J165]-[.E165]" office:value-type="percentage" office:value="0.0205267938237965">
            <text:p>2.1%</text:p>
          </table:table-cell>
        </table:table-row>
        <table:table-row table:style-name="ro1">
          <table:table-cell office:value-type="string">
            <text:p>Aurora do Pará</text:p>
          </table:table-cell>
          <table:table-cell office:value-type="float" office:value="1500958">
            <text:p>1500958</text:p>
          </table:table-cell>
          <table:table-cell office:value-type="float" office:value="1824">
            <text:p>1824</text:p>
          </table:table-cell>
          <table:table-cell office:value-type="string">
            <text:p>1175.4</text:p>
          </table:table-cell>
          <table:table-cell table:style-name="ce2" table:formula="of:=[.D166]/[.C166]" office:value-type="percentage" office:value="0.644407894736842">
            <text:p>64.4%</text:p>
          </table:table-cell>
          <table:table-cell office:value-type="float" office:value="0">
            <text:p>0</text:p>
          </table:table-cell>
          <table:table-cell office:value-type="float" office:value="1500958">
            <text:p>1500958</text:p>
          </table:table-cell>
          <table:table-cell office:value-type="float" office:value="1824">
            <text:p>1824</text:p>
          </table:table-cell>
          <table:table-cell office:value-type="string">
            <text:p>1542.6</text:p>
          </table:table-cell>
          <table:table-cell table:style-name="ce2" table:formula="of:=[.I166]/[.H166]" office:value-type="percentage" office:value="0.845723684210526">
            <text:p>84.6%</text:p>
          </table:table-cell>
          <table:table-cell office:value-type="string">
            <text:p>240.6</text:p>
          </table:table-cell>
          <table:table-cell table:style-name="ce2" table:formula="of:=[.J166]-[.E166]" office:value-type="percentage" office:value="0.201315789473684">
            <text:p>20.1%</text:p>
          </table:table-cell>
        </table:table-row>
        <table:table-row table:style-name="ro1">
          <table:table-cell office:value-type="string">
            <text:p>Aveiro</text:p>
          </table:table-cell>
          <table:table-cell office:value-type="float" office:value="1501006">
            <text:p>1501006</text:p>
          </table:table-cell>
          <table:table-cell office:value-type="float" office:value="17094">
            <text:p>17094</text:p>
          </table:table-cell>
          <table:table-cell office:value-type="string">
            <text:p>832.3</text:p>
          </table:table-cell>
          <table:table-cell table:style-name="ce2" table:formula="of:=[.D167]/[.C167]" office:value-type="percentage" office:value="0.0486895986895987">
            <text:p>4.9%</text:p>
          </table:table-cell>
          <table:table-cell office:value-type="string">
            <text:p>15523.2</text:p>
          </table:table-cell>
          <table:table-cell office:value-type="float" office:value="1501006">
            <text:p>1501006</text:p>
          </table:table-cell>
          <table:table-cell office:value-type="float" office:value="17094">
            <text:p>17094</text:p>
          </table:table-cell>
          <table:table-cell office:value-type="string">
            <text:p>1175.9</text:p>
          </table:table-cell>
          <table:table-cell table:style-name="ce2" table:formula="of:=[.I167]/[.H167]" office:value-type="percentage" office:value="0.0687902187902188">
            <text:p>6.9%</text:p>
          </table:table-cell>
          <table:table-cell office:value-type="string">
            <text:p>14825.7</text:p>
          </table:table-cell>
          <table:table-cell table:style-name="ce2" table:formula="of:=[.J167]-[.E167]" office:value-type="percentage" office:value="0.0201006201006201">
            <text:p>2.0%</text:p>
          </table:table-cell>
        </table:table-row>
        <table:table-row table:style-name="ro1">
          <table:table-cell office:value-type="string">
            <text:p>Bagre</text:p>
          </table:table-cell>
          <table:table-cell office:value-type="float" office:value="1501105">
            <text:p>1501105</text:p>
          </table:table-cell>
          <table:table-cell office:value-type="float" office:value="4402">
            <text:p>4402</text:p>
          </table:table-cell>
          <table:table-cell office:value-type="string">
            <text:p>30.3</text:p>
          </table:table-cell>
          <table:table-cell table:style-name="ce2" table:formula="of:=[.D168]/[.C168]" office:value-type="percentage" office:value="0.00688323489323035">
            <text:p>0.7%</text:p>
          </table:table-cell>
          <table:table-cell office:value-type="string">
            <text:p>4056.9</text:p>
          </table:table-cell>
          <table:table-cell office:value-type="float" office:value="1501105">
            <text:p>1501105</text:p>
          </table:table-cell>
          <table:table-cell office:value-type="float" office:value="4402">
            <text:p>4402</text:p>
          </table:table-cell>
          <table:table-cell office:value-type="string">
            <text:p>201.4</text:p>
          </table:table-cell>
          <table:table-cell table:style-name="ce2" table:formula="of:=[.I168]/[.H168]" office:value-type="percentage" office:value="0.0457519309404816">
            <text:p>4.6%</text:p>
          </table:table-cell>
          <table:table-cell office:value-type="string">
            <text:p>3196.2</text:p>
          </table:table-cell>
          <table:table-cell table:style-name="ce2" table:formula="of:=[.J168]-[.E168]" office:value-type="percentage" office:value="0.0388686960472512">
            <text:p>3.9%</text:p>
          </table:table-cell>
        </table:table-row>
        <table:table-row table:style-name="ro1">
          <table:table-cell office:value-type="string">
            <text:p>Baião</text:p>
          </table:table-cell>
          <table:table-cell office:value-type="float" office:value="1501204">
            <text:p>1501204</text:p>
          </table:table-cell>
          <table:table-cell office:value-type="float" office:value="3766">
            <text:p>3766</text:p>
          </table:table-cell>
          <table:table-cell office:value-type="string">
            <text:p>1323.8</text:p>
          </table:table-cell>
          <table:table-cell table:style-name="ce2" table:formula="of:=[.D169]/[.C169]" office:value-type="percentage" office:value="0.351513542219862">
            <text:p>35.2%</text:p>
          </table:table-cell>
          <table:table-cell office:value-type="string">
            <text:p>1730.4</text:p>
          </table:table-cell>
          <table:table-cell office:value-type="float" office:value="1501204">
            <text:p>1501204</text:p>
          </table:table-cell>
          <table:table-cell office:value-type="float" office:value="3766">
            <text:p>3766</text:p>
          </table:table-cell>
          <table:table-cell office:value-type="string">
            <text:p>1579.3</text:p>
          </table:table-cell>
          <table:table-cell table:style-name="ce2" table:formula="of:=[.I169]/[.H169]" office:value-type="percentage" office:value="0.419357408390866">
            <text:p>41.9%</text:p>
          </table:table-cell>
          <table:table-cell office:value-type="string">
            <text:p>1475.6</text:p>
          </table:table-cell>
          <table:table-cell table:style-name="ce2" table:formula="of:=[.J169]-[.E169]" office:value-type="percentage" office:value="0.0678438661710037">
            <text:p>6.8%</text:p>
          </table:table-cell>
        </table:table-row>
        <table:table-row table:style-name="ro1">
          <table:table-cell office:value-type="string">
            <text:p>Bannach</text:p>
          </table:table-cell>
          <table:table-cell office:value-type="float" office:value="1501253">
            <text:p>1501253</text:p>
          </table:table-cell>
          <table:table-cell office:value-type="float" office:value="2963">
            <text:p>2963</text:p>
          </table:table-cell>
          <table:table-cell office:value-type="string">
            <text:p>1552.1</text:p>
          </table:table-cell>
          <table:table-cell table:style-name="ce2" table:formula="of:=[.D170]/[.C170]" office:value-type="percentage" office:value="0.523827202159973">
            <text:p>52.4%</text:p>
          </table:table-cell>
          <table:table-cell office:value-type="string">
            <text:p>1348.8</text:p>
          </table:table-cell>
          <table:table-cell office:value-type="float" office:value="1501253">
            <text:p>1501253</text:p>
          </table:table-cell>
          <table:table-cell office:value-type="float" office:value="2963">
            <text:p>2963</text:p>
          </table:table-cell>
          <table:table-cell office:value-type="float" office:value="2136">
            <text:p>2136</text:p>
          </table:table-cell>
          <table:table-cell table:style-name="ce2" table:formula="of:=[.I170]/[.H170]" office:value-type="percentage" office:value="0.720890988862639">
            <text:p>72.1%</text:p>
          </table:table-cell>
          <table:table-cell office:value-type="string">
            <text:p>763.2</text:p>
          </table:table-cell>
          <table:table-cell table:style-name="ce2" table:formula="of:=[.J170]-[.E170]" office:value-type="percentage" office:value="0.197063786702666">
            <text:p>19.7%</text:p>
          </table:table-cell>
        </table:table-row>
        <table:table-row table:style-name="ro1">
          <table:table-cell office:value-type="string">
            <text:p>Barcarena</text:p>
          </table:table-cell>
          <table:table-cell office:value-type="float" office:value="1501303">
            <text:p>1501303</text:p>
          </table:table-cell>
          <table:table-cell office:value-type="float" office:value="1315">
            <text:p>1315</text:p>
          </table:table-cell>
          <table:table-cell office:value-type="string">
            <text:p>226.2</text:p>
          </table:table-cell>
          <table:table-cell table:style-name="ce2" table:formula="of:=[.D171]/[.C171]" office:value-type="percentage" office:value="0.172015209125475">
            <text:p>17.2%</text:p>
          </table:table-cell>
          <table:table-cell office:value-type="float" office:value="0">
            <text:p>0</text:p>
          </table:table-cell>
          <table:table-cell office:value-type="float" office:value="1501303">
            <text:p>1501303</text:p>
          </table:table-cell>
          <table:table-cell office:value-type="float" office:value="1315">
            <text:p>1315</text:p>
          </table:table-cell>
          <table:table-cell office:value-type="float" office:value="325">
            <text:p>325</text:p>
          </table:table-cell>
          <table:table-cell table:style-name="ce2" table:formula="of:=[.I171]/[.H171]" office:value-type="percentage" office:value="0.247148288973384">
            <text:p>24.7%</text:p>
          </table:table-cell>
          <table:table-cell office:value-type="string">
            <text:p>565.2</text:p>
          </table:table-cell>
          <table:table-cell table:style-name="ce2" table:formula="of:=[.J171]-[.E171]" office:value-type="percentage" office:value="0.0751330798479088">
            <text:p>7.5%</text:p>
          </table:table-cell>
        </table:table-row>
        <table:table-row table:style-name="ro1">
          <table:table-cell office:value-type="string">
            <text:p>Belém</text:p>
          </table:table-cell>
          <table:table-cell office:value-type="float" office:value="1501402">
            <text:p>1501402</text:p>
          </table:table-cell>
          <table:table-cell office:value-type="float" office:value="1071">
            <text:p>1071</text:p>
          </table:table-cell>
          <table:table-cell office:value-type="string">
            <text:p>216.4</text:p>
          </table:table-cell>
          <table:table-cell table:style-name="ce2" table:formula="of:=[.D172]/[.C172]" office:value-type="percentage" office:value="0.202054154995331">
            <text:p>20.2%</text:p>
          </table:table-cell>
          <table:table-cell office:value-type="float" office:value="0">
            <text:p>0</text:p>
          </table:table-cell>
          <table:table-cell office:value-type="float" office:value="1501402">
            <text:p>1501402</text:p>
          </table:table-cell>
          <table:table-cell office:value-type="float" office:value="1071">
            <text:p>1071</text:p>
          </table:table-cell>
          <table:table-cell office:value-type="string">
            <text:p>247.8</text:p>
          </table:table-cell>
          <table:table-cell table:style-name="ce2" table:formula="of:=[.I172]/[.H172]" office:value-type="percentage" office:value="0.231372549019608">
            <text:p>23.1%</text:p>
          </table:table-cell>
          <table:table-cell office:value-type="string">
            <text:p>751.3</text:p>
          </table:table-cell>
          <table:table-cell table:style-name="ce2" table:formula="of:=[.J172]-[.E172]" office:value-type="percentage" office:value="0.0293183940242764">
            <text:p>2.9%</text:p>
          </table:table-cell>
        </table:table-row>
        <table:table-row table:style-name="ro1">
          <table:table-cell office:value-type="string">
            <text:p>Belterra</text:p>
          </table:table-cell>
          <table:table-cell office:value-type="float" office:value="1501451">
            <text:p>1501451</text:p>
          </table:table-cell>
          <table:table-cell office:value-type="float" office:value="4404">
            <text:p>4404</text:p>
          </table:table-cell>
          <table:table-cell office:value-type="string">
            <text:p>672.5</text:p>
          </table:table-cell>
          <table:table-cell table:style-name="ce2" table:formula="of:=[.D173]/[.C173]" office:value-type="percentage" office:value="0.152702089009991">
            <text:p>15.3%</text:p>
          </table:table-cell>
          <table:table-cell office:value-type="string">
            <text:p>3128.3</text:p>
          </table:table-cell>
          <table:table-cell office:value-type="float" office:value="1501451">
            <text:p>1501451</text:p>
          </table:table-cell>
          <table:table-cell office:value-type="float" office:value="4404">
            <text:p>4404</text:p>
          </table:table-cell>
          <table:table-cell office:value-type="string">
            <text:p>806.4</text:p>
          </table:table-cell>
          <table:table-cell table:style-name="ce2" table:formula="of:=[.I173]/[.H173]" office:value-type="percentage" office:value="0.183106267029973">
            <text:p>18.3%</text:p>
          </table:table-cell>
          <table:table-cell office:value-type="float" office:value="2412">
            <text:p>2412</text:p>
          </table:table-cell>
          <table:table-cell table:style-name="ce2" table:formula="of:=[.J173]-[.E173]" office:value-type="percentage" office:value="0.0304041780199818">
            <text:p>3.0%</text:p>
          </table:table-cell>
        </table:table-row>
        <table:table-row table:style-name="ro1">
          <table:table-cell office:value-type="string">
            <text:p>Benevides</text:p>
          </table:table-cell>
          <table:table-cell office:value-type="float" office:value="1501501">
            <text:p>1501501</text:p>
          </table:table-cell>
          <table:table-cell office:value-type="float" office:value="189">
            <text:p>189</text:p>
          </table:table-cell>
          <table:table-cell office:value-type="string">
            <text:p>96.4</text:p>
          </table:table-cell>
          <table:table-cell table:style-name="ce2" table:formula="of:=[.D174]/[.C174]" office:value-type="percentage" office:value="0.51005291005291">
            <text:p>51.0%</text:p>
          </table:table-cell>
          <table:table-cell office:value-type="float" office:value="0">
            <text:p>0</text:p>
          </table:table-cell>
          <table:table-cell office:value-type="float" office:value="1501501">
            <text:p>1501501</text:p>
          </table:table-cell>
          <table:table-cell office:value-type="float" office:value="189">
            <text:p>189</text:p>
          </table:table-cell>
          <table:table-cell office:value-type="float" office:value="125">
            <text:p>125</text:p>
          </table:table-cell>
          <table:table-cell table:style-name="ce2" table:formula="of:=[.I174]/[.H174]" office:value-type="percentage" office:value="0.661375661375661">
            <text:p>66.1%</text:p>
          </table:table-cell>
          <table:table-cell office:value-type="string">
            <text:p>39.7</text:p>
          </table:table-cell>
          <table:table-cell table:style-name="ce2" table:formula="of:=[.J174]-[.E174]" office:value-type="percentage" office:value="0.151322751322751">
            <text:p>15.1%</text:p>
          </table:table-cell>
        </table:table-row>
        <table:table-row table:style-name="ro1">
          <table:table-cell office:value-type="string">
            <text:p>Bom Jesus do Tocantins</text:p>
          </table:table-cell>
          <table:table-cell office:value-type="float" office:value="1501576">
            <text:p>1501576</text:p>
          </table:table-cell>
          <table:table-cell office:value-type="float" office:value="2824">
            <text:p>2824</text:p>
          </table:table-cell>
          <table:table-cell office:value-type="string">
            <text:p>1521.5</text:p>
          </table:table-cell>
          <table:table-cell table:style-name="ce2" table:formula="of:=[.D175]/[.C175]" office:value-type="percentage" office:value="0.538774787535411">
            <text:p>53.9%</text:p>
          </table:table-cell>
          <table:table-cell office:value-type="string">
            <text:p>1188.4</text:p>
          </table:table-cell>
          <table:table-cell office:value-type="float" office:value="1501576">
            <text:p>1501576</text:p>
          </table:table-cell>
          <table:table-cell office:value-type="float" office:value="2824">
            <text:p>2824</text:p>
          </table:table-cell>
          <table:table-cell office:value-type="string">
            <text:p>1736.5</text:p>
          </table:table-cell>
          <table:table-cell table:style-name="ce2" table:formula="of:=[.I175]/[.H175]" office:value-type="percentage" office:value="0.614907932011331">
            <text:p>61.5%</text:p>
          </table:table-cell>
          <table:table-cell office:value-type="string">
            <text:p>934.1</text:p>
          </table:table-cell>
          <table:table-cell table:style-name="ce2" table:formula="of:=[.J175]-[.E175]" office:value-type="percentage" office:value="0.0761331444759207">
            <text:p>7.6%</text:p>
          </table:table-cell>
        </table:table-row>
        <table:table-row table:style-name="ro1">
          <table:table-cell office:value-type="string">
            <text:p>Bonito</text:p>
          </table:table-cell>
          <table:table-cell office:value-type="float" office:value="1501600">
            <text:p>1501600</text:p>
          </table:table-cell>
          <table:table-cell office:value-type="float" office:value="590">
            <text:p>590</text:p>
          </table:table-cell>
          <table:table-cell office:value-type="string">
            <text:p>390.4</text:p>
          </table:table-cell>
          <table:table-cell table:style-name="ce2" table:formula="of:=[.D176]/[.C176]" office:value-type="percentage" office:value="0.661694915254237">
            <text:p>66.2%</text:p>
          </table:table-cell>
          <table:table-cell office:value-type="float" office:value="0">
            <text:p>0</text:p>
          </table:table-cell>
          <table:table-cell office:value-type="float" office:value="1501600">
            <text:p>1501600</text:p>
          </table:table-cell>
          <table:table-cell office:value-type="float" office:value="590">
            <text:p>590</text:p>
          </table:table-cell>
          <table:table-cell office:value-type="string">
            <text:p>540.8</text:p>
          </table:table-cell>
          <table:table-cell table:style-name="ce2" table:formula="of:=[.I176]/[.H176]" office:value-type="percentage" office:value="0.916610169491525">
            <text:p>91.7%</text:p>
          </table:table-cell>
          <table:table-cell office:value-type="string">
            <text:p>40.3</text:p>
          </table:table-cell>
          <table:table-cell table:style-name="ce2" table:formula="of:=[.J176]-[.E176]" office:value-type="percentage" office:value="0.254915254237288">
            <text:p>25.5%</text:p>
          </table:table-cell>
        </table:table-row>
        <table:table-row table:style-name="ro1">
          <table:table-cell office:value-type="string">
            <text:p>Bragança</text:p>
          </table:table-cell>
          <table:table-cell office:value-type="float" office:value="1501709">
            <text:p>1501709</text:p>
          </table:table-cell>
          <table:table-cell office:value-type="float" office:value="2108">
            <text:p>2108</text:p>
          </table:table-cell>
          <table:table-cell office:value-type="string">
            <text:p>1673.2</text:p>
          </table:table-cell>
          <table:table-cell table:style-name="ce2" table:formula="of:=[.D177]/[.C177]" office:value-type="percentage" office:value="0.793738140417457">
            <text:p>79.4%</text:p>
          </table:table-cell>
          <table:table-cell office:value-type="string">
            <text:p>341.4</text:p>
          </table:table-cell>
          <table:table-cell office:value-type="float" office:value="1501709">
            <text:p>1501709</text:p>
          </table:table-cell>
          <table:table-cell office:value-type="float" office:value="2108">
            <text:p>2108</text:p>
          </table:table-cell>
          <table:table-cell office:value-type="string">
            <text:p>1723.4</text:p>
          </table:table-cell>
          <table:table-cell table:style-name="ce2" table:formula="of:=[.I177]/[.H177]" office:value-type="percentage" office:value="0.817552182163188">
            <text:p>81.8%</text:p>
          </table:table-cell>
          <table:table-cell office:value-type="string">
            <text:p>61.2</text:p>
          </table:table-cell>
          <table:table-cell table:style-name="ce2" table:formula="of:=[.J177]-[.E177]" office:value-type="percentage" office:value="0.0238140417457307">
            <text:p>2.4%</text:p>
          </table:table-cell>
        </table:table-row>
        <table:table-row table:style-name="ro1">
          <table:table-cell office:value-type="string">
            <text:p>Brasil Novo</text:p>
          </table:table-cell>
          <table:table-cell office:value-type="float" office:value="1501725">
            <text:p>1501725</text:p>
          </table:table-cell>
          <table:table-cell office:value-type="float" office:value="6370">
            <text:p>6370</text:p>
          </table:table-cell>
          <table:table-cell office:value-type="string">
            <text:p>983.7</text:p>
          </table:table-cell>
          <table:table-cell table:style-name="ce2" table:formula="of:=[.D178]/[.C178]" office:value-type="percentage" office:value="0.154427001569859">
            <text:p>15.4%</text:p>
          </table:table-cell>
          <table:table-cell office:value-type="string">
            <text:p>5377.9</text:p>
          </table:table-cell>
          <table:table-cell office:value-type="float" office:value="1501725">
            <text:p>1501725</text:p>
          </table:table-cell>
          <table:table-cell office:value-type="float" office:value="6370">
            <text:p>6370</text:p>
          </table:table-cell>
          <table:table-cell office:value-type="string">
            <text:p>2570.4</text:p>
          </table:table-cell>
          <table:table-cell table:style-name="ce2" table:formula="of:=[.I178]/[.H178]" office:value-type="percentage" office:value="0.403516483516484">
            <text:p>40.4%</text:p>
          </table:table-cell>
          <table:table-cell office:value-type="string">
            <text:p>3785.3</text:p>
          </table:table-cell>
          <table:table-cell table:style-name="ce2" table:formula="of:=[.J178]-[.E178]" office:value-type="percentage" office:value="0.249089481946625">
            <text:p>24.9%</text:p>
          </table:table-cell>
        </table:table-row>
        <table:table-row table:style-name="ro1">
          <table:table-cell office:value-type="string">
            <text:p>Brejo Grande do Araguaia</text:p>
          </table:table-cell>
          <table:table-cell office:value-type="float" office:value="1501758">
            <text:p>1501758</text:p>
          </table:table-cell>
          <table:table-cell office:value-type="float" office:value="1191">
            <text:p>1191</text:p>
          </table:table-cell>
          <table:table-cell office:value-type="string">
            <text:p>884.1</text:p>
          </table:table-cell>
          <table:table-cell table:style-name="ce2" table:formula="of:=[.D179]/[.C179]" office:value-type="percentage" office:value="0.742317380352645">
            <text:p>74.2%</text:p>
          </table:table-cell>
          <table:table-cell office:value-type="string">
            <text:p>250.8</text:p>
          </table:table-cell>
          <table:table-cell office:value-type="float" office:value="1501758">
            <text:p>1501758</text:p>
          </table:table-cell>
          <table:table-cell office:value-type="float" office:value="1191">
            <text:p>1191</text:p>
          </table:table-cell>
          <table:table-cell office:value-type="string">
            <text:p>1015.1</text:p>
          </table:table-cell>
          <table:table-cell table:style-name="ce2" table:formula="of:=[.I179]/[.H179]" office:value-type="percentage" office:value="0.852308984047019">
            <text:p>85.2%</text:p>
          </table:table-cell>
          <table:table-cell office:value-type="string">
            <text:p>120.9</text:p>
          </table:table-cell>
          <table:table-cell table:style-name="ce2" table:formula="of:=[.J179]-[.E179]" office:value-type="percentage" office:value="0.109991603694375">
            <text:p>11.0%</text:p>
          </table:table-cell>
        </table:table-row>
        <table:table-row table:style-name="ro1">
          <table:table-cell office:value-type="string">
            <text:p>Breu Branco</text:p>
          </table:table-cell>
          <table:table-cell office:value-type="float" office:value="1501782">
            <text:p>1501782</text:p>
          </table:table-cell>
          <table:table-cell office:value-type="float" office:value="3950">
            <text:p>3950</text:p>
          </table:table-cell>
          <table:table-cell office:value-type="string">
            <text:p>2097.6</text:p>
          </table:table-cell>
          <table:table-cell table:style-name="ce2" table:formula="of:=[.D180]/[.C180]" office:value-type="percentage" office:value="0.531037974683544">
            <text:p>53.1%</text:p>
          </table:table-cell>
          <table:table-cell office:value-type="string">
            <text:p>1591.8</text:p>
          </table:table-cell>
          <table:table-cell office:value-type="float" office:value="1501782">
            <text:p>1501782</text:p>
          </table:table-cell>
          <table:table-cell office:value-type="float" office:value="3950">
            <text:p>3950</text:p>
          </table:table-cell>
          <table:table-cell office:value-type="string">
            <text:p>2749.3</text:p>
          </table:table-cell>
          <table:table-cell table:style-name="ce2" table:formula="of:=[.I180]/[.H180]" office:value-type="percentage" office:value="0.696025316455696">
            <text:p>69.6%</text:p>
          </table:table-cell>
          <table:table-cell office:value-type="string">
            <text:p>939.1</text:p>
          </table:table-cell>
          <table:table-cell table:style-name="ce2" table:formula="of:=[.J180]-[.E180]" office:value-type="percentage" office:value="0.164987341772152">
            <text:p>16.5%</text:p>
          </table:table-cell>
        </table:table-row>
        <table:table-row table:style-name="ro1">
          <table:table-cell office:value-type="string">
            <text:p>Breves</text:p>
          </table:table-cell>
          <table:table-cell office:value-type="float" office:value="1501808">
            <text:p>1501808</text:p>
          </table:table-cell>
          <table:table-cell office:value-type="float" office:value="9570">
            <text:p>9570</text:p>
          </table:table-cell>
          <table:table-cell office:value-type="string">
            <text:p>59.4</text:p>
          </table:table-cell>
          <table:table-cell table:style-name="ce2" table:formula="of:=[.D181]/[.C181]" office:value-type="percentage" office:value="0.00620689655172414">
            <text:p>0.6%</text:p>
          </table:table-cell>
          <table:table-cell office:value-type="string">
            <text:p>8402.3</text:p>
          </table:table-cell>
          <table:table-cell office:value-type="float" office:value="1501808">
            <text:p>1501808</text:p>
          </table:table-cell>
          <table:table-cell office:value-type="float" office:value="9570">
            <text:p>9570</text:p>
          </table:table-cell>
          <table:table-cell office:value-type="string">
            <text:p>537.5</text:p>
          </table:table-cell>
          <table:table-cell table:style-name="ce2" table:formula="of:=[.I181]/[.H181]" office:value-type="percentage" office:value="0.0561650992685475">
            <text:p>5.6%</text:p>
          </table:table-cell>
          <table:table-cell office:value-type="string">
            <text:p>4271.2</text:p>
          </table:table-cell>
          <table:table-cell table:style-name="ce2" table:formula="of:=[.J181]-[.E181]" office:value-type="percentage" office:value="0.0499582027168234">
            <text:p>5.0%</text:p>
          </table:table-cell>
        </table:table-row>
        <table:table-row table:style-name="ro1">
          <table:table-cell office:value-type="string">
            <text:p>Bujaru</text:p>
          </table:table-cell>
          <table:table-cell office:value-type="float" office:value="1501907">
            <text:p>1501907</text:p>
          </table:table-cell>
          <table:table-cell office:value-type="float" office:value="1010">
            <text:p>1010</text:p>
          </table:table-cell>
          <table:table-cell office:value-type="float" office:value="543">
            <text:p>543</text:p>
          </table:table-cell>
          <table:table-cell table:style-name="ce2" table:formula="of:=[.D182]/[.C182]" office:value-type="percentage" office:value="0.537623762376238">
            <text:p>53.8%</text:p>
          </table:table-cell>
          <table:table-cell office:value-type="float" office:value="0">
            <text:p>0</text:p>
          </table:table-cell>
          <table:table-cell office:value-type="float" office:value="1501907">
            <text:p>1501907</text:p>
          </table:table-cell>
          <table:table-cell office:value-type="float" office:value="1010">
            <text:p>1010</text:p>
          </table:table-cell>
          <table:table-cell office:value-type="string">
            <text:p>654.2</text:p>
          </table:table-cell>
          <table:table-cell table:style-name="ce2" table:formula="of:=[.I182]/[.H182]" office:value-type="percentage" office:value="0.647722772277228">
            <text:p>64.8%</text:p>
          </table:table-cell>
          <table:table-cell office:value-type="string">
            <text:p>246.4</text:p>
          </table:table-cell>
          <table:table-cell table:style-name="ce2" table:formula="of:=[.J182]-[.E182]" office:value-type="percentage" office:value="0.11009900990099">
            <text:p>11.0%</text:p>
          </table:table-cell>
        </table:table-row>
        <table:table-row table:style-name="ro1">
          <table:table-cell office:value-type="string">
            <text:p>Cachoeira do Piriá</text:p>
          </table:table-cell>
          <table:table-cell office:value-type="float" office:value="1501956">
            <text:p>1501956</text:p>
          </table:table-cell>
          <table:table-cell office:value-type="float" office:value="2439">
            <text:p>2439</text:p>
          </table:table-cell>
          <table:table-cell office:value-type="string">
            <text:p>930.1</text:p>
          </table:table-cell>
          <table:table-cell table:style-name="ce2" table:formula="of:=[.D183]/[.C183]" office:value-type="percentage" office:value="0.381344813448134">
            <text:p>38.1%</text:p>
          </table:table-cell>
          <table:table-cell office:value-type="string">
            <text:p>1500.4</text:p>
          </table:table-cell>
          <table:table-cell office:value-type="float" office:value="1501956">
            <text:p>1501956</text:p>
          </table:table-cell>
          <table:table-cell office:value-type="float" office:value="2439">
            <text:p>2439</text:p>
          </table:table-cell>
          <table:table-cell office:value-type="string">
            <text:p>1404.9</text:p>
          </table:table-cell>
          <table:table-cell table:style-name="ce2" table:formula="of:=[.I183]/[.H183]" office:value-type="percentage" office:value="0.576014760147602">
            <text:p>57.6%</text:p>
          </table:table-cell>
          <table:table-cell office:value-type="float" office:value="1025">
            <text:p>1025</text:p>
          </table:table-cell>
          <table:table-cell table:style-name="ce2" table:formula="of:=[.J183]-[.E183]" office:value-type="percentage" office:value="0.194669946699467">
            <text:p>19.5%</text:p>
          </table:table-cell>
        </table:table-row>
        <table:table-row table:style-name="ro1">
          <table:table-cell office:value-type="string">
            <text:p>Cachoeira do Arari</text:p>
          </table:table-cell>
          <table:table-cell office:value-type="float" office:value="1502004">
            <text:p>1502004</text:p>
          </table:table-cell>
          <table:table-cell office:value-type="float" office:value="3114">
            <text:p>3114</text:p>
          </table:table-cell>
          <table:table-cell office:value-type="string">
            <text:p>1.6</text:p>
          </table:table-cell>
          <table:table-cell table:style-name="ce2" table:formula="of:=[.D184]/[.C184]" office:value-type="percentage" office:value="0.000513808606294155">
            <text:p>0.1%</text:p>
          </table:table-cell>
          <table:table-cell office:value-type="string">
            <text:p>379.5</text:p>
          </table:table-cell>
          <table:table-cell office:value-type="float" office:value="1502004">
            <text:p>1502004</text:p>
          </table:table-cell>
          <table:table-cell office:value-type="float" office:value="3114">
            <text:p>3114</text:p>
          </table:table-cell>
          <table:table-cell office:value-type="float" office:value="73">
            <text:p>73</text:p>
          </table:table-cell>
          <table:table-cell table:style-name="ce2" table:formula="of:=[.I184]/[.H184]" office:value-type="percentage" office:value="0.0234425176621708">
            <text:p>2.3%</text:p>
          </table:table-cell>
          <table:table-cell office:value-type="string">
            <text:p>506.7</text:p>
          </table:table-cell>
          <table:table-cell table:style-name="ce2" table:formula="of:=[.J184]-[.E184]" office:value-type="percentage" office:value="0.0229287090558767">
            <text:p>2.3%</text:p>
          </table:table-cell>
        </table:table-row>
        <table:table-row table:style-name="ro1">
          <table:table-cell office:value-type="string">
            <text:p>Cametá</text:p>
          </table:table-cell>
          <table:table-cell office:value-type="float" office:value="1502103">
            <text:p>1502103</text:p>
          </table:table-cell>
          <table:table-cell office:value-type="float" office:value="3090">
            <text:p>3090</text:p>
          </table:table-cell>
          <table:table-cell office:value-type="string">
            <text:p>892.7</text:p>
          </table:table-cell>
          <table:table-cell table:style-name="ce2" table:formula="of:=[.D185]/[.C185]" office:value-type="percentage" office:value="0.288899676375404">
            <text:p>28.9%</text:p>
          </table:table-cell>
          <table:table-cell office:value-type="string">
            <text:p>1088.3</text:p>
          </table:table-cell>
          <table:table-cell office:value-type="float" office:value="1502103">
            <text:p>1502103</text:p>
          </table:table-cell>
          <table:table-cell office:value-type="float" office:value="3090">
            <text:p>3090</text:p>
          </table:table-cell>
          <table:table-cell office:value-type="string">
            <text:p>1112.9</text:p>
          </table:table-cell>
          <table:table-cell table:style-name="ce2" table:formula="of:=[.I185]/[.H185]" office:value-type="percentage" office:value="0.360161812297735">
            <text:p>36.0%</text:p>
          </table:table-cell>
          <table:table-cell office:value-type="string">
            <text:p>860.8</text:p>
          </table:table-cell>
          <table:table-cell table:style-name="ce2" table:formula="of:=[.J185]-[.E185]" office:value-type="percentage" office:value="0.0712621359223301">
            <text:p>7.1%</text:p>
          </table:table-cell>
        </table:table-row>
        <table:table-row table:style-name="ro1">
          <table:table-cell office:value-type="string">
            <text:p>Canaã dos Carajás</text:p>
          </table:table-cell>
          <table:table-cell office:value-type="float" office:value="1502152">
            <text:p>1502152</text:p>
          </table:table-cell>
          <table:table-cell office:value-type="float" office:value="3157">
            <text:p>3157</text:p>
          </table:table-cell>
          <table:table-cell office:value-type="string">
            <text:p>1650.3</text:p>
          </table:table-cell>
          <table:table-cell table:style-name="ce2" table:formula="of:=[.D186]/[.C186]" office:value-type="percentage" office:value="0.522743110547989">
            <text:p>52.3%</text:p>
          </table:table-cell>
          <table:table-cell office:value-type="string">
            <text:p>1401.5</text:p>
          </table:table-cell>
          <table:table-cell office:value-type="float" office:value="1502152">
            <text:p>1502152</text:p>
          </table:table-cell>
          <table:table-cell office:value-type="float" office:value="3157">
            <text:p>3157</text:p>
          </table:table-cell>
          <table:table-cell office:value-type="string">
            <text:p>1735.6</text:p>
          </table:table-cell>
          <table:table-cell table:style-name="ce2" table:formula="of:=[.I186]/[.H186]" office:value-type="percentage" office:value="0.549762432689262">
            <text:p>55.0%</text:p>
          </table:table-cell>
          <table:table-cell office:value-type="string">
            <text:p>1311.8</text:p>
          </table:table-cell>
          <table:table-cell table:style-name="ce2" table:formula="of:=[.J186]-[.E186]" office:value-type="percentage" office:value="0.0270193221412733">
            <text:p>2.7%</text:p>
          </table:table-cell>
        </table:table-row>
        <table:table-row table:style-name="ro1">
          <table:table-cell office:value-type="string">
            <text:p>Capanema</text:p>
          </table:table-cell>
          <table:table-cell office:value-type="float" office:value="1502202">
            <text:p>1502202</text:p>
          </table:table-cell>
          <table:table-cell office:value-type="float" office:value="618">
            <text:p>618</text:p>
          </table:table-cell>
          <table:table-cell office:value-type="string">
            <text:p>463.1</text:p>
          </table:table-cell>
          <table:table-cell table:style-name="ce2" table:formula="of:=[.D187]/[.C187]" office:value-type="percentage" office:value="0.749352750809061">
            <text:p>74.9%</text:p>
          </table:table-cell>
          <table:table-cell office:value-type="float" office:value="0">
            <text:p>0</text:p>
          </table:table-cell>
          <table:table-cell office:value-type="float" office:value="1502202">
            <text:p>1502202</text:p>
          </table:table-cell>
          <table:table-cell office:value-type="float" office:value="618">
            <text:p>618</text:p>
          </table:table-cell>
          <table:table-cell office:value-type="string">
            <text:p>516.1</text:p>
          </table:table-cell>
          <table:table-cell table:style-name="ce2" table:formula="of:=[.I187]/[.H187]" office:value-type="percentage" office:value="0.835113268608414">
            <text:p>83.5%</text:p>
          </table:table-cell>
          <table:table-cell office:value-type="string">
            <text:p>36.7</text:p>
          </table:table-cell>
          <table:table-cell table:style-name="ce2" table:formula="of:=[.J187]-[.E187]" office:value-type="percentage" office:value="0.0857605177993528">
            <text:p>8.6%</text:p>
          </table:table-cell>
        </table:table-row>
        <table:table-row table:style-name="ro1">
          <table:table-cell office:value-type="string">
            <text:p>Capitão Poço</text:p>
          </table:table-cell>
          <table:table-cell office:value-type="float" office:value="1502301">
            <text:p>1502301</text:p>
          </table:table-cell>
          <table:table-cell office:value-type="float" office:value="2924">
            <text:p>2924</text:p>
          </table:table-cell>
          <table:table-cell office:value-type="string">
            <text:p>2213.1</text:p>
          </table:table-cell>
          <table:table-cell table:style-name="ce2" table:formula="of:=[.D188]/[.C188]" office:value-type="percentage" office:value="0.75687414500684">
            <text:p>75.7%</text:p>
          </table:table-cell>
          <table:table-cell office:value-type="float" office:value="0">
            <text:p>0</text:p>
          </table:table-cell>
          <table:table-cell office:value-type="float" office:value="1502301">
            <text:p>1502301</text:p>
          </table:table-cell>
          <table:table-cell office:value-type="float" office:value="2924">
            <text:p>2924</text:p>
          </table:table-cell>
          <table:table-cell office:value-type="string">
            <text:p>2566.8</text:p>
          </table:table-cell>
          <table:table-cell table:style-name="ce2" table:formula="of:=[.I188]/[.H188]" office:value-type="percentage" office:value="0.877838577291382">
            <text:p>87.8%</text:p>
          </table:table-cell>
          <table:table-cell office:value-type="string">
            <text:p>341.5</text:p>
          </table:table-cell>
          <table:table-cell table:style-name="ce2" table:formula="of:=[.J188]-[.E188]" office:value-type="percentage" office:value="0.120964432284542">
            <text:p>12.1%</text:p>
          </table:table-cell>
        </table:table-row>
        <table:table-row table:style-name="ro1">
          <table:table-cell office:value-type="string">
            <text:p>Castanhal</text:p>
          </table:table-cell>
          <table:table-cell office:value-type="float" office:value="1502400">
            <text:p>1502400</text:p>
          </table:table-cell>
          <table:table-cell office:value-type="float" office:value="1035">
            <text:p>1035</text:p>
          </table:table-cell>
          <table:table-cell office:value-type="string">
            <text:p>731.2</text:p>
          </table:table-cell>
          <table:table-cell table:style-name="ce2" table:formula="of:=[.D189]/[.C189]" office:value-type="percentage" office:value="0.706473429951691">
            <text:p>70.6%</text:p>
          </table:table-cell>
          <table:table-cell office:value-type="float" office:value="0">
            <text:p>0</text:p>
          </table:table-cell>
          <table:table-cell office:value-type="float" office:value="1502400">
            <text:p>1502400</text:p>
          </table:table-cell>
          <table:table-cell office:value-type="float" office:value="1035">
            <text:p>1035</text:p>
          </table:table-cell>
          <table:table-cell office:value-type="float" office:value="901">
            <text:p>901</text:p>
          </table:table-cell>
          <table:table-cell table:style-name="ce2" table:formula="of:=[.I189]/[.H189]" office:value-type="percentage" office:value="0.870531400966184">
            <text:p>87.1%</text:p>
          </table:table-cell>
          <table:table-cell office:value-type="string">
            <text:p>80.2</text:p>
          </table:table-cell>
          <table:table-cell table:style-name="ce2" table:formula="of:=[.J189]-[.E189]" office:value-type="percentage" office:value="0.164057971014493">
            <text:p>16.4%</text:p>
          </table:table-cell>
        </table:table-row>
        <table:table-row table:style-name="ro1">
          <table:table-cell office:value-type="string">
            <text:p>Chaves</text:p>
          </table:table-cell>
          <table:table-cell office:value-type="float" office:value="1502509">
            <text:p>1502509</text:p>
          </table:table-cell>
          <table:table-cell office:value-type="float" office:value="13114">
            <text:p>13114</text:p>
          </table:table-cell>
          <table:table-cell office:value-type="float" office:value="84">
            <text:p>84</text:p>
          </table:table-cell>
          <table:table-cell table:style-name="ce2" table:formula="of:=[.D190]/[.C190]" office:value-type="percentage" office:value="0.00640536830867775">
            <text:p>0.6%</text:p>
          </table:table-cell>
          <table:table-cell office:value-type="string">
            <text:p>4031.3</text:p>
          </table:table-cell>
          <table:table-cell office:value-type="float" office:value="1502509">
            <text:p>1502509</text:p>
          </table:table-cell>
          <table:table-cell office:value-type="float" office:value="13114">
            <text:p>13114</text:p>
          </table:table-cell>
          <table:table-cell office:value-type="string">
            <text:p>96.3</text:p>
          </table:table-cell>
          <table:table-cell table:style-name="ce2" table:formula="of:=[.I190]/[.H190]" office:value-type="percentage" office:value="0.00734329723959128">
            <text:p>0.7%</text:p>
          </table:table-cell>
          <table:table-cell office:value-type="string">
            <text:p>1675.9</text:p>
          </table:table-cell>
          <table:table-cell table:style-name="ce2" table:formula="of:=[.J190]-[.E190]" office:value-type="percentage" office:value="0.000937928930913527">
            <text:p>0.1%</text:p>
          </table:table-cell>
        </table:table-row>
        <table:table-row table:style-name="ro1">
          <table:table-cell office:value-type="string">
            <text:p>Colares</text:p>
          </table:table-cell>
          <table:table-cell office:value-type="float" office:value="1502608">
            <text:p>1502608</text:p>
          </table:table-cell>
          <table:table-cell office:value-type="float" office:value="612">
            <text:p>612</text:p>
          </table:table-cell>
          <table:table-cell office:value-type="float" office:value="65">
            <text:p>65</text:p>
          </table:table-cell>
          <table:table-cell table:style-name="ce2" table:formula="of:=[.D191]/[.C191]" office:value-type="percentage" office:value="0.106209150326797">
            <text:p>10.6%</text:p>
          </table:table-cell>
          <table:table-cell office:value-type="float" office:value="0">
            <text:p>0</text:p>
          </table:table-cell>
          <table:table-cell office:value-type="float" office:value="1502608">
            <text:p>1502608</text:p>
          </table:table-cell>
          <table:table-cell office:value-type="float" office:value="612">
            <text:p>612</text:p>
          </table:table-cell>
          <table:table-cell office:value-type="string">
            <text:p>90.7</text:p>
          </table:table-cell>
          <table:table-cell table:style-name="ce2" table:formula="of:=[.I191]/[.H191]" office:value-type="percentage" office:value="0.148202614379085">
            <text:p>14.8%</text:p>
          </table:table-cell>
          <table:table-cell office:value-type="string">
            <text:p>483.4</text:p>
          </table:table-cell>
          <table:table-cell table:style-name="ce2" table:formula="of:=[.J191]-[.E191]" office:value-type="percentage" office:value="0.0419934640522876">
            <text:p>4.2%</text:p>
          </table:table-cell>
        </table:table-row>
        <table:table-row table:style-name="ro1">
          <table:table-cell office:value-type="string">
            <text:p>Conceição do Araguaia</text:p>
          </table:table-cell>
          <table:table-cell office:value-type="float" office:value="1502707">
            <text:p>1502707</text:p>
          </table:table-cell>
          <table:table-cell office:value-type="float" office:value="5848">
            <text:p>5848</text:p>
          </table:table-cell>
          <table:table-cell office:value-type="float" office:value="2582">
            <text:p>2582</text:p>
          </table:table-cell>
          <table:table-cell table:style-name="ce2" table:formula="of:=[.D192]/[.C192]" office:value-type="percentage" office:value="0.441518467852257">
            <text:p>44.2%</text:p>
          </table:table-cell>
          <table:table-cell office:value-type="string">
            <text:p>1275.5</text:p>
          </table:table-cell>
          <table:table-cell office:value-type="float" office:value="1502707">
            <text:p>1502707</text:p>
          </table:table-cell>
          <table:table-cell office:value-type="float" office:value="5848">
            <text:p>5848</text:p>
          </table:table-cell>
          <table:table-cell office:value-type="string">
            <text:p>3059.9</text:p>
          </table:table-cell>
          <table:table-cell table:style-name="ce2" table:formula="of:=[.I192]/[.H192]" office:value-type="percentage" office:value="0.523238714090287">
            <text:p>52.3%</text:p>
          </table:table-cell>
          <table:table-cell office:value-type="string">
            <text:p>788.8</text:p>
          </table:table-cell>
          <table:table-cell table:style-name="ce2" table:formula="of:=[.J192]-[.E192]" office:value-type="percentage" office:value="0.0817202462380302">
            <text:p>8.2%</text:p>
          </table:table-cell>
        </table:table-row>
        <table:table-row table:style-name="ro1">
          <table:table-cell office:value-type="string">
            <text:p>Concórdia do Pará</text:p>
          </table:table-cell>
          <table:table-cell office:value-type="float" office:value="1502756">
            <text:p>1502756</text:p>
          </table:table-cell>
          <table:table-cell office:value-type="float" office:value="694">
            <text:p>694</text:p>
          </table:table-cell>
          <table:table-cell office:value-type="string">
            <text:p>570.3</text:p>
          </table:table-cell>
          <table:table-cell table:style-name="ce2" table:formula="of:=[.D193]/[.C193]" office:value-type="percentage" office:value="0.821757925072046">
            <text:p>82.2%</text:p>
          </table:table-cell>
          <table:table-cell office:value-type="float" office:value="0">
            <text:p>0</text:p>
          </table:table-cell>
          <table:table-cell office:value-type="float" office:value="1502756">
            <text:p>1502756</text:p>
          </table:table-cell>
          <table:table-cell office:value-type="float" office:value="694">
            <text:p>694</text:p>
          </table:table-cell>
          <table:table-cell office:value-type="string">
            <text:p>607.3</text:p>
          </table:table-cell>
          <table:table-cell table:style-name="ce2" table:formula="of:=[.I193]/[.H193]" office:value-type="percentage" office:value="0.87507204610951">
            <text:p>87.5%</text:p>
          </table:table-cell>
          <table:table-cell office:value-type="string">
            <text:p>70.1</text:p>
          </table:table-cell>
          <table:table-cell table:style-name="ce2" table:formula="of:=[.J193]-[.E193]" office:value-type="percentage" office:value="0.053314121037464">
            <text:p>5.3%</text:p>
          </table:table-cell>
        </table:table-row>
        <table:table-row table:style-name="ro1">
          <table:table-cell office:value-type="string">
            <text:p>Cumaru do Norte</text:p>
          </table:table-cell>
          <table:table-cell office:value-type="float" office:value="1502764">
            <text:p>1502764</text:p>
          </table:table-cell>
          <table:table-cell office:value-type="float" office:value="17106">
            <text:p>17106</text:p>
          </table:table-cell>
          <table:table-cell office:value-type="string">
            <text:p>4162.5</text:p>
          </table:table-cell>
          <table:table-cell table:style-name="ce2" table:formula="of:=[.D194]/[.C194]" office:value-type="percentage" office:value="0.243335671694142">
            <text:p>24.3%</text:p>
          </table:table-cell>
          <table:table-cell office:value-type="string">
            <text:p>11500.7</text:p>
          </table:table-cell>
          <table:table-cell office:value-type="float" office:value="1502764">
            <text:p>1502764</text:p>
          </table:table-cell>
          <table:table-cell office:value-type="float" office:value="17106">
            <text:p>17106</text:p>
          </table:table-cell>
          <table:table-cell office:value-type="string">
            <text:p>7092.8</text:p>
          </table:table-cell>
          <table:table-cell table:style-name="ce2" table:formula="of:=[.I194]/[.H194]" office:value-type="percentage" office:value="0.414638138664796">
            <text:p>41.5%</text:p>
          </table:table-cell>
          <table:table-cell office:value-type="string">
            <text:p>8496.5</text:p>
          </table:table-cell>
          <table:table-cell table:style-name="ce2" table:formula="of:=[.J194]-[.E194]" office:value-type="percentage" office:value="0.171302466970654">
            <text:p>17.1%</text:p>
          </table:table-cell>
        </table:table-row>
        <table:table-row table:style-name="ro1">
          <table:table-cell office:value-type="string">
            <text:p>Curionópolis</text:p>
          </table:table-cell>
          <table:table-cell office:value-type="float" office:value="1502772">
            <text:p>1502772</text:p>
          </table:table-cell>
          <table:table-cell office:value-type="float" office:value="2375">
            <text:p>2375</text:p>
          </table:table-cell>
          <table:table-cell office:value-type="string">
            <text:p>1992.9</text:p>
          </table:table-cell>
          <table:table-cell table:style-name="ce2" table:formula="of:=[.D195]/[.C195]" office:value-type="percentage" office:value="0.839115789473684">
            <text:p>83.9%</text:p>
          </table:table-cell>
          <table:table-cell office:value-type="string">
            <text:p>375.7</text:p>
          </table:table-cell>
          <table:table-cell office:value-type="float" office:value="1502772">
            <text:p>1502772</text:p>
          </table:table-cell>
          <table:table-cell office:value-type="float" office:value="2375">
            <text:p>2375</text:p>
          </table:table-cell>
          <table:table-cell office:value-type="string">
            <text:p>2057.5</text:p>
          </table:table-cell>
          <table:table-cell table:style-name="ce2" table:formula="of:=[.I195]/[.H195]" office:value-type="percentage" office:value="0.866315789473684">
            <text:p>86.6%</text:p>
          </table:table-cell>
          <table:table-cell office:value-type="string">
            <text:p>299.7</text:p>
          </table:table-cell>
          <table:table-cell table:style-name="ce2" table:formula="of:=[.J195]-[.E195]" office:value-type="percentage" office:value="0.0272">
            <text:p>2.7%</text:p>
          </table:table-cell>
        </table:table-row>
        <table:table-row table:style-name="ro1">
          <table:table-cell office:value-type="string">
            <text:p>Curralinho</text:p>
          </table:table-cell>
          <table:table-cell office:value-type="float" office:value="1502806">
            <text:p>1502806</text:p>
          </table:table-cell>
          <table:table-cell office:value-type="float" office:value="3626">
            <text:p>3626</text:p>
          </table:table-cell>
          <table:table-cell office:value-type="float" office:value="7">
            <text:p>7</text:p>
          </table:table-cell>
          <table:table-cell table:style-name="ce2" table:formula="of:=[.D196]/[.C196]" office:value-type="percentage" office:value="0.00193050193050193">
            <text:p>0.2%</text:p>
          </table:table-cell>
          <table:table-cell office:value-type="float" office:value="3003">
            <text:p>3003</text:p>
          </table:table-cell>
          <table:table-cell office:value-type="float" office:value="1502806">
            <text:p>1502806</text:p>
          </table:table-cell>
          <table:table-cell office:value-type="float" office:value="3626">
            <text:p>3626</text:p>
          </table:table-cell>
          <table:table-cell office:value-type="string">
            <text:p>200.4</text:p>
          </table:table-cell>
          <table:table-cell table:style-name="ce2" table:formula="of:=[.I196]/[.H196]" office:value-type="percentage" office:value="0.0552675124103696">
            <text:p>5.5%</text:p>
          </table:table-cell>
          <table:table-cell office:value-type="string">
            <text:p>1668.5</text:p>
          </table:table-cell>
          <table:table-cell table:style-name="ce2" table:formula="of:=[.J196]-[.E196]" office:value-type="percentage" office:value="0.0533370104798676">
            <text:p>5.3%</text:p>
          </table:table-cell>
        </table:table-row>
        <table:table-row table:style-name="ro1">
          <table:table-cell office:value-type="string">
            <text:p>Curuá</text:p>
          </table:table-cell>
          <table:table-cell office:value-type="float" office:value="1502855">
            <text:p>1502855</text:p>
          </table:table-cell>
          <table:table-cell office:value-type="float" office:value="1430">
            <text:p>1430</text:p>
          </table:table-cell>
          <table:table-cell office:value-type="string">
            <text:p>284.4</text:p>
          </table:table-cell>
          <table:table-cell table:style-name="ce2" table:formula="of:=[.D197]/[.C197]" office:value-type="percentage" office:value="0.198881118881119">
            <text:p>19.9%</text:p>
          </table:table-cell>
          <table:table-cell office:value-type="string">
            <text:p>403.6</text:p>
          </table:table-cell>
          <table:table-cell office:value-type="float" office:value="1502855">
            <text:p>1502855</text:p>
          </table:table-cell>
          <table:table-cell office:value-type="float" office:value="1430">
            <text:p>1430</text:p>
          </table:table-cell>
          <table:table-cell office:value-type="string">
            <text:p>326.2</text:p>
          </table:table-cell>
          <table:table-cell table:style-name="ce2" table:formula="of:=[.I197]/[.H197]" office:value-type="percentage" office:value="0.228111888111888">
            <text:p>22.8%</text:p>
          </table:table-cell>
          <table:table-cell office:value-type="string">
            <text:p>361.1</text:p>
          </table:table-cell>
          <table:table-cell table:style-name="ce2" table:formula="of:=[.J197]-[.E197]" office:value-type="percentage" office:value="0.0292307692307692">
            <text:p>2.9%</text:p>
          </table:table-cell>
        </table:table-row>
        <table:table-row table:style-name="ro1">
          <table:table-cell office:value-type="string">
            <text:p>Curuçá</text:p>
          </table:table-cell>
          <table:table-cell office:value-type="float" office:value="1502905">
            <text:p>1502905</text:p>
          </table:table-cell>
          <table:table-cell office:value-type="float" office:value="674">
            <text:p>674</text:p>
          </table:table-cell>
          <table:table-cell office:value-type="string">
            <text:p>209.7</text:p>
          </table:table-cell>
          <table:table-cell table:style-name="ce2" table:formula="of:=[.D198]/[.C198]" office:value-type="percentage" office:value="0.311127596439169">
            <text:p>31.1%</text:p>
          </table:table-cell>
          <table:table-cell office:value-type="string">
            <text:p>8.8</text:p>
          </table:table-cell>
          <table:table-cell office:value-type="float" office:value="1502905">
            <text:p>1502905</text:p>
          </table:table-cell>
          <table:table-cell office:value-type="float" office:value="674">
            <text:p>674</text:p>
          </table:table-cell>
          <table:table-cell office:value-type="string">
            <text:p>269.5</text:p>
          </table:table-cell>
          <table:table-cell table:style-name="ce2" table:formula="of:=[.I198]/[.H198]" office:value-type="percentage" office:value="0.399851632047478">
            <text:p>40.0%</text:p>
          </table:table-cell>
          <table:table-cell office:value-type="string">
            <text:p>179.7</text:p>
          </table:table-cell>
          <table:table-cell table:style-name="ce2" table:formula="of:=[.J198]-[.E198]" office:value-type="percentage" office:value="0.0887240356083087">
            <text:p>8.9%</text:p>
          </table:table-cell>
        </table:table-row>
        <table:table-row table:style-name="ro1">
          <table:table-cell office:value-type="string">
            <text:p>Dom Eliseu</text:p>
          </table:table-cell>
          <table:table-cell office:value-type="float" office:value="1502939">
            <text:p>1502939</text:p>
          </table:table-cell>
          <table:table-cell office:value-type="float" office:value="5296">
            <text:p>5296</text:p>
          </table:table-cell>
          <table:table-cell office:value-type="string">
            <text:p>2496.7</text:p>
          </table:table-cell>
          <table:table-cell table:style-name="ce2" table:formula="of:=[.D199]/[.C199]" office:value-type="percentage" office:value="0.471431268882175">
            <text:p>47.1%</text:p>
          </table:table-cell>
          <table:table-cell office:value-type="string">
            <text:p>2798.2</text:p>
          </table:table-cell>
          <table:table-cell office:value-type="float" office:value="1502939">
            <text:p>1502939</text:p>
          </table:table-cell>
          <table:table-cell office:value-type="float" office:value="5296">
            <text:p>5296</text:p>
          </table:table-cell>
          <table:table-cell office:value-type="string">
            <text:p>3419.7</text:p>
          </table:table-cell>
          <table:table-cell table:style-name="ce2" table:formula="of:=[.I199]/[.H199]" office:value-type="percentage" office:value="0.645713746223565">
            <text:p>64.6%</text:p>
          </table:table-cell>
          <table:table-cell office:value-type="string">
            <text:p>1872.5</text:p>
          </table:table-cell>
          <table:table-cell table:style-name="ce2" table:formula="of:=[.J199]-[.E199]" office:value-type="percentage" office:value="0.17428247734139">
            <text:p>17.4%</text:p>
          </table:table-cell>
        </table:table-row>
        <table:table-row table:style-name="ro1">
          <table:table-cell office:value-type="string">
            <text:p>Eldorado dos Carajás</text:p>
          </table:table-cell>
          <table:table-cell office:value-type="float" office:value="1502954">
            <text:p>1502954</text:p>
          </table:table-cell>
          <table:table-cell office:value-type="float" office:value="2967">
            <text:p>2967</text:p>
          </table:table-cell>
          <table:table-cell office:value-type="string">
            <text:p>2238.1</text:p>
          </table:table-cell>
          <table:table-cell table:style-name="ce2" table:formula="of:=[.D200]/[.C200]" office:value-type="percentage" office:value="0.75433097404786">
            <text:p>75.4%</text:p>
          </table:table-cell>
          <table:table-cell office:value-type="string">
            <text:p>728.9</text:p>
          </table:table-cell>
          <table:table-cell office:value-type="float" office:value="1502954">
            <text:p>1502954</text:p>
          </table:table-cell>
          <table:table-cell office:value-type="float" office:value="2967">
            <text:p>2967</text:p>
          </table:table-cell>
          <table:table-cell office:value-type="string">
            <text:p>2722.9</text:p>
          </table:table-cell>
          <table:table-cell table:style-name="ce2" table:formula="of:=[.I200]/[.H200]" office:value-type="percentage" office:value="0.917728345129761">
            <text:p>91.8%</text:p>
          </table:table-cell>
          <table:table-cell office:value-type="float" office:value="232">
            <text:p>232</text:p>
          </table:table-cell>
          <table:table-cell table:style-name="ce2" table:formula="of:=[.J200]-[.E200]" office:value-type="percentage" office:value="0.163397371081901">
            <text:p>16.3%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float" office:value="1503002">
            <text:p>1503002</text:p>
          </table:table-cell>
          <table:table-cell office:value-type="float" office:value="11794">
            <text:p>11794</text:p>
          </table:table-cell>
          <table:table-cell office:value-type="string">
            <text:p>188.4</text:p>
          </table:table-cell>
          <table:table-cell table:style-name="ce2" table:formula="of:=[.D201]/[.C201]" office:value-type="percentage" office:value="0.0159742241817874">
            <text:p>1.6%</text:p>
          </table:table-cell>
          <table:table-cell office:value-type="string">
            <text:p>11333.3</text:p>
          </table:table-cell>
          <table:table-cell office:value-type="float" office:value="1503002">
            <text:p>1503002</text:p>
          </table:table-cell>
          <table:table-cell office:value-type="float" office:value="11794">
            <text:p>11794</text:p>
          </table:table-cell>
          <table:table-cell office:value-type="string">
            <text:p>237.7</text:p>
          </table:table-cell>
          <table:table-cell table:style-name="ce2" table:formula="of:=[.I201]/[.H201]" office:value-type="percentage" office:value="0.0201543157537731">
            <text:p>2.0%</text:p>
          </table:table-cell>
          <table:table-cell office:value-type="string">
            <text:p>10887.3</text:p>
          </table:table-cell>
          <table:table-cell table:style-name="ce2" table:formula="of:=[.J201]-[.E201]" office:value-type="percentage" office:value="0.00418009157198575">
            <text:p>0.4%</text:p>
          </table:table-cell>
        </table:table-row>
        <table:table-row table:style-name="ro1">
          <table:table-cell office:value-type="string">
            <text:p>Floresta do Araguaia</text:p>
          </table:table-cell>
          <table:table-cell office:value-type="float" office:value="1503044">
            <text:p>1503044</text:p>
          </table:table-cell>
          <table:table-cell office:value-type="float" office:value="3454">
            <text:p>3454</text:p>
          </table:table-cell>
          <table:table-cell office:value-type="string">
            <text:p>1614.6</text:p>
          </table:table-cell>
          <table:table-cell table:style-name="ce2" table:formula="of:=[.D202]/[.C202]" office:value-type="percentage" office:value="0.467458019687319">
            <text:p>46.7%</text:p>
          </table:table-cell>
          <table:table-cell office:value-type="string">
            <text:p>618.3</text:p>
          </table:table-cell>
          <table:table-cell office:value-type="float" office:value="1503044">
            <text:p>1503044</text:p>
          </table:table-cell>
          <table:table-cell office:value-type="float" office:value="3454">
            <text:p>3454</text:p>
          </table:table-cell>
          <table:table-cell office:value-type="string">
            <text:p>1897.6</text:p>
          </table:table-cell>
          <table:table-cell table:style-name="ce2" table:formula="of:=[.I202]/[.H202]" office:value-type="percentage" office:value="0.549392009264621">
            <text:p>54.9%</text:p>
          </table:table-cell>
          <table:table-cell office:value-type="float" office:value="332">
            <text:p>332</text:p>
          </table:table-cell>
          <table:table-cell table:style-name="ce2" table:formula="of:=[.J202]-[.E202]" office:value-type="percentage" office:value="0.0819339895773017">
            <text:p>8.2%</text:p>
          </table:table-cell>
        </table:table-row>
        <table:table-row table:style-name="ro1">
          <table:table-cell office:value-type="string">
            <text:p>Garrafão do Norte</text:p>
          </table:table-cell>
          <table:table-cell office:value-type="float" office:value="1503077">
            <text:p>1503077</text:p>
          </table:table-cell>
          <table:table-cell office:value-type="float" office:value="1616">
            <text:p>1616</text:p>
          </table:table-cell>
          <table:table-cell office:value-type="string">
            <text:p>1254.7</text:p>
          </table:table-cell>
          <table:table-cell table:style-name="ce2" table:formula="of:=[.D203]/[.C203]" office:value-type="percentage" office:value="0.776423267326733">
            <text:p>77.6%</text:p>
          </table:table-cell>
          <table:table-cell office:value-type="string">
            <text:p>360.5</text:p>
          </table:table-cell>
          <table:table-cell office:value-type="float" office:value="1503077">
            <text:p>1503077</text:p>
          </table:table-cell>
          <table:table-cell office:value-type="float" office:value="1616">
            <text:p>1616</text:p>
          </table:table-cell>
          <table:table-cell office:value-type="string">
            <text:p>1434.3</text:p>
          </table:table-cell>
          <table:table-cell table:style-name="ce2" table:formula="of:=[.I203]/[.H203]" office:value-type="percentage" office:value="0.887561881188119">
            <text:p>88.8%</text:p>
          </table:table-cell>
          <table:table-cell office:value-type="string">
            <text:p>180.6</text:p>
          </table:table-cell>
          <table:table-cell table:style-name="ce2" table:formula="of:=[.J203]-[.E203]" office:value-type="percentage" office:value="0.111138613861386">
            <text:p>11.1%</text:p>
          </table:table-cell>
        </table:table-row>
        <table:table-row table:style-name="ro1">
          <table:table-cell office:value-type="string">
            <text:p>Goianésia do Pará</text:p>
          </table:table-cell>
          <table:table-cell office:value-type="float" office:value="1503093">
            <text:p>1503093</text:p>
          </table:table-cell>
          <table:table-cell office:value-type="float" office:value="7048">
            <text:p>7048</text:p>
          </table:table-cell>
          <table:table-cell office:value-type="string">
            <text:p>2966.1</text:p>
          </table:table-cell>
          <table:table-cell table:style-name="ce2" table:formula="of:=[.D204]/[.C204]" office:value-type="percentage" office:value="0.420842792281498">
            <text:p>42.1%</text:p>
          </table:table-cell>
          <table:table-cell office:value-type="string">
            <text:p>3600.3</text:p>
          </table:table-cell>
          <table:table-cell office:value-type="float" office:value="1503093">
            <text:p>1503093</text:p>
          </table:table-cell>
          <table:table-cell office:value-type="float" office:value="7048">
            <text:p>7048</text:p>
          </table:table-cell>
          <table:table-cell office:value-type="string">
            <text:p>3738.2</text:p>
          </table:table-cell>
          <table:table-cell table:style-name="ce2" table:formula="of:=[.I204]/[.H204]" office:value-type="percentage" office:value="0.530391600454029">
            <text:p>53.0%</text:p>
          </table:table-cell>
          <table:table-cell office:value-type="string">
            <text:p>2824.7</text:p>
          </table:table-cell>
          <table:table-cell table:style-name="ce2" table:formula="of:=[.J204]-[.E204]" office:value-type="percentage" office:value="0.109548808172531">
            <text:p>11.0%</text:p>
          </table:table-cell>
        </table:table-row>
        <table:table-row table:style-name="ro1">
          <table:table-cell office:value-type="string">
            <text:p>Gurupá</text:p>
          </table:table-cell>
          <table:table-cell office:value-type="float" office:value="1503101">
            <text:p>1503101</text:p>
          </table:table-cell>
          <table:table-cell office:value-type="float" office:value="8550">
            <text:p>8550</text:p>
          </table:table-cell>
          <table:table-cell office:value-type="string">
            <text:p>2.8</text:p>
          </table:table-cell>
          <table:table-cell table:style-name="ce2" table:formula="of:=[.D205]/[.C205]" office:value-type="percentage" office:value="0.000327485380116959">
            <text:p>0.0%</text:p>
          </table:table-cell>
          <table:table-cell office:value-type="string">
            <text:p>6729.9</text:p>
          </table:table-cell>
          <table:table-cell office:value-type="float" office:value="1503101">
            <text:p>1503101</text:p>
          </table:table-cell>
          <table:table-cell office:value-type="float" office:value="8550">
            <text:p>8550</text:p>
          </table:table-cell>
          <table:table-cell office:value-type="string">
            <text:p>105.4</text:p>
          </table:table-cell>
          <table:table-cell table:style-name="ce2" table:formula="of:=[.I205]/[.H205]" office:value-type="percentage" office:value="0.012327485380117">
            <text:p>1.2%</text:p>
          </table:table-cell>
          <table:table-cell office:value-type="string">
            <text:p>1835.6</text:p>
          </table:table-cell>
          <table:table-cell table:style-name="ce2" table:formula="of:=[.J205]-[.E205]" office:value-type="percentage" office:value="0.012">
            <text:p>1.2%</text:p>
          </table:table-cell>
        </table:table-row>
        <table:table-row table:style-name="ro1">
          <table:table-cell office:value-type="string">
            <text:p>Igarapé-Açu</text:p>
          </table:table-cell>
          <table:table-cell office:value-type="float" office:value="1503200">
            <text:p>1503200</text:p>
          </table:table-cell>
          <table:table-cell office:value-type="float" office:value="789">
            <text:p>789</text:p>
          </table:table-cell>
          <table:table-cell office:value-type="string">
            <text:p>585.4</text:p>
          </table:table-cell>
          <table:table-cell table:style-name="ce2" table:formula="of:=[.D206]/[.C206]" office:value-type="percentage" office:value="0.741951837769328">
            <text:p>74.2%</text:p>
          </table:table-cell>
          <table:table-cell office:value-type="float" office:value="0">
            <text:p>0</text:p>
          </table:table-cell>
          <table:table-cell office:value-type="float" office:value="1503200">
            <text:p>1503200</text:p>
          </table:table-cell>
          <table:table-cell office:value-type="float" office:value="789">
            <text:p>789</text:p>
          </table:table-cell>
          <table:table-cell office:value-type="float" office:value="687">
            <text:p>687</text:p>
          </table:table-cell>
          <table:table-cell table:style-name="ce2" table:formula="of:=[.I206]/[.H206]" office:value-type="percentage" office:value="0.870722433460076">
            <text:p>87.1%</text:p>
          </table:table-cell>
          <table:table-cell office:value-type="float" office:value="56">
            <text:p>56</text:p>
          </table:table-cell>
          <table:table-cell table:style-name="ce2" table:formula="of:=[.J206]-[.E206]" office:value-type="percentage" office:value="0.128770595690748">
            <text:p>12.9%</text:p>
          </table:table-cell>
        </table:table-row>
        <table:table-row table:style-name="ro1">
          <table:table-cell office:value-type="string">
            <text:p>Igarapé-Miri</text:p>
          </table:table-cell>
          <table:table-cell office:value-type="float" office:value="1503309">
            <text:p>1503309</text:p>
          </table:table-cell>
          <table:table-cell office:value-type="float" office:value="2003">
            <text:p>2003</text:p>
          </table:table-cell>
          <table:table-cell office:value-type="string">
            <text:p>170.4</text:p>
          </table:table-cell>
          <table:table-cell table:style-name="ce2" table:formula="of:=[.D207]/[.C207]" office:value-type="percentage" office:value="0.0850723914128807">
            <text:p>8.5%</text:p>
          </table:table-cell>
          <table:table-cell office:value-type="string">
            <text:p>1308.5</text:p>
          </table:table-cell>
          <table:table-cell office:value-type="float" office:value="1503309">
            <text:p>1503309</text:p>
          </table:table-cell>
          <table:table-cell office:value-type="float" office:value="2003">
            <text:p>2003</text:p>
          </table:table-cell>
          <table:table-cell office:value-type="string">
            <text:p>477.4</text:p>
          </table:table-cell>
          <table:table-cell table:style-name="ce2" table:formula="of:=[.I207]/[.H207]" office:value-type="percentage" office:value="0.238342486270594">
            <text:p>23.8%</text:p>
          </table:table-cell>
          <table:table-cell office:value-type="string">
            <text:p>1002.6</text:p>
          </table:table-cell>
          <table:table-cell table:style-name="ce2" table:formula="of:=[.J207]-[.E207]" office:value-type="percentage" office:value="0.153270094857713">
            <text:p>15.3%</text:p>
          </table:table-cell>
        </table:table-row>
        <table:table-row table:style-name="ro1">
          <table:table-cell office:value-type="string">
            <text:p>Inhangapi</text:p>
          </table:table-cell>
          <table:table-cell office:value-type="float" office:value="1503408">
            <text:p>1503408</text:p>
          </table:table-cell>
          <table:table-cell office:value-type="float" office:value="475">
            <text:p>475</text:p>
          </table:table-cell>
          <table:table-cell office:value-type="string">
            <text:p>283.3</text:p>
          </table:table-cell>
          <table:table-cell table:style-name="ce2" table:formula="of:=[.D208]/[.C208]" office:value-type="percentage" office:value="0.596421052631579">
            <text:p>59.6%</text:p>
          </table:table-cell>
          <table:table-cell office:value-type="float" office:value="0">
            <text:p>0</text:p>
          </table:table-cell>
          <table:table-cell office:value-type="float" office:value="1503408">
            <text:p>1503408</text:p>
          </table:table-cell>
          <table:table-cell office:value-type="float" office:value="475">
            <text:p>475</text:p>
          </table:table-cell>
          <table:table-cell office:value-type="string">
            <text:p>326.5</text:p>
          </table:table-cell>
          <table:table-cell table:style-name="ce2" table:formula="of:=[.I208]/[.H208]" office:value-type="percentage" office:value="0.687368421052632">
            <text:p>68.7%</text:p>
          </table:table-cell>
          <table:table-cell office:value-type="string">
            <text:p>91.8</text:p>
          </table:table-cell>
          <table:table-cell table:style-name="ce2" table:formula="of:=[.J208]-[.E208]" office:value-type="percentage" office:value="0.0909473684210527">
            <text:p>9.1%</text:p>
          </table:table-cell>
        </table:table-row>
        <table:table-row table:style-name="ro1">
          <table:table-cell office:value-type="string">
            <text:p>Ipixuna do Pará</text:p>
          </table:table-cell>
          <table:table-cell office:value-type="float" office:value="1503457">
            <text:p>1503457</text:p>
          </table:table-cell>
          <table:table-cell office:value-type="float" office:value="5245">
            <text:p>5245</text:p>
          </table:table-cell>
          <table:table-cell office:value-type="string">
            <text:p>1885.3</text:p>
          </table:table-cell>
          <table:table-cell table:style-name="ce2" table:formula="of:=[.D209]/[.C209]" office:value-type="percentage" office:value="0.359447092469018">
            <text:p>35.9%</text:p>
          </table:table-cell>
          <table:table-cell office:value-type="string">
            <text:p>3323.9</text:p>
          </table:table-cell>
          <table:table-cell office:value-type="float" office:value="1503457">
            <text:p>1503457</text:p>
          </table:table-cell>
          <table:table-cell office:value-type="float" office:value="5245">
            <text:p>5245</text:p>
          </table:table-cell>
          <table:table-cell office:value-type="string">
            <text:p>2703.3</text:p>
          </table:table-cell>
          <table:table-cell table:style-name="ce2" table:formula="of:=[.I209]/[.H209]" office:value-type="percentage" office:value="0.515405147759771">
            <text:p>51.5%</text:p>
          </table:table-cell>
          <table:table-cell office:value-type="string">
            <text:p>2272.2</text:p>
          </table:table-cell>
          <table:table-cell table:style-name="ce2" table:formula="of:=[.J209]-[.E209]" office:value-type="percentage" office:value="0.155958055290753">
            <text:p>15.6%</text:p>
          </table:table-cell>
        </table:table-row>
        <table:table-row table:style-name="ro1">
          <table:table-cell office:value-type="string">
            <text:p>Irituia</text:p>
          </table:table-cell>
          <table:table-cell office:value-type="float" office:value="1503507">
            <text:p>1503507</text:p>
          </table:table-cell>
          <table:table-cell office:value-type="float" office:value="1387">
            <text:p>1387</text:p>
          </table:table-cell>
          <table:table-cell office:value-type="string">
            <text:p>938.9</text:p>
          </table:table-cell>
          <table:table-cell table:style-name="ce2" table:formula="of:=[.D210]/[.C210]" office:value-type="percentage" office:value="0.676928622927181">
            <text:p>67.7%</text:p>
          </table:table-cell>
          <table:table-cell office:value-type="float" office:value="0">
            <text:p>0</text:p>
          </table:table-cell>
          <table:table-cell office:value-type="float" office:value="1503507">
            <text:p>1503507</text:p>
          </table:table-cell>
          <table:table-cell office:value-type="float" office:value="1387">
            <text:p>1387</text:p>
          </table:table-cell>
          <table:table-cell office:value-type="string">
            <text:p>1211.5</text:p>
          </table:table-cell>
          <table:table-cell table:style-name="ce2" table:formula="of:=[.I210]/[.H210]" office:value-type="percentage" office:value="0.873467916366258">
            <text:p>87.3%</text:p>
          </table:table-cell>
          <table:table-cell office:value-type="string">
            <text:p>147.1</text:p>
          </table:table-cell>
          <table:table-cell table:style-name="ce2" table:formula="of:=[.J210]-[.E210]" office:value-type="percentage" office:value="0.196539293439077">
            <text:p>19.7%</text:p>
          </table:table-cell>
        </table:table-row>
        <table:table-row table:style-name="ro1">
          <table:table-cell office:value-type="string">
            <text:p>Itaituba</text:p>
          </table:table-cell>
          <table:table-cell office:value-type="float" office:value="1503606">
            <text:p>1503606</text:p>
          </table:table-cell>
          <table:table-cell office:value-type="float" office:value="62096">
            <text:p>62096</text:p>
          </table:table-cell>
          <table:table-cell office:value-type="string">
            <text:p>3210.1</text:p>
          </table:table-cell>
          <table:table-cell table:style-name="ce2" table:formula="of:=[.D211]/[.C211]" office:value-type="percentage" office:value="0.0516957614017006">
            <text:p>5.2%</text:p>
          </table:table-cell>
          <table:table-cell office:value-type="string">
            <text:p>57611.9</text:p>
          </table:table-cell>
          <table:table-cell office:value-type="float" office:value="1503606">
            <text:p>1503606</text:p>
          </table:table-cell>
          <table:table-cell office:value-type="float" office:value="62096">
            <text:p>62096</text:p>
          </table:table-cell>
          <table:table-cell office:value-type="string">
            <text:p>4884.1</text:p>
          </table:table-cell>
          <table:table-cell table:style-name="ce2" table:formula="of:=[.I211]/[.H211]" office:value-type="percentage" office:value="0.0786540195825818">
            <text:p>7.9%</text:p>
          </table:table-cell>
          <table:table-cell office:value-type="string">
            <text:p>55045.6</text:p>
          </table:table-cell>
          <table:table-cell table:style-name="ce2" table:formula="of:=[.J211]-[.E211]" office:value-type="percentage" office:value="0.0269582581808812">
            <text:p>2.7%</text:p>
          </table:table-cell>
        </table:table-row>
        <table:table-row table:style-name="ro1">
          <table:table-cell office:value-type="string">
            <text:p>Itupiranga</text:p>
          </table:table-cell>
          <table:table-cell office:value-type="float" office:value="1503705">
            <text:p>1503705</text:p>
          </table:table-cell>
          <table:table-cell office:value-type="float" office:value="7899">
            <text:p>7899</text:p>
          </table:table-cell>
          <table:table-cell office:value-type="string">
            <text:p>3184.8</text:p>
          </table:table-cell>
          <table:table-cell table:style-name="ce2" table:formula="of:=[.D212]/[.C212]" office:value-type="percentage" office:value="0.403190277250285">
            <text:p>40.3%</text:p>
          </table:table-cell>
          <table:table-cell office:value-type="float" office:value="4596">
            <text:p>4596</text:p>
          </table:table-cell>
          <table:table-cell office:value-type="float" office:value="1503705">
            <text:p>1503705</text:p>
          </table:table-cell>
          <table:table-cell office:value-type="float" office:value="7899">
            <text:p>7899</text:p>
          </table:table-cell>
          <table:table-cell office:value-type="string">
            <text:p>4588.6</text:p>
          </table:table-cell>
          <table:table-cell table:style-name="ce2" table:formula="of:=[.I212]/[.H212]" office:value-type="percentage" office:value="0.580908975819724">
            <text:p>58.1%</text:p>
          </table:table-cell>
          <table:table-cell office:value-type="string">
            <text:p>3149.2</text:p>
          </table:table-cell>
          <table:table-cell table:style-name="ce2" table:formula="of:=[.J212]-[.E212]" office:value-type="percentage" office:value="0.177718698569439">
            <text:p>17.8%</text:p>
          </table:table-cell>
        </table:table-row>
        <table:table-row table:style-name="ro1">
          <table:table-cell office:value-type="string">
            <text:p>Jacareacanga</text:p>
          </table:table-cell>
          <table:table-cell office:value-type="float" office:value="1503754">
            <text:p>1503754</text:p>
          </table:table-cell>
          <table:table-cell office:value-type="float" office:value="53409">
            <text:p>53409</text:p>
          </table:table-cell>
          <table:table-cell office:value-type="string">
            <text:p>567.3</text:p>
          </table:table-cell>
          <table:table-cell table:style-name="ce2" table:formula="of:=[.D213]/[.C213]" office:value-type="percentage" office:value="0.0106218053137112">
            <text:p>1.1%</text:p>
          </table:table-cell>
          <table:table-cell office:value-type="string">
            <text:p>46903.7</text:p>
          </table:table-cell>
          <table:table-cell office:value-type="float" office:value="1503754">
            <text:p>1503754</text:p>
          </table:table-cell>
          <table:table-cell office:value-type="float" office:value="53409">
            <text:p>53409</text:p>
          </table:table-cell>
          <table:table-cell office:value-type="string">
            <text:p>1365.7</text:p>
          </table:table-cell>
          <table:table-cell table:style-name="ce2" table:formula="of:=[.I213]/[.H213]" office:value-type="percentage" office:value="0.0255705967159093">
            <text:p>2.6%</text:p>
          </table:table-cell>
          <table:table-cell office:value-type="string">
            <text:p>46102.6</text:p>
          </table:table-cell>
          <table:table-cell table:style-name="ce2" table:formula="of:=[.J213]-[.E213]" office:value-type="percentage" office:value="0.0149487914021981">
            <text:p>1.5%</text:p>
          </table:table-cell>
        </table:table-row>
        <table:table-row table:style-name="ro1">
          <table:table-cell office:value-type="string">
            <text:p>Jacundá</text:p>
          </table:table-cell>
          <table:table-cell office:value-type="float" office:value="1503804">
            <text:p>1503804</text:p>
          </table:table-cell>
          <table:table-cell office:value-type="float" office:value="2014">
            <text:p>2014</text:p>
          </table:table-cell>
          <table:table-cell office:value-type="string">
            <text:p>1332.3</text:p>
          </table:table-cell>
          <table:table-cell table:style-name="ce2" table:formula="of:=[.D214]/[.C214]" office:value-type="percentage" office:value="0.661519364448858">
            <text:p>66.2%</text:p>
          </table:table-cell>
          <table:table-cell office:value-type="string">
            <text:p>416.4</text:p>
          </table:table-cell>
          <table:table-cell office:value-type="float" office:value="1503804">
            <text:p>1503804</text:p>
          </table:table-cell>
          <table:table-cell office:value-type="float" office:value="2014">
            <text:p>2014</text:p>
          </table:table-cell>
          <table:table-cell office:value-type="string">
            <text:p>1460.9</text:p>
          </table:table-cell>
          <table:table-cell table:style-name="ce2" table:formula="of:=[.I214]/[.H214]" office:value-type="percentage" office:value="0.725372393247269">
            <text:p>72.5%</text:p>
          </table:table-cell>
          <table:table-cell office:value-type="string">
            <text:p>286.6</text:p>
          </table:table-cell>
          <table:table-cell table:style-name="ce2" table:formula="of:=[.J214]-[.E214]" office:value-type="percentage" office:value="0.0638530287984113">
            <text:p>6.4%</text:p>
          </table:table-cell>
        </table:table-row>
        <table:table-row table:style-name="ro1">
          <table:table-cell office:value-type="string">
            <text:p>Juruti</text:p>
          </table:table-cell>
          <table:table-cell office:value-type="float" office:value="1503903">
            <text:p>1503903</text:p>
          </table:table-cell>
          <table:table-cell office:value-type="float" office:value="8307">
            <text:p>8307</text:p>
          </table:table-cell>
          <table:table-cell office:value-type="string">
            <text:p>1031.6</text:p>
          </table:table-cell>
          <table:table-cell table:style-name="ce2" table:formula="of:=[.D215]/[.C215]" office:value-type="percentage" office:value="0.124184422775972">
            <text:p>12.4%</text:p>
          </table:table-cell>
          <table:table-cell office:value-type="string">
            <text:p>5535.6</text:p>
          </table:table-cell>
          <table:table-cell office:value-type="float" office:value="1503903">
            <text:p>1503903</text:p>
          </table:table-cell>
          <table:table-cell office:value-type="float" office:value="8307">
            <text:p>8307</text:p>
          </table:table-cell>
          <table:table-cell office:value-type="string">
            <text:p>1162.4</text:p>
          </table:table-cell>
          <table:table-cell table:style-name="ce2" table:formula="of:=[.I215]/[.H215]" office:value-type="percentage" office:value="0.139930179366799">
            <text:p>14.0%</text:p>
          </table:table-cell>
          <table:table-cell office:value-type="string">
            <text:p>5192.9</text:p>
          </table:table-cell>
          <table:table-cell table:style-name="ce2" table:formula="of:=[.J215]-[.E215]" office:value-type="percentage" office:value="0.015745756590827">
            <text:p>1.6%</text:p>
          </table:table-cell>
        </table:table-row>
        <table:table-row table:style-name="ro1">
          <table:table-cell office:value-type="string">
            <text:p>Limoeiro do Ajuru</text:p>
          </table:table-cell>
          <table:table-cell office:value-type="float" office:value="1504000">
            <text:p>1504000</text:p>
          </table:table-cell>
          <table:table-cell office:value-type="float" office:value="1495">
            <text:p>1495</text:p>
          </table:table-cell>
          <table:table-cell office:value-type="string">
            <text:p>0.6</text:p>
          </table:table-cell>
          <table:table-cell table:style-name="ce2" table:formula="of:=[.D216]/[.C216]" office:value-type="percentage" office:value="0.000401337792642141">
            <text:p>0.0%</text:p>
          </table:table-cell>
          <table:table-cell office:value-type="string">
            <text:p>936.4</text:p>
          </table:table-cell>
          <table:table-cell office:value-type="float" office:value="1504000">
            <text:p>1504000</text:p>
          </table:table-cell>
          <table:table-cell office:value-type="float" office:value="1495">
            <text:p>1495</text:p>
          </table:table-cell>
          <table:table-cell office:value-type="string">
            <text:p>61.8</text:p>
          </table:table-cell>
          <table:table-cell table:style-name="ce2" table:formula="of:=[.I216]/[.H216]" office:value-type="percentage" office:value="0.0413377926421405">
            <text:p>4.1%</text:p>
          </table:table-cell>
          <table:table-cell office:value-type="string">
            <text:p>775.8</text:p>
          </table:table-cell>
          <table:table-cell table:style-name="ce2" table:formula="of:=[.J216]-[.E216]" office:value-type="percentage" office:value="0.0409364548494983">
            <text:p>4.1%</text:p>
          </table:table-cell>
        </table:table-row>
        <table:table-row table:style-name="ro1">
          <table:table-cell office:value-type="string">
            <text:p>Mãe do Rio</text:p>
          </table:table-cell>
          <table:table-cell office:value-type="float" office:value="1504059">
            <text:p>1504059</text:p>
          </table:table-cell>
          <table:table-cell office:value-type="float" office:value="471">
            <text:p>471</text:p>
          </table:table-cell>
          <table:table-cell office:value-type="string">
            <text:p>378.4</text:p>
          </table:table-cell>
          <table:table-cell table:style-name="ce2" table:formula="of:=[.D217]/[.C217]" office:value-type="percentage" office:value="0.803397027600849">
            <text:p>80.3%</text:p>
          </table:table-cell>
          <table:table-cell office:value-type="float" office:value="0">
            <text:p>0</text:p>
          </table:table-cell>
          <table:table-cell office:value-type="float" office:value="1504059">
            <text:p>1504059</text:p>
          </table:table-cell>
          <table:table-cell office:value-type="float" office:value="471">
            <text:p>471</text:p>
          </table:table-cell>
          <table:table-cell office:value-type="string">
            <text:p>449.6</text:p>
          </table:table-cell>
          <table:table-cell table:style-name="ce2" table:formula="of:=[.I217]/[.H217]" office:value-type="percentage" office:value="0.954564755838641">
            <text:p>95.5%</text:p>
          </table:table-cell>
          <table:table-cell office:value-type="float" office:value="21">
            <text:p>21</text:p>
          </table:table-cell>
          <table:table-cell table:style-name="ce2" table:formula="of:=[.J217]-[.E217]" office:value-type="percentage" office:value="0.151167728237792">
            <text:p>15.1%</text:p>
          </table:table-cell>
        </table:table-row>
        <table:table-row table:style-name="ro1">
          <table:table-cell office:value-type="string">
            <text:p>Magalhães Barata</text:p>
          </table:table-cell>
          <table:table-cell office:value-type="float" office:value="1504109">
            <text:p>1504109</text:p>
          </table:table-cell>
          <table:table-cell office:value-type="float" office:value="326">
            <text:p>326</text:p>
          </table:table-cell>
          <table:table-cell office:value-type="string">
            <text:p>140.3</text:p>
          </table:table-cell>
          <table:table-cell table:style-name="ce2" table:formula="of:=[.D218]/[.C218]" office:value-type="percentage" office:value="0.430368098159509">
            <text:p>43.0%</text:p>
          </table:table-cell>
          <table:table-cell office:value-type="float" office:value="0">
            <text:p>0</text:p>
          </table:table-cell>
          <table:table-cell office:value-type="float" office:value="1504109">
            <text:p>1504109</text:p>
          </table:table-cell>
          <table:table-cell office:value-type="float" office:value="326">
            <text:p>326</text:p>
          </table:table-cell>
          <table:table-cell office:value-type="string">
            <text:p>162.3</text:p>
          </table:table-cell>
          <table:table-cell table:style-name="ce2" table:formula="of:=[.I218]/[.H218]" office:value-type="percentage" office:value="0.497852760736196">
            <text:p>49.8%</text:p>
          </table:table-cell>
          <table:table-cell office:value-type="string">
            <text:p>70.6</text:p>
          </table:table-cell>
          <table:table-cell table:style-name="ce2" table:formula="of:=[.J218]-[.E218]" office:value-type="percentage" office:value="0.0674846625766871">
            <text:p>6.7%</text:p>
          </table:table-cell>
        </table:table-row>
        <table:table-row table:style-name="ro1">
          <table:table-cell office:value-type="string">
            <text:p>Marabá</text:p>
          </table:table-cell>
          <table:table-cell office:value-type="float" office:value="1504208">
            <text:p>1504208</text:p>
          </table:table-cell>
          <table:table-cell office:value-type="float" office:value="15127">
            <text:p>15127</text:p>
          </table:table-cell>
          <table:table-cell office:value-type="string">
            <text:p>5777.2</text:p>
          </table:table-cell>
          <table:table-cell table:style-name="ce2" table:formula="of:=[.D219]/[.C219]" office:value-type="percentage" office:value="0.381913135453163">
            <text:p>38.2%</text:p>
          </table:table-cell>
          <table:table-cell office:value-type="string">
            <text:p>9226.4</text:p>
          </table:table-cell>
          <table:table-cell office:value-type="float" office:value="1504208">
            <text:p>1504208</text:p>
          </table:table-cell>
          <table:table-cell office:value-type="float" office:value="15127">
            <text:p>15127</text:p>
          </table:table-cell>
          <table:table-cell office:value-type="string">
            <text:p>8267.9</text:p>
          </table:table-cell>
          <table:table-cell table:style-name="ce2" table:formula="of:=[.I219]/[.H219]" office:value-type="percentage" office:value="0.546565743372777">
            <text:p>54.7%</text:p>
          </table:table-cell>
          <table:table-cell office:value-type="string">
            <text:p>6651.2</text:p>
          </table:table-cell>
          <table:table-cell table:style-name="ce2" table:formula="of:=[.J219]-[.E219]" office:value-type="percentage" office:value="0.164652607919614">
            <text:p>16.5%</text:p>
          </table:table-cell>
        </table:table-row>
        <table:table-row table:style-name="ro1">
          <table:table-cell office:value-type="string">
            <text:p>Maracanã</text:p>
          </table:table-cell>
          <table:table-cell office:value-type="float" office:value="1504307">
            <text:p>1504307</text:p>
          </table:table-cell>
          <table:table-cell office:value-type="float" office:value="786">
            <text:p>786</text:p>
          </table:table-cell>
          <table:table-cell office:value-type="string">
            <text:p>259.4</text:p>
          </table:table-cell>
          <table:table-cell table:style-name="ce2" table:formula="of:=[.D220]/[.C220]" office:value-type="percentage" office:value="0.330025445292621">
            <text:p>33.0%</text:p>
          </table:table-cell>
          <table:table-cell office:value-type="float" office:value="0">
            <text:p>0</text:p>
          </table:table-cell>
          <table:table-cell office:value-type="float" office:value="1504307">
            <text:p>1504307</text:p>
          </table:table-cell>
          <table:table-cell office:value-type="float" office:value="786">
            <text:p>786</text:p>
          </table:table-cell>
          <table:table-cell office:value-type="string">
            <text:p>324.6</text:p>
          </table:table-cell>
          <table:table-cell table:style-name="ce2" table:formula="of:=[.I220]/[.H220]" office:value-type="percentage" office:value="0.412977099236641">
            <text:p>41.3%</text:p>
          </table:table-cell>
          <table:table-cell office:value-type="string">
            <text:p>208.2</text:p>
          </table:table-cell>
          <table:table-cell table:style-name="ce2" table:formula="of:=[.J220]-[.E220]" office:value-type="percentage" office:value="0.0829516539440204">
            <text:p>8.3%</text:p>
          </table:table-cell>
        </table:table-row>
        <table:table-row table:style-name="ro1">
          <table:table-cell office:value-type="string">
            <text:p>Marapanim</text:p>
          </table:table-cell>
          <table:table-cell office:value-type="float" office:value="1504406">
            <text:p>1504406</text:p>
          </table:table-cell>
          <table:table-cell office:value-type="float" office:value="796">
            <text:p>796</text:p>
          </table:table-cell>
          <table:table-cell office:value-type="string">
            <text:p>337.5</text:p>
          </table:table-cell>
          <table:table-cell table:style-name="ce2" table:formula="of:=[.D221]/[.C221]" office:value-type="percentage" office:value="0.423994974874372">
            <text:p>42.4%</text:p>
          </table:table-cell>
          <table:table-cell office:value-type="float" office:value="0">
            <text:p>0</text:p>
          </table:table-cell>
          <table:table-cell office:value-type="float" office:value="1504406">
            <text:p>1504406</text:p>
          </table:table-cell>
          <table:table-cell office:value-type="float" office:value="796">
            <text:p>796</text:p>
          </table:table-cell>
          <table:table-cell office:value-type="string">
            <text:p>400.5</text:p>
          </table:table-cell>
          <table:table-cell table:style-name="ce2" table:formula="of:=[.I221]/[.H221]" office:value-type="percentage" office:value="0.503140703517588">
            <text:p>50.3%</text:p>
          </table:table-cell>
          <table:table-cell office:value-type="string">
            <text:p>155.6</text:p>
          </table:table-cell>
          <table:table-cell table:style-name="ce2" table:formula="of:=[.J221]-[.E221]" office:value-type="percentage" office:value="0.0791457286432161">
            <text:p>7.9%</text:p>
          </table:table-cell>
        </table:table-row>
        <table:table-row table:style-name="ro1">
          <table:table-cell office:value-type="string">
            <text:p>Marituba</text:p>
          </table:table-cell>
          <table:table-cell office:value-type="float" office:value="1504422">
            <text:p>1504422</text:p>
          </table:table-cell>
          <table:table-cell office:value-type="float" office:value="103">
            <text:p>103</text:p>
          </table:table-cell>
          <table:table-cell office:value-type="string">
            <text:p>54.2</text:p>
          </table:table-cell>
          <table:table-cell table:style-name="ce2" table:formula="of:=[.D222]/[.C222]" office:value-type="percentage" office:value="0.52621359223301">
            <text:p>52.6%</text:p>
          </table:table-cell>
          <table:table-cell office:value-type="float" office:value="0">
            <text:p>0</text:p>
          </table:table-cell>
          <table:table-cell office:value-type="float" office:value="1504422">
            <text:p>1504422</text:p>
          </table:table-cell>
          <table:table-cell office:value-type="float" office:value="103">
            <text:p>103</text:p>
          </table:table-cell>
          <table:table-cell office:value-type="string">
            <text:p>65.6</text:p>
          </table:table-cell>
          <table:table-cell table:style-name="ce2" table:formula="of:=[.I222]/[.H222]" office:value-type="percentage" office:value="0.636893203883495">
            <text:p>63.7%</text:p>
          </table:table-cell>
          <table:table-cell office:value-type="string">
            <text:p>22.7</text:p>
          </table:table-cell>
          <table:table-cell table:style-name="ce2" table:formula="of:=[.J222]-[.E222]" office:value-type="percentage" office:value="0.110679611650485">
            <text:p>11.1%</text:p>
          </table:table-cell>
        </table:table-row>
        <table:table-row table:style-name="ro1">
          <table:table-cell office:value-type="string">
            <text:p>Medicilândia</text:p>
          </table:table-cell>
          <table:table-cell office:value-type="float" office:value="1504455">
            <text:p>1504455</text:p>
          </table:table-cell>
          <table:table-cell office:value-type="float" office:value="8271">
            <text:p>8271</text:p>
          </table:table-cell>
          <table:table-cell office:value-type="string">
            <text:p>846.6</text:p>
          </table:table-cell>
          <table:table-cell table:style-name="ce2" table:formula="of:=[.D223]/[.C223]" office:value-type="percentage" office:value="0.102357635110628">
            <text:p>10.2%</text:p>
          </table:table-cell>
          <table:table-cell office:value-type="float" office:value="7422">
            <text:p>7422</text:p>
          </table:table-cell>
          <table:table-cell office:value-type="float" office:value="1504455">
            <text:p>1504455</text:p>
          </table:table-cell>
          <table:table-cell office:value-type="float" office:value="8271">
            <text:p>8271</text:p>
          </table:table-cell>
          <table:table-cell office:value-type="string">
            <text:p>1970.9</text:p>
          </table:table-cell>
          <table:table-cell table:style-name="ce2" table:formula="of:=[.I223]/[.H223]" office:value-type="percentage" office:value="0.238290412283883">
            <text:p>23.8%</text:p>
          </table:table-cell>
          <table:table-cell office:value-type="string">
            <text:p>6258.7</text:p>
          </table:table-cell>
          <table:table-cell table:style-name="ce2" table:formula="of:=[.J223]-[.E223]" office:value-type="percentage" office:value="0.135932777173256">
            <text:p>13.6%</text:p>
          </table:table-cell>
        </table:table-row>
        <table:table-row table:style-name="ro1">
          <table:table-cell office:value-type="string">
            <text:p>Melgaço</text:p>
          </table:table-cell>
          <table:table-cell office:value-type="float" office:value="1504505">
            <text:p>1504505</text:p>
          </table:table-cell>
          <table:table-cell office:value-type="float" office:value="6782">
            <text:p>6782</text:p>
          </table:table-cell>
          <table:table-cell office:value-type="string">
            <text:p>2.9</text:p>
          </table:table-cell>
          <table:table-cell table:style-name="ce2" table:formula="of:=[.D224]/[.C224]" office:value-type="percentage" office:value="0.000427602477145385">
            <text:p>0.0%</text:p>
          </table:table-cell>
          <table:table-cell office:value-type="string">
            <text:p>6079.4</text:p>
          </table:table-cell>
          <table:table-cell office:value-type="float" office:value="1504505">
            <text:p>1504505</text:p>
          </table:table-cell>
          <table:table-cell office:value-type="float" office:value="6782">
            <text:p>6782</text:p>
          </table:table-cell>
          <table:table-cell office:value-type="string">
            <text:p>156.3</text:p>
          </table:table-cell>
          <table:table-cell table:style-name="ce2" table:formula="of:=[.I224]/[.H224]" office:value-type="percentage" office:value="0.0230462990268357">
            <text:p>2.3%</text:p>
          </table:table-cell>
          <table:table-cell office:value-type="string">
            <text:p>3221.1</text:p>
          </table:table-cell>
          <table:table-cell table:style-name="ce2" table:formula="of:=[.J224]-[.E224]" office:value-type="percentage" office:value="0.0226186965496904">
            <text:p>2.3%</text:p>
          </table:table-cell>
        </table:table-row>
        <table:table-row table:style-name="ro1">
          <table:table-cell office:value-type="string">
            <text:p>Mocajuba</text:p>
          </table:table-cell>
          <table:table-cell office:value-type="float" office:value="1504604">
            <text:p>1504604</text:p>
          </table:table-cell>
          <table:table-cell office:value-type="float" office:value="874">
            <text:p>874</text:p>
          </table:table-cell>
          <table:table-cell office:value-type="string">
            <text:p>471.9</text:p>
          </table:table-cell>
          <table:table-cell table:style-name="ce2" table:formula="of:=[.D225]/[.C225]" office:value-type="percentage" office:value="0.539931350114416">
            <text:p>54.0%</text:p>
          </table:table-cell>
          <table:table-cell office:value-type="string">
            <text:p>158.6</text:p>
          </table:table-cell>
          <table:table-cell office:value-type="float" office:value="1504604">
            <text:p>1504604</text:p>
          </table:table-cell>
          <table:table-cell office:value-type="float" office:value="874">
            <text:p>874</text:p>
          </table:table-cell>
          <table:table-cell office:value-type="string">
            <text:p>493.5</text:p>
          </table:table-cell>
          <table:table-cell table:style-name="ce2" table:formula="of:=[.I225]/[.H225]" office:value-type="percentage" office:value="0.564645308924485">
            <text:p>56.5%</text:p>
          </table:table-cell>
          <table:table-cell office:value-type="string">
            <text:p>136.7</text:p>
          </table:table-cell>
          <table:table-cell table:style-name="ce2" table:formula="of:=[.J225]-[.E225]" office:value-type="percentage" office:value="0.0247139588100688">
            <text:p>2.5%</text:p>
          </table:table-cell>
        </table:table-row>
        <table:table-row table:style-name="ro1">
          <table:table-cell office:value-type="string">
            <text:p>Moju</text:p>
          </table:table-cell>
          <table:table-cell office:value-type="float" office:value="1504703">
            <text:p>1504703</text:p>
          </table:table-cell>
          <table:table-cell office:value-type="float" office:value="9131">
            <text:p>9131</text:p>
          </table:table-cell>
          <table:table-cell office:value-type="string">
            <text:p>2681.7</text:p>
          </table:table-cell>
          <table:table-cell table:style-name="ce2" table:formula="of:=[.D226]/[.C226]" office:value-type="percentage" office:value="0.293691819077867">
            <text:p>29.4%</text:p>
          </table:table-cell>
          <table:table-cell office:value-type="string">
            <text:p>5102.9</text:p>
          </table:table-cell>
          <table:table-cell office:value-type="float" office:value="1504703">
            <text:p>1504703</text:p>
          </table:table-cell>
          <table:table-cell office:value-type="float" office:value="9131">
            <text:p>9131</text:p>
          </table:table-cell>
          <table:table-cell office:value-type="string">
            <text:p>4185.5</text:p>
          </table:table-cell>
          <table:table-cell table:style-name="ce2" table:formula="of:=[.I226]/[.H226]" office:value-type="percentage" office:value="0.458383528638703">
            <text:p>45.8%</text:p>
          </table:table-cell>
          <table:table-cell office:value-type="string">
            <text:p>4486.3</text:p>
          </table:table-cell>
          <table:table-cell table:style-name="ce2" table:formula="of:=[.J226]-[.E226]" office:value-type="percentage" office:value="0.164691709560837">
            <text:p>16.5%</text:p>
          </table:table-cell>
        </table:table-row>
        <table:table-row table:style-name="ro1">
          <table:table-cell office:value-type="string">
            <text:p>Monte Alegre</text:p>
          </table:table-cell>
          <table:table-cell office:value-type="float" office:value="1504802">
            <text:p>1504802</text:p>
          </table:table-cell>
          <table:table-cell office:value-type="float" office:value="21701">
            <text:p>21701</text:p>
          </table:table-cell>
          <table:table-cell office:value-type="string">
            <text:p>4393.8</text:p>
          </table:table-cell>
          <table:table-cell table:style-name="ce2" table:formula="of:=[.D227]/[.C227]" office:value-type="percentage" office:value="0.202469932261186">
            <text:p>20.2%</text:p>
          </table:table-cell>
          <table:table-cell office:value-type="string">
            <text:p>14271.7</text:p>
          </table:table-cell>
          <table:table-cell office:value-type="float" office:value="1504802">
            <text:p>1504802</text:p>
          </table:table-cell>
          <table:table-cell office:value-type="float" office:value="21701">
            <text:p>21701</text:p>
          </table:table-cell>
          <table:table-cell office:value-type="string">
            <text:p>4822.5</text:p>
          </table:table-cell>
          <table:table-cell table:style-name="ce2" table:formula="of:=[.I227]/[.H227]" office:value-type="percentage" office:value="0.222224782268098">
            <text:p>22.2%</text:p>
          </table:table-cell>
          <table:table-cell office:value-type="string">
            <text:p>5636.4</text:p>
          </table:table-cell>
          <table:table-cell table:style-name="ce2" table:formula="of:=[.J227]-[.E227]" office:value-type="percentage" office:value="0.0197548500069121">
            <text:p>2.0%</text:p>
          </table:table-cell>
        </table:table-row>
        <table:table-row table:style-name="ro1">
          <table:table-cell office:value-type="string">
            <text:p>Muaná</text:p>
          </table:table-cell>
          <table:table-cell office:value-type="float" office:value="1504901">
            <text:p>1504901</text:p>
          </table:table-cell>
          <table:table-cell office:value-type="float" office:value="3776">
            <text:p>3776</text:p>
          </table:table-cell>
          <table:table-cell office:value-type="string">
            <text:p>3.8</text:p>
          </table:table-cell>
          <table:table-cell table:style-name="ce2" table:formula="of:=[.D228]/[.C228]" office:value-type="percentage" office:value="0.00100635593220339">
            <text:p>0.1%</text:p>
          </table:table-cell>
          <table:table-cell office:value-type="string">
            <text:p>1918.1</text:p>
          </table:table-cell>
          <table:table-cell office:value-type="float" office:value="1504901">
            <text:p>1504901</text:p>
          </table:table-cell>
          <table:table-cell office:value-type="float" office:value="3776">
            <text:p>3776</text:p>
          </table:table-cell>
          <table:table-cell office:value-type="string">
            <text:p>101.5</text:p>
          </table:table-cell>
          <table:table-cell table:style-name="ce2" table:formula="of:=[.I228]/[.H228]" office:value-type="percentage" office:value="0.0268802966101695">
            <text:p>2.7%</text:p>
          </table:table-cell>
          <table:table-cell office:value-type="string">
            <text:p>1209.9</text:p>
          </table:table-cell>
          <table:table-cell table:style-name="ce2" table:formula="of:=[.J228]-[.E228]" office:value-type="percentage" office:value="0.0258739406779661">
            <text:p>2.6%</text:p>
          </table:table-cell>
        </table:table-row>
        <table:table-row table:style-name="ro1">
          <table:table-cell office:value-type="string">
            <text:p>Nova Esperança do Piriá</text:p>
          </table:table-cell>
          <table:table-cell office:value-type="float" office:value="1504950">
            <text:p>1504950</text:p>
          </table:table-cell>
          <table:table-cell office:value-type="float" office:value="2830">
            <text:p>2830</text:p>
          </table:table-cell>
          <table:table-cell office:value-type="string">
            <text:p>1144.5</text:p>
          </table:table-cell>
          <table:table-cell table:style-name="ce2" table:formula="of:=[.D229]/[.C229]" office:value-type="percentage" office:value="0.404416961130742">
            <text:p>40.4%</text:p>
          </table:table-cell>
          <table:table-cell office:value-type="float" office:value="1685">
            <text:p>1685</text:p>
          </table:table-cell>
          <table:table-cell office:value-type="float" office:value="1504950">
            <text:p>1504950</text:p>
          </table:table-cell>
          <table:table-cell office:value-type="float" office:value="2830">
            <text:p>2830</text:p>
          </table:table-cell>
          <table:table-cell office:value-type="string">
            <text:p>1525.8</text:p>
          </table:table-cell>
          <table:table-cell table:style-name="ce2" table:formula="of:=[.I229]/[.H229]" office:value-type="percentage" office:value="0.539151943462898">
            <text:p>53.9%</text:p>
          </table:table-cell>
          <table:table-cell office:value-type="string">
            <text:p>1301.2</text:p>
          </table:table-cell>
          <table:table-cell table:style-name="ce2" table:formula="of:=[.J229]-[.E229]" office:value-type="percentage" office:value="0.134734982332155">
            <text:p>13.5%</text:p>
          </table:table-cell>
        </table:table-row>
        <table:table-row table:style-name="ro1">
          <table:table-cell office:value-type="string">
            <text:p>Nova Ipixuna</text:p>
          </table:table-cell>
          <table:table-cell office:value-type="float" office:value="1504976">
            <text:p>1504976</text:p>
          </table:table-cell>
          <table:table-cell office:value-type="float" office:value="1605">
            <text:p>1605</text:p>
          </table:table-cell>
          <table:table-cell office:value-type="string">
            <text:p>1010.6</text:p>
          </table:table-cell>
          <table:table-cell table:style-name="ce2" table:formula="of:=[.D230]/[.C230]" office:value-type="percentage" office:value="0.629657320872274">
            <text:p>63.0%</text:p>
          </table:table-cell>
          <table:table-cell office:value-type="string">
            <text:p>375.1</text:p>
          </table:table-cell>
          <table:table-cell office:value-type="float" office:value="1504976">
            <text:p>1504976</text:p>
          </table:table-cell>
          <table:table-cell office:value-type="float" office:value="1605">
            <text:p>1605</text:p>
          </table:table-cell>
          <table:table-cell office:value-type="string">
            <text:p>1166.5</text:p>
          </table:table-cell>
          <table:table-cell table:style-name="ce2" table:formula="of:=[.I230]/[.H230]" office:value-type="percentage" office:value="0.726791277258567">
            <text:p>72.7%</text:p>
          </table:table-cell>
          <table:table-cell office:value-type="string">
            <text:p>218.4</text:p>
          </table:table-cell>
          <table:table-cell table:style-name="ce2" table:formula="of:=[.J230]-[.E230]" office:value-type="percentage" office:value="0.0971339563862929">
            <text:p>9.7%</text:p>
          </table:table-cell>
        </table:table-row>
        <table:table-row table:style-name="ro1">
          <table:table-cell office:value-type="string">
            <text:p>Nova Timboteua</text:p>
          </table:table-cell>
          <table:table-cell office:value-type="float" office:value="1505007">
            <text:p>1505007</text:p>
          </table:table-cell>
          <table:table-cell office:value-type="float" office:value="492">
            <text:p>492</text:p>
          </table:table-cell>
          <table:table-cell office:value-type="string">
            <text:p>318.7</text:p>
          </table:table-cell>
          <table:table-cell table:style-name="ce2" table:formula="of:=[.D231]/[.C231]" office:value-type="percentage" office:value="0.647764227642276">
            <text:p>64.8%</text:p>
          </table:table-cell>
          <table:table-cell office:value-type="float" office:value="0">
            <text:p>0</text:p>
          </table:table-cell>
          <table:table-cell office:value-type="float" office:value="1505007">
            <text:p>1505007</text:p>
          </table:table-cell>
          <table:table-cell office:value-type="float" office:value="492">
            <text:p>492</text:p>
          </table:table-cell>
          <table:table-cell office:value-type="string">
            <text:p>374.7</text:p>
          </table:table-cell>
          <table:table-cell table:style-name="ce2" table:formula="of:=[.I231]/[.H231]" office:value-type="percentage" office:value="0.761585365853659">
            <text:p>76.2%</text:p>
          </table:table-cell>
          <table:table-cell office:value-type="string">
            <text:p>68.2</text:p>
          </table:table-cell>
          <table:table-cell table:style-name="ce2" table:formula="of:=[.J231]-[.E231]" office:value-type="percentage" office:value="0.113821138211382">
            <text:p>11.4%</text:p>
          </table:table-cell>
        </table:table-row>
        <table:table-row table:style-name="ro1">
          <table:table-cell office:value-type="string">
            <text:p>Novo Progresso</text:p>
          </table:table-cell>
          <table:table-cell office:value-type="float" office:value="1505031">
            <text:p>1505031</text:p>
          </table:table-cell>
          <table:table-cell office:value-type="float" office:value="38183">
            <text:p>38183</text:p>
          </table:table-cell>
          <table:table-cell office:value-type="float" office:value="1785">
            <text:p>1785</text:p>
          </table:table-cell>
          <table:table-cell table:style-name="ce2" table:formula="of:=[.D232]/[.C232]" office:value-type="percentage" office:value="0.0467485530209779">
            <text:p>4.7%</text:p>
          </table:table-cell>
          <table:table-cell office:value-type="string">
            <text:p>32850.2</text:p>
          </table:table-cell>
          <table:table-cell office:value-type="float" office:value="1505031">
            <text:p>1505031</text:p>
          </table:table-cell>
          <table:table-cell office:value-type="float" office:value="38183">
            <text:p>38183</text:p>
          </table:table-cell>
          <table:table-cell office:value-type="string">
            <text:p>5367.2</text:p>
          </table:table-cell>
          <table:table-cell table:style-name="ce2" table:formula="of:=[.I232]/[.H232]" office:value-type="percentage" office:value="0.140565172982741">
            <text:p>14.1%</text:p>
          </table:table-cell>
          <table:table-cell office:value-type="float" office:value="29243">
            <text:p>29243</text:p>
          </table:table-cell>
          <table:table-cell table:style-name="ce2" table:formula="of:=[.J232]-[.E232]" office:value-type="percentage" office:value="0.0938166199617631">
            <text:p>9.4%</text:p>
          </table:table-cell>
        </table:table-row>
        <table:table-row table:style-name="ro1">
          <table:table-cell office:value-type="string">
            <text:p>Novo Repartimento</text:p>
          </table:table-cell>
          <table:table-cell office:value-type="float" office:value="1505064">
            <text:p>1505064</text:p>
          </table:table-cell>
          <table:table-cell office:value-type="float" office:value="15433">
            <text:p>15433</text:p>
          </table:table-cell>
          <table:table-cell office:value-type="float" office:value="3046">
            <text:p>3046</text:p>
          </table:table-cell>
          <table:table-cell table:style-name="ce2" table:formula="of:=[.D233]/[.C233]" office:value-type="percentage" office:value="0.19736927363442">
            <text:p>19.7%</text:p>
          </table:table-cell>
          <table:table-cell office:value-type="string">
            <text:p>11218.1</text:p>
          </table:table-cell>
          <table:table-cell office:value-type="float" office:value="1505064">
            <text:p>1505064</text:p>
          </table:table-cell>
          <table:table-cell office:value-type="float" office:value="15433">
            <text:p>15433</text:p>
          </table:table-cell>
          <table:table-cell office:value-type="string">
            <text:p>6856.3</text:p>
          </table:table-cell>
          <table:table-cell table:style-name="ce2" table:formula="of:=[.I233]/[.H233]" office:value-type="percentage" office:value="0.444262295081967">
            <text:p>44.4%</text:p>
          </table:table-cell>
          <table:table-cell office:value-type="string">
            <text:p>7404.1</text:p>
          </table:table-cell>
          <table:table-cell table:style-name="ce2" table:formula="of:=[.J233]-[.E233]" office:value-type="percentage" office:value="0.246893021447547">
            <text:p>24.7%</text:p>
          </table:table-cell>
        </table:table-row>
        <table:table-row table:style-name="ro1">
          <table:table-cell office:value-type="string">
            <text:p>Óbidos</text:p>
          </table:table-cell>
          <table:table-cell office:value-type="float" office:value="1505106">
            <text:p>1505106</text:p>
          </table:table-cell>
          <table:table-cell office:value-type="float" office:value="28043">
            <text:p>28043</text:p>
          </table:table-cell>
          <table:table-cell office:value-type="string">
            <text:p>1451.4</text:p>
          </table:table-cell>
          <table:table-cell table:style-name="ce2" table:formula="of:=[.D234]/[.C234]" office:value-type="percentage" office:value="0.0517562315016225">
            <text:p>5.2%</text:p>
          </table:table-cell>
          <table:table-cell office:value-type="string">
            <text:p>20639.5</text:p>
          </table:table-cell>
          <table:table-cell office:value-type="float" office:value="1505106">
            <text:p>1505106</text:p>
          </table:table-cell>
          <table:table-cell office:value-type="float" office:value="28043">
            <text:p>28043</text:p>
          </table:table-cell>
          <table:table-cell office:value-type="string">
            <text:p>1827.6</text:p>
          </table:table-cell>
          <table:table-cell table:style-name="ce2" table:formula="of:=[.I234]/[.H234]" office:value-type="percentage" office:value="0.0651713440074172">
            <text:p>6.5%</text:p>
          </table:table-cell>
          <table:table-cell office:value-type="string">
            <text:p>16873.7</text:p>
          </table:table-cell>
          <table:table-cell table:style-name="ce2" table:formula="of:=[.J234]-[.E234]" office:value-type="percentage" office:value="0.0134151125057947">
            <text:p>1.3%</text:p>
          </table:table-cell>
        </table:table-row>
        <table:table-row table:style-name="ro1">
          <table:table-cell office:value-type="string">
            <text:p>Oeiras do Pará</text:p>
          </table:table-cell>
          <table:table-cell office:value-type="float" office:value="1505205">
            <text:p>1505205</text:p>
          </table:table-cell>
          <table:table-cell office:value-type="float" office:value="3863">
            <text:p>3863</text:p>
          </table:table-cell>
          <table:table-cell office:value-type="float" office:value="424">
            <text:p>424</text:p>
          </table:table-cell>
          <table:table-cell table:style-name="ce2" table:formula="of:=[.D235]/[.C235]" office:value-type="percentage" office:value="0.109759254465441">
            <text:p>11.0%</text:p>
          </table:table-cell>
          <table:table-cell office:value-type="string">
            <text:p>2765.9</text:p>
          </table:table-cell>
          <table:table-cell office:value-type="float" office:value="1505205">
            <text:p>1505205</text:p>
          </table:table-cell>
          <table:table-cell office:value-type="float" office:value="3863">
            <text:p>3863</text:p>
          </table:table-cell>
          <table:table-cell office:value-type="float" office:value="759">
            <text:p>759</text:p>
          </table:table-cell>
          <table:table-cell table:style-name="ce2" table:formula="of:=[.I235]/[.H235]" office:value-type="percentage" office:value="0.196479420139788">
            <text:p>19.6%</text:p>
          </table:table-cell>
          <table:table-cell office:value-type="string">
            <text:p>2022.3</text:p>
          </table:table-cell>
          <table:table-cell table:style-name="ce2" table:formula="of:=[.J235]-[.E235]" office:value-type="percentage" office:value="0.0867201656743464">
            <text:p>8.7%</text:p>
          </table:table-cell>
        </table:table-row>
        <table:table-row table:style-name="ro1">
          <table:table-cell office:value-type="string">
            <text:p>Oriximiná</text:p>
          </table:table-cell>
          <table:table-cell office:value-type="float" office:value="1505304">
            <text:p>1505304</text:p>
          </table:table-cell>
          <table:table-cell office:value-type="float" office:value="107778">
            <text:p>107778</text:p>
          </table:table-cell>
          <table:table-cell office:value-type="string">
            <text:p>1164.3</text:p>
          </table:table-cell>
          <table:table-cell table:style-name="ce2" table:formula="of:=[.D236]/[.C236]" office:value-type="percentage" office:value="0.0108027612314201">
            <text:p>1.1%</text:p>
          </table:table-cell>
          <table:table-cell office:value-type="string">
            <text:p>101120.3</text:p>
          </table:table-cell>
          <table:table-cell office:value-type="float" office:value="1505304">
            <text:p>1505304</text:p>
          </table:table-cell>
          <table:table-cell office:value-type="float" office:value="107778">
            <text:p>107778</text:p>
          </table:table-cell>
          <table:table-cell office:value-type="string">
            <text:p>1487.1</text:p>
          </table:table-cell>
          <table:table-cell table:style-name="ce2" table:formula="of:=[.I236]/[.H236]" office:value-type="percentage" office:value="0.0137978066024606">
            <text:p>1.4%</text:p>
          </table:table-cell>
          <table:table-cell office:value-type="float" office:value="96839">
            <text:p>96839</text:p>
          </table:table-cell>
          <table:table-cell table:style-name="ce2" table:formula="of:=[.J236]-[.E236]" office:value-type="percentage" office:value="0.00299504537104047">
            <text:p>0.3%</text:p>
          </table:table-cell>
        </table:table-row>
        <table:table-row table:style-name="ro1">
          <table:table-cell office:value-type="string">
            <text:p>Ourém</text:p>
          </table:table-cell>
          <table:table-cell office:value-type="float" office:value="1505403">
            <text:p>1505403</text:p>
          </table:table-cell>
          <table:table-cell office:value-type="float" office:value="566">
            <text:p>566</text:p>
          </table:table-cell>
          <table:table-cell office:value-type="string">
            <text:p>396.5</text:p>
          </table:table-cell>
          <table:table-cell table:style-name="ce2" table:formula="of:=[.D237]/[.C237]" office:value-type="percentage" office:value="0.700530035335689">
            <text:p>70.1%</text:p>
          </table:table-cell>
          <table:table-cell office:value-type="float" office:value="0">
            <text:p>0</text:p>
          </table:table-cell>
          <table:table-cell office:value-type="float" office:value="1505403">
            <text:p>1505403</text:p>
          </table:table-cell>
          <table:table-cell office:value-type="float" office:value="566">
            <text:p>566</text:p>
          </table:table-cell>
          <table:table-cell office:value-type="string">
            <text:p>496.3</text:p>
          </table:table-cell>
          <table:table-cell table:style-name="ce2" table:formula="of:=[.I237]/[.H237]" office:value-type="percentage" office:value="0.876855123674912">
            <text:p>87.7%</text:p>
          </table:table-cell>
          <table:table-cell office:value-type="string">
            <text:p>59.8</text:p>
          </table:table-cell>
          <table:table-cell table:style-name="ce2" table:formula="of:=[.J237]-[.E237]" office:value-type="percentage" office:value="0.176325088339223">
            <text:p>17.6%</text:p>
          </table:table-cell>
        </table:table-row>
        <table:table-row table:style-name="ro1">
          <table:table-cell office:value-type="string">
            <text:p>Ourilândia do Norte</text:p>
          </table:table-cell>
          <table:table-cell office:value-type="float" office:value="1505437">
            <text:p>1505437</text:p>
          </table:table-cell>
          <table:table-cell office:value-type="float" office:value="13840">
            <text:p>13840</text:p>
          </table:table-cell>
          <table:table-cell office:value-type="string">
            <text:p>958.2</text:p>
          </table:table-cell>
          <table:table-cell table:style-name="ce2" table:formula="of:=[.D238]/[.C238]" office:value-type="percentage" office:value="0.0692341040462428">
            <text:p>6.9%</text:p>
          </table:table-cell>
          <table:table-cell office:value-type="string">
            <text:p>9712.1</text:p>
          </table:table-cell>
          <table:table-cell office:value-type="float" office:value="1505437">
            <text:p>1505437</text:p>
          </table:table-cell>
          <table:table-cell office:value-type="float" office:value="13840">
            <text:p>13840</text:p>
          </table:table-cell>
          <table:table-cell office:value-type="string">
            <text:p>1245.7</text:p>
          </table:table-cell>
          <table:table-cell table:style-name="ce2" table:formula="of:=[.I238]/[.H238]" office:value-type="percentage" office:value="0.090007225433526">
            <text:p>9.0%</text:p>
          </table:table-cell>
          <table:table-cell office:value-type="string">
            <text:p>9422.1</text:p>
          </table:table-cell>
          <table:table-cell table:style-name="ce2" table:formula="of:=[.J238]-[.E238]" office:value-type="percentage" office:value="0.0207731213872832">
            <text:p>2.1%</text:p>
          </table:table-cell>
        </table:table-row>
        <table:table-row table:style-name="ro1">
          <table:table-cell office:value-type="string">
            <text:p>Pacajá</text:p>
          </table:table-cell>
          <table:table-cell office:value-type="float" office:value="1505486">
            <text:p>1505486</text:p>
          </table:table-cell>
          <table:table-cell office:value-type="float" office:value="11852">
            <text:p>11852</text:p>
          </table:table-cell>
          <table:table-cell office:value-type="string">
            <text:p>1550.5</text:p>
          </table:table-cell>
          <table:table-cell table:style-name="ce2" table:formula="of:=[.D239]/[.C239]" office:value-type="percentage" office:value="0.130821802227472">
            <text:p>13.1%</text:p>
          </table:table-cell>
          <table:table-cell office:value-type="string">
            <text:p>10301.4</text:p>
          </table:table-cell>
          <table:table-cell office:value-type="float" office:value="1505486">
            <text:p>1505486</text:p>
          </table:table-cell>
          <table:table-cell office:value-type="float" office:value="11852">
            <text:p>11852</text:p>
          </table:table-cell>
          <table:table-cell office:value-type="string">
            <text:p>5174.7</text:p>
          </table:table-cell>
          <table:table-cell table:style-name="ce2" table:formula="of:=[.I239]/[.H239]" office:value-type="percentage" office:value="0.436609854876814">
            <text:p>43.7%</text:p>
          </table:table-cell>
          <table:table-cell office:value-type="string">
            <text:p>6673.5</text:p>
          </table:table-cell>
          <table:table-cell table:style-name="ce2" table:formula="of:=[.J239]-[.E239]" office:value-type="percentage" office:value="0.305788052649342">
            <text:p>30.6%</text:p>
          </table:table-cell>
        </table:table-row>
        <table:table-row table:style-name="ro1">
          <table:table-cell office:value-type="string">
            <text:p>Palestina do Pará</text:p>
          </table:table-cell>
          <table:table-cell office:value-type="float" office:value="1505494">
            <text:p>1505494</text:p>
          </table:table-cell>
          <table:table-cell office:value-type="float" office:value="986">
            <text:p>986</text:p>
          </table:table-cell>
          <table:table-cell office:value-type="string">
            <text:p>685.2</text:p>
          </table:table-cell>
          <table:table-cell table:style-name="ce2" table:formula="of:=[.D240]/[.C240]" office:value-type="percentage" office:value="0.694929006085193">
            <text:p>69.5%</text:p>
          </table:table-cell>
          <table:table-cell office:value-type="string">
            <text:p>270.8</text:p>
          </table:table-cell>
          <table:table-cell office:value-type="float" office:value="1505494">
            <text:p>1505494</text:p>
          </table:table-cell>
          <table:table-cell office:value-type="float" office:value="986">
            <text:p>986</text:p>
          </table:table-cell>
          <table:table-cell office:value-type="string">
            <text:p>813.2</text:p>
          </table:table-cell>
          <table:table-cell table:style-name="ce2" table:formula="of:=[.I240]/[.H240]" office:value-type="percentage" office:value="0.82474645030426">
            <text:p>82.5%</text:p>
          </table:table-cell>
          <table:table-cell office:value-type="string">
            <text:p>142.7</text:p>
          </table:table-cell>
          <table:table-cell table:style-name="ce2" table:formula="of:=[.J240]-[.E240]" office:value-type="percentage" office:value="0.129817444219067">
            <text:p>13.0%</text:p>
          </table:table-cell>
        </table:table-row>
        <table:table-row table:style-name="ro1">
          <table:table-cell office:value-type="string">
            <text:p>Paragominas</text:p>
          </table:table-cell>
          <table:table-cell office:value-type="float" office:value="1505502">
            <text:p>1505502</text:p>
          </table:table-cell>
          <table:table-cell office:value-type="float" office:value="19452">
            <text:p>19452</text:p>
          </table:table-cell>
          <table:table-cell office:value-type="string">
            <text:p>7211.3</text:p>
          </table:table-cell>
          <table:table-cell table:style-name="ce2" table:formula="of:=[.D241]/[.C241]" office:value-type="percentage" office:value="0.370722804852971">
            <text:p>37.1%</text:p>
          </table:table-cell>
          <table:table-cell office:value-type="string">
            <text:p>12198.6</text:p>
          </table:table-cell>
          <table:table-cell office:value-type="float" office:value="1505502">
            <text:p>1505502</text:p>
          </table:table-cell>
          <table:table-cell office:value-type="float" office:value="19452">
            <text:p>19452</text:p>
          </table:table-cell>
          <table:table-cell office:value-type="string">
            <text:p>8637.8</text:p>
          </table:table-cell>
          <table:table-cell table:style-name="ce2" table:formula="of:=[.I241]/[.H241]" office:value-type="percentage" office:value="0.444057166358215">
            <text:p>44.4%</text:p>
          </table:table-cell>
          <table:table-cell office:value-type="string">
            <text:p>10294.4</text:p>
          </table:table-cell>
          <table:table-cell table:style-name="ce2" table:formula="of:=[.J241]-[.E241]" office:value-type="percentage" office:value="0.0733343615052436">
            <text:p>7.3%</text:p>
          </table:table-cell>
        </table:table-row>
        <table:table-row table:style-name="ro1">
          <table:table-cell office:value-type="string">
            <text:p>Parauapebas</text:p>
          </table:table-cell>
          <table:table-cell office:value-type="float" office:value="1505536">
            <text:p>1505536</text:p>
          </table:table-cell>
          <table:table-cell office:value-type="float" office:value="7019">
            <text:p>7019</text:p>
          </table:table-cell>
          <table:table-cell office:value-type="string">
            <text:p>1161.1</text:p>
          </table:table-cell>
          <table:table-cell table:style-name="ce2" table:formula="of:=[.D242]/[.C242]" office:value-type="percentage" office:value="0.165422424846844">
            <text:p>16.5%</text:p>
          </table:table-cell>
          <table:table-cell office:value-type="string">
            <text:p>5771.7</text:p>
          </table:table-cell>
          <table:table-cell office:value-type="float" office:value="1505536">
            <text:p>1505536</text:p>
          </table:table-cell>
          <table:table-cell office:value-type="float" office:value="7019">
            <text:p>7019</text:p>
          </table:table-cell>
          <table:table-cell office:value-type="string">
            <text:p>1350.4</text:p>
          </table:table-cell>
          <table:table-cell table:style-name="ce2" table:formula="of:=[.I242]/[.H242]" office:value-type="percentage" office:value="0.192392078643681">
            <text:p>19.2%</text:p>
          </table:table-cell>
          <table:table-cell office:value-type="string">
            <text:p>5581.1</text:p>
          </table:table-cell>
          <table:table-cell table:style-name="ce2" table:formula="of:=[.J242]-[.E242]" office:value-type="percentage" office:value="0.0269696537968372">
            <text:p>2.7%</text:p>
          </table:table-cell>
        </table:table-row>
        <table:table-row table:style-name="ro1">
          <table:table-cell office:value-type="string">
            <text:p>Pau d'Arco</text:p>
          </table:table-cell>
          <table:table-cell office:value-type="float" office:value="1505551">
            <text:p>1505551</text:p>
          </table:table-cell>
          <table:table-cell office:value-type="float" office:value="1675">
            <text:p>1675</text:p>
          </table:table-cell>
          <table:table-cell office:value-type="string">
            <text:p>805.2</text:p>
          </table:table-cell>
          <table:table-cell table:style-name="ce2" table:formula="of:=[.D243]/[.C243]" office:value-type="percentage" office:value="0.480716417910448">
            <text:p>48.1%</text:p>
          </table:table-cell>
          <table:table-cell office:value-type="string">
            <text:p>455.6</text:p>
          </table:table-cell>
          <table:table-cell office:value-type="float" office:value="1505551">
            <text:p>1505551</text:p>
          </table:table-cell>
          <table:table-cell office:value-type="float" office:value="1675">
            <text:p>1675</text:p>
          </table:table-cell>
          <table:table-cell office:value-type="string">
            <text:p>933.6</text:p>
          </table:table-cell>
          <table:table-cell table:style-name="ce2" table:formula="of:=[.I243]/[.H243]" office:value-type="percentage" office:value="0.557373134328358">
            <text:p>55.7%</text:p>
          </table:table-cell>
          <table:table-cell office:value-type="string">
            <text:p>330.2</text:p>
          </table:table-cell>
          <table:table-cell table:style-name="ce2" table:formula="of:=[.J243]-[.E243]" office:value-type="percentage" office:value="0.0766567164179104">
            <text:p>7.7%</text:p>
          </table:table-cell>
        </table:table-row>
        <table:table-row table:style-name="ro1">
          <table:table-cell office:value-type="string">
            <text:p>Peixe-Boi</text:p>
          </table:table-cell>
          <table:table-cell office:value-type="float" office:value="1505601">
            <text:p>1505601</text:p>
          </table:table-cell>
          <table:table-cell office:value-type="float" office:value="454">
            <text:p>454</text:p>
          </table:table-cell>
          <table:table-cell office:value-type="string">
            <text:p>306.2</text:p>
          </table:table-cell>
          <table:table-cell table:style-name="ce2" table:formula="of:=[.D244]/[.C244]" office:value-type="percentage" office:value="0.674449339207048">
            <text:p>67.4%</text:p>
          </table:table-cell>
          <table:table-cell office:value-type="float" office:value="0">
            <text:p>0</text:p>
          </table:table-cell>
          <table:table-cell office:value-type="float" office:value="1505601">
            <text:p>1505601</text:p>
          </table:table-cell>
          <table:table-cell office:value-type="float" office:value="454">
            <text:p>454</text:p>
          </table:table-cell>
          <table:table-cell office:value-type="string">
            <text:p>359.2</text:p>
          </table:table-cell>
          <table:table-cell table:style-name="ce2" table:formula="of:=[.I244]/[.H244]" office:value-type="percentage" office:value="0.791189427312775">
            <text:p>79.1%</text:p>
          </table:table-cell>
          <table:table-cell office:value-type="string">
            <text:p>49.3</text:p>
          </table:table-cell>
          <table:table-cell table:style-name="ce2" table:formula="of:=[.J244]-[.E244]" office:value-type="percentage" office:value="0.116740088105727">
            <text:p>11.7%</text:p>
          </table:table-cell>
        </table:table-row>
        <table:table-row table:style-name="ro1">
          <table:table-cell office:value-type="string">
            <text:p>Piçarra</text:p>
          </table:table-cell>
          <table:table-cell office:value-type="float" office:value="1505635">
            <text:p>1505635</text:p>
          </table:table-cell>
          <table:table-cell office:value-type="float" office:value="3324">
            <text:p>3324</text:p>
          </table:table-cell>
          <table:table-cell office:value-type="string">
            <text:p>2514.4</text:p>
          </table:table-cell>
          <table:table-cell table:style-name="ce2" table:formula="of:=[.D245]/[.C245]" office:value-type="percentage" office:value="0.756438026474128">
            <text:p>75.6%</text:p>
          </table:table-cell>
          <table:table-cell office:value-type="string">
            <text:p>742.1</text:p>
          </table:table-cell>
          <table:table-cell office:value-type="float" office:value="1505635">
            <text:p>1505635</text:p>
          </table:table-cell>
          <table:table-cell office:value-type="float" office:value="3324">
            <text:p>3324</text:p>
          </table:table-cell>
          <table:table-cell office:value-type="string">
            <text:p>2903.3</text:p>
          </table:table-cell>
          <table:table-cell table:style-name="ce2" table:formula="of:=[.I245]/[.H245]" office:value-type="percentage" office:value="0.873435619735259">
            <text:p>87.3%</text:p>
          </table:table-cell>
          <table:table-cell office:value-type="string">
            <text:p>352.3</text:p>
          </table:table-cell>
          <table:table-cell table:style-name="ce2" table:formula="of:=[.J245]-[.E245]" office:value-type="percentage" office:value="0.116997593261131">
            <text:p>11.7%</text:p>
          </table:table-cell>
        </table:table-row>
        <table:table-row table:style-name="ro1">
          <table:table-cell office:value-type="string">
            <text:p>Placas</text:p>
          </table:table-cell>
          <table:table-cell office:value-type="float" office:value="1505650">
            <text:p>1505650</text:p>
          </table:table-cell>
          <table:table-cell office:value-type="float" office:value="7174">
            <text:p>7174</text:p>
          </table:table-cell>
          <table:table-cell office:value-type="string">
            <text:p>1222.7</text:p>
          </table:table-cell>
          <table:table-cell table:style-name="ce2" table:formula="of:=[.D246]/[.C246]" office:value-type="percentage" office:value="0.170434903819348">
            <text:p>17.0%</text:p>
          </table:table-cell>
          <table:table-cell office:value-type="string">
            <text:p>5951.1</text:p>
          </table:table-cell>
          <table:table-cell office:value-type="float" office:value="1505650">
            <text:p>1505650</text:p>
          </table:table-cell>
          <table:table-cell office:value-type="float" office:value="7174">
            <text:p>7174</text:p>
          </table:table-cell>
          <table:table-cell office:value-type="string">
            <text:p>1782.7</text:p>
          </table:table-cell>
          <table:table-cell table:style-name="ce2" table:formula="of:=[.I246]/[.H246]" office:value-type="percentage" office:value="0.248494563702258">
            <text:p>24.8%</text:p>
          </table:table-cell>
          <table:table-cell office:value-type="string">
            <text:p>4126.2</text:p>
          </table:table-cell>
          <table:table-cell table:style-name="ce2" table:formula="of:=[.J246]-[.E246]" office:value-type="percentage" office:value="0.0780596598829105">
            <text:p>7.8%</text:p>
          </table:table-cell>
        </table:table-row>
        <table:table-row table:style-name="ro1">
          <table:table-cell office:value-type="string">
            <text:p>Ponta de Pedras</text:p>
          </table:table-cell>
          <table:table-cell office:value-type="float" office:value="1505700">
            <text:p>1505700</text:p>
          </table:table-cell>
          <table:table-cell office:value-type="float" office:value="3380">
            <text:p>3380</text:p>
          </table:table-cell>
          <table:table-cell office:value-type="string">
            <text:p>0.8</text:p>
          </table:table-cell>
          <table:table-cell table:style-name="ce2" table:formula="of:=[.D247]/[.C247]" office:value-type="percentage" office:value="0.000236686390532544">
            <text:p>0.0%</text:p>
          </table:table-cell>
          <table:table-cell office:value-type="string">
            <text:p>660.9</text:p>
          </table:table-cell>
          <table:table-cell office:value-type="float" office:value="1505700">
            <text:p>1505700</text:p>
          </table:table-cell>
          <table:table-cell office:value-type="float" office:value="3380">
            <text:p>3380</text:p>
          </table:table-cell>
          <table:table-cell office:value-type="string">
            <text:p>52.3</text:p>
          </table:table-cell>
          <table:table-cell table:style-name="ce2" table:formula="of:=[.I247]/[.H247]" office:value-type="percentage" office:value="0.0154733727810651">
            <text:p>1.5%</text:p>
          </table:table-cell>
          <table:table-cell office:value-type="string">
            <text:p>495.6</text:p>
          </table:table-cell>
          <table:table-cell table:style-name="ce2" table:formula="of:=[.J247]-[.E247]" office:value-type="percentage" office:value="0.0152366863905325">
            <text:p>1.5%</text:p>
          </table:table-cell>
        </table:table-row>
        <table:table-row table:style-name="ro1">
          <table:table-cell office:value-type="string">
            <text:p>Portel</text:p>
          </table:table-cell>
          <table:table-cell office:value-type="float" office:value="1505809">
            <text:p>1505809</text:p>
          </table:table-cell>
          <table:table-cell office:value-type="float" office:value="25425">
            <text:p>25425</text:p>
          </table:table-cell>
          <table:table-cell office:value-type="string">
            <text:p>433.9</text:p>
          </table:table-cell>
          <table:table-cell table:style-name="ce2" table:formula="of:=[.D248]/[.C248]" office:value-type="percentage" office:value="0.0170658800393314">
            <text:p>1.7%</text:p>
          </table:table-cell>
          <table:table-cell office:value-type="string">
            <text:p>23762.6</text:p>
          </table:table-cell>
          <table:table-cell office:value-type="float" office:value="1505809">
            <text:p>1505809</text:p>
          </table:table-cell>
          <table:table-cell office:value-type="float" office:value="25425">
            <text:p>25425</text:p>
          </table:table-cell>
          <table:table-cell office:value-type="string">
            <text:p>1538.9</text:p>
          </table:table-cell>
          <table:table-cell table:style-name="ce2" table:formula="of:=[.I248]/[.H248]" office:value-type="percentage" office:value="0.0605270403146509">
            <text:p>6.1%</text:p>
          </table:table-cell>
          <table:table-cell office:value-type="string">
            <text:p>19652.6</text:p>
          </table:table-cell>
          <table:table-cell table:style-name="ce2" table:formula="of:=[.J248]-[.E248]" office:value-type="percentage" office:value="0.0434611602753196">
            <text:p>4.3%</text:p>
          </table:table-cell>
        </table:table-row>
        <table:table-row table:style-name="ro1">
          <table:table-cell office:value-type="string">
            <text:p>Porto de Moz</text:p>
          </table:table-cell>
          <table:table-cell office:value-type="float" office:value="1505908">
            <text:p>1505908</text:p>
          </table:table-cell>
          <table:table-cell office:value-type="float" office:value="17429">
            <text:p>17429</text:p>
          </table:table-cell>
          <table:table-cell office:value-type="string">
            <text:p>163.4</text:p>
          </table:table-cell>
          <table:table-cell table:style-name="ce2" table:formula="of:=[.D249]/[.C249]" office:value-type="percentage" office:value="0.0093751792988697">
            <text:p>0.9%</text:p>
          </table:table-cell>
          <table:table-cell office:value-type="string">
            <text:p>12657.2</text:p>
          </table:table-cell>
          <table:table-cell office:value-type="float" office:value="1505908">
            <text:p>1505908</text:p>
          </table:table-cell>
          <table:table-cell office:value-type="float" office:value="17429">
            <text:p>17429</text:p>
          </table:table-cell>
          <table:table-cell office:value-type="string">
            <text:p>961.4</text:p>
          </table:table-cell>
          <table:table-cell table:style-name="ce2" table:formula="of:=[.I249]/[.H249]" office:value-type="percentage" office:value="0.0551609386654427">
            <text:p>5.5%</text:p>
          </table:table-cell>
          <table:table-cell office:value-type="string">
            <text:p>8117.3</text:p>
          </table:table-cell>
          <table:table-cell table:style-name="ce2" table:formula="of:=[.J249]-[.E249]" office:value-type="percentage" office:value="0.045785759366573">
            <text:p>4.6%</text:p>
          </table:table-cell>
        </table:table-row>
        <table:table-row table:style-name="ro1">
          <table:table-cell office:value-type="string">
            <text:p>Prainha</text:p>
          </table:table-cell>
          <table:table-cell office:value-type="float" office:value="1506005">
            <text:p>1506005</text:p>
          </table:table-cell>
          <table:table-cell office:value-type="float" office:value="12600">
            <text:p>12600</text:p>
          </table:table-cell>
          <table:table-cell office:value-type="string">
            <text:p>354.9</text:p>
          </table:table-cell>
          <table:table-cell table:style-name="ce2" table:formula="of:=[.D250]/[.C250]" office:value-type="percentage" office:value="0.0281666666666667">
            <text:p>2.8%</text:p>
          </table:table-cell>
          <table:table-cell office:value-type="float" office:value="7812">
            <text:p>7812</text:p>
          </table:table-cell>
          <table:table-cell office:value-type="float" office:value="1506005">
            <text:p>1506005</text:p>
          </table:table-cell>
          <table:table-cell office:value-type="float" office:value="12600">
            <text:p>12600</text:p>
          </table:table-cell>
          <table:table-cell office:value-type="string">
            <text:p>990.8</text:p>
          </table:table-cell>
          <table:table-cell table:style-name="ce2" table:formula="of:=[.I250]/[.H250]" office:value-type="percentage" office:value="0.0786349206349206">
            <text:p>7.9%</text:p>
          </table:table-cell>
          <table:table-cell office:value-type="float" office:value="4568">
            <text:p>4568</text:p>
          </table:table-cell>
          <table:table-cell table:style-name="ce2" table:formula="of:=[.J250]-[.E250]" office:value-type="percentage" office:value="0.050468253968254">
            <text:p>5.0%</text:p>
          </table:table-cell>
        </table:table-row>
        <table:table-row table:style-name="ro1">
          <table:table-cell office:value-type="string">
            <text:p>Primavera</text:p>
          </table:table-cell>
          <table:table-cell office:value-type="float" office:value="1506104">
            <text:p>1506104</text:p>
          </table:table-cell>
          <table:table-cell office:value-type="float" office:value="261">
            <text:p>261</text:p>
          </table:table-cell>
          <table:table-cell office:value-type="string">
            <text:p>135.7</text:p>
          </table:table-cell>
          <table:table-cell table:style-name="ce2" table:formula="of:=[.D251]/[.C251]" office:value-type="percentage" office:value="0.51992337164751">
            <text:p>52.0%</text:p>
          </table:table-cell>
          <table:table-cell office:value-type="float" office:value="0">
            <text:p>0</text:p>
          </table:table-cell>
          <table:table-cell office:value-type="float" office:value="1506104">
            <text:p>1506104</text:p>
          </table:table-cell>
          <table:table-cell office:value-type="float" office:value="261">
            <text:p>261</text:p>
          </table:table-cell>
          <table:table-cell office:value-type="string">
            <text:p>177.9</text:p>
          </table:table-cell>
          <table:table-cell table:style-name="ce2" table:formula="of:=[.I251]/[.H251]" office:value-type="percentage" office:value="0.681609195402299">
            <text:p>68.2%</text:p>
          </table:table-cell>
          <table:table-cell office:value-type="string">
            <text:p>31.2</text:p>
          </table:table-cell>
          <table:table-cell table:style-name="ce2" table:formula="of:=[.J251]-[.E251]" office:value-type="percentage" office:value="0.161685823754789">
            <text:p>16.2%</text:p>
          </table:table-cell>
        </table:table-row>
        <table:table-row table:style-name="ro1">
          <table:table-cell office:value-type="string">
            <text:p>Quatipuru</text:p>
          </table:table-cell>
          <table:table-cell office:value-type="float" office:value="1506112">
            <text:p>1506112</text:p>
          </table:table-cell>
          <table:table-cell office:value-type="float" office:value="326">
            <text:p>326</text:p>
          </table:table-cell>
          <table:table-cell office:value-type="string">
            <text:p>58.1</text:p>
          </table:table-cell>
          <table:table-cell table:style-name="ce2" table:formula="of:=[.D252]/[.C252]" office:value-type="percentage" office:value="0.178220858895706">
            <text:p>17.8%</text:p>
          </table:table-cell>
          <table:table-cell office:value-type="string">
            <text:p>82.8</text:p>
          </table:table-cell>
          <table:table-cell office:value-type="float" office:value="1506112">
            <text:p>1506112</text:p>
          </table:table-cell>
          <table:table-cell office:value-type="float" office:value="326">
            <text:p>326</text:p>
          </table:table-cell>
          <table:table-cell office:value-type="string">
            <text:p>80.9</text:p>
          </table:table-cell>
          <table:table-cell table:style-name="ce2" table:formula="of:=[.I252]/[.H252]" office:value-type="percentage" office:value="0.248159509202454">
            <text:p>24.8%</text:p>
          </table:table-cell>
          <table:table-cell office:value-type="string">
            <text:p>53.1</text:p>
          </table:table-cell>
          <table:table-cell table:style-name="ce2" table:formula="of:=[.J252]-[.E252]" office:value-type="percentage" office:value="0.0699386503067485">
            <text:p>7.0%</text:p>
          </table:table-cell>
        </table:table-row>
        <table:table-row table:style-name="ro1">
          <table:table-cell office:value-type="string">
            <text:p>Redenção</text:p>
          </table:table-cell>
          <table:table-cell office:value-type="float" office:value="1506138">
            <text:p>1506138</text:p>
          </table:table-cell>
          <table:table-cell office:value-type="float" office:value="3830">
            <text:p>3830</text:p>
          </table:table-cell>
          <table:table-cell office:value-type="string">
            <text:p>2513.4</text:p>
          </table:table-cell>
          <table:table-cell table:style-name="ce2" table:formula="of:=[.D253]/[.C253]" office:value-type="percentage" office:value="0.656240208877285">
            <text:p>65.6%</text:p>
          </table:table-cell>
          <table:table-cell office:value-type="string">
            <text:p>610.9</text:p>
          </table:table-cell>
          <table:table-cell office:value-type="float" office:value="1506138">
            <text:p>1506138</text:p>
          </table:table-cell>
          <table:table-cell office:value-type="float" office:value="3830">
            <text:p>3830</text:p>
          </table:table-cell>
          <table:table-cell office:value-type="string">
            <text:p>2659.9</text:p>
          </table:table-cell>
          <table:table-cell table:style-name="ce2" table:formula="of:=[.I253]/[.H253]" office:value-type="percentage" office:value="0.694490861618799">
            <text:p>69.4%</text:p>
          </table:table-cell>
          <table:table-cell office:value-type="string">
            <text:p>467.7</text:p>
          </table:table-cell>
          <table:table-cell table:style-name="ce2" table:formula="of:=[.J253]-[.E253]" office:value-type="percentage" office:value="0.0382506527415144">
            <text:p>3.8%</text:p>
          </table:table-cell>
        </table:table-row>
        <table:table-row table:style-name="ro1">
          <table:table-cell office:value-type="string">
            <text:p>Rio Maria</text:p>
          </table:table-cell>
          <table:table-cell office:value-type="float" office:value="1506161">
            <text:p>1506161</text:p>
          </table:table-cell>
          <table:table-cell office:value-type="float" office:value="4123">
            <text:p>4123</text:p>
          </table:table-cell>
          <table:table-cell office:value-type="string">
            <text:p>3031.3</text:p>
          </table:table-cell>
          <table:table-cell table:style-name="ce2" table:formula="of:=[.D254]/[.C254]" office:value-type="percentage" office:value="0.735217074945428">
            <text:p>73.5%</text:p>
          </table:table-cell>
          <table:table-cell office:value-type="string">
            <text:p>953.2</text:p>
          </table:table-cell>
          <table:table-cell office:value-type="float" office:value="1506161">
            <text:p>1506161</text:p>
          </table:table-cell>
          <table:table-cell office:value-type="float" office:value="4123">
            <text:p>4123</text:p>
          </table:table-cell>
          <table:table-cell office:value-type="string">
            <text:p>3369.6</text:p>
          </table:table-cell>
          <table:table-cell table:style-name="ce2" table:formula="of:=[.I254]/[.H254]" office:value-type="percentage" office:value="0.81726897889886">
            <text:p>81.7%</text:p>
          </table:table-cell>
          <table:table-cell office:value-type="string">
            <text:p>616.1</text:p>
          </table:table-cell>
          <table:table-cell table:style-name="ce2" table:formula="of:=[.J254]-[.E254]" office:value-type="percentage" office:value="0.082051903953432">
            <text:p>8.2%</text:p>
          </table:table-cell>
        </table:table-row>
        <table:table-row table:style-name="ro1">
          <table:table-cell office:value-type="string">
            <text:p>Rondon do Pará</text:p>
          </table:table-cell>
          <table:table-cell office:value-type="float" office:value="1506187">
            <text:p>1506187</text:p>
          </table:table-cell>
          <table:table-cell office:value-type="float" office:value="8286">
            <text:p>8286</text:p>
          </table:table-cell>
          <table:table-cell office:value-type="string">
            <text:p>4157.4</text:p>
          </table:table-cell>
          <table:table-cell table:style-name="ce2" table:formula="of:=[.D255]/[.C255]" office:value-type="percentage" office:value="0.501737871107893">
            <text:p>50.2%</text:p>
          </table:table-cell>
          <table:table-cell office:value-type="string">
            <text:p>4128.6</text:p>
          </table:table-cell>
          <table:table-cell office:value-type="float" office:value="1506187">
            <text:p>1506187</text:p>
          </table:table-cell>
          <table:table-cell office:value-type="float" office:value="8286">
            <text:p>8286</text:p>
          </table:table-cell>
          <table:table-cell office:value-type="string">
            <text:p>5441.8</text:p>
          </table:table-cell>
          <table:table-cell table:style-name="ce2" table:formula="of:=[.I255]/[.H255]" office:value-type="percentage" office:value="0.656746319092445">
            <text:p>65.7%</text:p>
          </table:table-cell>
          <table:table-cell office:value-type="string">
            <text:p>2829.5</text:p>
          </table:table-cell>
          <table:table-cell table:style-name="ce2" table:formula="of:=[.J255]-[.E255]" office:value-type="percentage" office:value="0.155008447984552">
            <text:p>15.5%</text:p>
          </table:table-cell>
        </table:table-row>
        <table:table-row table:style-name="ro1">
          <table:table-cell office:value-type="string">
            <text:p>Rurópolis</text:p>
          </table:table-cell>
          <table:table-cell office:value-type="float" office:value="1506195">
            <text:p>1506195</text:p>
          </table:table-cell>
          <table:table-cell office:value-type="float" office:value="7025">
            <text:p>7025</text:p>
          </table:table-cell>
          <table:table-cell office:value-type="string">
            <text:p>1376.8</text:p>
          </table:table-cell>
          <table:table-cell table:style-name="ce2" table:formula="of:=[.D256]/[.C256]" office:value-type="percentage" office:value="0.195985765124555">
            <text:p>19.6%</text:p>
          </table:table-cell>
          <table:table-cell office:value-type="string">
            <text:p>5598.3</text:p>
          </table:table-cell>
          <table:table-cell office:value-type="float" office:value="1506195">
            <text:p>1506195</text:p>
          </table:table-cell>
          <table:table-cell office:value-type="float" office:value="7025">
            <text:p>7025</text:p>
          </table:table-cell>
          <table:table-cell office:value-type="string">
            <text:p>1804.1</text:p>
          </table:table-cell>
          <table:table-cell table:style-name="ce2" table:formula="of:=[.I256]/[.H256]" office:value-type="percentage" office:value="0.256811387900356">
            <text:p>25.7%</text:p>
          </table:table-cell>
          <table:table-cell office:value-type="string">
            <text:p>4471.1</text:p>
          </table:table-cell>
          <table:table-cell table:style-name="ce2" table:formula="of:=[.J256]-[.E256]" office:value-type="percentage" office:value="0.0608256227758007">
            <text:p>6.1%</text:p>
          </table:table-cell>
        </table:table-row>
        <table:table-row table:style-name="ro1">
          <table:table-cell office:value-type="string">
            <text:p>Salinópolis</text:p>
          </table:table-cell>
          <table:table-cell office:value-type="float" office:value="1506203">
            <text:p>1506203</text:p>
          </table:table-cell>
          <table:table-cell office:value-type="float" office:value="219">
            <text:p>219</text:p>
          </table:table-cell>
          <table:table-cell office:value-type="string">
            <text:p>7.2</text:p>
          </table:table-cell>
          <table:table-cell table:style-name="ce2" table:formula="of:=[.D257]/[.C257]" office:value-type="percentage" office:value="0.0328767123287671">
            <text:p>3.3%</text:p>
          </table:table-cell>
          <table:table-cell office:value-type="string">
            <text:p>168.9</text:p>
          </table:table-cell>
          <table:table-cell office:value-type="float" office:value="1506203">
            <text:p>1506203</text:p>
          </table:table-cell>
          <table:table-cell office:value-type="float" office:value="219">
            <text:p>219</text:p>
          </table:table-cell>
          <table:table-cell office:value-type="string">
            <text:p>29.4</text:p>
          </table:table-cell>
          <table:table-cell table:style-name="ce2" table:formula="of:=[.I257]/[.H257]" office:value-type="percentage" office:value="0.134246575342466">
            <text:p>13.4%</text:p>
          </table:table-cell>
          <table:table-cell office:value-type="string">
            <text:p>82.2</text:p>
          </table:table-cell>
          <table:table-cell table:style-name="ce2" table:formula="of:=[.J257]-[.E257]" office:value-type="percentage" office:value="0.101369863013699">
            <text:p>10.1%</text:p>
          </table:table-cell>
        </table:table-row>
        <table:table-row table:style-name="ro1">
          <table:table-cell office:value-type="string">
            <text:p>Salvaterra</text:p>
          </table:table-cell>
          <table:table-cell office:value-type="float" office:value="1506302">
            <text:p>1506302</text:p>
          </table:table-cell>
          <table:table-cell office:value-type="float" office:value="1048">
            <text:p>1048</text:p>
          </table:table-cell>
          <table:table-cell office:value-type="float" office:value="34">
            <text:p>34</text:p>
          </table:table-cell>
          <table:table-cell table:style-name="ce2" table:formula="of:=[.D258]/[.C258]" office:value-type="percentage" office:value="0.0324427480916031">
            <text:p>3.2%</text:p>
          </table:table-cell>
          <table:table-cell office:value-type="float" office:value="218">
            <text:p>218</text:p>
          </table:table-cell>
          <table:table-cell office:value-type="float" office:value="1506302">
            <text:p>1506302</text:p>
          </table:table-cell>
          <table:table-cell office:value-type="float" office:value="1048">
            <text:p>1048</text:p>
          </table:table-cell>
          <table:table-cell office:value-type="string">
            <text:p>112.1</text:p>
          </table:table-cell>
          <table:table-cell table:style-name="ce2" table:formula="of:=[.I258]/[.H258]" office:value-type="percentage" office:value="0.106965648854962">
            <text:p>10.7%</text:p>
          </table:table-cell>
          <table:table-cell office:value-type="string">
            <text:p>474.2</text:p>
          </table:table-cell>
          <table:table-cell table:style-name="ce2" table:formula="of:=[.J258]-[.E258]" office:value-type="percentage" office:value="0.0745229007633588">
            <text:p>7.5%</text:p>
          </table:table-cell>
        </table:table-row>
        <table:table-row table:style-name="ro1">
          <table:table-cell office:value-type="string">
            <text:p>Santa Bárbara do Pará</text:p>
          </table:table-cell>
          <table:table-cell office:value-type="float" office:value="1506351">
            <text:p>1506351</text:p>
          </table:table-cell>
          <table:table-cell office:value-type="float" office:value="279">
            <text:p>279</text:p>
          </table:table-cell>
          <table:table-cell office:value-type="string">
            <text:p>125.2</text:p>
          </table:table-cell>
          <table:table-cell table:style-name="ce2" table:formula="of:=[.D259]/[.C259]" office:value-type="percentage" office:value="0.448745519713262">
            <text:p>44.9%</text:p>
          </table:table-cell>
          <table:table-cell office:value-type="float" office:value="0">
            <text:p>0</text:p>
          </table:table-cell>
          <table:table-cell office:value-type="float" office:value="1506351">
            <text:p>1506351</text:p>
          </table:table-cell>
          <table:table-cell office:value-type="float" office:value="279">
            <text:p>279</text:p>
          </table:table-cell>
          <table:table-cell office:value-type="string">
            <text:p>160.3</text:p>
          </table:table-cell>
          <table:table-cell table:style-name="ce2" table:formula="of:=[.I259]/[.H259]" office:value-type="percentage" office:value="0.574551971326165">
            <text:p>57.5%</text:p>
          </table:table-cell>
          <table:table-cell office:value-type="string">
            <text:p>91.1</text:p>
          </table:table-cell>
          <table:table-cell table:style-name="ce2" table:formula="of:=[.J259]-[.E259]" office:value-type="percentage" office:value="0.125806451612903">
            <text:p>12.6%</text:p>
          </table:table-cell>
        </table:table-row>
        <table:table-row table:style-name="ro1">
          <table:table-cell office:value-type="string">
            <text:p>Santa Cruz do Arari</text:p>
          </table:table-cell>
          <table:table-cell office:value-type="float" office:value="1506401">
            <text:p>1506401</text:p>
          </table:table-cell>
          <table:table-cell office:value-type="float" office:value="1078">
            <text:p>1078</text:p>
          </table:table-cell>
          <table:table-cell office:value-type="float" office:value="0">
            <text:p>0</text:p>
          </table:table-cell>
          <table:table-cell table:style-name="ce2" table:formula="of:=[.D260]/[.C260]" office:value-type="percentage" office:value="0">
            <text:p>0.0%</text:p>
          </table:table-cell>
          <table:table-cell office:value-type="string">
            <text:p>5.6</text:p>
          </table:table-cell>
          <table:table-cell office:value-type="float" office:value="1506401">
            <text:p>1506401</text:p>
          </table:table-cell>
          <table:table-cell office:value-type="float" office:value="1078">
            <text:p>1078</text:p>
          </table:table-cell>
          <table:table-cell office:value-type="float" office:value="0">
            <text:p>0</text:p>
          </table:table-cell>
          <table:table-cell table:style-name="ce2" table:formula="of:=[.I260]/[.H260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260]-[.E260]" office:value-type="percentage" office:value="0">
            <text:p>0.0%</text:p>
          </table:table-cell>
        </table:table-row>
        <table:table-row table:style-name="ro1">
          <table:table-cell office:value-type="string">
            <text:p>Santa Isabel do Pará</text:p>
          </table:table-cell>
          <table:table-cell office:value-type="float" office:value="1506500">
            <text:p>1506500</text:p>
          </table:table-cell>
          <table:table-cell office:value-type="float" office:value="719">
            <text:p>719</text:p>
          </table:table-cell>
          <table:table-cell office:value-type="string">
            <text:p>446.9</text:p>
          </table:table-cell>
          <table:table-cell table:style-name="ce2" table:formula="of:=[.D261]/[.C261]" office:value-type="percentage" office:value="0.621557719054242">
            <text:p>62.2%</text:p>
          </table:table-cell>
          <table:table-cell office:value-type="float" office:value="0">
            <text:p>0</text:p>
          </table:table-cell>
          <table:table-cell office:value-type="float" office:value="1506500">
            <text:p>1506500</text:p>
          </table:table-cell>
          <table:table-cell office:value-type="float" office:value="719">
            <text:p>719</text:p>
          </table:table-cell>
          <table:table-cell office:value-type="string">
            <text:p>532.4</text:p>
          </table:table-cell>
          <table:table-cell table:style-name="ce2" table:formula="of:=[.I261]/[.H261]" office:value-type="percentage" office:value="0.740472878998609">
            <text:p>74.0%</text:p>
          </table:table-cell>
          <table:table-cell office:value-type="string">
            <text:p>114.4</text:p>
          </table:table-cell>
          <table:table-cell table:style-name="ce2" table:formula="of:=[.J261]-[.E261]" office:value-type="percentage" office:value="0.118915159944367">
            <text:p>11.9%</text:p>
          </table:table-cell>
        </table:table-row>
        <table:table-row table:style-name="ro1">
          <table:table-cell office:value-type="string">
            <text:p>Santa Luzia do Pará</text:p>
          </table:table-cell>
          <table:table-cell office:value-type="float" office:value="1506559">
            <text:p>1506559</text:p>
          </table:table-cell>
          <table:table-cell office:value-type="float" office:value="1361">
            <text:p>1361</text:p>
          </table:table-cell>
          <table:table-cell office:value-type="string">
            <text:p>1197.4</text:p>
          </table:table-cell>
          <table:table-cell table:style-name="ce2" table:formula="of:=[.D262]/[.C262]" office:value-type="percentage" office:value="0.879794268919912">
            <text:p>88.0%</text:p>
          </table:table-cell>
          <table:table-cell office:value-type="string">
            <text:p>136.9</text:p>
          </table:table-cell>
          <table:table-cell office:value-type="float" office:value="1506559">
            <text:p>1506559</text:p>
          </table:table-cell>
          <table:table-cell office:value-type="float" office:value="1361">
            <text:p>1361</text:p>
          </table:table-cell>
          <table:table-cell office:value-type="string">
            <text:p>1244.5</text:p>
          </table:table-cell>
          <table:table-cell table:style-name="ce2" table:formula="of:=[.I262]/[.H262]" office:value-type="percentage" office:value="0.914401175606172">
            <text:p>91.4%</text:p>
          </table:table-cell>
          <table:table-cell office:value-type="string">
            <text:p>114.9</text:p>
          </table:table-cell>
          <table:table-cell table:style-name="ce2" table:formula="of:=[.J262]-[.E262]" office:value-type="percentage" office:value="0.0346069066862601">
            <text:p>3.5%</text:p>
          </table:table-cell>
        </table:table-row>
        <table:table-row table:style-name="ro1">
          <table:table-cell office:value-type="string">
            <text:p>Santa Maria das Barreiras</text:p>
          </table:table-cell>
          <table:table-cell office:value-type="float" office:value="1506583">
            <text:p>1506583</text:p>
          </table:table-cell>
          <table:table-cell office:value-type="float" office:value="10350">
            <text:p>10350</text:p>
          </table:table-cell>
          <table:table-cell office:value-type="string">
            <text:p>4013.6</text:p>
          </table:table-cell>
          <table:table-cell table:style-name="ce2" table:formula="of:=[.D263]/[.C263]" office:value-type="percentage" office:value="0.387787439613527">
            <text:p>38.8%</text:p>
          </table:table-cell>
          <table:table-cell office:value-type="string">
            <text:p>3771.1</text:p>
          </table:table-cell>
          <table:table-cell office:value-type="float" office:value="1506583">
            <text:p>1506583</text:p>
          </table:table-cell>
          <table:table-cell office:value-type="float" office:value="10350">
            <text:p>10350</text:p>
          </table:table-cell>
          <table:table-cell office:value-type="string">
            <text:p>5825.3</text:p>
          </table:table-cell>
          <table:table-cell table:style-name="ce2" table:formula="of:=[.I263]/[.H263]" office:value-type="percentage" office:value="0.562830917874396">
            <text:p>56.3%</text:p>
          </table:table-cell>
          <table:table-cell office:value-type="string">
            <text:p>1957.5</text:p>
          </table:table-cell>
          <table:table-cell table:style-name="ce2" table:formula="of:=[.J263]-[.E263]" office:value-type="percentage" office:value="0.17504347826087">
            <text:p>17.5%</text:p>
          </table:table-cell>
        </table:table-row>
        <table:table-row table:style-name="ro1">
          <table:table-cell office:value-type="string">
            <text:p>Santa Maria do Pará</text:p>
          </table:table-cell>
          <table:table-cell office:value-type="float" office:value="1506609">
            <text:p>1506609</text:p>
          </table:table-cell>
          <table:table-cell office:value-type="float" office:value="460">
            <text:p>460</text:p>
          </table:table-cell>
          <table:table-cell office:value-type="string">
            <text:p>326.9</text:p>
          </table:table-cell>
          <table:table-cell table:style-name="ce2" table:formula="of:=[.D264]/[.C264]" office:value-type="percentage" office:value="0.710652173913043">
            <text:p>71.1%</text:p>
          </table:table-cell>
          <table:table-cell office:value-type="float" office:value="0">
            <text:p>0</text:p>
          </table:table-cell>
          <table:table-cell office:value-type="float" office:value="1506609">
            <text:p>1506609</text:p>
          </table:table-cell>
          <table:table-cell office:value-type="float" office:value="460">
            <text:p>460</text:p>
          </table:table-cell>
          <table:table-cell office:value-type="string">
            <text:p>415.2</text:p>
          </table:table-cell>
          <table:table-cell table:style-name="ce2" table:formula="of:=[.I264]/[.H264]" office:value-type="percentage" office:value="0.902608695652174">
            <text:p>90.3%</text:p>
          </table:table-cell>
          <table:table-cell office:value-type="string">
            <text:p>32.8</text:p>
          </table:table-cell>
          <table:table-cell table:style-name="ce2" table:formula="of:=[.J264]-[.E264]" office:value-type="percentage" office:value="0.19195652173913">
            <text:p>19.2%</text:p>
          </table:table-cell>
        </table:table-row>
        <table:table-row table:style-name="ro1">
          <table:table-cell office:value-type="string">
            <text:p>Santana do Araguaia</text:p>
          </table:table-cell>
          <table:table-cell office:value-type="float" office:value="1506708">
            <text:p>1506708</text:p>
          </table:table-cell>
          <table:table-cell office:value-type="float" office:value="11607">
            <text:p>11607</text:p>
          </table:table-cell>
          <table:table-cell office:value-type="float" office:value="4615">
            <text:p>4615</text:p>
          </table:table-cell>
          <table:table-cell table:style-name="ce2" table:formula="of:=[.D265]/[.C265]" office:value-type="percentage" office:value="0.39760489359869">
            <text:p>39.8%</text:p>
          </table:table-cell>
          <table:table-cell office:value-type="string">
            <text:p>6117.7</text:p>
          </table:table-cell>
          <table:table-cell office:value-type="float" office:value="1506708">
            <text:p>1506708</text:p>
          </table:table-cell>
          <table:table-cell office:value-type="float" office:value="11607">
            <text:p>11607</text:p>
          </table:table-cell>
          <table:table-cell office:value-type="string">
            <text:p>7102.9</text:p>
          </table:table-cell>
          <table:table-cell table:style-name="ce2" table:formula="of:=[.I265]/[.H265]" office:value-type="percentage" office:value="0.611949685534591">
            <text:p>61.2%</text:p>
          </table:table-cell>
          <table:table-cell office:value-type="string">
            <text:p>3624.6</text:p>
          </table:table-cell>
          <table:table-cell table:style-name="ce2" table:formula="of:=[.J265]-[.E265]" office:value-type="percentage" office:value="0.214344791935901">
            <text:p>21.4%</text:p>
          </table:table-cell>
        </table:table-row>
        <table:table-row table:style-name="ro1">
          <table:table-cell office:value-type="string">
            <text:p>Santarém</text:p>
          </table:table-cell>
          <table:table-cell office:value-type="float" office:value="1506807">
            <text:p>1506807</text:p>
          </table:table-cell>
          <table:table-cell office:value-type="float" office:value="22876">
            <text:p>22876</text:p>
          </table:table-cell>
          <table:table-cell office:value-type="float" office:value="3764">
            <text:p>3764</text:p>
          </table:table-cell>
          <table:table-cell table:style-name="ce2" table:formula="of:=[.D266]/[.C266]" office:value-type="percentage" office:value="0.164539255114531">
            <text:p>16.5%</text:p>
          </table:table-cell>
          <table:table-cell office:value-type="string">
            <text:p>14560.6</text:p>
          </table:table-cell>
          <table:table-cell office:value-type="float" office:value="1506807">
            <text:p>1506807</text:p>
          </table:table-cell>
          <table:table-cell office:value-type="float" office:value="22876">
            <text:p>22876</text:p>
          </table:table-cell>
          <table:table-cell office:value-type="string">
            <text:p>4608.6</text:p>
          </table:table-cell>
          <table:table-cell table:style-name="ce2" table:formula="of:=[.I266]/[.H266]" office:value-type="percentage" office:value="0.201460045462493">
            <text:p>20.1%</text:p>
          </table:table-cell>
          <table:table-cell office:value-type="string">
            <text:p>12007.8</text:p>
          </table:table-cell>
          <table:table-cell table:style-name="ce2" table:formula="of:=[.J266]-[.E266]" office:value-type="percentage" office:value="0.0369207903479629">
            <text:p>3.7%</text:p>
          </table:table-cell>
        </table:table-row>
        <table:table-row table:style-name="ro1">
          <table:table-cell office:value-type="string">
            <text:p>Santarém Novo</text:p>
          </table:table-cell>
          <table:table-cell office:value-type="float" office:value="1506906">
            <text:p>1506906</text:p>
          </table:table-cell>
          <table:table-cell office:value-type="float" office:value="231">
            <text:p>231</text:p>
          </table:table-cell>
          <table:table-cell office:value-type="string">
            <text:p>94.4</text:p>
          </table:table-cell>
          <table:table-cell table:style-name="ce2" table:formula="of:=[.D267]/[.C267]" office:value-type="percentage" office:value="0.408658008658009">
            <text:p>40.9%</text:p>
          </table:table-cell>
          <table:table-cell office:value-type="float" office:value="0">
            <text:p>0</text:p>
          </table:table-cell>
          <table:table-cell office:value-type="float" office:value="1506906">
            <text:p>1506906</text:p>
          </table:table-cell>
          <table:table-cell office:value-type="float" office:value="231">
            <text:p>231</text:p>
          </table:table-cell>
          <table:table-cell office:value-type="float" office:value="148">
            <text:p>148</text:p>
          </table:table-cell>
          <table:table-cell table:style-name="ce2" table:formula="of:=[.I267]/[.H267]" office:value-type="percentage" office:value="0.640692640692641">
            <text:p>64.1%</text:p>
          </table:table-cell>
          <table:table-cell office:value-type="string">
            <text:p>21.8</text:p>
          </table:table-cell>
          <table:table-cell table:style-name="ce2" table:formula="of:=[.J267]-[.E267]" office:value-type="percentage" office:value="0.232034632034632">
            <text:p>23.2%</text:p>
          </table:table-cell>
        </table:table-row>
        <table:table-row table:style-name="ro1">
          <table:table-cell office:value-type="string">
            <text:p>Santo Antônio do Tauá</text:p>
          </table:table-cell>
          <table:table-cell office:value-type="float" office:value="1507003">
            <text:p>1507003</text:p>
          </table:table-cell>
          <table:table-cell office:value-type="float" office:value="540">
            <text:p>540</text:p>
          </table:table-cell>
          <table:table-cell office:value-type="string">
            <text:p>257.4</text:p>
          </table:table-cell>
          <table:table-cell table:style-name="ce2" table:formula="of:=[.D268]/[.C268]" office:value-type="percentage" office:value="0.476666666666667">
            <text:p>47.7%</text:p>
          </table:table-cell>
          <table:table-cell office:value-type="float" office:value="0">
            <text:p>0</text:p>
          </table:table-cell>
          <table:table-cell office:value-type="float" office:value="1507003">
            <text:p>1507003</text:p>
          </table:table-cell>
          <table:table-cell office:value-type="float" office:value="540">
            <text:p>540</text:p>
          </table:table-cell>
          <table:table-cell office:value-type="string">
            <text:p>323.2</text:p>
          </table:table-cell>
          <table:table-cell table:style-name="ce2" table:formula="of:=[.I268]/[.H268]" office:value-type="percentage" office:value="0.598518518518518">
            <text:p>59.9%</text:p>
          </table:table-cell>
          <table:table-cell office:value-type="float" office:value="173">
            <text:p>173</text:p>
          </table:table-cell>
          <table:table-cell table:style-name="ce2" table:formula="of:=[.J268]-[.E268]" office:value-type="percentage" office:value="0.121851851851852">
            <text:p>12.2%</text:p>
          </table:table-cell>
        </table:table-row>
        <table:table-row table:style-name="ro1">
          <table:table-cell office:value-type="string">
            <text:p>São Caetano de Odivelas</text:p>
          </table:table-cell>
          <table:table-cell office:value-type="float" office:value="1507102">
            <text:p>1507102</text:p>
          </table:table-cell>
          <table:table-cell office:value-type="float" office:value="752">
            <text:p>752</text:p>
          </table:table-cell>
          <table:table-cell office:value-type="string">
            <text:p>163.9</text:p>
          </table:table-cell>
          <table:table-cell table:style-name="ce2" table:formula="of:=[.D269]/[.C269]" office:value-type="percentage" office:value="0.217952127659574">
            <text:p>21.8%</text:p>
          </table:table-cell>
          <table:table-cell office:value-type="float" office:value="0">
            <text:p>0</text:p>
          </table:table-cell>
          <table:table-cell office:value-type="float" office:value="1507102">
            <text:p>1507102</text:p>
          </table:table-cell>
          <table:table-cell office:value-type="float" office:value="752">
            <text:p>752</text:p>
          </table:table-cell>
          <table:table-cell office:value-type="string">
            <text:p>231.2</text:p>
          </table:table-cell>
          <table:table-cell table:style-name="ce2" table:formula="of:=[.I269]/[.H269]" office:value-type="percentage" office:value="0.307446808510638">
            <text:p>30.7%</text:p>
          </table:table-cell>
          <table:table-cell office:value-type="string">
            <text:p>312.6</text:p>
          </table:table-cell>
          <table:table-cell table:style-name="ce2" table:formula="of:=[.J269]-[.E269]" office:value-type="percentage" office:value="0.0894946808510638">
            <text:p>8.9%</text:p>
          </table:table-cell>
        </table:table-row>
        <table:table-row table:style-name="ro1">
          <table:table-cell office:value-type="string">
            <text:p>São Domingos do Araguaia</text:p>
          </table:table-cell>
          <table:table-cell office:value-type="float" office:value="1507151">
            <text:p>1507151</text:p>
          </table:table-cell>
          <table:table-cell office:value-type="float" office:value="1396">
            <text:p>1396</text:p>
          </table:table-cell>
          <table:table-cell office:value-type="string">
            <text:p>1105.3</text:p>
          </table:table-cell>
          <table:table-cell table:style-name="ce2" table:formula="of:=[.D270]/[.C270]" office:value-type="percentage" office:value="0.79176217765043">
            <text:p>79.2%</text:p>
          </table:table-cell>
          <table:table-cell office:value-type="string">
            <text:p>290.7</text:p>
          </table:table-cell>
          <table:table-cell office:value-type="float" office:value="1507151">
            <text:p>1507151</text:p>
          </table:table-cell>
          <table:table-cell office:value-type="float" office:value="1396">
            <text:p>1396</text:p>
          </table:table-cell>
          <table:table-cell office:value-type="float" office:value="1280">
            <text:p>1280</text:p>
          </table:table-cell>
          <table:table-cell table:style-name="ce2" table:formula="of:=[.I270]/[.H270]" office:value-type="percentage" office:value="0.916905444126074">
            <text:p>91.7%</text:p>
          </table:table-cell>
          <table:table-cell office:value-type="string">
            <text:p>114.6</text:p>
          </table:table-cell>
          <table:table-cell table:style-name="ce2" table:formula="of:=[.J270]-[.E270]" office:value-type="percentage" office:value="0.125143266475645">
            <text:p>12.5%</text:p>
          </table:table-cell>
        </table:table-row>
        <table:table-row table:style-name="ro1">
          <table:table-cell office:value-type="string">
            <text:p>São Domingos do Capim</text:p>
          </table:table-cell>
          <table:table-cell office:value-type="float" office:value="1507201">
            <text:p>1507201</text:p>
          </table:table-cell>
          <table:table-cell office:value-type="float" office:value="1687">
            <text:p>1687</text:p>
          </table:table-cell>
          <table:table-cell office:value-type="string">
            <text:p>1109.7</text:p>
          </table:table-cell>
          <table:table-cell table:style-name="ce2" table:formula="of:=[.D271]/[.C271]" office:value-type="percentage" office:value="0.657794902193242">
            <text:p>65.8%</text:p>
          </table:table-cell>
          <table:table-cell office:value-type="float" office:value="0">
            <text:p>0</text:p>
          </table:table-cell>
          <table:table-cell office:value-type="float" office:value="1507201">
            <text:p>1507201</text:p>
          </table:table-cell>
          <table:table-cell office:value-type="float" office:value="1687">
            <text:p>1687</text:p>
          </table:table-cell>
          <table:table-cell office:value-type="string">
            <text:p>1336.9</text:p>
          </table:table-cell>
          <table:table-cell table:style-name="ce2" table:formula="of:=[.I271]/[.H271]" office:value-type="percentage" office:value="0.792471843509188">
            <text:p>79.2%</text:p>
          </table:table-cell>
          <table:table-cell office:value-type="string">
            <text:p>286.2</text:p>
          </table:table-cell>
          <table:table-cell table:style-name="ce2" table:formula="of:=[.J271]-[.E271]" office:value-type="percentage" office:value="0.134676941315946">
            <text:p>13.5%</text:p>
          </table:table-cell>
        </table:table-row>
        <table:table-row table:style-name="ro1">
          <table:table-cell office:value-type="string">
            <text:p>São Félix do Xingu</text:p>
          </table:table-cell>
          <table:table-cell office:value-type="float" office:value="1507300">
            <text:p>1507300</text:p>
          </table:table-cell>
          <table:table-cell office:value-type="float" office:value="84249">
            <text:p>84249</text:p>
          </table:table-cell>
          <table:table-cell office:value-type="string">
            <text:p>7024.5</text:p>
          </table:table-cell>
          <table:table-cell table:style-name="ce2" table:formula="of:=[.D272]/[.C272]" office:value-type="percentage" office:value="0.0833778442474095">
            <text:p>8.3%</text:p>
          </table:table-cell>
          <table:table-cell office:value-type="string">
            <text:p>72488.3</text:p>
          </table:table-cell>
          <table:table-cell office:value-type="float" office:value="1507300">
            <text:p>1507300</text:p>
          </table:table-cell>
          <table:table-cell office:value-type="float" office:value="84249">
            <text:p>84249</text:p>
          </table:table-cell>
          <table:table-cell office:value-type="string">
            <text:p>17129.9</text:p>
          </table:table-cell>
          <table:table-cell table:style-name="ce2" table:formula="of:=[.I272]/[.H272]" office:value-type="percentage" office:value="0.20332466854206">
            <text:p>20.3%</text:p>
          </table:table-cell>
          <table:table-cell office:value-type="string">
            <text:p>62262.4</text:p>
          </table:table-cell>
          <table:table-cell table:style-name="ce2" table:formula="of:=[.J272]-[.E272]" office:value-type="percentage" office:value="0.11994682429465">
            <text:p>12.0%</text:p>
          </table:table-cell>
        </table:table-row>
        <table:table-row table:style-name="ro1">
          <table:table-cell office:value-type="string">
            <text:p>São Francisco do Pará</text:p>
          </table:table-cell>
          <table:table-cell office:value-type="float" office:value="1507409">
            <text:p>1507409</text:p>
          </table:table-cell>
          <table:table-cell office:value-type="float" office:value="480">
            <text:p>480</text:p>
          </table:table-cell>
          <table:table-cell office:value-type="string">
            <text:p>342.3</text:p>
          </table:table-cell>
          <table:table-cell table:style-name="ce2" table:formula="of:=[.D273]/[.C273]" office:value-type="percentage" office:value="0.713125">
            <text:p>71.3%</text:p>
          </table:table-cell>
          <table:table-cell office:value-type="float" office:value="0">
            <text:p>0</text:p>
          </table:table-cell>
          <table:table-cell office:value-type="float" office:value="1507409">
            <text:p>1507409</text:p>
          </table:table-cell>
          <table:table-cell office:value-type="float" office:value="480">
            <text:p>480</text:p>
          </table:table-cell>
          <table:table-cell office:value-type="string">
            <text:p>419.1</text:p>
          </table:table-cell>
          <table:table-cell table:style-name="ce2" table:formula="of:=[.I273]/[.H273]" office:value-type="percentage" office:value="0.873125">
            <text:p>87.3%</text:p>
          </table:table-cell>
          <table:table-cell office:value-type="string">
            <text:p>36.5</text:p>
          </table:table-cell>
          <table:table-cell table:style-name="ce2" table:formula="of:=[.J273]-[.E273]" office:value-type="percentage" office:value="0.16">
            <text:p>16.0%</text:p>
          </table:table-cell>
        </table:table-row>
        <table:table-row table:style-name="ro1">
          <table:table-cell office:value-type="string">
            <text:p>São Geraldo do Araguaia</text:p>
          </table:table-cell>
          <table:table-cell office:value-type="float" office:value="1507458">
            <text:p>1507458</text:p>
          </table:table-cell>
          <table:table-cell office:value-type="float" office:value="3283">
            <text:p>3283</text:p>
          </table:table-cell>
          <table:table-cell office:value-type="string">
            <text:p>2332.5</text:p>
          </table:table-cell>
          <table:table-cell table:style-name="ce2" table:formula="of:=[.D274]/[.C274]" office:value-type="percentage" office:value="0.710478221139202">
            <text:p>71.0%</text:p>
          </table:table-cell>
          <table:table-cell office:value-type="string">
            <text:p>604.7</text:p>
          </table:table-cell>
          <table:table-cell office:value-type="float" office:value="1507458">
            <text:p>1507458</text:p>
          </table:table-cell>
          <table:table-cell office:value-type="float" office:value="3283">
            <text:p>3283</text:p>
          </table:table-cell>
          <table:table-cell office:value-type="string">
            <text:p>2541.7</text:p>
          </table:table-cell>
          <table:table-cell table:style-name="ce2" table:formula="of:=[.I274]/[.H274]" office:value-type="percentage" office:value="0.774200426439232">
            <text:p>77.4%</text:p>
          </table:table-cell>
          <table:table-cell office:value-type="string">
            <text:p>394.8</text:p>
          </table:table-cell>
          <table:table-cell table:style-name="ce2" table:formula="of:=[.J274]-[.E274]" office:value-type="percentage" office:value="0.0637222053000304">
            <text:p>6.4%</text:p>
          </table:table-cell>
        </table:table-row>
        <table:table-row table:style-name="ro1">
          <table:table-cell office:value-type="string">
            <text:p>São João da Ponta</text:p>
          </table:table-cell>
          <table:table-cell office:value-type="float" office:value="1507466">
            <text:p>1507466</text:p>
          </table:table-cell>
          <table:table-cell office:value-type="float" office:value="196">
            <text:p>196</text:p>
          </table:table-cell>
          <table:table-cell office:value-type="string">
            <text:p>73.9</text:p>
          </table:table-cell>
          <table:table-cell table:style-name="ce2" table:formula="of:=[.D275]/[.C275]" office:value-type="percentage" office:value="0.377040816326531">
            <text:p>37.7%</text:p>
          </table:table-cell>
          <table:table-cell office:value-type="float" office:value="0">
            <text:p>0</text:p>
          </table:table-cell>
          <table:table-cell office:value-type="float" office:value="1507466">
            <text:p>1507466</text:p>
          </table:table-cell>
          <table:table-cell office:value-type="float" office:value="196">
            <text:p>196</text:p>
          </table:table-cell>
          <table:table-cell office:value-type="string">
            <text:p>106.4</text:p>
          </table:table-cell>
          <table:table-cell table:style-name="ce2" table:formula="of:=[.I275]/[.H275]" office:value-type="percentage" office:value="0.542857142857143">
            <text:p>54.3%</text:p>
          </table:table-cell>
          <table:table-cell office:value-type="string">
            <text:p>64.5</text:p>
          </table:table-cell>
          <table:table-cell table:style-name="ce2" table:formula="of:=[.J275]-[.E275]" office:value-type="percentage" office:value="0.165816326530612">
            <text:p>16.6%</text:p>
          </table:table-cell>
        </table:table-row>
        <table:table-row table:style-name="ro1">
          <table:table-cell office:value-type="string">
            <text:p>São João de Pirabas</text:p>
          </table:table-cell>
          <table:table-cell office:value-type="float" office:value="1507474">
            <text:p>1507474</text:p>
          </table:table-cell>
          <table:table-cell office:value-type="float" office:value="703">
            <text:p>703</text:p>
          </table:table-cell>
          <table:table-cell office:value-type="float" office:value="119">
            <text:p>119</text:p>
          </table:table-cell>
          <table:table-cell table:style-name="ce2" table:formula="of:=[.D276]/[.C276]" office:value-type="percentage" office:value="0.16927453769559">
            <text:p>16.9%</text:p>
          </table:table-cell>
          <table:table-cell office:value-type="float" office:value="214">
            <text:p>214</text:p>
          </table:table-cell>
          <table:table-cell office:value-type="float" office:value="1507474">
            <text:p>1507474</text:p>
          </table:table-cell>
          <table:table-cell office:value-type="float" office:value="703">
            <text:p>703</text:p>
          </table:table-cell>
          <table:table-cell office:value-type="string">
            <text:p>201.1</text:p>
          </table:table-cell>
          <table:table-cell table:style-name="ce2" table:formula="of:=[.I276]/[.H276]" office:value-type="percentage" office:value="0.286059743954481">
            <text:p>28.6%</text:p>
          </table:table-cell>
          <table:table-cell office:value-type="string">
            <text:p>247.1</text:p>
          </table:table-cell>
          <table:table-cell table:style-name="ce2" table:formula="of:=[.J276]-[.E276]" office:value-type="percentage" office:value="0.11678520625889">
            <text:p>11.7%</text:p>
          </table:table-cell>
        </table:table-row>
        <table:table-row table:style-name="ro1">
          <table:table-cell office:value-type="string">
            <text:p>São João do Araguaia</text:p>
          </table:table-cell>
          <table:table-cell office:value-type="float" office:value="1507508">
            <text:p>1507508</text:p>
          </table:table-cell>
          <table:table-cell office:value-type="float" office:value="1291">
            <text:p>1291</text:p>
          </table:table-cell>
          <table:table-cell office:value-type="string">
            <text:p>685.1</text:p>
          </table:table-cell>
          <table:table-cell table:style-name="ce2" table:formula="of:=[.D277]/[.C277]" office:value-type="percentage" office:value="0.530673896204493">
            <text:p>53.1%</text:p>
          </table:table-cell>
          <table:table-cell office:value-type="string">
            <text:p>423.6</text:p>
          </table:table-cell>
          <table:table-cell office:value-type="float" office:value="1507508">
            <text:p>1507508</text:p>
          </table:table-cell>
          <table:table-cell office:value-type="float" office:value="1291">
            <text:p>1291</text:p>
          </table:table-cell>
          <table:table-cell office:value-type="float" office:value="921">
            <text:p>921</text:p>
          </table:table-cell>
          <table:table-cell table:style-name="ce2" table:formula="of:=[.I277]/[.H277]" office:value-type="percentage" office:value="0.713400464756003">
            <text:p>71.3%</text:p>
          </table:table-cell>
          <table:table-cell office:value-type="string">
            <text:p>185.7</text:p>
          </table:table-cell>
          <table:table-cell table:style-name="ce2" table:formula="of:=[.J277]-[.E277]" office:value-type="percentage" office:value="0.18272656855151">
            <text:p>18.3%</text:p>
          </table:table-cell>
        </table:table-row>
        <table:table-row table:style-name="ro1">
          <table:table-cell office:value-type="string">
            <text:p>São Miguel do Guamá</text:p>
          </table:table-cell>
          <table:table-cell office:value-type="float" office:value="1507607">
            <text:p>1507607</text:p>
          </table:table-cell>
          <table:table-cell office:value-type="float" office:value="1117">
            <text:p>1117</text:p>
          </table:table-cell>
          <table:table-cell office:value-type="float" office:value="678">
            <text:p>678</text:p>
          </table:table-cell>
          <table:table-cell table:style-name="ce2" table:formula="of:=[.D278]/[.C278]" office:value-type="percentage" office:value="0.606982990152193">
            <text:p>60.7%</text:p>
          </table:table-cell>
          <table:table-cell office:value-type="float" office:value="0">
            <text:p>0</text:p>
          </table:table-cell>
          <table:table-cell office:value-type="float" office:value="1507607">
            <text:p>1507607</text:p>
          </table:table-cell>
          <table:table-cell office:value-type="float" office:value="1117">
            <text:p>1117</text:p>
          </table:table-cell>
          <table:table-cell office:value-type="string">
            <text:p>881.1</text:p>
          </table:table-cell>
          <table:table-cell table:style-name="ce2" table:formula="of:=[.I278]/[.H278]" office:value-type="percentage" office:value="0.788809310653536">
            <text:p>78.9%</text:p>
          </table:table-cell>
          <table:table-cell office:value-type="string">
            <text:p>175.2</text:p>
          </table:table-cell>
          <table:table-cell table:style-name="ce2" table:formula="of:=[.J278]-[.E278]" office:value-type="percentage" office:value="0.181826320501343">
            <text:p>18.2%</text:p>
          </table:table-cell>
        </table:table-row>
        <table:table-row table:style-name="ro1">
          <table:table-cell office:value-type="string">
            <text:p>São Sebastião da Boa Vista</text:p>
          </table:table-cell>
          <table:table-cell office:value-type="float" office:value="1507706">
            <text:p>1507706</text:p>
          </table:table-cell>
          <table:table-cell office:value-type="float" office:value="1636">
            <text:p>1636</text:p>
          </table:table-cell>
          <table:table-cell office:value-type="string">
            <text:p>0.9</text:p>
          </table:table-cell>
          <table:table-cell table:style-name="ce2" table:formula="of:=[.D279]/[.C279]" office:value-type="percentage" office:value="0.000550122249388753">
            <text:p>0.1%</text:p>
          </table:table-cell>
          <table:table-cell office:value-type="string">
            <text:p>1343.5</text:p>
          </table:table-cell>
          <table:table-cell office:value-type="float" office:value="1507706">
            <text:p>1507706</text:p>
          </table:table-cell>
          <table:table-cell office:value-type="float" office:value="1636">
            <text:p>1636</text:p>
          </table:table-cell>
          <table:table-cell office:value-type="string">
            <text:p>122.7</text:p>
          </table:table-cell>
          <table:table-cell table:style-name="ce2" table:formula="of:=[.I279]/[.H279]" office:value-type="percentage" office:value="0.075">
            <text:p>7.5%</text:p>
          </table:table-cell>
          <table:table-cell office:value-type="string">
            <text:p>704.2</text:p>
          </table:table-cell>
          <table:table-cell table:style-name="ce2" table:formula="of:=[.J279]-[.E279]" office:value-type="percentage" office:value="0.0744498777506112">
            <text:p>7.4%</text:p>
          </table:table-cell>
        </table:table-row>
        <table:table-row table:style-name="ro1">
          <table:table-cell office:value-type="string">
            <text:p>Sapucaia</text:p>
          </table:table-cell>
          <table:table-cell office:value-type="float" office:value="1507755">
            <text:p>1507755</text:p>
          </table:table-cell>
          <table:table-cell office:value-type="float" office:value="1302">
            <text:p>1302</text:p>
          </table:table-cell>
          <table:table-cell office:value-type="string">
            <text:p>1138.1</text:p>
          </table:table-cell>
          <table:table-cell table:style-name="ce2" table:formula="of:=[.D280]/[.C280]" office:value-type="percentage" office:value="0.874116743471582">
            <text:p>87.4%</text:p>
          </table:table-cell>
          <table:table-cell office:value-type="string">
            <text:p>163.9</text:p>
          </table:table-cell>
          <table:table-cell office:value-type="float" office:value="1507755">
            <text:p>1507755</text:p>
          </table:table-cell>
          <table:table-cell office:value-type="float" office:value="1302">
            <text:p>1302</text:p>
          </table:table-cell>
          <table:table-cell office:value-type="string">
            <text:p>1158.8</text:p>
          </table:table-cell>
          <table:table-cell table:style-name="ce2" table:formula="of:=[.I280]/[.H280]" office:value-type="percentage" office:value="0.890015360983103">
            <text:p>89.0%</text:p>
          </table:table-cell>
          <table:table-cell office:value-type="string">
            <text:p>143.2</text:p>
          </table:table-cell>
          <table:table-cell table:style-name="ce2" table:formula="of:=[.J280]-[.E280]" office:value-type="percentage" office:value="0.0158986175115208">
            <text:p>1.6%</text:p>
          </table:table-cell>
        </table:table-row>
        <table:table-row table:style-name="ro1">
          <table:table-cell office:value-type="string">
            <text:p>Senador José Porfírio</text:p>
          </table:table-cell>
          <table:table-cell office:value-type="float" office:value="1507805">
            <text:p>1507805</text:p>
          </table:table-cell>
          <table:table-cell office:value-type="float" office:value="14388">
            <text:p>14388</text:p>
          </table:table-cell>
          <table:table-cell office:value-type="string">
            <text:p>174.9</text:p>
          </table:table-cell>
          <table:table-cell table:style-name="ce2" table:formula="of:=[.D281]/[.C281]" office:value-type="percentage" office:value="0.0121559633027523">
            <text:p>1.2%</text:p>
          </table:table-cell>
          <table:table-cell office:value-type="string">
            <text:p>13742.2</text:p>
          </table:table-cell>
          <table:table-cell office:value-type="float" office:value="1507805">
            <text:p>1507805</text:p>
          </table:table-cell>
          <table:table-cell office:value-type="float" office:value="14388">
            <text:p>14388</text:p>
          </table:table-cell>
          <table:table-cell office:value-type="string">
            <text:p>783.5</text:p>
          </table:table-cell>
          <table:table-cell table:style-name="ce2" table:formula="of:=[.I281]/[.H281]" office:value-type="percentage" office:value="0.0544551014734501">
            <text:p>5.4%</text:p>
          </table:table-cell>
          <table:table-cell office:value-type="string">
            <text:p>13109.9</text:p>
          </table:table-cell>
          <table:table-cell table:style-name="ce2" table:formula="of:=[.J281]-[.E281]" office:value-type="percentage" office:value="0.0422991381706978">
            <text:p>4.2%</text:p>
          </table:table-cell>
        </table:table-row>
        <table:table-row table:style-name="ro1">
          <table:table-cell office:value-type="string">
            <text:p>Soure</text:p>
          </table:table-cell>
          <table:table-cell office:value-type="float" office:value="1507904">
            <text:p>1507904</text:p>
          </table:table-cell>
          <table:table-cell office:value-type="float" office:value="3528">
            <text:p>3528</text:p>
          </table:table-cell>
          <table:table-cell office:value-type="string">
            <text:p>19.2</text:p>
          </table:table-cell>
          <table:table-cell table:style-name="ce2" table:formula="of:=[.D282]/[.C282]" office:value-type="percentage" office:value="0.0054421768707483">
            <text:p>0.5%</text:p>
          </table:table-cell>
          <table:table-cell office:value-type="string">
            <text:p>230.8</text:p>
          </table:table-cell>
          <table:table-cell office:value-type="float" office:value="1507904">
            <text:p>1507904</text:p>
          </table:table-cell>
          <table:table-cell office:value-type="float" office:value="3528">
            <text:p>3528</text:p>
          </table:table-cell>
          <table:table-cell office:value-type="string">
            <text:p>34.7</text:p>
          </table:table-cell>
          <table:table-cell table:style-name="ce2" table:formula="of:=[.I282]/[.H282]" office:value-type="percentage" office:value="0.00983560090702948">
            <text:p>1.0%</text:p>
          </table:table-cell>
          <table:table-cell office:value-type="string">
            <text:p>634.2</text:p>
          </table:table-cell>
          <table:table-cell table:style-name="ce2" table:formula="of:=[.J282]-[.E282]" office:value-type="percentage" office:value="0.00439342403628118">
            <text:p>0.4%</text:p>
          </table:table-cell>
        </table:table-row>
        <table:table-row table:style-name="ro1">
          <table:table-cell office:value-type="string">
            <text:p>Tailândia</text:p>
          </table:table-cell>
          <table:table-cell office:value-type="float" office:value="1507953">
            <text:p>1507953</text:p>
          </table:table-cell>
          <table:table-cell office:value-type="float" office:value="4451">
            <text:p>4451</text:p>
          </table:table-cell>
          <table:table-cell office:value-type="string">
            <text:p>1446.2</text:p>
          </table:table-cell>
          <table:table-cell table:style-name="ce2" table:formula="of:=[.D283]/[.C283]" office:value-type="percentage" office:value="0.324915749269827">
            <text:p>32.5%</text:p>
          </table:table-cell>
          <table:table-cell office:value-type="string">
            <text:p>3004.8</text:p>
          </table:table-cell>
          <table:table-cell office:value-type="float" office:value="1507953">
            <text:p>1507953</text:p>
          </table:table-cell>
          <table:table-cell office:value-type="float" office:value="4451">
            <text:p>4451</text:p>
          </table:table-cell>
          <table:table-cell office:value-type="string">
            <text:p>2185.4</text:p>
          </table:table-cell>
          <table:table-cell table:style-name="ce2" table:formula="of:=[.I283]/[.H283]" office:value-type="percentage" office:value="0.490990788586834">
            <text:p>49.1%</text:p>
          </table:table-cell>
          <table:table-cell office:value-type="string">
            <text:p>2136.6</text:p>
          </table:table-cell>
          <table:table-cell table:style-name="ce2" table:formula="of:=[.J283]-[.E283]" office:value-type="percentage" office:value="0.166075039317007">
            <text:p>16.6%</text:p>
          </table:table-cell>
        </table:table-row>
        <table:table-row table:style-name="ro1">
          <table:table-cell office:value-type="string">
            <text:p>Terra Alta</text:p>
          </table:table-cell>
          <table:table-cell office:value-type="float" office:value="1507961">
            <text:p>1507961</text:p>
          </table:table-cell>
          <table:table-cell office:value-type="float" office:value="209">
            <text:p>209</text:p>
          </table:table-cell>
          <table:table-cell office:value-type="string">
            <text:p>126.5</text:p>
          </table:table-cell>
          <table:table-cell table:style-name="ce2" table:formula="of:=[.D284]/[.C284]" office:value-type="percentage" office:value="0.605263157894737">
            <text:p>60.5%</text:p>
          </table:table-cell>
          <table:table-cell office:value-type="float" office:value="0">
            <text:p>0</text:p>
          </table:table-cell>
          <table:table-cell office:value-type="float" office:value="1507961">
            <text:p>1507961</text:p>
          </table:table-cell>
          <table:table-cell office:value-type="float" office:value="209">
            <text:p>209</text:p>
          </table:table-cell>
          <table:table-cell office:value-type="string">
            <text:p>170.6</text:p>
          </table:table-cell>
          <table:table-cell table:style-name="ce2" table:formula="of:=[.I284]/[.H284]" office:value-type="percentage" office:value="0.816267942583732">
            <text:p>81.6%</text:p>
          </table:table-cell>
          <table:table-cell office:value-type="string">
            <text:p>23.1</text:p>
          </table:table-cell>
          <table:table-cell table:style-name="ce2" table:formula="of:=[.J284]-[.E284]" office:value-type="percentage" office:value="0.211004784688995">
            <text:p>21.1%</text:p>
          </table:table-cell>
        </table:table-row>
        <table:table-row table:style-name="ro1">
          <table:table-cell office:value-type="string">
            <text:p>Terra Santa</text:p>
          </table:table-cell>
          <table:table-cell office:value-type="float" office:value="1507979">
            <text:p>1507979</text:p>
          </table:table-cell>
          <table:table-cell office:value-type="float" office:value="1900">
            <text:p>1900</text:p>
          </table:table-cell>
          <table:table-cell office:value-type="string">
            <text:p>285.9</text:p>
          </table:table-cell>
          <table:table-cell table:style-name="ce2" table:formula="of:=[.D285]/[.C285]" office:value-type="percentage" office:value="0.150473684210526">
            <text:p>15.0%</text:p>
          </table:table-cell>
          <table:table-cell office:value-type="string">
            <text:p>833.1</text:p>
          </table:table-cell>
          <table:table-cell office:value-type="float" office:value="1507979">
            <text:p>1507979</text:p>
          </table:table-cell>
          <table:table-cell office:value-type="float" office:value="1900">
            <text:p>1900</text:p>
          </table:table-cell>
          <table:table-cell office:value-type="string">
            <text:p>342.6</text:p>
          </table:table-cell>
          <table:table-cell table:style-name="ce2" table:formula="of:=[.I285]/[.H285]" office:value-type="percentage" office:value="0.180315789473684">
            <text:p>18.0%</text:p>
          </table:table-cell>
          <table:table-cell office:value-type="string">
            <text:p>747.1</text:p>
          </table:table-cell>
          <table:table-cell table:style-name="ce2" table:formula="of:=[.J285]-[.E285]" office:value-type="percentage" office:value="0.0298421052631579">
            <text:p>3.0%</text:p>
          </table:table-cell>
        </table:table-row>
        <table:table-row table:style-name="ro1">
          <table:table-cell office:value-type="string">
            <text:p>Tomé-Açu</text:p>
          </table:table-cell>
          <table:table-cell office:value-type="float" office:value="1508001">
            <text:p>1508001</text:p>
          </table:table-cell>
          <table:table-cell office:value-type="float" office:value="5168">
            <text:p>5168</text:p>
          </table:table-cell>
          <table:table-cell office:value-type="string">
            <text:p>2441.6</text:p>
          </table:table-cell>
          <table:table-cell table:style-name="ce2" table:formula="of:=[.D286]/[.C286]" office:value-type="percentage" office:value="0.472445820433437">
            <text:p>47.2%</text:p>
          </table:table-cell>
          <table:table-cell office:value-type="string">
            <text:p>2573.7</text:p>
          </table:table-cell>
          <table:table-cell office:value-type="float" office:value="1508001">
            <text:p>1508001</text:p>
          </table:table-cell>
          <table:table-cell office:value-type="float" office:value="5168">
            <text:p>5168</text:p>
          </table:table-cell>
          <table:table-cell office:value-type="string">
            <text:p>2945.1</text:p>
          </table:table-cell>
          <table:table-cell table:style-name="ce2" table:formula="of:=[.I286]/[.H286]" office:value-type="percentage" office:value="0.569872291021672">
            <text:p>57.0%</text:p>
          </table:table-cell>
          <table:table-cell office:value-type="string">
            <text:p>2082.3</text:p>
          </table:table-cell>
          <table:table-cell table:style-name="ce2" table:formula="of:=[.J286]-[.E286]" office:value-type="percentage" office:value="0.0974264705882353">
            <text:p>9.7%</text:p>
          </table:table-cell>
        </table:table-row>
        <table:table-row table:style-name="ro1">
          <table:table-cell office:value-type="string">
            <text:p>Tracuateua</text:p>
          </table:table-cell>
          <table:table-cell office:value-type="float" office:value="1508035">
            <text:p>1508035</text:p>
          </table:table-cell>
          <table:table-cell office:value-type="float" office:value="856">
            <text:p>856</text:p>
          </table:table-cell>
          <table:table-cell office:value-type="string">
            <text:p>451.6</text:p>
          </table:table-cell>
          <table:table-cell table:style-name="ce2" table:formula="of:=[.D287]/[.C287]" office:value-type="percentage" office:value="0.527570093457944">
            <text:p>52.8%</text:p>
          </table:table-cell>
          <table:table-cell office:value-type="string">
            <text:p>178.1</text:p>
          </table:table-cell>
          <table:table-cell office:value-type="float" office:value="1508035">
            <text:p>1508035</text:p>
          </table:table-cell>
          <table:table-cell office:value-type="float" office:value="856">
            <text:p>856</text:p>
          </table:table-cell>
          <table:table-cell office:value-type="float" office:value="468">
            <text:p>468</text:p>
          </table:table-cell>
          <table:table-cell table:style-name="ce2" table:formula="of:=[.I287]/[.H287]" office:value-type="percentage" office:value="0.546728971962617">
            <text:p>54.7%</text:p>
          </table:table-cell>
          <table:table-cell office:value-type="float" office:value="29">
            <text:p>29</text:p>
          </table:table-cell>
          <table:table-cell table:style-name="ce2" table:formula="of:=[.J287]-[.E287]" office:value-type="percentage" office:value="0.0191588785046729">
            <text:p>1.9%</text:p>
          </table:table-cell>
        </table:table-row>
        <table:table-row table:style-name="ro1">
          <table:table-cell office:value-type="string">
            <text:p>Trairão</text:p>
          </table:table-cell>
          <table:table-cell office:value-type="float" office:value="1508050">
            <text:p>1508050</text:p>
          </table:table-cell>
          <table:table-cell office:value-type="float" office:value="11996">
            <text:p>11996</text:p>
          </table:table-cell>
          <table:table-cell office:value-type="string">
            <text:p>575.1</text:p>
          </table:table-cell>
          <table:table-cell table:style-name="ce2" table:formula="of:=[.D288]/[.C288]" office:value-type="percentage" office:value="0.0479409803267756">
            <text:p>4.8%</text:p>
          </table:table-cell>
          <table:table-cell office:value-type="string">
            <text:p>11319.3</text:p>
          </table:table-cell>
          <table:table-cell office:value-type="float" office:value="1508050">
            <text:p>1508050</text:p>
          </table:table-cell>
          <table:table-cell office:value-type="float" office:value="11996">
            <text:p>11996</text:p>
          </table:table-cell>
          <table:table-cell office:value-type="string">
            <text:p>1129.5</text:p>
          </table:table-cell>
          <table:table-cell table:style-name="ce2" table:formula="of:=[.I288]/[.H288]" office:value-type="percentage" office:value="0.0941563854618206">
            <text:p>9.4%</text:p>
          </table:table-cell>
          <table:table-cell office:value-type="string">
            <text:p>10757.4</text:p>
          </table:table-cell>
          <table:table-cell table:style-name="ce2" table:formula="of:=[.J288]-[.E288]" office:value-type="percentage" office:value="0.046215405135045">
            <text:p>4.6%</text:p>
          </table:table-cell>
        </table:table-row>
        <table:table-row table:style-name="ro1">
          <table:table-cell office:value-type="string">
            <text:p>Tucumã</text:p>
          </table:table-cell>
          <table:table-cell office:value-type="float" office:value="1508084">
            <text:p>1508084</text:p>
          </table:table-cell>
          <table:table-cell office:value-type="float" office:value="2513">
            <text:p>2513</text:p>
          </table:table-cell>
          <table:table-cell office:value-type="string">
            <text:p>1974.1</text:p>
          </table:table-cell>
          <table:table-cell table:style-name="ce2" table:formula="of:=[.D289]/[.C289]" office:value-type="percentage" office:value="0.785555113410267">
            <text:p>78.6%</text:p>
          </table:table-cell>
          <table:table-cell office:value-type="string">
            <text:p>530.7</text:p>
          </table:table-cell>
          <table:table-cell office:value-type="float" office:value="1508084">
            <text:p>1508084</text:p>
          </table:table-cell>
          <table:table-cell office:value-type="float" office:value="2513">
            <text:p>2513</text:p>
          </table:table-cell>
          <table:table-cell office:value-type="string">
            <text:p>2274.8</text:p>
          </table:table-cell>
          <table:table-cell table:style-name="ce2" table:formula="of:=[.I289]/[.H289]" office:value-type="percentage" office:value="0.905212892956626">
            <text:p>90.5%</text:p>
          </table:table-cell>
          <table:table-cell office:value-type="string">
            <text:p>228.8</text:p>
          </table:table-cell>
          <table:table-cell table:style-name="ce2" table:formula="of:=[.J289]-[.E289]" office:value-type="percentage" office:value="0.119657779546359">
            <text:p>12.0%</text:p>
          </table:table-cell>
        </table:table-row>
        <table:table-row table:style-name="ro1">
          <table:table-cell office:value-type="string">
            <text:p>Tucuruí</text:p>
          </table:table-cell>
          <table:table-cell office:value-type="float" office:value="1508100">
            <text:p>1508100</text:p>
          </table:table-cell>
          <table:table-cell office:value-type="float" office:value="2094">
            <text:p>2094</text:p>
          </table:table-cell>
          <table:table-cell office:value-type="string">
            <text:p>564.8</text:p>
          </table:table-cell>
          <table:table-cell table:style-name="ce2" table:formula="of:=[.D290]/[.C290]" office:value-type="percentage" office:value="0.269723018147087">
            <text:p>27.0%</text:p>
          </table:table-cell>
          <table:table-cell office:value-type="string">
            <text:p>1040.9</text:p>
          </table:table-cell>
          <table:table-cell office:value-type="float" office:value="1508100">
            <text:p>1508100</text:p>
          </table:table-cell>
          <table:table-cell office:value-type="float" office:value="2094">
            <text:p>2094</text:p>
          </table:table-cell>
          <table:table-cell office:value-type="string">
            <text:p>764.3</text:p>
          </table:table-cell>
          <table:table-cell table:style-name="ce2" table:formula="of:=[.I290]/[.H290]" office:value-type="percentage" office:value="0.364995224450812">
            <text:p>36.5%</text:p>
          </table:table-cell>
          <table:table-cell office:value-type="string">
            <text:p>840.9</text:p>
          </table:table-cell>
          <table:table-cell table:style-name="ce2" table:formula="of:=[.J290]-[.E290]" office:value-type="percentage" office:value="0.095272206303725">
            <text:p>9.5%</text:p>
          </table:table-cell>
        </table:table-row>
        <table:table-row table:style-name="ro1">
          <table:table-cell office:value-type="string">
            <text:p>Ulianópolis</text:p>
          </table:table-cell>
          <table:table-cell office:value-type="float" office:value="1508126">
            <text:p>1508126</text:p>
          </table:table-cell>
          <table:table-cell office:value-type="float" office:value="5115">
            <text:p>5115</text:p>
          </table:table-cell>
          <table:table-cell office:value-type="string">
            <text:p>2393.3</text:p>
          </table:table-cell>
          <table:table-cell table:style-name="ce2" table:formula="of:=[.D291]/[.C291]" office:value-type="percentage" office:value="0.467898338220919">
            <text:p>46.8%</text:p>
          </table:table-cell>
          <table:table-cell office:value-type="string">
            <text:p>2721.5</text:p>
          </table:table-cell>
          <table:table-cell office:value-type="float" office:value="1508126">
            <text:p>1508126</text:p>
          </table:table-cell>
          <table:table-cell office:value-type="float" office:value="5115">
            <text:p>5115</text:p>
          </table:table-cell>
          <table:table-cell office:value-type="string">
            <text:p>3433.2</text:p>
          </table:table-cell>
          <table:table-cell table:style-name="ce2" table:formula="of:=[.I291]/[.H291]" office:value-type="percentage" office:value="0.671202346041056">
            <text:p>67.1%</text:p>
          </table:table-cell>
          <table:table-cell office:value-type="string">
            <text:p>1649.8</text:p>
          </table:table-cell>
          <table:table-cell table:style-name="ce2" table:formula="of:=[.J291]-[.E291]" office:value-type="percentage" office:value="0.203304007820137">
            <text:p>20.3%</text:p>
          </table:table-cell>
        </table:table-row>
        <table:table-row table:style-name="ro1">
          <table:table-cell office:value-type="string">
            <text:p>Uruará</text:p>
          </table:table-cell>
          <table:table-cell office:value-type="float" office:value="1508159">
            <text:p>1508159</text:p>
          </table:table-cell>
          <table:table-cell office:value-type="float" office:value="10794">
            <text:p>10794</text:p>
          </table:table-cell>
          <table:table-cell office:value-type="string">
            <text:p>1008.9</text:p>
          </table:table-cell>
          <table:table-cell table:style-name="ce2" table:formula="of:=[.D292]/[.C292]" office:value-type="percentage" office:value="0.0934685936631462">
            <text:p>9.3%</text:p>
          </table:table-cell>
          <table:table-cell office:value-type="string">
            <text:p>9781.1</text:p>
          </table:table-cell>
          <table:table-cell office:value-type="float" office:value="1508159">
            <text:p>1508159</text:p>
          </table:table-cell>
          <table:table-cell office:value-type="float" office:value="10794">
            <text:p>10794</text:p>
          </table:table-cell>
          <table:table-cell office:value-type="string">
            <text:p>3076.4</text:p>
          </table:table-cell>
          <table:table-cell table:style-name="ce2" table:formula="of:=[.I292]/[.H292]" office:value-type="percentage" office:value="0.285010190846767">
            <text:p>28.5%</text:p>
          </table:table-cell>
          <table:table-cell office:value-type="string">
            <text:p>7453.4</text:p>
          </table:table-cell>
          <table:table-cell table:style-name="ce2" table:formula="of:=[.J292]-[.E292]" office:value-type="percentage" office:value="0.191541597183621">
            <text:p>19.2%</text:p>
          </table:table-cell>
        </table:table-row>
        <table:table-row table:style-name="ro1">
          <table:table-cell office:value-type="string">
            <text:p>Vigia</text:p>
          </table:table-cell>
          <table:table-cell office:value-type="float" office:value="1508209">
            <text:p>1508209</text:p>
          </table:table-cell>
          <table:table-cell office:value-type="float" office:value="536">
            <text:p>536</text:p>
          </table:table-cell>
          <table:table-cell office:value-type="string">
            <text:p>163.7</text:p>
          </table:table-cell>
          <table:table-cell table:style-name="ce2" table:formula="of:=[.D293]/[.C293]" office:value-type="percentage" office:value="0.305410447761194">
            <text:p>30.5%</text:p>
          </table:table-cell>
          <table:table-cell office:value-type="float" office:value="0">
            <text:p>0</text:p>
          </table:table-cell>
          <table:table-cell office:value-type="float" office:value="1508209">
            <text:p>1508209</text:p>
          </table:table-cell>
          <table:table-cell office:value-type="float" office:value="536">
            <text:p>536</text:p>
          </table:table-cell>
          <table:table-cell office:value-type="string">
            <text:p>217.1</text:p>
          </table:table-cell>
          <table:table-cell table:style-name="ce2" table:formula="of:=[.I293]/[.H293]" office:value-type="percentage" office:value="0.405037313432836">
            <text:p>40.5%</text:p>
          </table:table-cell>
          <table:table-cell office:value-type="string">
            <text:p>266.9</text:p>
          </table:table-cell>
          <table:table-cell table:style-name="ce2" table:formula="of:=[.J293]-[.E293]" office:value-type="percentage" office:value="0.0996268656716418">
            <text:p>10.0%</text:p>
          </table:table-cell>
        </table:table-row>
        <table:table-row table:style-name="ro1">
          <table:table-cell office:value-type="string">
            <text:p>Viseu</text:p>
          </table:table-cell>
          <table:table-cell office:value-type="float" office:value="1508308">
            <text:p>1508308</text:p>
          </table:table-cell>
          <table:table-cell office:value-type="float" office:value="4943">
            <text:p>4943</text:p>
          </table:table-cell>
          <table:table-cell office:value-type="string">
            <text:p>3127.3</text:p>
          </table:table-cell>
          <table:table-cell table:style-name="ce2" table:formula="of:=[.D294]/[.C294]" office:value-type="percentage" office:value="0.632672466113696">
            <text:p>63.3%</text:p>
          </table:table-cell>
          <table:table-cell office:value-type="string">
            <text:p>1697.9</text:p>
          </table:table-cell>
          <table:table-cell office:value-type="float" office:value="1508308">
            <text:p>1508308</text:p>
          </table:table-cell>
          <table:table-cell office:value-type="float" office:value="4943">
            <text:p>4943</text:p>
          </table:table-cell>
          <table:table-cell office:value-type="float" office:value="3449">
            <text:p>3449</text:p>
          </table:table-cell>
          <table:table-cell table:style-name="ce2" table:formula="of:=[.I294]/[.H294]" office:value-type="percentage" office:value="0.697754400161845">
            <text:p>69.8%</text:p>
          </table:table-cell>
          <table:table-cell office:value-type="float" office:value="1119">
            <text:p>1119</text:p>
          </table:table-cell>
          <table:table-cell table:style-name="ce2" table:formula="of:=[.J294]-[.E294]" office:value-type="percentage" office:value="0.0650819340481488">
            <text:p>6.5%</text:p>
          </table:table-cell>
        </table:table-row>
        <table:table-row table:style-name="ro1">
          <table:table-cell office:value-type="string">
            <text:p>Vitória do Xingu</text:p>
          </table:table-cell>
          <table:table-cell office:value-type="float" office:value="1508357">
            <text:p>1508357</text:p>
          </table:table-cell>
          <table:table-cell office:value-type="float" office:value="2969">
            <text:p>2969</text:p>
          </table:table-cell>
          <table:table-cell office:value-type="float" office:value="886">
            <text:p>886</text:p>
          </table:table-cell>
          <table:table-cell table:style-name="ce2" table:formula="of:=[.D295]/[.C295]" office:value-type="percentage" office:value="0.298416975412597">
            <text:p>29.8%</text:p>
          </table:table-cell>
          <table:table-cell office:value-type="string">
            <text:p>1929.6</text:p>
          </table:table-cell>
          <table:table-cell office:value-type="float" office:value="1508357">
            <text:p>1508357</text:p>
          </table:table-cell>
          <table:table-cell office:value-type="float" office:value="2969">
            <text:p>2969</text:p>
          </table:table-cell>
          <table:table-cell office:value-type="string">
            <text:p>1794.5</text:p>
          </table:table-cell>
          <table:table-cell table:style-name="ce2" table:formula="of:=[.I295]/[.H295]" office:value-type="percentage" office:value="0.604412260020209">
            <text:p>60.4%</text:p>
          </table:table-cell>
          <table:table-cell office:value-type="string">
            <text:p>1013.3</text:p>
          </table:table-cell>
          <table:table-cell table:style-name="ce2" table:formula="of:=[.J295]-[.E295]" office:value-type="percentage" office:value="0.305995284607612">
            <text:p>30.6%</text:p>
          </table:table-cell>
        </table:table-row>
        <table:table-row table:style-name="ro1">
          <table:table-cell office:value-type="string">
            <text:p>Xinguara</text:p>
          </table:table-cell>
          <table:table-cell office:value-type="float" office:value="1508407">
            <text:p>1508407</text:p>
          </table:table-cell>
          <table:table-cell office:value-type="float" office:value="3794">
            <text:p>3794</text:p>
          </table:table-cell>
          <table:table-cell office:value-type="string">
            <text:p>3146.8</text:p>
          </table:table-cell>
          <table:table-cell table:style-name="ce2" table:formula="of:=[.D296]/[.C296]" office:value-type="percentage" office:value="0.829414865577227">
            <text:p>82.9%</text:p>
          </table:table-cell>
          <table:table-cell office:value-type="string">
            <text:p>628.3</text:p>
          </table:table-cell>
          <table:table-cell office:value-type="float" office:value="1508407">
            <text:p>1508407</text:p>
          </table:table-cell>
          <table:table-cell office:value-type="float" office:value="3794">
            <text:p>3794</text:p>
          </table:table-cell>
          <table:table-cell office:value-type="float" office:value="3373">
            <text:p>3373</text:p>
          </table:table-cell>
          <table:table-cell table:style-name="ce2" table:formula="of:=[.I296]/[.H296]" office:value-type="percentage" office:value="0.889035318924618">
            <text:p>88.9%</text:p>
          </table:table-cell>
          <table:table-cell office:value-type="string">
            <text:p>401.8</text:p>
          </table:table-cell>
          <table:table-cell table:style-name="ce2" table:formula="of:=[.J296]-[.E296]" office:value-type="percentage" office:value="0.0596204533473906">
            <text:p>6.0%</text:p>
          </table:table-cell>
        </table:table-row>
        <table:table-row table:style-name="ro1">
          <table:table-cell office:value-type="string">
            <text:p>Serra do Navio</text:p>
          </table:table-cell>
          <table:table-cell office:value-type="float" office:value="1600055">
            <text:p>1600055</text:p>
          </table:table-cell>
          <table:table-cell office:value-type="float" office:value="7761">
            <text:p>7761</text:p>
          </table:table-cell>
          <table:table-cell office:value-type="string">
            <text:p>42.9</text:p>
          </table:table-cell>
          <table:table-cell table:style-name="ce2" table:formula="of:=[.D297]/[.C297]" office:value-type="percentage" office:value="0.00552763819095477">
            <text:p>0.6%</text:p>
          </table:table-cell>
          <table:table-cell office:value-type="float" office:value="7707">
            <text:p>7707</text:p>
          </table:table-cell>
          <table:table-cell office:value-type="float" office:value="1600055">
            <text:p>1600055</text:p>
          </table:table-cell>
          <table:table-cell office:value-type="float" office:value="7761">
            <text:p>7761</text:p>
          </table:table-cell>
          <table:table-cell office:value-type="string">
            <text:p>71.6</text:p>
          </table:table-cell>
          <table:table-cell table:style-name="ce2" table:formula="of:=[.I297]/[.H297]" office:value-type="percentage" office:value="0.00922561525576601">
            <text:p>0.9%</text:p>
          </table:table-cell>
          <table:table-cell office:value-type="string">
            <text:p>3420.1</text:p>
          </table:table-cell>
          <table:table-cell table:style-name="ce2" table:formula="of:=[.J297]-[.E297]" office:value-type="percentage" office:value="0.00369797706481124">
            <text:p>0.4%</text:p>
          </table:table-cell>
        </table:table-row>
        <table:table-row table:style-name="ro1">
          <table:table-cell office:value-type="string">
            <text:p>Amapá</text:p>
          </table:table-cell>
          <table:table-cell office:value-type="float" office:value="1600105">
            <text:p>1600105</text:p>
          </table:table-cell>
          <table:table-cell office:value-type="float" office:value="9185">
            <text:p>9185</text:p>
          </table:table-cell>
          <table:table-cell office:value-type="string">
            <text:p>37.3</text:p>
          </table:table-cell>
          <table:table-cell table:style-name="ce2" table:formula="of:=[.D298]/[.C298]" office:value-type="percentage" office:value="0.00406096897114861">
            <text:p>0.4%</text:p>
          </table:table-cell>
          <table:table-cell office:value-type="string">
            <text:p>3151.9</text:p>
          </table:table-cell>
          <table:table-cell office:value-type="float" office:value="1600105">
            <text:p>1600105</text:p>
          </table:table-cell>
          <table:table-cell office:value-type="float" office:value="9185">
            <text:p>9185</text:p>
          </table:table-cell>
          <table:table-cell office:value-type="string">
            <text:p>108.4</text:p>
          </table:table-cell>
          <table:table-cell table:style-name="ce2" table:formula="of:=[.I298]/[.H298]" office:value-type="percentage" office:value="0.011801850843767">
            <text:p>1.2%</text:p>
          </table:table-cell>
          <table:table-cell office:value-type="string">
            <text:p>1650.3</text:p>
          </table:table-cell>
          <table:table-cell table:style-name="ce2" table:formula="of:=[.J298]-[.E298]" office:value-type="percentage" office:value="0.0077408818726184">
            <text:p>0.8%</text:p>
          </table:table-cell>
        </table:table-row>
        <table:table-row table:style-name="ro2">
          <table:table-cell office:value-type="string">
            <text:p>Pedra Branca do Amaparí</text:p>
          </table:table-cell>
          <table:table-cell office:value-type="float" office:value="1600154">
            <text:p>1600154</text:p>
          </table:table-cell>
          <table:table-cell office:value-type="float" office:value="9496">
            <text:p>9496</text:p>
          </table:table-cell>
          <table:table-cell office:value-type="string">
            <text:p>124.4</text:p>
          </table:table-cell>
          <table:table-cell table:style-name="ce2" table:formula="of:=[.D299]/[.C299]" office:value-type="percentage" office:value="0.0131002527379949">
            <text:p>1.3%</text:p>
          </table:table-cell>
          <table:table-cell office:value-type="string">
            <text:p>9328.4</text:p>
          </table:table-cell>
          <table:table-cell office:value-type="float" office:value="1600154">
            <text:p>1600154</text:p>
          </table:table-cell>
          <table:table-cell office:value-type="float" office:value="9496">
            <text:p>9496</text:p>
          </table:table-cell>
          <table:table-cell office:value-type="string">
            <text:p>231.5</text:p>
          </table:table-cell>
          <table:table-cell table:style-name="ce2" table:formula="of:=[.I299]/[.H299]" office:value-type="percentage" office:value="0.0243786857624263">
            <text:p>2.4%</text:p>
          </table:table-cell>
          <table:table-cell office:value-type="string">
            <text:p>5572.3</text:p>
          </table:table-cell>
          <table:table-cell table:style-name="ce2" table:formula="of:=[.J299]-[.E299]" office:value-type="percentage" office:value="0.0112784330244313">
            <text:p>1.1%</text:p>
          </table:table-cell>
        </table:table-row>
        <table:table-row table:style-name="ro1">
          <table:table-cell office:value-type="string">
            <text:p>Calçoene</text:p>
          </table:table-cell>
          <table:table-cell office:value-type="float" office:value="1600204">
            <text:p>1600204</text:p>
          </table:table-cell>
          <table:table-cell office:value-type="float" office:value="14284">
            <text:p>14284</text:p>
          </table:table-cell>
          <table:table-cell office:value-type="string">
            <text:p>13.4</text:p>
          </table:table-cell>
          <table:table-cell table:style-name="ce2" table:formula="of:=[.D300]/[.C300]" office:value-type="percentage" office:value="0.000938112573508821">
            <text:p>0.1%</text:p>
          </table:table-cell>
          <table:table-cell office:value-type="string">
            <text:p>11991.1</text:p>
          </table:table-cell>
          <table:table-cell office:value-type="float" office:value="1600204">
            <text:p>1600204</text:p>
          </table:table-cell>
          <table:table-cell office:value-type="float" office:value="14284">
            <text:p>14284</text:p>
          </table:table-cell>
          <table:table-cell office:value-type="string">
            <text:p>181.3</text:p>
          </table:table-cell>
          <table:table-cell table:style-name="ce2" table:formula="of:=[.I300]/[.H300]" office:value-type="percentage" office:value="0.0126925231027723">
            <text:p>1.3%</text:p>
          </table:table-cell>
          <table:table-cell office:value-type="string">
            <text:p>5319.6</text:p>
          </table:table-cell>
          <table:table-cell table:style-name="ce2" table:formula="of:=[.J300]-[.E300]" office:value-type="percentage" office:value="0.0117544105292635">
            <text:p>1.2%</text:p>
          </table:table-cell>
        </table:table-row>
        <table:table-row table:style-name="ro1">
          <table:table-cell office:value-type="string">
            <text:p>Cutias</text:p>
          </table:table-cell>
          <table:table-cell office:value-type="float" office:value="1600212">
            <text:p>1600212</text:p>
          </table:table-cell>
          <table:table-cell office:value-type="float" office:value="2118">
            <text:p>2118</text:p>
          </table:table-cell>
          <table:table-cell office:value-type="string">
            <text:p>131.5</text:p>
          </table:table-cell>
          <table:table-cell table:style-name="ce2" table:formula="of:=[.D301]/[.C301]" office:value-type="percentage" office:value="0.0620868744098206">
            <text:p>6.2%</text:p>
          </table:table-cell>
          <table:table-cell office:value-type="string">
            <text:p>456.3</text:p>
          </table:table-cell>
          <table:table-cell office:value-type="float" office:value="1600212">
            <text:p>1600212</text:p>
          </table:table-cell>
          <table:table-cell office:value-type="float" office:value="2118">
            <text:p>2118</text:p>
          </table:table-cell>
          <table:table-cell office:value-type="string">
            <text:p>184.1</text:p>
          </table:table-cell>
          <table:table-cell table:style-name="ce2" table:formula="of:=[.I301]/[.H301]" office:value-type="percentage" office:value="0.0869216241737488">
            <text:p>8.7%</text:p>
          </table:table-cell>
          <table:table-cell office:value-type="string">
            <text:p>216.5</text:p>
          </table:table-cell>
          <table:table-cell table:style-name="ce2" table:formula="of:=[.J301]-[.E301]" office:value-type="percentage" office:value="0.0248347497639282">
            <text:p>2.5%</text:p>
          </table:table-cell>
        </table:table-row>
        <table:table-row table:style-name="ro1">
          <table:table-cell office:value-type="string">
            <text:p>Ferreira Gomes</text:p>
          </table:table-cell>
          <table:table-cell office:value-type="float" office:value="1600238">
            <text:p>1600238</text:p>
          </table:table-cell>
          <table:table-cell office:value-type="float" office:value="5048">
            <text:p>5048</text:p>
          </table:table-cell>
          <table:table-cell office:value-type="string">
            <text:p>94.5</text:p>
          </table:table-cell>
          <table:table-cell table:style-name="ce2" table:formula="of:=[.D302]/[.C302]" office:value-type="percentage" office:value="0.0187202852614897">
            <text:p>1.9%</text:p>
          </table:table-cell>
          <table:table-cell office:value-type="string">
            <text:p>3231.9</text:p>
          </table:table-cell>
          <table:table-cell office:value-type="float" office:value="1600238">
            <text:p>1600238</text:p>
          </table:table-cell>
          <table:table-cell office:value-type="float" office:value="5048">
            <text:p>5048</text:p>
          </table:table-cell>
          <table:table-cell office:value-type="string">
            <text:p>137.6</text:p>
          </table:table-cell>
          <table:table-cell table:style-name="ce2" table:formula="of:=[.I302]/[.H302]" office:value-type="percentage" office:value="0.0272583201267829">
            <text:p>2.7%</text:p>
          </table:table-cell>
          <table:table-cell office:value-type="string">
            <text:p>1448.3</text:p>
          </table:table-cell>
          <table:table-cell table:style-name="ce2" table:formula="of:=[.J302]-[.E302]" office:value-type="percentage" office:value="0.00853803486529318">
            <text:p>0.9%</text:p>
          </table:table-cell>
        </table:table-row>
        <table:table-row table:style-name="ro1">
          <table:table-cell office:value-type="string">
            <text:p>Itaubal</text:p>
          </table:table-cell>
          <table:table-cell office:value-type="float" office:value="1600253">
            <text:p>1600253</text:p>
          </table:table-cell>
          <table:table-cell office:value-type="float" office:value="1705">
            <text:p>1705</text:p>
          </table:table-cell>
          <table:table-cell office:value-type="string">
            <text:p>46.8</text:p>
          </table:table-cell>
          <table:table-cell table:style-name="ce2" table:formula="of:=[.D303]/[.C303]" office:value-type="percentage" office:value="0.0274486803519062">
            <text:p>2.7%</text:p>
          </table:table-cell>
          <table:table-cell office:value-type="string">
            <text:p>459.2</text:p>
          </table:table-cell>
          <table:table-cell office:value-type="float" office:value="1600253">
            <text:p>1600253</text:p>
          </table:table-cell>
          <table:table-cell office:value-type="float" office:value="1705">
            <text:p>1705</text:p>
          </table:table-cell>
          <table:table-cell office:value-type="string">
            <text:p>92.9</text:p>
          </table:table-cell>
          <table:table-cell table:style-name="ce2" table:formula="of:=[.I303]/[.H303]" office:value-type="percentage" office:value="0.0544868035190616">
            <text:p>5.4%</text:p>
          </table:table-cell>
          <table:table-cell office:value-type="string">
            <text:p>318.6</text:p>
          </table:table-cell>
          <table:table-cell table:style-name="ce2" table:formula="of:=[.J303]-[.E303]" office:value-type="percentage" office:value="0.0270381231671554">
            <text:p>2.7%</text:p>
          </table:table-cell>
        </table:table-row>
        <table:table-row table:style-name="ro1">
          <table:table-cell office:value-type="string">
            <text:p>Laranjal do Jari</text:p>
          </table:table-cell>
          <table:table-cell office:value-type="float" office:value="1600279">
            <text:p>1600279</text:p>
          </table:table-cell>
          <table:table-cell office:value-type="float" office:value="30971">
            <text:p>30971</text:p>
          </table:table-cell>
          <table:table-cell office:value-type="string">
            <text:p>123.7</text:p>
          </table:table-cell>
          <table:table-cell table:style-name="ce2" table:formula="of:=[.D304]/[.C304]" office:value-type="percentage" office:value="0.00399405895838042">
            <text:p>0.4%</text:p>
          </table:table-cell>
          <table:table-cell office:value-type="string">
            <text:p>30361.3</text:p>
          </table:table-cell>
          <table:table-cell office:value-type="float" office:value="1600279">
            <text:p>1600279</text:p>
          </table:table-cell>
          <table:table-cell office:value-type="float" office:value="30971">
            <text:p>30971</text:p>
          </table:table-cell>
          <table:table-cell office:value-type="string">
            <text:p>186.7</text:p>
          </table:table-cell>
          <table:table-cell table:style-name="ce2" table:formula="of:=[.I304]/[.H304]" office:value-type="percentage" office:value="0.006028219947693">
            <text:p>0.6%</text:p>
          </table:table-cell>
          <table:table-cell office:value-type="string">
            <text:p>25701.3</text:p>
          </table:table-cell>
          <table:table-cell table:style-name="ce2" table:formula="of:=[.J304]-[.E304]" office:value-type="percentage" office:value="0.00203416098931258">
            <text:p>0.2%</text:p>
          </table:table-cell>
        </table:table-row>
        <table:table-row table:style-name="ro1">
          <table:table-cell office:value-type="string">
            <text:p>Macapá</text:p>
          </table:table-cell>
          <table:table-cell office:value-type="float" office:value="1600303">
            <text:p>1600303</text:p>
          </table:table-cell>
          <table:table-cell office:value-type="float" office:value="6420">
            <text:p>6420</text:p>
          </table:table-cell>
          <table:table-cell office:value-type="string">
            <text:p>243.2</text:p>
          </table:table-cell>
          <table:table-cell table:style-name="ce2" table:formula="of:=[.D305]/[.C305]" office:value-type="percentage" office:value="0.0378816199376947">
            <text:p>3.8%</text:p>
          </table:table-cell>
          <table:table-cell office:value-type="string">
            <text:p>2081.4</text:p>
          </table:table-cell>
          <table:table-cell office:value-type="float" office:value="1600303">
            <text:p>1600303</text:p>
          </table:table-cell>
          <table:table-cell office:value-type="float" office:value="6420">
            <text:p>6420</text:p>
          </table:table-cell>
          <table:table-cell office:value-type="string">
            <text:p>399.4</text:p>
          </table:table-cell>
          <table:table-cell table:style-name="ce2" table:formula="of:=[.I305]/[.H305]" office:value-type="percentage" office:value="0.0622118380062305">
            <text:p>6.2%</text:p>
          </table:table-cell>
          <table:table-cell office:value-type="string">
            <text:p>855.4</text:p>
          </table:table-cell>
          <table:table-cell table:style-name="ce2" table:formula="of:=[.J305]-[.E305]" office:value-type="percentage" office:value="0.0243302180685358">
            <text:p>2.4%</text:p>
          </table:table-cell>
        </table:table-row>
        <table:table-row table:style-name="ro1">
          <table:table-cell office:value-type="string">
            <text:p>Mazagão</text:p>
          </table:table-cell>
          <table:table-cell office:value-type="float" office:value="1600402">
            <text:p>1600402</text:p>
          </table:table-cell>
          <table:table-cell office:value-type="float" office:value="13141">
            <text:p>13141</text:p>
          </table:table-cell>
          <table:table-cell office:value-type="string">
            <text:p>58.6</text:p>
          </table:table-cell>
          <table:table-cell table:style-name="ce2" table:formula="of:=[.D306]/[.C306]" office:value-type="percentage" office:value="0.00445932577429419">
            <text:p>0.4%</text:p>
          </table:table-cell>
          <table:table-cell office:value-type="string">
            <text:p>11292.5</text:p>
          </table:table-cell>
          <table:table-cell office:value-type="float" office:value="1600402">
            <text:p>1600402</text:p>
          </table:table-cell>
          <table:table-cell office:value-type="float" office:value="13141">
            <text:p>13141</text:p>
          </table:table-cell>
          <table:table-cell office:value-type="string">
            <text:p>110.7</text:p>
          </table:table-cell>
          <table:table-cell table:style-name="ce2" table:formula="of:=[.I306]/[.H306]" office:value-type="percentage" office:value="0.00842401643710524">
            <text:p>0.8%</text:p>
          </table:table-cell>
          <table:table-cell office:value-type="string">
            <text:p>5174.6</text:p>
          </table:table-cell>
          <table:table-cell table:style-name="ce2" table:formula="of:=[.J306]-[.E306]" office:value-type="percentage" office:value="0.00396469066281105">
            <text:p>0.4%</text:p>
          </table:table-cell>
        </table:table-row>
        <table:table-row table:style-name="ro1">
          <table:table-cell office:value-type="string">
            <text:p>Oiapoque</text:p>
          </table:table-cell>
          <table:table-cell office:value-type="float" office:value="1600501">
            <text:p>1600501</text:p>
          </table:table-cell>
          <table:table-cell office:value-type="float" office:value="22643">
            <text:p>22643</text:p>
          </table:table-cell>
          <table:table-cell office:value-type="string">
            <text:p>105.5</text:p>
          </table:table-cell>
          <table:table-cell table:style-name="ce2" table:formula="of:=[.D307]/[.C307]" office:value-type="percentage" office:value="0.00465927659762399">
            <text:p>0.5%</text:p>
          </table:table-cell>
          <table:table-cell office:value-type="string">
            <text:p>16649.9</text:p>
          </table:table-cell>
          <table:table-cell office:value-type="float" office:value="1600501">
            <text:p>1600501</text:p>
          </table:table-cell>
          <table:table-cell office:value-type="float" office:value="22643">
            <text:p>22643</text:p>
          </table:table-cell>
          <table:table-cell office:value-type="string">
            <text:p>201.2</text:p>
          </table:table-cell>
          <table:table-cell table:style-name="ce2" table:formula="of:=[.I307]/[.H307]" office:value-type="percentage" office:value="0.00888574835489997">
            <text:p>0.9%</text:p>
          </table:table-cell>
          <table:table-cell office:value-type="float" office:value="9559">
            <text:p>9559</text:p>
          </table:table-cell>
          <table:table-cell table:style-name="ce2" table:formula="of:=[.J307]-[.E307]" office:value-type="percentage" office:value="0.00422647175727598">
            <text:p>0.4%</text:p>
          </table:table-cell>
        </table:table-row>
        <table:table-row table:style-name="ro1">
          <table:table-cell office:value-type="string">
            <text:p>Porto Grande</text:p>
          </table:table-cell>
          <table:table-cell office:value-type="float" office:value="1600535">
            <text:p>1600535</text:p>
          </table:table-cell>
          <table:table-cell office:value-type="float" office:value="4405">
            <text:p>4405</text:p>
          </table:table-cell>
          <table:table-cell office:value-type="string">
            <text:p>208.3</text:p>
          </table:table-cell>
          <table:table-cell table:style-name="ce2" table:formula="of:=[.D308]/[.C308]" office:value-type="percentage" office:value="0.0472871736662883">
            <text:p>4.7%</text:p>
          </table:table-cell>
          <table:table-cell office:value-type="string">
            <text:p>3431.7</text:p>
          </table:table-cell>
          <table:table-cell office:value-type="float" office:value="1600535">
            <text:p>1600535</text:p>
          </table:table-cell>
          <table:table-cell office:value-type="float" office:value="4405">
            <text:p>4405</text:p>
          </table:table-cell>
          <table:table-cell office:value-type="string">
            <text:p>352.7</text:p>
          </table:table-cell>
          <table:table-cell table:style-name="ce2" table:formula="of:=[.I308]/[.H308]" office:value-type="percentage" office:value="0.0800681044267878">
            <text:p>8.0%</text:p>
          </table:table-cell>
          <table:table-cell office:value-type="string">
            <text:p>1551.5</text:p>
          </table:table-cell>
          <table:table-cell table:style-name="ce2" table:formula="of:=[.J308]-[.E308]" office:value-type="percentage" office:value="0.0327809307604994">
            <text:p>3.3%</text:p>
          </table:table-cell>
        </table:table-row>
        <table:table-row table:style-name="ro1">
          <table:table-cell office:value-type="string">
            <text:p>Pracuúba</text:p>
          </table:table-cell>
          <table:table-cell office:value-type="float" office:value="1600550">
            <text:p>1600550</text:p>
          </table:table-cell>
          <table:table-cell office:value-type="float" office:value="4966">
            <text:p>4966</text:p>
          </table:table-cell>
          <table:table-cell office:value-type="string">
            <text:p>41.4</text:p>
          </table:table-cell>
          <table:table-cell table:style-name="ce2" table:formula="of:=[.D309]/[.C309]" office:value-type="percentage" office:value="0.00833668948852195">
            <text:p>0.8%</text:p>
          </table:table-cell>
          <table:table-cell office:value-type="string">
            <text:p>3631.6</text:p>
          </table:table-cell>
          <table:table-cell office:value-type="float" office:value="1600550">
            <text:p>1600550</text:p>
          </table:table-cell>
          <table:table-cell office:value-type="float" office:value="4966">
            <text:p>4966</text:p>
          </table:table-cell>
          <table:table-cell office:value-type="string">
            <text:p>79.1</text:p>
          </table:table-cell>
          <table:table-cell table:style-name="ce2" table:formula="of:=[.I309]/[.H309]" office:value-type="percentage" office:value="0.0159283125251712">
            <text:p>1.6%</text:p>
          </table:table-cell>
          <table:table-cell office:value-type="string">
            <text:p>1716.5</text:p>
          </table:table-cell>
          <table:table-cell table:style-name="ce2" table:formula="of:=[.J309]-[.E309]" office:value-type="percentage" office:value="0.00759162303664922">
            <text:p>0.8%</text:p>
          </table:table-cell>
        </table:table-row>
        <table:table-row table:style-name="ro1">
          <table:table-cell office:value-type="string">
            <text:p>Santana</text:p>
          </table:table-cell>
          <table:table-cell office:value-type="float" office:value="1600600">
            <text:p>1600600</text:p>
          </table:table-cell>
          <table:table-cell office:value-type="float" office:value="1578">
            <text:p>1578</text:p>
          </table:table-cell>
          <table:table-cell office:value-type="string">
            <text:p>58.9</text:p>
          </table:table-cell>
          <table:table-cell table:style-name="ce2" table:formula="of:=[.D310]/[.C310]" office:value-type="percentage" office:value="0.0373257287705957">
            <text:p>3.7%</text:p>
          </table:table-cell>
          <table:table-cell office:value-type="float" office:value="520">
            <text:p>520</text:p>
          </table:table-cell>
          <table:table-cell office:value-type="float" office:value="1600600">
            <text:p>1600600</text:p>
          </table:table-cell>
          <table:table-cell office:value-type="float" office:value="1578">
            <text:p>1578</text:p>
          </table:table-cell>
          <table:table-cell office:value-type="string">
            <text:p>74.1</text:p>
          </table:table-cell>
          <table:table-cell table:style-name="ce2" table:formula="of:=[.I310]/[.H310]" office:value-type="percentage" office:value="0.046958174904943">
            <text:p>4.7%</text:p>
          </table:table-cell>
          <table:table-cell office:value-type="string">
            <text:p>217.5</text:p>
          </table:table-cell>
          <table:table-cell table:style-name="ce2" table:formula="of:=[.J310]-[.E310]" office:value-type="percentage" office:value="0.00963244613434727">
            <text:p>1.0%</text:p>
          </table:table-cell>
        </table:table-row>
        <table:table-row table:style-name="ro1">
          <table:table-cell office:value-type="string">
            <text:p>Tartarugalzinho</text:p>
          </table:table-cell>
          <table:table-cell office:value-type="float" office:value="1600709">
            <text:p>1600709</text:p>
          </table:table-cell>
          <table:table-cell office:value-type="float" office:value="6716">
            <text:p>6716</text:p>
          </table:table-cell>
          <table:table-cell office:value-type="string">
            <text:p>133.4</text:p>
          </table:table-cell>
          <table:table-cell table:style-name="ce2" table:formula="of:=[.D311]/[.C311]" office:value-type="percentage" office:value="0.0198630136986301">
            <text:p>2.0%</text:p>
          </table:table-cell>
          <table:table-cell office:value-type="string">
            <text:p>3090.8</text:p>
          </table:table-cell>
          <table:table-cell office:value-type="float" office:value="1600709">
            <text:p>1600709</text:p>
          </table:table-cell>
          <table:table-cell office:value-type="float" office:value="6716">
            <text:p>6716</text:p>
          </table:table-cell>
          <table:table-cell office:value-type="string">
            <text:p>311.1</text:p>
          </table:table-cell>
          <table:table-cell table:style-name="ce2" table:formula="of:=[.I311]/[.H311]" office:value-type="percentage" office:value="0.0463222156045265">
            <text:p>4.6%</text:p>
          </table:table-cell>
          <table:table-cell office:value-type="string">
            <text:p>1391.2</text:p>
          </table:table-cell>
          <table:table-cell table:style-name="ce2" table:formula="of:=[.J311]-[.E311]" office:value-type="percentage" office:value="0.0264592019058964">
            <text:p>2.6%</text:p>
          </table:table-cell>
        </table:table-row>
        <table:table-row table:style-name="ro1">
          <table:table-cell office:value-type="string">
            <text:p>Vitória do Jari</text:p>
          </table:table-cell>
          <table:table-cell office:value-type="float" office:value="1600808">
            <text:p>1600808</text:p>
          </table:table-cell>
          <table:table-cell office:value-type="float" office:value="2483">
            <text:p>2483</text:p>
          </table:table-cell>
          <table:table-cell office:value-type="string">
            <text:p>176.1</text:p>
          </table:table-cell>
          <table:table-cell table:style-name="ce2" table:formula="of:=[.D312]/[.C312]" office:value-type="percentage" office:value="0.0709222714458317">
            <text:p>7.1%</text:p>
          </table:table-cell>
          <table:table-cell office:value-type="float" office:value="1783">
            <text:p>1783</text:p>
          </table:table-cell>
          <table:table-cell office:value-type="float" office:value="1600808">
            <text:p>1600808</text:p>
          </table:table-cell>
          <table:table-cell office:value-type="float" office:value="2483">
            <text:p>2483</text:p>
          </table:table-cell>
          <table:table-cell office:value-type="string">
            <text:p>203.4</text:p>
          </table:table-cell>
          <table:table-cell table:style-name="ce2" table:formula="of:=[.I312]/[.H312]" office:value-type="percentage" office:value="0.0819170358437374">
            <text:p>8.2%</text:p>
          </table:table-cell>
          <table:table-cell office:value-type="string">
            <text:p>757.8</text:p>
          </table:table-cell>
          <table:table-cell table:style-name="ce2" table:formula="of:=[.J312]-[.E312]" office:value-type="percentage" office:value="0.0109947643979058">
            <text:p>1.1%</text:p>
          </table:table-cell>
        </table:table-row>
        <table:table-row table:style-name="ro1">
          <table:table-cell office:value-type="string">
            <text:p>Abreulândia</text:p>
          </table:table-cell>
          <table:table-cell office:value-type="float" office:value="1700251">
            <text:p>1700251</text:p>
          </table:table-cell>
          <table:table-cell office:value-type="float" office:value="1899">
            <text:p>1899</text:p>
          </table:table-cell>
          <table:table-cell office:value-type="string">
            <text:p>2.3</text:p>
          </table:table-cell>
          <table:table-cell table:style-name="ce2" table:formula="of:=[.D313]/[.C313]" office:value-type="percentage" office:value="0.00121116377040548">
            <text:p>0.1%</text:p>
          </table:table-cell>
          <table:table-cell office:value-type="string">
            <text:p>51.1</text:p>
          </table:table-cell>
          <table:table-cell office:value-type="float" office:value="1700251">
            <text:p>1700251</text:p>
          </table:table-cell>
          <table:table-cell office:value-type="float" office:value="1899">
            <text:p>1899</text:p>
          </table:table-cell>
          <table:table-cell office:value-type="string">
            <text:p>7.4</text:p>
          </table:table-cell>
          <table:table-cell table:style-name="ce2" table:formula="of:=[.I313]/[.H313]" office:value-type="percentage" office:value="0.00389678778304371">
            <text:p>0.4%</text:p>
          </table:table-cell>
          <table:table-cell office:value-type="string">
            <text:p>46.1</text:p>
          </table:table-cell>
          <table:table-cell table:style-name="ce2" table:formula="of:=[.J313]-[.E313]" office:value-type="percentage" office:value="0.00268562401263823">
            <text:p>0.3%</text:p>
          </table:table-cell>
        </table:table-row>
        <table:table-row table:style-name="ro1">
          <table:table-cell office:value-type="string">
            <text:p>Aguiarnópolis</text:p>
          </table:table-cell>
          <table:table-cell office:value-type="float" office:value="1700301">
            <text:p>1700301</text:p>
          </table:table-cell>
          <table:table-cell office:value-type="float" office:value="237">
            <text:p>237</text:p>
          </table:table-cell>
          <table:table-cell office:value-type="float" office:value="99">
            <text:p>99</text:p>
          </table:table-cell>
          <table:table-cell table:style-name="ce2" table:formula="of:=[.D314]/[.C314]" office:value-type="percentage" office:value="0.417721518987342">
            <text:p>41.8%</text:p>
          </table:table-cell>
          <table:table-cell office:value-type="string">
            <text:p>30.8</text:p>
          </table:table-cell>
          <table:table-cell office:value-type="float" office:value="1700301">
            <text:p>1700301</text:p>
          </table:table-cell>
          <table:table-cell office:value-type="float" office:value="237">
            <text:p>237</text:p>
          </table:table-cell>
          <table:table-cell office:value-type="string">
            <text:p>107.1</text:p>
          </table:table-cell>
          <table:table-cell table:style-name="ce2" table:formula="of:=[.I314]/[.H314]" office:value-type="percentage" office:value="0.451898734177215">
            <text:p>45.2%</text:p>
          </table:table-cell>
          <table:table-cell office:value-type="float" office:value="22">
            <text:p>22</text:p>
          </table:table-cell>
          <table:table-cell table:style-name="ce2" table:formula="of:=[.J314]-[.E314]" office:value-type="percentage" office:value="0.0341772151898734">
            <text:p>3.4%</text:p>
          </table:table-cell>
        </table:table-row>
        <table:table-row table:style-name="ro1">
          <table:table-cell office:value-type="string">
            <text:p>Aliança do Tocantins</text:p>
          </table:table-cell>
          <table:table-cell office:value-type="float" office:value="1700350">
            <text:p>1700350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table:style-name="ce2" table:formula="of:=[.D315]/[.C315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0350">
            <text:p>1700350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table:style-name="ce2" table:formula="of:=[.I315]/[.H315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15]-[.E315]" office:value-type="percentage" office:value="0">
            <text:p>0.0%</text:p>
          </table:table-cell>
        </table:table-row>
        <table:table-row table:style-name="ro1">
          <table:table-cell office:value-type="string">
            <text:p>Almas</text:p>
          </table:table-cell>
          <table:table-cell office:value-type="float" office:value="1700400">
            <text:p>1700400</text:p>
          </table:table-cell>
          <table:table-cell office:value-type="float" office:value="4048">
            <text:p>4048</text:p>
          </table:table-cell>
          <table:table-cell office:value-type="float" office:value="0">
            <text:p>0</text:p>
          </table:table-cell>
          <table:table-cell table:style-name="ce2" table:formula="of:=[.D316]/[.C316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0400">
            <text:p>1700400</text:p>
          </table:table-cell>
          <table:table-cell office:value-type="float" office:value="4048">
            <text:p>4048</text:p>
          </table:table-cell>
          <table:table-cell office:value-type="float" office:value="0">
            <text:p>0</text:p>
          </table:table-cell>
          <table:table-cell table:style-name="ce2" table:formula="of:=[.I316]/[.H316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16]-[.E316]" office:value-type="percentage" office:value="0">
            <text:p>0.0%</text:p>
          </table:table-cell>
        </table:table-row>
        <table:table-row table:style-name="ro1">
          <table:table-cell office:value-type="string">
            <text:p>Alvorada</text:p>
          </table:table-cell>
          <table:table-cell office:value-type="float" office:value="1700707">
            <text:p>1700707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table:style-name="ce2" table:formula="of:=[.D317]/[.C317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0707">
            <text:p>1700707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table:style-name="ce2" table:formula="of:=[.I317]/[.H317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17]-[.E317]" office:value-type="percentage" office:value="0">
            <text:p>0.0%</text:p>
          </table:table-cell>
        </table:table-row>
        <table:table-row table:style-name="ro1">
          <table:table-cell office:value-type="string">
            <text:p>Ananás</text:p>
          </table:table-cell>
          <table:table-cell office:value-type="float" office:value="1701002">
            <text:p>1701002</text:p>
          </table:table-cell>
          <table:table-cell office:value-type="float" office:value="1596">
            <text:p>1596</text:p>
          </table:table-cell>
          <table:table-cell office:value-type="string">
            <text:p>1125.6</text:p>
          </table:table-cell>
          <table:table-cell table:style-name="ce2" table:formula="of:=[.D318]/[.C318]" office:value-type="percentage" office:value="0.705263157894737">
            <text:p>70.5%</text:p>
          </table:table-cell>
          <table:table-cell office:value-type="string">
            <text:p>224.9</text:p>
          </table:table-cell>
          <table:table-cell office:value-type="float" office:value="1701002">
            <text:p>1701002</text:p>
          </table:table-cell>
          <table:table-cell office:value-type="float" office:value="1596">
            <text:p>1596</text:p>
          </table:table-cell>
          <table:table-cell office:value-type="string">
            <text:p>1162.3</text:p>
          </table:table-cell>
          <table:table-cell table:style-name="ce2" table:formula="of:=[.I318]/[.H318]" office:value-type="percentage" office:value="0.728258145363408">
            <text:p>72.8%</text:p>
          </table:table-cell>
          <table:table-cell office:value-type="string">
            <text:p>188.8</text:p>
          </table:table-cell>
          <table:table-cell table:style-name="ce2" table:formula="of:=[.J318]-[.E318]" office:value-type="percentage" office:value="0.0229949874686717">
            <text:p>2.3%</text:p>
          </table:table-cell>
        </table:table-row>
        <table:table-row table:style-name="ro1">
          <table:table-cell office:value-type="string">
            <text:p>Angico</text:p>
          </table:table-cell>
          <table:table-cell office:value-type="float" office:value="1701051">
            <text:p>1701051</text:p>
          </table:table-cell>
          <table:table-cell office:value-type="float" office:value="441">
            <text:p>441</text:p>
          </table:table-cell>
          <table:table-cell office:value-type="string">
            <text:p>182.7</text:p>
          </table:table-cell>
          <table:table-cell table:style-name="ce2" table:formula="of:=[.D319]/[.C319]" office:value-type="percentage" office:value="0.414285714285714">
            <text:p>41.4%</text:p>
          </table:table-cell>
          <table:table-cell office:value-type="string">
            <text:p>46.9</text:p>
          </table:table-cell>
          <table:table-cell office:value-type="float" office:value="1701051">
            <text:p>1701051</text:p>
          </table:table-cell>
          <table:table-cell office:value-type="float" office:value="441">
            <text:p>441</text:p>
          </table:table-cell>
          <table:table-cell office:value-type="float" office:value="198">
            <text:p>198</text:p>
          </table:table-cell>
          <table:table-cell table:style-name="ce2" table:formula="of:=[.I319]/[.H319]" office:value-type="percentage" office:value="0.448979591836735">
            <text:p>44.9%</text:p>
          </table:table-cell>
          <table:table-cell office:value-type="string">
            <text:p>30.8</text:p>
          </table:table-cell>
          <table:table-cell table:style-name="ce2" table:formula="of:=[.J319]-[.E319]" office:value-type="percentage" office:value="0.0346938775510204">
            <text:p>3.5%</text:p>
          </table:table-cell>
        </table:table-row>
        <table:table-row table:style-name="ro1">
          <table:table-cell office:value-type="string">
            <text:p>Aparecida do Rio Negro</text:p>
          </table:table-cell>
          <table:table-cell office:value-type="float" office:value="1701101">
            <text:p>1701101</text:p>
          </table:table-cell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  <table:table-cell table:style-name="ce2" table:formula="of:=[.D320]/[.C320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1101">
            <text:p>1701101</text:p>
          </table:table-cell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  <table:table-cell table:style-name="ce2" table:formula="of:=[.I320]/[.H320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20]-[.E320]" office:value-type="percentage" office:value="0">
            <text:p>0.0%</text:p>
          </table:table-cell>
        </table:table-row>
        <table:table-row table:style-name="ro1">
          <table:table-cell office:value-type="string">
            <text:p>Aragominas</text:p>
          </table:table-cell>
          <table:table-cell office:value-type="float" office:value="1701309">
            <text:p>1701309</text:p>
          </table:table-cell>
          <table:table-cell office:value-type="float" office:value="1179">
            <text:p>1179</text:p>
          </table:table-cell>
          <table:table-cell office:value-type="string">
            <text:p>802.6</text:p>
          </table:table-cell>
          <table:table-cell table:style-name="ce2" table:formula="of:=[.D321]/[.C321]" office:value-type="percentage" office:value="0.680746395250212">
            <text:p>68.1%</text:p>
          </table:table-cell>
          <table:table-cell office:value-type="string">
            <text:p>349.5</text:p>
          </table:table-cell>
          <table:table-cell office:value-type="float" office:value="1701309">
            <text:p>1701309</text:p>
          </table:table-cell>
          <table:table-cell office:value-type="float" office:value="1179">
            <text:p>1179</text:p>
          </table:table-cell>
          <table:table-cell office:value-type="string">
            <text:p>1009.1</text:p>
          </table:table-cell>
          <table:table-cell table:style-name="ce2" table:formula="of:=[.I321]/[.H321]" office:value-type="percentage" office:value="0.855894826123834">
            <text:p>85.6%</text:p>
          </table:table-cell>
          <table:table-cell office:value-type="float" office:value="143">
            <text:p>143</text:p>
          </table:table-cell>
          <table:table-cell table:style-name="ce2" table:formula="of:=[.J321]-[.E321]" office:value-type="percentage" office:value="0.175148430873622">
            <text:p>17.5%</text:p>
          </table:table-cell>
        </table:table-row>
        <table:table-row table:style-name="ro1">
          <table:table-cell office:value-type="string">
            <text:p>Araguacema</text:p>
          </table:table-cell>
          <table:table-cell office:value-type="float" office:value="1701903">
            <text:p>1701903</text:p>
          </table:table-cell>
          <table:table-cell office:value-type="float" office:value="2787">
            <text:p>2787</text:p>
          </table:table-cell>
          <table:table-cell office:value-type="string">
            <text:p>33.9</text:p>
          </table:table-cell>
          <table:table-cell table:style-name="ce2" table:formula="of:=[.D322]/[.C322]" office:value-type="percentage" office:value="0.0121636167922497">
            <text:p>1.2%</text:p>
          </table:table-cell>
          <table:table-cell office:value-type="string">
            <text:p>435.8</text:p>
          </table:table-cell>
          <table:table-cell office:value-type="float" office:value="1701903">
            <text:p>1701903</text:p>
          </table:table-cell>
          <table:table-cell office:value-type="float" office:value="2787">
            <text:p>2787</text:p>
          </table:table-cell>
          <table:table-cell office:value-type="string">
            <text:p>53.7</text:p>
          </table:table-cell>
          <table:table-cell table:style-name="ce2" table:formula="of:=[.I322]/[.H322]" office:value-type="percentage" office:value="0.0192680301399354">
            <text:p>1.9%</text:p>
          </table:table-cell>
          <table:table-cell office:value-type="string">
            <text:p>418.9</text:p>
          </table:table-cell>
          <table:table-cell table:style-name="ce2" table:formula="of:=[.J322]-[.E322]" office:value-type="percentage" office:value="0.00710441334768569">
            <text:p>0.7%</text:p>
          </table:table-cell>
        </table:table-row>
        <table:table-row table:style-name="ro1">
          <table:table-cell office:value-type="string">
            <text:p>Araguaçu</text:p>
          </table:table-cell>
          <table:table-cell office:value-type="float" office:value="1702000">
            <text:p>1702000</text:p>
          </table:table-cell>
          <table:table-cell office:value-type="float" office:value="5181">
            <text:p>5181</text:p>
          </table:table-cell>
          <table:table-cell office:value-type="float" office:value="0">
            <text:p>0</text:p>
          </table:table-cell>
          <table:table-cell table:style-name="ce2" table:formula="of:=[.D323]/[.C323]" office:value-type="percentage" office:value="0">
            <text:p>0.0%</text:p>
          </table:table-cell>
          <table:table-cell office:value-type="string">
            <text:p>3.4</text:p>
          </table:table-cell>
          <table:table-cell office:value-type="float" office:value="1702000">
            <text:p>1702000</text:p>
          </table:table-cell>
          <table:table-cell office:value-type="float" office:value="5181">
            <text:p>5181</text:p>
          </table:table-cell>
          <table:table-cell office:value-type="float" office:value="0">
            <text:p>0</text:p>
          </table:table-cell>
          <table:table-cell table:style-name="ce2" table:formula="of:=[.I323]/[.H323]" office:value-type="percentage" office:value="0">
            <text:p>0.0%</text:p>
          </table:table-cell>
          <table:table-cell office:value-type="string">
            <text:p>5.5</text:p>
          </table:table-cell>
          <table:table-cell table:style-name="ce2" table:formula="of:=[.J323]-[.E323]" office:value-type="percentage" office:value="0">
            <text:p>0.0%</text:p>
          </table:table-cell>
        </table:table-row>
        <table:table-row table:style-name="ro1">
          <table:table-cell office:value-type="string">
            <text:p>Araguaína</text:p>
          </table:table-cell>
          <table:table-cell office:value-type="float" office:value="1702109">
            <text:p>1702109</text:p>
          </table:table-cell>
          <table:table-cell office:value-type="float" office:value="4019">
            <text:p>4019</text:p>
          </table:table-cell>
          <table:table-cell office:value-type="string">
            <text:p>2606.9</text:p>
          </table:table-cell>
          <table:table-cell table:style-name="ce2" table:formula="of:=[.D324]/[.C324]" office:value-type="percentage" office:value="0.648643941278925">
            <text:p>64.9%</text:p>
          </table:table-cell>
          <table:table-cell office:value-type="string">
            <text:p>488.2</text:p>
          </table:table-cell>
          <table:table-cell office:value-type="float" office:value="1702109">
            <text:p>1702109</text:p>
          </table:table-cell>
          <table:table-cell office:value-type="float" office:value="4019">
            <text:p>4019</text:p>
          </table:table-cell>
          <table:table-cell office:value-type="string">
            <text:p>2680.8</text:p>
          </table:table-cell>
          <table:table-cell table:style-name="ce2" table:formula="of:=[.I324]/[.H324]" office:value-type="percentage" office:value="0.667031599900473">
            <text:p>66.7%</text:p>
          </table:table-cell>
          <table:table-cell office:value-type="string">
            <text:p>413.8</text:p>
          </table:table-cell>
          <table:table-cell table:style-name="ce2" table:formula="of:=[.J324]-[.E324]" office:value-type="percentage" office:value="0.0183876586215477">
            <text:p>1.8%</text:p>
          </table:table-cell>
        </table:table-row>
        <table:table-row table:style-name="ro1">
          <table:table-cell office:value-type="string">
            <text:p>Araguanã</text:p>
          </table:table-cell>
          <table:table-cell office:value-type="float" office:value="1702158">
            <text:p>1702158</text:p>
          </table:table-cell>
          <table:table-cell office:value-type="float" office:value="837">
            <text:p>837</text:p>
          </table:table-cell>
          <table:table-cell office:value-type="string">
            <text:p>712.1</text:p>
          </table:table-cell>
          <table:table-cell table:style-name="ce2" table:formula="of:=[.D325]/[.C325]" office:value-type="percentage" office:value="0.850776583034648">
            <text:p>85.1%</text:p>
          </table:table-cell>
          <table:table-cell office:value-type="string">
            <text:p>98.1</text:p>
          </table:table-cell>
          <table:table-cell office:value-type="float" office:value="1702158">
            <text:p>1702158</text:p>
          </table:table-cell>
          <table:table-cell office:value-type="float" office:value="837">
            <text:p>837</text:p>
          </table:table-cell>
          <table:table-cell office:value-type="string">
            <text:p>742.5</text:p>
          </table:table-cell>
          <table:table-cell table:style-name="ce2" table:formula="of:=[.I325]/[.H325]" office:value-type="percentage" office:value="0.887096774193548">
            <text:p>88.7%</text:p>
          </table:table-cell>
          <table:table-cell office:value-type="string">
            <text:p>67.8</text:p>
          </table:table-cell>
          <table:table-cell table:style-name="ce2" table:formula="of:=[.J325]-[.E325]" office:value-type="percentage" office:value="0.0363201911589008">
            <text:p>3.6%</text:p>
          </table:table-cell>
        </table:table-row>
        <table:table-row table:style-name="ro1">
          <table:table-cell office:value-type="string">
            <text:p>Araguatins</text:p>
          </table:table-cell>
          <table:table-cell office:value-type="float" office:value="1702208">
            <text:p>1702208</text:p>
          </table:table-cell>
          <table:table-cell office:value-type="float" office:value="2640">
            <text:p>2640</text:p>
          </table:table-cell>
          <table:table-cell office:value-type="string">
            <text:p>1692.8</text:p>
          </table:table-cell>
          <table:table-cell table:style-name="ce2" table:formula="of:=[.D326]/[.C326]" office:value-type="percentage" office:value="0.641212121212121">
            <text:p>64.1%</text:p>
          </table:table-cell>
          <table:table-cell office:value-type="string">
            <text:p>340.7</text:p>
          </table:table-cell>
          <table:table-cell office:value-type="float" office:value="1702208">
            <text:p>1702208</text:p>
          </table:table-cell>
          <table:table-cell office:value-type="float" office:value="2640">
            <text:p>2640</text:p>
          </table:table-cell>
          <table:table-cell office:value-type="string">
            <text:p>1813.9</text:p>
          </table:table-cell>
          <table:table-cell table:style-name="ce2" table:formula="of:=[.I326]/[.H326]" office:value-type="percentage" office:value="0.687083333333333">
            <text:p>68.7%</text:p>
          </table:table-cell>
          <table:table-cell office:value-type="float" office:value="217">
            <text:p>217</text:p>
          </table:table-cell>
          <table:table-cell table:style-name="ce2" table:formula="of:=[.J326]-[.E326]" office:value-type="percentage" office:value="0.0458712121212121">
            <text:p>4.6%</text:p>
          </table:table-cell>
        </table:table-row>
        <table:table-row table:style-name="ro1">
          <table:table-cell office:value-type="string">
            <text:p>Arapoema</text:p>
          </table:table-cell>
          <table:table-cell office:value-type="float" office:value="1702307">
            <text:p>1702307</text:p>
          </table:table-cell>
          <table:table-cell office:value-type="float" office:value="1558">
            <text:p>1558</text:p>
          </table:table-cell>
          <table:table-cell office:value-type="string">
            <text:p>1459.3</text:p>
          </table:table-cell>
          <table:table-cell table:style-name="ce2" table:formula="of:=[.D327]/[.C327]" office:value-type="percentage" office:value="0.936649550706033">
            <text:p>93.7%</text:p>
          </table:table-cell>
          <table:table-cell office:value-type="string">
            <text:p>75.8</text:p>
          </table:table-cell>
          <table:table-cell office:value-type="float" office:value="1702307">
            <text:p>1702307</text:p>
          </table:table-cell>
          <table:table-cell office:value-type="float" office:value="1558">
            <text:p>1558</text:p>
          </table:table-cell>
          <table:table-cell office:value-type="string">
            <text:p>1462.3</text:p>
          </table:table-cell>
          <table:table-cell table:style-name="ce2" table:formula="of:=[.I327]/[.H327]" office:value-type="percentage" office:value="0.938575096277278">
            <text:p>93.9%</text:p>
          </table:table-cell>
          <table:table-cell office:value-type="string">
            <text:p>72.8</text:p>
          </table:table-cell>
          <table:table-cell table:style-name="ce2" table:formula="of:=[.J327]-[.E327]" office:value-type="percentage" office:value="0.00192554557124514">
            <text:p>0.2%</text:p>
          </table:table-cell>
        </table:table-row>
        <table:table-row table:style-name="ro1">
          <table:table-cell office:value-type="string">
            <text:p>Arraias</text:p>
          </table:table-cell>
          <table:table-cell office:value-type="float" office:value="1702406">
            <text:p>1702406</text:p>
          </table:table-cell>
          <table:table-cell office:value-type="float" office:value="5827">
            <text:p>5827</text:p>
          </table:table-cell>
          <table:table-cell office:value-type="float" office:value="0">
            <text:p>0</text:p>
          </table:table-cell>
          <table:table-cell table:style-name="ce2" table:formula="of:=[.D328]/[.C328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2406">
            <text:p>1702406</text:p>
          </table:table-cell>
          <table:table-cell office:value-type="float" office:value="5827">
            <text:p>5827</text:p>
          </table:table-cell>
          <table:table-cell office:value-type="float" office:value="0">
            <text:p>0</text:p>
          </table:table-cell>
          <table:table-cell table:style-name="ce2" table:formula="of:=[.I328]/[.H328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28]-[.E328]" office:value-type="percentage" office:value="0">
            <text:p>0.0%</text:p>
          </table:table-cell>
        </table:table-row>
        <table:table-row table:style-name="ro1">
          <table:table-cell office:value-type="string">
            <text:p>Augustinópolis</text:p>
          </table:table-cell>
          <table:table-cell office:value-type="float" office:value="1702554">
            <text:p>1702554</text:p>
          </table:table-cell>
          <table:table-cell office:value-type="float" office:value="417">
            <text:p>417</text:p>
          </table:table-cell>
          <table:table-cell office:value-type="string">
            <text:p>390.2</text:p>
          </table:table-cell>
          <table:table-cell table:style-name="ce2" table:formula="of:=[.D329]/[.C329]" office:value-type="percentage" office:value="0.935731414868105">
            <text:p>93.6%</text:p>
          </table:table-cell>
          <table:table-cell office:value-type="string">
            <text:p>26.1</text:p>
          </table:table-cell>
          <table:table-cell office:value-type="float" office:value="1702554">
            <text:p>1702554</text:p>
          </table:table-cell>
          <table:table-cell office:value-type="float" office:value="417">
            <text:p>417</text:p>
          </table:table-cell>
          <table:table-cell office:value-type="string">
            <text:p>400.7</text:p>
          </table:table-cell>
          <table:table-cell table:style-name="ce2" table:formula="of:=[.I329]/[.H329]" office:value-type="percentage" office:value="0.960911270983213">
            <text:p>96.1%</text:p>
          </table:table-cell>
          <table:table-cell office:value-type="string">
            <text:p>15.6</text:p>
          </table:table-cell>
          <table:table-cell table:style-name="ce2" table:formula="of:=[.J329]-[.E329]" office:value-type="percentage" office:value="0.0251798561151079">
            <text:p>2.5%</text:p>
          </table:table-cell>
        </table:table-row>
        <table:table-row table:style-name="ro1">
          <table:table-cell office:value-type="string">
            <text:p>Aurora do Tocantins</text:p>
          </table:table-cell>
          <table:table-cell office:value-type="float" office:value="1702703">
            <text:p>1702703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table:style-name="ce2" table:formula="of:=[.D330]/[.C330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2703">
            <text:p>1702703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table:style-name="ce2" table:formula="of:=[.I330]/[.H330]" office:value-type="percentage" office:value="0">
            <text:p>0.0%</text:p>
          </table:table-cell>
          <table:table-cell office:value-type="string">
            <text:p>0.1</text:p>
          </table:table-cell>
          <table:table-cell table:style-name="ce2" table:formula="of:=[.J330]-[.E330]" office:value-type="percentage" office:value="0">
            <text:p>0.0%</text:p>
          </table:table-cell>
        </table:table-row>
        <table:table-row table:style-name="ro1">
          <table:table-cell office:value-type="string">
            <text:p>Axixá do Tocantins</text:p>
          </table:table-cell>
          <table:table-cell office:value-type="float" office:value="1702901">
            <text:p>1702901</text:p>
          </table:table-cell>
          <table:table-cell office:value-type="float" office:value="151">
            <text:p>151</text:p>
          </table:table-cell>
          <table:table-cell office:value-type="string">
            <text:p>133.1</text:p>
          </table:table-cell>
          <table:table-cell table:style-name="ce2" table:formula="of:=[.D331]/[.C331]" office:value-type="percentage" office:value="0.881456953642384">
            <text:p>88.1%</text:p>
          </table:table-cell>
          <table:table-cell office:value-type="string">
            <text:p>17.9</text:p>
          </table:table-cell>
          <table:table-cell office:value-type="float" office:value="1702901">
            <text:p>1702901</text:p>
          </table:table-cell>
          <table:table-cell office:value-type="float" office:value="151">
            <text:p>151</text:p>
          </table:table-cell>
          <table:table-cell office:value-type="string">
            <text:p>139.7</text:p>
          </table:table-cell>
          <table:table-cell table:style-name="ce2" table:formula="of:=[.I331]/[.H331]" office:value-type="percentage" office:value="0.925165562913907">
            <text:p>92.5%</text:p>
          </table:table-cell>
          <table:table-cell office:value-type="string">
            <text:p>11.3</text:p>
          </table:table-cell>
          <table:table-cell table:style-name="ce2" table:formula="of:=[.J331]-[.E331]" office:value-type="percentage" office:value="0.0437086092715231">
            <text:p>4.4%</text:p>
          </table:table-cell>
        </table:table-row>
        <table:table-row table:style-name="ro1">
          <table:table-cell office:value-type="string">
            <text:p>Babaçulândia</text:p>
          </table:table-cell>
          <table:table-cell office:value-type="float" office:value="1703008">
            <text:p>1703008</text:p>
          </table:table-cell>
          <table:table-cell office:value-type="float" office:value="1796">
            <text:p>1796</text:p>
          </table:table-cell>
          <table:table-cell office:value-type="string">
            <text:p>3.2</text:p>
          </table:table-cell>
          <table:table-cell table:style-name="ce2" table:formula="of:=[.D332]/[.C332]" office:value-type="percentage" office:value="0.00178173719376392">
            <text:p>0.2%</text:p>
          </table:table-cell>
          <table:table-cell office:value-type="float" office:value="0">
            <text:p>0</text:p>
          </table:table-cell>
          <table:table-cell office:value-type="float" office:value="1703008">
            <text:p>1703008</text:p>
          </table:table-cell>
          <table:table-cell office:value-type="float" office:value="1796">
            <text:p>1796</text:p>
          </table:table-cell>
          <table:table-cell office:value-type="string">
            <text:p>3.2</text:p>
          </table:table-cell>
          <table:table-cell table:style-name="ce2" table:formula="of:=[.I332]/[.H332]" office:value-type="percentage" office:value="0.00178173719376392">
            <text:p>0.2%</text:p>
          </table:table-cell>
          <table:table-cell office:value-type="float" office:value="0">
            <text:p>0</text:p>
          </table:table-cell>
          <table:table-cell table:style-name="ce2" table:formula="of:=[.J332]-[.E332]" office:value-type="percentage" office:value="0">
            <text:p>0.0%</text:p>
          </table:table-cell>
        </table:table-row>
        <table:table-row table:style-name="ro1">
          <table:table-cell office:value-type="string">
            <text:p>Bandeirantes do Tocantins</text:p>
          </table:table-cell>
          <table:table-cell office:value-type="float" office:value="1703057">
            <text:p>1703057</text:p>
          </table:table-cell>
          <table:table-cell office:value-type="float" office:value="1678">
            <text:p>1678</text:p>
          </table:table-cell>
          <table:table-cell office:value-type="string">
            <text:p>1612.2</text:p>
          </table:table-cell>
          <table:table-cell table:style-name="ce2" table:formula="of:=[.D333]/[.C333]" office:value-type="percentage" office:value="0.960786650774732">
            <text:p>96.1%</text:p>
          </table:table-cell>
          <table:table-cell office:value-type="string">
            <text:p>65.5</text:p>
          </table:table-cell>
          <table:table-cell office:value-type="float" office:value="1703057">
            <text:p>1703057</text:p>
          </table:table-cell>
          <table:table-cell office:value-type="float" office:value="1678">
            <text:p>1678</text:p>
          </table:table-cell>
          <table:table-cell office:value-type="string">
            <text:p>1627.1</text:p>
          </table:table-cell>
          <table:table-cell table:style-name="ce2" table:formula="of:=[.I333]/[.H333]" office:value-type="percentage" office:value="0.969666269368295">
            <text:p>97.0%</text:p>
          </table:table-cell>
          <table:table-cell office:value-type="string">
            <text:p>50.5</text:p>
          </table:table-cell>
          <table:table-cell table:style-name="ce2" table:formula="of:=[.J333]-[.E333]" office:value-type="percentage" office:value="0.00887961859356379">
            <text:p>0.9%</text:p>
          </table:table-cell>
        </table:table-row>
        <table:table-row table:style-name="ro1">
          <table:table-cell office:value-type="string">
            <text:p>Barra do Ouro</text:p>
          </table:table-cell>
          <table:table-cell office:value-type="float" office:value="1703073">
            <text:p>1703073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table:style-name="ce2" table:formula="of:=[.D334]/[.C334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3073">
            <text:p>1703073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table:style-name="ce2" table:formula="of:=[.I334]/[.H334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34]-[.E334]" office:value-type="percentage" office:value="0">
            <text:p>0.0%</text:p>
          </table:table-cell>
        </table:table-row>
        <table:table-row table:style-name="ro1">
          <table:table-cell office:value-type="string">
            <text:p>Barrolândia</text:p>
          </table:table-cell>
          <table:table-cell office:value-type="float" office:value="1703107">
            <text:p>1703107</text:p>
          </table:table-cell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  <table:table-cell table:style-name="ce2" table:formula="of:=[.D335]/[.C335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3107">
            <text:p>1703107</text:p>
          </table:table-cell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  <table:table-cell table:style-name="ce2" table:formula="of:=[.I335]/[.H335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35]-[.E335]" office:value-type="percentage" office:value="0">
            <text:p>0.0%</text:p>
          </table:table-cell>
        </table:table-row>
        <table:table-row table:style-name="ro1">
          <table:table-cell office:value-type="string">
            <text:p>Bernardo Sayão</text:p>
          </table:table-cell>
          <table:table-cell office:value-type="float" office:value="1703206">
            <text:p>1703206</text:p>
          </table:table-cell>
          <table:table-cell office:value-type="float" office:value="930">
            <text:p>930</text:p>
          </table:table-cell>
          <table:table-cell office:value-type="string">
            <text:p>865.1</text:p>
          </table:table-cell>
          <table:table-cell table:style-name="ce2" table:formula="of:=[.D336]/[.C336]" office:value-type="percentage" office:value="0.930215053763441">
            <text:p>93.0%</text:p>
          </table:table-cell>
          <table:table-cell office:value-type="string">
            <text:p>51.8</text:p>
          </table:table-cell>
          <table:table-cell office:value-type="float" office:value="1703206">
            <text:p>1703206</text:p>
          </table:table-cell>
          <table:table-cell office:value-type="float" office:value="930">
            <text:p>930</text:p>
          </table:table-cell>
          <table:table-cell office:value-type="string">
            <text:p>893.7</text:p>
          </table:table-cell>
          <table:table-cell table:style-name="ce2" table:formula="of:=[.I336]/[.H336]" office:value-type="percentage" office:value="0.960967741935484">
            <text:p>96.1%</text:p>
          </table:table-cell>
          <table:table-cell office:value-type="string">
            <text:p>23.2</text:p>
          </table:table-cell>
          <table:table-cell table:style-name="ce2" table:formula="of:=[.J336]-[.E336]" office:value-type="percentage" office:value="0.030752688172043">
            <text:p>3.1%</text:p>
          </table:table-cell>
        </table:table-row>
        <table:table-row table:style-name="ro1">
          <table:table-cell office:value-type="string">
            <text:p>Bom Jesus do Tocantins</text:p>
          </table:table-cell>
          <table:table-cell office:value-type="float" office:value="1703305">
            <text:p>1703305</text:p>
          </table:table-cell>
          <table:table-cell office:value-type="float" office:value="1339">
            <text:p>1339</text:p>
          </table:table-cell>
          <table:table-cell office:value-type="string">
            <text:p>4.2</text:p>
          </table:table-cell>
          <table:table-cell table:style-name="ce2" table:formula="of:=[.D337]/[.C337]" office:value-type="percentage" office:value="0.00313666915608663">
            <text:p>0.3%</text:p>
          </table:table-cell>
          <table:table-cell office:value-type="string">
            <text:p>11.1</text:p>
          </table:table-cell>
          <table:table-cell office:value-type="float" office:value="1703305">
            <text:p>1703305</text:p>
          </table:table-cell>
          <table:table-cell office:value-type="float" office:value="1339">
            <text:p>1339</text:p>
          </table:table-cell>
          <table:table-cell office:value-type="string">
            <text:p>6.6</text:p>
          </table:table-cell>
          <table:table-cell table:style-name="ce2" table:formula="of:=[.I337]/[.H337]" office:value-type="percentage" office:value="0.00492905153099328">
            <text:p>0.5%</text:p>
          </table:table-cell>
          <table:table-cell office:value-type="string">
            <text:p>9.8</text:p>
          </table:table-cell>
          <table:table-cell table:style-name="ce2" table:formula="of:=[.J337]-[.E337]" office:value-type="percentage" office:value="0.00179238237490665">
            <text:p>0.2%</text:p>
          </table:table-cell>
        </table:table-row>
        <table:table-row table:style-name="ro1">
          <table:table-cell office:value-type="string">
            <text:p>Brasilândia do Tocantins</text:p>
          </table:table-cell>
          <table:table-cell office:value-type="float" office:value="1703602">
            <text:p>1703602</text:p>
          </table:table-cell>
          <table:table-cell office:value-type="float" office:value="643">
            <text:p>643</text:p>
          </table:table-cell>
          <table:table-cell office:value-type="string">
            <text:p>216.5</text:p>
          </table:table-cell>
          <table:table-cell table:style-name="ce2" table:formula="of:=[.D338]/[.C338]" office:value-type="percentage" office:value="0.336702954898911">
            <text:p>33.7%</text:p>
          </table:table-cell>
          <table:table-cell office:value-type="string">
            <text:p>7.1</text:p>
          </table:table-cell>
          <table:table-cell office:value-type="float" office:value="1703602">
            <text:p>1703602</text:p>
          </table:table-cell>
          <table:table-cell office:value-type="float" office:value="643">
            <text:p>643</text:p>
          </table:table-cell>
          <table:table-cell office:value-type="string">
            <text:p>218.8</text:p>
          </table:table-cell>
          <table:table-cell table:style-name="ce2" table:formula="of:=[.I338]/[.H338]" office:value-type="percentage" office:value="0.340279937791602">
            <text:p>34.0%</text:p>
          </table:table-cell>
          <table:table-cell office:value-type="float" office:value="5">
            <text:p>5</text:p>
          </table:table-cell>
          <table:table-cell table:style-name="ce2" table:formula="of:=[.J338]-[.E338]" office:value-type="percentage" office:value="0.00357698289269054">
            <text:p>0.4%</text:p>
          </table:table-cell>
        </table:table-row>
        <table:table-row table:style-name="ro1">
          <table:table-cell office:value-type="string">
            <text:p>Brejinho de Nazaré</text:p>
          </table:table-cell>
          <table:table-cell office:value-type="float" office:value="1703701">
            <text:p>1703701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table:style-name="ce2" table:formula="of:=[.D339]/[.C339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3701">
            <text:p>1703701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table:style-name="ce2" table:formula="of:=[.I339]/[.H339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39]-[.E339]" office:value-type="percentage" office:value="0">
            <text:p>0.0%</text:p>
          </table:table-cell>
        </table:table-row>
        <table:table-row table:style-name="ro1">
          <table:table-cell office:value-type="string">
            <text:p>Buriti do Tocantins</text:p>
          </table:table-cell>
          <table:table-cell office:value-type="float" office:value="1703800">
            <text:p>1703800</text:p>
          </table:table-cell>
          <table:table-cell office:value-type="float" office:value="250">
            <text:p>250</text:p>
          </table:table-cell>
          <table:table-cell office:value-type="string">
            <text:p>213.7</text:p>
          </table:table-cell>
          <table:table-cell table:style-name="ce2" table:formula="of:=[.D340]/[.C340]" office:value-type="percentage" office:value="0.8548">
            <text:p>85.5%</text:p>
          </table:table-cell>
          <table:table-cell office:value-type="string">
            <text:p>2.2</text:p>
          </table:table-cell>
          <table:table-cell office:value-type="float" office:value="1703800">
            <text:p>1703800</text:p>
          </table:table-cell>
          <table:table-cell office:value-type="float" office:value="250">
            <text:p>250</text:p>
          </table:table-cell>
          <table:table-cell office:value-type="string">
            <text:p>215.2</text:p>
          </table:table-cell>
          <table:table-cell table:style-name="ce2" table:formula="of:=[.I340]/[.H340]" office:value-type="percentage" office:value="0.8608">
            <text:p>86.1%</text:p>
          </table:table-cell>
          <table:table-cell office:value-type="string">
            <text:p>0.2</text:p>
          </table:table-cell>
          <table:table-cell table:style-name="ce2" table:formula="of:=[.J340]-[.E340]" office:value-type="percentage" office:value="0.00600000000000001">
            <text:p>0.6%</text:p>
          </table:table-cell>
        </table:table-row>
        <table:table-row table:style-name="ro1">
          <table:table-cell office:value-type="string">
            <text:p>Cachoeirinha</text:p>
          </table:table-cell>
          <table:table-cell office:value-type="float" office:value="1703826">
            <text:p>1703826</text:p>
          </table:table-cell>
          <table:table-cell office:value-type="float" office:value="354">
            <text:p>354</text:p>
          </table:table-cell>
          <table:table-cell office:value-type="string">
            <text:p>98.8</text:p>
          </table:table-cell>
          <table:table-cell table:style-name="ce2" table:formula="of:=[.D341]/[.C341]" office:value-type="percentage" office:value="0.27909604519774">
            <text:p>27.9%</text:p>
          </table:table-cell>
          <table:table-cell office:value-type="string">
            <text:p>47.2</text:p>
          </table:table-cell>
          <table:table-cell office:value-type="float" office:value="1703826">
            <text:p>1703826</text:p>
          </table:table-cell>
          <table:table-cell office:value-type="float" office:value="354">
            <text:p>354</text:p>
          </table:table-cell>
          <table:table-cell office:value-type="string">
            <text:p>108.4</text:p>
          </table:table-cell>
          <table:table-cell table:style-name="ce2" table:formula="of:=[.I341]/[.H341]" office:value-type="percentage" office:value="0.306214689265537">
            <text:p>30.6%</text:p>
          </table:table-cell>
          <table:table-cell office:value-type="string">
            <text:p>37.4</text:p>
          </table:table-cell>
          <table:table-cell table:style-name="ce2" table:formula="of:=[.J341]-[.E341]" office:value-type="percentage" office:value="0.0271186440677966">
            <text:p>2.7%</text:p>
          </table:table-cell>
        </table:table-row>
        <table:table-row table:style-name="ro1">
          <table:table-cell office:value-type="string">
            <text:p>Campos Lindos</text:p>
          </table:table-cell>
          <table:table-cell office:value-type="float" office:value="1703842">
            <text:p>1703842</text:p>
          </table:table-cell>
          <table:table-cell office:value-type="float" office:value="3266">
            <text:p>3266</text:p>
          </table:table-cell>
          <table:table-cell office:value-type="float" office:value="0">
            <text:p>0</text:p>
          </table:table-cell>
          <table:table-cell table:style-name="ce2" table:formula="of:=[.D342]/[.C342]" office:value-type="percentage" office:value="0">
            <text:p>0.0%</text:p>
          </table:table-cell>
          <table:table-cell office:value-type="string">
            <text:p>0.8</text:p>
          </table:table-cell>
          <table:table-cell office:value-type="float" office:value="1703842">
            <text:p>1703842</text:p>
          </table:table-cell>
          <table:table-cell office:value-type="float" office:value="3266">
            <text:p>3266</text:p>
          </table:table-cell>
          <table:table-cell office:value-type="string">
            <text:p>0.1</text:p>
          </table:table-cell>
          <table:table-cell table:style-name="ce2" table:formula="of:=[.I342]/[.H342]" office:value-type="percentage" office:value="0.0000306184935701164">
            <text:p>0.0%</text:p>
          </table:table-cell>
          <table:table-cell office:value-type="string">
            <text:p>0.7</text:p>
          </table:table-cell>
          <table:table-cell table:style-name="ce2" table:formula="of:=[.J342]-[.E342]" office:value-type="percentage" office:value="0.0000306184935701164">
            <text:p>0.0%</text:p>
          </table:table-cell>
        </table:table-row>
        <table:table-row table:style-name="ro1">
          <table:table-cell office:value-type="string">
            <text:p>Cariri do Tocantins</text:p>
          </table:table-cell>
          <table:table-cell office:value-type="float" office:value="1703867">
            <text:p>1703867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table:style-name="ce2" table:formula="of:=[.D343]/[.C343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3867">
            <text:p>1703867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table:style-name="ce2" table:formula="of:=[.I343]/[.H34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43]-[.E343]" office:value-type="percentage" office:value="0">
            <text:p>0.0%</text:p>
          </table:table-cell>
        </table:table-row>
        <table:table-row table:style-name="ro1">
          <table:table-cell office:value-type="string">
            <text:p>Carmolândia</text:p>
          </table:table-cell>
          <table:table-cell office:value-type="float" office:value="1703883">
            <text:p>1703883</text:p>
          </table:table-cell>
          <table:table-cell office:value-type="float" office:value="340">
            <text:p>340</text:p>
          </table:table-cell>
          <table:table-cell office:value-type="string">
            <text:p>297.5</text:p>
          </table:table-cell>
          <table:table-cell table:style-name="ce2" table:formula="of:=[.D344]/[.C344]" office:value-type="percentage" office:value="0.875">
            <text:p>87.5%</text:p>
          </table:table-cell>
          <table:table-cell office:value-type="string">
            <text:p>42.4</text:p>
          </table:table-cell>
          <table:table-cell office:value-type="float" office:value="1703883">
            <text:p>1703883</text:p>
          </table:table-cell>
          <table:table-cell office:value-type="float" office:value="340">
            <text:p>340</text:p>
          </table:table-cell>
          <table:table-cell office:value-type="string">
            <text:p>307.3</text:p>
          </table:table-cell>
          <table:table-cell table:style-name="ce2" table:formula="of:=[.I344]/[.H344]" office:value-type="percentage" office:value="0.903823529411765">
            <text:p>90.4%</text:p>
          </table:table-cell>
          <table:table-cell office:value-type="string">
            <text:p>32.5</text:p>
          </table:table-cell>
          <table:table-cell table:style-name="ce2" table:formula="of:=[.J344]-[.E344]" office:value-type="percentage" office:value="0.0288235294117647">
            <text:p>2.9%</text:p>
          </table:table-cell>
        </table:table-row>
        <table:table-row table:style-name="ro1">
          <table:table-cell office:value-type="string">
            <text:p>Carrasco Bonito</text:p>
          </table:table-cell>
          <table:table-cell office:value-type="float" office:value="1703891">
            <text:p>1703891</text:p>
          </table:table-cell>
          <table:table-cell office:value-type="float" office:value="195">
            <text:p>195</text:p>
          </table:table-cell>
          <table:table-cell office:value-type="string">
            <text:p>106.3</text:p>
          </table:table-cell>
          <table:table-cell table:style-name="ce2" table:formula="of:=[.D345]/[.C345]" office:value-type="percentage" office:value="0.545128205128205">
            <text:p>54.5%</text:p>
          </table:table-cell>
          <table:table-cell office:value-type="float" office:value="0">
            <text:p>0</text:p>
          </table:table-cell>
          <table:table-cell office:value-type="float" office:value="1703891">
            <text:p>1703891</text:p>
          </table:table-cell>
          <table:table-cell office:value-type="float" office:value="195">
            <text:p>195</text:p>
          </table:table-cell>
          <table:table-cell office:value-type="string">
            <text:p>106.8</text:p>
          </table:table-cell>
          <table:table-cell table:style-name="ce2" table:formula="of:=[.I345]/[.H345]" office:value-type="percentage" office:value="0.547692307692308">
            <text:p>54.8%</text:p>
          </table:table-cell>
          <table:table-cell office:value-type="float" office:value="0">
            <text:p>0</text:p>
          </table:table-cell>
          <table:table-cell table:style-name="ce2" table:formula="of:=[.J345]-[.E345]" office:value-type="percentage" office:value="0.00256410256410255">
            <text:p>0.3%</text:p>
          </table:table-cell>
        </table:table-row>
        <table:table-row table:style-name="ro1">
          <table:table-cell office:value-type="string">
            <text:p>Caseara</text:p>
          </table:table-cell>
          <table:table-cell office:value-type="float" office:value="1703909">
            <text:p>1703909</text:p>
          </table:table-cell>
          <table:table-cell office:value-type="float" office:value="1698">
            <text:p>1698</text:p>
          </table:table-cell>
          <table:table-cell office:value-type="string">
            <text:p>223.7</text:p>
          </table:table-cell>
          <table:table-cell table:style-name="ce2" table:formula="of:=[.D346]/[.C346]" office:value-type="percentage" office:value="0.131743227326266">
            <text:p>13.2%</text:p>
          </table:table-cell>
          <table:table-cell office:value-type="string">
            <text:p>363.3</text:p>
          </table:table-cell>
          <table:table-cell office:value-type="float" office:value="1703909">
            <text:p>1703909</text:p>
          </table:table-cell>
          <table:table-cell office:value-type="float" office:value="1698">
            <text:p>1698</text:p>
          </table:table-cell>
          <table:table-cell office:value-type="float" office:value="270">
            <text:p>270</text:p>
          </table:table-cell>
          <table:table-cell table:style-name="ce2" table:formula="of:=[.I346]/[.H346]" office:value-type="percentage" office:value="0.159010600706714">
            <text:p>15.9%</text:p>
          </table:table-cell>
          <table:table-cell office:value-type="string">
            <text:p>318.8</text:p>
          </table:table-cell>
          <table:table-cell table:style-name="ce2" table:formula="of:=[.J346]-[.E346]" office:value-type="percentage" office:value="0.0272673733804476">
            <text:p>2.7%</text:p>
          </table:table-cell>
        </table:table-row>
        <table:table-row table:style-name="ro1">
          <table:table-cell office:value-type="string">
            <text:p>Centenário</text:p>
          </table:table-cell>
          <table:table-cell office:value-type="float" office:value="1704105">
            <text:p>1704105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table:style-name="ce2" table:formula="of:=[.D347]/[.C347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4105">
            <text:p>1704105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table:style-name="ce2" table:formula="of:=[.I347]/[.H347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47]-[.E347]" office:value-type="percentage" office:value="0">
            <text:p>0.0%</text:p>
          </table:table-cell>
        </table:table-row>
        <table:table-row table:style-name="ro1">
          <table:table-cell office:value-type="string">
            <text:p>Chapada de Areia</text:p>
          </table:table-cell>
          <table:table-cell office:value-type="float" office:value="1704600">
            <text:p>1704600</text:p>
          </table:table-cell>
          <table:table-cell office:value-type="float" office:value="660">
            <text:p>660</text:p>
          </table:table-cell>
          <table:table-cell office:value-type="string">
            <text:p>0.6</text:p>
          </table:table-cell>
          <table:table-cell table:style-name="ce2" table:formula="of:=[.D348]/[.C348]" office:value-type="percentage" office:value="0.000909090909090909">
            <text:p>0.1%</text:p>
          </table:table-cell>
          <table:table-cell office:value-type="string">
            <text:p>10.6</text:p>
          </table:table-cell>
          <table:table-cell office:value-type="float" office:value="1704600">
            <text:p>1704600</text:p>
          </table:table-cell>
          <table:table-cell office:value-type="float" office:value="660">
            <text:p>660</text:p>
          </table:table-cell>
          <table:table-cell office:value-type="string">
            <text:p>1.6</text:p>
          </table:table-cell>
          <table:table-cell table:style-name="ce2" table:formula="of:=[.I348]/[.H348]" office:value-type="percentage" office:value="0.00242424242424242">
            <text:p>0.2%</text:p>
          </table:table-cell>
          <table:table-cell office:value-type="string">
            <text:p>9.4</text:p>
          </table:table-cell>
          <table:table-cell table:style-name="ce2" table:formula="of:=[.J348]-[.E348]" office:value-type="percentage" office:value="0.00151515151515152">
            <text:p>0.2%</text:p>
          </table:table-cell>
        </table:table-row>
        <table:table-row table:style-name="ro1">
          <table:table-cell office:value-type="string">
            <text:p>Chapada da Natividade</text:p>
          </table:table-cell>
          <table:table-cell office:value-type="float" office:value="1705102">
            <text:p>1705102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table:style-name="ce2" table:formula="of:=[.D349]/[.C349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5102">
            <text:p>1705102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table:style-name="ce2" table:formula="of:=[.I349]/[.H349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49]-[.E349]" office:value-type="percentage" office:value="0">
            <text:p>0.0%</text:p>
          </table:table-cell>
        </table:table-row>
        <table:table-row table:style-name="ro1">
          <table:table-cell office:value-type="string">
            <text:p>Colinas do Tocantins</text:p>
          </table:table-cell>
          <table:table-cell office:value-type="float" office:value="1705508">
            <text:p>1705508</text:p>
          </table:table-cell>
          <table:table-cell office:value-type="float" office:value="848">
            <text:p>848</text:p>
          </table:table-cell>
          <table:table-cell office:value-type="string">
            <text:p>656.6</text:p>
          </table:table-cell>
          <table:table-cell table:style-name="ce2" table:formula="of:=[.D350]/[.C350]" office:value-type="percentage" office:value="0.774292452830189">
            <text:p>77.4%</text:p>
          </table:table-cell>
          <table:table-cell office:value-type="float" office:value="10">
            <text:p>10</text:p>
          </table:table-cell>
          <table:table-cell office:value-type="float" office:value="1705508">
            <text:p>1705508</text:p>
          </table:table-cell>
          <table:table-cell office:value-type="float" office:value="848">
            <text:p>848</text:p>
          </table:table-cell>
          <table:table-cell office:value-type="float" office:value="663">
            <text:p>663</text:p>
          </table:table-cell>
          <table:table-cell table:style-name="ce2" table:formula="of:=[.I350]/[.H350]" office:value-type="percentage" office:value="0.781839622641509">
            <text:p>78.2%</text:p>
          </table:table-cell>
          <table:table-cell office:value-type="float" office:value="4">
            <text:p>4</text:p>
          </table:table-cell>
          <table:table-cell table:style-name="ce2" table:formula="of:=[.J350]-[.E350]" office:value-type="percentage" office:value="0.00754716981132075">
            <text:p>0.8%</text:p>
          </table:table-cell>
        </table:table-row>
        <table:table-row table:style-name="ro1">
          <table:table-cell office:value-type="string">
            <text:p>Combinado</text:p>
          </table:table-cell>
          <table:table-cell office:value-type="float" office:value="1705557">
            <text:p>1705557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table:style-name="ce2" table:formula="of:=[.D351]/[.C351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5557">
            <text:p>1705557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table:style-name="ce2" table:formula="of:=[.I351]/[.H351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51]-[.E351]" office:value-type="percentage" office:value="0">
            <text:p>0.0%</text:p>
          </table:table-cell>
        </table:table-row>
        <table:table-row table:style-name="ro1">
          <table:table-cell office:value-type="string">
            <text:p>Conceição do Tocantins</text:p>
          </table:table-cell>
          <table:table-cell office:value-type="float" office:value="1705607">
            <text:p>1705607</text:p>
          </table:table-cell>
          <table:table-cell office:value-type="float" office:value="2520">
            <text:p>2520</text:p>
          </table:table-cell>
          <table:table-cell office:value-type="float" office:value="0">
            <text:p>0</text:p>
          </table:table-cell>
          <table:table-cell table:style-name="ce2" table:formula="of:=[.D352]/[.C352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5607">
            <text:p>1705607</text:p>
          </table:table-cell>
          <table:table-cell office:value-type="float" office:value="2520">
            <text:p>2520</text:p>
          </table:table-cell>
          <table:table-cell office:value-type="float" office:value="0">
            <text:p>0</text:p>
          </table:table-cell>
          <table:table-cell table:style-name="ce2" table:formula="of:=[.I352]/[.H352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52]-[.E352]" office:value-type="percentage" office:value="0">
            <text:p>0.0%</text:p>
          </table:table-cell>
        </table:table-row>
        <table:table-row table:style-name="ro1">
          <table:table-cell office:value-type="string">
            <text:p>Couto de Magalhães</text:p>
          </table:table-cell>
          <table:table-cell office:value-type="float" office:value="1706001">
            <text:p>1706001</text:p>
          </table:table-cell>
          <table:table-cell office:value-type="float" office:value="1591">
            <text:p>1591</text:p>
          </table:table-cell>
          <table:table-cell office:value-type="string">
            <text:p>199.5</text:p>
          </table:table-cell>
          <table:table-cell table:style-name="ce2" table:formula="of:=[.D353]/[.C353]" office:value-type="percentage" office:value="0.12539283469516">
            <text:p>12.5%</text:p>
          </table:table-cell>
          <table:table-cell office:value-type="string">
            <text:p>124.6</text:p>
          </table:table-cell>
          <table:table-cell office:value-type="float" office:value="1706001">
            <text:p>1706001</text:p>
          </table:table-cell>
          <table:table-cell office:value-type="float" office:value="1591">
            <text:p>1591</text:p>
          </table:table-cell>
          <table:table-cell office:value-type="string">
            <text:p>231.7</text:p>
          </table:table-cell>
          <table:table-cell table:style-name="ce2" table:formula="of:=[.I353]/[.H353]" office:value-type="percentage" office:value="0.145631678189818">
            <text:p>14.6%</text:p>
          </table:table-cell>
          <table:table-cell office:value-type="string">
            <text:p>92.9</text:p>
          </table:table-cell>
          <table:table-cell table:style-name="ce2" table:formula="of:=[.J353]-[.E353]" office:value-type="percentage" office:value="0.0202388434946574">
            <text:p>2.0%</text:p>
          </table:table-cell>
        </table:table-row>
        <table:table-row table:style-name="ro1">
          <table:table-cell office:value-type="string">
            <text:p>Cristalândia</text:p>
          </table:table-cell>
          <table:table-cell office:value-type="float" office:value="1706100">
            <text:p>1706100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table:style-name="ce2" table:formula="of:=[.D354]/[.C354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6100">
            <text:p>1706100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table:style-name="ce2" table:formula="of:=[.I354]/[.H354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54]-[.E354]" office:value-type="percentage" office:value="0">
            <text:p>0.0%</text:p>
          </table:table-cell>
        </table:table-row>
        <table:table-row table:style-name="ro1">
          <table:table-cell office:value-type="string">
            <text:p>Crixás do Tocantins</text:p>
          </table:table-cell>
          <table:table-cell office:value-type="float" office:value="1706258">
            <text:p>1706258</text:p>
          </table:table-cell>
          <table:table-cell office:value-type="float" office:value="988">
            <text:p>988</text:p>
          </table:table-cell>
          <table:table-cell office:value-type="float" office:value="0">
            <text:p>0</text:p>
          </table:table-cell>
          <table:table-cell table:style-name="ce2" table:formula="of:=[.D355]/[.C355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6258">
            <text:p>1706258</text:p>
          </table:table-cell>
          <table:table-cell office:value-type="float" office:value="988">
            <text:p>988</text:p>
          </table:table-cell>
          <table:table-cell office:value-type="float" office:value="0">
            <text:p>0</text:p>
          </table:table-cell>
          <table:table-cell table:style-name="ce2" table:formula="of:=[.I355]/[.H355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55]-[.E355]" office:value-type="percentage" office:value="0">
            <text:p>0.0%</text:p>
          </table:table-cell>
        </table:table-row>
        <table:table-row table:style-name="ro1">
          <table:table-cell office:value-type="string">
            <text:p>Darcinópolis</text:p>
          </table:table-cell>
          <table:table-cell office:value-type="float" office:value="1706506">
            <text:p>1706506</text:p>
          </table:table-cell>
          <table:table-cell office:value-type="float" office:value="1558">
            <text:p>1558</text:p>
          </table:table-cell>
          <table:table-cell office:value-type="string">
            <text:p>43.2</text:p>
          </table:table-cell>
          <table:table-cell table:style-name="ce2" table:formula="of:=[.D356]/[.C356]" office:value-type="percentage" office:value="0.0277278562259307">
            <text:p>2.8%</text:p>
          </table:table-cell>
          <table:table-cell office:value-type="string">
            <text:p>11.6</text:p>
          </table:table-cell>
          <table:table-cell office:value-type="float" office:value="1706506">
            <text:p>1706506</text:p>
          </table:table-cell>
          <table:table-cell office:value-type="float" office:value="1558">
            <text:p>1558</text:p>
          </table:table-cell>
          <table:table-cell office:value-type="string">
            <text:p>47.1</text:p>
          </table:table-cell>
          <table:table-cell table:style-name="ce2" table:formula="of:=[.I356]/[.H356]" office:value-type="percentage" office:value="0.0302310654685494">
            <text:p>3.0%</text:p>
          </table:table-cell>
          <table:table-cell office:value-type="string">
            <text:p>7.1</text:p>
          </table:table-cell>
          <table:table-cell table:style-name="ce2" table:formula="of:=[.J356]-[.E356]" office:value-type="percentage" office:value="0.00250320924261874">
            <text:p>0.3%</text:p>
          </table:table-cell>
        </table:table-row>
        <table:table-row table:style-name="ro1">
          <table:table-cell office:value-type="string">
            <text:p>Dianópolis</text:p>
          </table:table-cell>
          <table:table-cell office:value-type="float" office:value="1707009">
            <text:p>1707009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table:style-name="ce2" table:formula="of:=[.D357]/[.C357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7009">
            <text:p>1707009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table:style-name="ce2" table:formula="of:=[.I357]/[.H357]" office:value-type="percentage" office:value="0">
            <text:p>0.0%</text:p>
          </table:table-cell>
          <table:table-cell office:value-type="string">
            <text:p>1.7</text:p>
          </table:table-cell>
          <table:table-cell table:style-name="ce2" table:formula="of:=[.J357]-[.E357]" office:value-type="percentage" office:value="0">
            <text:p>0.0%</text:p>
          </table:table-cell>
        </table:table-row>
        <table:table-row table:style-name="ro1">
          <table:table-cell office:value-type="string">
            <text:p>Divinópolis do Tocantins</text:p>
          </table:table-cell>
          <table:table-cell office:value-type="float" office:value="1707108">
            <text:p>1707108</text:p>
          </table:table-cell>
          <table:table-cell office:value-type="float" office:value="2355">
            <text:p>2355</text:p>
          </table:table-cell>
          <table:table-cell office:value-type="string">
            <text:p>12.8</text:p>
          </table:table-cell>
          <table:table-cell table:style-name="ce2" table:formula="of:=[.D358]/[.C358]" office:value-type="percentage" office:value="0.00543524416135881">
            <text:p>0.5%</text:p>
          </table:table-cell>
          <table:table-cell office:value-type="string">
            <text:p>61.4</text:p>
          </table:table-cell>
          <table:table-cell office:value-type="float" office:value="1707108">
            <text:p>1707108</text:p>
          </table:table-cell>
          <table:table-cell office:value-type="float" office:value="2355">
            <text:p>2355</text:p>
          </table:table-cell>
          <table:table-cell office:value-type="string">
            <text:p>18.3</text:p>
          </table:table-cell>
          <table:table-cell table:style-name="ce2" table:formula="of:=[.I358]/[.H358]" office:value-type="percentage" office:value="0.00777070063694268">
            <text:p>0.8%</text:p>
          </table:table-cell>
          <table:table-cell office:value-type="string">
            <text:p>58.2</text:p>
          </table:table-cell>
          <table:table-cell table:style-name="ce2" table:formula="of:=[.J358]-[.E358]" office:value-type="percentage" office:value="0.00233545647558386">
            <text:p>0.2%</text:p>
          </table:table-cell>
        </table:table-row>
        <table:table-row table:style-name="ro1">
          <table:table-cell office:value-type="string">
            <text:p>Dois Irmãos do Tocantins</text:p>
          </table:table-cell>
          <table:table-cell office:value-type="float" office:value="1707207">
            <text:p>1707207</text:p>
          </table:table-cell>
          <table:table-cell office:value-type="float" office:value="3772">
            <text:p>3772</text:p>
          </table:table-cell>
          <table:table-cell office:value-type="float" office:value="57">
            <text:p>57</text:p>
          </table:table-cell>
          <table:table-cell table:style-name="ce2" table:formula="of:=[.D359]/[.C359]" office:value-type="percentage" office:value="0.0151113467656416">
            <text:p>1.5%</text:p>
          </table:table-cell>
          <table:table-cell office:value-type="string">
            <text:p>85.4</text:p>
          </table:table-cell>
          <table:table-cell office:value-type="float" office:value="1707207">
            <text:p>1707207</text:p>
          </table:table-cell>
          <table:table-cell office:value-type="float" office:value="3772">
            <text:p>3772</text:p>
          </table:table-cell>
          <table:table-cell office:value-type="string">
            <text:p>65.4</text:p>
          </table:table-cell>
          <table:table-cell table:style-name="ce2" table:formula="of:=[.I359]/[.H359]" office:value-type="percentage" office:value="0.017338282078473">
            <text:p>1.7%</text:p>
          </table:table-cell>
          <table:table-cell office:value-type="string">
            <text:p>81.1</text:p>
          </table:table-cell>
          <table:table-cell table:style-name="ce2" table:formula="of:=[.J359]-[.E359]" office:value-type="percentage" office:value="0.00222693531283139">
            <text:p>0.2%</text:p>
          </table:table-cell>
        </table:table-row>
        <table:table-row table:style-name="ro1">
          <table:table-cell office:value-type="string">
            <text:p>Dueré</text:p>
          </table:table-cell>
          <table:table-cell office:value-type="float" office:value="1707306">
            <text:p>1707306</text:p>
          </table:table-cell>
          <table:table-cell office:value-type="float" office:value="3434">
            <text:p>3434</text:p>
          </table:table-cell>
          <table:table-cell office:value-type="string">
            <text:p>29.5</text:p>
          </table:table-cell>
          <table:table-cell table:style-name="ce2" table:formula="of:=[.D360]/[.C360]" office:value-type="percentage" office:value="0.00859056493884683">
            <text:p>0.9%</text:p>
          </table:table-cell>
          <table:table-cell office:value-type="string">
            <text:p>248.1</text:p>
          </table:table-cell>
          <table:table-cell office:value-type="float" office:value="1707306">
            <text:p>1707306</text:p>
          </table:table-cell>
          <table:table-cell office:value-type="float" office:value="3434">
            <text:p>3434</text:p>
          </table:table-cell>
          <table:table-cell office:value-type="string">
            <text:p>34.6</text:p>
          </table:table-cell>
          <table:table-cell table:style-name="ce2" table:formula="of:=[.I360]/[.H360]" office:value-type="percentage" office:value="0.0100757134536983">
            <text:p>1.0%</text:p>
          </table:table-cell>
          <table:table-cell office:value-type="string">
            <text:p>248.2</text:p>
          </table:table-cell>
          <table:table-cell table:style-name="ce2" table:formula="of:=[.J360]-[.E360]" office:value-type="percentage" office:value="0.00148514851485149">
            <text:p>0.1%</text:p>
          </table:table-cell>
        </table:table-row>
        <table:table-row table:style-name="ro1">
          <table:table-cell office:value-type="string">
            <text:p>Esperantina</text:p>
          </table:table-cell>
          <table:table-cell office:value-type="float" office:value="1707405">
            <text:p>1707405</text:p>
          </table:table-cell>
          <table:table-cell office:value-type="float" office:value="504">
            <text:p>504</text:p>
          </table:table-cell>
          <table:table-cell office:value-type="string">
            <text:p>197.6</text:p>
          </table:table-cell>
          <table:table-cell table:style-name="ce2" table:formula="of:=[.D361]/[.C361]" office:value-type="percentage" office:value="0.392063492063492">
            <text:p>39.2%</text:p>
          </table:table-cell>
          <table:table-cell office:value-type="string">
            <text:p>31.8</text:p>
          </table:table-cell>
          <table:table-cell office:value-type="float" office:value="1707405">
            <text:p>1707405</text:p>
          </table:table-cell>
          <table:table-cell office:value-type="float" office:value="504">
            <text:p>504</text:p>
          </table:table-cell>
          <table:table-cell office:value-type="string">
            <text:p>218.3</text:p>
          </table:table-cell>
          <table:table-cell table:style-name="ce2" table:formula="of:=[.I361]/[.H361]" office:value-type="percentage" office:value="0.433134920634921">
            <text:p>43.3%</text:p>
          </table:table-cell>
          <table:table-cell office:value-type="string">
            <text:p>11.4</text:p>
          </table:table-cell>
          <table:table-cell table:style-name="ce2" table:formula="of:=[.J361]-[.E361]" office:value-type="percentage" office:value="0.0410714285714286">
            <text:p>4.1%</text:p>
          </table:table-cell>
        </table:table-row>
        <table:table-row table:style-name="ro1">
          <table:table-cell office:value-type="string">
            <text:p>Fátima</text:p>
          </table:table-cell>
          <table:table-cell office:value-type="float" office:value="1707553">
            <text:p>1707553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table:style-name="ce2" table:formula="of:=[.D362]/[.C362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7553">
            <text:p>1707553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table:style-name="ce2" table:formula="of:=[.I362]/[.H362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62]-[.E362]" office:value-type="percentage" office:value="0">
            <text:p>0.0%</text:p>
          </table:table-cell>
        </table:table-row>
        <table:table-row table:style-name="ro1">
          <table:table-cell office:value-type="string">
            <text:p>Figueirópolis</text:p>
          </table:table-cell>
          <table:table-cell office:value-type="float" office:value="1707652">
            <text:p>1707652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table:style-name="ce2" table:formula="of:=[.D363]/[.C363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7652">
            <text:p>1707652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table:style-name="ce2" table:formula="of:=[.I363]/[.H36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63]-[.E363]" office:value-type="percentage" office:value="0">
            <text:p>0.0%</text:p>
          </table:table-cell>
        </table:table-row>
        <table:table-row table:style-name="ro1">
          <table:table-cell office:value-type="string">
            <text:p>Filadélfia</text:p>
          </table:table-cell>
          <table:table-cell office:value-type="float" office:value="1707702">
            <text:p>1707702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table:style-name="ce2" table:formula="of:=[.D364]/[.C364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7702">
            <text:p>1707702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table:style-name="ce2" table:formula="of:=[.I364]/[.H364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64]-[.E364]" office:value-type="percentage" office:value="0">
            <text:p>0.0%</text:p>
          </table:table-cell>
        </table:table-row>
        <table:table-row table:style-name="ro1">
          <table:table-cell office:value-type="string">
            <text:p>Formoso do Araguaia</text:p>
          </table:table-cell>
          <table:table-cell office:value-type="float" office:value="1708205">
            <text:p>1708205</text:p>
          </table:table-cell>
          <table:table-cell office:value-type="float" office:value="13459">
            <text:p>13459</text:p>
          </table:table-cell>
          <table:table-cell office:value-type="string">
            <text:p>157.9</text:p>
          </table:table-cell>
          <table:table-cell table:style-name="ce2" table:formula="of:=[.D365]/[.C365]" office:value-type="percentage" office:value="0.0117319265918716">
            <text:p>1.2%</text:p>
          </table:table-cell>
          <table:table-cell office:value-type="string">
            <text:p>867.6</text:p>
          </table:table-cell>
          <table:table-cell office:value-type="float" office:value="1708205">
            <text:p>1708205</text:p>
          </table:table-cell>
          <table:table-cell office:value-type="float" office:value="13459">
            <text:p>13459</text:p>
          </table:table-cell>
          <table:table-cell office:value-type="string">
            <text:p>187.5</text:p>
          </table:table-cell>
          <table:table-cell table:style-name="ce2" table:formula="of:=[.I365]/[.H365]" office:value-type="percentage" office:value="0.0139311984545657">
            <text:p>1.4%</text:p>
          </table:table-cell>
          <table:table-cell office:value-type="string">
            <text:p>843.1</text:p>
          </table:table-cell>
          <table:table-cell table:style-name="ce2" table:formula="of:=[.J365]-[.E365]" office:value-type="percentage" office:value="0.00219927186269411">
            <text:p>0.2%</text:p>
          </table:table-cell>
        </table:table-row>
        <table:table-row table:style-name="ro1">
          <table:table-cell office:value-type="string">
            <text:p>Fortaleza do Tabocão</text:p>
          </table:table-cell>
          <table:table-cell office:value-type="float" office:value="1708254">
            <text:p>1708254</text:p>
          </table:table-cell>
          <table:table-cell office:value-type="float" office:value="622">
            <text:p>622</text:p>
          </table:table-cell>
          <table:table-cell office:value-type="string">
            <text:p>400.9</text:p>
          </table:table-cell>
          <table:table-cell table:style-name="ce2" table:formula="of:=[.D366]/[.C366]" office:value-type="percentage" office:value="0.644533762057878">
            <text:p>64.5%</text:p>
          </table:table-cell>
          <table:table-cell office:value-type="string">
            <text:p>0.4</text:p>
          </table:table-cell>
          <table:table-cell office:value-type="float" office:value="1708254">
            <text:p>1708254</text:p>
          </table:table-cell>
          <table:table-cell office:value-type="float" office:value="622">
            <text:p>622</text:p>
          </table:table-cell>
          <table:table-cell office:value-type="string">
            <text:p>401.1</text:p>
          </table:table-cell>
          <table:table-cell table:style-name="ce2" table:formula="of:=[.I366]/[.H366]" office:value-type="percentage" office:value="0.644855305466238">
            <text:p>64.5%</text:p>
          </table:table-cell>
          <table:table-cell office:value-type="string">
            <text:p>1.6</text:p>
          </table:table-cell>
          <table:table-cell table:style-name="ce2" table:formula="of:=[.J366]-[.E366]" office:value-type="percentage" office:value="0.000321543408360103">
            <text:p>0.0%</text:p>
          </table:table-cell>
        </table:table-row>
        <table:table-row table:style-name="ro1">
          <table:table-cell office:value-type="string">
            <text:p>Goianorte</text:p>
          </table:table-cell>
          <table:table-cell office:value-type="float" office:value="1708304">
            <text:p>1708304</text:p>
          </table:table-cell>
          <table:table-cell office:value-type="float" office:value="1806">
            <text:p>1806</text:p>
          </table:table-cell>
          <table:table-cell office:value-type="string">
            <text:p>91.7</text:p>
          </table:table-cell>
          <table:table-cell table:style-name="ce2" table:formula="of:=[.D367]/[.C367]" office:value-type="percentage" office:value="0.0507751937984496">
            <text:p>5.1%</text:p>
          </table:table-cell>
          <table:table-cell office:value-type="string">
            <text:p>62.2</text:p>
          </table:table-cell>
          <table:table-cell office:value-type="float" office:value="1708304">
            <text:p>1708304</text:p>
          </table:table-cell>
          <table:table-cell office:value-type="float" office:value="1806">
            <text:p>1806</text:p>
          </table:table-cell>
          <table:table-cell office:value-type="string">
            <text:p>102.5</text:p>
          </table:table-cell>
          <table:table-cell table:style-name="ce2" table:formula="of:=[.I367]/[.H367]" office:value-type="percentage" office:value="0.0567552602436323">
            <text:p>5.7%</text:p>
          </table:table-cell>
          <table:table-cell office:value-type="string">
            <text:p>50.6</text:p>
          </table:table-cell>
          <table:table-cell table:style-name="ce2" table:formula="of:=[.J367]-[.E367]" office:value-type="percentage" office:value="0.00598006644518272">
            <text:p>0.6%</text:p>
          </table:table-cell>
        </table:table-row>
        <table:table-row table:style-name="ro1">
          <table:table-cell office:value-type="string">
            <text:p>Goiatins</text:p>
          </table:table-cell>
          <table:table-cell office:value-type="float" office:value="1709005">
            <text:p>1709005</text:p>
          </table:table-cell>
          <table:table-cell office:value-type="float" office:value="6451">
            <text:p>6451</text:p>
          </table:table-cell>
          <table:table-cell office:value-type="float" office:value="0">
            <text:p>0</text:p>
          </table:table-cell>
          <table:table-cell table:style-name="ce2" table:formula="of:=[.D368]/[.C368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9005">
            <text:p>1709005</text:p>
          </table:table-cell>
          <table:table-cell office:value-type="float" office:value="6451">
            <text:p>6451</text:p>
          </table:table-cell>
          <table:table-cell office:value-type="float" office:value="0">
            <text:p>0</text:p>
          </table:table-cell>
          <table:table-cell table:style-name="ce2" table:formula="of:=[.I368]/[.H368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68]-[.E368]" office:value-type="percentage" office:value="0">
            <text:p>0.0%</text:p>
          </table:table-cell>
        </table:table-row>
        <table:table-row table:style-name="ro1">
          <table:table-cell office:value-type="string">
            <text:p>Guaraí</text:p>
          </table:table-cell>
          <table:table-cell office:value-type="float" office:value="1709302">
            <text:p>1709302</text:p>
          </table:table-cell>
          <table:table-cell office:value-type="float" office:value="2279">
            <text:p>2279</text:p>
          </table:table-cell>
          <table:table-cell office:value-type="string">
            <text:p>999.9</text:p>
          </table:table-cell>
          <table:table-cell table:style-name="ce2" table:formula="of:=[.D369]/[.C369]" office:value-type="percentage" office:value="0.438745063624397">
            <text:p>43.9%</text:p>
          </table:table-cell>
          <table:table-cell office:value-type="string">
            <text:p>193.3</text:p>
          </table:table-cell>
          <table:table-cell office:value-type="float" office:value="1709302">
            <text:p>1709302</text:p>
          </table:table-cell>
          <table:table-cell office:value-type="float" office:value="2279">
            <text:p>2279</text:p>
          </table:table-cell>
          <table:table-cell office:value-type="string">
            <text:p>1021.6</text:p>
          </table:table-cell>
          <table:table-cell table:style-name="ce2" table:formula="of:=[.I369]/[.H369]" office:value-type="percentage" office:value="0.448266783677051">
            <text:p>44.8%</text:p>
          </table:table-cell>
          <table:table-cell office:value-type="string">
            <text:p>172.8</text:p>
          </table:table-cell>
          <table:table-cell table:style-name="ce2" table:formula="of:=[.J369]-[.E369]" office:value-type="percentage" office:value="0.00952172005265473">
            <text:p>1.0%</text:p>
          </table:table-cell>
        </table:table-row>
        <table:table-row table:style-name="ro1">
          <table:table-cell office:value-type="string">
            <text:p>Gurupi</text:p>
          </table:table-cell>
          <table:table-cell office:value-type="float" office:value="1709500">
            <text:p>1709500</text:p>
          </table:table-cell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table:style-name="ce2" table:formula="of:=[.D370]/[.C370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9500">
            <text:p>1709500</text:p>
          </table:table-cell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table:style-name="ce2" table:formula="of:=[.I370]/[.H370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70]-[.E370]" office:value-type="percentage" office:value="0">
            <text:p>0.0%</text:p>
          </table:table-cell>
        </table:table-row>
        <table:table-row table:style-name="ro1">
          <table:table-cell office:value-type="string">
            <text:p>Ipueiras</text:p>
          </table:table-cell>
          <table:table-cell office:value-type="float" office:value="1709807">
            <text:p>1709807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table:style-name="ce2" table:formula="of:=[.D371]/[.C371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09807">
            <text:p>1709807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table:style-name="ce2" table:formula="of:=[.I371]/[.H371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71]-[.E371]" office:value-type="percentage" office:value="0">
            <text:p>0.0%</text:p>
          </table:table-cell>
        </table:table-row>
        <table:table-row table:style-name="ro1">
          <table:table-cell office:value-type="string">
            <text:p>Itacajá</text:p>
          </table:table-cell>
          <table:table-cell office:value-type="float" office:value="1710508">
            <text:p>1710508</text:p>
          </table:table-cell>
          <table:table-cell office:value-type="float" office:value="3072">
            <text:p>3072</text:p>
          </table:table-cell>
          <table:table-cell office:value-type="float" office:value="0">
            <text:p>0</text:p>
          </table:table-cell>
          <table:table-cell table:style-name="ce2" table:formula="of:=[.D372]/[.C372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0508">
            <text:p>1710508</text:p>
          </table:table-cell>
          <table:table-cell office:value-type="float" office:value="3072">
            <text:p>3072</text:p>
          </table:table-cell>
          <table:table-cell office:value-type="float" office:value="0">
            <text:p>0</text:p>
          </table:table-cell>
          <table:table-cell table:style-name="ce2" table:formula="of:=[.I372]/[.H372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72]-[.E372]" office:value-type="percentage" office:value="0">
            <text:p>0.0%</text:p>
          </table:table-cell>
        </table:table-row>
        <table:table-row table:style-name="ro1">
          <table:table-cell office:value-type="string">
            <text:p>Itaguatins</text:p>
          </table:table-cell>
          <table:table-cell office:value-type="float" office:value="1710706">
            <text:p>1710706</text:p>
          </table:table-cell>
          <table:table-cell office:value-type="float" office:value="745">
            <text:p>745</text:p>
          </table:table-cell>
          <table:table-cell office:value-type="string">
            <text:p>322.5</text:p>
          </table:table-cell>
          <table:table-cell table:style-name="ce2" table:formula="of:=[.D373]/[.C373]" office:value-type="percentage" office:value="0.432885906040268">
            <text:p>43.3%</text:p>
          </table:table-cell>
          <table:table-cell office:value-type="string">
            <text:p>101.7</text:p>
          </table:table-cell>
          <table:table-cell office:value-type="float" office:value="1710706">
            <text:p>1710706</text:p>
          </table:table-cell>
          <table:table-cell office:value-type="float" office:value="745">
            <text:p>745</text:p>
          </table:table-cell>
          <table:table-cell office:value-type="float" office:value="362">
            <text:p>362</text:p>
          </table:table-cell>
          <table:table-cell table:style-name="ce2" table:formula="of:=[.I373]/[.H373]" office:value-type="percentage" office:value="0.485906040268456">
            <text:p>48.6%</text:p>
          </table:table-cell>
          <table:table-cell office:value-type="string">
            <text:p>60.9</text:p>
          </table:table-cell>
          <table:table-cell table:style-name="ce2" table:formula="of:=[.J373]-[.E373]" office:value-type="percentage" office:value="0.0530201342281879">
            <text:p>5.3%</text:p>
          </table:table-cell>
        </table:table-row>
        <table:table-row table:style-name="ro1">
          <table:table-cell office:value-type="string">
            <text:p>Itapiratins</text:p>
          </table:table-cell>
          <table:table-cell office:value-type="float" office:value="1710904">
            <text:p>1710904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table:style-name="ce2" table:formula="of:=[.D374]/[.C374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0904">
            <text:p>1710904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table:style-name="ce2" table:formula="of:=[.I374]/[.H374]" office:value-type="percentage" office:value="0">
            <text:p>0.0%</text:p>
          </table:table-cell>
          <table:table-cell office:value-type="string">
            <text:p>0.9</text:p>
          </table:table-cell>
          <table:table-cell table:style-name="ce2" table:formula="of:=[.J374]-[.E374]" office:value-type="percentage" office:value="0">
            <text:p>0.0%</text:p>
          </table:table-cell>
        </table:table-row>
        <table:table-row table:style-name="ro1">
          <table:table-cell office:value-type="string">
            <text:p>Itaporã do Tocantins</text:p>
          </table:table-cell>
          <table:table-cell office:value-type="float" office:value="1711100">
            <text:p>1711100</text:p>
          </table:table-cell>
          <table:table-cell office:value-type="float" office:value="924">
            <text:p>924</text:p>
          </table:table-cell>
          <table:table-cell office:value-type="string">
            <text:p>850.3</text:p>
          </table:table-cell>
          <table:table-cell table:style-name="ce2" table:formula="of:=[.D375]/[.C375]" office:value-type="percentage" office:value="0.920238095238095">
            <text:p>92.0%</text:p>
          </table:table-cell>
          <table:table-cell office:value-type="string">
            <text:p>73.2</text:p>
          </table:table-cell>
          <table:table-cell office:value-type="float" office:value="1711100">
            <text:p>1711100</text:p>
          </table:table-cell>
          <table:table-cell office:value-type="float" office:value="924">
            <text:p>924</text:p>
          </table:table-cell>
          <table:table-cell office:value-type="string">
            <text:p>877.4</text:p>
          </table:table-cell>
          <table:table-cell table:style-name="ce2" table:formula="of:=[.I375]/[.H375]" office:value-type="percentage" office:value="0.9495670995671">
            <text:p>95.0%</text:p>
          </table:table-cell>
          <table:table-cell office:value-type="string">
            <text:p>46.1</text:p>
          </table:table-cell>
          <table:table-cell table:style-name="ce2" table:formula="of:=[.J375]-[.E375]" office:value-type="percentage" office:value="0.0293290043290043">
            <text:p>2.9%</text:p>
          </table:table-cell>
        </table:table-row>
        <table:table-row table:style-name="ro1">
          <table:table-cell office:value-type="string">
            <text:p>Jaú do Tocantins</text:p>
          </table:table-cell>
          <table:table-cell office:value-type="float" office:value="1711506">
            <text:p>1711506</text:p>
          </table:table-cell>
          <table:table-cell office:value-type="float" office:value="2186">
            <text:p>2186</text:p>
          </table:table-cell>
          <table:table-cell office:value-type="float" office:value="0">
            <text:p>0</text:p>
          </table:table-cell>
          <table:table-cell table:style-name="ce2" table:formula="of:=[.D376]/[.C376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1506">
            <text:p>1711506</text:p>
          </table:table-cell>
          <table:table-cell office:value-type="float" office:value="2186">
            <text:p>2186</text:p>
          </table:table-cell>
          <table:table-cell office:value-type="float" office:value="0">
            <text:p>0</text:p>
          </table:table-cell>
          <table:table-cell table:style-name="ce2" table:formula="of:=[.I376]/[.H376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76]-[.E376]" office:value-type="percentage" office:value="0">
            <text:p>0.0%</text:p>
          </table:table-cell>
        </table:table-row>
        <table:table-row table:style-name="ro1">
          <table:table-cell office:value-type="string">
            <text:p>Juarina</text:p>
          </table:table-cell>
          <table:table-cell office:value-type="float" office:value="1711803">
            <text:p>1711803</text:p>
          </table:table-cell>
          <table:table-cell office:value-type="float" office:value="482">
            <text:p>482</text:p>
          </table:table-cell>
          <table:table-cell office:value-type="string">
            <text:p>201.9</text:p>
          </table:table-cell>
          <table:table-cell table:style-name="ce2" table:formula="of:=[.D377]/[.C377]" office:value-type="percentage" office:value="0.418879668049793">
            <text:p>41.9%</text:p>
          </table:table-cell>
          <table:table-cell office:value-type="string">
            <text:p>21.9</text:p>
          </table:table-cell>
          <table:table-cell office:value-type="float" office:value="1711803">
            <text:p>1711803</text:p>
          </table:table-cell>
          <table:table-cell office:value-type="float" office:value="482">
            <text:p>482</text:p>
          </table:table-cell>
          <table:table-cell office:value-type="string">
            <text:p>210.3</text:p>
          </table:table-cell>
          <table:table-cell table:style-name="ce2" table:formula="of:=[.I377]/[.H377]" office:value-type="percentage" office:value="0.436307053941909">
            <text:p>43.6%</text:p>
          </table:table-cell>
          <table:table-cell office:value-type="string">
            <text:p>13.4</text:p>
          </table:table-cell>
          <table:table-cell table:style-name="ce2" table:formula="of:=[.J377]-[.E377]" office:value-type="percentage" office:value="0.0174273858921162">
            <text:p>1.7%</text:p>
          </table:table-cell>
        </table:table-row>
        <table:table-row table:style-name="ro1">
          <table:table-cell office:value-type="string">
            <text:p>Lagoa da Confusão</text:p>
          </table:table-cell>
          <table:table-cell office:value-type="float" office:value="1711902">
            <text:p>1711902</text:p>
          </table:table-cell>
          <table:table-cell office:value-type="float" office:value="10578">
            <text:p>10578</text:p>
          </table:table-cell>
          <table:table-cell office:value-type="string">
            <text:p>164.9</text:p>
          </table:table-cell>
          <table:table-cell table:style-name="ce2" table:formula="of:=[.D378]/[.C378]" office:value-type="percentage" office:value="0.0155889582151635">
            <text:p>1.6%</text:p>
          </table:table-cell>
          <table:table-cell office:value-type="string">
            <text:p>2072.8</text:p>
          </table:table-cell>
          <table:table-cell office:value-type="float" office:value="1711902">
            <text:p>1711902</text:p>
          </table:table-cell>
          <table:table-cell office:value-type="float" office:value="10578">
            <text:p>10578</text:p>
          </table:table-cell>
          <table:table-cell office:value-type="string">
            <text:p>241.3</text:p>
          </table:table-cell>
          <table:table-cell table:style-name="ce2" table:formula="of:=[.I378]/[.H378]" office:value-type="percentage" office:value="0.022811495556816">
            <text:p>2.3%</text:p>
          </table:table-cell>
          <table:table-cell office:value-type="string">
            <text:p>1998.9</text:p>
          </table:table-cell>
          <table:table-cell table:style-name="ce2" table:formula="of:=[.J378]-[.E378]" office:value-type="percentage" office:value="0.00722253734165249">
            <text:p>0.7%</text:p>
          </table:table-cell>
        </table:table-row>
        <table:table-row table:style-name="ro1">
          <table:table-cell office:value-type="string">
            <text:p>Lagoa do Tocantins</text:p>
          </table:table-cell>
          <table:table-cell office:value-type="float" office:value="1711951">
            <text:p>1711951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table:style-name="ce2" table:formula="of:=[.D379]/[.C379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1951">
            <text:p>1711951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table:style-name="ce2" table:formula="of:=[.I379]/[.H379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79]-[.E379]" office:value-type="percentage" office:value="0">
            <text:p>0.0%</text:p>
          </table:table-cell>
        </table:table-row>
        <table:table-row table:style-name="ro1">
          <table:table-cell office:value-type="string">
            <text:p>Lajeado</text:p>
          </table:table-cell>
          <table:table-cell office:value-type="float" office:value="1712009">
            <text:p>1712009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table:style-name="ce2" table:formula="of:=[.D380]/[.C380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2009">
            <text:p>1712009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table:style-name="ce2" table:formula="of:=[.I380]/[.H380]" office:value-type="percentage" office:value="0">
            <text:p>0.0%</text:p>
          </table:table-cell>
          <table:table-cell office:value-type="string">
            <text:p>1.2</text:p>
          </table:table-cell>
          <table:table-cell table:style-name="ce2" table:formula="of:=[.J380]-[.E380]" office:value-type="percentage" office:value="0">
            <text:p>0.0%</text:p>
          </table:table-cell>
        </table:table-row>
        <table:table-row table:style-name="ro1">
          <table:table-cell office:value-type="string">
            <text:p>Lavandeira</text:p>
          </table:table-cell>
          <table:table-cell office:value-type="float" office:value="1712157">
            <text:p>1712157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table:style-name="ce2" table:formula="of:=[.D381]/[.C381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2157">
            <text:p>1712157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table:style-name="ce2" table:formula="of:=[.I381]/[.H381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81]-[.E381]" office:value-type="percentage" office:value="0">
            <text:p>0.0%</text:p>
          </table:table-cell>
        </table:table-row>
        <table:table-row table:style-name="ro1">
          <table:table-cell office:value-type="string">
            <text:p>Lizarda</text:p>
          </table:table-cell>
          <table:table-cell office:value-type="float" office:value="1712405">
            <text:p>1712405</text:p>
          </table:table-cell>
          <table:table-cell office:value-type="float" office:value="5768">
            <text:p>5768</text:p>
          </table:table-cell>
          <table:table-cell office:value-type="float" office:value="0">
            <text:p>0</text:p>
          </table:table-cell>
          <table:table-cell table:style-name="ce2" table:formula="of:=[.D382]/[.C382]" office:value-type="percentage" office:value="0">
            <text:p>0.0%</text:p>
          </table:table-cell>
          <table:table-cell office:value-type="string">
            <text:p>2.9</text:p>
          </table:table-cell>
          <table:table-cell office:value-type="float" office:value="1712405">
            <text:p>1712405</text:p>
          </table:table-cell>
          <table:table-cell office:value-type="float" office:value="5768">
            <text:p>5768</text:p>
          </table:table-cell>
          <table:table-cell office:value-type="float" office:value="0">
            <text:p>0</text:p>
          </table:table-cell>
          <table:table-cell table:style-name="ce2" table:formula="of:=[.I382]/[.H382]" office:value-type="percentage" office:value="0">
            <text:p>0.0%</text:p>
          </table:table-cell>
          <table:table-cell office:value-type="string">
            <text:p>2.6</text:p>
          </table:table-cell>
          <table:table-cell table:style-name="ce2" table:formula="of:=[.J382]-[.E382]" office:value-type="percentage" office:value="0">
            <text:p>0.0%</text:p>
          </table:table-cell>
        </table:table-row>
        <table:table-row table:style-name="ro1">
          <table:table-cell office:value-type="string">
            <text:p>Luzinópolis</text:p>
          </table:table-cell>
          <table:table-cell office:value-type="float" office:value="1712454">
            <text:p>1712454</text:p>
          </table:table-cell>
          <table:table-cell office:value-type="float" office:value="281">
            <text:p>281</text:p>
          </table:table-cell>
          <table:table-cell office:value-type="string">
            <text:p>151.8</text:p>
          </table:table-cell>
          <table:table-cell table:style-name="ce2" table:formula="of:=[.D383]/[.C383]" office:value-type="percentage" office:value="0.540213523131673">
            <text:p>54.0%</text:p>
          </table:table-cell>
          <table:table-cell office:value-type="float" office:value="25">
            <text:p>25</text:p>
          </table:table-cell>
          <table:table-cell office:value-type="float" office:value="1712454">
            <text:p>1712454</text:p>
          </table:table-cell>
          <table:table-cell office:value-type="float" office:value="281">
            <text:p>281</text:p>
          </table:table-cell>
          <table:table-cell office:value-type="float" office:value="156">
            <text:p>156</text:p>
          </table:table-cell>
          <table:table-cell table:style-name="ce2" table:formula="of:=[.I383]/[.H383]" office:value-type="percentage" office:value="0.555160142348754">
            <text:p>55.5%</text:p>
          </table:table-cell>
          <table:table-cell office:value-type="string">
            <text:p>21.5</text:p>
          </table:table-cell>
          <table:table-cell table:style-name="ce2" table:formula="of:=[.J383]-[.E383]" office:value-type="percentage" office:value="0.0149466192170818">
            <text:p>1.5%</text:p>
          </table:table-cell>
        </table:table-row>
        <table:table-row table:style-name="ro1">
          <table:table-cell office:value-type="string">
            <text:p>Marianópolis do Tocantins</text:p>
          </table:table-cell>
          <table:table-cell office:value-type="float" office:value="1712504">
            <text:p>1712504</text:p>
          </table:table-cell>
          <table:table-cell office:value-type="float" office:value="2096">
            <text:p>2096</text:p>
          </table:table-cell>
          <table:table-cell office:value-type="string">
            <text:p>106.6</text:p>
          </table:table-cell>
          <table:table-cell table:style-name="ce2" table:formula="of:=[.D384]/[.C384]" office:value-type="percentage" office:value="0.0508587786259542">
            <text:p>5.1%</text:p>
          </table:table-cell>
          <table:table-cell office:value-type="string">
            <text:p>226.5</text:p>
          </table:table-cell>
          <table:table-cell office:value-type="float" office:value="1712504">
            <text:p>1712504</text:p>
          </table:table-cell>
          <table:table-cell office:value-type="float" office:value="2096">
            <text:p>2096</text:p>
          </table:table-cell>
          <table:table-cell office:value-type="string">
            <text:p>144.2</text:p>
          </table:table-cell>
          <table:table-cell table:style-name="ce2" table:formula="of:=[.I384]/[.H384]" office:value-type="percentage" office:value="0.0687977099236641">
            <text:p>6.9%</text:p>
          </table:table-cell>
          <table:table-cell office:value-type="string">
            <text:p>195.4</text:p>
          </table:table-cell>
          <table:table-cell table:style-name="ce2" table:formula="of:=[.J384]-[.E384]" office:value-type="percentage" office:value="0.0179389312977099">
            <text:p>1.8%</text:p>
          </table:table-cell>
        </table:table-row>
        <table:table-row table:style-name="ro1">
          <table:table-cell office:value-type="string">
            <text:p>Mateiros</text:p>
          </table:table-cell>
          <table:table-cell office:value-type="float" office:value="1712702">
            <text:p>1712702</text:p>
          </table:table-cell>
          <table:table-cell office:value-type="float" office:value="9675">
            <text:p>9675</text:p>
          </table:table-cell>
          <table:table-cell office:value-type="float" office:value="0">
            <text:p>0</text:p>
          </table:table-cell>
          <table:table-cell table:style-name="ce2" table:formula="of:=[.D385]/[.C385]" office:value-type="percentage" office:value="0">
            <text:p>0.0%</text:p>
          </table:table-cell>
          <table:table-cell office:value-type="string">
            <text:p>0.1</text:p>
          </table:table-cell>
          <table:table-cell office:value-type="float" office:value="1712702">
            <text:p>1712702</text:p>
          </table:table-cell>
          <table:table-cell office:value-type="float" office:value="9675">
            <text:p>9675</text:p>
          </table:table-cell>
          <table:table-cell office:value-type="float" office:value="0">
            <text:p>0</text:p>
          </table:table-cell>
          <table:table-cell table:style-name="ce2" table:formula="of:=[.I385]/[.H385]" office:value-type="percentage" office:value="0">
            <text:p>0.0%</text:p>
          </table:table-cell>
          <table:table-cell office:value-type="string">
            <text:p>3.7</text:p>
          </table:table-cell>
          <table:table-cell table:style-name="ce2" table:formula="of:=[.J385]-[.E385]" office:value-type="percentage" office:value="0">
            <text:p>0.0%</text:p>
          </table:table-cell>
        </table:table-row>
        <table:table-row table:style-name="ro1">
          <table:table-cell office:value-type="string">
            <text:p>Maurilândia do Tocantins</text:p>
          </table:table-cell>
          <table:table-cell office:value-type="float" office:value="1712801">
            <text:p>1712801</text:p>
          </table:table-cell>
          <table:table-cell office:value-type="float" office:value="741">
            <text:p>741</text:p>
          </table:table-cell>
          <table:table-cell office:value-type="string">
            <text:p>134.3</text:p>
          </table:table-cell>
          <table:table-cell table:style-name="ce2" table:formula="of:=[.D386]/[.C386]" office:value-type="percentage" office:value="0.181241565452092">
            <text:p>18.1%</text:p>
          </table:table-cell>
          <table:table-cell office:value-type="string">
            <text:p>73.6</text:p>
          </table:table-cell>
          <table:table-cell office:value-type="float" office:value="1712801">
            <text:p>1712801</text:p>
          </table:table-cell>
          <table:table-cell office:value-type="float" office:value="741">
            <text:p>741</text:p>
          </table:table-cell>
          <table:table-cell office:value-type="string">
            <text:p>143.7</text:p>
          </table:table-cell>
          <table:table-cell table:style-name="ce2" table:formula="of:=[.I386]/[.H386]" office:value-type="percentage" office:value="0.193927125506073">
            <text:p>19.4%</text:p>
          </table:table-cell>
          <table:table-cell office:value-type="string">
            <text:p>62.2</text:p>
          </table:table-cell>
          <table:table-cell table:style-name="ce2" table:formula="of:=[.J386]-[.E386]" office:value-type="percentage" office:value="0.0126855600539811">
            <text:p>1.3%</text:p>
          </table:table-cell>
        </table:table-row>
        <table:table-row table:style-name="ro1">
          <table:table-cell office:value-type="string">
            <text:p>Miracema do Tocantins</text:p>
          </table:table-cell>
          <table:table-cell office:value-type="float" office:value="1713205">
            <text:p>1713205</text:p>
          </table:table-cell>
          <table:table-cell office:value-type="float" office:value="2664">
            <text:p>2664</text:p>
          </table:table-cell>
          <table:table-cell office:value-type="float" office:value="0">
            <text:p>0</text:p>
          </table:table-cell>
          <table:table-cell table:style-name="ce2" table:formula="of:=[.D387]/[.C387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3205">
            <text:p>1713205</text:p>
          </table:table-cell>
          <table:table-cell office:value-type="float" office:value="2664">
            <text:p>2664</text:p>
          </table:table-cell>
          <table:table-cell office:value-type="float" office:value="0">
            <text:p>0</text:p>
          </table:table-cell>
          <table:table-cell table:style-name="ce2" table:formula="of:=[.I387]/[.H387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87]-[.E387]" office:value-type="percentage" office:value="0">
            <text:p>0.0%</text:p>
          </table:table-cell>
        </table:table-row>
        <table:table-row table:style-name="ro1">
          <table:table-cell office:value-type="string">
            <text:p>Miranorte</text:p>
          </table:table-cell>
          <table:table-cell office:value-type="float" office:value="1713304">
            <text:p>1713304</text:p>
          </table:table-cell>
          <table:table-cell office:value-type="float" office:value="1037">
            <text:p>1037</text:p>
          </table:table-cell>
          <table:table-cell office:value-type="string">
            <text:p>315.6</text:p>
          </table:table-cell>
          <table:table-cell table:style-name="ce2" table:formula="of:=[.D388]/[.C388]" office:value-type="percentage" office:value="0.304339440694311">
            <text:p>30.4%</text:p>
          </table:table-cell>
          <table:table-cell office:value-type="string">
            <text:p>13.3</text:p>
          </table:table-cell>
          <table:table-cell office:value-type="float" office:value="1713304">
            <text:p>1713304</text:p>
          </table:table-cell>
          <table:table-cell office:value-type="float" office:value="1037">
            <text:p>1037</text:p>
          </table:table-cell>
          <table:table-cell office:value-type="string">
            <text:p>318.9</text:p>
          </table:table-cell>
          <table:table-cell table:style-name="ce2" table:formula="of:=[.I388]/[.H388]" office:value-type="percentage" office:value="0.307521697203472">
            <text:p>30.8%</text:p>
          </table:table-cell>
          <table:table-cell office:value-type="string">
            <text:p>9.8</text:p>
          </table:table-cell>
          <table:table-cell table:style-name="ce2" table:formula="of:=[.J388]-[.E388]" office:value-type="percentage" office:value="0.00318225650916104">
            <text:p>0.3%</text:p>
          </table:table-cell>
        </table:table-row>
        <table:table-row table:style-name="ro1">
          <table:table-cell office:value-type="string">
            <text:p>Monte do Carmo</text:p>
          </table:table-cell>
          <table:table-cell office:value-type="float" office:value="1713601">
            <text:p>1713601</text:p>
          </table:table-cell>
          <table:table-cell office:value-type="float" office:value="3634">
            <text:p>3634</text:p>
          </table:table-cell>
          <table:table-cell office:value-type="float" office:value="0">
            <text:p>0</text:p>
          </table:table-cell>
          <table:table-cell table:style-name="ce2" table:formula="of:=[.D389]/[.C389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3601">
            <text:p>1713601</text:p>
          </table:table-cell>
          <table:table-cell office:value-type="float" office:value="3634">
            <text:p>3634</text:p>
          </table:table-cell>
          <table:table-cell office:value-type="float" office:value="0">
            <text:p>0</text:p>
          </table:table-cell>
          <table:table-cell table:style-name="ce2" table:formula="of:=[.I389]/[.H389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89]-[.E389]" office:value-type="percentage" office:value="0">
            <text:p>0.0%</text:p>
          </table:table-cell>
        </table:table-row>
        <table:table-row table:style-name="ro1">
          <table:table-cell office:value-type="string">
            <text:p>Monte Santo do Tocantins</text:p>
          </table:table-cell>
          <table:table-cell office:value-type="float" office:value="1713700">
            <text:p>1713700</text:p>
          </table:table-cell>
          <table:table-cell office:value-type="float" office:value="1096">
            <text:p>1096</text:p>
          </table:table-cell>
          <table:table-cell office:value-type="string">
            <text:p>0.4</text:p>
          </table:table-cell>
          <table:table-cell table:style-name="ce2" table:formula="of:=[.D390]/[.C390]" office:value-type="percentage" office:value="0.000364963503649635">
            <text:p>0.0%</text:p>
          </table:table-cell>
          <table:table-cell office:value-type="string">
            <text:p>11.3</text:p>
          </table:table-cell>
          <table:table-cell office:value-type="float" office:value="1713700">
            <text:p>1713700</text:p>
          </table:table-cell>
          <table:table-cell office:value-type="float" office:value="1096">
            <text:p>1096</text:p>
          </table:table-cell>
          <table:table-cell office:value-type="string">
            <text:p>0.7</text:p>
          </table:table-cell>
          <table:table-cell table:style-name="ce2" table:formula="of:=[.I390]/[.H390]" office:value-type="percentage" office:value="0.000638686131386861">
            <text:p>0.1%</text:p>
          </table:table-cell>
          <table:table-cell office:value-type="string">
            <text:p>11.4</text:p>
          </table:table-cell>
          <table:table-cell table:style-name="ce2" table:formula="of:=[.J390]-[.E390]" office:value-type="percentage" office:value="0.000273722627737226">
            <text:p>0.0%</text:p>
          </table:table-cell>
        </table:table-row>
        <table:table-row table:style-name="ro1">
          <table:table-cell office:value-type="string">
            <text:p>Palmeiras do Tocantins</text:p>
          </table:table-cell>
          <table:table-cell office:value-type="float" office:value="1713809">
            <text:p>1713809</text:p>
          </table:table-cell>
          <table:table-cell office:value-type="float" office:value="751">
            <text:p>751</text:p>
          </table:table-cell>
          <table:table-cell office:value-type="string">
            <text:p>50.1</text:p>
          </table:table-cell>
          <table:table-cell table:style-name="ce2" table:formula="of:=[.D391]/[.C391]" office:value-type="percentage" office:value="0.066711051930759">
            <text:p>6.7%</text:p>
          </table:table-cell>
          <table:table-cell office:value-type="float" office:value="30">
            <text:p>30</text:p>
          </table:table-cell>
          <table:table-cell office:value-type="float" office:value="1713809">
            <text:p>1713809</text:p>
          </table:table-cell>
          <table:table-cell office:value-type="float" office:value="751">
            <text:p>751</text:p>
          </table:table-cell>
          <table:table-cell office:value-type="string">
            <text:p>58.1</text:p>
          </table:table-cell>
          <table:table-cell table:style-name="ce2" table:formula="of:=[.I391]/[.H391]" office:value-type="percentage" office:value="0.0773635153129161">
            <text:p>7.7%</text:p>
          </table:table-cell>
          <table:table-cell office:value-type="float" office:value="22">
            <text:p>22</text:p>
          </table:table-cell>
          <table:table-cell table:style-name="ce2" table:formula="of:=[.J391]-[.E391]" office:value-type="percentage" office:value="0.0106524633821571">
            <text:p>1.1%</text:p>
          </table:table-cell>
        </table:table-row>
        <table:table-row table:style-name="ro1">
          <table:table-cell office:value-type="string">
            <text:p>Muricilândia</text:p>
          </table:table-cell>
          <table:table-cell office:value-type="float" office:value="1713957">
            <text:p>1713957</text:p>
          </table:table-cell>
          <table:table-cell office:value-type="float" office:value="1194">
            <text:p>1194</text:p>
          </table:table-cell>
          <table:table-cell office:value-type="string">
            <text:p>928.4</text:p>
          </table:table-cell>
          <table:table-cell table:style-name="ce2" table:formula="of:=[.D392]/[.C392]" office:value-type="percentage" office:value="0.777554438860972">
            <text:p>77.8%</text:p>
          </table:table-cell>
          <table:table-cell office:value-type="string">
            <text:p>239.9</text:p>
          </table:table-cell>
          <table:table-cell office:value-type="float" office:value="1713957">
            <text:p>1713957</text:p>
          </table:table-cell>
          <table:table-cell office:value-type="float" office:value="1194">
            <text:p>1194</text:p>
          </table:table-cell>
          <table:table-cell office:value-type="string">
            <text:p>954.9</text:p>
          </table:table-cell>
          <table:table-cell table:style-name="ce2" table:formula="of:=[.I392]/[.H392]" office:value-type="percentage" office:value="0.799748743718593">
            <text:p>80.0%</text:p>
          </table:table-cell>
          <table:table-cell office:value-type="string">
            <text:p>213.3</text:p>
          </table:table-cell>
          <table:table-cell table:style-name="ce2" table:formula="of:=[.J392]-[.E392]" office:value-type="percentage" office:value="0.0221943048576214">
            <text:p>2.2%</text:p>
          </table:table-cell>
        </table:table-row>
        <table:table-row table:style-name="ro1">
          <table:table-cell office:value-type="string">
            <text:p>Natividade</text:p>
          </table:table-cell>
          <table:table-cell office:value-type="float" office:value="1714203">
            <text:p>1714203</text:p>
          </table:table-cell>
          <table:table-cell office:value-type="float" office:value="3236">
            <text:p>3236</text:p>
          </table:table-cell>
          <table:table-cell office:value-type="float" office:value="0">
            <text:p>0</text:p>
          </table:table-cell>
          <table:table-cell table:style-name="ce2" table:formula="of:=[.D393]/[.C393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4203">
            <text:p>1714203</text:p>
          </table:table-cell>
          <table:table-cell office:value-type="float" office:value="3236">
            <text:p>3236</text:p>
          </table:table-cell>
          <table:table-cell office:value-type="float" office:value="0">
            <text:p>0</text:p>
          </table:table-cell>
          <table:table-cell table:style-name="ce2" table:formula="of:=[.I393]/[.H39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93]-[.E393]" office:value-type="percentage" office:value="0">
            <text:p>0.0%</text:p>
          </table:table-cell>
        </table:table-row>
        <table:table-row table:style-name="ro1">
          <table:table-cell office:value-type="string">
            <text:p>Nazaré</text:p>
          </table:table-cell>
          <table:table-cell office:value-type="float" office:value="1714302">
            <text:p>1714302</text:p>
          </table:table-cell>
          <table:table-cell office:value-type="float" office:value="398">
            <text:p>398</text:p>
          </table:table-cell>
          <table:table-cell office:value-type="float" office:value="266">
            <text:p>266</text:p>
          </table:table-cell>
          <table:table-cell table:style-name="ce2" table:formula="of:=[.D394]/[.C394]" office:value-type="percentage" office:value="0.668341708542714">
            <text:p>66.8%</text:p>
          </table:table-cell>
          <table:table-cell office:value-type="float" office:value="49">
            <text:p>49</text:p>
          </table:table-cell>
          <table:table-cell office:value-type="float" office:value="1714302">
            <text:p>1714302</text:p>
          </table:table-cell>
          <table:table-cell office:value-type="float" office:value="398">
            <text:p>398</text:p>
          </table:table-cell>
          <table:table-cell office:value-type="string">
            <text:p>282.5</text:p>
          </table:table-cell>
          <table:table-cell table:style-name="ce2" table:formula="of:=[.I394]/[.H394]" office:value-type="percentage" office:value="0.709798994974874">
            <text:p>71.0%</text:p>
          </table:table-cell>
          <table:table-cell office:value-type="float" office:value="32">
            <text:p>32</text:p>
          </table:table-cell>
          <table:table-cell table:style-name="ce2" table:formula="of:=[.J394]-[.E394]" office:value-type="percentage" office:value="0.0414572864321608">
            <text:p>4.1%</text:p>
          </table:table-cell>
        </table:table-row>
        <table:table-row table:style-name="ro1">
          <table:table-cell office:value-type="string">
            <text:p>Nova Olinda</text:p>
          </table:table-cell>
          <table:table-cell office:value-type="float" office:value="1714880">
            <text:p>1714880</text:p>
          </table:table-cell>
          <table:table-cell office:value-type="float" office:value="1780">
            <text:p>1780</text:p>
          </table:table-cell>
          <table:table-cell office:value-type="string">
            <text:p>820.7</text:p>
          </table:table-cell>
          <table:table-cell table:style-name="ce2" table:formula="of:=[.D395]/[.C395]" office:value-type="percentage" office:value="0.461067415730337">
            <text:p>46.1%</text:p>
          </table:table-cell>
          <table:table-cell office:value-type="string">
            <text:p>19.8</text:p>
          </table:table-cell>
          <table:table-cell office:value-type="float" office:value="1714880">
            <text:p>1714880</text:p>
          </table:table-cell>
          <table:table-cell office:value-type="float" office:value="1780">
            <text:p>1780</text:p>
          </table:table-cell>
          <table:table-cell office:value-type="string">
            <text:p>823.1</text:p>
          </table:table-cell>
          <table:table-cell table:style-name="ce2" table:formula="of:=[.I395]/[.H395]" office:value-type="percentage" office:value="0.462415730337079">
            <text:p>46.2%</text:p>
          </table:table-cell>
          <table:table-cell office:value-type="string">
            <text:p>17.1</text:p>
          </table:table-cell>
          <table:table-cell table:style-name="ce2" table:formula="of:=[.J395]-[.E395]" office:value-type="percentage" office:value="0.00134831460674156">
            <text:p>0.1%</text:p>
          </table:table-cell>
        </table:table-row>
        <table:table-row table:style-name="ro1">
          <table:table-cell office:value-type="string">
            <text:p>Nova Rosalândia</text:p>
          </table:table-cell>
          <table:table-cell office:value-type="float" office:value="1715002">
            <text:p>1715002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table:style-name="ce2" table:formula="of:=[.D396]/[.C396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5002">
            <text:p>1715002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table:style-name="ce2" table:formula="of:=[.I396]/[.H396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96]-[.E396]" office:value-type="percentage" office:value="0">
            <text:p>0.0%</text:p>
          </table:table-cell>
        </table:table-row>
        <table:table-row table:style-name="ro1">
          <table:table-cell office:value-type="string">
            <text:p>Novo Acordo</text:p>
          </table:table-cell>
          <table:table-cell office:value-type="float" office:value="1715101">
            <text:p>1715101</text:p>
          </table:table-cell>
          <table:table-cell office:value-type="float" office:value="2685">
            <text:p>2685</text:p>
          </table:table-cell>
          <table:table-cell office:value-type="float" office:value="0">
            <text:p>0</text:p>
          </table:table-cell>
          <table:table-cell table:style-name="ce2" table:formula="of:=[.D397]/[.C397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5101">
            <text:p>1715101</text:p>
          </table:table-cell>
          <table:table-cell office:value-type="float" office:value="2685">
            <text:p>2685</text:p>
          </table:table-cell>
          <table:table-cell office:value-type="float" office:value="0">
            <text:p>0</text:p>
          </table:table-cell>
          <table:table-cell table:style-name="ce2" table:formula="of:=[.I397]/[.H397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97]-[.E397]" office:value-type="percentage" office:value="0">
            <text:p>0.0%</text:p>
          </table:table-cell>
        </table:table-row>
        <table:table-row table:style-name="ro1">
          <table:table-cell office:value-type="string">
            <text:p>Novo Alegre</text:p>
          </table:table-cell>
          <table:table-cell office:value-type="float" office:value="1715150">
            <text:p>171515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table:style-name="ce2" table:formula="of:=[.D398]/[.C398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5150">
            <text:p>171515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table:style-name="ce2" table:formula="of:=[.I398]/[.H398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98]-[.E398]" office:value-type="percentage" office:value="0">
            <text:p>0.0%</text:p>
          </table:table-cell>
        </table:table-row>
        <table:table-row table:style-name="ro1">
          <table:table-cell office:value-type="string">
            <text:p>Novo Jardim</text:p>
          </table:table-cell>
          <table:table-cell office:value-type="float" office:value="1715259">
            <text:p>1715259</text:p>
          </table:table-cell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table:style-name="ce2" table:formula="of:=[.D399]/[.C399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5259">
            <text:p>1715259</text:p>
          </table:table-cell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table:style-name="ce2" table:formula="of:=[.I399]/[.H399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399]-[.E399]" office:value-type="percentage" office:value="0">
            <text:p>0.0%</text:p>
          </table:table-cell>
        </table:table-row>
        <table:table-row table:style-name="ro1">
          <table:table-cell office:value-type="string">
            <text:p>Oliveira de Fátima</text:p>
          </table:table-cell>
          <table:table-cell office:value-type="float" office:value="1715507">
            <text:p>1715507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table:style-name="ce2" table:formula="of:=[.D400]/[.C400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5507">
            <text:p>1715507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table:style-name="ce2" table:formula="of:=[.I400]/[.H400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00]-[.E400]" office:value-type="percentage" office:value="0">
            <text:p>0.0%</text:p>
          </table:table-cell>
        </table:table-row>
        <table:table-row table:style-name="ro1">
          <table:table-cell office:value-type="string">
            <text:p>Palmeirante</text:p>
          </table:table-cell>
          <table:table-cell office:value-type="float" office:value="1715705">
            <text:p>1715705</text:p>
          </table:table-cell>
          <table:table-cell office:value-type="float" office:value="2447">
            <text:p>2447</text:p>
          </table:table-cell>
          <table:table-cell office:value-type="string">
            <text:p>75.2</text:p>
          </table:table-cell>
          <table:table-cell table:style-name="ce2" table:formula="of:=[.D401]/[.C401]" office:value-type="percentage" office:value="0.0307315079689416">
            <text:p>3.1%</text:p>
          </table:table-cell>
          <table:table-cell office:value-type="string">
            <text:p>11.4</text:p>
          </table:table-cell>
          <table:table-cell office:value-type="float" office:value="1715705">
            <text:p>1715705</text:p>
          </table:table-cell>
          <table:table-cell office:value-type="float" office:value="2447">
            <text:p>2447</text:p>
          </table:table-cell>
          <table:table-cell office:value-type="string">
            <text:p>76.4</text:p>
          </table:table-cell>
          <table:table-cell table:style-name="ce2" table:formula="of:=[.I401]/[.H401]" office:value-type="percentage" office:value="0.0312219043727013">
            <text:p>3.1%</text:p>
          </table:table-cell>
          <table:table-cell office:value-type="string">
            <text:p>11.1</text:p>
          </table:table-cell>
          <table:table-cell table:style-name="ce2" table:formula="of:=[.J401]-[.E401]" office:value-type="percentage" office:value="0.00049039640375971">
            <text:p>0.0%</text:p>
          </table:table-cell>
        </table:table-row>
        <table:table-row table:style-name="ro1">
          <table:table-cell office:value-type="string">
            <text:p>Palmeirópolis</text:p>
          </table:table-cell>
          <table:table-cell office:value-type="float" office:value="1715754">
            <text:p>1715754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table:style-name="ce2" table:formula="of:=[.D402]/[.C402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5754">
            <text:p>1715754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table:style-name="ce2" table:formula="of:=[.I402]/[.H402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02]-[.E402]" office:value-type="percentage" office:value="0">
            <text:p>0.0%</text:p>
          </table:table-cell>
        </table:table-row>
        <table:table-row table:style-name="ro1">
          <table:table-cell office:value-type="string">
            <text:p>Paraíso do Tocantins</text:p>
          </table:table-cell>
          <table:table-cell office:value-type="float" office:value="1716109">
            <text:p>1716109</text:p>
          </table:table-cell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table:style-name="ce2" table:formula="of:=[.D403]/[.C403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6109">
            <text:p>1716109</text:p>
          </table:table-cell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table:style-name="ce2" table:formula="of:=[.I403]/[.H40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03]-[.E403]" office:value-type="percentage" office:value="0">
            <text:p>0.0%</text:p>
          </table:table-cell>
        </table:table-row>
        <table:table-row table:style-name="ro1">
          <table:table-cell office:value-type="string">
            <text:p>Paranã</text:p>
          </table:table-cell>
          <table:table-cell office:value-type="float" office:value="1716208">
            <text:p>1716208</text:p>
          </table:table-cell>
          <table:table-cell office:value-type="float" office:value="11321">
            <text:p>11321</text:p>
          </table:table-cell>
          <table:table-cell office:value-type="float" office:value="0">
            <text:p>0</text:p>
          </table:table-cell>
          <table:table-cell table:style-name="ce2" table:formula="of:=[.D404]/[.C404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6208">
            <text:p>1716208</text:p>
          </table:table-cell>
          <table:table-cell office:value-type="float" office:value="11321">
            <text:p>11321</text:p>
          </table:table-cell>
          <table:table-cell office:value-type="float" office:value="0">
            <text:p>0</text:p>
          </table:table-cell>
          <table:table-cell table:style-name="ce2" table:formula="of:=[.I404]/[.H404]" office:value-type="percentage" office:value="0">
            <text:p>0.0%</text:p>
          </table:table-cell>
          <table:table-cell office:value-type="string">
            <text:p>0.1</text:p>
          </table:table-cell>
          <table:table-cell table:style-name="ce2" table:formula="of:=[.J404]-[.E404]" office:value-type="percentage" office:value="0">
            <text:p>0.0%</text:p>
          </table:table-cell>
        </table:table-row>
        <table:table-row table:style-name="ro1">
          <table:table-cell office:value-type="string">
            <text:p>Pau d'Arco</text:p>
          </table:table-cell>
          <table:table-cell office:value-type="float" office:value="1716307">
            <text:p>1716307</text:p>
          </table:table-cell>
          <table:table-cell office:value-type="float" office:value="1304">
            <text:p>1304</text:p>
          </table:table-cell>
          <table:table-cell office:value-type="string">
            <text:p>1030.3</text:p>
          </table:table-cell>
          <table:table-cell table:style-name="ce2" table:formula="of:=[.D405]/[.C405]" office:value-type="percentage" office:value="0.79010736196319">
            <text:p>79.0%</text:p>
          </table:table-cell>
          <table:table-cell office:value-type="float" office:value="157">
            <text:p>157</text:p>
          </table:table-cell>
          <table:table-cell office:value-type="float" office:value="1716307">
            <text:p>1716307</text:p>
          </table:table-cell>
          <table:table-cell office:value-type="float" office:value="1304">
            <text:p>1304</text:p>
          </table:table-cell>
          <table:table-cell office:value-type="string">
            <text:p>1054.9</text:p>
          </table:table-cell>
          <table:table-cell table:style-name="ce2" table:formula="of:=[.I405]/[.H405]" office:value-type="percentage" office:value="0.808972392638037">
            <text:p>80.9%</text:p>
          </table:table-cell>
          <table:table-cell office:value-type="string">
            <text:p>133.3</text:p>
          </table:table-cell>
          <table:table-cell table:style-name="ce2" table:formula="of:=[.J405]-[.E405]" office:value-type="percentage" office:value="0.0188650306748467">
            <text:p>1.9%</text:p>
          </table:table-cell>
        </table:table-row>
        <table:table-row table:style-name="ro1">
          <table:table-cell office:value-type="string">
            <text:p>Pedro Afonso</text:p>
          </table:table-cell>
          <table:table-cell office:value-type="float" office:value="1716505">
            <text:p>1716505</text:p>
          </table:table-cell>
          <table:table-cell office:value-type="float" office:value="2021">
            <text:p>2021</text:p>
          </table:table-cell>
          <table:table-cell office:value-type="string">
            <text:p>15.6</text:p>
          </table:table-cell>
          <table:table-cell table:style-name="ce2" table:formula="of:=[.D406]/[.C406]" office:value-type="percentage" office:value="0.00771895101434933">
            <text:p>0.8%</text:p>
          </table:table-cell>
          <table:table-cell office:value-type="string">
            <text:p>35.9</text:p>
          </table:table-cell>
          <table:table-cell office:value-type="float" office:value="1716505">
            <text:p>1716505</text:p>
          </table:table-cell>
          <table:table-cell office:value-type="float" office:value="2021">
            <text:p>2021</text:p>
          </table:table-cell>
          <table:table-cell office:value-type="string">
            <text:p>20.9</text:p>
          </table:table-cell>
          <table:table-cell table:style-name="ce2" table:formula="of:=[.I406]/[.H406]" office:value-type="percentage" office:value="0.0103414151410193">
            <text:p>1.0%</text:p>
          </table:table-cell>
          <table:table-cell office:value-type="string">
            <text:p>31.9</text:p>
          </table:table-cell>
          <table:table-cell table:style-name="ce2" table:formula="of:=[.J406]-[.E406]" office:value-type="percentage" office:value="0.00262246412666996">
            <text:p>0.3%</text:p>
          </table:table-cell>
        </table:table-row>
        <table:table-row table:style-name="ro1">
          <table:table-cell office:value-type="string">
            <text:p>Peixe</text:p>
          </table:table-cell>
          <table:table-cell office:value-type="float" office:value="1716604">
            <text:p>1716604</text:p>
          </table:table-cell>
          <table:table-cell office:value-type="float" office:value="5314">
            <text:p>5314</text:p>
          </table:table-cell>
          <table:table-cell office:value-type="float" office:value="0">
            <text:p>0</text:p>
          </table:table-cell>
          <table:table-cell table:style-name="ce2" table:formula="of:=[.D407]/[.C407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6604">
            <text:p>1716604</text:p>
          </table:table-cell>
          <table:table-cell office:value-type="float" office:value="5314">
            <text:p>5314</text:p>
          </table:table-cell>
          <table:table-cell office:value-type="float" office:value="0">
            <text:p>0</text:p>
          </table:table-cell>
          <table:table-cell table:style-name="ce2" table:formula="of:=[.I407]/[.H407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07]-[.E407]" office:value-type="percentage" office:value="0">
            <text:p>0.0%</text:p>
          </table:table-cell>
        </table:table-row>
        <table:table-row table:style-name="ro1">
          <table:table-cell office:value-type="string">
            <text:p>Pequizeiro</text:p>
          </table:table-cell>
          <table:table-cell office:value-type="float" office:value="1716653">
            <text:p>1716653</text:p>
          </table:table-cell>
          <table:table-cell office:value-type="float" office:value="1212">
            <text:p>1212</text:p>
          </table:table-cell>
          <table:table-cell office:value-type="string">
            <text:p>788.4</text:p>
          </table:table-cell>
          <table:table-cell table:style-name="ce2" table:formula="of:=[.D408]/[.C408]" office:value-type="percentage" office:value="0.65049504950495">
            <text:p>65.0%</text:p>
          </table:table-cell>
          <table:table-cell office:value-type="string">
            <text:p>121.4</text:p>
          </table:table-cell>
          <table:table-cell office:value-type="float" office:value="1716653">
            <text:p>1716653</text:p>
          </table:table-cell>
          <table:table-cell office:value-type="float" office:value="1212">
            <text:p>1212</text:p>
          </table:table-cell>
          <table:table-cell office:value-type="string">
            <text:p>842.4</text:p>
          </table:table-cell>
          <table:table-cell table:style-name="ce2" table:formula="of:=[.I408]/[.H408]" office:value-type="percentage" office:value="0.695049504950495">
            <text:p>69.5%</text:p>
          </table:table-cell>
          <table:table-cell office:value-type="string">
            <text:p>66.6</text:p>
          </table:table-cell>
          <table:table-cell table:style-name="ce2" table:formula="of:=[.J408]-[.E408]" office:value-type="percentage" office:value="0.0445544554455445">
            <text:p>4.5%</text:p>
          </table:table-cell>
        </table:table-row>
        <table:table-row table:style-name="ro2">
          <table:table-cell office:value-type="string">
            <text:p>Colméia</text:p>
          </table:table-cell>
          <table:table-cell office:value-type="float" office:value="1716703">
            <text:p>1716703</text:p>
          </table:table-cell>
          <table:table-cell office:value-type="float" office:value="995">
            <text:p>995</text:p>
          </table:table-cell>
          <table:table-cell office:value-type="string">
            <text:p>723.5</text:p>
          </table:table-cell>
          <table:table-cell table:style-name="ce2" table:formula="of:=[.D409]/[.C409]" office:value-type="percentage" office:value="0.72713567839196">
            <text:p>72.7%</text:p>
          </table:table-cell>
          <table:table-cell office:value-type="string">
            <text:p>51.2</text:p>
          </table:table-cell>
          <table:table-cell office:value-type="float" office:value="1716703">
            <text:p>1716703</text:p>
          </table:table-cell>
          <table:table-cell office:value-type="float" office:value="995">
            <text:p>995</text:p>
          </table:table-cell>
          <table:table-cell office:value-type="float" office:value="753">
            <text:p>753</text:p>
          </table:table-cell>
          <table:table-cell table:style-name="ce2" table:formula="of:=[.I409]/[.H409]" office:value-type="percentage" office:value="0.75678391959799">
            <text:p>75.7%</text:p>
          </table:table-cell>
          <table:table-cell office:value-type="string">
            <text:p>20.6</text:p>
          </table:table-cell>
          <table:table-cell table:style-name="ce2" table:formula="of:=[.J409]-[.E409]" office:value-type="percentage" office:value="0.0296482412060302">
            <text:p>3.0%</text:p>
          </table:table-cell>
        </table:table-row>
        <table:table-row table:style-name="ro1">
          <table:table-cell office:value-type="string">
            <text:p>Pindorama do Tocantins</text:p>
          </table:table-cell>
          <table:table-cell office:value-type="float" office:value="1717008">
            <text:p>1717008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table:style-name="ce2" table:formula="of:=[.D410]/[.C410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7008">
            <text:p>1717008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table:style-name="ce2" table:formula="of:=[.I410]/[.H410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10]-[.E410]" office:value-type="percentage" office:value="0">
            <text:p>0.0%</text:p>
          </table:table-cell>
        </table:table-row>
        <table:table-row table:style-name="ro1">
          <table:table-cell office:value-type="string">
            <text:p>Piraquê</text:p>
          </table:table-cell>
          <table:table-cell office:value-type="float" office:value="1717206">
            <text:p>1717206</text:p>
          </table:table-cell>
          <table:table-cell office:value-type="float" office:value="926">
            <text:p>926</text:p>
          </table:table-cell>
          <table:table-cell office:value-type="float" office:value="739">
            <text:p>739</text:p>
          </table:table-cell>
          <table:table-cell table:style-name="ce2" table:formula="of:=[.D411]/[.C411]" office:value-type="percentage" office:value="0.798056155507559">
            <text:p>79.8%</text:p>
          </table:table-cell>
          <table:table-cell office:value-type="string">
            <text:p>113.6</text:p>
          </table:table-cell>
          <table:table-cell office:value-type="float" office:value="1717206">
            <text:p>1717206</text:p>
          </table:table-cell>
          <table:table-cell office:value-type="float" office:value="926">
            <text:p>926</text:p>
          </table:table-cell>
          <table:table-cell office:value-type="string">
            <text:p>765.3</text:p>
          </table:table-cell>
          <table:table-cell table:style-name="ce2" table:formula="of:=[.I411]/[.H411]" office:value-type="percentage" office:value="0.826457883369331">
            <text:p>82.6%</text:p>
          </table:table-cell>
          <table:table-cell office:value-type="string">
            <text:p>83.7</text:p>
          </table:table-cell>
          <table:table-cell table:style-name="ce2" table:formula="of:=[.J411]-[.E411]" office:value-type="percentage" office:value="0.0284017278617711">
            <text:p>2.8%</text:p>
          </table:table-cell>
        </table:table-row>
        <table:table-row table:style-name="ro1">
          <table:table-cell office:value-type="string">
            <text:p>Pium</text:p>
          </table:table-cell>
          <table:table-cell office:value-type="float" office:value="1717503">
            <text:p>1717503</text:p>
          </table:table-cell>
          <table:table-cell office:value-type="float" office:value="10036">
            <text:p>10036</text:p>
          </table:table-cell>
          <table:table-cell office:value-type="string">
            <text:p>27.9</text:p>
          </table:table-cell>
          <table:table-cell table:style-name="ce2" table:formula="of:=[.D412]/[.C412]" office:value-type="percentage" office:value="0.00277999202869669">
            <text:p>0.3%</text:p>
          </table:table-cell>
          <table:table-cell office:value-type="string">
            <text:p>1676.1</text:p>
          </table:table-cell>
          <table:table-cell office:value-type="float" office:value="1717503">
            <text:p>1717503</text:p>
          </table:table-cell>
          <table:table-cell office:value-type="float" office:value="10036">
            <text:p>10036</text:p>
          </table:table-cell>
          <table:table-cell office:value-type="string">
            <text:p>34.3</text:p>
          </table:table-cell>
          <table:table-cell table:style-name="ce2" table:formula="of:=[.I412]/[.H412]" office:value-type="percentage" office:value="0.00341769629334396">
            <text:p>0.3%</text:p>
          </table:table-cell>
          <table:table-cell office:value-type="string">
            <text:p>1667.1</text:p>
          </table:table-cell>
          <table:table-cell table:style-name="ce2" table:formula="of:=[.J412]-[.E412]" office:value-type="percentage" office:value="0.00063770426464727">
            <text:p>0.1%</text:p>
          </table:table-cell>
        </table:table-row>
        <table:table-row table:style-name="ro1">
          <table:table-cell office:value-type="string">
            <text:p>Ponte Alta do Bom Jesus</text:p>
          </table:table-cell>
          <table:table-cell office:value-type="float" office:value="1717800">
            <text:p>1717800</text:p>
          </table:table-cell>
          <table:table-cell office:value-type="float" office:value="1819">
            <text:p>1819</text:p>
          </table:table-cell>
          <table:table-cell office:value-type="float" office:value="0">
            <text:p>0</text:p>
          </table:table-cell>
          <table:table-cell table:style-name="ce2" table:formula="of:=[.D413]/[.C413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7800">
            <text:p>1717800</text:p>
          </table:table-cell>
          <table:table-cell office:value-type="float" office:value="1819">
            <text:p>1819</text:p>
          </table:table-cell>
          <table:table-cell office:value-type="float" office:value="0">
            <text:p>0</text:p>
          </table:table-cell>
          <table:table-cell table:style-name="ce2" table:formula="of:=[.I413]/[.H41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13]-[.E413]" office:value-type="percentage" office:value="0">
            <text:p>0.0%</text:p>
          </table:table-cell>
        </table:table-row>
        <table:table-row table:style-name="ro1">
          <table:table-cell office:value-type="string">
            <text:p>Ponte Alta do Tocantins</text:p>
          </table:table-cell>
          <table:table-cell office:value-type="float" office:value="1717909">
            <text:p>1717909</text:p>
          </table:table-cell>
          <table:table-cell office:value-type="float" office:value="6535">
            <text:p>6535</text:p>
          </table:table-cell>
          <table:table-cell office:value-type="float" office:value="0">
            <text:p>0</text:p>
          </table:table-cell>
          <table:table-cell table:style-name="ce2" table:formula="of:=[.D414]/[.C414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7909">
            <text:p>1717909</text:p>
          </table:table-cell>
          <table:table-cell office:value-type="float" office:value="6535">
            <text:p>6535</text:p>
          </table:table-cell>
          <table:table-cell office:value-type="float" office:value="0">
            <text:p>0</text:p>
          </table:table-cell>
          <table:table-cell table:style-name="ce2" table:formula="of:=[.I414]/[.H414]" office:value-type="percentage" office:value="0">
            <text:p>0.0%</text:p>
          </table:table-cell>
          <table:table-cell office:value-type="string">
            <text:p>0.4</text:p>
          </table:table-cell>
          <table:table-cell table:style-name="ce2" table:formula="of:=[.J414]-[.E414]" office:value-type="percentage" office:value="0">
            <text:p>0.0%</text:p>
          </table:table-cell>
        </table:table-row>
        <table:table-row table:style-name="ro1">
          <table:table-cell office:value-type="string">
            <text:p>Porto Alegre do Tocantins</text:p>
          </table:table-cell>
          <table:table-cell office:value-type="float" office:value="1718006">
            <text:p>1718006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 table:style-name="ce2" table:formula="of:=[.D415]/[.C415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8006">
            <text:p>1718006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 table:style-name="ce2" table:formula="of:=[.I415]/[.H415]" office:value-type="percentage" office:value="0">
            <text:p>0.0%</text:p>
          </table:table-cell>
          <table:table-cell office:value-type="string">
            <text:p>0.1</text:p>
          </table:table-cell>
          <table:table-cell table:style-name="ce2" table:formula="of:=[.J415]-[.E415]" office:value-type="percentage" office:value="0">
            <text:p>0.0%</text:p>
          </table:table-cell>
        </table:table-row>
        <table:table-row table:style-name="ro1">
          <table:table-cell office:value-type="string">
            <text:p>Porto Nacional</text:p>
          </table:table-cell>
          <table:table-cell office:value-type="float" office:value="1718204">
            <text:p>1718204</text:p>
          </table:table-cell>
          <table:table-cell office:value-type="float" office:value="4473">
            <text:p>4473</text:p>
          </table:table-cell>
          <table:table-cell office:value-type="float" office:value="0">
            <text:p>0</text:p>
          </table:table-cell>
          <table:table-cell table:style-name="ce2" table:formula="of:=[.D416]/[.C416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8204">
            <text:p>1718204</text:p>
          </table:table-cell>
          <table:table-cell office:value-type="float" office:value="4473">
            <text:p>4473</text:p>
          </table:table-cell>
          <table:table-cell office:value-type="float" office:value="0">
            <text:p>0</text:p>
          </table:table-cell>
          <table:table-cell table:style-name="ce2" table:formula="of:=[.I416]/[.H416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16]-[.E416]" office:value-type="percentage" office:value="0">
            <text:p>0.0%</text:p>
          </table:table-cell>
        </table:table-row>
        <table:table-row table:style-name="ro1">
          <table:table-cell office:value-type="string">
            <text:p>Praia Norte</text:p>
          </table:table-cell>
          <table:table-cell office:value-type="float" office:value="1718303">
            <text:p>1718303</text:p>
          </table:table-cell>
          <table:table-cell office:value-type="float" office:value="290">
            <text:p>290</text:p>
          </table:table-cell>
          <table:table-cell office:value-type="string">
            <text:p>196.6</text:p>
          </table:table-cell>
          <table:table-cell table:style-name="ce2" table:formula="of:=[.D417]/[.C417]" office:value-type="percentage" office:value="0.677931034482759">
            <text:p>67.8%</text:p>
          </table:table-cell>
          <table:table-cell office:value-type="string">
            <text:p>55.3</text:p>
          </table:table-cell>
          <table:table-cell office:value-type="float" office:value="1718303">
            <text:p>1718303</text:p>
          </table:table-cell>
          <table:table-cell office:value-type="float" office:value="290">
            <text:p>290</text:p>
          </table:table-cell>
          <table:table-cell office:value-type="float" office:value="226">
            <text:p>226</text:p>
          </table:table-cell>
          <table:table-cell table:style-name="ce2" table:formula="of:=[.I417]/[.H417]" office:value-type="percentage" office:value="0.779310344827586">
            <text:p>77.9%</text:p>
          </table:table-cell>
          <table:table-cell office:value-type="string">
            <text:p>25.9</text:p>
          </table:table-cell>
          <table:table-cell table:style-name="ce2" table:formula="of:=[.J417]-[.E417]" office:value-type="percentage" office:value="0.101379310344828">
            <text:p>10.1%</text:p>
          </table:table-cell>
        </table:table-row>
        <table:table-row table:style-name="ro1">
          <table:table-cell office:value-type="string">
            <text:p>Presidente Kennedy</text:p>
          </table:table-cell>
          <table:table-cell office:value-type="float" office:value="1718402">
            <text:p>1718402</text:p>
          </table:table-cell>
          <table:table-cell office:value-type="float" office:value="774">
            <text:p>774</text:p>
          </table:table-cell>
          <table:table-cell office:value-type="string">
            <text:p>333.9</text:p>
          </table:table-cell>
          <table:table-cell table:style-name="ce2" table:formula="of:=[.D418]/[.C418]" office:value-type="percentage" office:value="0.431395348837209">
            <text:p>43.1%</text:p>
          </table:table-cell>
          <table:table-cell office:value-type="string">
            <text:p>107.7</text:p>
          </table:table-cell>
          <table:table-cell office:value-type="float" office:value="1718402">
            <text:p>1718402</text:p>
          </table:table-cell>
          <table:table-cell office:value-type="float" office:value="774">
            <text:p>774</text:p>
          </table:table-cell>
          <table:table-cell office:value-type="string">
            <text:p>340.1</text:p>
          </table:table-cell>
          <table:table-cell table:style-name="ce2" table:formula="of:=[.I418]/[.H418]" office:value-type="percentage" office:value="0.439405684754522">
            <text:p>43.9%</text:p>
          </table:table-cell>
          <table:table-cell office:value-type="string">
            <text:p>101.8</text:p>
          </table:table-cell>
          <table:table-cell table:style-name="ce2" table:formula="of:=[.J418]-[.E418]" office:value-type="percentage" office:value="0.00801033591731276">
            <text:p>0.8%</text:p>
          </table:table-cell>
        </table:table-row>
        <table:table-row table:style-name="ro1">
          <table:table-cell office:value-type="string">
            <text:p>Pugmil</text:p>
          </table:table-cell>
          <table:table-cell office:value-type="float" office:value="1718451">
            <text:p>171845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table:style-name="ce2" table:formula="of:=[.D419]/[.C419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8451">
            <text:p>171845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table:style-name="ce2" table:formula="of:=[.I419]/[.H419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19]-[.E419]" office:value-type="percentage" office:value="0">
            <text:p>0.0%</text:p>
          </table:table-cell>
        </table:table-row>
        <table:table-row table:style-name="ro1">
          <table:table-cell office:value-type="string">
            <text:p>Recursolândia</text:p>
          </table:table-cell>
          <table:table-cell office:value-type="float" office:value="1718501">
            <text:p>1718501</text:p>
          </table:table-cell>
          <table:table-cell office:value-type="float" office:value="2229">
            <text:p>2229</text:p>
          </table:table-cell>
          <table:table-cell office:value-type="string">
            <text:p>20.9</text:p>
          </table:table-cell>
          <table:table-cell table:style-name="ce2" table:formula="of:=[.D420]/[.C420]" office:value-type="percentage" office:value="0.00937640197397936">
            <text:p>0.9%</text:p>
          </table:table-cell>
          <table:table-cell office:value-type="string">
            <text:p>105.5</text:p>
          </table:table-cell>
          <table:table-cell office:value-type="float" office:value="1718501">
            <text:p>1718501</text:p>
          </table:table-cell>
          <table:table-cell office:value-type="float" office:value="2229">
            <text:p>2229</text:p>
          </table:table-cell>
          <table:table-cell office:value-type="string">
            <text:p>37.2</text:p>
          </table:table-cell>
          <table:table-cell table:style-name="ce2" table:formula="of:=[.I420]/[.H420]" office:value-type="percentage" office:value="0.0166890982503365">
            <text:p>1.7%</text:p>
          </table:table-cell>
          <table:table-cell office:value-type="string">
            <text:p>89.7</text:p>
          </table:table-cell>
          <table:table-cell table:style-name="ce2" table:formula="of:=[.J420]-[.E420]" office:value-type="percentage" office:value="0.00731269627635712">
            <text:p>0.7%</text:p>
          </table:table-cell>
        </table:table-row>
        <table:table-row table:style-name="ro1">
          <table:table-cell office:value-type="string">
            <text:p>Riachinho</text:p>
          </table:table-cell>
          <table:table-cell office:value-type="float" office:value="1718550">
            <text:p>1718550</text:p>
          </table:table-cell>
          <table:table-cell office:value-type="float" office:value="615">
            <text:p>615</text:p>
          </table:table-cell>
          <table:table-cell office:value-type="string">
            <text:p>476.5</text:p>
          </table:table-cell>
          <table:table-cell table:style-name="ce2" table:formula="of:=[.D421]/[.C421]" office:value-type="percentage" office:value="0.77479674796748">
            <text:p>77.5%</text:p>
          </table:table-cell>
          <table:table-cell office:value-type="string">
            <text:p>103.7</text:p>
          </table:table-cell>
          <table:table-cell office:value-type="float" office:value="1718550">
            <text:p>1718550</text:p>
          </table:table-cell>
          <table:table-cell office:value-type="float" office:value="615">
            <text:p>615</text:p>
          </table:table-cell>
          <table:table-cell office:value-type="string">
            <text:p>503.9</text:p>
          </table:table-cell>
          <table:table-cell table:style-name="ce2" table:formula="of:=[.I421]/[.H421]" office:value-type="percentage" office:value="0.819349593495935">
            <text:p>81.9%</text:p>
          </table:table-cell>
          <table:table-cell office:value-type="string">
            <text:p>76.1</text:p>
          </table:table-cell>
          <table:table-cell table:style-name="ce2" table:formula="of:=[.J421]-[.E421]" office:value-type="percentage" office:value="0.0445528455284553">
            <text:p>4.5%</text:p>
          </table:table-cell>
        </table:table-row>
        <table:table-row table:style-name="ro1">
          <table:table-cell office:value-type="string">
            <text:p>Rio da Conceição</text:p>
          </table:table-cell>
          <table:table-cell office:value-type="float" office:value="1718659">
            <text:p>1718659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table:style-name="ce2" table:formula="of:=[.D422]/[.C422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8659">
            <text:p>1718659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table:style-name="ce2" table:formula="of:=[.I422]/[.H422]" office:value-type="percentage" office:value="0">
            <text:p>0.0%</text:p>
          </table:table-cell>
          <table:table-cell office:value-type="string">
            <text:p>0.2</text:p>
          </table:table-cell>
          <table:table-cell table:style-name="ce2" table:formula="of:=[.J422]-[.E422]" office:value-type="percentage" office:value="0">
            <text:p>0.0%</text:p>
          </table:table-cell>
        </table:table-row>
        <table:table-row table:style-name="ro1">
          <table:table-cell office:value-type="string">
            <text:p>Rio dos Bois</text:p>
          </table:table-cell>
          <table:table-cell office:value-type="float" office:value="1718709">
            <text:p>1718709</text:p>
          </table:table-cell>
          <table:table-cell office:value-type="float" office:value="849">
            <text:p>849</text:p>
          </table:table-cell>
          <table:table-cell office:value-type="string">
            <text:p>17.5</text:p>
          </table:table-cell>
          <table:table-cell table:style-name="ce2" table:formula="of:=[.D423]/[.C423]" office:value-type="percentage" office:value="0.0206124852767962">
            <text:p>2.1%</text:p>
          </table:table-cell>
          <table:table-cell office:value-type="float" office:value="0">
            <text:p>0</text:p>
          </table:table-cell>
          <table:table-cell office:value-type="float" office:value="1718709">
            <text:p>1718709</text:p>
          </table:table-cell>
          <table:table-cell office:value-type="float" office:value="849">
            <text:p>849</text:p>
          </table:table-cell>
          <table:table-cell office:value-type="string">
            <text:p>17.5</text:p>
          </table:table-cell>
          <table:table-cell table:style-name="ce2" table:formula="of:=[.I423]/[.H423]" office:value-type="percentage" office:value="0.0206124852767962">
            <text:p>2.1%</text:p>
          </table:table-cell>
          <table:table-cell office:value-type="float" office:value="0">
            <text:p>0</text:p>
          </table:table-cell>
          <table:table-cell table:style-name="ce2" table:formula="of:=[.J423]-[.E423]" office:value-type="percentage" office:value="0">
            <text:p>0.0%</text:p>
          </table:table-cell>
        </table:table-row>
        <table:table-row table:style-name="ro1">
          <table:table-cell office:value-type="string">
            <text:p>Rio Sono</text:p>
          </table:table-cell>
          <table:table-cell office:value-type="float" office:value="1718758">
            <text:p>1718758</text:p>
          </table:table-cell>
          <table:table-cell office:value-type="float" office:value="6395">
            <text:p>6395</text:p>
          </table:table-cell>
          <table:table-cell office:value-type="float" office:value="0">
            <text:p>0</text:p>
          </table:table-cell>
          <table:table-cell table:style-name="ce2" table:formula="of:=[.D424]/[.C424]" office:value-type="percentage" office:value="0">
            <text:p>0.0%</text:p>
          </table:table-cell>
          <table:table-cell office:value-type="string">
            <text:p>0.3</text:p>
          </table:table-cell>
          <table:table-cell office:value-type="float" office:value="1718758">
            <text:p>1718758</text:p>
          </table:table-cell>
          <table:table-cell office:value-type="float" office:value="6395">
            <text:p>6395</text:p>
          </table:table-cell>
          <table:table-cell office:value-type="float" office:value="0">
            <text:p>0</text:p>
          </table:table-cell>
          <table:table-cell table:style-name="ce2" table:formula="of:=[.I424]/[.H424]" office:value-type="percentage" office:value="0">
            <text:p>0.0%</text:p>
          </table:table-cell>
          <table:table-cell office:value-type="string">
            <text:p>0.1</text:p>
          </table:table-cell>
          <table:table-cell table:style-name="ce2" table:formula="of:=[.J424]-[.E424]" office:value-type="percentage" office:value="0">
            <text:p>0.0%</text:p>
          </table:table-cell>
        </table:table-row>
        <table:table-row table:style-name="ro1">
          <table:table-cell office:value-type="string">
            <text:p>Sampaio</text:p>
          </table:table-cell>
          <table:table-cell office:value-type="float" office:value="1718808">
            <text:p>1718808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table:style-name="ce2" table:formula="of:=[.D425]/[.C425]" office:value-type="percentage" office:value="0.4">
            <text:p>40.0%</text:p>
          </table:table-cell>
          <table:table-cell office:value-type="string">
            <text:p>13.4</text:p>
          </table:table-cell>
          <table:table-cell office:value-type="float" office:value="1718808">
            <text:p>1718808</text:p>
          </table:table-cell>
          <table:table-cell office:value-type="float" office:value="200">
            <text:p>200</text:p>
          </table:table-cell>
          <table:table-cell office:value-type="string">
            <text:p>83.7</text:p>
          </table:table-cell>
          <table:table-cell table:style-name="ce2" table:formula="of:=[.I425]/[.H425]" office:value-type="percentage" office:value="0.4185">
            <text:p>41.9%</text:p>
          </table:table-cell>
          <table:table-cell office:value-type="string">
            <text:p>9.8</text:p>
          </table:table-cell>
          <table:table-cell table:style-name="ce2" table:formula="of:=[.J425]-[.E425]" office:value-type="percentage" office:value="0.0185">
            <text:p>1.9%</text:p>
          </table:table-cell>
        </table:table-row>
        <table:table-row table:style-name="ro1">
          <table:table-cell office:value-type="string">
            <text:p>Sandolândia</text:p>
          </table:table-cell>
          <table:table-cell office:value-type="float" office:value="1718840">
            <text:p>1718840</text:p>
          </table:table-cell>
          <table:table-cell office:value-type="float" office:value="3539">
            <text:p>3539</text:p>
          </table:table-cell>
          <table:table-cell office:value-type="string">
            <text:p>4.2</text:p>
          </table:table-cell>
          <table:table-cell table:style-name="ce2" table:formula="of:=[.D426]/[.C426]" office:value-type="percentage" office:value="0.00118677592540266">
            <text:p>0.1%</text:p>
          </table:table-cell>
          <table:table-cell office:value-type="string">
            <text:p>73.8</text:p>
          </table:table-cell>
          <table:table-cell office:value-type="float" office:value="1718840">
            <text:p>1718840</text:p>
          </table:table-cell>
          <table:table-cell office:value-type="float" office:value="3539">
            <text:p>3539</text:p>
          </table:table-cell>
          <table:table-cell office:value-type="string">
            <text:p>4.2</text:p>
          </table:table-cell>
          <table:table-cell table:style-name="ce2" table:formula="of:=[.I426]/[.H426]" office:value-type="percentage" office:value="0.00118677592540266">
            <text:p>0.1%</text:p>
          </table:table-cell>
          <table:table-cell office:value-type="float" office:value="74">
            <text:p>74</text:p>
          </table:table-cell>
          <table:table-cell table:style-name="ce2" table:formula="of:=[.J426]-[.E426]" office:value-type="percentage" office:value="0">
            <text:p>0.0%</text:p>
          </table:table-cell>
        </table:table-row>
        <table:table-row table:style-name="ro1">
          <table:table-cell office:value-type="string">
            <text:p>Santa Fé do Araguaia</text:p>
          </table:table-cell>
          <table:table-cell office:value-type="float" office:value="1718865">
            <text:p>1718865</text:p>
          </table:table-cell>
          <table:table-cell office:value-type="float" office:value="1682">
            <text:p>1682</text:p>
          </table:table-cell>
          <table:table-cell office:value-type="string">
            <text:p>1202.1</text:p>
          </table:table-cell>
          <table:table-cell table:style-name="ce2" table:formula="of:=[.D427]/[.C427]" office:value-type="percentage" office:value="0.714684898929845">
            <text:p>71.5%</text:p>
          </table:table-cell>
          <table:table-cell office:value-type="string">
            <text:p>423.8</text:p>
          </table:table-cell>
          <table:table-cell office:value-type="float" office:value="1718865">
            <text:p>1718865</text:p>
          </table:table-cell>
          <table:table-cell office:value-type="float" office:value="1682">
            <text:p>1682</text:p>
          </table:table-cell>
          <table:table-cell office:value-type="float" office:value="1266">
            <text:p>1266</text:p>
          </table:table-cell>
          <table:table-cell table:style-name="ce2" table:formula="of:=[.I427]/[.H427]" office:value-type="percentage" office:value="0.752675386444709">
            <text:p>75.3%</text:p>
          </table:table-cell>
          <table:table-cell office:value-type="string">
            <text:p>359.8</text:p>
          </table:table-cell>
          <table:table-cell table:style-name="ce2" table:formula="of:=[.J427]-[.E427]" office:value-type="percentage" office:value="0.0379904875148633">
            <text:p>3.8%</text:p>
          </table:table-cell>
        </table:table-row>
        <table:table-row table:style-name="ro1">
          <table:table-cell office:value-type="string">
            <text:p>Santa Maria do Tocantins</text:p>
          </table:table-cell>
          <table:table-cell office:value-type="float" office:value="1718881">
            <text:p>1718881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table:style-name="ce2" table:formula="of:=[.D428]/[.C428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8881">
            <text:p>1718881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table:style-name="ce2" table:formula="of:=[.I428]/[.H428]" office:value-type="percentage" office:value="0">
            <text:p>0.0%</text:p>
          </table:table-cell>
          <table:table-cell office:value-type="string">
            <text:p>1.5</text:p>
          </table:table-cell>
          <table:table-cell table:style-name="ce2" table:formula="of:=[.J428]-[.E428]" office:value-type="percentage" office:value="0">
            <text:p>0.0%</text:p>
          </table:table-cell>
        </table:table-row>
        <table:table-row table:style-name="ro1">
          <table:table-cell office:value-type="string">
            <text:p>Santa Rita do Tocantins</text:p>
          </table:table-cell>
          <table:table-cell office:value-type="float" office:value="1718899">
            <text:p>1718899</text:p>
          </table:table-cell>
          <table:table-cell office:value-type="float" office:value="3288">
            <text:p>3288</text:p>
          </table:table-cell>
          <table:table-cell office:value-type="string">
            <text:p>15.4</text:p>
          </table:table-cell>
          <table:table-cell table:style-name="ce2" table:formula="of:=[.D429]/[.C429]" office:value-type="percentage" office:value="0.00468369829683698">
            <text:p>0.5%</text:p>
          </table:table-cell>
          <table:table-cell office:value-type="string">
            <text:p>20.9</text:p>
          </table:table-cell>
          <table:table-cell office:value-type="float" office:value="1718899">
            <text:p>1718899</text:p>
          </table:table-cell>
          <table:table-cell office:value-type="float" office:value="3288">
            <text:p>3288</text:p>
          </table:table-cell>
          <table:table-cell office:value-type="string">
            <text:p>21.3</text:p>
          </table:table-cell>
          <table:table-cell table:style-name="ce2" table:formula="of:=[.I429]/[.H429]" office:value-type="percentage" office:value="0.00647810218978102">
            <text:p>0.6%</text:p>
          </table:table-cell>
          <table:table-cell office:value-type="string">
            <text:p>17.2</text:p>
          </table:table-cell>
          <table:table-cell table:style-name="ce2" table:formula="of:=[.J429]-[.E429]" office:value-type="percentage" office:value="0.00179440389294404">
            <text:p>0.2%</text:p>
          </table:table-cell>
        </table:table-row>
        <table:table-row table:style-name="ro1">
          <table:table-cell office:value-type="string">
            <text:p>Santa Rosa do Tocantins</text:p>
          </table:table-cell>
          <table:table-cell office:value-type="float" office:value="1718907">
            <text:p>1718907</text:p>
          </table:table-cell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  <table:table-cell table:style-name="ce2" table:formula="of:=[.D430]/[.C430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8907">
            <text:p>1718907</text:p>
          </table:table-cell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  <table:table-cell table:style-name="ce2" table:formula="of:=[.I430]/[.H430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30]-[.E430]" office:value-type="percentage" office:value="0">
            <text:p>0.0%</text:p>
          </table:table-cell>
        </table:table-row>
        <table:table-row table:style-name="ro1">
          <table:table-cell office:value-type="string">
            <text:p>Santa Tereza do Tocantins</text:p>
          </table:table-cell>
          <table:table-cell office:value-type="float" office:value="1719004">
            <text:p>1719004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table:style-name="ce2" table:formula="of:=[.D431]/[.C431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19004">
            <text:p>1719004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table:style-name="ce2" table:formula="of:=[.I431]/[.H431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31]-[.E431]" office:value-type="percentage" office:value="0">
            <text:p>0.0%</text:p>
          </table:table-cell>
        </table:table-row>
        <table:table-row table:style-name="ro1">
          <table:table-cell office:value-type="string">
            <text:p>Santa Terezinha do Tocantins</text:p>
          </table:table-cell>
          <table:table-cell office:value-type="float" office:value="1720002">
            <text:p>1720002</text:p>
          </table:table-cell>
          <table:table-cell office:value-type="float" office:value="271">
            <text:p>271</text:p>
          </table:table-cell>
          <table:table-cell office:value-type="string">
            <text:p>69.2</text:p>
          </table:table-cell>
          <table:table-cell table:style-name="ce2" table:formula="of:=[.D432]/[.C432]" office:value-type="percentage" office:value="0.255350553505535">
            <text:p>25.5%</text:p>
          </table:table-cell>
          <table:table-cell office:value-type="string">
            <text:p>28.1</text:p>
          </table:table-cell>
          <table:table-cell office:value-type="float" office:value="1720002">
            <text:p>1720002</text:p>
          </table:table-cell>
          <table:table-cell office:value-type="float" office:value="271">
            <text:p>271</text:p>
          </table:table-cell>
          <table:table-cell office:value-type="string">
            <text:p>72.7</text:p>
          </table:table-cell>
          <table:table-cell table:style-name="ce2" table:formula="of:=[.I432]/[.H432]" office:value-type="percentage" office:value="0.268265682656827">
            <text:p>26.8%</text:p>
          </table:table-cell>
          <table:table-cell office:value-type="string">
            <text:p>24.3</text:p>
          </table:table-cell>
          <table:table-cell table:style-name="ce2" table:formula="of:=[.J432]-[.E432]" office:value-type="percentage" office:value="0.0129151291512916">
            <text:p>1.3%</text:p>
          </table:table-cell>
        </table:table-row>
        <table:table-row table:style-name="ro1">
          <table:table-cell office:value-type="string">
            <text:p>São Bento do Tocantins</text:p>
          </table:table-cell>
          <table:table-cell office:value-type="float" office:value="1720101">
            <text:p>1720101</text:p>
          </table:table-cell>
          <table:table-cell office:value-type="float" office:value="1113">
            <text:p>1113</text:p>
          </table:table-cell>
          <table:table-cell office:value-type="string">
            <text:p>333.6</text:p>
          </table:table-cell>
          <table:table-cell table:style-name="ce2" table:formula="of:=[.D433]/[.C433]" office:value-type="percentage" office:value="0.299730458221024">
            <text:p>30.0%</text:p>
          </table:table-cell>
          <table:table-cell office:value-type="float" office:value="93">
            <text:p>93</text:p>
          </table:table-cell>
          <table:table-cell office:value-type="float" office:value="1720101">
            <text:p>1720101</text:p>
          </table:table-cell>
          <table:table-cell office:value-type="float" office:value="1113">
            <text:p>1113</text:p>
          </table:table-cell>
          <table:table-cell office:value-type="string">
            <text:p>349.2</text:p>
          </table:table-cell>
          <table:table-cell table:style-name="ce2" table:formula="of:=[.I433]/[.H433]" office:value-type="percentage" office:value="0.313746630727763">
            <text:p>31.4%</text:p>
          </table:table-cell>
          <table:table-cell office:value-type="string">
            <text:p>77.2</text:p>
          </table:table-cell>
          <table:table-cell table:style-name="ce2" table:formula="of:=[.J433]-[.E433]" office:value-type="percentage" office:value="0.0140161725067385">
            <text:p>1.4%</text:p>
          </table:table-cell>
        </table:table-row>
        <table:table-row table:style-name="ro1">
          <table:table-cell office:value-type="string">
            <text:p>São Félix do Tocantins</text:p>
          </table:table-cell>
          <table:table-cell office:value-type="float" office:value="1720150">
            <text:p>1720150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table:style-name="ce2" table:formula="of:=[.D434]/[.C434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20150">
            <text:p>1720150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table:style-name="ce2" table:formula="of:=[.I434]/[.H434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34]-[.E434]" office:value-type="percentage" office:value="0">
            <text:p>0.0%</text:p>
          </table:table-cell>
        </table:table-row>
        <table:table-row table:style-name="ro1">
          <table:table-cell office:value-type="string">
            <text:p>São Miguel do Tocantins</text:p>
          </table:table-cell>
          <table:table-cell office:value-type="float" office:value="1720200">
            <text:p>1720200</text:p>
          </table:table-cell>
          <table:table-cell office:value-type="float" office:value="400">
            <text:p>400</text:p>
          </table:table-cell>
          <table:table-cell office:value-type="string">
            <text:p>308.9</text:p>
          </table:table-cell>
          <table:table-cell table:style-name="ce2" table:formula="of:=[.D435]/[.C435]" office:value-type="percentage" office:value="0.77225">
            <text:p>77.2%</text:p>
          </table:table-cell>
          <table:table-cell office:value-type="string">
            <text:p>73.8</text:p>
          </table:table-cell>
          <table:table-cell office:value-type="float" office:value="1720200">
            <text:p>1720200</text:p>
          </table:table-cell>
          <table:table-cell office:value-type="float" office:value="400">
            <text:p>400</text:p>
          </table:table-cell>
          <table:table-cell office:value-type="string">
            <text:p>340.6</text:p>
          </table:table-cell>
          <table:table-cell table:style-name="ce2" table:formula="of:=[.I435]/[.H435]" office:value-type="percentage" office:value="0.8515">
            <text:p>85.2%</text:p>
          </table:table-cell>
          <table:table-cell office:value-type="string">
            <text:p>42.1</text:p>
          </table:table-cell>
          <table:table-cell table:style-name="ce2" table:formula="of:=[.J435]-[.E435]" office:value-type="percentage" office:value="0.07925">
            <text:p>7.9%</text:p>
          </table:table-cell>
        </table:table-row>
        <table:table-row table:style-name="ro1">
          <table:table-cell office:value-type="string">
            <text:p>São Salvador do Tocantins</text:p>
          </table:table-cell>
          <table:table-cell office:value-type="float" office:value="1720259">
            <text:p>1720259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table:style-name="ce2" table:formula="of:=[.D436]/[.C436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20259">
            <text:p>1720259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table:style-name="ce2" table:formula="of:=[.I436]/[.H436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36]-[.E436]" office:value-type="percentage" office:value="0">
            <text:p>0.0%</text:p>
          </table:table-cell>
        </table:table-row>
        <table:table-row table:style-name="ro1">
          <table:table-cell office:value-type="string">
            <text:p>São Sebastião do Tocantins</text:p>
          </table:table-cell>
          <table:table-cell office:value-type="float" office:value="1720309">
            <text:p>1720309</text:p>
          </table:table-cell>
          <table:table-cell office:value-type="float" office:value="288">
            <text:p>288</text:p>
          </table:table-cell>
          <table:table-cell office:value-type="string">
            <text:p>138.9</text:p>
          </table:table-cell>
          <table:table-cell table:style-name="ce2" table:formula="of:=[.D437]/[.C437]" office:value-type="percentage" office:value="0.482291666666667">
            <text:p>48.2%</text:p>
          </table:table-cell>
          <table:table-cell office:value-type="float" office:value="0">
            <text:p>0</text:p>
          </table:table-cell>
          <table:table-cell office:value-type="float" office:value="1720309">
            <text:p>1720309</text:p>
          </table:table-cell>
          <table:table-cell office:value-type="float" office:value="288">
            <text:p>288</text:p>
          </table:table-cell>
          <table:table-cell office:value-type="string">
            <text:p>139.2</text:p>
          </table:table-cell>
          <table:table-cell table:style-name="ce2" table:formula="of:=[.I437]/[.H437]" office:value-type="percentage" office:value="0.483333333333333">
            <text:p>48.3%</text:p>
          </table:table-cell>
          <table:table-cell office:value-type="float" office:value="0">
            <text:p>0</text:p>
          </table:table-cell>
          <table:table-cell table:style-name="ce2" table:formula="of:=[.J437]-[.E437]" office:value-type="percentage" office:value="0.00104166666666661">
            <text:p>0.1%</text:p>
          </table:table-cell>
        </table:table-row>
        <table:table-row table:style-name="ro1">
          <table:table-cell office:value-type="string">
            <text:p>São Valério da Natividade</text:p>
          </table:table-cell>
          <table:table-cell office:value-type="float" office:value="1720499">
            <text:p>1720499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table:style-name="ce2" table:formula="of:=[.D438]/[.C438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20499">
            <text:p>1720499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table:style-name="ce2" table:formula="of:=[.I438]/[.H438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38]-[.E438]" office:value-type="percentage" office:value="0">
            <text:p>0.0%</text:p>
          </table:table-cell>
        </table:table-row>
        <table:table-row table:style-name="ro1">
          <table:table-cell office:value-type="string">
            <text:p>Silvanópolis</text:p>
          </table:table-cell>
          <table:table-cell office:value-type="float" office:value="1720655">
            <text:p>1720655</text:p>
          </table:table-cell>
          <table:table-cell office:value-type="float" office:value="1268">
            <text:p>1268</text:p>
          </table:table-cell>
          <table:table-cell office:value-type="float" office:value="0">
            <text:p>0</text:p>
          </table:table-cell>
          <table:table-cell table:style-name="ce2" table:formula="of:=[.D439]/[.C439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20655">
            <text:p>1720655</text:p>
          </table:table-cell>
          <table:table-cell office:value-type="float" office:value="1268">
            <text:p>1268</text:p>
          </table:table-cell>
          <table:table-cell office:value-type="float" office:value="0">
            <text:p>0</text:p>
          </table:table-cell>
          <table:table-cell table:style-name="ce2" table:formula="of:=[.I439]/[.H439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39]-[.E439]" office:value-type="percentage" office:value="0">
            <text:p>0.0%</text:p>
          </table:table-cell>
        </table:table-row>
        <table:table-row table:style-name="ro1">
          <table:table-cell office:value-type="string">
            <text:p>Sítio Novo do Tocantins</text:p>
          </table:table-cell>
          <table:table-cell office:value-type="float" office:value="1720804">
            <text:p>1720804</text:p>
          </table:table-cell>
          <table:table-cell office:value-type="float" office:value="325">
            <text:p>325</text:p>
          </table:table-cell>
          <table:table-cell office:value-type="string">
            <text:p>280.8</text:p>
          </table:table-cell>
          <table:table-cell table:style-name="ce2" table:formula="of:=[.D440]/[.C440]" office:value-type="percentage" office:value="0.864">
            <text:p>86.4%</text:p>
          </table:table-cell>
          <table:table-cell office:value-type="string">
            <text:p>44.2</text:p>
          </table:table-cell>
          <table:table-cell office:value-type="float" office:value="1720804">
            <text:p>1720804</text:p>
          </table:table-cell>
          <table:table-cell office:value-type="float" office:value="325">
            <text:p>325</text:p>
          </table:table-cell>
          <table:table-cell office:value-type="string">
            <text:p>296.3</text:p>
          </table:table-cell>
          <table:table-cell table:style-name="ce2" table:formula="of:=[.I440]/[.H440]" office:value-type="percentage" office:value="0.911692307692308">
            <text:p>91.2%</text:p>
          </table:table-cell>
          <table:table-cell office:value-type="string">
            <text:p>28.7</text:p>
          </table:table-cell>
          <table:table-cell table:style-name="ce2" table:formula="of:=[.J440]-[.E440]" office:value-type="percentage" office:value="0.0476923076923077">
            <text:p>4.8%</text:p>
          </table:table-cell>
        </table:table-row>
        <table:table-row table:style-name="ro1">
          <table:table-cell office:value-type="string">
            <text:p>Sucupira</text:p>
          </table:table-cell>
          <table:table-cell office:value-type="float" office:value="1720853">
            <text:p>1720853</text:p>
          </table:table-cell>
          <table:table-cell office:value-type="float" office:value="1031">
            <text:p>1031</text:p>
          </table:table-cell>
          <table:table-cell office:value-type="float" office:value="0">
            <text:p>0</text:p>
          </table:table-cell>
          <table:table-cell table:style-name="ce2" table:formula="of:=[.D441]/[.C441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20853">
            <text:p>1720853</text:p>
          </table:table-cell>
          <table:table-cell office:value-type="float" office:value="1031">
            <text:p>1031</text:p>
          </table:table-cell>
          <table:table-cell office:value-type="float" office:value="0">
            <text:p>0</text:p>
          </table:table-cell>
          <table:table-cell table:style-name="ce2" table:formula="of:=[.I441]/[.H441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41]-[.E441]" office:value-type="percentage" office:value="0">
            <text:p>0.0%</text:p>
          </table:table-cell>
        </table:table-row>
        <table:table-row table:style-name="ro1">
          <table:table-cell office:value-type="string">
            <text:p>Taguatinga</text:p>
          </table:table-cell>
          <table:table-cell office:value-type="float" office:value="1720903">
            <text:p>1720903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table:style-name="ce2" table:formula="of:=[.D442]/[.C442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20903">
            <text:p>1720903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table:style-name="ce2" table:formula="of:=[.I442]/[.H442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42]-[.E442]" office:value-type="percentage" office:value="0">
            <text:p>0.0%</text:p>
          </table:table-cell>
        </table:table-row>
        <table:table-row table:style-name="ro1">
          <table:table-cell office:value-type="string">
            <text:p>Taipas do Tocantins</text:p>
          </table:table-cell>
          <table:table-cell office:value-type="float" office:value="1720937">
            <text:p>1720937</text:p>
          </table:table-cell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table:style-name="ce2" table:formula="of:=[.D443]/[.C443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20937">
            <text:p>1720937</text:p>
          </table:table-cell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table:style-name="ce2" table:formula="of:=[.I443]/[.H44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43]-[.E443]" office:value-type="percentage" office:value="0">
            <text:p>0.0%</text:p>
          </table:table-cell>
        </table:table-row>
        <table:table-row table:style-name="ro1">
          <table:table-cell office:value-type="string">
            <text:p>Talismã</text:p>
          </table:table-cell>
          <table:table-cell office:value-type="float" office:value="1720978">
            <text:p>1720978</text:p>
          </table:table-cell>
          <table:table-cell office:value-type="float" office:value="2161">
            <text:p>2161</text:p>
          </table:table-cell>
          <table:table-cell office:value-type="float" office:value="0">
            <text:p>0</text:p>
          </table:table-cell>
          <table:table-cell table:style-name="ce2" table:formula="of:=[.D444]/[.C444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20978">
            <text:p>1720978</text:p>
          </table:table-cell>
          <table:table-cell office:value-type="float" office:value="2161">
            <text:p>2161</text:p>
          </table:table-cell>
          <table:table-cell office:value-type="float" office:value="0">
            <text:p>0</text:p>
          </table:table-cell>
          <table:table-cell table:style-name="ce2" table:formula="of:=[.I444]/[.H444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44]-[.E444]" office:value-type="percentage" office:value="0">
            <text:p>0.0%</text:p>
          </table:table-cell>
        </table:table-row>
        <table:table-row table:style-name="ro1">
          <table:table-cell office:value-type="string">
            <text:p>Palmas</text:p>
          </table:table-cell>
          <table:table-cell office:value-type="float" office:value="1721000">
            <text:p>1721000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table:style-name="ce2" table:formula="of:=[.D445]/[.C445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21000">
            <text:p>1721000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table:style-name="ce2" table:formula="of:=[.I445]/[.H445]" office:value-type="percentage" office:value="0">
            <text:p>0.0%</text:p>
          </table:table-cell>
          <table:table-cell office:value-type="string">
            <text:p>1.4</text:p>
          </table:table-cell>
          <table:table-cell table:style-name="ce2" table:formula="of:=[.J445]-[.E445]" office:value-type="percentage" office:value="0">
            <text:p>0.0%</text:p>
          </table:table-cell>
        </table:table-row>
        <table:table-row table:style-name="ro1">
          <table:table-cell office:value-type="string">
            <text:p>Tocantínia</text:p>
          </table:table-cell>
          <table:table-cell office:value-type="float" office:value="1721109">
            <text:p>1721109</text:p>
          </table:table-cell>
          <table:table-cell office:value-type="float" office:value="2617">
            <text:p>2617</text:p>
          </table:table-cell>
          <table:table-cell office:value-type="float" office:value="0">
            <text:p>0</text:p>
          </table:table-cell>
          <table:table-cell table:style-name="ce2" table:formula="of:=[.D446]/[.C446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21109">
            <text:p>1721109</text:p>
          </table:table-cell>
          <table:table-cell office:value-type="float" office:value="2617">
            <text:p>2617</text:p>
          </table:table-cell>
          <table:table-cell office:value-type="float" office:value="0">
            <text:p>0</text:p>
          </table:table-cell>
          <table:table-cell table:style-name="ce2" table:formula="of:=[.I446]/[.H446]" office:value-type="percentage" office:value="0">
            <text:p>0.0%</text:p>
          </table:table-cell>
          <table:table-cell office:value-type="string">
            <text:p>1.3</text:p>
          </table:table-cell>
          <table:table-cell table:style-name="ce2" table:formula="of:=[.J446]-[.E446]" office:value-type="percentage" office:value="0">
            <text:p>0.0%</text:p>
          </table:table-cell>
        </table:table-row>
        <table:table-row table:style-name="ro1">
          <table:table-cell office:value-type="string">
            <text:p>Tocantinópolis</text:p>
          </table:table-cell>
          <table:table-cell office:value-type="float" office:value="1721208">
            <text:p>1721208</text:p>
          </table:table-cell>
          <table:table-cell office:value-type="float" office:value="1084">
            <text:p>1084</text:p>
          </table:table-cell>
          <table:table-cell office:value-type="string">
            <text:p>292.5</text:p>
          </table:table-cell>
          <table:table-cell table:style-name="ce2" table:formula="of:=[.D447]/[.C447]" office:value-type="percentage" office:value="0.269833948339483">
            <text:p>27.0%</text:p>
          </table:table-cell>
          <table:table-cell office:value-type="float" office:value="143">
            <text:p>143</text:p>
          </table:table-cell>
          <table:table-cell office:value-type="float" office:value="1721208">
            <text:p>1721208</text:p>
          </table:table-cell>
          <table:table-cell office:value-type="float" office:value="1084">
            <text:p>1084</text:p>
          </table:table-cell>
          <table:table-cell office:value-type="string">
            <text:p>302.9</text:p>
          </table:table-cell>
          <table:table-cell table:style-name="ce2" table:formula="of:=[.I447]/[.H447]" office:value-type="percentage" office:value="0.279428044280443">
            <text:p>27.9%</text:p>
          </table:table-cell>
          <table:table-cell office:value-type="string">
            <text:p>131.2</text:p>
          </table:table-cell>
          <table:table-cell table:style-name="ce2" table:formula="of:=[.J447]-[.E447]" office:value-type="percentage" office:value="0.00959409594095939">
            <text:p>1.0%</text:p>
          </table:table-cell>
        </table:table-row>
        <table:table-row table:style-name="ro1">
          <table:table-cell office:value-type="string">
            <text:p>Tupirama</text:p>
          </table:table-cell>
          <table:table-cell office:value-type="float" office:value="1721257">
            <text:p>1721257</text:p>
          </table:table-cell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  <table:table-cell table:style-name="ce2" table:formula="of:=[.D448]/[.C448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1721257">
            <text:p>1721257</text:p>
          </table:table-cell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  <table:table-cell table:style-name="ce2" table:formula="of:=[.I448]/[.H448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48]-[.E448]" office:value-type="percentage" office:value="0">
            <text:p>0.0%</text:p>
          </table:table-cell>
        </table:table-row>
        <table:table-row table:style-name="ro1">
          <table:table-cell office:value-type="string">
            <text:p>Tupiratins</text:p>
          </table:table-cell>
          <table:table-cell office:value-type="float" office:value="1721307">
            <text:p>1721307</text:p>
          </table:table-cell>
          <table:table-cell office:value-type="float" office:value="900">
            <text:p>900</text:p>
          </table:table-cell>
          <table:table-cell office:value-type="string">
            <text:p>0.1</text:p>
          </table:table-cell>
          <table:table-cell table:style-name="ce2" table:formula="of:=[.D449]/[.C449]" office:value-type="percentage" office:value="0.000111111111111111">
            <text:p>0.0%</text:p>
          </table:table-cell>
          <table:table-cell office:value-type="string">
            <text:p>9.1</text:p>
          </table:table-cell>
          <table:table-cell office:value-type="float" office:value="1721307">
            <text:p>1721307</text:p>
          </table:table-cell>
          <table:table-cell office:value-type="float" office:value="900">
            <text:p>900</text:p>
          </table:table-cell>
          <table:table-cell office:value-type="string">
            <text:p>2.2</text:p>
          </table:table-cell>
          <table:table-cell table:style-name="ce2" table:formula="of:=[.I449]/[.H449]" office:value-type="percentage" office:value="0.00244444444444444">
            <text:p>0.2%</text:p>
          </table:table-cell>
          <table:table-cell office:value-type="string">
            <text:p>6.7</text:p>
          </table:table-cell>
          <table:table-cell table:style-name="ce2" table:formula="of:=[.J449]-[.E449]" office:value-type="percentage" office:value="0.00233333333333333">
            <text:p>0.2%</text:p>
          </table:table-cell>
        </table:table-row>
        <table:table-row table:style-name="ro1">
          <table:table-cell office:value-type="string">
            <text:p>Wanderlândia</text:p>
          </table:table-cell>
          <table:table-cell office:value-type="float" office:value="1722081">
            <text:p>1722081</text:p>
          </table:table-cell>
          <table:table-cell office:value-type="float" office:value="1382">
            <text:p>1382</text:p>
          </table:table-cell>
          <table:table-cell office:value-type="string">
            <text:p>280.7</text:p>
          </table:table-cell>
          <table:table-cell table:style-name="ce2" table:formula="of:=[.D450]/[.C450]" office:value-type="percentage" office:value="0.203111432706223">
            <text:p>20.3%</text:p>
          </table:table-cell>
          <table:table-cell office:value-type="string">
            <text:p>177.3</text:p>
          </table:table-cell>
          <table:table-cell office:value-type="float" office:value="1722081">
            <text:p>1722081</text:p>
          </table:table-cell>
          <table:table-cell office:value-type="float" office:value="1382">
            <text:p>1382</text:p>
          </table:table-cell>
          <table:table-cell office:value-type="float" office:value="314">
            <text:p>314</text:p>
          </table:table-cell>
          <table:table-cell table:style-name="ce2" table:formula="of:=[.I450]/[.H450]" office:value-type="percentage" office:value="0.227206946454414">
            <text:p>22.7%</text:p>
          </table:table-cell>
          <table:table-cell office:value-type="string">
            <text:p>142.6</text:p>
          </table:table-cell>
          <table:table-cell table:style-name="ce2" table:formula="of:=[.J450]-[.E450]" office:value-type="percentage" office:value="0.024095513748191">
            <text:p>2.4%</text:p>
          </table:table-cell>
        </table:table-row>
        <table:table-row table:style-name="ro1">
          <table:table-cell office:value-type="string">
            <text:p>Xambioá</text:p>
          </table:table-cell>
          <table:table-cell office:value-type="float" office:value="1722107">
            <text:p>1722107</text:p>
          </table:table-cell>
          <table:table-cell office:value-type="float" office:value="1641">
            <text:p>1641</text:p>
          </table:table-cell>
          <table:table-cell office:value-type="string">
            <text:p>1227.7</text:p>
          </table:table-cell>
          <table:table-cell table:style-name="ce2" table:formula="of:=[.D451]/[.C451]" office:value-type="percentage" office:value="0.748141377209019">
            <text:p>74.8%</text:p>
          </table:table-cell>
          <table:table-cell office:value-type="string">
            <text:p>373.6</text:p>
          </table:table-cell>
          <table:table-cell office:value-type="float" office:value="1722107">
            <text:p>1722107</text:p>
          </table:table-cell>
          <table:table-cell office:value-type="float" office:value="1641">
            <text:p>1641</text:p>
          </table:table-cell>
          <table:table-cell office:value-type="string">
            <text:p>1322.8</text:p>
          </table:table-cell>
          <table:table-cell table:style-name="ce2" table:formula="of:=[.I451]/[.H451]" office:value-type="percentage" office:value="0.806093845216331">
            <text:p>80.6%</text:p>
          </table:table-cell>
          <table:table-cell office:value-type="string">
            <text:p>274.4</text:p>
          </table:table-cell>
          <table:table-cell table:style-name="ce2" table:formula="of:=[.J451]-[.E451]" office:value-type="percentage" office:value="0.0579524680073125">
            <text:p>5.8%</text:p>
          </table:table-cell>
        </table:table-row>
        <table:table-row table:style-name="ro1">
          <table:table-cell office:value-type="string">
            <text:p>Açailândia</text:p>
          </table:table-cell>
          <table:table-cell office:value-type="float" office:value="2100055">
            <text:p>2100055</text:p>
          </table:table-cell>
          <table:table-cell office:value-type="float" office:value="5844">
            <text:p>5844</text:p>
          </table:table-cell>
          <table:table-cell office:value-type="string">
            <text:p>4815.4</text:p>
          </table:table-cell>
          <table:table-cell table:style-name="ce2" table:formula="of:=[.D452]/[.C452]" office:value-type="percentage" office:value="0.823990417522245">
            <text:p>82.4%</text:p>
          </table:table-cell>
          <table:table-cell office:value-type="string">
            <text:p>1027.3</text:p>
          </table:table-cell>
          <table:table-cell office:value-type="float" office:value="2100055">
            <text:p>2100055</text:p>
          </table:table-cell>
          <table:table-cell office:value-type="float" office:value="5844">
            <text:p>5844</text:p>
          </table:table-cell>
          <table:table-cell office:value-type="string">
            <text:p>5287.1</text:p>
          </table:table-cell>
          <table:table-cell table:style-name="ce2" table:formula="of:=[.I452]/[.H452]" office:value-type="percentage" office:value="0.904705681040383">
            <text:p>90.5%</text:p>
          </table:table-cell>
          <table:table-cell office:value-type="string">
            <text:p>547.9</text:p>
          </table:table-cell>
          <table:table-cell table:style-name="ce2" table:formula="of:=[.J452]-[.E452]" office:value-type="percentage" office:value="0.0807152635181384">
            <text:p>8.1%</text:p>
          </table:table-cell>
        </table:table-row>
        <table:table-row table:style-name="ro1">
          <table:table-cell office:value-type="string">
            <text:p>Afonso Cunha</text:p>
          </table:table-cell>
          <table:table-cell office:value-type="float" office:value="2100105">
            <text:p>2100105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table:style-name="ce2" table:formula="of:=[.D453]/[.C453]" office:value-type="percentage" office:value="0">
            <text:p>0.0%</text:p>
          </table:table-cell>
          <table:table-cell office:value-type="float" office:value="378">
            <text:p>378</text:p>
          </table:table-cell>
          <table:table-cell office:value-type="float" office:value="2100105">
            <text:p>2100105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table:style-name="ce2" table:formula="of:=[.I453]/[.H45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53]-[.E453]" office:value-type="percentage" office:value="0">
            <text:p>0.0%</text:p>
          </table:table-cell>
        </table:table-row>
        <table:table-row table:style-name="ro1">
          <table:table-cell office:value-type="string">
            <text:p>Água Doce do Maranhão</text:p>
          </table:table-cell>
          <table:table-cell office:value-type="float" office:value="2100154">
            <text:p>2100154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table:style-name="ce2" table:formula="of:=[.D454]/[.C454]" office:value-type="percentage" office:value="0">
            <text:p>0.0%</text:p>
          </table:table-cell>
          <table:table-cell office:value-type="float" office:value="451">
            <text:p>451</text:p>
          </table:table-cell>
          <table:table-cell office:value-type="float" office:value="2100154">
            <text:p>2100154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table:style-name="ce2" table:formula="of:=[.I454]/[.H454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54]-[.E454]" office:value-type="percentage" office:value="0">
            <text:p>0.0%</text:p>
          </table:table-cell>
        </table:table-row>
        <table:table-row table:style-name="ro1">
          <table:table-cell office:value-type="string">
            <text:p>Alcântara</text:p>
          </table:table-cell>
          <table:table-cell office:value-type="float" office:value="2100204">
            <text:p>2100204</text:p>
          </table:table-cell>
          <table:table-cell office:value-type="float" office:value="1502">
            <text:p>1502</text:p>
          </table:table-cell>
          <table:table-cell office:value-type="string">
            <text:p>47.5</text:p>
          </table:table-cell>
          <table:table-cell table:style-name="ce2" table:formula="of:=[.D455]/[.C455]" office:value-type="percentage" office:value="0.031624500665779">
            <text:p>3.2%</text:p>
          </table:table-cell>
          <table:table-cell office:value-type="string">
            <text:p>1038.3</text:p>
          </table:table-cell>
          <table:table-cell office:value-type="float" office:value="2100204">
            <text:p>2100204</text:p>
          </table:table-cell>
          <table:table-cell office:value-type="float" office:value="1502">
            <text:p>1502</text:p>
          </table:table-cell>
          <table:table-cell office:value-type="string">
            <text:p>907.8</text:p>
          </table:table-cell>
          <table:table-cell table:style-name="ce2" table:formula="of:=[.I455]/[.H455]" office:value-type="percentage" office:value="0.60439414114514">
            <text:p>60.4%</text:p>
          </table:table-cell>
          <table:table-cell office:value-type="string">
            <text:p>126.9</text:p>
          </table:table-cell>
          <table:table-cell table:style-name="ce2" table:formula="of:=[.J455]-[.E455]" office:value-type="percentage" office:value="0.572769640479361">
            <text:p>57.3%</text:p>
          </table:table-cell>
        </table:table-row>
        <table:table-row table:style-name="ro1">
          <table:table-cell office:value-type="string">
            <text:p>Aldeias Altas</text:p>
          </table:table-cell>
          <table:table-cell office:value-type="float" office:value="2100303">
            <text:p>2100303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table:style-name="ce2" table:formula="of:=[.D456]/[.C456]" office:value-type="percentage" office:value="0">
            <text:p>0.0%</text:p>
          </table:table-cell>
          <table:table-cell office:value-type="float" office:value="1973">
            <text:p>1973</text:p>
          </table:table-cell>
          <table:table-cell office:value-type="float" office:value="2100303">
            <text:p>2100303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table:style-name="ce2" table:formula="of:=[.I456]/[.H456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56]-[.E456]" office:value-type="percentage" office:value="0">
            <text:p>0.0%</text:p>
          </table:table-cell>
        </table:table-row>
        <table:table-row table:style-name="ro1">
          <table:table-cell office:value-type="string">
            <text:p>Altamira do Maranhão</text:p>
          </table:table-cell>
          <table:table-cell office:value-type="float" office:value="2100402">
            <text:p>2100402</text:p>
          </table:table-cell>
          <table:table-cell office:value-type="float" office:value="677">
            <text:p>677</text:p>
          </table:table-cell>
          <table:table-cell office:value-type="string">
            <text:p>677.5</text:p>
          </table:table-cell>
          <table:table-cell table:style-name="ce2" table:formula="of:=[.D457]/[.C457]" office:value-type="percentage" office:value="1.00073855243722">
            <text:p>100.1%</text:p>
          </table:table-cell>
          <table:table-cell office:value-type="float" office:value="0">
            <text:p>0</text:p>
          </table:table-cell>
          <table:table-cell office:value-type="float" office:value="2100402">
            <text:p>2100402</text:p>
          </table:table-cell>
          <table:table-cell office:value-type="float" office:value="677">
            <text:p>677</text:p>
          </table:table-cell>
          <table:table-cell office:value-type="string">
            <text:p>677.5</text:p>
          </table:table-cell>
          <table:table-cell table:style-name="ce2" table:formula="of:=[.I457]/[.H457]" office:value-type="percentage" office:value="1.00073855243722">
            <text:p>100.1%</text:p>
          </table:table-cell>
          <table:table-cell office:value-type="float" office:value="0">
            <text:p>0</text:p>
          </table:table-cell>
          <table:table-cell table:style-name="ce2" table:formula="of:=[.J457]-[.E457]" office:value-type="percentage" office:value="0">
            <text:p>0.0%</text:p>
          </table:table-cell>
        </table:table-row>
        <table:table-row table:style-name="ro1">
          <table:table-cell office:value-type="string">
            <text:p>Alto Alegre do Maranhão</text:p>
          </table:table-cell>
          <table:table-cell office:value-type="float" office:value="2100436">
            <text:p>2100436</text:p>
          </table:table-cell>
          <table:table-cell office:value-type="float" office:value="424">
            <text:p>424</text:p>
          </table:table-cell>
          <table:table-cell office:value-type="string">
            <text:p>183.2</text:p>
          </table:table-cell>
          <table:table-cell table:style-name="ce2" table:formula="of:=[.D458]/[.C458]" office:value-type="percentage" office:value="0.432075471698113">
            <text:p>43.2%</text:p>
          </table:table-cell>
          <table:table-cell office:value-type="float" office:value="0">
            <text:p>0</text:p>
          </table:table-cell>
          <table:table-cell office:value-type="float" office:value="2100436">
            <text:p>2100436</text:p>
          </table:table-cell>
          <table:table-cell office:value-type="float" office:value="424">
            <text:p>424</text:p>
          </table:table-cell>
          <table:table-cell office:value-type="string">
            <text:p>193.4</text:p>
          </table:table-cell>
          <table:table-cell table:style-name="ce2" table:formula="of:=[.I458]/[.H458]" office:value-type="percentage" office:value="0.456132075471698">
            <text:p>45.6%</text:p>
          </table:table-cell>
          <table:table-cell office:value-type="float" office:value="0">
            <text:p>0</text:p>
          </table:table-cell>
          <table:table-cell table:style-name="ce2" table:formula="of:=[.J458]-[.E458]" office:value-type="percentage" office:value="0.024056603773585">
            <text:p>2.4%</text:p>
          </table:table-cell>
        </table:table-row>
        <table:table-row table:style-name="ro1">
          <table:table-cell office:value-type="string">
            <text:p>Alto Alegre do Pindaré</text:p>
          </table:table-cell>
          <table:table-cell office:value-type="float" office:value="2100477">
            <text:p>2100477</text:p>
          </table:table-cell>
          <table:table-cell office:value-type="float" office:value="1951">
            <text:p>1951</text:p>
          </table:table-cell>
          <table:table-cell office:value-type="string">
            <text:p>1648.6</text:p>
          </table:table-cell>
          <table:table-cell table:style-name="ce2" table:formula="of:=[.D459]/[.C459]" office:value-type="percentage" office:value="0.845002562788314">
            <text:p>84.5%</text:p>
          </table:table-cell>
          <table:table-cell office:value-type="string">
            <text:p>249.3</text:p>
          </table:table-cell>
          <table:table-cell office:value-type="float" office:value="2100477">
            <text:p>2100477</text:p>
          </table:table-cell>
          <table:table-cell office:value-type="float" office:value="1951">
            <text:p>1951</text:p>
          </table:table-cell>
          <table:table-cell office:value-type="string">
            <text:p>1866.6</text:p>
          </table:table-cell>
          <table:table-cell table:style-name="ce2" table:formula="of:=[.I459]/[.H459]" office:value-type="percentage" office:value="0.956740133264992">
            <text:p>95.7%</text:p>
          </table:table-cell>
          <table:table-cell office:value-type="string">
            <text:p>32.6</text:p>
          </table:table-cell>
          <table:table-cell table:style-name="ce2" table:formula="of:=[.J459]-[.E459]" office:value-type="percentage" office:value="0.111737570476679">
            <text:p>11.2%</text:p>
          </table:table-cell>
        </table:table-row>
        <table:table-row table:style-name="ro1">
          <table:table-cell office:value-type="string">
            <text:p>Amapá do Maranhão</text:p>
          </table:table-cell>
          <table:table-cell office:value-type="float" office:value="2100550">
            <text:p>2100550</text:p>
          </table:table-cell>
          <table:table-cell office:value-type="float" office:value="446">
            <text:p>446</text:p>
          </table:table-cell>
          <table:table-cell office:value-type="string">
            <text:p>244.3</text:p>
          </table:table-cell>
          <table:table-cell table:style-name="ce2" table:formula="of:=[.D460]/[.C460]" office:value-type="percentage" office:value="0.547757847533632">
            <text:p>54.8%</text:p>
          </table:table-cell>
          <table:table-cell office:value-type="string">
            <text:p>201.7</text:p>
          </table:table-cell>
          <table:table-cell office:value-type="float" office:value="2100550">
            <text:p>2100550</text:p>
          </table:table-cell>
          <table:table-cell office:value-type="float" office:value="446">
            <text:p>446</text:p>
          </table:table-cell>
          <table:table-cell office:value-type="string">
            <text:p>357.9</text:p>
          </table:table-cell>
          <table:table-cell table:style-name="ce2" table:formula="of:=[.I460]/[.H460]" office:value-type="percentage" office:value="0.802466367713004">
            <text:p>80.2%</text:p>
          </table:table-cell>
          <table:table-cell office:value-type="string">
            <text:p>88.1</text:p>
          </table:table-cell>
          <table:table-cell table:style-name="ce2" table:formula="of:=[.J460]-[.E460]" office:value-type="percentage" office:value="0.254708520179372">
            <text:p>25.5%</text:p>
          </table:table-cell>
        </table:table-row>
        <table:table-row table:style-name="ro1">
          <table:table-cell office:value-type="string">
            <text:p>Amarante do Maranhão</text:p>
          </table:table-cell>
          <table:table-cell office:value-type="float" office:value="2100600">
            <text:p>2100600</text:p>
          </table:table-cell>
          <table:table-cell office:value-type="float" office:value="7737">
            <text:p>7737</text:p>
          </table:table-cell>
          <table:table-cell office:value-type="string">
            <text:p>1817.4</text:p>
          </table:table-cell>
          <table:table-cell table:style-name="ce2" table:formula="of:=[.D461]/[.C461]" office:value-type="percentage" office:value="0.234897246994959">
            <text:p>23.5%</text:p>
          </table:table-cell>
          <table:table-cell office:value-type="string">
            <text:p>4228.5</text:p>
          </table:table-cell>
          <table:table-cell office:value-type="float" office:value="2100600">
            <text:p>2100600</text:p>
          </table:table-cell>
          <table:table-cell office:value-type="float" office:value="7737">
            <text:p>7737</text:p>
          </table:table-cell>
          <table:table-cell office:value-type="string">
            <text:p>2275.3</text:p>
          </table:table-cell>
          <table:table-cell table:style-name="ce2" table:formula="of:=[.I461]/[.H461]" office:value-type="percentage" office:value="0.294080392917151">
            <text:p>29.4%</text:p>
          </table:table-cell>
          <table:table-cell office:value-type="string">
            <text:p>3603.5</text:p>
          </table:table-cell>
          <table:table-cell table:style-name="ce2" table:formula="of:=[.J461]-[.E461]" office:value-type="percentage" office:value="0.0591831459221921">
            <text:p>5.9%</text:p>
          </table:table-cell>
        </table:table-row>
        <table:table-row table:style-name="ro1">
          <table:table-cell office:value-type="string">
            <text:p>Anajatuba</text:p>
          </table:table-cell>
          <table:table-cell office:value-type="float" office:value="2100709">
            <text:p>2100709</text:p>
          </table:table-cell>
          <table:table-cell office:value-type="float" office:value="1132">
            <text:p>1132</text:p>
          </table:table-cell>
          <table:table-cell office:value-type="string">
            <text:p>8.5</text:p>
          </table:table-cell>
          <table:table-cell table:style-name="ce2" table:formula="of:=[.D462]/[.C462]" office:value-type="percentage" office:value="0.00750883392226148">
            <text:p>0.8%</text:p>
          </table:table-cell>
          <table:table-cell office:value-type="string">
            <text:p>459.8</text:p>
          </table:table-cell>
          <table:table-cell office:value-type="float" office:value="2100709">
            <text:p>2100709</text:p>
          </table:table-cell>
          <table:table-cell office:value-type="float" office:value="1132">
            <text:p>1132</text:p>
          </table:table-cell>
          <table:table-cell office:value-type="string">
            <text:p>416.2</text:p>
          </table:table-cell>
          <table:table-cell table:style-name="ce2" table:formula="of:=[.I462]/[.H462]" office:value-type="percentage" office:value="0.367667844522968">
            <text:p>36.8%</text:p>
          </table:table-cell>
          <table:table-cell office:value-type="string">
            <text:p>39.5</text:p>
          </table:table-cell>
          <table:table-cell table:style-name="ce2" table:formula="of:=[.J462]-[.E462]" office:value-type="percentage" office:value="0.360159010600707">
            <text:p>36.0%</text:p>
          </table:table-cell>
        </table:table-row>
        <table:table-row table:style-name="ro1">
          <table:table-cell office:value-type="string">
            <text:p>Anapurus</text:p>
          </table:table-cell>
          <table:table-cell office:value-type="float" office:value="2100808">
            <text:p>2100808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table:style-name="ce2" table:formula="of:=[.D463]/[.C463]" office:value-type="percentage" office:value="0">
            <text:p>0.0%</text:p>
          </table:table-cell>
          <table:table-cell office:value-type="float" office:value="620">
            <text:p>620</text:p>
          </table:table-cell>
          <table:table-cell office:value-type="float" office:value="2100808">
            <text:p>2100808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table:style-name="ce2" table:formula="of:=[.I463]/[.H46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63]-[.E463]" office:value-type="percentage" office:value="0">
            <text:p>0.0%</text:p>
          </table:table-cell>
        </table:table-row>
        <table:table-row table:style-name="ro1">
          <table:table-cell office:value-type="string">
            <text:p>Apicum-Açu</text:p>
          </table:table-cell>
          <table:table-cell office:value-type="float" office:value="2100832">
            <text:p>2100832</text:p>
          </table:table-cell>
          <table:table-cell office:value-type="float" office:value="655">
            <text:p>655</text:p>
          </table:table-cell>
          <table:table-cell office:value-type="string">
            <text:p>0.3</text:p>
          </table:table-cell>
          <table:table-cell table:style-name="ce2" table:formula="of:=[.D464]/[.C464]" office:value-type="percentage" office:value="0.000458015267175573">
            <text:p>0.0%</text:p>
          </table:table-cell>
          <table:table-cell office:value-type="string">
            <text:p>486.9</text:p>
          </table:table-cell>
          <table:table-cell office:value-type="float" office:value="2100832">
            <text:p>2100832</text:p>
          </table:table-cell>
          <table:table-cell office:value-type="float" office:value="655">
            <text:p>655</text:p>
          </table:table-cell>
          <table:table-cell office:value-type="string">
            <text:p>206.4</text:p>
          </table:table-cell>
          <table:table-cell table:style-name="ce2" table:formula="of:=[.I464]/[.H464]" office:value-type="percentage" office:value="0.315114503816794">
            <text:p>31.5%</text:p>
          </table:table-cell>
          <table:table-cell office:value-type="string">
            <text:p>246.5</text:p>
          </table:table-cell>
          <table:table-cell table:style-name="ce2" table:formula="of:=[.J464]-[.E464]" office:value-type="percentage" office:value="0.314656488549618">
            <text:p>31.5%</text:p>
          </table:table-cell>
        </table:table-row>
        <table:table-row table:style-name="ro1">
          <table:table-cell office:value-type="string">
            <text:p>Araguanã</text:p>
          </table:table-cell>
          <table:table-cell office:value-type="float" office:value="2100873">
            <text:p>2100873</text:p>
          </table:table-cell>
          <table:table-cell office:value-type="float" office:value="810">
            <text:p>810</text:p>
          </table:table-cell>
          <table:table-cell office:value-type="string">
            <text:p>0.2</text:p>
          </table:table-cell>
          <table:table-cell table:style-name="ce2" table:formula="of:=[.D465]/[.C465]" office:value-type="percentage" office:value="0.000246913580246914">
            <text:p>0.0%</text:p>
          </table:table-cell>
          <table:table-cell office:value-type="string">
            <text:p>809.8</text:p>
          </table:table-cell>
          <table:table-cell office:value-type="float" office:value="2100873">
            <text:p>2100873</text:p>
          </table:table-cell>
          <table:table-cell office:value-type="float" office:value="810">
            <text:p>810</text:p>
          </table:table-cell>
          <table:table-cell office:value-type="string">
            <text:p>754.1</text:p>
          </table:table-cell>
          <table:table-cell table:style-name="ce2" table:formula="of:=[.I465]/[.H465]" office:value-type="percentage" office:value="0.930987654320988">
            <text:p>93.1%</text:p>
          </table:table-cell>
          <table:table-cell office:value-type="string">
            <text:p>55.9</text:p>
          </table:table-cell>
          <table:table-cell table:style-name="ce2" table:formula="of:=[.J465]-[.E465]" office:value-type="percentage" office:value="0.930740740740741">
            <text:p>93.1%</text:p>
          </table:table-cell>
        </table:table-row>
        <table:table-row table:style-name="ro1">
          <table:table-cell office:value-type="string">
            <text:p>Arame</text:p>
          </table:table-cell>
          <table:table-cell office:value-type="float" office:value="2100956">
            <text:p>2100956</text:p>
          </table:table-cell>
          <table:table-cell office:value-type="float" office:value="3075">
            <text:p>3075</text:p>
          </table:table-cell>
          <table:table-cell office:value-type="string">
            <text:p>1579.4</text:p>
          </table:table-cell>
          <table:table-cell table:style-name="ce2" table:formula="of:=[.D466]/[.C466]" office:value-type="percentage" office:value="0.513626016260163">
            <text:p>51.4%</text:p>
          </table:table-cell>
          <table:table-cell office:value-type="float" office:value="1156">
            <text:p>1156</text:p>
          </table:table-cell>
          <table:table-cell office:value-type="float" office:value="2100956">
            <text:p>2100956</text:p>
          </table:table-cell>
          <table:table-cell office:value-type="float" office:value="3075">
            <text:p>3075</text:p>
          </table:table-cell>
          <table:table-cell office:value-type="string">
            <text:p>1804.1</text:p>
          </table:table-cell>
          <table:table-cell table:style-name="ce2" table:formula="of:=[.I466]/[.H466]" office:value-type="percentage" office:value="0.58669918699187">
            <text:p>58.7%</text:p>
          </table:table-cell>
          <table:table-cell office:value-type="float" office:value="903">
            <text:p>903</text:p>
          </table:table-cell>
          <table:table-cell table:style-name="ce2" table:formula="of:=[.J466]-[.E466]" office:value-type="percentage" office:value="0.0730731707317073">
            <text:p>7.3%</text:p>
          </table:table-cell>
        </table:table-row>
        <table:table-row table:style-name="ro1">
          <table:table-cell office:value-type="string">
            <text:p>Arari</text:p>
          </table:table-cell>
          <table:table-cell office:value-type="float" office:value="2101004">
            <text:p>2101004</text:p>
          </table:table-cell>
          <table:table-cell office:value-type="float" office:value="1116">
            <text:p>1116</text:p>
          </table:table-cell>
          <table:table-cell office:value-type="string">
            <text:p>63.7</text:p>
          </table:table-cell>
          <table:table-cell table:style-name="ce2" table:formula="of:=[.D467]/[.C467]" office:value-type="percentage" office:value="0.057078853046595">
            <text:p>5.7%</text:p>
          </table:table-cell>
          <table:table-cell office:value-type="string">
            <text:p>390.8</text:p>
          </table:table-cell>
          <table:table-cell office:value-type="float" office:value="2101004">
            <text:p>2101004</text:p>
          </table:table-cell>
          <table:table-cell office:value-type="float" office:value="1116">
            <text:p>1116</text:p>
          </table:table-cell>
          <table:table-cell office:value-type="string">
            <text:p>409.2</text:p>
          </table:table-cell>
          <table:table-cell table:style-name="ce2" table:formula="of:=[.I467]/[.H467]" office:value-type="percentage" office:value="0.366666666666667">
            <text:p>36.7%</text:p>
          </table:table-cell>
          <table:table-cell office:value-type="string">
            <text:p>43.8</text:p>
          </table:table-cell>
          <table:table-cell table:style-name="ce2" table:formula="of:=[.J467]-[.E467]" office:value-type="percentage" office:value="0.309587813620072">
            <text:p>31.0%</text:p>
          </table:table-cell>
        </table:table-row>
        <table:table-row table:style-name="ro1">
          <table:table-cell office:value-type="string">
            <text:p>Axixá</text:p>
          </table:table-cell>
          <table:table-cell office:value-type="float" office:value="2101103">
            <text:p>2101103</text:p>
          </table:table-cell>
          <table:table-cell office:value-type="float" office:value="205">
            <text:p>205</text:p>
          </table:table-cell>
          <table:table-cell office:value-type="string">
            <text:p>12.4</text:p>
          </table:table-cell>
          <table:table-cell table:style-name="ce2" table:formula="of:=[.D468]/[.C468]" office:value-type="percentage" office:value="0.0604878048780488">
            <text:p>6.0%</text:p>
          </table:table-cell>
          <table:table-cell office:value-type="float" office:value="135">
            <text:p>135</text:p>
          </table:table-cell>
          <table:table-cell office:value-type="float" office:value="2101103">
            <text:p>2101103</text:p>
          </table:table-cell>
          <table:table-cell office:value-type="float" office:value="205">
            <text:p>205</text:p>
          </table:table-cell>
          <table:table-cell office:value-type="string">
            <text:p>30.1</text:p>
          </table:table-cell>
          <table:table-cell table:style-name="ce2" table:formula="of:=[.I468]/[.H468]" office:value-type="percentage" office:value="0.146829268292683">
            <text:p>14.7%</text:p>
          </table:table-cell>
          <table:table-cell office:value-type="float" office:value="103">
            <text:p>103</text:p>
          </table:table-cell>
          <table:table-cell table:style-name="ce2" table:formula="of:=[.J468]-[.E468]" office:value-type="percentage" office:value="0.0863414634146342">
            <text:p>8.6%</text:p>
          </table:table-cell>
        </table:table-row>
        <table:table-row table:style-name="ro1">
          <table:table-cell office:value-type="string">
            <text:p>Bacabal</text:p>
          </table:table-cell>
          <table:table-cell office:value-type="float" office:value="2101202">
            <text:p>2101202</text:p>
          </table:table-cell>
          <table:table-cell office:value-type="float" office:value="1707">
            <text:p>1707</text:p>
          </table:table-cell>
          <table:table-cell office:value-type="string">
            <text:p>1199.2</text:p>
          </table:table-cell>
          <table:table-cell table:style-name="ce2" table:formula="of:=[.D469]/[.C469]" office:value-type="percentage" office:value="0.702519039250146">
            <text:p>70.3%</text:p>
          </table:table-cell>
          <table:table-cell office:value-type="float" office:value="0">
            <text:p>0</text:p>
          </table:table-cell>
          <table:table-cell office:value-type="float" office:value="2101202">
            <text:p>2101202</text:p>
          </table:table-cell>
          <table:table-cell office:value-type="float" office:value="1707">
            <text:p>1707</text:p>
          </table:table-cell>
          <table:table-cell office:value-type="string">
            <text:p>1203.8</text:p>
          </table:table-cell>
          <table:table-cell table:style-name="ce2" table:formula="of:=[.I469]/[.H469]" office:value-type="percentage" office:value="0.705213825424722">
            <text:p>70.5%</text:p>
          </table:table-cell>
          <table:table-cell office:value-type="float" office:value="0">
            <text:p>0</text:p>
          </table:table-cell>
          <table:table-cell table:style-name="ce2" table:formula="of:=[.J469]-[.E469]" office:value-type="percentage" office:value="0.00269478617457519">
            <text:p>0.3%</text:p>
          </table:table-cell>
        </table:table-row>
        <table:table-row table:style-name="ro1">
          <table:table-cell office:value-type="string">
            <text:p>Bacabeira</text:p>
          </table:table-cell>
          <table:table-cell office:value-type="float" office:value="2101251">
            <text:p>2101251</text:p>
          </table:table-cell>
          <table:table-cell office:value-type="float" office:value="624">
            <text:p>624</text:p>
          </table:table-cell>
          <table:table-cell office:value-type="string">
            <text:p>20.4</text:p>
          </table:table-cell>
          <table:table-cell table:style-name="ce2" table:formula="of:=[.D470]/[.C470]" office:value-type="percentage" office:value="0.0326923076923077">
            <text:p>3.3%</text:p>
          </table:table-cell>
          <table:table-cell office:value-type="string">
            <text:p>281.3</text:p>
          </table:table-cell>
          <table:table-cell office:value-type="float" office:value="2101251">
            <text:p>2101251</text:p>
          </table:table-cell>
          <table:table-cell office:value-type="float" office:value="624">
            <text:p>624</text:p>
          </table:table-cell>
          <table:table-cell office:value-type="string">
            <text:p>95.8</text:p>
          </table:table-cell>
          <table:table-cell table:style-name="ce2" table:formula="of:=[.I470]/[.H470]" office:value-type="percentage" office:value="0.153525641025641">
            <text:p>15.4%</text:p>
          </table:table-cell>
          <table:table-cell office:value-type="string">
            <text:p>155.5</text:p>
          </table:table-cell>
          <table:table-cell table:style-name="ce2" table:formula="of:=[.J470]-[.E470]" office:value-type="percentage" office:value="0.120833333333333">
            <text:p>12.1%</text:p>
          </table:table-cell>
        </table:table-row>
        <table:table-row table:style-name="ro1">
          <table:table-cell office:value-type="string">
            <text:p>Bacuri</text:p>
          </table:table-cell>
          <table:table-cell office:value-type="float" office:value="2101301">
            <text:p>2101301</text:p>
          </table:table-cell>
          <table:table-cell office:value-type="float" office:value="794">
            <text:p>794</text:p>
          </table:table-cell>
          <table:table-cell office:value-type="string">
            <text:p>3.7</text:p>
          </table:table-cell>
          <table:table-cell table:style-name="ce2" table:formula="of:=[.D471]/[.C471]" office:value-type="percentage" office:value="0.00465994962216625">
            <text:p>0.5%</text:p>
          </table:table-cell>
          <table:table-cell office:value-type="string">
            <text:p>696.6</text:p>
          </table:table-cell>
          <table:table-cell office:value-type="float" office:value="2101301">
            <text:p>2101301</text:p>
          </table:table-cell>
          <table:table-cell office:value-type="float" office:value="794">
            <text:p>794</text:p>
          </table:table-cell>
          <table:table-cell office:value-type="float" office:value="501">
            <text:p>501</text:p>
          </table:table-cell>
          <table:table-cell table:style-name="ce2" table:formula="of:=[.I471]/[.H471]" office:value-type="percentage" office:value="0.630982367758186">
            <text:p>63.1%</text:p>
          </table:table-cell>
          <table:table-cell office:value-type="string">
            <text:p>144.6</text:p>
          </table:table-cell>
          <table:table-cell table:style-name="ce2" table:formula="of:=[.J471]-[.E471]" office:value-type="percentage" office:value="0.62632241813602">
            <text:p>62.6%</text:p>
          </table:table-cell>
        </table:table-row>
        <table:table-row table:style-name="ro1">
          <table:table-cell office:value-type="string">
            <text:p>Bacurituba</text:p>
          </table:table-cell>
          <table:table-cell office:value-type="float" office:value="2101350">
            <text:p>2101350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table:style-name="ce2" table:formula="of:=[.D472]/[.C472]" office:value-type="percentage" office:value="0">
            <text:p>0.0%</text:p>
          </table:table-cell>
          <table:table-cell office:value-type="string">
            <text:p>48.2</text:p>
          </table:table-cell>
          <table:table-cell office:value-type="float" office:value="2101350">
            <text:p>2101350</text:p>
          </table:table-cell>
          <table:table-cell office:value-type="float" office:value="685">
            <text:p>685</text:p>
          </table:table-cell>
          <table:table-cell office:value-type="string">
            <text:p>16.4</text:p>
          </table:table-cell>
          <table:table-cell table:style-name="ce2" table:formula="of:=[.I472]/[.H472]" office:value-type="percentage" office:value="0.0239416058394161">
            <text:p>2.4%</text:p>
          </table:table-cell>
          <table:table-cell office:value-type="string">
            <text:p>24.3</text:p>
          </table:table-cell>
          <table:table-cell table:style-name="ce2" table:formula="of:=[.J472]-[.E472]" office:value-type="percentage" office:value="0.0239416058394161">
            <text:p>2.4%</text:p>
          </table:table-cell>
        </table:table-row>
        <table:table-row table:style-name="ro1">
          <table:table-cell office:value-type="string">
            <text:p>Balsas</text:p>
          </table:table-cell>
          <table:table-cell office:value-type="float" office:value="2101400">
            <text:p>2101400</text:p>
          </table:table-cell>
          <table:table-cell office:value-type="float" office:value="13258">
            <text:p>13258</text:p>
          </table:table-cell>
          <table:table-cell office:value-type="float" office:value="0">
            <text:p>0</text:p>
          </table:table-cell>
          <table:table-cell table:style-name="ce2" table:formula="of:=[.D473]/[.C473]" office:value-type="percentage" office:value="0">
            <text:p>0.0%</text:p>
          </table:table-cell>
          <table:table-cell office:value-type="string">
            <text:p>0.8</text:p>
          </table:table-cell>
          <table:table-cell office:value-type="float" office:value="2101400">
            <text:p>2101400</text:p>
          </table:table-cell>
          <table:table-cell office:value-type="float" office:value="13258">
            <text:p>13258</text:p>
          </table:table-cell>
          <table:table-cell office:value-type="float" office:value="0">
            <text:p>0</text:p>
          </table:table-cell>
          <table:table-cell table:style-name="ce2" table:formula="of:=[.I473]/[.H473]" office:value-type="percentage" office:value="0">
            <text:p>0.0%</text:p>
          </table:table-cell>
          <table:table-cell office:value-type="string">
            <text:p>1.1</text:p>
          </table:table-cell>
          <table:table-cell table:style-name="ce2" table:formula="of:=[.J473]-[.E473]" office:value-type="percentage" office:value="0">
            <text:p>0.0%</text:p>
          </table:table-cell>
        </table:table-row>
        <table:table-row table:style-name="ro1">
          <table:table-cell office:value-type="string">
            <text:p>Barra do Corda</text:p>
          </table:table-cell>
          <table:table-cell office:value-type="float" office:value="2101608">
            <text:p>2101608</text:p>
          </table:table-cell>
          <table:table-cell office:value-type="float" office:value="8054">
            <text:p>8054</text:p>
          </table:table-cell>
          <table:table-cell office:value-type="string">
            <text:p>2520.6</text:p>
          </table:table-cell>
          <table:table-cell table:style-name="ce2" table:formula="of:=[.D474]/[.C474]" office:value-type="percentage" office:value="0.312962503104048">
            <text:p>31.3%</text:p>
          </table:table-cell>
          <table:table-cell office:value-type="string">
            <text:p>3027.4</text:p>
          </table:table-cell>
          <table:table-cell office:value-type="float" office:value="2101608">
            <text:p>2101608</text:p>
          </table:table-cell>
          <table:table-cell office:value-type="float" office:value="8054">
            <text:p>8054</text:p>
          </table:table-cell>
          <table:table-cell office:value-type="string">
            <text:p>3201.9</text:p>
          </table:table-cell>
          <table:table-cell table:style-name="ce2" table:formula="of:=[.I474]/[.H474]" office:value-type="percentage" office:value="0.3975540104296">
            <text:p>39.8%</text:p>
          </table:table-cell>
          <table:table-cell office:value-type="string">
            <text:p>2071.3</text:p>
          </table:table-cell>
          <table:table-cell table:style-name="ce2" table:formula="of:=[.J474]-[.E474]" office:value-type="percentage" office:value="0.0845915073255525">
            <text:p>8.5%</text:p>
          </table:table-cell>
        </table:table-row>
        <table:table-row table:style-name="ro1">
          <table:table-cell office:value-type="string">
            <text:p>Barreirinhas</text:p>
          </table:table-cell>
          <table:table-cell office:value-type="float" office:value="2101707">
            <text:p>2101707</text:p>
          </table:table-cell>
          <table:table-cell office:value-type="float" office:value="3172">
            <text:p>3172</text:p>
          </table:table-cell>
          <table:table-cell office:value-type="float" office:value="0">
            <text:p>0</text:p>
          </table:table-cell>
          <table:table-cell table:style-name="ce2" table:formula="of:=[.D475]/[.C475]" office:value-type="percentage" office:value="0">
            <text:p>0.0%</text:p>
          </table:table-cell>
          <table:table-cell office:value-type="float" office:value="3172">
            <text:p>3172</text:p>
          </table:table-cell>
          <table:table-cell office:value-type="float" office:value="2101707">
            <text:p>2101707</text:p>
          </table:table-cell>
          <table:table-cell office:value-type="float" office:value="3172">
            <text:p>3172</text:p>
          </table:table-cell>
          <table:table-cell office:value-type="float" office:value="0">
            <text:p>0</text:p>
          </table:table-cell>
          <table:table-cell table:style-name="ce2" table:formula="of:=[.I475]/[.H475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75]-[.E475]" office:value-type="percentage" office:value="0">
            <text:p>0.0%</text:p>
          </table:table-cell>
        </table:table-row>
        <table:table-row table:style-name="ro1">
          <table:table-cell office:value-type="string">
            <text:p>Belágua</text:p>
          </table:table-cell>
          <table:table-cell office:value-type="float" office:value="2101731">
            <text:p>2101731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table:style-name="ce2" table:formula="of:=[.D476]/[.C476]" office:value-type="percentage" office:value="0">
            <text:p>0.0%</text:p>
          </table:table-cell>
          <table:table-cell office:value-type="float" office:value="504">
            <text:p>504</text:p>
          </table:table-cell>
          <table:table-cell office:value-type="float" office:value="2101731">
            <text:p>2101731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table:style-name="ce2" table:formula="of:=[.I476]/[.H476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476]-[.E476]" office:value-type="percentage" office:value="0">
            <text:p>0.0%</text:p>
          </table:table-cell>
        </table:table-row>
        <table:table-row table:style-name="ro1">
          <table:table-cell office:value-type="string">
            <text:p>Bela Vista do Maranhão</text:p>
          </table:table-cell>
          <table:table-cell office:value-type="float" office:value="2101772">
            <text:p>2101772</text:p>
          </table:table-cell>
          <table:table-cell office:value-type="float" office:value="255">
            <text:p>255</text:p>
          </table:table-cell>
          <table:table-cell office:value-type="string">
            <text:p>225.5</text:p>
          </table:table-cell>
          <table:table-cell table:style-name="ce2" table:formula="of:=[.D477]/[.C477]" office:value-type="percentage" office:value="0.884313725490196">
            <text:p>88.4%</text:p>
          </table:table-cell>
          <table:table-cell office:value-type="float" office:value="0">
            <text:p>0</text:p>
          </table:table-cell>
          <table:table-cell office:value-type="float" office:value="2101772">
            <text:p>2101772</text:p>
          </table:table-cell>
          <table:table-cell office:value-type="float" office:value="255">
            <text:p>255</text:p>
          </table:table-cell>
          <table:table-cell office:value-type="string">
            <text:p>225.5</text:p>
          </table:table-cell>
          <table:table-cell table:style-name="ce2" table:formula="of:=[.I477]/[.H477]" office:value-type="percentage" office:value="0.884313725490196">
            <text:p>88.4%</text:p>
          </table:table-cell>
          <table:table-cell office:value-type="float" office:value="0">
            <text:p>0</text:p>
          </table:table-cell>
          <table:table-cell table:style-name="ce2" table:formula="of:=[.J477]-[.E477]" office:value-type="percentage" office:value="0">
            <text:p>0.0%</text:p>
          </table:table-cell>
        </table:table-row>
        <table:table-row table:style-name="ro1">
          <table:table-cell office:value-type="string">
            <text:p>Bequimão</text:p>
          </table:table-cell>
          <table:table-cell office:value-type="float" office:value="2101905">
            <text:p>2101905</text:p>
          </table:table-cell>
          <table:table-cell office:value-type="float" office:value="779">
            <text:p>779</text:p>
          </table:table-cell>
          <table:table-cell office:value-type="float" office:value="24">
            <text:p>24</text:p>
          </table:table-cell>
          <table:table-cell table:style-name="ce2" table:formula="of:=[.D478]/[.C478]" office:value-type="percentage" office:value="0.030808729139923">
            <text:p>3.1%</text:p>
          </table:table-cell>
          <table:table-cell office:value-type="string">
            <text:p>520.8</text:p>
          </table:table-cell>
          <table:table-cell office:value-type="float" office:value="2101905">
            <text:p>2101905</text:p>
          </table:table-cell>
          <table:table-cell office:value-type="float" office:value="779">
            <text:p>779</text:p>
          </table:table-cell>
          <table:table-cell office:value-type="string">
            <text:p>469.3</text:p>
          </table:table-cell>
          <table:table-cell table:style-name="ce2" table:formula="of:=[.I478]/[.H478]" office:value-type="percentage" office:value="0.602439024390244">
            <text:p>60.2%</text:p>
          </table:table-cell>
          <table:table-cell office:value-type="string">
            <text:p>37.1</text:p>
          </table:table-cell>
          <table:table-cell table:style-name="ce2" table:formula="of:=[.J478]-[.E478]" office:value-type="percentage" office:value="0.571630295250321">
            <text:p>57.2%</text:p>
          </table:table-cell>
        </table:table-row>
        <table:table-row table:style-name="ro1">
          <table:table-cell office:value-type="string">
            <text:p>Bernardo do Mearim</text:p>
          </table:table-cell>
          <table:table-cell office:value-type="float" office:value="2101939">
            <text:p>2101939</text:p>
          </table:table-cell>
          <table:table-cell office:value-type="float" office:value="264">
            <text:p>264</text:p>
          </table:table-cell>
          <table:table-cell office:value-type="string">
            <text:p>189.8</text:p>
          </table:table-cell>
          <table:table-cell table:style-name="ce2" table:formula="of:=[.D479]/[.C479]" office:value-type="percentage" office:value="0.718939393939394">
            <text:p>71.9%</text:p>
          </table:table-cell>
          <table:table-cell office:value-type="float" office:value="0">
            <text:p>0</text:p>
          </table:table-cell>
          <table:table-cell office:value-type="float" office:value="2101939">
            <text:p>2101939</text:p>
          </table:table-cell>
          <table:table-cell office:value-type="float" office:value="264">
            <text:p>264</text:p>
          </table:table-cell>
          <table:table-cell office:value-type="string">
            <text:p>192.5</text:p>
          </table:table-cell>
          <table:table-cell table:style-name="ce2" table:formula="of:=[.I479]/[.H479]" office:value-type="percentage" office:value="0.729166666666667">
            <text:p>72.9%</text:p>
          </table:table-cell>
          <table:table-cell office:value-type="string">
            <text:p>0.1</text:p>
          </table:table-cell>
          <table:table-cell table:style-name="ce2" table:formula="of:=[.J479]-[.E479]" office:value-type="percentage" office:value="0.0102272727272726">
            <text:p>1.0%</text:p>
          </table:table-cell>
        </table:table-row>
        <table:table-row table:style-name="ro1">
          <table:table-cell office:value-type="string">
            <text:p>Boa Vista do Gurupi</text:p>
          </table:table-cell>
          <table:table-cell office:value-type="float" office:value="2101970">
            <text:p>2101970</text:p>
          </table:table-cell>
          <table:table-cell office:value-type="float" office:value="405">
            <text:p>405</text:p>
          </table:table-cell>
          <table:table-cell office:value-type="string">
            <text:p>278.4</text:p>
          </table:table-cell>
          <table:table-cell table:style-name="ce2" table:formula="of:=[.D480]/[.C480]" office:value-type="percentage" office:value="0.687407407407407">
            <text:p>68.7%</text:p>
          </table:table-cell>
          <table:table-cell office:value-type="string">
            <text:p>121.6</text:p>
          </table:table-cell>
          <table:table-cell office:value-type="float" office:value="2101970">
            <text:p>2101970</text:p>
          </table:table-cell>
          <table:table-cell office:value-type="float" office:value="405">
            <text:p>405</text:p>
          </table:table-cell>
          <table:table-cell office:value-type="string">
            <text:p>326.8</text:p>
          </table:table-cell>
          <table:table-cell table:style-name="ce2" table:formula="of:=[.I480]/[.H480]" office:value-type="percentage" office:value="0.806913580246914">
            <text:p>80.7%</text:p>
          </table:table-cell>
          <table:table-cell office:value-type="string">
            <text:p>73.3</text:p>
          </table:table-cell>
          <table:table-cell table:style-name="ce2" table:formula="of:=[.J480]-[.E480]" office:value-type="percentage" office:value="0.119506172839506">
            <text:p>12.0%</text:p>
          </table:table-cell>
        </table:table-row>
        <table:table-row table:style-name="ro1">
          <table:table-cell office:value-type="string">
            <text:p>Bom Jardim</text:p>
          </table:table-cell>
          <table:table-cell office:value-type="float" office:value="2102002">
            <text:p>2102002</text:p>
          </table:table-cell>
          <table:table-cell office:value-type="float" office:value="6647">
            <text:p>6647</text:p>
          </table:table-cell>
          <table:table-cell office:value-type="string">
            <text:p>2336.8</text:p>
          </table:table-cell>
          <table:table-cell table:style-name="ce2" table:formula="of:=[.D481]/[.C481]" office:value-type="percentage" office:value="0.351557093425605">
            <text:p>35.2%</text:p>
          </table:table-cell>
          <table:table-cell office:value-type="string">
            <text:p>4245.5</text:p>
          </table:table-cell>
          <table:table-cell office:value-type="float" office:value="2102002">
            <text:p>2102002</text:p>
          </table:table-cell>
          <table:table-cell office:value-type="float" office:value="6647">
            <text:p>6647</text:p>
          </table:table-cell>
          <table:table-cell office:value-type="string">
            <text:p>3529.7</text:p>
          </table:table-cell>
          <table:table-cell table:style-name="ce2" table:formula="of:=[.I481]/[.H481]" office:value-type="percentage" office:value="0.531021513464721">
            <text:p>53.1%</text:p>
          </table:table-cell>
          <table:table-cell office:value-type="string">
            <text:p>3049.6</text:p>
          </table:table-cell>
          <table:table-cell table:style-name="ce2" table:formula="of:=[.J481]-[.E481]" office:value-type="percentage" office:value="0.179464420039115">
            <text:p>17.9%</text:p>
          </table:table-cell>
        </table:table-row>
        <table:table-row table:style-name="ro1">
          <table:table-cell office:value-type="string">
            <text:p>Bom Jesus das Selvas</text:p>
          </table:table-cell>
          <table:table-cell office:value-type="float" office:value="2102036">
            <text:p>2102036</text:p>
          </table:table-cell>
          <table:table-cell office:value-type="float" office:value="2700">
            <text:p>2700</text:p>
          </table:table-cell>
          <table:table-cell office:value-type="string">
            <text:p>1757.8</text:p>
          </table:table-cell>
          <table:table-cell table:style-name="ce2" table:formula="of:=[.D482]/[.C482]" office:value-type="percentage" office:value="0.651037037037037">
            <text:p>65.1%</text:p>
          </table:table-cell>
          <table:table-cell office:value-type="string">
            <text:p>942.2</text:p>
          </table:table-cell>
          <table:table-cell office:value-type="float" office:value="2102036">
            <text:p>2102036</text:p>
          </table:table-cell>
          <table:table-cell office:value-type="float" office:value="2700">
            <text:p>2700</text:p>
          </table:table-cell>
          <table:table-cell office:value-type="string">
            <text:p>2167.6</text:p>
          </table:table-cell>
          <table:table-cell table:style-name="ce2" table:formula="of:=[.I482]/[.H482]" office:value-type="percentage" office:value="0.802814814814815">
            <text:p>80.3%</text:p>
          </table:table-cell>
          <table:table-cell office:value-type="string">
            <text:p>532.1</text:p>
          </table:table-cell>
          <table:table-cell table:style-name="ce2" table:formula="of:=[.J482]-[.E482]" office:value-type="percentage" office:value="0.151777777777778">
            <text:p>15.2%</text:p>
          </table:table-cell>
        </table:table-row>
        <table:table-row table:style-name="ro1">
          <table:table-cell office:value-type="string">
            <text:p>Bom Lugar</text:p>
          </table:table-cell>
          <table:table-cell office:value-type="float" office:value="2102077">
            <text:p>2102077</text:p>
          </table:table-cell>
          <table:table-cell office:value-type="float" office:value="452">
            <text:p>452</text:p>
          </table:table-cell>
          <table:table-cell office:value-type="string">
            <text:p>452.1</text:p>
          </table:table-cell>
          <table:table-cell table:style-name="ce2" table:formula="of:=[.D483]/[.C483]" office:value-type="percentage" office:value="1.00022123893805">
            <text:p>100.0%</text:p>
          </table:table-cell>
          <table:table-cell office:value-type="float" office:value="0">
            <text:p>0</text:p>
          </table:table-cell>
          <table:table-cell office:value-type="float" office:value="2102077">
            <text:p>2102077</text:p>
          </table:table-cell>
          <table:table-cell office:value-type="float" office:value="452">
            <text:p>452</text:p>
          </table:table-cell>
          <table:table-cell office:value-type="string">
            <text:p>452.1</text:p>
          </table:table-cell>
          <table:table-cell table:style-name="ce2" table:formula="of:=[.I483]/[.H483]" office:value-type="percentage" office:value="1.00022123893805">
            <text:p>100.0%</text:p>
          </table:table-cell>
          <table:table-cell office:value-type="float" office:value="0">
            <text:p>0</text:p>
          </table:table-cell>
          <table:table-cell table:style-name="ce2" table:formula="of:=[.J483]-[.E483]" office:value-type="percentage" office:value="0">
            <text:p>0.0%</text:p>
          </table:table-cell>
        </table:table-row>
        <table:table-row table:style-name="ro1">
          <table:table-cell office:value-type="string">
            <text:p>Brejo de Areia</text:p>
          </table:table-cell>
          <table:table-cell office:value-type="float" office:value="2102150">
            <text:p>2102150</text:p>
          </table:table-cell>
          <table:table-cell office:value-type="float" office:value="487">
            <text:p>487</text:p>
          </table:table-cell>
          <table:table-cell office:value-type="string">
            <text:p>487.5</text:p>
          </table:table-cell>
          <table:table-cell table:style-name="ce2" table:formula="of:=[.D484]/[.C484]" office:value-type="percentage" office:value="1.00102669404517">
            <text:p>100.1%</text:p>
          </table:table-cell>
          <table:table-cell office:value-type="float" office:value="0">
            <text:p>0</text:p>
          </table:table-cell>
          <table:table-cell office:value-type="float" office:value="2102150">
            <text:p>2102150</text:p>
          </table:table-cell>
          <table:table-cell office:value-type="float" office:value="487">
            <text:p>487</text:p>
          </table:table-cell>
          <table:table-cell office:value-type="string">
            <text:p>487.5</text:p>
          </table:table-cell>
          <table:table-cell table:style-name="ce2" table:formula="of:=[.I484]/[.H484]" office:value-type="percentage" office:value="1.00102669404517">
            <text:p>100.1%</text:p>
          </table:table-cell>
          <table:table-cell office:value-type="float" office:value="0">
            <text:p>0</text:p>
          </table:table-cell>
          <table:table-cell table:style-name="ce2" table:formula="of:=[.J484]-[.E484]" office:value-type="percentage" office:value="0">
            <text:p>0.0%</text:p>
          </table:table-cell>
        </table:table-row>
        <table:table-row table:style-name="ro1">
          <table:table-cell office:value-type="string">
            <text:p>Buriti Bravo</text:p>
          </table:table-cell>
          <table:table-cell office:value-type="float" office:value="2102309">
            <text:p>2102309</text:p>
          </table:table-cell>
          <table:table-cell office:value-type="float" office:value="1605">
            <text:p>1605</text:p>
          </table:table-cell>
          <table:table-cell office:value-type="string">
            <text:p>23.2</text:p>
          </table:table-cell>
          <table:table-cell table:style-name="ce2" table:formula="of:=[.D485]/[.C485]" office:value-type="percentage" office:value="0.0144548286604361">
            <text:p>1.4%</text:p>
          </table:table-cell>
          <table:table-cell office:value-type="string">
            <text:p>1057.8</text:p>
          </table:table-cell>
          <table:table-cell office:value-type="float" office:value="2102309">
            <text:p>2102309</text:p>
          </table:table-cell>
          <table:table-cell office:value-type="float" office:value="1605">
            <text:p>1605</text:p>
          </table:table-cell>
          <table:table-cell office:value-type="float" office:value="52">
            <text:p>52</text:p>
          </table:table-cell>
          <table:table-cell table:style-name="ce2" table:formula="of:=[.I485]/[.H485]" office:value-type="percentage" office:value="0.032398753894081">
            <text:p>3.2%</text:p>
          </table:table-cell>
          <table:table-cell office:value-type="string">
            <text:p>47.9</text:p>
          </table:table-cell>
          <table:table-cell table:style-name="ce2" table:formula="of:=[.J485]-[.E485]" office:value-type="percentage" office:value="0.0179439252336449">
            <text:p>1.8%</text:p>
          </table:table-cell>
        </table:table-row>
        <table:table-row table:style-name="ro1">
          <table:table-cell office:value-type="string">
            <text:p>Buriticupu</text:p>
          </table:table-cell>
          <table:table-cell office:value-type="float" office:value="2102325">
            <text:p>2102325</text:p>
          </table:table-cell>
          <table:table-cell office:value-type="float" office:value="2567">
            <text:p>2567</text:p>
          </table:table-cell>
          <table:table-cell office:value-type="string">
            <text:p>1337.7</text:p>
          </table:table-cell>
          <table:table-cell table:style-name="ce2" table:formula="of:=[.D486]/[.C486]" office:value-type="percentage" office:value="0.521114141020647">
            <text:p>52.1%</text:p>
          </table:table-cell>
          <table:table-cell office:value-type="string">
            <text:p>1227.7</text:p>
          </table:table-cell>
          <table:table-cell office:value-type="float" office:value="2102325">
            <text:p>2102325</text:p>
          </table:table-cell>
          <table:table-cell office:value-type="float" office:value="2567">
            <text:p>2567</text:p>
          </table:table-cell>
          <table:table-cell office:value-type="float" office:value="1925">
            <text:p>1925</text:p>
          </table:table-cell>
          <table:table-cell table:style-name="ce2" table:formula="of:=[.I486]/[.H486]" office:value-type="percentage" office:value="0.749902610050643">
            <text:p>75.0%</text:p>
          </table:table-cell>
          <table:table-cell office:value-type="string">
            <text:p>639.6</text:p>
          </table:table-cell>
          <table:table-cell table:style-name="ce2" table:formula="of:=[.J486]-[.E486]" office:value-type="percentage" office:value="0.228788469029996">
            <text:p>22.9%</text:p>
          </table:table-cell>
        </table:table-row>
        <table:table-row table:style-name="ro1">
          <table:table-cell office:value-type="string">
            <text:p>Buritirana</text:p>
          </table:table-cell>
          <table:table-cell office:value-type="float" office:value="2102358">
            <text:p>2102358</text:p>
          </table:table-cell>
          <table:table-cell office:value-type="float" office:value="825">
            <text:p>825</text:p>
          </table:table-cell>
          <table:table-cell office:value-type="string">
            <text:p>572.8</text:p>
          </table:table-cell>
          <table:table-cell table:style-name="ce2" table:formula="of:=[.D487]/[.C487]" office:value-type="percentage" office:value="0.69430303030303">
            <text:p>69.4%</text:p>
          </table:table-cell>
          <table:table-cell office:value-type="string">
            <text:p>237.9</text:p>
          </table:table-cell>
          <table:table-cell office:value-type="float" office:value="2102358">
            <text:p>2102358</text:p>
          </table:table-cell>
          <table:table-cell office:value-type="float" office:value="825">
            <text:p>825</text:p>
          </table:table-cell>
          <table:table-cell office:value-type="string">
            <text:p>683.6</text:p>
          </table:table-cell>
          <table:table-cell table:style-name="ce2" table:formula="of:=[.I487]/[.H487]" office:value-type="percentage" office:value="0.828606060606061">
            <text:p>82.9%</text:p>
          </table:table-cell>
          <table:table-cell office:value-type="string">
            <text:p>126.9</text:p>
          </table:table-cell>
          <table:table-cell table:style-name="ce2" table:formula="of:=[.J487]-[.E487]" office:value-type="percentage" office:value="0.13430303030303">
            <text:p>13.4%</text:p>
          </table:table-cell>
        </table:table-row>
        <table:table-row table:style-name="ro1">
          <table:table-cell office:value-type="string">
            <text:p>Cachoeira Grande</text:p>
          </table:table-cell>
          <table:table-cell office:value-type="float" office:value="2102374">
            <text:p>2102374</text:p>
          </table:table-cell>
          <table:table-cell office:value-type="float" office:value="716">
            <text:p>716</text:p>
          </table:table-cell>
          <table:table-cell office:value-type="string">
            <text:p>15.5</text:p>
          </table:table-cell>
          <table:table-cell table:style-name="ce2" table:formula="of:=[.D488]/[.C488]" office:value-type="percentage" office:value="0.0216480446927374">
            <text:p>2.2%</text:p>
          </table:table-cell>
          <table:table-cell office:value-type="string">
            <text:p>325.2</text:p>
          </table:table-cell>
          <table:table-cell office:value-type="float" office:value="2102374">
            <text:p>2102374</text:p>
          </table:table-cell>
          <table:table-cell office:value-type="float" office:value="716">
            <text:p>716</text:p>
          </table:table-cell>
          <table:table-cell office:value-type="string">
            <text:p>29.8</text:p>
          </table:table-cell>
          <table:table-cell table:style-name="ce2" table:formula="of:=[.I488]/[.H488]" office:value-type="percentage" office:value="0.0416201117318436">
            <text:p>4.2%</text:p>
          </table:table-cell>
          <table:table-cell office:value-type="string">
            <text:p>64.7</text:p>
          </table:table-cell>
          <table:table-cell table:style-name="ce2" table:formula="of:=[.J488]-[.E488]" office:value-type="percentage" office:value="0.0199720670391061">
            <text:p>2.0%</text:p>
          </table:table-cell>
        </table:table-row>
        <table:table-row table:style-name="ro1">
          <table:table-cell office:value-type="string">
            <text:p>Cajapió</text:p>
          </table:table-cell>
          <table:table-cell office:value-type="float" office:value="2102408">
            <text:p>2102408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style-name="ce2" table:formula="of:=[.D489]/[.C489]" office:value-type="percentage" office:value="0">
            <text:p>0.0%</text:p>
          </table:table-cell>
          <table:table-cell office:value-type="string">
            <text:p>415.1</text:p>
          </table:table-cell>
          <table:table-cell office:value-type="float" office:value="2102408">
            <text:p>2102408</text:p>
          </table:table-cell>
          <table:table-cell office:value-type="float" office:value="917">
            <text:p>917</text:p>
          </table:table-cell>
          <table:table-cell office:value-type="float" office:value="85">
            <text:p>85</text:p>
          </table:table-cell>
          <table:table-cell table:style-name="ce2" table:formula="of:=[.I489]/[.H489]" office:value-type="percentage" office:value="0.0926935659760087">
            <text:p>9.3%</text:p>
          </table:table-cell>
          <table:table-cell office:value-type="string">
            <text:p>283.5</text:p>
          </table:table-cell>
          <table:table-cell table:style-name="ce2" table:formula="of:=[.J489]-[.E489]" office:value-type="percentage" office:value="0.0926935659760087">
            <text:p>9.3%</text:p>
          </table:table-cell>
        </table:table-row>
        <table:table-row table:style-name="ro1">
          <table:table-cell office:value-type="string">
            <text:p>Cajari</text:p>
          </table:table-cell>
          <table:table-cell office:value-type="float" office:value="2102507">
            <text:p>2102507</text:p>
          </table:table-cell>
          <table:table-cell office:value-type="float" office:value="552">
            <text:p>552</text:p>
          </table:table-cell>
          <table:table-cell office:value-type="string">
            <text:p>10.7</text:p>
          </table:table-cell>
          <table:table-cell table:style-name="ce2" table:formula="of:=[.D490]/[.C490]" office:value-type="percentage" office:value="0.0193840579710145">
            <text:p>1.9%</text:p>
          </table:table-cell>
          <table:table-cell office:value-type="string">
            <text:p>76.6</text:p>
          </table:table-cell>
          <table:table-cell office:value-type="float" office:value="2102507">
            <text:p>2102507</text:p>
          </table:table-cell>
          <table:table-cell office:value-type="float" office:value="552">
            <text:p>552</text:p>
          </table:table-cell>
          <table:table-cell office:value-type="string">
            <text:p>59.9</text:p>
          </table:table-cell>
          <table:table-cell table:style-name="ce2" table:formula="of:=[.I490]/[.H490]" office:value-type="percentage" office:value="0.108514492753623">
            <text:p>10.9%</text:p>
          </table:table-cell>
          <table:table-cell office:value-type="string">
            <text:p>28.1</text:p>
          </table:table-cell>
          <table:table-cell table:style-name="ce2" table:formula="of:=[.J490]-[.E490]" office:value-type="percentage" office:value="0.0891304347826087">
            <text:p>8.9%</text:p>
          </table:table-cell>
        </table:table-row>
        <table:table-row table:style-name="ro1">
          <table:table-cell office:value-type="string">
            <text:p>Campestre do Maranhão</text:p>
          </table:table-cell>
          <table:table-cell office:value-type="float" office:value="2102556">
            <text:p>2102556</text:p>
          </table:table-cell>
          <table:table-cell office:value-type="float" office:value="618">
            <text:p>618</text:p>
          </table:table-cell>
          <table:table-cell office:value-type="string">
            <text:p>379.3</text:p>
          </table:table-cell>
          <table:table-cell table:style-name="ce2" table:formula="of:=[.D491]/[.C491]" office:value-type="percentage" office:value="0.613754045307443">
            <text:p>61.4%</text:p>
          </table:table-cell>
          <table:table-cell office:value-type="string">
            <text:p>74.4</text:p>
          </table:table-cell>
          <table:table-cell office:value-type="float" office:value="2102556">
            <text:p>2102556</text:p>
          </table:table-cell>
          <table:table-cell office:value-type="float" office:value="618">
            <text:p>618</text:p>
          </table:table-cell>
          <table:table-cell office:value-type="string">
            <text:p>407.7</text:p>
          </table:table-cell>
          <table:table-cell table:style-name="ce2" table:formula="of:=[.I491]/[.H491]" office:value-type="percentage" office:value="0.659708737864078">
            <text:p>66.0%</text:p>
          </table:table-cell>
          <table:table-cell office:value-type="string">
            <text:p>46.2</text:p>
          </table:table-cell>
          <table:table-cell table:style-name="ce2" table:formula="of:=[.J491]-[.E491]" office:value-type="percentage" office:value="0.0459546925566343">
            <text:p>4.6%</text:p>
          </table:table-cell>
        </table:table-row>
        <table:table-row table:style-name="ro1">
          <table:table-cell office:value-type="string">
            <text:p>Cândido Mendes</text:p>
          </table:table-cell>
          <table:table-cell office:value-type="float" office:value="2102606">
            <text:p>2102606</text:p>
          </table:table-cell>
          <table:table-cell office:value-type="float" office:value="1748">
            <text:p>1748</text:p>
          </table:table-cell>
          <table:table-cell office:value-type="string">
            <text:p>587.3</text:p>
          </table:table-cell>
          <table:table-cell table:style-name="ce2" table:formula="of:=[.D492]/[.C492]" office:value-type="percentage" office:value="0.335983981693364">
            <text:p>33.6%</text:p>
          </table:table-cell>
          <table:table-cell office:value-type="string">
            <text:p>959.5</text:p>
          </table:table-cell>
          <table:table-cell office:value-type="float" office:value="2102606">
            <text:p>2102606</text:p>
          </table:table-cell>
          <table:table-cell office:value-type="float" office:value="1748">
            <text:p>1748</text:p>
          </table:table-cell>
          <table:table-cell office:value-type="string">
            <text:p>934.3</text:p>
          </table:table-cell>
          <table:table-cell table:style-name="ce2" table:formula="of:=[.I492]/[.H492]" office:value-type="percentage" office:value="0.534496567505721">
            <text:p>53.4%</text:p>
          </table:table-cell>
          <table:table-cell office:value-type="string">
            <text:p>528.6</text:p>
          </table:table-cell>
          <table:table-cell table:style-name="ce2" table:formula="of:=[.J492]-[.E492]" office:value-type="percentage" office:value="0.198512585812357">
            <text:p>19.9%</text:p>
          </table:table-cell>
        </table:table-row>
        <table:table-row table:style-name="ro1">
          <table:table-cell office:value-type="string">
            <text:p>Cantanhede</text:p>
          </table:table-cell>
          <table:table-cell office:value-type="float" office:value="2102705">
            <text:p>2102705</text:p>
          </table:table-cell>
          <table:table-cell office:value-type="float" office:value="809">
            <text:p>809</text:p>
          </table:table-cell>
          <table:table-cell office:value-type="string">
            <text:p>216.6</text:p>
          </table:table-cell>
          <table:table-cell table:style-name="ce2" table:formula="of:=[.D493]/[.C493]" office:value-type="percentage" office:value="0.267737948084054">
            <text:p>26.8%</text:p>
          </table:table-cell>
          <table:table-cell office:value-type="float" office:value="0">
            <text:p>0</text:p>
          </table:table-cell>
          <table:table-cell office:value-type="float" office:value="2102705">
            <text:p>2102705</text:p>
          </table:table-cell>
          <table:table-cell office:value-type="float" office:value="809">
            <text:p>809</text:p>
          </table:table-cell>
          <table:table-cell office:value-type="string">
            <text:p>252.3</text:p>
          </table:table-cell>
          <table:table-cell table:style-name="ce2" table:formula="of:=[.I493]/[.H493]" office:value-type="percentage" office:value="0.311866501854141">
            <text:p>31.2%</text:p>
          </table:table-cell>
          <table:table-cell office:value-type="string">
            <text:p>30.6</text:p>
          </table:table-cell>
          <table:table-cell table:style-name="ce2" table:formula="of:=[.J493]-[.E493]" office:value-type="percentage" office:value="0.0441285537700866">
            <text:p>4.4%</text:p>
          </table:table-cell>
        </table:table-row>
        <table:table-row table:style-name="ro1">
          <table:table-cell office:value-type="string">
            <text:p>Capinzal do Norte</text:p>
          </table:table-cell>
          <table:table-cell office:value-type="float" office:value="2102754">
            <text:p>2102754</text:p>
          </table:table-cell>
          <table:table-cell office:value-type="float" office:value="635">
            <text:p>635</text:p>
          </table:table-cell>
          <table:table-cell office:value-type="string">
            <text:p>217.6</text:p>
          </table:table-cell>
          <table:table-cell table:style-name="ce2" table:formula="of:=[.D494]/[.C494]" office:value-type="percentage" office:value="0.342677165354331">
            <text:p>34.3%</text:p>
          </table:table-cell>
          <table:table-cell office:value-type="float" office:value="0">
            <text:p>0</text:p>
          </table:table-cell>
          <table:table-cell office:value-type="float" office:value="2102754">
            <text:p>2102754</text:p>
          </table:table-cell>
          <table:table-cell office:value-type="float" office:value="635">
            <text:p>635</text:p>
          </table:table-cell>
          <table:table-cell office:value-type="string">
            <text:p>231.8</text:p>
          </table:table-cell>
          <table:table-cell table:style-name="ce2" table:formula="of:=[.I494]/[.H494]" office:value-type="percentage" office:value="0.36503937007874">
            <text:p>36.5%</text:p>
          </table:table-cell>
          <table:table-cell office:value-type="float" office:value="0">
            <text:p>0</text:p>
          </table:table-cell>
          <table:table-cell table:style-name="ce2" table:formula="of:=[.J494]-[.E494]" office:value-type="percentage" office:value="0.0223622047244095">
            <text:p>2.2%</text:p>
          </table:table-cell>
        </table:table-row>
        <table:table-row table:style-name="ro1">
          <table:table-cell office:value-type="string">
            <text:p>Carolina</text:p>
          </table:table-cell>
          <table:table-cell office:value-type="float" office:value="2102804">
            <text:p>2102804</text:p>
          </table:table-cell>
          <table:table-cell office:value-type="float" office:value="6487">
            <text:p>6487</text:p>
          </table:table-cell>
          <table:table-cell office:value-type="float" office:value="0">
            <text:p>0</text:p>
          </table:table-cell>
          <table:table-cell table:style-name="ce2" table:formula="of:=[.D495]/[.C495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2102804">
            <text:p>2102804</text:p>
          </table:table-cell>
          <table:table-cell office:value-type="float" office:value="6487">
            <text:p>6487</text:p>
          </table:table-cell>
          <table:table-cell office:value-type="float" office:value="0">
            <text:p>0</text:p>
          </table:table-cell>
          <table:table-cell table:style-name="ce2" table:formula="of:=[.I495]/[.H495]" office:value-type="percentage" office:value="0">
            <text:p>0.0%</text:p>
          </table:table-cell>
          <table:table-cell office:value-type="float" office:value="2">
            <text:p>2</text:p>
          </table:table-cell>
          <table:table-cell table:style-name="ce2" table:formula="of:=[.J495]-[.E495]" office:value-type="percentage" office:value="0">
            <text:p>0.0%</text:p>
          </table:table-cell>
        </table:table-row>
        <table:table-row table:style-name="ro1">
          <table:table-cell office:value-type="string">
            <text:p>Carutapera</text:p>
          </table:table-cell>
          <table:table-cell office:value-type="float" office:value="2102903">
            <text:p>2102903</text:p>
          </table:table-cell>
          <table:table-cell office:value-type="float" office:value="1267">
            <text:p>1267</text:p>
          </table:table-cell>
          <table:table-cell office:value-type="string">
            <text:p>582.8</text:p>
          </table:table-cell>
          <table:table-cell table:style-name="ce2" table:formula="of:=[.D496]/[.C496]" office:value-type="percentage" office:value="0.459984214680347">
            <text:p>46.0%</text:p>
          </table:table-cell>
          <table:table-cell office:value-type="string">
            <text:p>475.5</text:p>
          </table:table-cell>
          <table:table-cell office:value-type="float" office:value="2102903">
            <text:p>2102903</text:p>
          </table:table-cell>
          <table:table-cell office:value-type="float" office:value="1267">
            <text:p>1267</text:p>
          </table:table-cell>
          <table:table-cell office:value-type="string">
            <text:p>661.3</text:p>
          </table:table-cell>
          <table:table-cell table:style-name="ce2" table:formula="of:=[.I496]/[.H496]" office:value-type="percentage" office:value="0.521941594317285">
            <text:p>52.2%</text:p>
          </table:table-cell>
          <table:table-cell office:value-type="string">
            <text:p>388.8</text:p>
          </table:table-cell>
          <table:table-cell table:style-name="ce2" table:formula="of:=[.J496]-[.E496]" office:value-type="percentage" office:value="0.0619573796369377">
            <text:p>6.2%</text:p>
          </table:table-cell>
        </table:table-row>
        <table:table-row table:style-name="ro1">
          <table:table-cell office:value-type="string">
            <text:p>Cedral</text:p>
          </table:table-cell>
          <table:table-cell office:value-type="float" office:value="2103109">
            <text:p>2103109</text:p>
          </table:table-cell>
          <table:table-cell office:value-type="float" office:value="263">
            <text:p>263</text:p>
          </table:table-cell>
          <table:table-cell office:value-type="string">
            <text:p>0.1</text:p>
          </table:table-cell>
          <table:table-cell table:style-name="ce2" table:formula="of:=[.D497]/[.C497]" office:value-type="percentage" office:value="0.000380228136882129">
            <text:p>0.0%</text:p>
          </table:table-cell>
          <table:table-cell office:value-type="string">
            <text:p>254.8</text:p>
          </table:table-cell>
          <table:table-cell office:value-type="float" office:value="2103109">
            <text:p>2103109</text:p>
          </table:table-cell>
          <table:table-cell office:value-type="float" office:value="263">
            <text:p>263</text:p>
          </table:table-cell>
          <table:table-cell office:value-type="string">
            <text:p>201.3</text:p>
          </table:table-cell>
          <table:table-cell table:style-name="ce2" table:formula="of:=[.I497]/[.H497]" office:value-type="percentage" office:value="0.765399239543726">
            <text:p>76.5%</text:p>
          </table:table-cell>
          <table:table-cell office:value-type="string">
            <text:p>45.6</text:p>
          </table:table-cell>
          <table:table-cell table:style-name="ce2" table:formula="of:=[.J497]-[.E497]" office:value-type="percentage" office:value="0.765019011406844">
            <text:p>76.5%</text:p>
          </table:table-cell>
        </table:table-row>
        <table:table-row table:style-name="ro1">
          <table:table-cell office:value-type="string">
            <text:p>Central do Maranhão</text:p>
          </table:table-cell>
          <table:table-cell office:value-type="float" office:value="2103125">
            <text:p>2103125</text:p>
          </table:table-cell>
          <table:table-cell office:value-type="float" office:value="370">
            <text:p>370</text:p>
          </table:table-cell>
          <table:table-cell office:value-type="string">
            <text:p>0.1</text:p>
          </table:table-cell>
          <table:table-cell table:style-name="ce2" table:formula="of:=[.D498]/[.C498]" office:value-type="percentage" office:value="0.00027027027027027">
            <text:p>0.0%</text:p>
          </table:table-cell>
          <table:table-cell office:value-type="string">
            <text:p>268.7</text:p>
          </table:table-cell>
          <table:table-cell office:value-type="float" office:value="2103125">
            <text:p>2103125</text:p>
          </table:table-cell>
          <table:table-cell office:value-type="float" office:value="370">
            <text:p>370</text:p>
          </table:table-cell>
          <table:table-cell office:value-type="string">
            <text:p>257.3</text:p>
          </table:table-cell>
          <table:table-cell table:style-name="ce2" table:formula="of:=[.I498]/[.H498]" office:value-type="percentage" office:value="0.695405405405405">
            <text:p>69.5%</text:p>
          </table:table-cell>
          <table:table-cell office:value-type="string">
            <text:p>4.6</text:p>
          </table:table-cell>
          <table:table-cell table:style-name="ce2" table:formula="of:=[.J498]-[.E498]" office:value-type="percentage" office:value="0.695135135135135">
            <text:p>69.5%</text:p>
          </table:table-cell>
        </table:table-row>
        <table:table-row table:style-name="ro1">
          <table:table-cell office:value-type="string">
            <text:p>Centro do Guilherme</text:p>
          </table:table-cell>
          <table:table-cell office:value-type="float" office:value="2103158">
            <text:p>2103158</text:p>
          </table:table-cell>
          <table:table-cell office:value-type="float" office:value="1084">
            <text:p>1084</text:p>
          </table:table-cell>
          <table:table-cell office:value-type="string">
            <text:p>745.8</text:p>
          </table:table-cell>
          <table:table-cell table:style-name="ce2" table:formula="of:=[.D499]/[.C499]" office:value-type="percentage" office:value="0.688007380073801">
            <text:p>68.8%</text:p>
          </table:table-cell>
          <table:table-cell office:value-type="string">
            <text:p>338.2</text:p>
          </table:table-cell>
          <table:table-cell office:value-type="float" office:value="2103158">
            <text:p>2103158</text:p>
          </table:table-cell>
          <table:table-cell office:value-type="float" office:value="1084">
            <text:p>1084</text:p>
          </table:table-cell>
          <table:table-cell office:value-type="string">
            <text:p>914.1</text:p>
          </table:table-cell>
          <table:table-cell table:style-name="ce2" table:formula="of:=[.I499]/[.H499]" office:value-type="percentage" office:value="0.843265682656826">
            <text:p>84.3%</text:p>
          </table:table-cell>
          <table:table-cell office:value-type="string">
            <text:p>169.8</text:p>
          </table:table-cell>
          <table:table-cell table:style-name="ce2" table:formula="of:=[.J499]-[.E499]" office:value-type="percentage" office:value="0.155258302583026">
            <text:p>15.5%</text:p>
          </table:table-cell>
        </table:table-row>
        <table:table-row table:style-name="ro1">
          <table:table-cell office:value-type="string">
            <text:p>Centro Novo do Maranhão</text:p>
          </table:table-cell>
          <table:table-cell office:value-type="float" office:value="2103174">
            <text:p>2103174</text:p>
          </table:table-cell>
          <table:table-cell office:value-type="float" office:value="8366">
            <text:p>8366</text:p>
          </table:table-cell>
          <table:table-cell office:value-type="string">
            <text:p>1767.1</text:p>
          </table:table-cell>
          <table:table-cell table:style-name="ce2" table:formula="of:=[.D500]/[.C500]" office:value-type="percentage" office:value="0.211224001912503">
            <text:p>21.1%</text:p>
          </table:table-cell>
          <table:table-cell office:value-type="string">
            <text:p>6595.9</text:p>
          </table:table-cell>
          <table:table-cell office:value-type="float" office:value="2103174">
            <text:p>2103174</text:p>
          </table:table-cell>
          <table:table-cell office:value-type="float" office:value="8366">
            <text:p>8366</text:p>
          </table:table-cell>
          <table:table-cell office:value-type="float" office:value="2327">
            <text:p>2327</text:p>
          </table:table-cell>
          <table:table-cell table:style-name="ce2" table:formula="of:=[.I500]/[.H500]" office:value-type="percentage" office:value="0.278149653358833">
            <text:p>27.8%</text:p>
          </table:table-cell>
          <table:table-cell office:value-type="string">
            <text:p>6035.4</text:p>
          </table:table-cell>
          <table:table-cell table:style-name="ce2" table:formula="of:=[.J500]-[.E500]" office:value-type="percentage" office:value="0.0669256514463304">
            <text:p>6.7%</text:p>
          </table:table-cell>
        </table:table-row>
        <table:table-row table:style-name="ro1">
          <table:table-cell office:value-type="string">
            <text:p>Chapadinha</text:p>
          </table:table-cell>
          <table:table-cell office:value-type="float" office:value="2103208">
            <text:p>2103208</text:p>
          </table:table-cell>
          <table:table-cell office:value-type="float" office:value="3305">
            <text:p>3305</text:p>
          </table:table-cell>
          <table:table-cell office:value-type="float" office:value="0">
            <text:p>0</text:p>
          </table:table-cell>
          <table:table-cell table:style-name="ce2" table:formula="of:=[.D501]/[.C501]" office:value-type="percentage" office:value="0">
            <text:p>0.0%</text:p>
          </table:table-cell>
          <table:table-cell office:value-type="float" office:value="3305">
            <text:p>3305</text:p>
          </table:table-cell>
          <table:table-cell office:value-type="float" office:value="2103208">
            <text:p>2103208</text:p>
          </table:table-cell>
          <table:table-cell office:value-type="float" office:value="3305">
            <text:p>3305</text:p>
          </table:table-cell>
          <table:table-cell office:value-type="float" office:value="0">
            <text:p>0</text:p>
          </table:table-cell>
          <table:table-cell table:style-name="ce2" table:formula="of:=[.I501]/[.H501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01]-[.E501]" office:value-type="percentage" office:value="0">
            <text:p>0.0%</text:p>
          </table:table-cell>
        </table:table-row>
        <table:table-row table:style-name="ro1">
          <table:table-cell office:value-type="string">
            <text:p>Cidelândia</text:p>
          </table:table-cell>
          <table:table-cell office:value-type="float" office:value="2103257">
            <text:p>2103257</text:p>
          </table:table-cell>
          <table:table-cell office:value-type="float" office:value="1473">
            <text:p>1473</text:p>
          </table:table-cell>
          <table:table-cell office:value-type="string">
            <text:p>1194.3</text:p>
          </table:table-cell>
          <table:table-cell table:style-name="ce2" table:formula="of:=[.D502]/[.C502]" office:value-type="percentage" office:value="0.810794297352342">
            <text:p>81.1%</text:p>
          </table:table-cell>
          <table:table-cell office:value-type="string">
            <text:p>249.6</text:p>
          </table:table-cell>
          <table:table-cell office:value-type="float" office:value="2103257">
            <text:p>2103257</text:p>
          </table:table-cell>
          <table:table-cell office:value-type="float" office:value="1473">
            <text:p>1473</text:p>
          </table:table-cell>
          <table:table-cell office:value-type="string">
            <text:p>1298.8</text:p>
          </table:table-cell>
          <table:table-cell table:style-name="ce2" table:formula="of:=[.I502]/[.H502]" office:value-type="percentage" office:value="0.88173794976239">
            <text:p>88.2%</text:p>
          </table:table-cell>
          <table:table-cell office:value-type="string">
            <text:p>142.3</text:p>
          </table:table-cell>
          <table:table-cell table:style-name="ce2" table:formula="of:=[.J502]-[.E502]" office:value-type="percentage" office:value="0.0709436524100475">
            <text:p>7.1%</text:p>
          </table:table-cell>
        </table:table-row>
        <table:table-row table:style-name="ro1">
          <table:table-cell office:value-type="string">
            <text:p>Codó</text:p>
          </table:table-cell>
          <table:table-cell office:value-type="float" office:value="2103307">
            <text:p>2103307</text:p>
          </table:table-cell>
          <table:table-cell office:value-type="float" office:value="4434">
            <text:p>4434</text:p>
          </table:table-cell>
          <table:table-cell office:value-type="string">
            <text:p>404.4</text:p>
          </table:table-cell>
          <table:table-cell table:style-name="ce2" table:formula="of:=[.D503]/[.C503]" office:value-type="percentage" office:value="0.0912043301759134">
            <text:p>9.1%</text:p>
          </table:table-cell>
          <table:table-cell office:value-type="string">
            <text:p>1615.5</text:p>
          </table:table-cell>
          <table:table-cell office:value-type="float" office:value="2103307">
            <text:p>2103307</text:p>
          </table:table-cell>
          <table:table-cell office:value-type="float" office:value="4434">
            <text:p>4434</text:p>
          </table:table-cell>
          <table:table-cell office:value-type="float" office:value="443">
            <text:p>443</text:p>
          </table:table-cell>
          <table:table-cell table:style-name="ce2" table:formula="of:=[.I503]/[.H503]" office:value-type="percentage" office:value="0.0999097880018042">
            <text:p>10.0%</text:p>
          </table:table-cell>
          <table:table-cell office:value-type="string">
            <text:p>0.9</text:p>
          </table:table-cell>
          <table:table-cell table:style-name="ce2" table:formula="of:=[.J503]-[.E503]" office:value-type="percentage" office:value="0.00870545782589084">
            <text:p>0.9%</text:p>
          </table:table-cell>
        </table:table-row>
        <table:table-row table:style-name="ro1">
          <table:table-cell office:value-type="string">
            <text:p>Colinas</text:p>
          </table:table-cell>
          <table:table-cell office:value-type="float" office:value="2103505">
            <text:p>2103505</text:p>
          </table:table-cell>
          <table:table-cell office:value-type="float" office:value="2065">
            <text:p>2065</text:p>
          </table:table-cell>
          <table:table-cell office:value-type="string">
            <text:p>110.8</text:p>
          </table:table-cell>
          <table:table-cell table:style-name="ce2" table:formula="of:=[.D504]/[.C504]" office:value-type="percentage" office:value="0.0536561743341404">
            <text:p>5.4%</text:p>
          </table:table-cell>
          <table:table-cell office:value-type="string">
            <text:p>231.5</text:p>
          </table:table-cell>
          <table:table-cell office:value-type="float" office:value="2103505">
            <text:p>2103505</text:p>
          </table:table-cell>
          <table:table-cell office:value-type="float" office:value="2065">
            <text:p>2065</text:p>
          </table:table-cell>
          <table:table-cell office:value-type="string">
            <text:p>201.5</text:p>
          </table:table-cell>
          <table:table-cell table:style-name="ce2" table:formula="of:=[.I504]/[.H504]" office:value-type="percentage" office:value="0.0975786924939467">
            <text:p>9.8%</text:p>
          </table:table-cell>
          <table:table-cell office:value-type="string">
            <text:p>144.9</text:p>
          </table:table-cell>
          <table:table-cell table:style-name="ce2" table:formula="of:=[.J504]-[.E504]" office:value-type="percentage" office:value="0.0439225181598063">
            <text:p>4.4%</text:p>
          </table:table-cell>
        </table:table-row>
        <table:table-row table:style-name="ro2">
          <table:table-cell office:value-type="string">
            <text:p>Conceição do Lago-Açu</text:p>
          </table:table-cell>
          <table:table-cell office:value-type="float" office:value="2103554">
            <text:p>2103554</text:p>
          </table:table-cell>
          <table:table-cell office:value-type="float" office:value="836">
            <text:p>836</text:p>
          </table:table-cell>
          <table:table-cell office:value-type="string">
            <text:p>625.3</text:p>
          </table:table-cell>
          <table:table-cell table:style-name="ce2" table:formula="of:=[.D505]/[.C505]" office:value-type="percentage" office:value="0.747966507177033">
            <text:p>74.8%</text:p>
          </table:table-cell>
          <table:table-cell office:value-type="float" office:value="0">
            <text:p>0</text:p>
          </table:table-cell>
          <table:table-cell office:value-type="float" office:value="2103554">
            <text:p>2103554</text:p>
          </table:table-cell>
          <table:table-cell office:value-type="float" office:value="836">
            <text:p>836</text:p>
          </table:table-cell>
          <table:table-cell office:value-type="string">
            <text:p>625.3</text:p>
          </table:table-cell>
          <table:table-cell table:style-name="ce2" table:formula="of:=[.I505]/[.H505]" office:value-type="percentage" office:value="0.747966507177033">
            <text:p>74.8%</text:p>
          </table:table-cell>
          <table:table-cell office:value-type="float" office:value="0">
            <text:p>0</text:p>
          </table:table-cell>
          <table:table-cell table:style-name="ce2" table:formula="of:=[.J505]-[.E505]" office:value-type="percentage" office:value="0">
            <text:p>0.0%</text:p>
          </table:table-cell>
        </table:table-row>
        <table:table-row table:style-name="ro1">
          <table:table-cell office:value-type="string">
            <text:p>Coroatá</text:p>
          </table:table-cell>
          <table:table-cell office:value-type="float" office:value="2103604">
            <text:p>2103604</text:p>
          </table:table-cell>
          <table:table-cell office:value-type="float" office:value="2298">
            <text:p>2298</text:p>
          </table:table-cell>
          <table:table-cell office:value-type="string">
            <text:p>965.6</text:p>
          </table:table-cell>
          <table:table-cell table:style-name="ce2" table:formula="of:=[.D506]/[.C506]" office:value-type="percentage" office:value="0.420191470844212">
            <text:p>42.0%</text:p>
          </table:table-cell>
          <table:table-cell office:value-type="float" office:value="0">
            <text:p>0</text:p>
          </table:table-cell>
          <table:table-cell office:value-type="float" office:value="2103604">
            <text:p>2103604</text:p>
          </table:table-cell>
          <table:table-cell office:value-type="float" office:value="2298">
            <text:p>2298</text:p>
          </table:table-cell>
          <table:table-cell office:value-type="string">
            <text:p>1052.9</text:p>
          </table:table-cell>
          <table:table-cell table:style-name="ce2" table:formula="of:=[.I506]/[.H506]" office:value-type="percentage" office:value="0.458181026979983">
            <text:p>45.8%</text:p>
          </table:table-cell>
          <table:table-cell office:value-type="float" office:value="0">
            <text:p>0</text:p>
          </table:table-cell>
          <table:table-cell table:style-name="ce2" table:formula="of:=[.J506]-[.E506]" office:value-type="percentage" office:value="0.0379895561357703">
            <text:p>3.8%</text:p>
          </table:table-cell>
        </table:table-row>
        <table:table-row table:style-name="ro1">
          <table:table-cell office:value-type="string">
            <text:p>Cururupu</text:p>
          </table:table-cell>
          <table:table-cell office:value-type="float" office:value="2103703">
            <text:p>2103703</text:p>
          </table:table-cell>
          <table:table-cell office:value-type="float" office:value="940">
            <text:p>940</text:p>
          </table:table-cell>
          <table:table-cell office:value-type="string">
            <text:p>6.3</text:p>
          </table:table-cell>
          <table:table-cell table:style-name="ce2" table:formula="of:=[.D507]/[.C507]" office:value-type="percentage" office:value="0.00670212765957447">
            <text:p>0.7%</text:p>
          </table:table-cell>
          <table:table-cell office:value-type="string">
            <text:p>848.5</text:p>
          </table:table-cell>
          <table:table-cell office:value-type="float" office:value="2103703">
            <text:p>2103703</text:p>
          </table:table-cell>
          <table:table-cell office:value-type="float" office:value="940">
            <text:p>940</text:p>
          </table:table-cell>
          <table:table-cell office:value-type="string">
            <text:p>570.6</text:p>
          </table:table-cell>
          <table:table-cell table:style-name="ce2" table:formula="of:=[.I507]/[.H507]" office:value-type="percentage" office:value="0.607021276595745">
            <text:p>60.7%</text:p>
          </table:table-cell>
          <table:table-cell office:value-type="string">
            <text:p>265.8</text:p>
          </table:table-cell>
          <table:table-cell table:style-name="ce2" table:formula="of:=[.J507]-[.E507]" office:value-type="percentage" office:value="0.60031914893617">
            <text:p>60.0%</text:p>
          </table:table-cell>
        </table:table-row>
        <table:table-row table:style-name="ro1">
          <table:table-cell office:value-type="string">
            <text:p>Davinópolis</text:p>
          </table:table-cell>
          <table:table-cell office:value-type="float" office:value="2103752">
            <text:p>2103752</text:p>
          </table:table-cell>
          <table:table-cell office:value-type="float" office:value="340">
            <text:p>340</text:p>
          </table:table-cell>
          <table:table-cell office:value-type="string">
            <text:p>271.6</text:p>
          </table:table-cell>
          <table:table-cell table:style-name="ce2" table:formula="of:=[.D508]/[.C508]" office:value-type="percentage" office:value="0.798823529411765">
            <text:p>79.9%</text:p>
          </table:table-cell>
          <table:table-cell office:value-type="string">
            <text:p>68.4</text:p>
          </table:table-cell>
          <table:table-cell office:value-type="float" office:value="2103752">
            <text:p>2103752</text:p>
          </table:table-cell>
          <table:table-cell office:value-type="float" office:value="340">
            <text:p>340</text:p>
          </table:table-cell>
          <table:table-cell office:value-type="string">
            <text:p>288.4</text:p>
          </table:table-cell>
          <table:table-cell table:style-name="ce2" table:formula="of:=[.I508]/[.H508]" office:value-type="percentage" office:value="0.848235294117647">
            <text:p>84.8%</text:p>
          </table:table-cell>
          <table:table-cell office:value-type="string">
            <text:p>51.6</text:p>
          </table:table-cell>
          <table:table-cell table:style-name="ce2" table:formula="of:=[.J508]-[.E508]" office:value-type="percentage" office:value="0.0494117647058822">
            <text:p>4.9%</text:p>
          </table:table-cell>
        </table:table-row>
        <table:table-row table:style-name="ro1">
          <table:table-cell office:value-type="string">
            <text:p>Dom Pedro</text:p>
          </table:table-cell>
          <table:table-cell office:value-type="float" office:value="2103802">
            <text:p>2103802</text:p>
          </table:table-cell>
          <table:table-cell office:value-type="float" office:value="374">
            <text:p>374</text:p>
          </table:table-cell>
          <table:table-cell office:value-type="string">
            <text:p>161.9</text:p>
          </table:table-cell>
          <table:table-cell table:style-name="ce2" table:formula="of:=[.D509]/[.C509]" office:value-type="percentage" office:value="0.432887700534759">
            <text:p>43.3%</text:p>
          </table:table-cell>
          <table:table-cell office:value-type="string">
            <text:p>59.9</text:p>
          </table:table-cell>
          <table:table-cell office:value-type="float" office:value="2103802">
            <text:p>2103802</text:p>
          </table:table-cell>
          <table:table-cell office:value-type="float" office:value="374">
            <text:p>374</text:p>
          </table:table-cell>
          <table:table-cell office:value-type="string">
            <text:p>225.7</text:p>
          </table:table-cell>
          <table:table-cell table:style-name="ce2" table:formula="of:=[.I509]/[.H509]" office:value-type="percentage" office:value="0.603475935828877">
            <text:p>60.3%</text:p>
          </table:table-cell>
          <table:table-cell office:value-type="string">
            <text:p>45.6</text:p>
          </table:table-cell>
          <table:table-cell table:style-name="ce2" table:formula="of:=[.J509]-[.E509]" office:value-type="percentage" office:value="0.170588235294118">
            <text:p>17.1%</text:p>
          </table:table-cell>
        </table:table-row>
        <table:table-row table:style-name="ro1">
          <table:table-cell office:value-type="string">
            <text:p>Esperantinópolis</text:p>
          </table:table-cell>
          <table:table-cell office:value-type="float" office:value="2104008">
            <text:p>2104008</text:p>
          </table:table-cell>
          <table:table-cell office:value-type="float" office:value="486">
            <text:p>486</text:p>
          </table:table-cell>
          <table:table-cell office:value-type="string">
            <text:p>448.9</text:p>
          </table:table-cell>
          <table:table-cell table:style-name="ce2" table:formula="of:=[.D510]/[.C510]" office:value-type="percentage" office:value="0.923662551440329">
            <text:p>92.4%</text:p>
          </table:table-cell>
          <table:table-cell office:value-type="float" office:value="0">
            <text:p>0</text:p>
          </table:table-cell>
          <table:table-cell office:value-type="float" office:value="2104008">
            <text:p>2104008</text:p>
          </table:table-cell>
          <table:table-cell office:value-type="float" office:value="486">
            <text:p>486</text:p>
          </table:table-cell>
          <table:table-cell office:value-type="string">
            <text:p>449.7</text:p>
          </table:table-cell>
          <table:table-cell table:style-name="ce2" table:formula="of:=[.I510]/[.H510]" office:value-type="percentage" office:value="0.925308641975309">
            <text:p>92.5%</text:p>
          </table:table-cell>
          <table:table-cell office:value-type="float" office:value="0">
            <text:p>0</text:p>
          </table:table-cell>
          <table:table-cell table:style-name="ce2" table:formula="of:=[.J510]-[.E510]" office:value-type="percentage" office:value="0.00164609053497944">
            <text:p>0.2%</text:p>
          </table:table-cell>
        </table:table-row>
        <table:table-row table:style-name="ro1">
          <table:table-cell office:value-type="string">
            <text:p>Estreito</text:p>
          </table:table-cell>
          <table:table-cell office:value-type="float" office:value="2104057">
            <text:p>2104057</text:p>
          </table:table-cell>
          <table:table-cell office:value-type="float" office:value="2736">
            <text:p>2736</text:p>
          </table:table-cell>
          <table:table-cell office:value-type="float" office:value="7">
            <text:p>7</text:p>
          </table:table-cell>
          <table:table-cell table:style-name="ce2" table:formula="of:=[.D511]/[.C511]" office:value-type="percentage" office:value="0.00255847953216374">
            <text:p>0.3%</text:p>
          </table:table-cell>
          <table:table-cell office:value-type="float" office:value="9">
            <text:p>9</text:p>
          </table:table-cell>
          <table:table-cell office:value-type="float" office:value="2104057">
            <text:p>2104057</text:p>
          </table:table-cell>
          <table:table-cell office:value-type="float" office:value="2736">
            <text:p>2736</text:p>
          </table:table-cell>
          <table:table-cell office:value-type="string">
            <text:p>10.3</text:p>
          </table:table-cell>
          <table:table-cell table:style-name="ce2" table:formula="of:=[.I511]/[.H511]" office:value-type="percentage" office:value="0.00376461988304094">
            <text:p>0.4%</text:p>
          </table:table-cell>
          <table:table-cell office:value-type="string">
            <text:p>6.1</text:p>
          </table:table-cell>
          <table:table-cell table:style-name="ce2" table:formula="of:=[.J511]-[.E511]" office:value-type="percentage" office:value="0.00120614035087719">
            <text:p>0.1%</text:p>
          </table:table-cell>
        </table:table-row>
        <table:table-row table:style-name="ro1">
          <table:table-cell office:value-type="string">
            <text:p>Feira Nova do Maranhão</text:p>
          </table:table-cell>
          <table:table-cell office:value-type="float" office:value="2104073">
            <text:p>2104073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table:style-name="ce2" table:formula="of:=[.D512]/[.C512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2104073">
            <text:p>2104073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table:style-name="ce2" table:formula="of:=[.I512]/[.H512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12]-[.E512]" office:value-type="percentage" office:value="0">
            <text:p>0.0%</text:p>
          </table:table-cell>
        </table:table-row>
        <table:table-row table:style-name="ro1">
          <table:table-cell office:value-type="string">
            <text:p>Fernando Falcão</text:p>
          </table:table-cell>
          <table:table-cell office:value-type="float" office:value="2104081">
            <text:p>2104081</text:p>
          </table:table-cell>
          <table:table-cell office:value-type="float" office:value="3546">
            <text:p>3546</text:p>
          </table:table-cell>
          <table:table-cell office:value-type="string">
            <text:p>18.7</text:p>
          </table:table-cell>
          <table:table-cell table:style-name="ce2" table:formula="of:=[.D513]/[.C513]" office:value-type="percentage" office:value="0.00527354765933446">
            <text:p>0.5%</text:p>
          </table:table-cell>
          <table:table-cell office:value-type="string">
            <text:p>100.4</text:p>
          </table:table-cell>
          <table:table-cell office:value-type="float" office:value="2104081">
            <text:p>2104081</text:p>
          </table:table-cell>
          <table:table-cell office:value-type="float" office:value="3546">
            <text:p>3546</text:p>
          </table:table-cell>
          <table:table-cell office:value-type="float" office:value="37">
            <text:p>37</text:p>
          </table:table-cell>
          <table:table-cell table:style-name="ce2" table:formula="of:=[.I513]/[.H513]" office:value-type="percentage" office:value="0.0104342921601805">
            <text:p>1.0%</text:p>
          </table:table-cell>
          <table:table-cell office:value-type="string">
            <text:p>81.6</text:p>
          </table:table-cell>
          <table:table-cell table:style-name="ce2" table:formula="of:=[.J513]-[.E513]" office:value-type="percentage" office:value="0.00516074450084602">
            <text:p>0.5%</text:p>
          </table:table-cell>
        </table:table-row>
        <table:table-row table:style-name="ro1">
          <table:table-cell office:value-type="string">
            <text:p>Formosa da Serra Negra</text:p>
          </table:table-cell>
          <table:table-cell office:value-type="float" office:value="2104099">
            <text:p>2104099</text:p>
          </table:table-cell>
          <table:table-cell office:value-type="float" office:value="3976">
            <text:p>3976</text:p>
          </table:table-cell>
          <table:table-cell office:value-type="string">
            <text:p>17.8</text:p>
          </table:table-cell>
          <table:table-cell table:style-name="ce2" table:formula="of:=[.D514]/[.C514]" office:value-type="percentage" office:value="0.00447686116700201">
            <text:p>0.4%</text:p>
          </table:table-cell>
          <table:table-cell office:value-type="string">
            <text:p>40.5</text:p>
          </table:table-cell>
          <table:table-cell office:value-type="float" office:value="2104099">
            <text:p>2104099</text:p>
          </table:table-cell>
          <table:table-cell office:value-type="float" office:value="3976">
            <text:p>3976</text:p>
          </table:table-cell>
          <table:table-cell office:value-type="string">
            <text:p>32.7</text:p>
          </table:table-cell>
          <table:table-cell table:style-name="ce2" table:formula="of:=[.I514]/[.H514]" office:value-type="percentage" office:value="0.00822434607645875">
            <text:p>0.8%</text:p>
          </table:table-cell>
          <table:table-cell office:value-type="string">
            <text:p>25.4</text:p>
          </table:table-cell>
          <table:table-cell table:style-name="ce2" table:formula="of:=[.J514]-[.E514]" office:value-type="percentage" office:value="0.00374748490945674">
            <text:p>0.4%</text:p>
          </table:table-cell>
        </table:table-row>
        <table:table-row table:style-name="ro1">
          <table:table-cell office:value-type="string">
            <text:p>Fortaleza dos Nogueiras</text:p>
          </table:table-cell>
          <table:table-cell office:value-type="float" office:value="2104107">
            <text:p>2104107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table:style-name="ce2" table:formula="of:=[.D515]/[.C515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2104107">
            <text:p>2104107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table:style-name="ce2" table:formula="of:=[.I515]/[.H515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15]-[.E515]" office:value-type="percentage" office:value="0">
            <text:p>0.0%</text:p>
          </table:table-cell>
        </table:table-row>
        <table:table-row table:style-name="ro1">
          <table:table-cell office:value-type="string">
            <text:p>Fortuna</text:p>
          </table:table-cell>
          <table:table-cell office:value-type="float" office:value="2104206">
            <text:p>2104206</text:p>
          </table:table-cell>
          <table:table-cell office:value-type="float" office:value="705">
            <text:p>705</text:p>
          </table:table-cell>
          <table:table-cell office:value-type="float" office:value="159">
            <text:p>159</text:p>
          </table:table-cell>
          <table:table-cell table:style-name="ce2" table:formula="of:=[.D516]/[.C516]" office:value-type="percentage" office:value="0.225531914893617">
            <text:p>22.6%</text:p>
          </table:table-cell>
          <table:table-cell office:value-type="string">
            <text:p>277.7</text:p>
          </table:table-cell>
          <table:table-cell office:value-type="float" office:value="2104206">
            <text:p>2104206</text:p>
          </table:table-cell>
          <table:table-cell office:value-type="float" office:value="705">
            <text:p>705</text:p>
          </table:table-cell>
          <table:table-cell office:value-type="string">
            <text:p>276.8</text:p>
          </table:table-cell>
          <table:table-cell table:style-name="ce2" table:formula="of:=[.I516]/[.H516]" office:value-type="percentage" office:value="0.392624113475177">
            <text:p>39.3%</text:p>
          </table:table-cell>
          <table:table-cell office:value-type="string">
            <text:p>148.1</text:p>
          </table:table-cell>
          <table:table-cell table:style-name="ce2" table:formula="of:=[.J516]-[.E516]" office:value-type="percentage" office:value="0.16709219858156">
            <text:p>16.7%</text:p>
          </table:table-cell>
        </table:table-row>
        <table:table-row table:style-name="ro1">
          <table:table-cell office:value-type="string">
            <text:p>Godofredo Viana</text:p>
          </table:table-cell>
          <table:table-cell office:value-type="float" office:value="2104305">
            <text:p>2104305</text:p>
          </table:table-cell>
          <table:table-cell office:value-type="float" office:value="648">
            <text:p>648</text:p>
          </table:table-cell>
          <table:table-cell office:value-type="string">
            <text:p>258.7</text:p>
          </table:table-cell>
          <table:table-cell table:style-name="ce2" table:formula="of:=[.D517]/[.C517]" office:value-type="percentage" office:value="0.399228395061728">
            <text:p>39.9%</text:p>
          </table:table-cell>
          <table:table-cell office:value-type="string">
            <text:p>327.6</text:p>
          </table:table-cell>
          <table:table-cell office:value-type="float" office:value="2104305">
            <text:p>2104305</text:p>
          </table:table-cell>
          <table:table-cell office:value-type="float" office:value="648">
            <text:p>648</text:p>
          </table:table-cell>
          <table:table-cell office:value-type="float" office:value="333">
            <text:p>333</text:p>
          </table:table-cell>
          <table:table-cell table:style-name="ce2" table:formula="of:=[.I517]/[.H517]" office:value-type="percentage" office:value="0.513888888888889">
            <text:p>51.4%</text:p>
          </table:table-cell>
          <table:table-cell office:value-type="string">
            <text:p>238.2</text:p>
          </table:table-cell>
          <table:table-cell table:style-name="ce2" table:formula="of:=[.J517]-[.E517]" office:value-type="percentage" office:value="0.11466049382716">
            <text:p>11.5%</text:p>
          </table:table-cell>
        </table:table-row>
        <table:table-row table:style-name="ro1">
          <table:table-cell office:value-type="string">
            <text:p>Gonçalves Dias</text:p>
          </table:table-cell>
          <table:table-cell office:value-type="float" office:value="2104404">
            <text:p>2104404</text:p>
          </table:table-cell>
          <table:table-cell office:value-type="float" office:value="888">
            <text:p>888</text:p>
          </table:table-cell>
          <table:table-cell office:value-type="string">
            <text:p>362.8</text:p>
          </table:table-cell>
          <table:table-cell table:style-name="ce2" table:formula="of:=[.D518]/[.C518]" office:value-type="percentage" office:value="0.408558558558559">
            <text:p>40.9%</text:p>
          </table:table-cell>
          <table:table-cell office:value-type="string">
            <text:p>397.6</text:p>
          </table:table-cell>
          <table:table-cell office:value-type="float" office:value="2104404">
            <text:p>2104404</text:p>
          </table:table-cell>
          <table:table-cell office:value-type="float" office:value="888">
            <text:p>888</text:p>
          </table:table-cell>
          <table:table-cell office:value-type="string">
            <text:p>539.9</text:p>
          </table:table-cell>
          <table:table-cell table:style-name="ce2" table:formula="of:=[.I518]/[.H518]" office:value-type="percentage" office:value="0.607995495495495">
            <text:p>60.8%</text:p>
          </table:table-cell>
          <table:table-cell office:value-type="string">
            <text:p>236.8</text:p>
          </table:table-cell>
          <table:table-cell table:style-name="ce2" table:formula="of:=[.J518]-[.E518]" office:value-type="percentage" office:value="0.199436936936937">
            <text:p>19.9%</text:p>
          </table:table-cell>
        </table:table-row>
        <table:table-row table:style-name="ro1">
          <table:table-cell office:value-type="string">
            <text:p>Governador Archer</text:p>
          </table:table-cell>
          <table:table-cell office:value-type="float" office:value="2104503">
            <text:p>2104503</text:p>
          </table:table-cell>
          <table:table-cell office:value-type="float" office:value="442">
            <text:p>442</text:p>
          </table:table-cell>
          <table:table-cell office:value-type="float" office:value="148">
            <text:p>148</text:p>
          </table:table-cell>
          <table:table-cell table:style-name="ce2" table:formula="of:=[.D519]/[.C519]" office:value-type="percentage" office:value="0.334841628959276">
            <text:p>33.5%</text:p>
          </table:table-cell>
          <table:table-cell office:value-type="float" office:value="0">
            <text:p>0</text:p>
          </table:table-cell>
          <table:table-cell office:value-type="float" office:value="2104503">
            <text:p>2104503</text:p>
          </table:table-cell>
          <table:table-cell office:value-type="float" office:value="442">
            <text:p>442</text:p>
          </table:table-cell>
          <table:table-cell office:value-type="string">
            <text:p>184.1</text:p>
          </table:table-cell>
          <table:table-cell table:style-name="ce2" table:formula="of:=[.I519]/[.H519]" office:value-type="percentage" office:value="0.416515837104072">
            <text:p>41.7%</text:p>
          </table:table-cell>
          <table:table-cell office:value-type="string">
            <text:p>35.5</text:p>
          </table:table-cell>
          <table:table-cell table:style-name="ce2" table:formula="of:=[.J519]-[.E519]" office:value-type="percentage" office:value="0.0816742081447964">
            <text:p>8.2%</text:p>
          </table:table-cell>
        </table:table-row>
        <table:table-row table:style-name="ro1">
          <table:table-cell office:value-type="string">
            <text:p>Governador Edison Lobão</text:p>
          </table:table-cell>
          <table:table-cell office:value-type="float" office:value="2104552">
            <text:p>2104552</text:p>
          </table:table-cell>
          <table:table-cell office:value-type="float" office:value="618">
            <text:p>618</text:p>
          </table:table-cell>
          <table:table-cell office:value-type="string">
            <text:p>272.3</text:p>
          </table:table-cell>
          <table:table-cell table:style-name="ce2" table:formula="of:=[.D520]/[.C520]" office:value-type="percentage" office:value="0.440614886731392">
            <text:p>44.1%</text:p>
          </table:table-cell>
          <table:table-cell office:value-type="string">
            <text:p>31.5</text:p>
          </table:table-cell>
          <table:table-cell office:value-type="float" office:value="2104552">
            <text:p>2104552</text:p>
          </table:table-cell>
          <table:table-cell office:value-type="float" office:value="618">
            <text:p>618</text:p>
          </table:table-cell>
          <table:table-cell office:value-type="string">
            <text:p>283.9</text:p>
          </table:table-cell>
          <table:table-cell table:style-name="ce2" table:formula="of:=[.I520]/[.H520]" office:value-type="percentage" office:value="0.459385113268608">
            <text:p>45.9%</text:p>
          </table:table-cell>
          <table:table-cell office:value-type="string">
            <text:p>19.9</text:p>
          </table:table-cell>
          <table:table-cell table:style-name="ce2" table:formula="of:=[.J520]-[.E520]" office:value-type="percentage" office:value="0.0187702265372168">
            <text:p>1.9%</text:p>
          </table:table-cell>
        </table:table-row>
        <table:table-row table:style-name="ro1">
          <table:table-cell office:value-type="string">
            <text:p>Governador Eugênio Barros</text:p>
          </table:table-cell>
          <table:table-cell office:value-type="float" office:value="2104602">
            <text:p>2104602</text:p>
          </table:table-cell>
          <table:table-cell office:value-type="float" office:value="829">
            <text:p>829</text:p>
          </table:table-cell>
          <table:table-cell office:value-type="string">
            <text:p>142.9</text:p>
          </table:table-cell>
          <table:table-cell table:style-name="ce2" table:formula="of:=[.D521]/[.C521]" office:value-type="percentage" office:value="0.172376357056695">
            <text:p>17.2%</text:p>
          </table:table-cell>
          <table:table-cell office:value-type="string">
            <text:p>409.5</text:p>
          </table:table-cell>
          <table:table-cell office:value-type="float" office:value="2104602">
            <text:p>2104602</text:p>
          </table:table-cell>
          <table:table-cell office:value-type="float" office:value="829">
            <text:p>829</text:p>
          </table:table-cell>
          <table:table-cell office:value-type="string">
            <text:p>315.1</text:p>
          </table:table-cell>
          <table:table-cell table:style-name="ce2" table:formula="of:=[.I521]/[.H521]" office:value-type="percentage" office:value="0.380096501809409">
            <text:p>38.0%</text:p>
          </table:table-cell>
          <table:table-cell office:value-type="string">
            <text:p>224.7</text:p>
          </table:table-cell>
          <table:table-cell table:style-name="ce2" table:formula="of:=[.J521]-[.E521]" office:value-type="percentage" office:value="0.207720144752714">
            <text:p>20.8%</text:p>
          </table:table-cell>
        </table:table-row>
        <table:table-row table:style-name="ro1">
          <table:table-cell office:value-type="string">
            <text:p>Governador Luiz Rocha</text:p>
          </table:table-cell>
          <table:table-cell office:value-type="float" office:value="2104628">
            <text:p>2104628</text:p>
          </table:table-cell>
          <table:table-cell office:value-type="float" office:value="377">
            <text:p>377</text:p>
          </table:table-cell>
          <table:table-cell office:value-type="string">
            <text:p>65.8</text:p>
          </table:table-cell>
          <table:table-cell table:style-name="ce2" table:formula="of:=[.D522]/[.C522]" office:value-type="percentage" office:value="0.174535809018568">
            <text:p>17.5%</text:p>
          </table:table-cell>
          <table:table-cell office:value-type="string">
            <text:p>257.1</text:p>
          </table:table-cell>
          <table:table-cell office:value-type="float" office:value="2104628">
            <text:p>2104628</text:p>
          </table:table-cell>
          <table:table-cell office:value-type="float" office:value="377">
            <text:p>377</text:p>
          </table:table-cell>
          <table:table-cell office:value-type="string">
            <text:p>171.5</text:p>
          </table:table-cell>
          <table:table-cell table:style-name="ce2" table:formula="of:=[.I522]/[.H522]" office:value-type="percentage" office:value="0.454907161803714">
            <text:p>45.5%</text:p>
          </table:table-cell>
          <table:table-cell office:value-type="string">
            <text:p>151.1</text:p>
          </table:table-cell>
          <table:table-cell table:style-name="ce2" table:formula="of:=[.J522]-[.E522]" office:value-type="percentage" office:value="0.280371352785146">
            <text:p>28.0%</text:p>
          </table:table-cell>
        </table:table-row>
        <table:table-row table:style-name="ro1">
          <table:table-cell office:value-type="string">
            <text:p>Governador Newton Bello</text:p>
          </table:table-cell>
          <table:table-cell office:value-type="float" office:value="2104651">
            <text:p>2104651</text:p>
          </table:table-cell>
          <table:table-cell office:value-type="float" office:value="1177">
            <text:p>1177</text:p>
          </table:table-cell>
          <table:table-cell office:value-type="string">
            <text:p>370.6</text:p>
          </table:table-cell>
          <table:table-cell table:style-name="ce2" table:formula="of:=[.D523]/[.C523]" office:value-type="percentage" office:value="0.314868309260833">
            <text:p>31.5%</text:p>
          </table:table-cell>
          <table:table-cell office:value-type="string">
            <text:p>806.3</text:p>
          </table:table-cell>
          <table:table-cell office:value-type="float" office:value="2104651">
            <text:p>2104651</text:p>
          </table:table-cell>
          <table:table-cell office:value-type="float" office:value="1177">
            <text:p>1177</text:p>
          </table:table-cell>
          <table:table-cell office:value-type="float" office:value="1170">
            <text:p>1170</text:p>
          </table:table-cell>
          <table:table-cell table:style-name="ce2" table:formula="of:=[.I523]/[.H523]" office:value-type="percentage" office:value="0.994052676295667">
            <text:p>99.4%</text:p>
          </table:table-cell>
          <table:table-cell office:value-type="string">
            <text:p>6.9</text:p>
          </table:table-cell>
          <table:table-cell table:style-name="ce2" table:formula="of:=[.J523]-[.E523]" office:value-type="percentage" office:value="0.679184367034834">
            <text:p>67.9%</text:p>
          </table:table-cell>
        </table:table-row>
        <table:table-row table:style-name="ro1">
          <table:table-cell office:value-type="string">
            <text:p>Governador Nunes Freire</text:p>
          </table:table-cell>
          <table:table-cell office:value-type="float" office:value="2104677">
            <text:p>2104677</text:p>
          </table:table-cell>
          <table:table-cell office:value-type="float" office:value="1047">
            <text:p>1047</text:p>
          </table:table-cell>
          <table:table-cell office:value-type="string">
            <text:p>775.4</text:p>
          </table:table-cell>
          <table:table-cell table:style-name="ce2" table:formula="of:=[.D524]/[.C524]" office:value-type="percentage" office:value="0.740592168099331">
            <text:p>74.1%</text:p>
          </table:table-cell>
          <table:table-cell office:value-type="string">
            <text:p>271.3</text:p>
          </table:table-cell>
          <table:table-cell office:value-type="float" office:value="2104677">
            <text:p>2104677</text:p>
          </table:table-cell>
          <table:table-cell office:value-type="float" office:value="1047">
            <text:p>1047</text:p>
          </table:table-cell>
          <table:table-cell office:value-type="string">
            <text:p>1012.9</text:p>
          </table:table-cell>
          <table:table-cell table:style-name="ce2" table:formula="of:=[.I524]/[.H524]" office:value-type="percentage" office:value="0.967430754536772">
            <text:p>96.7%</text:p>
          </table:table-cell>
          <table:table-cell office:value-type="string">
            <text:p>33.8</text:p>
          </table:table-cell>
          <table:table-cell table:style-name="ce2" table:formula="of:=[.J524]-[.E524]" office:value-type="percentage" office:value="0.22683858643744">
            <text:p>22.7%</text:p>
          </table:table-cell>
        </table:table-row>
        <table:table-row table:style-name="ro1">
          <table:table-cell office:value-type="string">
            <text:p>Graça Aranha</text:p>
          </table:table-cell>
          <table:table-cell office:value-type="float" office:value="2104701">
            <text:p>2104701</text:p>
          </table:table-cell>
          <table:table-cell office:value-type="float" office:value="274">
            <text:p>274</text:p>
          </table:table-cell>
          <table:table-cell office:value-type="string">
            <text:p>122.1</text:p>
          </table:table-cell>
          <table:table-cell table:style-name="ce2" table:formula="of:=[.D525]/[.C525]" office:value-type="percentage" office:value="0.445620437956204">
            <text:p>44.6%</text:p>
          </table:table-cell>
          <table:table-cell office:value-type="string">
            <text:p>151.9</text:p>
          </table:table-cell>
          <table:table-cell office:value-type="float" office:value="2104701">
            <text:p>2104701</text:p>
          </table:table-cell>
          <table:table-cell office:value-type="float" office:value="274">
            <text:p>274</text:p>
          </table:table-cell>
          <table:table-cell office:value-type="string">
            <text:p>208.4</text:p>
          </table:table-cell>
          <table:table-cell table:style-name="ce2" table:formula="of:=[.I525]/[.H525]" office:value-type="percentage" office:value="0.760583941605839">
            <text:p>76.1%</text:p>
          </table:table-cell>
          <table:table-cell office:value-type="string">
            <text:p>65.3</text:p>
          </table:table-cell>
          <table:table-cell table:style-name="ce2" table:formula="of:=[.J525]-[.E525]" office:value-type="percentage" office:value="0.314963503649635">
            <text:p>31.5%</text:p>
          </table:table-cell>
        </table:table-row>
        <table:table-row table:style-name="ro1">
          <table:table-cell office:value-type="string">
            <text:p>Grajaú</text:p>
          </table:table-cell>
          <table:table-cell office:value-type="float" office:value="2104800">
            <text:p>2104800</text:p>
          </table:table-cell>
          <table:table-cell office:value-type="float" office:value="7480">
            <text:p>7480</text:p>
          </table:table-cell>
          <table:table-cell office:value-type="string">
            <text:p>778.6</text:p>
          </table:table-cell>
          <table:table-cell table:style-name="ce2" table:formula="of:=[.D526]/[.C526]" office:value-type="percentage" office:value="0.104090909090909">
            <text:p>10.4%</text:p>
          </table:table-cell>
          <table:table-cell office:value-type="string">
            <text:p>1949.3</text:p>
          </table:table-cell>
          <table:table-cell office:value-type="float" office:value="2104800">
            <text:p>2104800</text:p>
          </table:table-cell>
          <table:table-cell office:value-type="float" office:value="7480">
            <text:p>7480</text:p>
          </table:table-cell>
          <table:table-cell office:value-type="string">
            <text:p>1312.7</text:p>
          </table:table-cell>
          <table:table-cell table:style-name="ce2" table:formula="of:=[.I526]/[.H526]" office:value-type="percentage" office:value="0.175494652406417">
            <text:p>17.5%</text:p>
          </table:table-cell>
          <table:table-cell office:value-type="string">
            <text:p>1411.5</text:p>
          </table:table-cell>
          <table:table-cell table:style-name="ce2" table:formula="of:=[.J526]-[.E526]" office:value-type="percentage" office:value="0.071403743315508">
            <text:p>7.1%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float" office:value="2104909">
            <text:p>2104909</text:p>
          </table:table-cell>
          <table:table-cell office:value-type="float" office:value="609">
            <text:p>609</text:p>
          </table:table-cell>
          <table:table-cell office:value-type="float" office:value="12">
            <text:p>12</text:p>
          </table:table-cell>
          <table:table-cell table:style-name="ce2" table:formula="of:=[.D527]/[.C527]" office:value-type="percentage" office:value="0.0197044334975369">
            <text:p>2.0%</text:p>
          </table:table-cell>
          <table:table-cell office:value-type="string">
            <text:p>454.8</text:p>
          </table:table-cell>
          <table:table-cell office:value-type="float" office:value="2104909">
            <text:p>2104909</text:p>
          </table:table-cell>
          <table:table-cell office:value-type="float" office:value="609">
            <text:p>609</text:p>
          </table:table-cell>
          <table:table-cell office:value-type="float" office:value="369">
            <text:p>369</text:p>
          </table:table-cell>
          <table:table-cell table:style-name="ce2" table:formula="of:=[.I527]/[.H527]" office:value-type="percentage" office:value="0.605911330049261">
            <text:p>60.6%</text:p>
          </table:table-cell>
          <table:table-cell office:value-type="string">
            <text:p>74.6</text:p>
          </table:table-cell>
          <table:table-cell table:style-name="ce2" table:formula="of:=[.J527]-[.E527]" office:value-type="percentage" office:value="0.586206896551724">
            <text:p>58.6%</text:p>
          </table:table-cell>
        </table:table-row>
        <table:table-row table:style-name="ro1">
          <table:table-cell office:value-type="string">
            <text:p>Humberto de Campos</text:p>
          </table:table-cell>
          <table:table-cell office:value-type="float" office:value="2105005">
            <text:p>2105005</text:p>
          </table:table-cell>
          <table:table-cell office:value-type="float" office:value="2166">
            <text:p>2166</text:p>
          </table:table-cell>
          <table:table-cell office:value-type="float" office:value="0">
            <text:p>0</text:p>
          </table:table-cell>
          <table:table-cell table:style-name="ce2" table:formula="of:=[.D528]/[.C528]" office:value-type="percentage" office:value="0">
            <text:p>0.0%</text:p>
          </table:table-cell>
          <table:table-cell office:value-type="float" office:value="2166">
            <text:p>2166</text:p>
          </table:table-cell>
          <table:table-cell office:value-type="float" office:value="2105005">
            <text:p>2105005</text:p>
          </table:table-cell>
          <table:table-cell office:value-type="float" office:value="2166">
            <text:p>2166</text:p>
          </table:table-cell>
          <table:table-cell office:value-type="float" office:value="0">
            <text:p>0</text:p>
          </table:table-cell>
          <table:table-cell table:style-name="ce2" table:formula="of:=[.I528]/[.H528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28]-[.E528]" office:value-type="percentage" office:value="0">
            <text:p>0.0%</text:p>
          </table:table-cell>
        </table:table-row>
        <table:table-row table:style-name="ro1">
          <table:table-cell office:value-type="string">
            <text:p>Icatu</text:p>
          </table:table-cell>
          <table:table-cell office:value-type="float" office:value="2105104">
            <text:p>2105104</text:p>
          </table:table-cell>
          <table:table-cell office:value-type="float" office:value="1468">
            <text:p>1468</text:p>
          </table:table-cell>
          <table:table-cell office:value-type="float" office:value="2">
            <text:p>2</text:p>
          </table:table-cell>
          <table:table-cell table:style-name="ce2" table:formula="of:=[.D529]/[.C529]" office:value-type="percentage" office:value="0.00136239782016349">
            <text:p>0.1%</text:p>
          </table:table-cell>
          <table:table-cell office:value-type="string">
            <text:p>1051.7</text:p>
          </table:table-cell>
          <table:table-cell office:value-type="float" office:value="2105104">
            <text:p>2105104</text:p>
          </table:table-cell>
          <table:table-cell office:value-type="float" office:value="1468">
            <text:p>1468</text:p>
          </table:table-cell>
          <table:table-cell office:value-type="string">
            <text:p>15.4</text:p>
          </table:table-cell>
          <table:table-cell table:style-name="ce2" table:formula="of:=[.I529]/[.H529]" office:value-type="percentage" office:value="0.0104904632152589">
            <text:p>1.0%</text:p>
          </table:table-cell>
          <table:table-cell office:value-type="string">
            <text:p>87.3</text:p>
          </table:table-cell>
          <table:table-cell table:style-name="ce2" table:formula="of:=[.J529]-[.E529]" office:value-type="percentage" office:value="0.00912806539509537">
            <text:p>0.9%</text:p>
          </table:table-cell>
        </table:table-row>
        <table:table-row table:style-name="ro1">
          <table:table-cell office:value-type="string">
            <text:p>Igarapé do Meio</text:p>
          </table:table-cell>
          <table:table-cell office:value-type="float" office:value="2105153">
            <text:p>2105153</text:p>
          </table:table-cell>
          <table:table-cell office:value-type="float" office:value="397">
            <text:p>397</text:p>
          </table:table-cell>
          <table:table-cell office:value-type="string">
            <text:p>115.8</text:p>
          </table:table-cell>
          <table:table-cell table:style-name="ce2" table:formula="of:=[.D530]/[.C530]" office:value-type="percentage" office:value="0.29168765743073">
            <text:p>29.2%</text:p>
          </table:table-cell>
          <table:table-cell office:value-type="string">
            <text:p>106.4</text:p>
          </table:table-cell>
          <table:table-cell office:value-type="float" office:value="2105153">
            <text:p>2105153</text:p>
          </table:table-cell>
          <table:table-cell office:value-type="float" office:value="397">
            <text:p>397</text:p>
          </table:table-cell>
          <table:table-cell office:value-type="float" office:value="215">
            <text:p>215</text:p>
          </table:table-cell>
          <table:table-cell table:style-name="ce2" table:formula="of:=[.I530]/[.H530]" office:value-type="percentage" office:value="0.541561712846348">
            <text:p>54.2%</text:p>
          </table:table-cell>
          <table:table-cell office:value-type="string">
            <text:p>7.1</text:p>
          </table:table-cell>
          <table:table-cell table:style-name="ce2" table:formula="of:=[.J530]-[.E530]" office:value-type="percentage" office:value="0.249874055415617">
            <text:p>25.0%</text:p>
          </table:table-cell>
        </table:table-row>
        <table:table-row table:style-name="ro1">
          <table:table-cell office:value-type="string">
            <text:p>Igarapé Grande</text:p>
          </table:table-cell>
          <table:table-cell office:value-type="float" office:value="2105203">
            <text:p>2105203</text:p>
          </table:table-cell>
          <table:table-cell office:value-type="float" office:value="380">
            <text:p>380</text:p>
          </table:table-cell>
          <table:table-cell office:value-type="string">
            <text:p>379.9</text:p>
          </table:table-cell>
          <table:table-cell table:style-name="ce2" table:formula="of:=[.D531]/[.C531]" office:value-type="percentage" office:value="0.999736842105263">
            <text:p>100.0%</text:p>
          </table:table-cell>
          <table:table-cell office:value-type="string">
            <text:p>0.1</text:p>
          </table:table-cell>
          <table:table-cell office:value-type="float" office:value="2105203">
            <text:p>2105203</text:p>
          </table:table-cell>
          <table:table-cell office:value-type="float" office:value="380">
            <text:p>380</text:p>
          </table:table-cell>
          <table:table-cell office:value-type="string">
            <text:p>379.9</text:p>
          </table:table-cell>
          <table:table-cell table:style-name="ce2" table:formula="of:=[.I531]/[.H531]" office:value-type="percentage" office:value="0.999736842105263">
            <text:p>100.0%</text:p>
          </table:table-cell>
          <table:table-cell office:value-type="string">
            <text:p>0.1</text:p>
          </table:table-cell>
          <table:table-cell table:style-name="ce2" table:formula="of:=[.J531]-[.E531]" office:value-type="percentage" office:value="0">
            <text:p>0.0%</text:p>
          </table:table-cell>
        </table:table-row>
        <table:table-row table:style-name="ro1">
          <table:table-cell office:value-type="string">
            <text:p>Imperatriz</text:p>
          </table:table-cell>
          <table:table-cell office:value-type="float" office:value="2105302">
            <text:p>2105302</text:p>
          </table:table-cell>
          <table:table-cell office:value-type="float" office:value="1376">
            <text:p>1376</text:p>
          </table:table-cell>
          <table:table-cell office:value-type="string">
            <text:p>1093.2</text:p>
          </table:table-cell>
          <table:table-cell table:style-name="ce2" table:formula="of:=[.D532]/[.C532]" office:value-type="percentage" office:value="0.794476744186047">
            <text:p>79.4%</text:p>
          </table:table-cell>
          <table:table-cell office:value-type="string">
            <text:p>105.6</text:p>
          </table:table-cell>
          <table:table-cell office:value-type="float" office:value="2105302">
            <text:p>2105302</text:p>
          </table:table-cell>
          <table:table-cell office:value-type="float" office:value="1376">
            <text:p>1376</text:p>
          </table:table-cell>
          <table:table-cell office:value-type="float" office:value="1116">
            <text:p>1116</text:p>
          </table:table-cell>
          <table:table-cell table:style-name="ce2" table:formula="of:=[.I532]/[.H532]" office:value-type="percentage" office:value="0.811046511627907">
            <text:p>81.1%</text:p>
          </table:table-cell>
          <table:table-cell office:value-type="string">
            <text:p>83.2</text:p>
          </table:table-cell>
          <table:table-cell table:style-name="ce2" table:formula="of:=[.J532]-[.E532]" office:value-type="percentage" office:value="0.0165697674418605">
            <text:p>1.7%</text:p>
          </table:table-cell>
        </table:table-row>
        <table:table-row table:style-name="ro1">
          <table:table-cell office:value-type="string">
            <text:p>Itaipava do Grajaú</text:p>
          </table:table-cell>
          <table:table-cell office:value-type="float" office:value="2105351">
            <text:p>2105351</text:p>
          </table:table-cell>
          <table:table-cell office:value-type="float" office:value="1558">
            <text:p>1558</text:p>
          </table:table-cell>
          <table:table-cell office:value-type="string">
            <text:p>1253.8</text:p>
          </table:table-cell>
          <table:table-cell table:style-name="ce2" table:formula="of:=[.D533]/[.C533]" office:value-type="percentage" office:value="0.804749679075738">
            <text:p>80.5%</text:p>
          </table:table-cell>
          <table:table-cell office:value-type="string">
            <text:p>302.9</text:p>
          </table:table-cell>
          <table:table-cell office:value-type="float" office:value="2105351">
            <text:p>2105351</text:p>
          </table:table-cell>
          <table:table-cell office:value-type="float" office:value="1558">
            <text:p>1558</text:p>
          </table:table-cell>
          <table:table-cell office:value-type="float" office:value="1366">
            <text:p>1366</text:p>
          </table:table-cell>
          <table:table-cell table:style-name="ce2" table:formula="of:=[.I533]/[.H533]" office:value-type="percentage" office:value="0.876765083440308">
            <text:p>87.7%</text:p>
          </table:table-cell>
          <table:table-cell office:value-type="string">
            <text:p>186.2</text:p>
          </table:table-cell>
          <table:table-cell table:style-name="ce2" table:formula="of:=[.J533]-[.E533]" office:value-type="percentage" office:value="0.07201540436457">
            <text:p>7.2%</text:p>
          </table:table-cell>
        </table:table-row>
        <table:table-row table:style-name="ro1">
          <table:table-cell office:value-type="string">
            <text:p>Itapecuru Mirim</text:p>
          </table:table-cell>
          <table:table-cell office:value-type="float" office:value="2105401">
            <text:p>2105401</text:p>
          </table:table-cell>
          <table:table-cell office:value-type="float" office:value="1182">
            <text:p>1182</text:p>
          </table:table-cell>
          <table:table-cell office:value-type="string">
            <text:p>50.4</text:p>
          </table:table-cell>
          <table:table-cell table:style-name="ce2" table:formula="of:=[.D534]/[.C534]" office:value-type="percentage" office:value="0.0426395939086294">
            <text:p>4.3%</text:p>
          </table:table-cell>
          <table:table-cell office:value-type="string">
            <text:p>839.8</text:p>
          </table:table-cell>
          <table:table-cell office:value-type="float" office:value="2105401">
            <text:p>2105401</text:p>
          </table:table-cell>
          <table:table-cell office:value-type="float" office:value="1182">
            <text:p>1182</text:p>
          </table:table-cell>
          <table:table-cell office:value-type="string">
            <text:p>390.7</text:p>
          </table:table-cell>
          <table:table-cell table:style-name="ce2" table:formula="of:=[.I534]/[.H534]" office:value-type="percentage" office:value="0.330541455160744">
            <text:p>33.1%</text:p>
          </table:table-cell>
          <table:table-cell office:value-type="string">
            <text:p>453.6</text:p>
          </table:table-cell>
          <table:table-cell table:style-name="ce2" table:formula="of:=[.J534]-[.E534]" office:value-type="percentage" office:value="0.287901861252115">
            <text:p>28.8%</text:p>
          </table:table-cell>
        </table:table-row>
        <table:table-row table:style-name="ro1">
          <table:table-cell office:value-type="string">
            <text:p>Itinga do Maranhão</text:p>
          </table:table-cell>
          <table:table-cell office:value-type="float" office:value="2105427">
            <text:p>2105427</text:p>
          </table:table-cell>
          <table:table-cell office:value-type="float" office:value="3612">
            <text:p>3612</text:p>
          </table:table-cell>
          <table:table-cell office:value-type="string">
            <text:p>2070.8</text:p>
          </table:table-cell>
          <table:table-cell table:style-name="ce2" table:formula="of:=[.D535]/[.C535]" office:value-type="percentage" office:value="0.573311184939092">
            <text:p>57.3%</text:p>
          </table:table-cell>
          <table:table-cell office:value-type="string">
            <text:p>1541.1</text:p>
          </table:table-cell>
          <table:table-cell office:value-type="float" office:value="2105427">
            <text:p>2105427</text:p>
          </table:table-cell>
          <table:table-cell office:value-type="float" office:value="3612">
            <text:p>3612</text:p>
          </table:table-cell>
          <table:table-cell office:value-type="string">
            <text:p>2604.5</text:p>
          </table:table-cell>
          <table:table-cell table:style-name="ce2" table:formula="of:=[.I535]/[.H535]" office:value-type="percentage" office:value="0.721068660022148">
            <text:p>72.1%</text:p>
          </table:table-cell>
          <table:table-cell office:value-type="string">
            <text:p>1006.6</text:p>
          </table:table-cell>
          <table:table-cell table:style-name="ce2" table:formula="of:=[.J535]-[.E535]" office:value-type="percentage" office:value="0.147757475083056">
            <text:p>14.8%</text:p>
          </table:table-cell>
        </table:table-row>
        <table:table-row table:style-name="ro1">
          <table:table-cell office:value-type="string">
            <text:p>Jatobá</text:p>
          </table:table-cell>
          <table:table-cell office:value-type="float" office:value="2105450">
            <text:p>2105450</text:p>
          </table:table-cell>
          <table:table-cell office:value-type="float" office:value="393">
            <text:p>393</text:p>
          </table:table-cell>
          <table:table-cell office:value-type="string">
            <text:p>79.8</text:p>
          </table:table-cell>
          <table:table-cell table:style-name="ce2" table:formula="of:=[.D536]/[.C536]" office:value-type="percentage" office:value="0.203053435114504">
            <text:p>20.3%</text:p>
          </table:table-cell>
          <table:table-cell office:value-type="string">
            <text:p>170.1</text:p>
          </table:table-cell>
          <table:table-cell office:value-type="float" office:value="2105450">
            <text:p>2105450</text:p>
          </table:table-cell>
          <table:table-cell office:value-type="float" office:value="393">
            <text:p>393</text:p>
          </table:table-cell>
          <table:table-cell office:value-type="string">
            <text:p>147.5</text:p>
          </table:table-cell>
          <table:table-cell table:style-name="ce2" table:formula="of:=[.I536]/[.H536]" office:value-type="percentage" office:value="0.375318066157761">
            <text:p>37.5%</text:p>
          </table:table-cell>
          <table:table-cell office:value-type="string">
            <text:p>101.8</text:p>
          </table:table-cell>
          <table:table-cell table:style-name="ce2" table:formula="of:=[.J536]-[.E536]" office:value-type="percentage" office:value="0.172264631043257">
            <text:p>17.2%</text:p>
          </table:table-cell>
        </table:table-row>
        <table:table-row table:style-name="ro1">
          <table:table-cell office:value-type="string">
            <text:p>Jenipapo dos Vieiras</text:p>
          </table:table-cell>
          <table:table-cell office:value-type="float" office:value="2105476">
            <text:p>2105476</text:p>
          </table:table-cell>
          <table:table-cell office:value-type="float" office:value="1522">
            <text:p>1522</text:p>
          </table:table-cell>
          <table:table-cell office:value-type="string">
            <text:p>590.6</text:p>
          </table:table-cell>
          <table:table-cell table:style-name="ce2" table:formula="of:=[.D537]/[.C537]" office:value-type="percentage" office:value="0.388042049934297">
            <text:p>38.8%</text:p>
          </table:table-cell>
          <table:table-cell office:value-type="string">
            <text:p>759.5</text:p>
          </table:table-cell>
          <table:table-cell office:value-type="float" office:value="2105476">
            <text:p>2105476</text:p>
          </table:table-cell>
          <table:table-cell office:value-type="float" office:value="1522">
            <text:p>1522</text:p>
          </table:table-cell>
          <table:table-cell office:value-type="string">
            <text:p>665.9</text:p>
          </table:table-cell>
          <table:table-cell table:style-name="ce2" table:formula="of:=[.I537]/[.H537]" office:value-type="percentage" office:value="0.437516425755585">
            <text:p>43.8%</text:p>
          </table:table-cell>
          <table:table-cell office:value-type="string">
            <text:p>683.6</text:p>
          </table:table-cell>
          <table:table-cell table:style-name="ce2" table:formula="of:=[.J537]-[.E537]" office:value-type="percentage" office:value="0.0494743758212878">
            <text:p>4.9%</text:p>
          </table:table-cell>
        </table:table-row>
        <table:table-row table:style-name="ro1">
          <table:table-cell office:value-type="string">
            <text:p>João Lisboa</text:p>
          </table:table-cell>
          <table:table-cell office:value-type="float" office:value="2105500">
            <text:p>2105500</text:p>
          </table:table-cell>
          <table:table-cell office:value-type="float" office:value="1134">
            <text:p>1134</text:p>
          </table:table-cell>
          <table:table-cell office:value-type="string">
            <text:p>1020.8</text:p>
          </table:table-cell>
          <table:table-cell table:style-name="ce2" table:formula="of:=[.D538]/[.C538]" office:value-type="percentage" office:value="0.900176366843033">
            <text:p>90.0%</text:p>
          </table:table-cell>
          <table:table-cell office:value-type="string">
            <text:p>112.4</text:p>
          </table:table-cell>
          <table:table-cell office:value-type="float" office:value="2105500">
            <text:p>2105500</text:p>
          </table:table-cell>
          <table:table-cell office:value-type="float" office:value="1134">
            <text:p>1134</text:p>
          </table:table-cell>
          <table:table-cell office:value-type="string">
            <text:p>1058.9</text:p>
          </table:table-cell>
          <table:table-cell table:style-name="ce2" table:formula="of:=[.I538]/[.H538]" office:value-type="percentage" office:value="0.933774250440917">
            <text:p>93.4%</text:p>
          </table:table-cell>
          <table:table-cell office:value-type="string">
            <text:p>74.1</text:p>
          </table:table-cell>
          <table:table-cell table:style-name="ce2" table:formula="of:=[.J538]-[.E538]" office:value-type="percentage" office:value="0.0335978835978837">
            <text:p>3.4%</text:p>
          </table:table-cell>
        </table:table-row>
        <table:table-row table:style-name="ro1">
          <table:table-cell office:value-type="string">
            <text:p>Joselândia</text:p>
          </table:table-cell>
          <table:table-cell office:value-type="float" office:value="2105609">
            <text:p>2105609</text:p>
          </table:table-cell>
          <table:table-cell office:value-type="float" office:value="692">
            <text:p>692</text:p>
          </table:table-cell>
          <table:table-cell office:value-type="string">
            <text:p>431.2</text:p>
          </table:table-cell>
          <table:table-cell table:style-name="ce2" table:formula="of:=[.D539]/[.C539]" office:value-type="percentage" office:value="0.623121387283237">
            <text:p>62.3%</text:p>
          </table:table-cell>
          <table:table-cell office:value-type="float" office:value="104">
            <text:p>104</text:p>
          </table:table-cell>
          <table:table-cell office:value-type="float" office:value="2105609">
            <text:p>2105609</text:p>
          </table:table-cell>
          <table:table-cell office:value-type="float" office:value="692">
            <text:p>692</text:p>
          </table:table-cell>
          <table:table-cell office:value-type="string">
            <text:p>495.6</text:p>
          </table:table-cell>
          <table:table-cell table:style-name="ce2" table:formula="of:=[.I539]/[.H539]" office:value-type="percentage" office:value="0.716184971098266">
            <text:p>71.6%</text:p>
          </table:table-cell>
          <table:table-cell office:value-type="string">
            <text:p>102.1</text:p>
          </table:table-cell>
          <table:table-cell table:style-name="ce2" table:formula="of:=[.J539]-[.E539]" office:value-type="percentage" office:value="0.093063583815029">
            <text:p>9.3%</text:p>
          </table:table-cell>
        </table:table-row>
        <table:table-row table:style-name="ro1">
          <table:table-cell office:value-type="string">
            <text:p>Junco do Maranhão</text:p>
          </table:table-cell>
          <table:table-cell office:value-type="float" office:value="2105658">
            <text:p>2105658</text:p>
          </table:table-cell>
          <table:table-cell office:value-type="float" office:value="543">
            <text:p>543</text:p>
          </table:table-cell>
          <table:table-cell office:value-type="string">
            <text:p>521.8</text:p>
          </table:table-cell>
          <table:table-cell table:style-name="ce2" table:formula="of:=[.D540]/[.C540]" office:value-type="percentage" office:value="0.960957642725598">
            <text:p>96.1%</text:p>
          </table:table-cell>
          <table:table-cell office:value-type="string">
            <text:p>20.7</text:p>
          </table:table-cell>
          <table:table-cell office:value-type="float" office:value="2105658">
            <text:p>2105658</text:p>
          </table:table-cell>
          <table:table-cell office:value-type="float" office:value="543">
            <text:p>543</text:p>
          </table:table-cell>
          <table:table-cell office:value-type="string">
            <text:p>531.6</text:p>
          </table:table-cell>
          <table:table-cell table:style-name="ce2" table:formula="of:=[.I540]/[.H540]" office:value-type="percentage" office:value="0.979005524861879">
            <text:p>97.9%</text:p>
          </table:table-cell>
          <table:table-cell office:value-type="string">
            <text:p>10.9</text:p>
          </table:table-cell>
          <table:table-cell table:style-name="ce2" table:formula="of:=[.J540]-[.E540]" office:value-type="percentage" office:value="0.0180478821362801">
            <text:p>1.8%</text:p>
          </table:table-cell>
        </table:table-row>
        <table:table-row table:style-name="ro1">
          <table:table-cell office:value-type="string">
            <text:p>Lago da Pedra</text:p>
          </table:table-cell>
          <table:table-cell office:value-type="float" office:value="2105708">
            <text:p>2105708</text:p>
          </table:table-cell>
          <table:table-cell office:value-type="float" office:value="1655">
            <text:p>1655</text:p>
          </table:table-cell>
          <table:table-cell office:value-type="string">
            <text:p>1652.9</text:p>
          </table:table-cell>
          <table:table-cell table:style-name="ce2" table:formula="of:=[.D541]/[.C541]" office:value-type="percentage" office:value="0.998731117824773">
            <text:p>99.9%</text:p>
          </table:table-cell>
          <table:table-cell office:value-type="string">
            <text:p>2.1</text:p>
          </table:table-cell>
          <table:table-cell office:value-type="float" office:value="2105708">
            <text:p>2105708</text:p>
          </table:table-cell>
          <table:table-cell office:value-type="float" office:value="1655">
            <text:p>1655</text:p>
          </table:table-cell>
          <table:table-cell office:value-type="string">
            <text:p>1655.1</text:p>
          </table:table-cell>
          <table:table-cell table:style-name="ce2" table:formula="of:=[.I541]/[.H541]" office:value-type="percentage" office:value="1.00006042296073">
            <text:p>100.0%</text:p>
          </table:table-cell>
          <table:table-cell office:value-type="float" office:value="0">
            <text:p>0</text:p>
          </table:table-cell>
          <table:table-cell table:style-name="ce2" table:formula="of:=[.J541]-[.E541]" office:value-type="percentage" office:value="0.00132930513595164">
            <text:p>0.1%</text:p>
          </table:table-cell>
        </table:table-row>
        <table:table-row table:style-name="ro1">
          <table:table-cell office:value-type="string">
            <text:p>Lago do Junco</text:p>
          </table:table-cell>
          <table:table-cell office:value-type="float" office:value="2105807">
            <text:p>2105807</text:p>
          </table:table-cell>
          <table:table-cell office:value-type="float" office:value="312">
            <text:p>312</text:p>
          </table:table-cell>
          <table:table-cell office:value-type="string">
            <text:p>312.9</text:p>
          </table:table-cell>
          <table:table-cell table:style-name="ce2" table:formula="of:=[.D542]/[.C542]" office:value-type="percentage" office:value="1.00288461538462">
            <text:p>100.3%</text:p>
          </table:table-cell>
          <table:table-cell office:value-type="float" office:value="0">
            <text:p>0</text:p>
          </table:table-cell>
          <table:table-cell office:value-type="float" office:value="2105807">
            <text:p>2105807</text:p>
          </table:table-cell>
          <table:table-cell office:value-type="float" office:value="312">
            <text:p>312</text:p>
          </table:table-cell>
          <table:table-cell office:value-type="string">
            <text:p>312.9</text:p>
          </table:table-cell>
          <table:table-cell table:style-name="ce2" table:formula="of:=[.I542]/[.H542]" office:value-type="percentage" office:value="1.00288461538462">
            <text:p>100.3%</text:p>
          </table:table-cell>
          <table:table-cell office:value-type="float" office:value="0">
            <text:p>0</text:p>
          </table:table-cell>
          <table:table-cell table:style-name="ce2" table:formula="of:=[.J542]-[.E542]" office:value-type="percentage" office:value="0">
            <text:p>0.0%</text:p>
          </table:table-cell>
        </table:table-row>
        <table:table-row table:style-name="ro1">
          <table:table-cell office:value-type="string">
            <text:p>Lago Verde</text:p>
          </table:table-cell>
          <table:table-cell office:value-type="float" office:value="2105906">
            <text:p>2105906</text:p>
          </table:table-cell>
          <table:table-cell office:value-type="float" office:value="466">
            <text:p>466</text:p>
          </table:table-cell>
          <table:table-cell office:value-type="string">
            <text:p>376.4</text:p>
          </table:table-cell>
          <table:table-cell table:style-name="ce2" table:formula="of:=[.D543]/[.C543]" office:value-type="percentage" office:value="0.807725321888412">
            <text:p>80.8%</text:p>
          </table:table-cell>
          <table:table-cell office:value-type="float" office:value="0">
            <text:p>0</text:p>
          </table:table-cell>
          <table:table-cell office:value-type="float" office:value="2105906">
            <text:p>2105906</text:p>
          </table:table-cell>
          <table:table-cell office:value-type="float" office:value="466">
            <text:p>466</text:p>
          </table:table-cell>
          <table:table-cell office:value-type="string">
            <text:p>376.4</text:p>
          </table:table-cell>
          <table:table-cell table:style-name="ce2" table:formula="of:=[.I543]/[.H543]" office:value-type="percentage" office:value="0.807725321888412">
            <text:p>80.8%</text:p>
          </table:table-cell>
          <table:table-cell office:value-type="float" office:value="0">
            <text:p>0</text:p>
          </table:table-cell>
          <table:table-cell table:style-name="ce2" table:formula="of:=[.J543]-[.E543]" office:value-type="percentage" office:value="0">
            <text:p>0.0%</text:p>
          </table:table-cell>
        </table:table-row>
        <table:table-row table:style-name="ro1">
          <table:table-cell office:value-type="string">
            <text:p>Lagoa do Mato</text:p>
          </table:table-cell>
          <table:table-cell office:value-type="float" office:value="2105922">
            <text:p>2105922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table:style-name="ce2" table:formula="of:=[.D544]/[.C544]" office:value-type="percentage" office:value="0">
            <text:p>0.0%</text:p>
          </table:table-cell>
          <table:table-cell office:value-type="float" office:value="1310">
            <text:p>1310</text:p>
          </table:table-cell>
          <table:table-cell office:value-type="float" office:value="2105922">
            <text:p>2105922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table:style-name="ce2" table:formula="of:=[.I544]/[.H544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44]-[.E544]" office:value-type="percentage" office:value="0">
            <text:p>0.0%</text:p>
          </table:table-cell>
        </table:table-row>
        <table:table-row table:style-name="ro1">
          <table:table-cell office:value-type="string">
            <text:p>Lago dos Rodrigues</text:p>
          </table:table-cell>
          <table:table-cell office:value-type="float" office:value="2105948">
            <text:p>2105948</text:p>
          </table:table-cell>
          <table:table-cell table:number-columns-repeated="2" office:value-type="float" office:value="197">
            <text:p>197</text:p>
          </table:table-cell>
          <table:table-cell table:style-name="ce2" table:formula="of:=[.D545]/[.C545]" office:value-type="percentage" office:value="1">
            <text:p>100.0%</text:p>
          </table:table-cell>
          <table:table-cell office:value-type="float" office:value="0">
            <text:p>0</text:p>
          </table:table-cell>
          <table:table-cell office:value-type="float" office:value="2105948">
            <text:p>2105948</text:p>
          </table:table-cell>
          <table:table-cell table:number-columns-repeated="2" office:value-type="float" office:value="197">
            <text:p>197</text:p>
          </table:table-cell>
          <table:table-cell table:style-name="ce2" table:formula="of:=[.I545]/[.H545]" office:value-type="percentage" office:value="1">
            <text:p>100.0%</text:p>
          </table:table-cell>
          <table:table-cell office:value-type="float" office:value="0">
            <text:p>0</text:p>
          </table:table-cell>
          <table:table-cell table:style-name="ce2" table:formula="of:=[.J545]-[.E545]" office:value-type="percentage" office:value="0">
            <text:p>0.0%</text:p>
          </table:table-cell>
        </table:table-row>
        <table:table-row table:style-name="ro1">
          <table:table-cell office:value-type="string">
            <text:p>Lagoa Grande do Maranhão</text:p>
          </table:table-cell>
          <table:table-cell office:value-type="float" office:value="2105963">
            <text:p>2105963</text:p>
          </table:table-cell>
          <table:table-cell office:value-type="float" office:value="742">
            <text:p>742</text:p>
          </table:table-cell>
          <table:table-cell office:value-type="float" office:value="668">
            <text:p>668</text:p>
          </table:table-cell>
          <table:table-cell table:style-name="ce2" table:formula="of:=[.D546]/[.C546]" office:value-type="percentage" office:value="0.900269541778976">
            <text:p>90.0%</text:p>
          </table:table-cell>
          <table:table-cell office:value-type="float" office:value="74">
            <text:p>74</text:p>
          </table:table-cell>
          <table:table-cell office:value-type="float" office:value="2105963">
            <text:p>2105963</text:p>
          </table:table-cell>
          <table:table-cell office:value-type="float" office:value="742">
            <text:p>742</text:p>
          </table:table-cell>
          <table:table-cell office:value-type="string">
            <text:p>712.5</text:p>
          </table:table-cell>
          <table:table-cell table:style-name="ce2" table:formula="of:=[.I546]/[.H546]" office:value-type="percentage" office:value="0.960242587601078">
            <text:p>96.0%</text:p>
          </table:table-cell>
          <table:table-cell office:value-type="string">
            <text:p>29.4</text:p>
          </table:table-cell>
          <table:table-cell table:style-name="ce2" table:formula="of:=[.J546]-[.E546]" office:value-type="percentage" office:value="0.0599730458221024">
            <text:p>6.0%</text:p>
          </table:table-cell>
        </table:table-row>
        <table:table-row table:style-name="ro1">
          <table:table-cell office:value-type="string">
            <text:p>Lajeado Novo</text:p>
          </table:table-cell>
          <table:table-cell office:value-type="float" office:value="2105989">
            <text:p>2105989</text:p>
          </table:table-cell>
          <table:table-cell office:value-type="float" office:value="1055">
            <text:p>1055</text:p>
          </table:table-cell>
          <table:table-cell office:value-type="string">
            <text:p>238.8</text:p>
          </table:table-cell>
          <table:table-cell table:style-name="ce2" table:formula="of:=[.D547]/[.C547]" office:value-type="percentage" office:value="0.226350710900474">
            <text:p>22.6%</text:p>
          </table:table-cell>
          <table:table-cell office:value-type="string">
            <text:p>34.7</text:p>
          </table:table-cell>
          <table:table-cell office:value-type="float" office:value="2105989">
            <text:p>2105989</text:p>
          </table:table-cell>
          <table:table-cell office:value-type="float" office:value="1055">
            <text:p>1055</text:p>
          </table:table-cell>
          <table:table-cell office:value-type="string">
            <text:p>255.6</text:p>
          </table:table-cell>
          <table:table-cell table:style-name="ce2" table:formula="of:=[.I547]/[.H547]" office:value-type="percentage" office:value="0.242274881516588">
            <text:p>24.2%</text:p>
          </table:table-cell>
          <table:table-cell office:value-type="string">
            <text:p>18.5</text:p>
          </table:table-cell>
          <table:table-cell table:style-name="ce2" table:formula="of:=[.J547]-[.E547]" office:value-type="percentage" office:value="0.0159241706161137">
            <text:p>1.6%</text:p>
          </table:table-cell>
        </table:table-row>
        <table:table-row table:style-name="ro1">
          <table:table-cell office:value-type="string">
            <text:p>Lima Campos</text:p>
          </table:table-cell>
          <table:table-cell office:value-type="float" office:value="2106003">
            <text:p>2106003</text:p>
          </table:table-cell>
          <table:table-cell office:value-type="float" office:value="326">
            <text:p>326</text:p>
          </table:table-cell>
          <table:table-cell office:value-type="string">
            <text:p>115.2</text:p>
          </table:table-cell>
          <table:table-cell table:style-name="ce2" table:formula="of:=[.D548]/[.C548]" office:value-type="percentage" office:value="0.353374233128834">
            <text:p>35.3%</text:p>
          </table:table-cell>
          <table:table-cell office:value-type="float" office:value="0">
            <text:p>0</text:p>
          </table:table-cell>
          <table:table-cell office:value-type="float" office:value="2106003">
            <text:p>2106003</text:p>
          </table:table-cell>
          <table:table-cell office:value-type="float" office:value="326">
            <text:p>326</text:p>
          </table:table-cell>
          <table:table-cell office:value-type="string">
            <text:p>120.8</text:p>
          </table:table-cell>
          <table:table-cell table:style-name="ce2" table:formula="of:=[.I548]/[.H548]" office:value-type="percentage" office:value="0.370552147239264">
            <text:p>37.1%</text:p>
          </table:table-cell>
          <table:table-cell office:value-type="float" office:value="0">
            <text:p>0</text:p>
          </table:table-cell>
          <table:table-cell table:style-name="ce2" table:formula="of:=[.J548]-[.E548]" office:value-type="percentage" office:value="0.0171779141104294">
            <text:p>1.7%</text:p>
          </table:table-cell>
        </table:table-row>
        <table:table-row table:style-name="ro1">
          <table:table-cell office:value-type="string">
            <text:p>Luís Domingues</text:p>
          </table:table-cell>
          <table:table-cell office:value-type="float" office:value="2106201">
            <text:p>2106201</text:p>
          </table:table-cell>
          <table:table-cell office:value-type="float" office:value="468">
            <text:p>468</text:p>
          </table:table-cell>
          <table:table-cell office:value-type="string">
            <text:p>283.2</text:p>
          </table:table-cell>
          <table:table-cell table:style-name="ce2" table:formula="of:=[.D549]/[.C549]" office:value-type="percentage" office:value="0.605128205128205">
            <text:p>60.5%</text:p>
          </table:table-cell>
          <table:table-cell office:value-type="string">
            <text:p>159.3</text:p>
          </table:table-cell>
          <table:table-cell office:value-type="float" office:value="2106201">
            <text:p>2106201</text:p>
          </table:table-cell>
          <table:table-cell office:value-type="float" office:value="468">
            <text:p>468</text:p>
          </table:table-cell>
          <table:table-cell office:value-type="string">
            <text:p>315.4</text:p>
          </table:table-cell>
          <table:table-cell table:style-name="ce2" table:formula="of:=[.I549]/[.H549]" office:value-type="percentage" office:value="0.673931623931624">
            <text:p>67.4%</text:p>
          </table:table-cell>
          <table:table-cell office:value-type="string">
            <text:p>127.1</text:p>
          </table:table-cell>
          <table:table-cell table:style-name="ce2" table:formula="of:=[.J549]-[.E549]" office:value-type="percentage" office:value="0.0688034188034188">
            <text:p>6.9%</text:p>
          </table:table-cell>
        </table:table-row>
        <table:table-row table:style-name="ro1">
          <table:table-cell office:value-type="string">
            <text:p>Maracaçumé</text:p>
          </table:table-cell>
          <table:table-cell office:value-type="float" office:value="2106326">
            <text:p>2106326</text:p>
          </table:table-cell>
          <table:table-cell office:value-type="float" office:value="635">
            <text:p>635</text:p>
          </table:table-cell>
          <table:table-cell office:value-type="string">
            <text:p>518.6</text:p>
          </table:table-cell>
          <table:table-cell table:style-name="ce2" table:formula="of:=[.D550]/[.C550]" office:value-type="percentage" office:value="0.816692913385827">
            <text:p>81.7%</text:p>
          </table:table-cell>
          <table:table-cell office:value-type="string">
            <text:p>116.4</text:p>
          </table:table-cell>
          <table:table-cell office:value-type="float" office:value="2106326">
            <text:p>2106326</text:p>
          </table:table-cell>
          <table:table-cell office:value-type="float" office:value="635">
            <text:p>635</text:p>
          </table:table-cell>
          <table:table-cell office:value-type="string">
            <text:p>542.5</text:p>
          </table:table-cell>
          <table:table-cell table:style-name="ce2" table:formula="of:=[.I550]/[.H550]" office:value-type="percentage" office:value="0.854330708661417">
            <text:p>85.4%</text:p>
          </table:table-cell>
          <table:table-cell office:value-type="string">
            <text:p>92.5</text:p>
          </table:table-cell>
          <table:table-cell table:style-name="ce2" table:formula="of:=[.J550]-[.E550]" office:value-type="percentage" office:value="0.0376377952755905">
            <text:p>3.8%</text:p>
          </table:table-cell>
        </table:table-row>
        <table:table-row table:style-name="ro1">
          <table:table-cell office:value-type="string">
            <text:p>Marajá do Sena</text:p>
          </table:table-cell>
          <table:table-cell office:value-type="float" office:value="2106359">
            <text:p>2106359</text:p>
          </table:table-cell>
          <table:table-cell office:value-type="float" office:value="833">
            <text:p>833</text:p>
          </table:table-cell>
          <table:table-cell office:value-type="string">
            <text:p>653.3</text:p>
          </table:table-cell>
          <table:table-cell table:style-name="ce2" table:formula="of:=[.D551]/[.C551]" office:value-type="percentage" office:value="0.784273709483793">
            <text:p>78.4%</text:p>
          </table:table-cell>
          <table:table-cell office:value-type="string">
            <text:p>179.7</text:p>
          </table:table-cell>
          <table:table-cell office:value-type="float" office:value="2106359">
            <text:p>2106359</text:p>
          </table:table-cell>
          <table:table-cell office:value-type="float" office:value="833">
            <text:p>833</text:p>
          </table:table-cell>
          <table:table-cell office:value-type="string">
            <text:p>722.7</text:p>
          </table:table-cell>
          <table:table-cell table:style-name="ce2" table:formula="of:=[.I551]/[.H551]" office:value-type="percentage" office:value="0.867587034813926">
            <text:p>86.8%</text:p>
          </table:table-cell>
          <table:table-cell office:value-type="string">
            <text:p>110.3</text:p>
          </table:table-cell>
          <table:table-cell table:style-name="ce2" table:formula="of:=[.J551]-[.E551]" office:value-type="percentage" office:value="0.0833133253301321">
            <text:p>8.3%</text:p>
          </table:table-cell>
        </table:table-row>
        <table:table-row table:style-name="ro1">
          <table:table-cell office:value-type="string">
            <text:p>Maranhãozinho</text:p>
          </table:table-cell>
          <table:table-cell office:value-type="float" office:value="2106375">
            <text:p>2106375</text:p>
          </table:table-cell>
          <table:table-cell office:value-type="float" office:value="964">
            <text:p>964</text:p>
          </table:table-cell>
          <table:table-cell office:value-type="string">
            <text:p>734.5</text:p>
          </table:table-cell>
          <table:table-cell table:style-name="ce2" table:formula="of:=[.D552]/[.C552]" office:value-type="percentage" office:value="0.761929460580913">
            <text:p>76.2%</text:p>
          </table:table-cell>
          <table:table-cell office:value-type="string">
            <text:p>229.5</text:p>
          </table:table-cell>
          <table:table-cell office:value-type="float" office:value="2106375">
            <text:p>2106375</text:p>
          </table:table-cell>
          <table:table-cell office:value-type="float" office:value="964">
            <text:p>964</text:p>
          </table:table-cell>
          <table:table-cell office:value-type="string">
            <text:p>755.6</text:p>
          </table:table-cell>
          <table:table-cell table:style-name="ce2" table:formula="of:=[.I552]/[.H552]" office:value-type="percentage" office:value="0.783817427385892">
            <text:p>78.4%</text:p>
          </table:table-cell>
          <table:table-cell office:value-type="string">
            <text:p>208.4</text:p>
          </table:table-cell>
          <table:table-cell table:style-name="ce2" table:formula="of:=[.J552]-[.E552]" office:value-type="percentage" office:value="0.0218879668049793">
            <text:p>2.2%</text:p>
          </table:table-cell>
        </table:table-row>
        <table:table-row table:style-name="ro1">
          <table:table-cell office:value-type="string">
            <text:p>Mata Roma</text:p>
          </table:table-cell>
          <table:table-cell office:value-type="float" office:value="2106409">
            <text:p>2106409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table:style-name="ce2" table:formula="of:=[.D553]/[.C553]" office:value-type="percentage" office:value="0">
            <text:p>0.0%</text:p>
          </table:table-cell>
          <table:table-cell office:value-type="float" office:value="556">
            <text:p>556</text:p>
          </table:table-cell>
          <table:table-cell office:value-type="float" office:value="2106409">
            <text:p>2106409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table:style-name="ce2" table:formula="of:=[.I553]/[.H55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53]-[.E553]" office:value-type="percentage" office:value="0">
            <text:p>0.0%</text:p>
          </table:table-cell>
        </table:table-row>
        <table:table-row table:style-name="ro1">
          <table:table-cell office:value-type="string">
            <text:p>Matinha</text:p>
          </table:table-cell>
          <table:table-cell office:value-type="float" office:value="2106508">
            <text:p>2106508</text:p>
          </table:table-cell>
          <table:table-cell office:value-type="float" office:value="414">
            <text:p>414</text:p>
          </table:table-cell>
          <table:table-cell office:value-type="string">
            <text:p>1.4</text:p>
          </table:table-cell>
          <table:table-cell table:style-name="ce2" table:formula="of:=[.D554]/[.C554]" office:value-type="percentage" office:value="0.00338164251207729">
            <text:p>0.3%</text:p>
          </table:table-cell>
          <table:table-cell office:value-type="string">
            <text:p>290.2</text:p>
          </table:table-cell>
          <table:table-cell office:value-type="float" office:value="2106508">
            <text:p>2106508</text:p>
          </table:table-cell>
          <table:table-cell office:value-type="float" office:value="414">
            <text:p>414</text:p>
          </table:table-cell>
          <table:table-cell office:value-type="string">
            <text:p>290.2</text:p>
          </table:table-cell>
          <table:table-cell table:style-name="ce2" table:formula="of:=[.I554]/[.H554]" office:value-type="percentage" office:value="0.700966183574879">
            <text:p>70.1%</text:p>
          </table:table-cell>
          <table:table-cell office:value-type="float" office:value="2">
            <text:p>2</text:p>
          </table:table-cell>
          <table:table-cell table:style-name="ce2" table:formula="of:=[.J554]-[.E554]" office:value-type="percentage" office:value="0.697584541062802">
            <text:p>69.8%</text:p>
          </table:table-cell>
        </table:table-row>
        <table:table-row table:style-name="ro1">
          <table:table-cell office:value-type="string">
            <text:p>Matões do Norte</text:p>
          </table:table-cell>
          <table:table-cell office:value-type="float" office:value="2106631">
            <text:p>2106631</text:p>
          </table:table-cell>
          <table:table-cell office:value-type="float" office:value="793">
            <text:p>793</text:p>
          </table:table-cell>
          <table:table-cell office:value-type="string">
            <text:p>336.9</text:p>
          </table:table-cell>
          <table:table-cell table:style-name="ce2" table:formula="of:=[.D555]/[.C555]" office:value-type="percentage" office:value="0.42484237074401">
            <text:p>42.5%</text:p>
          </table:table-cell>
          <table:table-cell office:value-type="float" office:value="0">
            <text:p>0</text:p>
          </table:table-cell>
          <table:table-cell office:value-type="float" office:value="2106631">
            <text:p>2106631</text:p>
          </table:table-cell>
          <table:table-cell office:value-type="float" office:value="793">
            <text:p>793</text:p>
          </table:table-cell>
          <table:table-cell office:value-type="string">
            <text:p>420.3</text:p>
          </table:table-cell>
          <table:table-cell table:style-name="ce2" table:formula="of:=[.I555]/[.H555]" office:value-type="percentage" office:value="0.530012610340479">
            <text:p>53.0%</text:p>
          </table:table-cell>
          <table:table-cell office:value-type="string">
            <text:p>22.7</text:p>
          </table:table-cell>
          <table:table-cell table:style-name="ce2" table:formula="of:=[.J555]-[.E555]" office:value-type="percentage" office:value="0.105170239596469">
            <text:p>10.5%</text:p>
          </table:table-cell>
        </table:table-row>
        <table:table-row table:style-name="ro1">
          <table:table-cell office:value-type="string">
            <text:p>Mirador</text:p>
          </table:table-cell>
          <table:table-cell office:value-type="float" office:value="2106706">
            <text:p>2106706</text:p>
          </table:table-cell>
          <table:table-cell office:value-type="float" office:value="8716">
            <text:p>8716</text:p>
          </table:table-cell>
          <table:table-cell office:value-type="float" office:value="0">
            <text:p>0</text:p>
          </table:table-cell>
          <table:table-cell table:style-name="ce2" table:formula="of:=[.D556]/[.C556]" office:value-type="percentage" office:value="0">
            <text:p>0.0%</text:p>
          </table:table-cell>
          <table:table-cell office:value-type="string">
            <text:p>0.4</text:p>
          </table:table-cell>
          <table:table-cell office:value-type="float" office:value="2106706">
            <text:p>2106706</text:p>
          </table:table-cell>
          <table:table-cell office:value-type="float" office:value="8716">
            <text:p>8716</text:p>
          </table:table-cell>
          <table:table-cell office:value-type="float" office:value="0">
            <text:p>0</text:p>
          </table:table-cell>
          <table:table-cell table:style-name="ce2" table:formula="of:=[.I556]/[.H556]" office:value-type="percentage" office:value="0">
            <text:p>0.0%</text:p>
          </table:table-cell>
          <table:table-cell office:value-type="string">
            <text:p>0.4</text:p>
          </table:table-cell>
          <table:table-cell table:style-name="ce2" table:formula="of:=[.J556]-[.E556]" office:value-type="percentage" office:value="0">
            <text:p>0.0%</text:p>
          </table:table-cell>
        </table:table-row>
        <table:table-row table:style-name="ro1">
          <table:table-cell office:value-type="string">
            <text:p>Miranda do Norte</text:p>
          </table:table-cell>
          <table:table-cell office:value-type="float" office:value="2106755">
            <text:p>2106755</text:p>
          </table:table-cell>
          <table:table-cell office:value-type="float" office:value="356">
            <text:p>356</text:p>
          </table:table-cell>
          <table:table-cell office:value-type="string">
            <text:p>43.7</text:p>
          </table:table-cell>
          <table:table-cell table:style-name="ce2" table:formula="of:=[.D557]/[.C557]" office:value-type="percentage" office:value="0.122752808988764">
            <text:p>12.3%</text:p>
          </table:table-cell>
          <table:table-cell office:value-type="string">
            <text:p>247.2</text:p>
          </table:table-cell>
          <table:table-cell office:value-type="float" office:value="2106755">
            <text:p>2106755</text:p>
          </table:table-cell>
          <table:table-cell office:value-type="float" office:value="356">
            <text:p>356</text:p>
          </table:table-cell>
          <table:table-cell office:value-type="string">
            <text:p>250.5</text:p>
          </table:table-cell>
          <table:table-cell table:style-name="ce2" table:formula="of:=[.I557]/[.H557]" office:value-type="percentage" office:value="0.703651685393258">
            <text:p>70.4%</text:p>
          </table:table-cell>
          <table:table-cell office:value-type="string">
            <text:p>68.3</text:p>
          </table:table-cell>
          <table:table-cell table:style-name="ce2" table:formula="of:=[.J557]-[.E557]" office:value-type="percentage" office:value="0.580898876404494">
            <text:p>58.1%</text:p>
          </table:table-cell>
        </table:table-row>
        <table:table-row table:style-name="ro1">
          <table:table-cell office:value-type="string">
            <text:p>Mirinzal</text:p>
          </table:table-cell>
          <table:table-cell office:value-type="float" office:value="2106805">
            <text:p>2106805</text:p>
          </table:table-cell>
          <table:table-cell office:value-type="float" office:value="697">
            <text:p>697</text:p>
          </table:table-cell>
          <table:table-cell office:value-type="string">
            <text:p>0.1</text:p>
          </table:table-cell>
          <table:table-cell table:style-name="ce2" table:formula="of:=[.D558]/[.C558]" office:value-type="percentage" office:value="0.000143472022955524">
            <text:p>0.0%</text:p>
          </table:table-cell>
          <table:table-cell office:value-type="string">
            <text:p>696.6</text:p>
          </table:table-cell>
          <table:table-cell office:value-type="float" office:value="2106805">
            <text:p>2106805</text:p>
          </table:table-cell>
          <table:table-cell office:value-type="float" office:value="697">
            <text:p>697</text:p>
          </table:table-cell>
          <table:table-cell office:value-type="string">
            <text:p>682.5</text:p>
          </table:table-cell>
          <table:table-cell table:style-name="ce2" table:formula="of:=[.I558]/[.H558]" office:value-type="percentage" office:value="0.979196556671449">
            <text:p>97.9%</text:p>
          </table:table-cell>
          <table:table-cell office:value-type="string">
            <text:p>11.7</text:p>
          </table:table-cell>
          <table:table-cell table:style-name="ce2" table:formula="of:=[.J558]-[.E558]" office:value-type="percentage" office:value="0.979053084648494">
            <text:p>97.9%</text:p>
          </table:table-cell>
        </table:table-row>
        <table:table-row table:style-name="ro1">
          <table:table-cell office:value-type="string">
            <text:p>Monção</text:p>
          </table:table-cell>
          <table:table-cell office:value-type="float" office:value="2106904">
            <text:p>2106904</text:p>
          </table:table-cell>
          <table:table-cell office:value-type="float" office:value="1359">
            <text:p>1359</text:p>
          </table:table-cell>
          <table:table-cell office:value-type="string">
            <text:p>134.2</text:p>
          </table:table-cell>
          <table:table-cell table:style-name="ce2" table:formula="of:=[.D559]/[.C559]" office:value-type="percentage" office:value="0.0987490802060339">
            <text:p>9.9%</text:p>
          </table:table-cell>
          <table:table-cell office:value-type="string">
            <text:p>911.1</text:p>
          </table:table-cell>
          <table:table-cell office:value-type="float" office:value="2106904">
            <text:p>2106904</text:p>
          </table:table-cell>
          <table:table-cell office:value-type="float" office:value="1359">
            <text:p>1359</text:p>
          </table:table-cell>
          <table:table-cell office:value-type="string">
            <text:p>962.6</text:p>
          </table:table-cell>
          <table:table-cell table:style-name="ce2" table:formula="of:=[.I559]/[.H559]" office:value-type="percentage" office:value="0.70831493745401">
            <text:p>70.8%</text:p>
          </table:table-cell>
          <table:table-cell office:value-type="string">
            <text:p>82.4</text:p>
          </table:table-cell>
          <table:table-cell table:style-name="ce2" table:formula="of:=[.J559]-[.E559]" office:value-type="percentage" office:value="0.609565857247977">
            <text:p>61.0%</text:p>
          </table:table-cell>
        </table:table-row>
        <table:table-row table:style-name="ro1">
          <table:table-cell office:value-type="string">
            <text:p>Montes Altos</text:p>
          </table:table-cell>
          <table:table-cell office:value-type="float" office:value="2107001">
            <text:p>2107001</text:p>
          </table:table-cell>
          <table:table-cell office:value-type="float" office:value="1348">
            <text:p>1348</text:p>
          </table:table-cell>
          <table:table-cell office:value-type="string">
            <text:p>114.2</text:p>
          </table:table-cell>
          <table:table-cell table:style-name="ce2" table:formula="of:=[.D560]/[.C560]" office:value-type="percentage" office:value="0.0847181008902077">
            <text:p>8.5%</text:p>
          </table:table-cell>
          <table:table-cell office:value-type="string">
            <text:p>69.6</text:p>
          </table:table-cell>
          <table:table-cell office:value-type="float" office:value="2107001">
            <text:p>2107001</text:p>
          </table:table-cell>
          <table:table-cell office:value-type="float" office:value="1348">
            <text:p>1348</text:p>
          </table:table-cell>
          <table:table-cell office:value-type="float" office:value="133">
            <text:p>133</text:p>
          </table:table-cell>
          <table:table-cell table:style-name="ce2" table:formula="of:=[.I560]/[.H560]" office:value-type="percentage" office:value="0.0986646884272997">
            <text:p>9.9%</text:p>
          </table:table-cell>
          <table:table-cell office:value-type="string">
            <text:p>51.6</text:p>
          </table:table-cell>
          <table:table-cell table:style-name="ce2" table:formula="of:=[.J560]-[.E560]" office:value-type="percentage" office:value="0.013946587537092">
            <text:p>1.4%</text:p>
          </table:table-cell>
        </table:table-row>
        <table:table-row table:style-name="ro1">
          <table:table-cell office:value-type="string">
            <text:p>Morros</text:p>
          </table:table-cell>
          <table:table-cell office:value-type="float" office:value="2107100">
            <text:p>2107100</text:p>
          </table:table-cell>
          <table:table-cell office:value-type="float" office:value="1745">
            <text:p>1745</text:p>
          </table:table-cell>
          <table:table-cell office:value-type="string">
            <text:p>5.7</text:p>
          </table:table-cell>
          <table:table-cell table:style-name="ce2" table:formula="of:=[.D561]/[.C561]" office:value-type="percentage" office:value="0.00326647564469914">
            <text:p>0.3%</text:p>
          </table:table-cell>
          <table:table-cell office:value-type="string">
            <text:p>1474.4</text:p>
          </table:table-cell>
          <table:table-cell office:value-type="float" office:value="2107100">
            <text:p>2107100</text:p>
          </table:table-cell>
          <table:table-cell office:value-type="float" office:value="1745">
            <text:p>1745</text:p>
          </table:table-cell>
          <table:table-cell office:value-type="string">
            <text:p>19.4</text:p>
          </table:table-cell>
          <table:table-cell table:style-name="ce2" table:formula="of:=[.I561]/[.H561]" office:value-type="percentage" office:value="0.0111174785100287">
            <text:p>1.1%</text:p>
          </table:table-cell>
          <table:table-cell office:value-type="string">
            <text:p>51.9</text:p>
          </table:table-cell>
          <table:table-cell table:style-name="ce2" table:formula="of:=[.J561]-[.E561]" office:value-type="percentage" office:value="0.00785100286532951">
            <text:p>0.8%</text:p>
          </table:table-cell>
        </table:table-row>
        <table:table-row table:style-name="ro1">
          <table:table-cell office:value-type="string">
            <text:p>Nina Rodrigues</text:p>
          </table:table-cell>
          <table:table-cell office:value-type="float" office:value="2107209">
            <text:p>2107209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table:style-name="ce2" table:formula="of:=[.D562]/[.C562]" office:value-type="percentage" office:value="0">
            <text:p>0.0%</text:p>
          </table:table-cell>
          <table:table-cell office:value-type="string">
            <text:p>479.5</text:p>
          </table:table-cell>
          <table:table-cell office:value-type="float" office:value="2107209">
            <text:p>2107209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table:style-name="ce2" table:formula="of:=[.I562]/[.H562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62]-[.E562]" office:value-type="percentage" office:value="0">
            <text:p>0.0%</text:p>
          </table:table-cell>
        </table:table-row>
        <table:table-row table:style-name="ro1">
          <table:table-cell office:value-type="string">
            <text:p>Nova Colinas</text:p>
          </table:table-cell>
          <table:table-cell office:value-type="float" office:value="2107258">
            <text:p>2107258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table:style-name="ce2" table:formula="of:=[.D563]/[.C563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2107258">
            <text:p>2107258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table:style-name="ce2" table:formula="of:=[.I563]/[.H56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63]-[.E563]" office:value-type="percentage" office:value="0">
            <text:p>0.0%</text:p>
          </table:table-cell>
        </table:table-row>
        <table:table-row table:style-name="ro1">
          <table:table-cell office:value-type="string">
            <text:p>Nova Olinda do Maranhão</text:p>
          </table:table-cell>
          <table:table-cell office:value-type="float" office:value="2107357">
            <text:p>2107357</text:p>
          </table:table-cell>
          <table:table-cell office:value-type="float" office:value="2487">
            <text:p>2487</text:p>
          </table:table-cell>
          <table:table-cell office:value-type="string">
            <text:p>257.2</text:p>
          </table:table-cell>
          <table:table-cell table:style-name="ce2" table:formula="of:=[.D564]/[.C564]" office:value-type="percentage" office:value="0.103417772416566">
            <text:p>10.3%</text:p>
          </table:table-cell>
          <table:table-cell office:value-type="string">
            <text:p>2229.3</text:p>
          </table:table-cell>
          <table:table-cell office:value-type="float" office:value="2107357">
            <text:p>2107357</text:p>
          </table:table-cell>
          <table:table-cell office:value-type="float" office:value="2487">
            <text:p>2487</text:p>
          </table:table-cell>
          <table:table-cell office:value-type="string">
            <text:p>1179.7</text:p>
          </table:table-cell>
          <table:table-cell table:style-name="ce2" table:formula="of:=[.I564]/[.H564]" office:value-type="percentage" office:value="0.474346602332127">
            <text:p>47.4%</text:p>
          </table:table-cell>
          <table:table-cell office:value-type="string">
            <text:p>1306.6</text:p>
          </table:table-cell>
          <table:table-cell table:style-name="ce2" table:formula="of:=[.J564]-[.E564]" office:value-type="percentage" office:value="0.370928829915561">
            <text:p>37.1%</text:p>
          </table:table-cell>
        </table:table-row>
        <table:table-row table:style-name="ro1">
          <table:table-cell office:value-type="string">
            <text:p>Olho d'Água das Cunhãs</text:p>
          </table:table-cell>
          <table:table-cell office:value-type="float" office:value="2107407">
            <text:p>2107407</text:p>
          </table:table-cell>
          <table:table-cell table:number-columns-repeated="2" office:value-type="float" office:value="562">
            <text:p>562</text:p>
          </table:table-cell>
          <table:table-cell table:style-name="ce2" table:formula="of:=[.D565]/[.C565]" office:value-type="percentage" office:value="1">
            <text:p>100.0%</text:p>
          </table:table-cell>
          <table:table-cell office:value-type="float" office:value="0">
            <text:p>0</text:p>
          </table:table-cell>
          <table:table-cell office:value-type="float" office:value="2107407">
            <text:p>2107407</text:p>
          </table:table-cell>
          <table:table-cell table:number-columns-repeated="2" office:value-type="float" office:value="562">
            <text:p>562</text:p>
          </table:table-cell>
          <table:table-cell table:style-name="ce2" table:formula="of:=[.I565]/[.H565]" office:value-type="percentage" office:value="1">
            <text:p>100.0%</text:p>
          </table:table-cell>
          <table:table-cell office:value-type="float" office:value="0">
            <text:p>0</text:p>
          </table:table-cell>
          <table:table-cell table:style-name="ce2" table:formula="of:=[.J565]-[.E565]" office:value-type="percentage" office:value="0">
            <text:p>0.0%</text:p>
          </table:table-cell>
        </table:table-row>
        <table:table-row table:style-name="ro1">
          <table:table-cell office:value-type="string">
            <text:p>Olinda Nova do Maranhão</text:p>
          </table:table-cell>
          <table:table-cell office:value-type="float" office:value="2107456">
            <text:p>2107456</text:p>
          </table:table-cell>
          <table:table-cell office:value-type="float" office:value="200">
            <text:p>200</text:p>
          </table:table-cell>
          <table:table-cell office:value-type="string">
            <text:p>0.4</text:p>
          </table:table-cell>
          <table:table-cell table:style-name="ce2" table:formula="of:=[.D566]/[.C566]" office:value-type="percentage" office:value="0.002">
            <text:p>0.2%</text:p>
          </table:table-cell>
          <table:table-cell office:value-type="string">
            <text:p>183.9</text:p>
          </table:table-cell>
          <table:table-cell office:value-type="float" office:value="2107456">
            <text:p>2107456</text:p>
          </table:table-cell>
          <table:table-cell office:value-type="float" office:value="200">
            <text:p>200</text:p>
          </table:table-cell>
          <table:table-cell office:value-type="string">
            <text:p>183.7</text:p>
          </table:table-cell>
          <table:table-cell table:style-name="ce2" table:formula="of:=[.I566]/[.H566]" office:value-type="percentage" office:value="0.9185">
            <text:p>91.9%</text:p>
          </table:table-cell>
          <table:table-cell office:value-type="string">
            <text:p>0.7</text:p>
          </table:table-cell>
          <table:table-cell table:style-name="ce2" table:formula="of:=[.J566]-[.E566]" office:value-type="percentage" office:value="0.9165">
            <text:p>91.7%</text:p>
          </table:table-cell>
        </table:table-row>
        <table:table-row table:style-name="ro1">
          <table:table-cell office:value-type="string">
            <text:p>Paço do Lumiar</text:p>
          </table:table-cell>
          <table:table-cell office:value-type="float" office:value="2107506">
            <text:p>2107506</text:p>
          </table:table-cell>
          <table:table-cell office:value-type="float" office:value="135">
            <text:p>135</text:p>
          </table:table-cell>
          <table:table-cell office:value-type="string">
            <text:p>9.9</text:p>
          </table:table-cell>
          <table:table-cell table:style-name="ce2" table:formula="of:=[.D567]/[.C567]" office:value-type="percentage" office:value="0.0733333333333333">
            <text:p>7.3%</text:p>
          </table:table-cell>
          <table:table-cell office:value-type="string">
            <text:p>115.2</text:p>
          </table:table-cell>
          <table:table-cell office:value-type="float" office:value="2107506">
            <text:p>2107506</text:p>
          </table:table-cell>
          <table:table-cell office:value-type="float" office:value="135">
            <text:p>135</text:p>
          </table:table-cell>
          <table:table-cell office:value-type="string">
            <text:p>74.7</text:p>
          </table:table-cell>
          <table:table-cell table:style-name="ce2" table:formula="of:=[.I567]/[.H567]" office:value-type="percentage" office:value="0.553333333333333">
            <text:p>55.3%</text:p>
          </table:table-cell>
          <table:table-cell office:value-type="string">
            <text:p>39.9</text:p>
          </table:table-cell>
          <table:table-cell table:style-name="ce2" table:formula="of:=[.J567]-[.E567]" office:value-type="percentage" office:value="0.48">
            <text:p>48.0%</text:p>
          </table:table-cell>
        </table:table-row>
        <table:table-row table:style-name="ro1">
          <table:table-cell office:value-type="string">
            <text:p>Palmeirândia</text:p>
          </table:table-cell>
          <table:table-cell office:value-type="float" office:value="2107605">
            <text:p>2107605</text:p>
          </table:table-cell>
          <table:table-cell office:value-type="float" office:value="534">
            <text:p>534</text:p>
          </table:table-cell>
          <table:table-cell office:value-type="string">
            <text:p>2.1</text:p>
          </table:table-cell>
          <table:table-cell table:style-name="ce2" table:formula="of:=[.D568]/[.C568]" office:value-type="percentage" office:value="0.00393258426966292">
            <text:p>0.4%</text:p>
          </table:table-cell>
          <table:table-cell office:value-type="string">
            <text:p>451.5</text:p>
          </table:table-cell>
          <table:table-cell office:value-type="float" office:value="2107605">
            <text:p>2107605</text:p>
          </table:table-cell>
          <table:table-cell office:value-type="float" office:value="534">
            <text:p>534</text:p>
          </table:table-cell>
          <table:table-cell office:value-type="string">
            <text:p>441.5</text:p>
          </table:table-cell>
          <table:table-cell table:style-name="ce2" table:formula="of:=[.I568]/[.H568]" office:value-type="percentage" office:value="0.826779026217228">
            <text:p>82.7%</text:p>
          </table:table-cell>
          <table:table-cell office:value-type="string">
            <text:p>10.7</text:p>
          </table:table-cell>
          <table:table-cell table:style-name="ce2" table:formula="of:=[.J568]-[.E568]" office:value-type="percentage" office:value="0.822846441947566">
            <text:p>82.3%</text:p>
          </table:table-cell>
        </table:table-row>
        <table:table-row table:style-name="ro1">
          <table:table-cell office:value-type="string">
            <text:p>Paraibano</text:p>
          </table:table-cell>
          <table:table-cell office:value-type="float" office:value="2107704">
            <text:p>2107704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table:style-name="ce2" table:formula="of:=[.D569]/[.C569]" office:value-type="percentage" office:value="0">
            <text:p>0.0%</text:p>
          </table:table-cell>
          <table:table-cell office:value-type="string">
            <text:p>70.1</text:p>
          </table:table-cell>
          <table:table-cell office:value-type="float" office:value="2107704">
            <text:p>2107704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table:style-name="ce2" table:formula="of:=[.I569]/[.H569]" office:value-type="percentage" office:value="0">
            <text:p>0.0%</text:p>
          </table:table-cell>
          <table:table-cell office:value-type="string">
            <text:p>3.5</text:p>
          </table:table-cell>
          <table:table-cell table:style-name="ce2" table:formula="of:=[.J569]-[.E569]" office:value-type="percentage" office:value="0">
            <text:p>0.0%</text:p>
          </table:table-cell>
        </table:table-row>
        <table:table-row table:style-name="ro1">
          <table:table-cell office:value-type="string">
            <text:p>Passagem Franca</text:p>
          </table:table-cell>
          <table:table-cell office:value-type="float" office:value="2107902">
            <text:p>2107902</text:p>
          </table:table-cell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table:style-name="ce2" table:formula="of:=[.D570]/[.C570]" office:value-type="percentage" office:value="0">
            <text:p>0.0%</text:p>
          </table:table-cell>
          <table:table-cell office:value-type="float" office:value="1066">
            <text:p>1066</text:p>
          </table:table-cell>
          <table:table-cell office:value-type="float" office:value="2107902">
            <text:p>2107902</text:p>
          </table:table-cell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table:style-name="ce2" table:formula="of:=[.I570]/[.H570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70]-[.E570]" office:value-type="percentage" office:value="0">
            <text:p>0.0%</text:p>
          </table:table-cell>
        </table:table-row>
        <table:table-row table:style-name="ro1">
          <table:table-cell office:value-type="string">
            <text:p>Pastos Bons</text:p>
          </table:table-cell>
          <table:table-cell office:value-type="float" office:value="2108009">
            <text:p>2108009</text:p>
          </table:table-cell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table:style-name="ce2" table:formula="of:=[.D571]/[.C571]" office:value-type="percentage" office:value="0">
            <text:p>0.0%</text:p>
          </table:table-cell>
          <table:table-cell office:value-type="string">
            <text:p>30.8</text:p>
          </table:table-cell>
          <table:table-cell office:value-type="float" office:value="2108009">
            <text:p>2108009</text:p>
          </table:table-cell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table:style-name="ce2" table:formula="of:=[.I571]/[.H571]" office:value-type="percentage" office:value="0">
            <text:p>0.0%</text:p>
          </table:table-cell>
          <table:table-cell office:value-type="string">
            <text:p>4.6</text:p>
          </table:table-cell>
          <table:table-cell table:style-name="ce2" table:formula="of:=[.J571]-[.E571]" office:value-type="percentage" office:value="0">
            <text:p>0.0%</text:p>
          </table:table-cell>
        </table:table-row>
        <table:table-row table:style-name="ro1">
          <table:table-cell office:value-type="string">
            <text:p>Paulino Neves</text:p>
          </table:table-cell>
          <table:table-cell office:value-type="float" office:value="2108058">
            <text:p>2108058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table:style-name="ce2" table:formula="of:=[.D572]/[.C572]" office:value-type="percentage" office:value="0">
            <text:p>0.0%</text:p>
          </table:table-cell>
          <table:table-cell office:value-type="float" office:value="998">
            <text:p>998</text:p>
          </table:table-cell>
          <table:table-cell office:value-type="float" office:value="2108058">
            <text:p>2108058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table:style-name="ce2" table:formula="of:=[.I572]/[.H572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72]-[.E572]" office:value-type="percentage" office:value="0">
            <text:p>0.0%</text:p>
          </table:table-cell>
        </table:table-row>
        <table:table-row table:style-name="ro1">
          <table:table-cell office:value-type="string">
            <text:p>Paulo Ramos</text:p>
          </table:table-cell>
          <table:table-cell office:value-type="float" office:value="2108108">
            <text:p>2108108</text:p>
          </table:table-cell>
          <table:table-cell office:value-type="float" office:value="937">
            <text:p>937</text:p>
          </table:table-cell>
          <table:table-cell office:value-type="string">
            <text:p>937.8</text:p>
          </table:table-cell>
          <table:table-cell table:style-name="ce2" table:formula="of:=[.D573]/[.C573]" office:value-type="percentage" office:value="1.0008537886873">
            <text:p>100.1%</text:p>
          </table:table-cell>
          <table:table-cell office:value-type="float" office:value="0">
            <text:p>0</text:p>
          </table:table-cell>
          <table:table-cell office:value-type="float" office:value="2108108">
            <text:p>2108108</text:p>
          </table:table-cell>
          <table:table-cell office:value-type="float" office:value="937">
            <text:p>937</text:p>
          </table:table-cell>
          <table:table-cell office:value-type="string">
            <text:p>937.8</text:p>
          </table:table-cell>
          <table:table-cell table:style-name="ce2" table:formula="of:=[.I573]/[.H573]" office:value-type="percentage" office:value="1.0008537886873">
            <text:p>100.1%</text:p>
          </table:table-cell>
          <table:table-cell office:value-type="float" office:value="0">
            <text:p>0</text:p>
          </table:table-cell>
          <table:table-cell table:style-name="ce2" table:formula="of:=[.J573]-[.E573]" office:value-type="percentage" office:value="0">
            <text:p>0.0%</text:p>
          </table:table-cell>
        </table:table-row>
        <table:table-row table:style-name="ro1">
          <table:table-cell office:value-type="string">
            <text:p>Pedreiras</text:p>
          </table:table-cell>
          <table:table-cell office:value-type="float" office:value="2108207">
            <text:p>2108207</text:p>
          </table:table-cell>
          <table:table-cell office:value-type="float" office:value="291">
            <text:p>291</text:p>
          </table:table-cell>
          <table:table-cell office:value-type="string">
            <text:p>179.2</text:p>
          </table:table-cell>
          <table:table-cell table:style-name="ce2" table:formula="of:=[.D574]/[.C574]" office:value-type="percentage" office:value="0.615807560137457">
            <text:p>61.6%</text:p>
          </table:table-cell>
          <table:table-cell office:value-type="float" office:value="0">
            <text:p>0</text:p>
          </table:table-cell>
          <table:table-cell office:value-type="float" office:value="2108207">
            <text:p>2108207</text:p>
          </table:table-cell>
          <table:table-cell office:value-type="float" office:value="291">
            <text:p>291</text:p>
          </table:table-cell>
          <table:table-cell office:value-type="float" office:value="180">
            <text:p>180</text:p>
          </table:table-cell>
          <table:table-cell table:style-name="ce2" table:formula="of:=[.I574]/[.H574]" office:value-type="percentage" office:value="0.618556701030928">
            <text:p>61.9%</text:p>
          </table:table-cell>
          <table:table-cell office:value-type="float" office:value="0">
            <text:p>0</text:p>
          </table:table-cell>
          <table:table-cell table:style-name="ce2" table:formula="of:=[.J574]-[.E574]" office:value-type="percentage" office:value="0.00274914089347089">
            <text:p>0.3%</text:p>
          </table:table-cell>
        </table:table-row>
        <table:table-row table:style-name="ro1">
          <table:table-cell office:value-type="string">
            <text:p>Pedro do Rosário</text:p>
          </table:table-cell>
          <table:table-cell office:value-type="float" office:value="2108256">
            <text:p>2108256</text:p>
          </table:table-cell>
          <table:table-cell office:value-type="float" office:value="1770">
            <text:p>1770</text:p>
          </table:table-cell>
          <table:table-cell office:value-type="string">
            <text:p>14.1</text:p>
          </table:table-cell>
          <table:table-cell table:style-name="ce2" table:formula="of:=[.D575]/[.C575]" office:value-type="percentage" office:value="0.00796610169491525">
            <text:p>0.8%</text:p>
          </table:table-cell>
          <table:table-cell office:value-type="string">
            <text:p>1685.9</text:p>
          </table:table-cell>
          <table:table-cell office:value-type="float" office:value="2108256">
            <text:p>2108256</text:p>
          </table:table-cell>
          <table:table-cell office:value-type="float" office:value="1770">
            <text:p>1770</text:p>
          </table:table-cell>
          <table:table-cell office:value-type="string">
            <text:p>1674.2</text:p>
          </table:table-cell>
          <table:table-cell table:style-name="ce2" table:formula="of:=[.I575]/[.H575]" office:value-type="percentage" office:value="0.945875706214689">
            <text:p>94.6%</text:p>
          </table:table-cell>
          <table:table-cell office:value-type="string">
            <text:p>26.6</text:p>
          </table:table-cell>
          <table:table-cell table:style-name="ce2" table:formula="of:=[.J575]-[.E575]" office:value-type="percentage" office:value="0.937909604519774">
            <text:p>93.8%</text:p>
          </table:table-cell>
        </table:table-row>
        <table:table-row table:style-name="ro1">
          <table:table-cell office:value-type="string">
            <text:p>Penalva</text:p>
          </table:table-cell>
          <table:table-cell office:value-type="float" office:value="2108306">
            <text:p>2108306</text:p>
          </table:table-cell>
          <table:table-cell office:value-type="float" office:value="794">
            <text:p>794</text:p>
          </table:table-cell>
          <table:table-cell office:value-type="string">
            <text:p>31.7</text:p>
          </table:table-cell>
          <table:table-cell table:style-name="ce2" table:formula="of:=[.D576]/[.C576]" office:value-type="percentage" office:value="0.0399244332493703">
            <text:p>4.0%</text:p>
          </table:table-cell>
          <table:table-cell office:value-type="string">
            <text:p>484.5</text:p>
          </table:table-cell>
          <table:table-cell office:value-type="float" office:value="2108306">
            <text:p>2108306</text:p>
          </table:table-cell>
          <table:table-cell office:value-type="float" office:value="794">
            <text:p>794</text:p>
          </table:table-cell>
          <table:table-cell office:value-type="string">
            <text:p>487.5</text:p>
          </table:table-cell>
          <table:table-cell table:style-name="ce2" table:formula="of:=[.I576]/[.H576]" office:value-type="percentage" office:value="0.613979848866499">
            <text:p>61.4%</text:p>
          </table:table-cell>
          <table:table-cell office:value-type="string">
            <text:p>28.8</text:p>
          </table:table-cell>
          <table:table-cell table:style-name="ce2" table:formula="of:=[.J576]-[.E576]" office:value-type="percentage" office:value="0.574055415617128">
            <text:p>57.4%</text:p>
          </table:table-cell>
        </table:table-row>
        <table:table-row table:style-name="ro1">
          <table:table-cell office:value-type="string">
            <text:p>Peri Mirim</text:p>
          </table:table-cell>
          <table:table-cell office:value-type="float" office:value="2108405">
            <text:p>2108405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table:style-name="ce2" table:formula="of:=[.D577]/[.C577]" office:value-type="percentage" office:value="0.0097799511002445">
            <text:p>1.0%</text:p>
          </table:table-cell>
          <table:table-cell office:value-type="string">
            <text:p>277.4</text:p>
          </table:table-cell>
          <table:table-cell office:value-type="float" office:value="2108405">
            <text:p>2108405</text:p>
          </table:table-cell>
          <table:table-cell office:value-type="float" office:value="409">
            <text:p>409</text:p>
          </table:table-cell>
          <table:table-cell office:value-type="string">
            <text:p>245.4</text:p>
          </table:table-cell>
          <table:table-cell table:style-name="ce2" table:formula="of:=[.I577]/[.H577]" office:value-type="percentage" office:value="0.6">
            <text:p>60.0%</text:p>
          </table:table-cell>
          <table:table-cell office:value-type="string">
            <text:p>22.2</text:p>
          </table:table-cell>
          <table:table-cell table:style-name="ce2" table:formula="of:=[.J577]-[.E577]" office:value-type="percentage" office:value="0.590220048899755">
            <text:p>59.0%</text:p>
          </table:table-cell>
        </table:table-row>
        <table:table-row table:style-name="ro1">
          <table:table-cell office:value-type="string">
            <text:p>Peritoró</text:p>
          </table:table-cell>
          <table:table-cell office:value-type="float" office:value="2108454">
            <text:p>2108454</text:p>
          </table:table-cell>
          <table:table-cell office:value-type="float" office:value="757">
            <text:p>757</text:p>
          </table:table-cell>
          <table:table-cell office:value-type="string">
            <text:p>216.2</text:p>
          </table:table-cell>
          <table:table-cell table:style-name="ce2" table:formula="of:=[.D578]/[.C578]" office:value-type="percentage" office:value="0.28560105680317">
            <text:p>28.6%</text:p>
          </table:table-cell>
          <table:table-cell office:value-type="float" office:value="0">
            <text:p>0</text:p>
          </table:table-cell>
          <table:table-cell office:value-type="float" office:value="2108454">
            <text:p>2108454</text:p>
          </table:table-cell>
          <table:table-cell office:value-type="float" office:value="757">
            <text:p>757</text:p>
          </table:table-cell>
          <table:table-cell office:value-type="string">
            <text:p>235.2</text:p>
          </table:table-cell>
          <table:table-cell table:style-name="ce2" table:formula="of:=[.I578]/[.H578]" office:value-type="percentage" office:value="0.310700132100396">
            <text:p>31.1%</text:p>
          </table:table-cell>
          <table:table-cell office:value-type="float" office:value="0">
            <text:p>0</text:p>
          </table:table-cell>
          <table:table-cell table:style-name="ce2" table:formula="of:=[.J578]-[.E578]" office:value-type="percentage" office:value="0.0250990752972259">
            <text:p>2.5%</text:p>
          </table:table-cell>
        </table:table-row>
        <table:table-row table:style-name="ro2">
          <table:table-cell office:value-type="string">
            <text:p>Pindaré-Mirim</text:p>
          </table:table-cell>
          <table:table-cell office:value-type="float" office:value="2108504">
            <text:p>2108504</text:p>
          </table:table-cell>
          <table:table-cell office:value-type="float" office:value="240">
            <text:p>240</text:p>
          </table:table-cell>
          <table:table-cell office:value-type="string">
            <text:p>165.8</text:p>
          </table:table-cell>
          <table:table-cell table:style-name="ce2" table:formula="of:=[.D579]/[.C579]" office:value-type="percentage" office:value="0.690833333333333">
            <text:p>69.1%</text:p>
          </table:table-cell>
          <table:table-cell office:value-type="string">
            <text:p>2.2</text:p>
          </table:table-cell>
          <table:table-cell office:value-type="float" office:value="2108504">
            <text:p>2108504</text:p>
          </table:table-cell>
          <table:table-cell office:value-type="float" office:value="240">
            <text:p>240</text:p>
          </table:table-cell>
          <table:table-cell office:value-type="string">
            <text:p>168.7</text:p>
          </table:table-cell>
          <table:table-cell table:style-name="ce2" table:formula="of:=[.I579]/[.H579]" office:value-type="percentage" office:value="0.702916666666667">
            <text:p>70.3%</text:p>
          </table:table-cell>
          <table:table-cell office:value-type="float" office:value="0">
            <text:p>0</text:p>
          </table:table-cell>
          <table:table-cell table:style-name="ce2" table:formula="of:=[.J579]-[.E579]" office:value-type="percentage" office:value="0.0120833333333332">
            <text:p>1.2%</text:p>
          </table:table-cell>
        </table:table-row>
        <table:table-row table:style-name="ro1">
          <table:table-cell office:value-type="string">
            <text:p>Pinheiro</text:p>
          </table:table-cell>
          <table:table-cell office:value-type="float" office:value="2108603">
            <text:p>2108603</text:p>
          </table:table-cell>
          <table:table-cell office:value-type="float" office:value="1483">
            <text:p>1483</text:p>
          </table:table-cell>
          <table:table-cell office:value-type="string">
            <text:p>30.1</text:p>
          </table:table-cell>
          <table:table-cell table:style-name="ce2" table:formula="of:=[.D580]/[.C580]" office:value-type="percentage" office:value="0.0202966958867161">
            <text:p>2.0%</text:p>
          </table:table-cell>
          <table:table-cell office:value-type="float" office:value="932">
            <text:p>932</text:p>
          </table:table-cell>
          <table:table-cell office:value-type="float" office:value="2108603">
            <text:p>2108603</text:p>
          </table:table-cell>
          <table:table-cell office:value-type="float" office:value="1483">
            <text:p>1483</text:p>
          </table:table-cell>
          <table:table-cell office:value-type="string">
            <text:p>875.3</text:p>
          </table:table-cell>
          <table:table-cell table:style-name="ce2" table:formula="of:=[.I580]/[.H580]" office:value-type="percentage" office:value="0.590222521915037">
            <text:p>59.0%</text:p>
          </table:table-cell>
          <table:table-cell office:value-type="string">
            <text:p>75.5</text:p>
          </table:table-cell>
          <table:table-cell table:style-name="ce2" table:formula="of:=[.J580]-[.E580]" office:value-type="percentage" office:value="0.569925826028321">
            <text:p>57.0%</text:p>
          </table:table-cell>
        </table:table-row>
        <table:table-row table:style-name="ro1">
          <table:table-cell office:value-type="string">
            <text:p>Pio XII</text:p>
          </table:table-cell>
          <table:table-cell office:value-type="float" office:value="2108702">
            <text:p>2108702</text:p>
          </table:table-cell>
          <table:table-cell office:value-type="float" office:value="827">
            <text:p>827</text:p>
          </table:table-cell>
          <table:table-cell office:value-type="float" office:value="749">
            <text:p>749</text:p>
          </table:table-cell>
          <table:table-cell table:style-name="ce2" table:formula="of:=[.D581]/[.C581]" office:value-type="percentage" office:value="0.905683192261185">
            <text:p>90.6%</text:p>
          </table:table-cell>
          <table:table-cell office:value-type="float" office:value="0">
            <text:p>0</text:p>
          </table:table-cell>
          <table:table-cell office:value-type="float" office:value="2108702">
            <text:p>2108702</text:p>
          </table:table-cell>
          <table:table-cell office:value-type="float" office:value="827">
            <text:p>827</text:p>
          </table:table-cell>
          <table:table-cell office:value-type="float" office:value="749">
            <text:p>749</text:p>
          </table:table-cell>
          <table:table-cell table:style-name="ce2" table:formula="of:=[.I581]/[.H581]" office:value-type="percentage" office:value="0.905683192261185">
            <text:p>90.6%</text:p>
          </table:table-cell>
          <table:table-cell office:value-type="float" office:value="0">
            <text:p>0</text:p>
          </table:table-cell>
          <table:table-cell table:style-name="ce2" table:formula="of:=[.J581]-[.E581]" office:value-type="percentage" office:value="0">
            <text:p>0.0%</text:p>
          </table:table-cell>
        </table:table-row>
        <table:table-row table:style-name="ro1">
          <table:table-cell office:value-type="string">
            <text:p>Pirapemas</text:p>
          </table:table-cell>
          <table:table-cell office:value-type="float" office:value="2108801">
            <text:p>2108801</text:p>
          </table:table-cell>
          <table:table-cell office:value-type="float" office:value="696">
            <text:p>696</text:p>
          </table:table-cell>
          <table:table-cell office:value-type="string">
            <text:p>253.9</text:p>
          </table:table-cell>
          <table:table-cell table:style-name="ce2" table:formula="of:=[.D582]/[.C582]" office:value-type="percentage" office:value="0.364798850574713">
            <text:p>36.5%</text:p>
          </table:table-cell>
          <table:table-cell office:value-type="float" office:value="0">
            <text:p>0</text:p>
          </table:table-cell>
          <table:table-cell office:value-type="float" office:value="2108801">
            <text:p>2108801</text:p>
          </table:table-cell>
          <table:table-cell office:value-type="float" office:value="696">
            <text:p>696</text:p>
          </table:table-cell>
          <table:table-cell office:value-type="string">
            <text:p>285.4</text:p>
          </table:table-cell>
          <table:table-cell table:style-name="ce2" table:formula="of:=[.I582]/[.H582]" office:value-type="percentage" office:value="0.410057471264368">
            <text:p>41.0%</text:p>
          </table:table-cell>
          <table:table-cell office:value-type="float" office:value="0">
            <text:p>0</text:p>
          </table:table-cell>
          <table:table-cell table:style-name="ce2" table:formula="of:=[.J582]-[.E582]" office:value-type="percentage" office:value="0.0452586206896551">
            <text:p>4.5%</text:p>
          </table:table-cell>
        </table:table-row>
        <table:table-row table:style-name="ro1">
          <table:table-cell office:value-type="string">
            <text:p>Poção de Pedras</text:p>
          </table:table-cell>
          <table:table-cell office:value-type="float" office:value="2108900">
            <text:p>2108900</text:p>
          </table:table-cell>
          <table:table-cell office:value-type="float" office:value="663">
            <text:p>663</text:p>
          </table:table-cell>
          <table:table-cell office:value-type="string">
            <text:p>588.9</text:p>
          </table:table-cell>
          <table:table-cell table:style-name="ce2" table:formula="of:=[.D583]/[.C583]" office:value-type="percentage" office:value="0.888235294117647">
            <text:p>88.8%</text:p>
          </table:table-cell>
          <table:table-cell office:value-type="float" office:value="0">
            <text:p>0</text:p>
          </table:table-cell>
          <table:table-cell office:value-type="float" office:value="2108900">
            <text:p>2108900</text:p>
          </table:table-cell>
          <table:table-cell office:value-type="float" office:value="663">
            <text:p>663</text:p>
          </table:table-cell>
          <table:table-cell office:value-type="string">
            <text:p>589.9</text:p>
          </table:table-cell>
          <table:table-cell table:style-name="ce2" table:formula="of:=[.I583]/[.H583]" office:value-type="percentage" office:value="0.88974358974359">
            <text:p>89.0%</text:p>
          </table:table-cell>
          <table:table-cell office:value-type="float" office:value="0">
            <text:p>0</text:p>
          </table:table-cell>
          <table:table-cell table:style-name="ce2" table:formula="of:=[.J583]-[.E583]" office:value-type="percentage" office:value="0.00150829562594268">
            <text:p>0.2%</text:p>
          </table:table-cell>
        </table:table-row>
        <table:table-row table:style-name="ro1">
          <table:table-cell office:value-type="string">
            <text:p>Porto Franco</text:p>
          </table:table-cell>
          <table:table-cell office:value-type="float" office:value="2109007">
            <text:p>2109007</text:p>
          </table:table-cell>
          <table:table-cell office:value-type="float" office:value="1427">
            <text:p>1427</text:p>
          </table:table-cell>
          <table:table-cell office:value-type="string">
            <text:p>525.1</text:p>
          </table:table-cell>
          <table:table-cell table:style-name="ce2" table:formula="of:=[.D584]/[.C584]" office:value-type="percentage" office:value="0.367974772249474">
            <text:p>36.8%</text:p>
          </table:table-cell>
          <table:table-cell office:value-type="string">
            <text:p>125.6</text:p>
          </table:table-cell>
          <table:table-cell office:value-type="float" office:value="2109007">
            <text:p>2109007</text:p>
          </table:table-cell>
          <table:table-cell office:value-type="float" office:value="1427">
            <text:p>1427</text:p>
          </table:table-cell>
          <table:table-cell office:value-type="float" office:value="563">
            <text:p>563</text:p>
          </table:table-cell>
          <table:table-cell table:style-name="ce2" table:formula="of:=[.I584]/[.H584]" office:value-type="percentage" office:value="0.394533987386125">
            <text:p>39.5%</text:p>
          </table:table-cell>
          <table:table-cell office:value-type="string">
            <text:p>88.2</text:p>
          </table:table-cell>
          <table:table-cell table:style-name="ce2" table:formula="of:=[.J584]-[.E584]" office:value-type="percentage" office:value="0.0265592151366503">
            <text:p>2.7%</text:p>
          </table:table-cell>
        </table:table-row>
        <table:table-row table:style-name="ro1">
          <table:table-cell office:value-type="string">
            <text:p>Porto Rico do Maranhão</text:p>
          </table:table-cell>
          <table:table-cell office:value-type="float" office:value="2109056">
            <text:p>2109056</text:p>
          </table:table-cell>
          <table:table-cell office:value-type="float" office:value="227">
            <text:p>227</text:p>
          </table:table-cell>
          <table:table-cell office:value-type="string">
            <text:p>0.5</text:p>
          </table:table-cell>
          <table:table-cell table:style-name="ce2" table:formula="of:=[.D585]/[.C585]" office:value-type="percentage" office:value="0.00220264317180617">
            <text:p>0.2%</text:p>
          </table:table-cell>
          <table:table-cell office:value-type="string">
            <text:p>219.5</text:p>
          </table:table-cell>
          <table:table-cell office:value-type="float" office:value="2109056">
            <text:p>2109056</text:p>
          </table:table-cell>
          <table:table-cell office:value-type="float" office:value="227">
            <text:p>227</text:p>
          </table:table-cell>
          <table:table-cell office:value-type="string">
            <text:p>146.3</text:p>
          </table:table-cell>
          <table:table-cell table:style-name="ce2" table:formula="of:=[.I585]/[.H585]" office:value-type="percentage" office:value="0.644493392070485">
            <text:p>64.4%</text:p>
          </table:table-cell>
          <table:table-cell office:value-type="string">
            <text:p>55.9</text:p>
          </table:table-cell>
          <table:table-cell table:style-name="ce2" table:formula="of:=[.J585]-[.E585]" office:value-type="percentage" office:value="0.642290748898678">
            <text:p>64.2%</text:p>
          </table:table-cell>
        </table:table-row>
        <table:table-row table:style-name="ro1">
          <table:table-cell office:value-type="string">
            <text:p>Presidente Dutra</text:p>
          </table:table-cell>
          <table:table-cell office:value-type="float" office:value="2109106">
            <text:p>2109106</text:p>
          </table:table-cell>
          <table:table-cell office:value-type="float" office:value="805">
            <text:p>805</text:p>
          </table:table-cell>
          <table:table-cell office:value-type="string">
            <text:p>656.3</text:p>
          </table:table-cell>
          <table:table-cell table:style-name="ce2" table:formula="of:=[.D586]/[.C586]" office:value-type="percentage" office:value="0.81527950310559">
            <text:p>81.5%</text:p>
          </table:table-cell>
          <table:table-cell office:value-type="string">
            <text:p>148.7</text:p>
          </table:table-cell>
          <table:table-cell office:value-type="float" office:value="2109106">
            <text:p>2109106</text:p>
          </table:table-cell>
          <table:table-cell office:value-type="float" office:value="805">
            <text:p>805</text:p>
          </table:table-cell>
          <table:table-cell office:value-type="string">
            <text:p>726.3</text:p>
          </table:table-cell>
          <table:table-cell table:style-name="ce2" table:formula="of:=[.I586]/[.H586]" office:value-type="percentage" office:value="0.90223602484472">
            <text:p>90.2%</text:p>
          </table:table-cell>
          <table:table-cell office:value-type="float" office:value="75">
            <text:p>75</text:p>
          </table:table-cell>
          <table:table-cell table:style-name="ce2" table:formula="of:=[.J586]-[.E586]" office:value-type="percentage" office:value="0.0869565217391304">
            <text:p>8.7%</text:p>
          </table:table-cell>
        </table:table-row>
        <table:table-row table:style-name="ro1">
          <table:table-cell office:value-type="string">
            <text:p>Presidente Juscelino</text:p>
          </table:table-cell>
          <table:table-cell office:value-type="float" office:value="2109205">
            <text:p>2109205</text:p>
          </table:table-cell>
          <table:table-cell office:value-type="float" office:value="450">
            <text:p>450</text:p>
          </table:table-cell>
          <table:table-cell office:value-type="string">
            <text:p>31.9</text:p>
          </table:table-cell>
          <table:table-cell table:style-name="ce2" table:formula="of:=[.D587]/[.C587]" office:value-type="percentage" office:value="0.0708888888888889">
            <text:p>7.1%</text:p>
          </table:table-cell>
          <table:table-cell office:value-type="string">
            <text:p>368.4</text:p>
          </table:table-cell>
          <table:table-cell office:value-type="float" office:value="2109205">
            <text:p>2109205</text:p>
          </table:table-cell>
          <table:table-cell office:value-type="float" office:value="450">
            <text:p>450</text:p>
          </table:table-cell>
          <table:table-cell office:value-type="string">
            <text:p>85.8</text:p>
          </table:table-cell>
          <table:table-cell table:style-name="ce2" table:formula="of:=[.I587]/[.H587]" office:value-type="percentage" office:value="0.190666666666667">
            <text:p>19.1%</text:p>
          </table:table-cell>
          <table:table-cell office:value-type="string">
            <text:p>294.3</text:p>
          </table:table-cell>
          <table:table-cell table:style-name="ce2" table:formula="of:=[.J587]-[.E587]" office:value-type="percentage" office:value="0.119777777777778">
            <text:p>12.0%</text:p>
          </table:table-cell>
        </table:table-row>
        <table:table-row table:style-name="ro1">
          <table:table-cell office:value-type="string">
            <text:p>Presidente Médici</text:p>
          </table:table-cell>
          <table:table-cell office:value-type="float" office:value="2109239">
            <text:p>2109239</text:p>
          </table:table-cell>
          <table:table-cell office:value-type="float" office:value="441">
            <text:p>441</text:p>
          </table:table-cell>
          <table:table-cell office:value-type="string">
            <text:p>226.8</text:p>
          </table:table-cell>
          <table:table-cell table:style-name="ce2" table:formula="of:=[.D588]/[.C588]" office:value-type="percentage" office:value="0.514285714285714">
            <text:p>51.4%</text:p>
          </table:table-cell>
          <table:table-cell office:value-type="string">
            <text:p>213.9</text:p>
          </table:table-cell>
          <table:table-cell office:value-type="float" office:value="2109239">
            <text:p>2109239</text:p>
          </table:table-cell>
          <table:table-cell office:value-type="float" office:value="441">
            <text:p>441</text:p>
          </table:table-cell>
          <table:table-cell office:value-type="string">
            <text:p>439.7</text:p>
          </table:table-cell>
          <table:table-cell table:style-name="ce2" table:formula="of:=[.I588]/[.H588]" office:value-type="percentage" office:value="0.997052154195011">
            <text:p>99.7%</text:p>
          </table:table-cell>
          <table:table-cell office:value-type="float" office:value="1">
            <text:p>1</text:p>
          </table:table-cell>
          <table:table-cell table:style-name="ce2" table:formula="of:=[.J588]-[.E588]" office:value-type="percentage" office:value="0.482766439909297">
            <text:p>48.3%</text:p>
          </table:table-cell>
        </table:table-row>
        <table:table-row table:style-name="ro1">
          <table:table-cell office:value-type="string">
            <text:p>Presidente Sarney</text:p>
          </table:table-cell>
          <table:table-cell office:value-type="float" office:value="2109270">
            <text:p>2109270</text:p>
          </table:table-cell>
          <table:table-cell office:value-type="float" office:value="732">
            <text:p>732</text:p>
          </table:table-cell>
          <table:table-cell office:value-type="string">
            <text:p>24.1</text:p>
          </table:table-cell>
          <table:table-cell table:style-name="ce2" table:formula="of:=[.D589]/[.C589]" office:value-type="percentage" office:value="0.0329234972677596">
            <text:p>3.3%</text:p>
          </table:table-cell>
          <table:table-cell office:value-type="float" office:value="622">
            <text:p>622</text:p>
          </table:table-cell>
          <table:table-cell office:value-type="float" office:value="2109270">
            <text:p>2109270</text:p>
          </table:table-cell>
          <table:table-cell office:value-type="float" office:value="732">
            <text:p>732</text:p>
          </table:table-cell>
          <table:table-cell office:value-type="string">
            <text:p>565.6</text:p>
          </table:table-cell>
          <table:table-cell table:style-name="ce2" table:formula="of:=[.I589]/[.H589]" office:value-type="percentage" office:value="0.772677595628415">
            <text:p>77.3%</text:p>
          </table:table-cell>
          <table:table-cell office:value-type="string">
            <text:p>76.3</text:p>
          </table:table-cell>
          <table:table-cell table:style-name="ce2" table:formula="of:=[.J589]-[.E589]" office:value-type="percentage" office:value="0.739754098360656">
            <text:p>74.0%</text:p>
          </table:table-cell>
        </table:table-row>
        <table:table-row table:style-name="ro1">
          <table:table-cell office:value-type="string">
            <text:p>Presidente Vargas</text:p>
          </table:table-cell>
          <table:table-cell office:value-type="float" office:value="2109304">
            <text:p>2109304</text:p>
          </table:table-cell>
          <table:table-cell office:value-type="float" office:value="475">
            <text:p>475</text:p>
          </table:table-cell>
          <table:table-cell office:value-type="string">
            <text:p>6.8</text:p>
          </table:table-cell>
          <table:table-cell table:style-name="ce2" table:formula="of:=[.D590]/[.C590]" office:value-type="percentage" office:value="0.0143157894736842">
            <text:p>1.4%</text:p>
          </table:table-cell>
          <table:table-cell office:value-type="string">
            <text:p>242.3</text:p>
          </table:table-cell>
          <table:table-cell office:value-type="float" office:value="2109304">
            <text:p>2109304</text:p>
          </table:table-cell>
          <table:table-cell office:value-type="float" office:value="475">
            <text:p>475</text:p>
          </table:table-cell>
          <table:table-cell office:value-type="string">
            <text:p>52.3</text:p>
          </table:table-cell>
          <table:table-cell table:style-name="ce2" table:formula="of:=[.I590]/[.H590]" office:value-type="percentage" office:value="0.110105263157895">
            <text:p>11.0%</text:p>
          </table:table-cell>
          <table:table-cell office:value-type="string">
            <text:p>97.1</text:p>
          </table:table-cell>
          <table:table-cell table:style-name="ce2" table:formula="of:=[.J590]-[.E590]" office:value-type="percentage" office:value="0.0957894736842105">
            <text:p>9.6%</text:p>
          </table:table-cell>
        </table:table-row>
        <table:table-row table:style-name="ro1">
          <table:table-cell office:value-type="string">
            <text:p>Primeira Cruz</text:p>
          </table:table-cell>
          <table:table-cell office:value-type="float" office:value="2109403">
            <text:p>2109403</text:p>
          </table:table-cell>
          <table:table-cell office:value-type="float" office:value="1394">
            <text:p>1394</text:p>
          </table:table-cell>
          <table:table-cell office:value-type="float" office:value="0">
            <text:p>0</text:p>
          </table:table-cell>
          <table:table-cell table:style-name="ce2" table:formula="of:=[.D591]/[.C591]" office:value-type="percentage" office:value="0">
            <text:p>0.0%</text:p>
          </table:table-cell>
          <table:table-cell office:value-type="float" office:value="1394">
            <text:p>1394</text:p>
          </table:table-cell>
          <table:table-cell office:value-type="float" office:value="2109403">
            <text:p>2109403</text:p>
          </table:table-cell>
          <table:table-cell office:value-type="float" office:value="1394">
            <text:p>1394</text:p>
          </table:table-cell>
          <table:table-cell office:value-type="float" office:value="0">
            <text:p>0</text:p>
          </table:table-cell>
          <table:table-cell table:style-name="ce2" table:formula="of:=[.I591]/[.H591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91]-[.E591]" office:value-type="percentage" office:value="0">
            <text:p>0.0%</text:p>
          </table:table-cell>
        </table:table-row>
        <table:table-row table:style-name="ro1">
          <table:table-cell office:value-type="string">
            <text:p>Raposa</text:p>
          </table:table-cell>
          <table:table-cell office:value-type="float" office:value="2109452">
            <text:p>2109452</text:p>
          </table:table-cell>
          <table:table-cell office:value-type="float" office:value="65">
            <text:p>65</text:p>
          </table:table-cell>
          <table:table-cell office:value-type="string">
            <text:p>2.3</text:p>
          </table:table-cell>
          <table:table-cell table:style-name="ce2" table:formula="of:=[.D592]/[.C592]" office:value-type="percentage" office:value="0.0353846153846154">
            <text:p>3.5%</text:p>
          </table:table-cell>
          <table:table-cell office:value-type="string">
            <text:p>53.4</text:p>
          </table:table-cell>
          <table:table-cell office:value-type="float" office:value="2109452">
            <text:p>2109452</text:p>
          </table:table-cell>
          <table:table-cell office:value-type="float" office:value="65">
            <text:p>65</text:p>
          </table:table-cell>
          <table:table-cell office:value-type="string">
            <text:p>14.2</text:p>
          </table:table-cell>
          <table:table-cell table:style-name="ce2" table:formula="of:=[.I592]/[.H592]" office:value-type="percentage" office:value="0.218461538461538">
            <text:p>21.8%</text:p>
          </table:table-cell>
          <table:table-cell office:value-type="string">
            <text:p>37.6</text:p>
          </table:table-cell>
          <table:table-cell table:style-name="ce2" table:formula="of:=[.J592]-[.E592]" office:value-type="percentage" office:value="0.183076923076923">
            <text:p>18.3%</text:p>
          </table:table-cell>
        </table:table-row>
        <table:table-row table:style-name="ro1">
          <table:table-cell office:value-type="string">
            <text:p>Riachão</text:p>
          </table:table-cell>
          <table:table-cell office:value-type="float" office:value="2109502">
            <text:p>2109502</text:p>
          </table:table-cell>
          <table:table-cell office:value-type="float" office:value="6422">
            <text:p>6422</text:p>
          </table:table-cell>
          <table:table-cell office:value-type="float" office:value="0">
            <text:p>0</text:p>
          </table:table-cell>
          <table:table-cell table:style-name="ce2" table:formula="of:=[.D593]/[.C593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2109502">
            <text:p>2109502</text:p>
          </table:table-cell>
          <table:table-cell office:value-type="float" office:value="6422">
            <text:p>6422</text:p>
          </table:table-cell>
          <table:table-cell office:value-type="float" office:value="0">
            <text:p>0</text:p>
          </table:table-cell>
          <table:table-cell table:style-name="ce2" table:formula="of:=[.I593]/[.H59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593]-[.E593]" office:value-type="percentage" office:value="0">
            <text:p>0.0%</text:p>
          </table:table-cell>
        </table:table-row>
        <table:table-row table:style-name="ro1">
          <table:table-cell office:value-type="string">
            <text:p>Ribamar Fiquene</text:p>
          </table:table-cell>
          <table:table-cell office:value-type="float" office:value="2109551">
            <text:p>2109551</text:p>
          </table:table-cell>
          <table:table-cell office:value-type="float" office:value="907">
            <text:p>907</text:p>
          </table:table-cell>
          <table:table-cell office:value-type="string">
            <text:p>457.4</text:p>
          </table:table-cell>
          <table:table-cell table:style-name="ce2" table:formula="of:=[.D594]/[.C594]" office:value-type="percentage" office:value="0.504299889746417">
            <text:p>50.4%</text:p>
          </table:table-cell>
          <table:table-cell office:value-type="string">
            <text:p>93.4</text:p>
          </table:table-cell>
          <table:table-cell office:value-type="float" office:value="2109551">
            <text:p>2109551</text:p>
          </table:table-cell>
          <table:table-cell office:value-type="float" office:value="907">
            <text:p>907</text:p>
          </table:table-cell>
          <table:table-cell office:value-type="string">
            <text:p>480.6</text:p>
          </table:table-cell>
          <table:table-cell table:style-name="ce2" table:formula="of:=[.I594]/[.H594]" office:value-type="percentage" office:value="0.529878721058434">
            <text:p>53.0%</text:p>
          </table:table-cell>
          <table:table-cell office:value-type="string">
            <text:p>71.3</text:p>
          </table:table-cell>
          <table:table-cell table:style-name="ce2" table:formula="of:=[.J594]-[.E594]" office:value-type="percentage" office:value="0.0255788313120178">
            <text:p>2.6%</text:p>
          </table:table-cell>
        </table:table-row>
        <table:table-row table:style-name="ro1">
          <table:table-cell office:value-type="string">
            <text:p>Rosário</text:p>
          </table:table-cell>
          <table:table-cell office:value-type="float" office:value="2109601">
            <text:p>2109601</text:p>
          </table:table-cell>
          <table:table-cell office:value-type="float" office:value="694">
            <text:p>694</text:p>
          </table:table-cell>
          <table:table-cell office:value-type="string">
            <text:p>32.1</text:p>
          </table:table-cell>
          <table:table-cell table:style-name="ce2" table:formula="of:=[.D595]/[.C595]" office:value-type="percentage" office:value="0.0462536023054755">
            <text:p>4.6%</text:p>
          </table:table-cell>
          <table:table-cell office:value-type="float" office:value="568">
            <text:p>568</text:p>
          </table:table-cell>
          <table:table-cell office:value-type="float" office:value="2109601">
            <text:p>2109601</text:p>
          </table:table-cell>
          <table:table-cell office:value-type="float" office:value="694">
            <text:p>694</text:p>
          </table:table-cell>
          <table:table-cell office:value-type="string">
            <text:p>91.3</text:p>
          </table:table-cell>
          <table:table-cell table:style-name="ce2" table:formula="of:=[.I595]/[.H595]" office:value-type="percentage" office:value="0.131556195965418">
            <text:p>13.2%</text:p>
          </table:table-cell>
          <table:table-cell office:value-type="string">
            <text:p>460.7</text:p>
          </table:table-cell>
          <table:table-cell table:style-name="ce2" table:formula="of:=[.J595]-[.E595]" office:value-type="percentage" office:value="0.0853025936599424">
            <text:p>8.5%</text:p>
          </table:table-cell>
        </table:table-row>
        <table:table-row table:style-name="ro1">
          <table:table-cell office:value-type="string">
            <text:p>Santa Filomena do Maranhão</text:p>
          </table:table-cell>
          <table:table-cell office:value-type="float" office:value="2109759">
            <text:p>2109759</text:p>
          </table:table-cell>
          <table:table-cell office:value-type="float" office:value="409">
            <text:p>409</text:p>
          </table:table-cell>
          <table:table-cell office:value-type="string">
            <text:p>40.6</text:p>
          </table:table-cell>
          <table:table-cell table:style-name="ce2" table:formula="of:=[.D596]/[.C596]" office:value-type="percentage" office:value="0.0992665036674817">
            <text:p>9.9%</text:p>
          </table:table-cell>
          <table:table-cell office:value-type="string">
            <text:p>30.1</text:p>
          </table:table-cell>
          <table:table-cell office:value-type="float" office:value="2109759">
            <text:p>2109759</text:p>
          </table:table-cell>
          <table:table-cell office:value-type="float" office:value="409">
            <text:p>409</text:p>
          </table:table-cell>
          <table:table-cell office:value-type="string">
            <text:p>56.3</text:p>
          </table:table-cell>
          <table:table-cell table:style-name="ce2" table:formula="of:=[.I596]/[.H596]" office:value-type="percentage" office:value="0.137652811735941">
            <text:p>13.8%</text:p>
          </table:table-cell>
          <table:table-cell office:value-type="string">
            <text:p>9.4</text:p>
          </table:table-cell>
          <table:table-cell table:style-name="ce2" table:formula="of:=[.J596]-[.E596]" office:value-type="percentage" office:value="0.0383863080684597">
            <text:p>3.8%</text:p>
          </table:table-cell>
        </table:table-row>
        <table:table-row table:style-name="ro1">
          <table:table-cell office:value-type="string">
            <text:p>Santa Helena</text:p>
          </table:table-cell>
          <table:table-cell office:value-type="float" office:value="2109809">
            <text:p>2109809</text:p>
          </table:table-cell>
          <table:table-cell office:value-type="float" office:value="2336">
            <text:p>2336</text:p>
          </table:table-cell>
          <table:table-cell office:value-type="string">
            <text:p>42.3</text:p>
          </table:table-cell>
          <table:table-cell table:style-name="ce2" table:formula="of:=[.D597]/[.C597]" office:value-type="percentage" office:value="0.0181078767123288">
            <text:p>1.8%</text:p>
          </table:table-cell>
          <table:table-cell office:value-type="string">
            <text:p>1555.1</text:p>
          </table:table-cell>
          <table:table-cell office:value-type="float" office:value="2109809">
            <text:p>2109809</text:p>
          </table:table-cell>
          <table:table-cell office:value-type="float" office:value="2336">
            <text:p>2336</text:p>
          </table:table-cell>
          <table:table-cell office:value-type="string">
            <text:p>1416.9</text:p>
          </table:table-cell>
          <table:table-cell table:style-name="ce2" table:formula="of:=[.I597]/[.H597]" office:value-type="percentage" office:value="0.606549657534247">
            <text:p>60.7%</text:p>
          </table:table-cell>
          <table:table-cell office:value-type="string">
            <text:p>176.6</text:p>
          </table:table-cell>
          <table:table-cell table:style-name="ce2" table:formula="of:=[.J597]-[.E597]" office:value-type="percentage" office:value="0.588441780821918">
            <text:p>58.8%</text:p>
          </table:table-cell>
        </table:table-row>
        <table:table-row table:style-name="ro1">
          <table:table-cell office:value-type="string">
            <text:p>Santa Inês</text:p>
          </table:table-cell>
          <table:table-cell office:value-type="float" office:value="2109908">
            <text:p>2109908</text:p>
          </table:table-cell>
          <table:table-cell office:value-type="float" office:value="411">
            <text:p>411</text:p>
          </table:table-cell>
          <table:table-cell office:value-type="string">
            <text:p>407.8</text:p>
          </table:table-cell>
          <table:table-cell table:style-name="ce2" table:formula="of:=[.D598]/[.C598]" office:value-type="percentage" office:value="0.992214111922141">
            <text:p>99.2%</text:p>
          </table:table-cell>
          <table:table-cell office:value-type="float" office:value="0">
            <text:p>0</text:p>
          </table:table-cell>
          <table:table-cell office:value-type="float" office:value="2109908">
            <text:p>2109908</text:p>
          </table:table-cell>
          <table:table-cell office:value-type="float" office:value="411">
            <text:p>411</text:p>
          </table:table-cell>
          <table:table-cell office:value-type="string">
            <text:p>407.8</text:p>
          </table:table-cell>
          <table:table-cell table:style-name="ce2" table:formula="of:=[.I598]/[.H598]" office:value-type="percentage" office:value="0.992214111922141">
            <text:p>99.2%</text:p>
          </table:table-cell>
          <table:table-cell office:value-type="float" office:value="0">
            <text:p>0</text:p>
          </table:table-cell>
          <table:table-cell table:style-name="ce2" table:formula="of:=[.J598]-[.E598]" office:value-type="percentage" office:value="0">
            <text:p>0.0%</text:p>
          </table:table-cell>
        </table:table-row>
        <table:table-row table:style-name="ro1">
          <table:table-cell office:value-type="string">
            <text:p>Santa Luzia</text:p>
          </table:table-cell>
          <table:table-cell office:value-type="float" office:value="2110005">
            <text:p>2110005</text:p>
          </table:table-cell>
          <table:table-cell office:value-type="float" office:value="6193">
            <text:p>6193</text:p>
          </table:table-cell>
          <table:table-cell office:value-type="string">
            <text:p>5318.2</text:p>
          </table:table-cell>
          <table:table-cell table:style-name="ce2" table:formula="of:=[.D599]/[.C599]" office:value-type="percentage" office:value="0.858743742935572">
            <text:p>85.9%</text:p>
          </table:table-cell>
          <table:table-cell office:value-type="string">
            <text:p>874.4</text:p>
          </table:table-cell>
          <table:table-cell office:value-type="float" office:value="2110005">
            <text:p>2110005</text:p>
          </table:table-cell>
          <table:table-cell office:value-type="float" office:value="6193">
            <text:p>6193</text:p>
          </table:table-cell>
          <table:table-cell office:value-type="string">
            <text:p>5656.7</text:p>
          </table:table-cell>
          <table:table-cell table:style-name="ce2" table:formula="of:=[.I599]/[.H599]" office:value-type="percentage" office:value="0.913402228322299">
            <text:p>91.3%</text:p>
          </table:table-cell>
          <table:table-cell office:value-type="string">
            <text:p>535.6</text:p>
          </table:table-cell>
          <table:table-cell table:style-name="ce2" table:formula="of:=[.J599]-[.E599]" office:value-type="percentage" office:value="0.0546584853867269">
            <text:p>5.5%</text:p>
          </table:table-cell>
        </table:table-row>
        <table:table-row table:style-name="ro1">
          <table:table-cell office:value-type="string">
            <text:p>Santa Luzia do Paruá</text:p>
          </table:table-cell>
          <table:table-cell office:value-type="float" office:value="2110039">
            <text:p>2110039</text:p>
          </table:table-cell>
          <table:table-cell office:value-type="float" office:value="914">
            <text:p>914</text:p>
          </table:table-cell>
          <table:table-cell office:value-type="string">
            <text:p>370.9</text:p>
          </table:table-cell>
          <table:table-cell table:style-name="ce2" table:formula="of:=[.D600]/[.C600]" office:value-type="percentage" office:value="0.405798687089716">
            <text:p>40.6%</text:p>
          </table:table-cell>
          <table:table-cell office:value-type="string">
            <text:p>512.6</text:p>
          </table:table-cell>
          <table:table-cell office:value-type="float" office:value="2110039">
            <text:p>2110039</text:p>
          </table:table-cell>
          <table:table-cell office:value-type="float" office:value="914">
            <text:p>914</text:p>
          </table:table-cell>
          <table:table-cell office:value-type="string">
            <text:p>867.3</text:p>
          </table:table-cell>
          <table:table-cell table:style-name="ce2" table:formula="of:=[.I600]/[.H600]" office:value-type="percentage" office:value="0.94890590809628">
            <text:p>94.9%</text:p>
          </table:table-cell>
          <table:table-cell office:value-type="string">
            <text:p>16.2</text:p>
          </table:table-cell>
          <table:table-cell table:style-name="ce2" table:formula="of:=[.J600]-[.E600]" office:value-type="percentage" office:value="0.543107221006565">
            <text:p>54.3%</text:p>
          </table:table-cell>
        </table:table-row>
        <table:table-row table:style-name="ro1">
          <table:table-cell office:value-type="string">
            <text:p>Santa Rita</text:p>
          </table:table-cell>
          <table:table-cell office:value-type="float" office:value="2110203">
            <text:p>2110203</text:p>
          </table:table-cell>
          <table:table-cell office:value-type="float" office:value="800">
            <text:p>800</text:p>
          </table:table-cell>
          <table:table-cell office:value-type="string">
            <text:p>34.7</text:p>
          </table:table-cell>
          <table:table-cell table:style-name="ce2" table:formula="of:=[.D601]/[.C601]" office:value-type="percentage" office:value="0.043375">
            <text:p>4.3%</text:p>
          </table:table-cell>
          <table:table-cell office:value-type="float" office:value="566">
            <text:p>566</text:p>
          </table:table-cell>
          <table:table-cell office:value-type="float" office:value="2110203">
            <text:p>2110203</text:p>
          </table:table-cell>
          <table:table-cell office:value-type="float" office:value="800">
            <text:p>800</text:p>
          </table:table-cell>
          <table:table-cell office:value-type="string">
            <text:p>291.5</text:p>
          </table:table-cell>
          <table:table-cell table:style-name="ce2" table:formula="of:=[.I601]/[.H601]" office:value-type="percentage" office:value="0.364375">
            <text:p>36.4%</text:p>
          </table:table-cell>
          <table:table-cell office:value-type="string">
            <text:p>208.5</text:p>
          </table:table-cell>
          <table:table-cell table:style-name="ce2" table:formula="of:=[.J601]-[.E601]" office:value-type="percentage" office:value="0.321">
            <text:p>32.1%</text:p>
          </table:table-cell>
        </table:table-row>
        <table:table-row table:style-name="ro1">
          <table:table-cell office:value-type="string">
            <text:p>Santana do Maranhão</text:p>
          </table:table-cell>
          <table:table-cell office:value-type="float" office:value="2110237">
            <text:p>2110237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table:style-name="ce2" table:formula="of:=[.D602]/[.C602]" office:value-type="percentage" office:value="0">
            <text:p>0.0%</text:p>
          </table:table-cell>
          <table:table-cell office:value-type="float" office:value="1116">
            <text:p>1116</text:p>
          </table:table-cell>
          <table:table-cell office:value-type="float" office:value="2110237">
            <text:p>2110237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table:style-name="ce2" table:formula="of:=[.I602]/[.H602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02]-[.E602]" office:value-type="percentage" office:value="0">
            <text:p>0.0%</text:p>
          </table:table-cell>
        </table:table-row>
        <table:table-row table:style-name="ro1">
          <table:table-cell office:value-type="string">
            <text:p>Santo Amaro do Maranhão</text:p>
          </table:table-cell>
          <table:table-cell office:value-type="float" office:value="2110278">
            <text:p>2110278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table:style-name="ce2" table:formula="of:=[.D603]/[.C603]" office:value-type="percentage" office:value="0">
            <text:p>0.0%</text:p>
          </table:table-cell>
          <table:table-cell office:value-type="float" office:value="1628">
            <text:p>1628</text:p>
          </table:table-cell>
          <table:table-cell office:value-type="float" office:value="2110278">
            <text:p>2110278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table:style-name="ce2" table:formula="of:=[.I603]/[.H603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03]-[.E603]" office:value-type="percentage" office:value="0">
            <text:p>0.0%</text:p>
          </table:table-cell>
        </table:table-row>
        <table:table-row table:style-name="ro1">
          <table:table-cell office:value-type="string">
            <text:p>Santo Antônio dos Lopes</text:p>
          </table:table-cell>
          <table:table-cell office:value-type="float" office:value="2110302">
            <text:p>2110302</text:p>
          </table:table-cell>
          <table:table-cell office:value-type="float" office:value="781">
            <text:p>781</text:p>
          </table:table-cell>
          <table:table-cell office:value-type="string">
            <text:p>278.5</text:p>
          </table:table-cell>
          <table:table-cell table:style-name="ce2" table:formula="of:=[.D604]/[.C604]" office:value-type="percentage" office:value="0.356594110115237">
            <text:p>35.7%</text:p>
          </table:table-cell>
          <table:table-cell office:value-type="float" office:value="0">
            <text:p>0</text:p>
          </table:table-cell>
          <table:table-cell office:value-type="float" office:value="2110302">
            <text:p>2110302</text:p>
          </table:table-cell>
          <table:table-cell office:value-type="float" office:value="781">
            <text:p>781</text:p>
          </table:table-cell>
          <table:table-cell office:value-type="string">
            <text:p>289.5</text:p>
          </table:table-cell>
          <table:table-cell table:style-name="ce2" table:formula="of:=[.I604]/[.H604]" office:value-type="percentage" office:value="0.37067861715749">
            <text:p>37.1%</text:p>
          </table:table-cell>
          <table:table-cell office:value-type="float" office:value="0">
            <text:p>0</text:p>
          </table:table-cell>
          <table:table-cell table:style-name="ce2" table:formula="of:=[.J604]-[.E604]" office:value-type="percentage" office:value="0.0140845070422535">
            <text:p>1.4%</text:p>
          </table:table-cell>
        </table:table-row>
        <table:table-row table:style-name="ro1">
          <table:table-cell office:value-type="string">
            <text:p>São Benedito do Rio Preto</text:p>
          </table:table-cell>
          <table:table-cell office:value-type="float" office:value="2110401">
            <text:p>2110401</text:p>
          </table:table-cell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table:style-name="ce2" table:formula="of:=[.D605]/[.C605]" office:value-type="percentage" office:value="0">
            <text:p>0.0%</text:p>
          </table:table-cell>
          <table:table-cell office:value-type="float" office:value="946">
            <text:p>946</text:p>
          </table:table-cell>
          <table:table-cell office:value-type="float" office:value="2110401">
            <text:p>2110401</text:p>
          </table:table-cell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table:style-name="ce2" table:formula="of:=[.I605]/[.H605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05]-[.E605]" office:value-type="percentage" office:value="0">
            <text:p>0.0%</text:p>
          </table:table-cell>
        </table:table-row>
        <table:table-row table:style-name="ro1">
          <table:table-cell office:value-type="string">
            <text:p>São Bento</text:p>
          </table:table-cell>
          <table:table-cell office:value-type="float" office:value="2110500">
            <text:p>2110500</text:p>
          </table:table-cell>
          <table:table-cell office:value-type="float" office:value="462">
            <text:p>462</text:p>
          </table:table-cell>
          <table:table-cell office:value-type="string">
            <text:p>0.1</text:p>
          </table:table-cell>
          <table:table-cell table:style-name="ce2" table:formula="of:=[.D606]/[.C606]" office:value-type="percentage" office:value="0.000216450216450216">
            <text:p>0.0%</text:p>
          </table:table-cell>
          <table:table-cell office:value-type="string">
            <text:p>361.8</text:p>
          </table:table-cell>
          <table:table-cell office:value-type="float" office:value="2110500">
            <text:p>2110500</text:p>
          </table:table-cell>
          <table:table-cell office:value-type="float" office:value="462">
            <text:p>462</text:p>
          </table:table-cell>
          <table:table-cell office:value-type="string">
            <text:p>360.1</text:p>
          </table:table-cell>
          <table:table-cell table:style-name="ce2" table:formula="of:=[.I606]/[.H606]" office:value-type="percentage" office:value="0.779437229437229">
            <text:p>77.9%</text:p>
          </table:table-cell>
          <table:table-cell office:value-type="float" office:value="1">
            <text:p>1</text:p>
          </table:table-cell>
          <table:table-cell table:style-name="ce2" table:formula="of:=[.J606]-[.E606]" office:value-type="percentage" office:value="0.779220779220779">
            <text:p>77.9%</text:p>
          </table:table-cell>
        </table:table-row>
        <table:table-row table:style-name="ro1">
          <table:table-cell office:value-type="string">
            <text:p>São Domingos do Azeitão</text:p>
          </table:table-cell>
          <table:table-cell office:value-type="float" office:value="2110658">
            <text:p>2110658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table:style-name="ce2" table:formula="of:=[.D607]/[.C607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2110658">
            <text:p>2110658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table:style-name="ce2" table:formula="of:=[.I607]/[.H607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07]-[.E607]" office:value-type="percentage" office:value="0">
            <text:p>0.0%</text:p>
          </table:table-cell>
        </table:table-row>
        <table:table-row table:style-name="ro1">
          <table:table-cell office:value-type="string">
            <text:p>São Domingos do Maranhão</text:p>
          </table:table-cell>
          <table:table-cell office:value-type="float" office:value="2110708">
            <text:p>2110708</text:p>
          </table:table-cell>
          <table:table-cell office:value-type="float" office:value="1321">
            <text:p>1321</text:p>
          </table:table-cell>
          <table:table-cell office:value-type="string">
            <text:p>538.8</text:p>
          </table:table-cell>
          <table:table-cell table:style-name="ce2" table:formula="of:=[.D608]/[.C608]" office:value-type="percentage" office:value="0.407872823618471">
            <text:p>40.8%</text:p>
          </table:table-cell>
          <table:table-cell office:value-type="string">
            <text:p>664.5</text:p>
          </table:table-cell>
          <table:table-cell office:value-type="float" office:value="2110708">
            <text:p>2110708</text:p>
          </table:table-cell>
          <table:table-cell office:value-type="float" office:value="1321">
            <text:p>1321</text:p>
          </table:table-cell>
          <table:table-cell office:value-type="string">
            <text:p>878.7</text:p>
          </table:table-cell>
          <table:table-cell table:style-name="ce2" table:formula="of:=[.I608]/[.H608]" office:value-type="percentage" office:value="0.665177895533687">
            <text:p>66.5%</text:p>
          </table:table-cell>
          <table:table-cell office:value-type="string">
            <text:p>323.1</text:p>
          </table:table-cell>
          <table:table-cell table:style-name="ce2" table:formula="of:=[.J608]-[.E608]" office:value-type="percentage" office:value="0.257305071915216">
            <text:p>25.7%</text:p>
          </table:table-cell>
        </table:table-row>
        <table:table-row table:style-name="ro1">
          <table:table-cell office:value-type="string">
            <text:p>São Francisco do Brejão</text:p>
          </table:table-cell>
          <table:table-cell office:value-type="float" office:value="2110856">
            <text:p>2110856</text:p>
          </table:table-cell>
          <table:table-cell office:value-type="float" office:value="751">
            <text:p>751</text:p>
          </table:table-cell>
          <table:table-cell office:value-type="string">
            <text:p>696.7</text:p>
          </table:table-cell>
          <table:table-cell table:style-name="ce2" table:formula="of:=[.D609]/[.C609]" office:value-type="percentage" office:value="0.927696404793609">
            <text:p>92.8%</text:p>
          </table:table-cell>
          <table:table-cell office:value-type="string">
            <text:p>54.3</text:p>
          </table:table-cell>
          <table:table-cell office:value-type="float" office:value="2110856">
            <text:p>2110856</text:p>
          </table:table-cell>
          <table:table-cell office:value-type="float" office:value="751">
            <text:p>751</text:p>
          </table:table-cell>
          <table:table-cell office:value-type="string">
            <text:p>714.7</text:p>
          </table:table-cell>
          <table:table-cell table:style-name="ce2" table:formula="of:=[.I609]/[.H609]" office:value-type="percentage" office:value="0.951664447403462">
            <text:p>95.2%</text:p>
          </table:table-cell>
          <table:table-cell office:value-type="string">
            <text:p>36.3</text:p>
          </table:table-cell>
          <table:table-cell table:style-name="ce2" table:formula="of:=[.J609]-[.E609]" office:value-type="percentage" office:value="0.0239680426098535">
            <text:p>2.4%</text:p>
          </table:table-cell>
        </table:table-row>
        <table:table-row table:style-name="ro1">
          <table:table-cell office:value-type="string">
            <text:p>São João Batista</text:p>
          </table:table-cell>
          <table:table-cell office:value-type="float" office:value="2111003">
            <text:p>2111003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table:style-name="ce2" table:formula="of:=[.D610]/[.C610]" office:value-type="percentage" office:value="0">
            <text:p>0.0%</text:p>
          </table:table-cell>
          <table:table-cell office:value-type="string">
            <text:p>204.9</text:p>
          </table:table-cell>
          <table:table-cell office:value-type="float" office:value="2111003">
            <text:p>2111003</text:p>
          </table:table-cell>
          <table:table-cell office:value-type="float" office:value="699">
            <text:p>699</text:p>
          </table:table-cell>
          <table:table-cell office:value-type="string">
            <text:p>148.1</text:p>
          </table:table-cell>
          <table:table-cell table:style-name="ce2" table:formula="of:=[.I610]/[.H610]" office:value-type="percentage" office:value="0.211874105865522">
            <text:p>21.2%</text:p>
          </table:table-cell>
          <table:table-cell office:value-type="string">
            <text:p>55.8</text:p>
          </table:table-cell>
          <table:table-cell table:style-name="ce2" table:formula="of:=[.J610]-[.E610]" office:value-type="percentage" office:value="0.211874105865522">
            <text:p>21.2%</text:p>
          </table:table-cell>
        </table:table-row>
        <table:table-row table:style-name="ro1">
          <table:table-cell office:value-type="string">
            <text:p>São João do Carú</text:p>
          </table:table-cell>
          <table:table-cell office:value-type="float" office:value="2111029">
            <text:p>2111029</text:p>
          </table:table-cell>
          <table:table-cell office:value-type="float" office:value="622">
            <text:p>622</text:p>
          </table:table-cell>
          <table:table-cell office:value-type="float" office:value="358">
            <text:p>358</text:p>
          </table:table-cell>
          <table:table-cell table:style-name="ce2" table:formula="of:=[.D611]/[.C611]" office:value-type="percentage" office:value="0.57556270096463">
            <text:p>57.6%</text:p>
          </table:table-cell>
          <table:table-cell office:value-type="float" office:value="264">
            <text:p>264</text:p>
          </table:table-cell>
          <table:table-cell office:value-type="float" office:value="2111029">
            <text:p>2111029</text:p>
          </table:table-cell>
          <table:table-cell office:value-type="float" office:value="622">
            <text:p>622</text:p>
          </table:table-cell>
          <table:table-cell office:value-type="string">
            <text:p>412.1</text:p>
          </table:table-cell>
          <table:table-cell table:style-name="ce2" table:formula="of:=[.I611]/[.H611]" office:value-type="percentage" office:value="0.662540192926045">
            <text:p>66.3%</text:p>
          </table:table-cell>
          <table:table-cell office:value-type="string">
            <text:p>209.8</text:p>
          </table:table-cell>
          <table:table-cell table:style-name="ce2" table:formula="of:=[.J611]-[.E611]" office:value-type="percentage" office:value="0.0869774919614148">
            <text:p>8.7%</text:p>
          </table:table-cell>
        </table:table-row>
        <table:table-row table:style-name="ro1">
          <table:table-cell office:value-type="string">
            <text:p>São João do Paraíso</text:p>
          </table:table-cell>
          <table:table-cell office:value-type="float" office:value="2111052">
            <text:p>2111052</text:p>
          </table:table-cell>
          <table:table-cell office:value-type="float" office:value="2069">
            <text:p>2069</text:p>
          </table:table-cell>
          <table:table-cell office:value-type="string">
            <text:p>234.1</text:p>
          </table:table-cell>
          <table:table-cell table:style-name="ce2" table:formula="of:=[.D612]/[.C612]" office:value-type="percentage" office:value="0.113146447559207">
            <text:p>11.3%</text:p>
          </table:table-cell>
          <table:table-cell office:value-type="string">
            <text:p>38.3</text:p>
          </table:table-cell>
          <table:table-cell office:value-type="float" office:value="2111052">
            <text:p>2111052</text:p>
          </table:table-cell>
          <table:table-cell office:value-type="float" office:value="2069">
            <text:p>2069</text:p>
          </table:table-cell>
          <table:table-cell office:value-type="string">
            <text:p>254.2</text:p>
          </table:table-cell>
          <table:table-cell table:style-name="ce2" table:formula="of:=[.I612]/[.H612]" office:value-type="percentage" office:value="0.122861285645239">
            <text:p>12.3%</text:p>
          </table:table-cell>
          <table:table-cell office:value-type="string">
            <text:p>18.9</text:p>
          </table:table-cell>
          <table:table-cell table:style-name="ce2" table:formula="of:=[.J612]-[.E612]" office:value-type="percentage" office:value="0.00971483808603189">
            <text:p>1.0%</text:p>
          </table:table-cell>
        </table:table-row>
        <table:table-row table:style-name="ro2">
          <table:table-cell office:value-type="string">
            <text:p>São João do Soter</text:p>
          </table:table-cell>
          <table:table-cell office:value-type="float" office:value="2111078">
            <text:p>2111078</text:p>
          </table:table-cell>
          <table:table-cell office:value-type="float" office:value="1462">
            <text:p>1462</text:p>
          </table:table-cell>
          <table:table-cell office:value-type="string">
            <text:p>0.6</text:p>
          </table:table-cell>
          <table:table-cell table:style-name="ce2" table:formula="of:=[.D613]/[.C613]" office:value-type="percentage" office:value="0.000410396716826265">
            <text:p>0.0%</text:p>
          </table:table-cell>
          <table:table-cell office:value-type="string">
            <text:p>1219.1</text:p>
          </table:table-cell>
          <table:table-cell office:value-type="float" office:value="2111078">
            <text:p>2111078</text:p>
          </table:table-cell>
          <table:table-cell office:value-type="float" office:value="1462">
            <text:p>1462</text:p>
          </table:table-cell>
          <table:table-cell office:value-type="string">
            <text:p>0.9</text:p>
          </table:table-cell>
          <table:table-cell table:style-name="ce2" table:formula="of:=[.I613]/[.H613]" office:value-type="percentage" office:value="0.000615595075239398">
            <text:p>0.1%</text:p>
          </table:table-cell>
          <table:table-cell office:value-type="float" office:value="0">
            <text:p>0</text:p>
          </table:table-cell>
          <table:table-cell table:style-name="ce2" table:formula="of:=[.J613]-[.E613]" office:value-type="percentage" office:value="0.000205198358413133">
            <text:p>0.0%</text:p>
          </table:table-cell>
        </table:table-row>
        <table:table-row table:style-name="ro1">
          <table:table-cell office:value-type="string">
            <text:p>São José de Ribamar</text:p>
          </table:table-cell>
          <table:table-cell office:value-type="float" office:value="2111201">
            <text:p>2111201</text:p>
          </table:table-cell>
          <table:table-cell office:value-type="float" office:value="390">
            <text:p>390</text:p>
          </table:table-cell>
          <table:table-cell office:value-type="string">
            <text:p>13.8</text:p>
          </table:table-cell>
          <table:table-cell table:style-name="ce2" table:formula="of:=[.D614]/[.C614]" office:value-type="percentage" office:value="0.0353846153846154">
            <text:p>3.5%</text:p>
          </table:table-cell>
          <table:table-cell office:value-type="string">
            <text:p>168.6</text:p>
          </table:table-cell>
          <table:table-cell office:value-type="float" office:value="2111201">
            <text:p>2111201</text:p>
          </table:table-cell>
          <table:table-cell office:value-type="float" office:value="390">
            <text:p>390</text:p>
          </table:table-cell>
          <table:table-cell office:value-type="float" office:value="101">
            <text:p>101</text:p>
          </table:table-cell>
          <table:table-cell table:style-name="ce2" table:formula="of:=[.I614]/[.H614]" office:value-type="percentage" office:value="0.258974358974359">
            <text:p>25.9%</text:p>
          </table:table-cell>
          <table:table-cell office:value-type="string">
            <text:p>72.2</text:p>
          </table:table-cell>
          <table:table-cell table:style-name="ce2" table:formula="of:=[.J614]-[.E614]" office:value-type="percentage" office:value="0.223589743589744">
            <text:p>22.4%</text:p>
          </table:table-cell>
        </table:table-row>
        <table:table-row table:style-name="ro1">
          <table:table-cell office:value-type="string">
            <text:p>São José dos Basílios</text:p>
          </table:table-cell>
          <table:table-cell office:value-type="float" office:value="2111250">
            <text:p>2111250</text:p>
          </table:table-cell>
          <table:table-cell office:value-type="float" office:value="365">
            <text:p>365</text:p>
          </table:table-cell>
          <table:table-cell office:value-type="string">
            <text:p>239.1</text:p>
          </table:table-cell>
          <table:table-cell table:style-name="ce2" table:formula="of:=[.D615]/[.C615]" office:value-type="percentage" office:value="0.655068493150685">
            <text:p>65.5%</text:p>
          </table:table-cell>
          <table:table-cell office:value-type="string">
            <text:p>32.4</text:p>
          </table:table-cell>
          <table:table-cell office:value-type="float" office:value="2111250">
            <text:p>2111250</text:p>
          </table:table-cell>
          <table:table-cell office:value-type="float" office:value="365">
            <text:p>365</text:p>
          </table:table-cell>
          <table:table-cell office:value-type="string">
            <text:p>272.9</text:p>
          </table:table-cell>
          <table:table-cell table:style-name="ce2" table:formula="of:=[.I615]/[.H615]" office:value-type="percentage" office:value="0.747671232876712">
            <text:p>74.8%</text:p>
          </table:table-cell>
          <table:table-cell office:value-type="float" office:value="44">
            <text:p>44</text:p>
          </table:table-cell>
          <table:table-cell table:style-name="ce2" table:formula="of:=[.J615]-[.E615]" office:value-type="percentage" office:value="0.0926027397260273">
            <text:p>9.3%</text:p>
          </table:table-cell>
        </table:table-row>
        <table:table-row table:style-name="ro1">
          <table:table-cell office:value-type="string">
            <text:p>São Luís</text:p>
          </table:table-cell>
          <table:table-cell office:value-type="float" office:value="2111300">
            <text:p>2111300</text:p>
          </table:table-cell>
          <table:table-cell office:value-type="float" office:value="840">
            <text:p>840</text:p>
          </table:table-cell>
          <table:table-cell office:value-type="string">
            <text:p>25.3</text:p>
          </table:table-cell>
          <table:table-cell table:style-name="ce2" table:formula="of:=[.D616]/[.C616]" office:value-type="percentage" office:value="0.0301190476190476">
            <text:p>3.0%</text:p>
          </table:table-cell>
          <table:table-cell office:value-type="string">
            <text:p>522.6</text:p>
          </table:table-cell>
          <table:table-cell office:value-type="float" office:value="2111300">
            <text:p>2111300</text:p>
          </table:table-cell>
          <table:table-cell office:value-type="float" office:value="840">
            <text:p>840</text:p>
          </table:table-cell>
          <table:table-cell office:value-type="string">
            <text:p>369.4</text:p>
          </table:table-cell>
          <table:table-cell table:style-name="ce2" table:formula="of:=[.I616]/[.H616]" office:value-type="percentage" office:value="0.439761904761905">
            <text:p>44.0%</text:p>
          </table:table-cell>
          <table:table-cell office:value-type="string">
            <text:p>138.9</text:p>
          </table:table-cell>
          <table:table-cell table:style-name="ce2" table:formula="of:=[.J616]-[.E616]" office:value-type="percentage" office:value="0.409642857142857">
            <text:p>41.0%</text:p>
          </table:table-cell>
        </table:table-row>
        <table:table-row table:style-name="ro1">
          <table:table-cell office:value-type="string">
            <text:p>São Luís Gonzaga do Maranhão</text:p>
          </table:table-cell>
          <table:table-cell office:value-type="float" office:value="2111409">
            <text:p>2111409</text:p>
          </table:table-cell>
          <table:table-cell office:value-type="float" office:value="981">
            <text:p>981</text:p>
          </table:table-cell>
          <table:table-cell office:value-type="float" office:value="643">
            <text:p>643</text:p>
          </table:table-cell>
          <table:table-cell table:style-name="ce2" table:formula="of:=[.D617]/[.C617]" office:value-type="percentage" office:value="0.655453618756371">
            <text:p>65.5%</text:p>
          </table:table-cell>
          <table:table-cell office:value-type="float" office:value="0">
            <text:p>0</text:p>
          </table:table-cell>
          <table:table-cell office:value-type="float" office:value="2111409">
            <text:p>2111409</text:p>
          </table:table-cell>
          <table:table-cell office:value-type="float" office:value="981">
            <text:p>981</text:p>
          </table:table-cell>
          <table:table-cell office:value-type="string">
            <text:p>652.9</text:p>
          </table:table-cell>
          <table:table-cell table:style-name="ce2" table:formula="of:=[.I617]/[.H617]" office:value-type="percentage" office:value="0.665545361875637">
            <text:p>66.6%</text:p>
          </table:table-cell>
          <table:table-cell office:value-type="float" office:value="0">
            <text:p>0</text:p>
          </table:table-cell>
          <table:table-cell table:style-name="ce2" table:formula="of:=[.J617]-[.E617]" office:value-type="percentage" office:value="0.010091743119266">
            <text:p>1.0%</text:p>
          </table:table-cell>
        </table:table-row>
        <table:table-row table:style-name="ro1">
          <table:table-cell office:value-type="string">
            <text:p>São Mateus do Maranhão</text:p>
          </table:table-cell>
          <table:table-cell office:value-type="float" office:value="2111508">
            <text:p>2111508</text:p>
          </table:table-cell>
          <table:table-cell office:value-type="float" office:value="792">
            <text:p>792</text:p>
          </table:table-cell>
          <table:table-cell office:value-type="string">
            <text:p>456.4</text:p>
          </table:table-cell>
          <table:table-cell table:style-name="ce2" table:formula="of:=[.D618]/[.C618]" office:value-type="percentage" office:value="0.576262626262626">
            <text:p>57.6%</text:p>
          </table:table-cell>
          <table:table-cell office:value-type="float" office:value="0">
            <text:p>0</text:p>
          </table:table-cell>
          <table:table-cell office:value-type="float" office:value="2111508">
            <text:p>2111508</text:p>
          </table:table-cell>
          <table:table-cell office:value-type="float" office:value="792">
            <text:p>792</text:p>
          </table:table-cell>
          <table:table-cell office:value-type="string">
            <text:p>460.9</text:p>
          </table:table-cell>
          <table:table-cell table:style-name="ce2" table:formula="of:=[.I618]/[.H618]" office:value-type="percentage" office:value="0.581944444444444">
            <text:p>58.2%</text:p>
          </table:table-cell>
          <table:table-cell office:value-type="float" office:value="0">
            <text:p>0</text:p>
          </table:table-cell>
          <table:table-cell table:style-name="ce2" table:formula="of:=[.J618]-[.E618]" office:value-type="percentage" office:value="0.00568181818181812">
            <text:p>0.6%</text:p>
          </table:table-cell>
        </table:table-row>
        <table:table-row table:style-name="ro1">
          <table:table-cell office:value-type="string">
            <text:p>São Pedro da Água Branca</text:p>
          </table:table-cell>
          <table:table-cell office:value-type="float" office:value="2111532">
            <text:p>2111532</text:p>
          </table:table-cell>
          <table:table-cell office:value-type="float" office:value="726">
            <text:p>726</text:p>
          </table:table-cell>
          <table:table-cell office:value-type="string">
            <text:p>437.1</text:p>
          </table:table-cell>
          <table:table-cell table:style-name="ce2" table:formula="of:=[.D619]/[.C619]" office:value-type="percentage" office:value="0.602066115702479">
            <text:p>60.2%</text:p>
          </table:table-cell>
          <table:table-cell office:value-type="float" office:value="53">
            <text:p>53</text:p>
          </table:table-cell>
          <table:table-cell office:value-type="float" office:value="2111532">
            <text:p>2111532</text:p>
          </table:table-cell>
          <table:table-cell office:value-type="float" office:value="726">
            <text:p>726</text:p>
          </table:table-cell>
          <table:table-cell office:value-type="string">
            <text:p>449.3</text:p>
          </table:table-cell>
          <table:table-cell table:style-name="ce2" table:formula="of:=[.I619]/[.H619]" office:value-type="percentage" office:value="0.618870523415978">
            <text:p>61.9%</text:p>
          </table:table-cell>
          <table:table-cell office:value-type="string">
            <text:p>40.4</text:p>
          </table:table-cell>
          <table:table-cell table:style-name="ce2" table:formula="of:=[.J619]-[.E619]" office:value-type="percentage" office:value="0.0168044077134986">
            <text:p>1.7%</text:p>
          </table:table-cell>
        </table:table-row>
        <table:table-row table:style-name="ro1">
          <table:table-cell office:value-type="string">
            <text:p>São Pedro dos Crentes</text:p>
          </table:table-cell>
          <table:table-cell office:value-type="float" office:value="2111573">
            <text:p>2111573</text:p>
          </table:table-cell>
          <table:table-cell office:value-type="float" office:value="988">
            <text:p>988</text:p>
          </table:table-cell>
          <table:table-cell office:value-type="float" office:value="0">
            <text:p>0</text:p>
          </table:table-cell>
          <table:table-cell table:style-name="ce2" table:formula="of:=[.D620]/[.C620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2111573">
            <text:p>2111573</text:p>
          </table:table-cell>
          <table:table-cell office:value-type="float" office:value="988">
            <text:p>988</text:p>
          </table:table-cell>
          <table:table-cell office:value-type="float" office:value="0">
            <text:p>0</text:p>
          </table:table-cell>
          <table:table-cell table:style-name="ce2" table:formula="of:=[.I620]/[.H620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20]-[.E620]" office:value-type="percentage" office:value="0">
            <text:p>0.0%</text:p>
          </table:table-cell>
        </table:table-row>
        <table:table-row table:style-name="ro1">
          <table:table-cell office:value-type="string">
            <text:p>São Raimundo das Mangabeiras</text:p>
          </table:table-cell>
          <table:table-cell office:value-type="float" office:value="2111607">
            <text:p>2111607</text:p>
          </table:table-cell>
          <table:table-cell office:value-type="float" office:value="3556">
            <text:p>3556</text:p>
          </table:table-cell>
          <table:table-cell office:value-type="float" office:value="0">
            <text:p>0</text:p>
          </table:table-cell>
          <table:table-cell table:style-name="ce2" table:formula="of:=[.D621]/[.C621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2111607">
            <text:p>2111607</text:p>
          </table:table-cell>
          <table:table-cell office:value-type="float" office:value="3556">
            <text:p>3556</text:p>
          </table:table-cell>
          <table:table-cell office:value-type="float" office:value="0">
            <text:p>0</text:p>
          </table:table-cell>
          <table:table-cell table:style-name="ce2" table:formula="of:=[.I621]/[.H621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21]-[.E621]" office:value-type="percentage" office:value="0">
            <text:p>0.0%</text:p>
          </table:table-cell>
        </table:table-row>
        <table:table-row table:style-name="ro1">
          <table:table-cell office:value-type="string">
            <text:p>São Raimundo do Doca Bezerra</text:p>
          </table:table-cell>
          <table:table-cell office:value-type="float" office:value="2111631">
            <text:p>2111631</text:p>
          </table:table-cell>
          <table:table-cell office:value-type="float" office:value="284">
            <text:p>284</text:p>
          </table:table-cell>
          <table:table-cell office:value-type="string">
            <text:p>280.1</text:p>
          </table:table-cell>
          <table:table-cell table:style-name="ce2" table:formula="of:=[.D622]/[.C622]" office:value-type="percentage" office:value="0.986267605633803">
            <text:p>98.6%</text:p>
          </table:table-cell>
          <table:table-cell office:value-type="string">
            <text:p>3.6</text:p>
          </table:table-cell>
          <table:table-cell office:value-type="float" office:value="2111631">
            <text:p>2111631</text:p>
          </table:table-cell>
          <table:table-cell office:value-type="float" office:value="284">
            <text:p>284</text:p>
          </table:table-cell>
          <table:table-cell office:value-type="string">
            <text:p>280.5</text:p>
          </table:table-cell>
          <table:table-cell table:style-name="ce2" table:formula="of:=[.I622]/[.H622]" office:value-type="percentage" office:value="0.987676056338028">
            <text:p>98.8%</text:p>
          </table:table-cell>
          <table:table-cell office:value-type="string">
            <text:p>2.5</text:p>
          </table:table-cell>
          <table:table-cell table:style-name="ce2" table:formula="of:=[.J622]-[.E622]" office:value-type="percentage" office:value="0.00140845070422524">
            <text:p>0.1%</text:p>
          </table:table-cell>
        </table:table-row>
        <table:table-row table:style-name="ro1">
          <table:table-cell office:value-type="string">
            <text:p>São Roberto</text:p>
          </table:table-cell>
          <table:table-cell office:value-type="float" office:value="2111672">
            <text:p>2111672</text:p>
          </table:table-cell>
          <table:table-cell office:value-type="float" office:value="230">
            <text:p>230</text:p>
          </table:table-cell>
          <table:table-cell office:value-type="string">
            <text:p>230.3</text:p>
          </table:table-cell>
          <table:table-cell table:style-name="ce2" table:formula="of:=[.D623]/[.C623]" office:value-type="percentage" office:value="1.00130434782609">
            <text:p>100.1%</text:p>
          </table:table-cell>
          <table:table-cell office:value-type="float" office:value="0">
            <text:p>0</text:p>
          </table:table-cell>
          <table:table-cell office:value-type="float" office:value="2111672">
            <text:p>2111672</text:p>
          </table:table-cell>
          <table:table-cell office:value-type="float" office:value="230">
            <text:p>230</text:p>
          </table:table-cell>
          <table:table-cell office:value-type="string">
            <text:p>230.3</text:p>
          </table:table-cell>
          <table:table-cell table:style-name="ce2" table:formula="of:=[.I623]/[.H623]" office:value-type="percentage" office:value="1.00130434782609">
            <text:p>100.1%</text:p>
          </table:table-cell>
          <table:table-cell office:value-type="float" office:value="0">
            <text:p>0</text:p>
          </table:table-cell>
          <table:table-cell table:style-name="ce2" table:formula="of:=[.J623]-[.E623]" office:value-type="percentage" office:value="0">
            <text:p>0.0%</text:p>
          </table:table-cell>
        </table:table-row>
        <table:table-row table:style-name="ro1">
          <table:table-cell office:value-type="string">
            <text:p>São Vicente Ferrer</text:p>
          </table:table-cell>
          <table:table-cell office:value-type="float" office:value="2111706">
            <text:p>2111706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table:style-name="ce2" table:formula="of:=[.D624]/[.C624]" office:value-type="percentage" office:value="0">
            <text:p>0.0%</text:p>
          </table:table-cell>
          <table:table-cell office:value-type="string">
            <text:p>296.3</text:p>
          </table:table-cell>
          <table:table-cell office:value-type="float" office:value="2111706">
            <text:p>2111706</text:p>
          </table:table-cell>
          <table:table-cell office:value-type="float" office:value="394">
            <text:p>394</text:p>
          </table:table-cell>
          <table:table-cell office:value-type="string">
            <text:p>297.6</text:p>
          </table:table-cell>
          <table:table-cell table:style-name="ce2" table:formula="of:=[.I624]/[.H624]" office:value-type="percentage" office:value="0.755329949238579">
            <text:p>75.5%</text:p>
          </table:table-cell>
          <table:table-cell office:value-type="float" office:value="0">
            <text:p>0</text:p>
          </table:table-cell>
          <table:table-cell table:style-name="ce2" table:formula="of:=[.J624]-[.E624]" office:value-type="percentage" office:value="0.755329949238579">
            <text:p>75.5%</text:p>
          </table:table-cell>
        </table:table-row>
        <table:table-row table:style-name="ro1">
          <table:table-cell office:value-type="string">
            <text:p>Satubinha</text:p>
          </table:table-cell>
          <table:table-cell office:value-type="float" office:value="2111722">
            <text:p>2111722</text:p>
          </table:table-cell>
          <table:table-cell office:value-type="float" office:value="613">
            <text:p>613</text:p>
          </table:table-cell>
          <table:table-cell office:value-type="string">
            <text:p>523.5</text:p>
          </table:table-cell>
          <table:table-cell table:style-name="ce2" table:formula="of:=[.D625]/[.C625]" office:value-type="percentage" office:value="0.853996737357259">
            <text:p>85.4%</text:p>
          </table:table-cell>
          <table:table-cell office:value-type="string">
            <text:p>0.6</text:p>
          </table:table-cell>
          <table:table-cell office:value-type="float" office:value="2111722">
            <text:p>2111722</text:p>
          </table:table-cell>
          <table:table-cell office:value-type="float" office:value="613">
            <text:p>613</text:p>
          </table:table-cell>
          <table:table-cell office:value-type="string">
            <text:p>523.5</text:p>
          </table:table-cell>
          <table:table-cell table:style-name="ce2" table:formula="of:=[.I625]/[.H625]" office:value-type="percentage" office:value="0.853996737357259">
            <text:p>85.4%</text:p>
          </table:table-cell>
          <table:table-cell office:value-type="float" office:value="0">
            <text:p>0</text:p>
          </table:table-cell>
          <table:table-cell table:style-name="ce2" table:formula="of:=[.J625]-[.E625]" office:value-type="percentage" office:value="0">
            <text:p>0.0%</text:p>
          </table:table-cell>
        </table:table-row>
        <table:table-row table:style-name="ro1">
          <table:table-cell office:value-type="string">
            <text:p>Senador Alexandre Costa</text:p>
          </table:table-cell>
          <table:table-cell office:value-type="float" office:value="2111748">
            <text:p>2111748</text:p>
          </table:table-cell>
          <table:table-cell office:value-type="float" office:value="432">
            <text:p>432</text:p>
          </table:table-cell>
          <table:table-cell office:value-type="string">
            <text:p>47.1</text:p>
          </table:table-cell>
          <table:table-cell table:style-name="ce2" table:formula="of:=[.D626]/[.C626]" office:value-type="percentage" office:value="0.109027777777778">
            <text:p>10.9%</text:p>
          </table:table-cell>
          <table:table-cell office:value-type="float" office:value="193">
            <text:p>193</text:p>
          </table:table-cell>
          <table:table-cell office:value-type="float" office:value="2111748">
            <text:p>2111748</text:p>
          </table:table-cell>
          <table:table-cell office:value-type="float" office:value="432">
            <text:p>432</text:p>
          </table:table-cell>
          <table:table-cell office:value-type="string">
            <text:p>124.5</text:p>
          </table:table-cell>
          <table:table-cell table:style-name="ce2" table:formula="of:=[.I626]/[.H626]" office:value-type="percentage" office:value="0.288194444444444">
            <text:p>28.8%</text:p>
          </table:table-cell>
          <table:table-cell office:value-type="float" office:value="76">
            <text:p>76</text:p>
          </table:table-cell>
          <table:table-cell table:style-name="ce2" table:formula="of:=[.J626]-[.E626]" office:value-type="percentage" office:value="0.179166666666667">
            <text:p>17.9%</text:p>
          </table:table-cell>
        </table:table-row>
        <table:table-row table:style-name="ro1">
          <table:table-cell office:value-type="string">
            <text:p>Senador La Rocque</text:p>
          </table:table-cell>
          <table:table-cell office:value-type="float" office:value="2111763">
            <text:p>2111763</text:p>
          </table:table-cell>
          <table:table-cell office:value-type="float" office:value="751">
            <text:p>751</text:p>
          </table:table-cell>
          <table:table-cell office:value-type="string">
            <text:p>633.3</text:p>
          </table:table-cell>
          <table:table-cell table:style-name="ce2" table:formula="of:=[.D627]/[.C627]" office:value-type="percentage" office:value="0.843275632490013">
            <text:p>84.3%</text:p>
          </table:table-cell>
          <table:table-cell office:value-type="string">
            <text:p>117.7</text:p>
          </table:table-cell>
          <table:table-cell office:value-type="float" office:value="2111763">
            <text:p>2111763</text:p>
          </table:table-cell>
          <table:table-cell office:value-type="float" office:value="751">
            <text:p>751</text:p>
          </table:table-cell>
          <table:table-cell office:value-type="float" office:value="682">
            <text:p>682</text:p>
          </table:table-cell>
          <table:table-cell table:style-name="ce2" table:formula="of:=[.I627]/[.H627]" office:value-type="percentage" office:value="0.908122503328895">
            <text:p>90.8%</text:p>
          </table:table-cell>
          <table:table-cell office:value-type="string">
            <text:p>68.9</text:p>
          </table:table-cell>
          <table:table-cell table:style-name="ce2" table:formula="of:=[.J627]-[.E627]" office:value-type="percentage" office:value="0.0648468708388815">
            <text:p>6.5%</text:p>
          </table:table-cell>
        </table:table-row>
        <table:table-row table:style-name="ro1">
          <table:table-cell office:value-type="string">
            <text:p>Serrano do Maranhão</text:p>
          </table:table-cell>
          <table:table-cell office:value-type="float" office:value="2111789">
            <text:p>2111789</text:p>
          </table:table-cell>
          <table:table-cell office:value-type="float" office:value="1222">
            <text:p>1222</text:p>
          </table:table-cell>
          <table:table-cell office:value-type="string">
            <text:p>2.2</text:p>
          </table:table-cell>
          <table:table-cell table:style-name="ce2" table:formula="of:=[.D628]/[.C628]" office:value-type="percentage" office:value="0.00180032733224223">
            <text:p>0.2%</text:p>
          </table:table-cell>
          <table:table-cell office:value-type="string">
            <text:p>1203.9</text:p>
          </table:table-cell>
          <table:table-cell office:value-type="float" office:value="2111789">
            <text:p>2111789</text:p>
          </table:table-cell>
          <table:table-cell office:value-type="float" office:value="1222">
            <text:p>1222</text:p>
          </table:table-cell>
          <table:table-cell office:value-type="string">
            <text:p>1102.9</text:p>
          </table:table-cell>
          <table:table-cell table:style-name="ce2" table:formula="of:=[.I628]/[.H628]" office:value-type="percentage" office:value="0.902536824877251">
            <text:p>90.3%</text:p>
          </table:table-cell>
          <table:table-cell office:value-type="string">
            <text:p>77.4</text:p>
          </table:table-cell>
          <table:table-cell table:style-name="ce2" table:formula="of:=[.J628]-[.E628]" office:value-type="percentage" office:value="0.900736497545008">
            <text:p>90.1%</text:p>
          </table:table-cell>
        </table:table-row>
        <table:table-row table:style-name="ro1">
          <table:table-cell office:value-type="string">
            <text:p>Sítio Novo</text:p>
          </table:table-cell>
          <table:table-cell office:value-type="float" office:value="2111805">
            <text:p>2111805</text:p>
          </table:table-cell>
          <table:table-cell office:value-type="float" office:value="3140">
            <text:p>3140</text:p>
          </table:table-cell>
          <table:table-cell office:value-type="string">
            <text:p>53.8</text:p>
          </table:table-cell>
          <table:table-cell table:style-name="ce2" table:formula="of:=[.D629]/[.C629]" office:value-type="percentage" office:value="0.0171337579617834">
            <text:p>1.7%</text:p>
          </table:table-cell>
          <table:table-cell office:value-type="string">
            <text:p>19.8</text:p>
          </table:table-cell>
          <table:table-cell office:value-type="float" office:value="2111805">
            <text:p>2111805</text:p>
          </table:table-cell>
          <table:table-cell office:value-type="float" office:value="3140">
            <text:p>3140</text:p>
          </table:table-cell>
          <table:table-cell office:value-type="string">
            <text:p>58.5</text:p>
          </table:table-cell>
          <table:table-cell table:style-name="ce2" table:formula="of:=[.I629]/[.H629]" office:value-type="percentage" office:value="0.0186305732484076">
            <text:p>1.9%</text:p>
          </table:table-cell>
          <table:table-cell office:value-type="string">
            <text:p>15.2</text:p>
          </table:table-cell>
          <table:table-cell table:style-name="ce2" table:formula="of:=[.J629]-[.E629]" office:value-type="percentage" office:value="0.00149681528662421">
            <text:p>0.1%</text:p>
          </table:table-cell>
        </table:table-row>
        <table:table-row table:style-name="ro1">
          <table:table-cell office:value-type="string">
            <text:p>Sucupira do Norte</text:p>
          </table:table-cell>
          <table:table-cell office:value-type="float" office:value="2111904">
            <text:p>2111904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table:style-name="ce2" table:formula="of:=[.D630]/[.C630]" office:value-type="percentage" office:value="0">
            <text:p>0.0%</text:p>
          </table:table-cell>
          <table:table-cell office:value-type="string">
            <text:p>0.2</text:p>
          </table:table-cell>
          <table:table-cell office:value-type="float" office:value="2111904">
            <text:p>2111904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table:style-name="ce2" table:formula="of:=[.I630]/[.H630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30]-[.E630]" office:value-type="percentage" office:value="0">
            <text:p>0.0%</text:p>
          </table:table-cell>
        </table:table-row>
        <table:table-row table:style-name="ro1">
          <table:table-cell office:value-type="string">
            <text:p>Sucupira do Riachão</text:p>
          </table:table-cell>
          <table:table-cell office:value-type="float" office:value="2111953">
            <text:p>2111953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table:style-name="ce2" table:formula="of:=[.D631]/[.C631]" office:value-type="percentage" office:value="0">
            <text:p>0.0%</text:p>
          </table:table-cell>
          <table:table-cell office:value-type="float" office:value="574">
            <text:p>574</text:p>
          </table:table-cell>
          <table:table-cell office:value-type="float" office:value="2111953">
            <text:p>2111953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table:style-name="ce2" table:formula="of:=[.I631]/[.H631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31]-[.E631]" office:value-type="percentage" office:value="0">
            <text:p>0.0%</text:p>
          </table:table-cell>
        </table:table-row>
        <table:table-row table:style-name="ro1">
          <table:table-cell office:value-type="string">
            <text:p>Timbiras</text:p>
          </table:table-cell>
          <table:table-cell office:value-type="float" office:value="2112100">
            <text:p>2112100</text:p>
          </table:table-cell>
          <table:table-cell office:value-type="float" office:value="1509">
            <text:p>1509</text:p>
          </table:table-cell>
          <table:table-cell office:value-type="string">
            <text:p>16.8</text:p>
          </table:table-cell>
          <table:table-cell table:style-name="ce2" table:formula="of:=[.D632]/[.C632]" office:value-type="percentage" office:value="0.0111332007952286">
            <text:p>1.1%</text:p>
          </table:table-cell>
          <table:table-cell office:value-type="string">
            <text:p>1075.2</text:p>
          </table:table-cell>
          <table:table-cell office:value-type="float" office:value="2112100">
            <text:p>2112100</text:p>
          </table:table-cell>
          <table:table-cell office:value-type="float" office:value="1509">
            <text:p>1509</text:p>
          </table:table-cell>
          <table:table-cell office:value-type="string">
            <text:p>17.9</text:p>
          </table:table-cell>
          <table:table-cell table:style-name="ce2" table:formula="of:=[.I632]/[.H632]" office:value-type="percentage" office:value="0.0118621603711067">
            <text:p>1.2%</text:p>
          </table:table-cell>
          <table:table-cell office:value-type="float" office:value="0">
            <text:p>0</text:p>
          </table:table-cell>
          <table:table-cell table:style-name="ce2" table:formula="of:=[.J632]-[.E632]" office:value-type="percentage" office:value="0.000728959575878064">
            <text:p>0.1%</text:p>
          </table:table-cell>
        </table:table-row>
        <table:table-row table:style-name="ro1">
          <table:table-cell office:value-type="string">
            <text:p>Trizidela do Vale</text:p>
          </table:table-cell>
          <table:table-cell office:value-type="float" office:value="2112233">
            <text:p>2112233</text:p>
          </table:table-cell>
          <table:table-cell office:value-type="float" office:value="225">
            <text:p>225</text:p>
          </table:table-cell>
          <table:table-cell office:value-type="string">
            <text:p>152.6</text:p>
          </table:table-cell>
          <table:table-cell table:style-name="ce2" table:formula="of:=[.D633]/[.C633]" office:value-type="percentage" office:value="0.678222222222222">
            <text:p>67.8%</text:p>
          </table:table-cell>
          <table:table-cell office:value-type="float" office:value="0">
            <text:p>0</text:p>
          </table:table-cell>
          <table:table-cell office:value-type="float" office:value="2112233">
            <text:p>2112233</text:p>
          </table:table-cell>
          <table:table-cell office:value-type="float" office:value="225">
            <text:p>225</text:p>
          </table:table-cell>
          <table:table-cell office:value-type="string">
            <text:p>153.5</text:p>
          </table:table-cell>
          <table:table-cell table:style-name="ce2" table:formula="of:=[.I633]/[.H633]" office:value-type="percentage" office:value="0.682222222222222">
            <text:p>68.2%</text:p>
          </table:table-cell>
          <table:table-cell office:value-type="float" office:value="0">
            <text:p>0</text:p>
          </table:table-cell>
          <table:table-cell table:style-name="ce2" table:formula="of:=[.J633]-[.E633]" office:value-type="percentage" office:value="0.004">
            <text:p>0.4%</text:p>
          </table:table-cell>
        </table:table-row>
        <table:table-row table:style-name="ro1">
          <table:table-cell office:value-type="string">
            <text:p>Tufilândia</text:p>
          </table:table-cell>
          <table:table-cell office:value-type="float" office:value="2112274">
            <text:p>2112274</text:p>
          </table:table-cell>
          <table:table-cell office:value-type="float" office:value="280">
            <text:p>280</text:p>
          </table:table-cell>
          <table:table-cell office:value-type="string">
            <text:p>255.9</text:p>
          </table:table-cell>
          <table:table-cell table:style-name="ce2" table:formula="of:=[.D634]/[.C634]" office:value-type="percentage" office:value="0.913928571428571">
            <text:p>91.4%</text:p>
          </table:table-cell>
          <table:table-cell office:value-type="float" office:value="0">
            <text:p>0</text:p>
          </table:table-cell>
          <table:table-cell office:value-type="float" office:value="2112274">
            <text:p>2112274</text:p>
          </table:table-cell>
          <table:table-cell office:value-type="float" office:value="280">
            <text:p>280</text:p>
          </table:table-cell>
          <table:table-cell office:value-type="string">
            <text:p>255.9</text:p>
          </table:table-cell>
          <table:table-cell table:style-name="ce2" table:formula="of:=[.I634]/[.H634]" office:value-type="percentage" office:value="0.913928571428571">
            <text:p>91.4%</text:p>
          </table:table-cell>
          <table:table-cell office:value-type="string">
            <text:p>0.1</text:p>
          </table:table-cell>
          <table:table-cell table:style-name="ce2" table:formula="of:=[.J634]-[.E634]" office:value-type="percentage" office:value="0">
            <text:p>0.0%</text:p>
          </table:table-cell>
        </table:table-row>
        <table:table-row table:style-name="ro1">
          <table:table-cell office:value-type="string">
            <text:p>Tuntum</text:p>
          </table:table-cell>
          <table:table-cell office:value-type="float" office:value="2112308">
            <text:p>2112308</text:p>
          </table:table-cell>
          <table:table-cell office:value-type="float" office:value="3619">
            <text:p>3619</text:p>
          </table:table-cell>
          <table:table-cell office:value-type="string">
            <text:p>980.3</text:p>
          </table:table-cell>
          <table:table-cell table:style-name="ce2" table:formula="of:=[.D635]/[.C635]" office:value-type="percentage" office:value="0.27087593257806">
            <text:p>27.1%</text:p>
          </table:table-cell>
          <table:table-cell office:value-type="string">
            <text:p>661.5</text:p>
          </table:table-cell>
          <table:table-cell office:value-type="float" office:value="2112308">
            <text:p>2112308</text:p>
          </table:table-cell>
          <table:table-cell office:value-type="float" office:value="3619">
            <text:p>3619</text:p>
          </table:table-cell>
          <table:table-cell office:value-type="float" office:value="1202">
            <text:p>1202</text:p>
          </table:table-cell>
          <table:table-cell table:style-name="ce2" table:formula="of:=[.I635]/[.H635]" office:value-type="percentage" office:value="0.332135949157226">
            <text:p>33.2%</text:p>
          </table:table-cell>
          <table:table-cell office:value-type="string">
            <text:p>409.9</text:p>
          </table:table-cell>
          <table:table-cell table:style-name="ce2" table:formula="of:=[.J635]-[.E635]" office:value-type="percentage" office:value="0.0612600165791655">
            <text:p>6.1%</text:p>
          </table:table-cell>
        </table:table-row>
        <table:table-row table:style-name="ro1">
          <table:table-cell office:value-type="string">
            <text:p>Turiaçu</text:p>
          </table:table-cell>
          <table:table-cell office:value-type="float" office:value="2112407">
            <text:p>2112407</text:p>
          </table:table-cell>
          <table:table-cell office:value-type="float" office:value="2601">
            <text:p>2601</text:p>
          </table:table-cell>
          <table:table-cell office:value-type="string">
            <text:p>42.2</text:p>
          </table:table-cell>
          <table:table-cell table:style-name="ce2" table:formula="of:=[.D636]/[.C636]" office:value-type="percentage" office:value="0.0162245290272972">
            <text:p>1.6%</text:p>
          </table:table-cell>
          <table:table-cell office:value-type="string">
            <text:p>2443.4</text:p>
          </table:table-cell>
          <table:table-cell office:value-type="float" office:value="2112407">
            <text:p>2112407</text:p>
          </table:table-cell>
          <table:table-cell office:value-type="float" office:value="2601">
            <text:p>2601</text:p>
          </table:table-cell>
          <table:table-cell office:value-type="string">
            <text:p>1933.7</text:p>
          </table:table-cell>
          <table:table-cell table:style-name="ce2" table:formula="of:=[.I636]/[.H636]" office:value-type="percentage" office:value="0.743444828911957">
            <text:p>74.3%</text:p>
          </table:table-cell>
          <table:table-cell office:value-type="string">
            <text:p>372.2</text:p>
          </table:table-cell>
          <table:table-cell table:style-name="ce2" table:formula="of:=[.J636]-[.E636]" office:value-type="percentage" office:value="0.72722029988466">
            <text:p>72.7%</text:p>
          </table:table-cell>
        </table:table-row>
        <table:table-row table:style-name="ro1">
          <table:table-cell office:value-type="string">
            <text:p>Turilândia</text:p>
          </table:table-cell>
          <table:table-cell office:value-type="float" office:value="2112456">
            <text:p>2112456</text:p>
          </table:table-cell>
          <table:table-cell office:value-type="float" office:value="1529">
            <text:p>1529</text:p>
          </table:table-cell>
          <table:table-cell office:value-type="string">
            <text:p>17.4</text:p>
          </table:table-cell>
          <table:table-cell table:style-name="ce2" table:formula="of:=[.D637]/[.C637]" office:value-type="percentage" office:value="0.0113799869195553">
            <text:p>1.1%</text:p>
          </table:table-cell>
          <table:table-cell office:value-type="string">
            <text:p>1312.7</text:p>
          </table:table-cell>
          <table:table-cell office:value-type="float" office:value="2112456">
            <text:p>2112456</text:p>
          </table:table-cell>
          <table:table-cell office:value-type="float" office:value="1529">
            <text:p>1529</text:p>
          </table:table-cell>
          <table:table-cell office:value-type="string">
            <text:p>1193.2</text:p>
          </table:table-cell>
          <table:table-cell table:style-name="ce2" table:formula="of:=[.I637]/[.H637]" office:value-type="percentage" office:value="0.780379332897319">
            <text:p>78.0%</text:p>
          </table:table-cell>
          <table:table-cell office:value-type="string">
            <text:p>136.6</text:p>
          </table:table-cell>
          <table:table-cell table:style-name="ce2" table:formula="of:=[.J637]-[.E637]" office:value-type="percentage" office:value="0.768999345977763">
            <text:p>76.9%</text:p>
          </table:table-cell>
        </table:table-row>
        <table:table-row table:style-name="ro2">
          <table:table-cell office:value-type="string">
            <text:p>Tutóia</text:p>
          </table:table-cell>
          <table:table-cell office:value-type="float" office:value="2112506">
            <text:p>2112506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table:style-name="ce2" table:formula="of:=[.D638]/[.C638]" office:value-type="percentage" office:value="0">
            <text:p>0.0%</text:p>
          </table:table-cell>
          <table:table-cell office:value-type="float" office:value="1521">
            <text:p>1521</text:p>
          </table:table-cell>
          <table:table-cell office:value-type="float" office:value="2112506">
            <text:p>2112506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table:style-name="ce2" table:formula="of:=[.I638]/[.H638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38]-[.E638]" office:value-type="percentage" office:value="0">
            <text:p>0.0%</text:p>
          </table:table-cell>
        </table:table-row>
        <table:table-row table:style-name="ro1">
          <table:table-cell office:value-type="string">
            <text:p>Urbano Santos</text:p>
          </table:table-cell>
          <table:table-cell office:value-type="float" office:value="2112605">
            <text:p>2112605</text:p>
          </table:table-cell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table:style-name="ce2" table:formula="of:=[.D639]/[.C639]" office:value-type="percentage" office:value="0">
            <text:p>0.0%</text:p>
          </table:table-cell>
          <table:table-cell office:value-type="float" office:value="1229">
            <text:p>1229</text:p>
          </table:table-cell>
          <table:table-cell office:value-type="float" office:value="2112605">
            <text:p>2112605</text:p>
          </table:table-cell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table:style-name="ce2" table:formula="of:=[.I639]/[.H639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39]-[.E639]" office:value-type="percentage" office:value="0">
            <text:p>0.0%</text:p>
          </table:table-cell>
        </table:table-row>
        <table:table-row table:style-name="ro1">
          <table:table-cell office:value-type="string">
            <text:p>Vargem Grande</text:p>
          </table:table-cell>
          <table:table-cell office:value-type="float" office:value="2112704">
            <text:p>2112704</text:p>
          </table:table-cell>
          <table:table-cell office:value-type="float" office:value="1988">
            <text:p>1988</text:p>
          </table:table-cell>
          <table:table-cell office:value-type="string">
            <text:p>17.9</text:p>
          </table:table-cell>
          <table:table-cell table:style-name="ce2" table:formula="of:=[.D640]/[.C640]" office:value-type="percentage" office:value="0.00900402414486921">
            <text:p>0.9%</text:p>
          </table:table-cell>
          <table:table-cell office:value-type="string">
            <text:p>1268.3</text:p>
          </table:table-cell>
          <table:table-cell office:value-type="float" office:value="2112704">
            <text:p>2112704</text:p>
          </table:table-cell>
          <table:table-cell office:value-type="float" office:value="1988">
            <text:p>1988</text:p>
          </table:table-cell>
          <table:table-cell office:value-type="string">
            <text:p>44.5</text:p>
          </table:table-cell>
          <table:table-cell table:style-name="ce2" table:formula="of:=[.I640]/[.H640]" office:value-type="percentage" office:value="0.0223843058350101">
            <text:p>2.2%</text:p>
          </table:table-cell>
          <table:table-cell office:value-type="string">
            <text:p>53.7</text:p>
          </table:table-cell>
          <table:table-cell table:style-name="ce2" table:formula="of:=[.J640]-[.E640]" office:value-type="percentage" office:value="0.0133802816901408">
            <text:p>1.3%</text:p>
          </table:table-cell>
        </table:table-row>
        <table:table-row table:style-name="ro1">
          <table:table-cell office:value-type="string">
            <text:p>Viana</text:p>
          </table:table-cell>
          <table:table-cell office:value-type="float" office:value="2112803">
            <text:p>2112803</text:p>
          </table:table-cell>
          <table:table-cell office:value-type="float" office:value="1174">
            <text:p>1174</text:p>
          </table:table-cell>
          <table:table-cell office:value-type="string">
            <text:p>12.1</text:p>
          </table:table-cell>
          <table:table-cell table:style-name="ce2" table:formula="of:=[.D641]/[.C641]" office:value-type="percentage" office:value="0.0103066439522998">
            <text:p>1.0%</text:p>
          </table:table-cell>
          <table:table-cell office:value-type="string">
            <text:p>583.5</text:p>
          </table:table-cell>
          <table:table-cell office:value-type="float" office:value="2112803">
            <text:p>2112803</text:p>
          </table:table-cell>
          <table:table-cell office:value-type="float" office:value="1174">
            <text:p>1174</text:p>
          </table:table-cell>
          <table:table-cell office:value-type="string">
            <text:p>501.8</text:p>
          </table:table-cell>
          <table:table-cell table:style-name="ce2" table:formula="of:=[.I641]/[.H641]" office:value-type="percentage" office:value="0.427427597955707">
            <text:p>42.7%</text:p>
          </table:table-cell>
          <table:table-cell office:value-type="string">
            <text:p>93.9</text:p>
          </table:table-cell>
          <table:table-cell table:style-name="ce2" table:formula="of:=[.J641]-[.E641]" office:value-type="percentage" office:value="0.417120954003407">
            <text:p>41.7%</text:p>
          </table:table-cell>
        </table:table-row>
        <table:table-row table:style-name="ro1">
          <table:table-cell office:value-type="string">
            <text:p>Vila Nova dos Martírios</text:p>
          </table:table-cell>
          <table:table-cell office:value-type="float" office:value="2112852">
            <text:p>2112852</text:p>
          </table:table-cell>
          <table:table-cell office:value-type="float" office:value="1197">
            <text:p>1197</text:p>
          </table:table-cell>
          <table:table-cell office:value-type="string">
            <text:p>930.5</text:p>
          </table:table-cell>
          <table:table-cell table:style-name="ce2" table:formula="of:=[.D642]/[.C642]" office:value-type="percentage" office:value="0.777360066833751">
            <text:p>77.7%</text:p>
          </table:table-cell>
          <table:table-cell office:value-type="string">
            <text:p>121.5</text:p>
          </table:table-cell>
          <table:table-cell office:value-type="float" office:value="2112852">
            <text:p>2112852</text:p>
          </table:table-cell>
          <table:table-cell office:value-type="float" office:value="1197">
            <text:p>1197</text:p>
          </table:table-cell>
          <table:table-cell office:value-type="string">
            <text:p>963.7</text:p>
          </table:table-cell>
          <table:table-cell table:style-name="ce2" table:formula="of:=[.I642]/[.H642]" office:value-type="percentage" office:value="0.805096073517126">
            <text:p>80.5%</text:p>
          </table:table-cell>
          <table:table-cell office:value-type="string">
            <text:p>88.3</text:p>
          </table:table-cell>
          <table:table-cell table:style-name="ce2" table:formula="of:=[.J642]-[.E642]" office:value-type="percentage" office:value="0.0277360066833752">
            <text:p>2.8%</text:p>
          </table:table-cell>
        </table:table-row>
        <table:table-row table:style-name="ro1">
          <table:table-cell office:value-type="string">
            <text:p>Vitória do Mearim</text:p>
          </table:table-cell>
          <table:table-cell office:value-type="float" office:value="2112902">
            <text:p>2112902</text:p>
          </table:table-cell>
          <table:table-cell office:value-type="float" office:value="736">
            <text:p>736</text:p>
          </table:table-cell>
          <table:table-cell office:value-type="string">
            <text:p>39.7</text:p>
          </table:table-cell>
          <table:table-cell table:style-name="ce2" table:formula="of:=[.D643]/[.C643]" office:value-type="percentage" office:value="0.0539402173913043">
            <text:p>5.4%</text:p>
          </table:table-cell>
          <table:table-cell office:value-type="string">
            <text:p>221.8</text:p>
          </table:table-cell>
          <table:table-cell office:value-type="float" office:value="2112902">
            <text:p>2112902</text:p>
          </table:table-cell>
          <table:table-cell office:value-type="float" office:value="736">
            <text:p>736</text:p>
          </table:table-cell>
          <table:table-cell office:value-type="string">
            <text:p>240.4</text:p>
          </table:table-cell>
          <table:table-cell table:style-name="ce2" table:formula="of:=[.I643]/[.H643]" office:value-type="percentage" office:value="0.326630434782609">
            <text:p>32.7%</text:p>
          </table:table-cell>
          <table:table-cell office:value-type="string">
            <text:p>20.7</text:p>
          </table:table-cell>
          <table:table-cell table:style-name="ce2" table:formula="of:=[.J643]-[.E643]" office:value-type="percentage" office:value="0.272690217391304">
            <text:p>27.3%</text:p>
          </table:table-cell>
        </table:table-row>
        <table:table-row table:style-name="ro1">
          <table:table-cell office:value-type="string">
            <text:p>Vitorino Freire</text:p>
          </table:table-cell>
          <table:table-cell office:value-type="float" office:value="2113009">
            <text:p>2113009</text:p>
          </table:table-cell>
          <table:table-cell office:value-type="float" office:value="1130">
            <text:p>1130</text:p>
          </table:table-cell>
          <table:table-cell office:value-type="string">
            <text:p>1087.6</text:p>
          </table:table-cell>
          <table:table-cell table:style-name="ce2" table:formula="of:=[.D644]/[.C644]" office:value-type="percentage" office:value="0.962477876106195">
            <text:p>96.2%</text:p>
          </table:table-cell>
          <table:table-cell office:value-type="float" office:value="0">
            <text:p>0</text:p>
          </table:table-cell>
          <table:table-cell office:value-type="float" office:value="2113009">
            <text:p>2113009</text:p>
          </table:table-cell>
          <table:table-cell office:value-type="float" office:value="1130">
            <text:p>1130</text:p>
          </table:table-cell>
          <table:table-cell office:value-type="string">
            <text:p>1087.6</text:p>
          </table:table-cell>
          <table:table-cell table:style-name="ce2" table:formula="of:=[.I644]/[.H644]" office:value-type="percentage" office:value="0.962477876106195">
            <text:p>96.2%</text:p>
          </table:table-cell>
          <table:table-cell office:value-type="float" office:value="0">
            <text:p>0</text:p>
          </table:table-cell>
          <table:table-cell table:style-name="ce2" table:formula="of:=[.J644]-[.E644]" office:value-type="percentage" office:value="0">
            <text:p>0.0%</text:p>
          </table:table-cell>
        </table:table-row>
        <table:table-row table:style-name="ro1">
          <table:table-cell office:value-type="string">
            <text:p>Zé Doca</text:p>
          </table:table-cell>
          <table:table-cell office:value-type="float" office:value="2114007">
            <text:p>2114007</text:p>
          </table:table-cell>
          <table:table-cell office:value-type="float" office:value="2435">
            <text:p>2435</text:p>
          </table:table-cell>
          <table:table-cell office:value-type="string">
            <text:p>828.5</text:p>
          </table:table-cell>
          <table:table-cell table:style-name="ce2" table:formula="of:=[.D645]/[.C645]" office:value-type="percentage" office:value="0.340246406570842">
            <text:p>34.0%</text:p>
          </table:table-cell>
          <table:table-cell office:value-type="string">
            <text:p>1606.2</text:p>
          </table:table-cell>
          <table:table-cell office:value-type="float" office:value="2114007">
            <text:p>2114007</text:p>
          </table:table-cell>
          <table:table-cell office:value-type="float" office:value="2435">
            <text:p>2435</text:p>
          </table:table-cell>
          <table:table-cell office:value-type="string">
            <text:p>2001.9</text:p>
          </table:table-cell>
          <table:table-cell table:style-name="ce2" table:formula="of:=[.I645]/[.H645]" office:value-type="percentage" office:value="0.822135523613963">
            <text:p>82.2%</text:p>
          </table:table-cell>
          <table:table-cell office:value-type="string">
            <text:p>432.1</text:p>
          </table:table-cell>
          <table:table-cell table:style-name="ce2" table:formula="of:=[.J645]-[.E645]" office:value-type="percentage" office:value="0.481889117043121">
            <text:p>48.2%</text:p>
          </table:table-cell>
        </table:table-row>
        <table:table-row table:style-name="ro2">
          <table:table-cell office:value-type="string">
            <text:p>Area nao mapeada pelo Prodes</text:p>
          </table:table-cell>
          <table:table-cell office:value-type="float" office:value="2114999">
            <text:p>2114999</text:p>
          </table:table-cell>
          <table:table-cell office:value-type="float" office:value="55592">
            <text:p>55592</text:p>
          </table:table-cell>
          <table:table-cell office:value-type="float" office:value="0">
            <text:p>0</text:p>
          </table:table-cell>
          <table:table-cell table:style-name="ce2" table:formula="of:=[.D646]/[.C646]" office:value-type="percentage" office:value="0">
            <text:p>0.0%</text:p>
          </table:table-cell>
          <table:table-cell office:value-type="string">
            <text:p>29073.3</text:p>
          </table:table-cell>
          <table:table-cell office:value-type="float" office:value="2114999">
            <text:p>2114999</text:p>
          </table:table-cell>
          <table:table-cell office:value-type="float" office:value="55592">
            <text:p>55592</text:p>
          </table:table-cell>
          <table:table-cell office:value-type="float" office:value="0">
            <text:p>0</text:p>
          </table:table-cell>
          <table:table-cell table:style-name="ce2" table:formula="of:=[.I646]/[.H646]" office:value-type="percentage" office:value="0">
            <text:p>0.0%</text:p>
          </table:table-cell>
          <table:table-cell office:value-type="string">
            <text:p>29840.1</text:p>
          </table:table-cell>
          <table:table-cell table:style-name="ce2" table:formula="of:=[.J646]-[.E646]" office:value-type="percentage" office:value="0">
            <text:p>0.0%</text:p>
          </table:table-cell>
        </table:table-row>
        <table:table-row table:style-name="ro1">
          <table:table-cell office:value-type="string">
            <text:p>Acorizal</text:p>
          </table:table-cell>
          <table:table-cell office:value-type="float" office:value="5100102">
            <text:p>5100102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table:style-name="ce2" table:formula="of:=[.D647]/[.C647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5100102">
            <text:p>5100102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table:style-name="ce2" table:formula="of:=[.I647]/[.H647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47]-[.E647]" office:value-type="percentage" office:value="0">
            <text:p>0.0%</text:p>
          </table:table-cell>
        </table:table-row>
        <table:table-row table:style-name="ro1">
          <table:table-cell office:value-type="string">
            <text:p>Água Boa</text:p>
          </table:table-cell>
          <table:table-cell office:value-type="float" office:value="5100201">
            <text:p>5100201</text:p>
          </table:table-cell>
          <table:table-cell office:value-type="float" office:value="7486">
            <text:p>7486</text:p>
          </table:table-cell>
          <table:table-cell office:value-type="string">
            <text:p>32.8</text:p>
          </table:table-cell>
          <table:table-cell table:style-name="ce2" table:formula="of:=[.D648]/[.C648]" office:value-type="percentage" office:value="0.00438151215602458">
            <text:p>0.4%</text:p>
          </table:table-cell>
          <table:table-cell office:value-type="string">
            <text:p>128.5</text:p>
          </table:table-cell>
          <table:table-cell office:value-type="float" office:value="5100201">
            <text:p>5100201</text:p>
          </table:table-cell>
          <table:table-cell office:value-type="float" office:value="7486">
            <text:p>7486</text:p>
          </table:table-cell>
          <table:table-cell office:value-type="string">
            <text:p>37.1</text:p>
          </table:table-cell>
          <table:table-cell table:style-name="ce2" table:formula="of:=[.I648]/[.H648]" office:value-type="percentage" office:value="0.00495591771306439">
            <text:p>0.5%</text:p>
          </table:table-cell>
          <table:table-cell office:value-type="string">
            <text:p>119.4</text:p>
          </table:table-cell>
          <table:table-cell table:style-name="ce2" table:formula="of:=[.J648]-[.E648]" office:value-type="percentage" office:value="0.000574405557039808">
            <text:p>0.1%</text:p>
          </table:table-cell>
        </table:table-row>
        <table:table-row table:style-name="ro1">
          <table:table-cell office:value-type="string">
            <text:p>Alta Floresta</text:p>
          </table:table-cell>
          <table:table-cell office:value-type="float" office:value="5100250">
            <text:p>5100250</text:p>
          </table:table-cell>
          <table:table-cell office:value-type="float" office:value="8955">
            <text:p>8955</text:p>
          </table:table-cell>
          <table:table-cell office:value-type="string">
            <text:p>3816.2</text:p>
          </table:table-cell>
          <table:table-cell table:style-name="ce2" table:formula="of:=[.D649]/[.C649]" office:value-type="percentage" office:value="0.426152987158012">
            <text:p>42.6%</text:p>
          </table:table-cell>
          <table:table-cell office:value-type="string">
            <text:p>4840.3</text:p>
          </table:table-cell>
          <table:table-cell office:value-type="float" office:value="5100250">
            <text:p>5100250</text:p>
          </table:table-cell>
          <table:table-cell office:value-type="float" office:value="8955">
            <text:p>8955</text:p>
          </table:table-cell>
          <table:table-cell office:value-type="string">
            <text:p>4906.1</text:p>
          </table:table-cell>
          <table:table-cell table:style-name="ce2" table:formula="of:=[.I649]/[.H649]" office:value-type="percentage" office:value="0.54786152987158">
            <text:p>54.8%</text:p>
          </table:table-cell>
          <table:table-cell office:value-type="string">
            <text:p>3747.1</text:p>
          </table:table-cell>
          <table:table-cell table:style-name="ce2" table:formula="of:=[.J649]-[.E649]" office:value-type="percentage" office:value="0.121708542713568">
            <text:p>12.2%</text:p>
          </table:table-cell>
        </table:table-row>
        <table:table-row table:style-name="ro1">
          <table:table-cell office:value-type="string">
            <text:p>Alto Araguaia</text:p>
          </table:table-cell>
          <table:table-cell office:value-type="float" office:value="5100300">
            <text:p>5100300</text:p>
          </table:table-cell>
          <table:table-cell office:value-type="float" office:value="5545">
            <text:p>5545</text:p>
          </table:table-cell>
          <table:table-cell office:value-type="float" office:value="0">
            <text:p>0</text:p>
          </table:table-cell>
          <table:table-cell table:style-name="ce2" table:formula="of:=[.D650]/[.C650]" office:value-type="percentage" office:value="0">
            <text:p>0.0%</text:p>
          </table:table-cell>
          <table:table-cell office:value-type="float" office:value="1120">
            <text:p>1120</text:p>
          </table:table-cell>
          <table:table-cell office:value-type="float" office:value="5100300">
            <text:p>5100300</text:p>
          </table:table-cell>
          <table:table-cell office:value-type="float" office:value="5545">
            <text:p>5545</text:p>
          </table:table-cell>
          <table:table-cell office:value-type="float" office:value="0">
            <text:p>0</text:p>
          </table:table-cell>
          <table:table-cell table:style-name="ce2" table:formula="of:=[.I650]/[.H650]" office:value-type="percentage" office:value="0">
            <text:p>0.0%</text:p>
          </table:table-cell>
          <table:table-cell office:value-type="string">
            <text:p>1.2</text:p>
          </table:table-cell>
          <table:table-cell table:style-name="ce2" table:formula="of:=[.J650]-[.E650]" office:value-type="percentage" office:value="0">
            <text:p>0.0%</text:p>
          </table:table-cell>
        </table:table-row>
        <table:table-row table:style-name="ro1">
          <table:table-cell office:value-type="string">
            <text:p>Alto Boa Vista</text:p>
          </table:table-cell>
          <table:table-cell office:value-type="float" office:value="5100359">
            <text:p>5100359</text:p>
          </table:table-cell>
          <table:table-cell office:value-type="float" office:value="2242">
            <text:p>2242</text:p>
          </table:table-cell>
          <table:table-cell office:value-type="string">
            <text:p>823.3</text:p>
          </table:table-cell>
          <table:table-cell table:style-name="ce2" table:formula="of:=[.D651]/[.C651]" office:value-type="percentage" office:value="0.36721677074041">
            <text:p>36.7%</text:p>
          </table:table-cell>
          <table:table-cell office:value-type="string">
            <text:p>841.1</text:p>
          </table:table-cell>
          <table:table-cell office:value-type="float" office:value="5100359">
            <text:p>5100359</text:p>
          </table:table-cell>
          <table:table-cell office:value-type="float" office:value="2242">
            <text:p>2242</text:p>
          </table:table-cell>
          <table:table-cell office:value-type="string">
            <text:p>1165.5</text:p>
          </table:table-cell>
          <table:table-cell table:style-name="ce2" table:formula="of:=[.I651]/[.H651]" office:value-type="percentage" office:value="0.519848349687779">
            <text:p>52.0%</text:p>
          </table:table-cell>
          <table:table-cell office:value-type="string">
            <text:p>431.4</text:p>
          </table:table-cell>
          <table:table-cell table:style-name="ce2" table:formula="of:=[.J651]-[.E651]" office:value-type="percentage" office:value="0.152631578947369">
            <text:p>15.3%</text:p>
          </table:table-cell>
        </table:table-row>
        <table:table-row table:style-name="ro1">
          <table:table-cell office:value-type="string">
            <text:p>Alto Garças</text:p>
          </table:table-cell>
          <table:table-cell office:value-type="float" office:value="5100409">
            <text:p>5100409</text:p>
          </table:table-cell>
          <table:table-cell office:value-type="float" office:value="3657">
            <text:p>3657</text:p>
          </table:table-cell>
          <table:table-cell office:value-type="float" office:value="0">
            <text:p>0</text:p>
          </table:table-cell>
          <table:table-cell table:style-name="ce2" table:formula="of:=[.D652]/[.C652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5100409">
            <text:p>5100409</text:p>
          </table:table-cell>
          <table:table-cell office:value-type="float" office:value="3657">
            <text:p>3657</text:p>
          </table:table-cell>
          <table:table-cell office:value-type="float" office:value="0">
            <text:p>0</text:p>
          </table:table-cell>
          <table:table-cell table:style-name="ce2" table:formula="of:=[.I652]/[.H652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52]-[.E652]" office:value-type="percentage" office:value="0">
            <text:p>0.0%</text:p>
          </table:table-cell>
        </table:table-row>
        <table:table-row table:style-name="ro1">
          <table:table-cell office:value-type="string">
            <text:p>Alto Paraguai</text:p>
          </table:table-cell>
          <table:table-cell office:value-type="float" office:value="5100508">
            <text:p>5100508</text:p>
          </table:table-cell>
          <table:table-cell office:value-type="float" office:value="2054">
            <text:p>2054</text:p>
          </table:table-cell>
          <table:table-cell office:value-type="string">
            <text:p>406.2</text:p>
          </table:table-cell>
          <table:table-cell table:style-name="ce2" table:formula="of:=[.D653]/[.C653]" office:value-type="percentage" office:value="0.197760467380721">
            <text:p>19.8%</text:p>
          </table:table-cell>
          <table:table-cell office:value-type="string">
            <text:p>135.9</text:p>
          </table:table-cell>
          <table:table-cell office:value-type="float" office:value="5100508">
            <text:p>5100508</text:p>
          </table:table-cell>
          <table:table-cell office:value-type="float" office:value="2054">
            <text:p>2054</text:p>
          </table:table-cell>
          <table:table-cell office:value-type="string">
            <text:p>423.2</text:p>
          </table:table-cell>
          <table:table-cell table:style-name="ce2" table:formula="of:=[.I653]/[.H653]" office:value-type="percentage" office:value="0.20603700097371">
            <text:p>20.6%</text:p>
          </table:table-cell>
          <table:table-cell office:value-type="string">
            <text:p>124.5</text:p>
          </table:table-cell>
          <table:table-cell table:style-name="ce2" table:formula="of:=[.J653]-[.E653]" office:value-type="percentage" office:value="0.0082765335929893">
            <text:p>0.8%</text:p>
          </table:table-cell>
        </table:table-row>
        <table:table-row table:style-name="ro1">
          <table:table-cell office:value-type="string">
            <text:p>Alto Taquari</text:p>
          </table:table-cell>
          <table:table-cell office:value-type="float" office:value="5100607">
            <text:p>5100607</text:p>
          </table:table-cell>
          <table:table-cell office:value-type="float" office:value="1397">
            <text:p>1397</text:p>
          </table:table-cell>
          <table:table-cell office:value-type="float" office:value="0">
            <text:p>0</text:p>
          </table:table-cell>
          <table:table-cell table:style-name="ce2" table:formula="of:=[.D654]/[.C654]" office:value-type="percentage" office:value="0">
            <text:p>0.0%</text:p>
          </table:table-cell>
          <table:table-cell office:value-type="string">
            <text:p>904.9</text:p>
          </table:table-cell>
          <table:table-cell office:value-type="float" office:value="5100607">
            <text:p>5100607</text:p>
          </table:table-cell>
          <table:table-cell office:value-type="float" office:value="1397">
            <text:p>1397</text:p>
          </table:table-cell>
          <table:table-cell office:value-type="float" office:value="0">
            <text:p>0</text:p>
          </table:table-cell>
          <table:table-cell table:style-name="ce2" table:formula="of:=[.I654]/[.H654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54]-[.E654]" office:value-type="percentage" office:value="0">
            <text:p>0.0%</text:p>
          </table:table-cell>
        </table:table-row>
        <table:table-row table:style-name="ro1">
          <table:table-cell office:value-type="string">
            <text:p>Apiacás</text:p>
          </table:table-cell>
          <table:table-cell office:value-type="float" office:value="5100805">
            <text:p>5100805</text:p>
          </table:table-cell>
          <table:table-cell office:value-type="float" office:value="20402">
            <text:p>20402</text:p>
          </table:table-cell>
          <table:table-cell office:value-type="string">
            <text:p>815.6</text:p>
          </table:table-cell>
          <table:table-cell table:style-name="ce2" table:formula="of:=[.D655]/[.C655]" office:value-type="percentage" office:value="0.0399764728948142">
            <text:p>4.0%</text:p>
          </table:table-cell>
          <table:table-cell office:value-type="string">
            <text:p>18279.2</text:p>
          </table:table-cell>
          <table:table-cell office:value-type="float" office:value="5100805">
            <text:p>5100805</text:p>
          </table:table-cell>
          <table:table-cell office:value-type="float" office:value="20402">
            <text:p>20402</text:p>
          </table:table-cell>
          <table:table-cell office:value-type="string">
            <text:p>2080.9</text:p>
          </table:table-cell>
          <table:table-cell table:style-name="ce2" table:formula="of:=[.I655]/[.H655]" office:value-type="percentage" office:value="0.101994902460543">
            <text:p>10.2%</text:p>
          </table:table-cell>
          <table:table-cell office:value-type="string">
            <text:p>17015.7</text:p>
          </table:table-cell>
          <table:table-cell table:style-name="ce2" table:formula="of:=[.J655]-[.E655]" office:value-type="percentage" office:value="0.0620184295657289">
            <text:p>6.2%</text:p>
          </table:table-cell>
        </table:table-row>
        <table:table-row table:style-name="ro1">
          <table:table-cell office:value-type="string">
            <text:p>Araguaiana</text:p>
          </table:table-cell>
          <table:table-cell office:value-type="float" office:value="5101001">
            <text:p>5101001</text:p>
          </table:table-cell>
          <table:table-cell office:value-type="float" office:value="6421">
            <text:p>6421</text:p>
          </table:table-cell>
          <table:table-cell office:value-type="string">
            <text:p>700.1</text:p>
          </table:table-cell>
          <table:table-cell table:style-name="ce2" table:formula="of:=[.D656]/[.C656]" office:value-type="percentage" office:value="0.10903286092509">
            <text:p>10.9%</text:p>
          </table:table-cell>
          <table:table-cell office:value-type="string">
            <text:p>655.8</text:p>
          </table:table-cell>
          <table:table-cell office:value-type="float" office:value="5101001">
            <text:p>5101001</text:p>
          </table:table-cell>
          <table:table-cell office:value-type="float" office:value="6421">
            <text:p>6421</text:p>
          </table:table-cell>
          <table:table-cell office:value-type="string">
            <text:p>832.4</text:p>
          </table:table-cell>
          <table:table-cell table:style-name="ce2" table:formula="of:=[.I656]/[.H656]" office:value-type="percentage" office:value="0.129637128173182">
            <text:p>13.0%</text:p>
          </table:table-cell>
          <table:table-cell office:value-type="float" office:value="485">
            <text:p>485</text:p>
          </table:table-cell>
          <table:table-cell table:style-name="ce2" table:formula="of:=[.J656]-[.E656]" office:value-type="percentage" office:value="0.0206042672480922">
            <text:p>2.1%</text:p>
          </table:table-cell>
        </table:table-row>
        <table:table-row table:style-name="ro1">
          <table:table-cell office:value-type="string">
            <text:p>Araguainha</text:p>
          </table:table-cell>
          <table:table-cell office:value-type="float" office:value="5101209">
            <text:p>5101209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table:style-name="ce2" table:formula="of:=[.D657]/[.C657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5101209">
            <text:p>5101209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table:style-name="ce2" table:formula="of:=[.I657]/[.H657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57]-[.E657]" office:value-type="percentage" office:value="0">
            <text:p>0.0%</text:p>
          </table:table-cell>
        </table:table-row>
        <table:table-row table:style-name="ro1">
          <table:table-cell office:value-type="string">
            <text:p>Araputanga</text:p>
          </table:table-cell>
          <table:table-cell office:value-type="float" office:value="5101258">
            <text:p>5101258</text:p>
          </table:table-cell>
          <table:table-cell office:value-type="float" office:value="1608">
            <text:p>1608</text:p>
          </table:table-cell>
          <table:table-cell office:value-type="string">
            <text:p>1209.4</text:p>
          </table:table-cell>
          <table:table-cell table:style-name="ce2" table:formula="of:=[.D658]/[.C658]" office:value-type="percentage" office:value="0.752114427860697">
            <text:p>75.2%</text:p>
          </table:table-cell>
          <table:table-cell office:value-type="string">
            <text:p>363.3</text:p>
          </table:table-cell>
          <table:table-cell office:value-type="float" office:value="5101258">
            <text:p>5101258</text:p>
          </table:table-cell>
          <table:table-cell office:value-type="float" office:value="1608">
            <text:p>1608</text:p>
          </table:table-cell>
          <table:table-cell office:value-type="float" office:value="1227">
            <text:p>1227</text:p>
          </table:table-cell>
          <table:table-cell table:style-name="ce2" table:formula="of:=[.I658]/[.H658]" office:value-type="percentage" office:value="0.763059701492537">
            <text:p>76.3%</text:p>
          </table:table-cell>
          <table:table-cell office:value-type="string">
            <text:p>345.5</text:p>
          </table:table-cell>
          <table:table-cell table:style-name="ce2" table:formula="of:=[.J658]-[.E658]" office:value-type="percentage" office:value="0.0109452736318407">
            <text:p>1.1%</text:p>
          </table:table-cell>
        </table:table-row>
        <table:table-row table:style-name="ro1">
          <table:table-cell office:value-type="string">
            <text:p>Arenápolis</text:p>
          </table:table-cell>
          <table:table-cell office:value-type="float" office:value="5101308">
            <text:p>5101308</text:p>
          </table:table-cell>
          <table:table-cell office:value-type="float" office:value="413">
            <text:p>413</text:p>
          </table:table-cell>
          <table:table-cell office:value-type="string">
            <text:p>352.3</text:p>
          </table:table-cell>
          <table:table-cell table:style-name="ce2" table:formula="of:=[.D659]/[.C659]" office:value-type="percentage" office:value="0.853026634382567">
            <text:p>85.3%</text:p>
          </table:table-cell>
          <table:table-cell office:value-type="string">
            <text:p>60.7</text:p>
          </table:table-cell>
          <table:table-cell office:value-type="float" office:value="5101308">
            <text:p>5101308</text:p>
          </table:table-cell>
          <table:table-cell office:value-type="float" office:value="413">
            <text:p>413</text:p>
          </table:table-cell>
          <table:table-cell office:value-type="string">
            <text:p>367.6</text:p>
          </table:table-cell>
          <table:table-cell table:style-name="ce2" table:formula="of:=[.I659]/[.H659]" office:value-type="percentage" office:value="0.890072639225182">
            <text:p>89.0%</text:p>
          </table:table-cell>
          <table:table-cell office:value-type="string">
            <text:p>45.4</text:p>
          </table:table-cell>
          <table:table-cell table:style-name="ce2" table:formula="of:=[.J659]-[.E659]" office:value-type="percentage" office:value="0.037046004842615">
            <text:p>3.7%</text:p>
          </table:table-cell>
        </table:table-row>
        <table:table-row table:style-name="ro1">
          <table:table-cell office:value-type="string">
            <text:p>Aripuanã</text:p>
          </table:table-cell>
          <table:table-cell office:value-type="float" office:value="5101407">
            <text:p>5101407</text:p>
          </table:table-cell>
          <table:table-cell office:value-type="float" office:value="25181">
            <text:p>25181</text:p>
          </table:table-cell>
          <table:table-cell office:value-type="string">
            <text:p>1908.7</text:p>
          </table:table-cell>
          <table:table-cell table:style-name="ce2" table:formula="of:=[.D660]/[.C660]" office:value-type="percentage" office:value="0.0757992136928637">
            <text:p>7.6%</text:p>
          </table:table-cell>
          <table:table-cell office:value-type="string">
            <text:p>22931.2</text:p>
          </table:table-cell>
          <table:table-cell office:value-type="float" office:value="5101407">
            <text:p>5101407</text:p>
          </table:table-cell>
          <table:table-cell office:value-type="float" office:value="25181">
            <text:p>25181</text:p>
          </table:table-cell>
          <table:table-cell office:value-type="string">
            <text:p>3876.1</text:p>
          </table:table-cell>
          <table:table-cell table:style-name="ce2" table:formula="of:=[.I660]/[.H660]" office:value-type="percentage" office:value="0.153929550057583">
            <text:p>15.4%</text:p>
          </table:table-cell>
          <table:table-cell office:value-type="float" office:value="20965">
            <text:p>20965</text:p>
          </table:table-cell>
          <table:table-cell table:style-name="ce2" table:formula="of:=[.J660]-[.E660]" office:value-type="percentage" office:value="0.0781303363647194">
            <text:p>7.8%</text:p>
          </table:table-cell>
        </table:table-row>
        <table:table-row table:style-name="ro1">
          <table:table-cell office:value-type="string">
            <text:p>Barão de Melgaço</text:p>
          </table:table-cell>
          <table:table-cell office:value-type="float" office:value="5101605">
            <text:p>5101605</text:p>
          </table:table-cell>
          <table:table-cell office:value-type="float" office:value="11180">
            <text:p>11180</text:p>
          </table:table-cell>
          <table:table-cell office:value-type="string">
            <text:p>298.5</text:p>
          </table:table-cell>
          <table:table-cell table:style-name="ce2" table:formula="of:=[.D661]/[.C661]" office:value-type="percentage" office:value="0.0266994633273703">
            <text:p>2.7%</text:p>
          </table:table-cell>
          <table:table-cell office:value-type="string">
            <text:p>2274.5</text:p>
          </table:table-cell>
          <table:table-cell office:value-type="float" office:value="5101605">
            <text:p>5101605</text:p>
          </table:table-cell>
          <table:table-cell office:value-type="float" office:value="11180">
            <text:p>11180</text:p>
          </table:table-cell>
          <table:table-cell office:value-type="string">
            <text:p>366.7</text:p>
          </table:table-cell>
          <table:table-cell table:style-name="ce2" table:formula="of:=[.I661]/[.H661]" office:value-type="percentage" office:value="0.0327996422182469">
            <text:p>3.3%</text:p>
          </table:table-cell>
          <table:table-cell office:value-type="float" office:value="2210">
            <text:p>2210</text:p>
          </table:table-cell>
          <table:table-cell table:style-name="ce2" table:formula="of:=[.J661]-[.E661]" office:value-type="percentage" office:value="0.00610017889087656">
            <text:p>0.6%</text:p>
          </table:table-cell>
        </table:table-row>
        <table:table-row table:style-name="ro1">
          <table:table-cell office:value-type="string">
            <text:p>Barra do Bugres</text:p>
          </table:table-cell>
          <table:table-cell office:value-type="float" office:value="5101704">
            <text:p>5101704</text:p>
          </table:table-cell>
          <table:table-cell office:value-type="float" office:value="7244">
            <text:p>7244</text:p>
          </table:table-cell>
          <table:table-cell office:value-type="string">
            <text:p>3188.4</text:p>
          </table:table-cell>
          <table:table-cell table:style-name="ce2" table:formula="of:=[.D662]/[.C662]" office:value-type="percentage" office:value="0.440143567090006">
            <text:p>44.0%</text:p>
          </table:table-cell>
          <table:table-cell office:value-type="string">
            <text:p>2787.8</text:p>
          </table:table-cell>
          <table:table-cell office:value-type="float" office:value="5101704">
            <text:p>5101704</text:p>
          </table:table-cell>
          <table:table-cell office:value-type="float" office:value="7244">
            <text:p>7244</text:p>
          </table:table-cell>
          <table:table-cell office:value-type="string">
            <text:p>3605.6</text:p>
          </table:table-cell>
          <table:table-cell table:style-name="ce2" table:formula="of:=[.I662]/[.H662]" office:value-type="percentage" office:value="0.497736057426836">
            <text:p>49.8%</text:p>
          </table:table-cell>
          <table:table-cell office:value-type="float" office:value="2371">
            <text:p>2371</text:p>
          </table:table-cell>
          <table:table-cell table:style-name="ce2" table:formula="of:=[.J662]-[.E662]" office:value-type="percentage" office:value="0.0575924903368304">
            <text:p>5.8%</text:p>
          </table:table-cell>
        </table:table-row>
        <table:table-row table:style-name="ro1">
          <table:table-cell office:value-type="string">
            <text:p>Barra do Garças</text:p>
          </table:table-cell>
          <table:table-cell office:value-type="float" office:value="5101803">
            <text:p>5101803</text:p>
          </table:table-cell>
          <table:table-cell office:value-type="float" office:value="9147">
            <text:p>9147</text:p>
          </table:table-cell>
          <table:table-cell office:value-type="string">
            <text:p>1216.9</text:p>
          </table:table-cell>
          <table:table-cell table:style-name="ce2" table:formula="of:=[.D663]/[.C663]" office:value-type="percentage" office:value="0.133038154586203">
            <text:p>13.3%</text:p>
          </table:table-cell>
          <table:table-cell office:value-type="string">
            <text:p>284.6</text:p>
          </table:table-cell>
          <table:table-cell office:value-type="float" office:value="5101803">
            <text:p>5101803</text:p>
          </table:table-cell>
          <table:table-cell office:value-type="float" office:value="9147">
            <text:p>9147</text:p>
          </table:table-cell>
          <table:table-cell office:value-type="string">
            <text:p>1272.6</text:p>
          </table:table-cell>
          <table:table-cell table:style-name="ce2" table:formula="of:=[.I663]/[.H663]" office:value-type="percentage" office:value="0.139127582814037">
            <text:p>13.9%</text:p>
          </table:table-cell>
          <table:table-cell office:value-type="string">
            <text:p>224.7</text:p>
          </table:table-cell>
          <table:table-cell table:style-name="ce2" table:formula="of:=[.J663]-[.E663]" office:value-type="percentage" office:value="0.00608942822783426">
            <text:p>0.6%</text:p>
          </table:table-cell>
        </table:table-row>
        <table:table-row table:style-name="ro1">
          <table:table-cell office:value-type="string">
            <text:p>Bom Jesus do Araguaia</text:p>
          </table:table-cell>
          <table:table-cell office:value-type="float" office:value="5101852">
            <text:p>5101852</text:p>
          </table:table-cell>
          <table:table-cell office:value-type="float" office:value="4282">
            <text:p>4282</text:p>
          </table:table-cell>
          <table:table-cell office:value-type="string">
            <text:p>2201.7</text:p>
          </table:table-cell>
          <table:table-cell table:style-name="ce2" table:formula="of:=[.D664]/[.C664]" office:value-type="percentage" office:value="0.514175618869687">
            <text:p>51.4%</text:p>
          </table:table-cell>
          <table:table-cell office:value-type="string">
            <text:p>1701.1</text:p>
          </table:table-cell>
          <table:table-cell office:value-type="float" office:value="5101852">
            <text:p>5101852</text:p>
          </table:table-cell>
          <table:table-cell office:value-type="float" office:value="4282">
            <text:p>4282</text:p>
          </table:table-cell>
          <table:table-cell office:value-type="float" office:value="2713">
            <text:p>2713</text:p>
          </table:table-cell>
          <table:table-cell table:style-name="ce2" table:formula="of:=[.I664]/[.H664]" office:value-type="percentage" office:value="0.633582438113031">
            <text:p>63.4%</text:p>
          </table:table-cell>
          <table:table-cell office:value-type="float" office:value="1087">
            <text:p>1087</text:p>
          </table:table-cell>
          <table:table-cell table:style-name="ce2" table:formula="of:=[.J664]-[.E664]" office:value-type="percentage" office:value="0.119406819243344">
            <text:p>11.9%</text:p>
          </table:table-cell>
        </table:table-row>
        <table:table-row table:style-name="ro1">
          <table:table-cell office:value-type="string">
            <text:p>Brasnorte</text:p>
          </table:table-cell>
          <table:table-cell office:value-type="float" office:value="5101902">
            <text:p>5101902</text:p>
          </table:table-cell>
          <table:table-cell office:value-type="float" office:value="16001">
            <text:p>16001</text:p>
          </table:table-cell>
          <table:table-cell office:value-type="string">
            <text:p>2718.8</text:p>
          </table:table-cell>
          <table:table-cell table:style-name="ce2" table:formula="of:=[.D665]/[.C665]" office:value-type="percentage" office:value="0.169914380351228">
            <text:p>17.0%</text:p>
          </table:table-cell>
          <table:table-cell office:value-type="string">
            <text:p>9483.6</text:p>
          </table:table-cell>
          <table:table-cell office:value-type="float" office:value="5101902">
            <text:p>5101902</text:p>
          </table:table-cell>
          <table:table-cell office:value-type="float" office:value="16001">
            <text:p>16001</text:p>
          </table:table-cell>
          <table:table-cell office:value-type="string">
            <text:p>4309.5</text:p>
          </table:table-cell>
          <table:table-cell table:style-name="ce2" table:formula="of:=[.I665]/[.H665]" office:value-type="percentage" office:value="0.269326917067683">
            <text:p>26.9%</text:p>
          </table:table-cell>
          <table:table-cell office:value-type="string">
            <text:p>7887.5</text:p>
          </table:table-cell>
          <table:table-cell table:style-name="ce2" table:formula="of:=[.J665]-[.E665]" office:value-type="percentage" office:value="0.0994125367164552">
            <text:p>9.9%</text:p>
          </table:table-cell>
        </table:table-row>
        <table:table-row table:style-name="ro1">
          <table:table-cell office:value-type="string">
            <text:p>Cáceres</text:p>
          </table:table-cell>
          <table:table-cell office:value-type="float" office:value="5102504">
            <text:p>5102504</text:p>
          </table:table-cell>
          <table:table-cell office:value-type="float" office:value="24446">
            <text:p>24446</text:p>
          </table:table-cell>
          <table:table-cell office:value-type="string">
            <text:p>1782.4</text:p>
          </table:table-cell>
          <table:table-cell table:style-name="ce2" table:formula="of:=[.D666]/[.C666]" office:value-type="percentage" office:value="0.0729117237993946">
            <text:p>7.3%</text:p>
          </table:table-cell>
          <table:table-cell office:value-type="string">
            <text:p>2044.6</text:p>
          </table:table-cell>
          <table:table-cell office:value-type="float" office:value="5102504">
            <text:p>5102504</text:p>
          </table:table-cell>
          <table:table-cell office:value-type="float" office:value="24446">
            <text:p>24446</text:p>
          </table:table-cell>
          <table:table-cell office:value-type="string">
            <text:p>2168.5</text:p>
          </table:table-cell>
          <table:table-cell table:style-name="ce2" table:formula="of:=[.I666]/[.H666]" office:value-type="percentage" office:value="0.0887057187269901">
            <text:p>8.9%</text:p>
          </table:table-cell>
          <table:table-cell office:value-type="string">
            <text:p>1656.5</text:p>
          </table:table-cell>
          <table:table-cell table:style-name="ce2" table:formula="of:=[.J666]-[.E666]" office:value-type="percentage" office:value="0.0157939949275955">
            <text:p>1.6%</text:p>
          </table:table-cell>
        </table:table-row>
        <table:table-row table:style-name="ro1">
          <table:table-cell office:value-type="string">
            <text:p>Campinápolis</text:p>
          </table:table-cell>
          <table:table-cell office:value-type="float" office:value="5102603">
            <text:p>5102603</text:p>
          </table:table-cell>
          <table:table-cell office:value-type="float" office:value="5967">
            <text:p>5967</text:p>
          </table:table-cell>
          <table:table-cell office:value-type="string">
            <text:p>0.5</text:p>
          </table:table-cell>
          <table:table-cell table:style-name="ce2" table:formula="of:=[.D667]/[.C667]" office:value-type="percentage" office:value="0.0000837942014412603">
            <text:p>0.0%</text:p>
          </table:table-cell>
          <table:table-cell office:value-type="string">
            <text:p>8.3</text:p>
          </table:table-cell>
          <table:table-cell office:value-type="float" office:value="5102603">
            <text:p>5102603</text:p>
          </table:table-cell>
          <table:table-cell office:value-type="float" office:value="5967">
            <text:p>5967</text:p>
          </table:table-cell>
          <table:table-cell office:value-type="string">
            <text:p>0.5</text:p>
          </table:table-cell>
          <table:table-cell table:style-name="ce2" table:formula="of:=[.I667]/[.H667]" office:value-type="percentage" office:value="0.0000837942014412603">
            <text:p>0.0%</text:p>
          </table:table-cell>
          <table:table-cell office:value-type="string">
            <text:p>8.6</text:p>
          </table:table-cell>
          <table:table-cell table:style-name="ce2" table:formula="of:=[.J667]-[.E667]" office:value-type="percentage" office:value="0">
            <text:p>0.0%</text:p>
          </table:table-cell>
        </table:table-row>
        <table:table-row table:style-name="ro1">
          <table:table-cell office:value-type="string">
            <text:p>Campo Novo do Parecis</text:p>
          </table:table-cell>
          <table:table-cell office:value-type="float" office:value="5102637">
            <text:p>5102637</text:p>
          </table:table-cell>
          <table:table-cell office:value-type="float" office:value="9467">
            <text:p>9467</text:p>
          </table:table-cell>
          <table:table-cell office:value-type="string">
            <text:p>174.6</text:p>
          </table:table-cell>
          <table:table-cell table:style-name="ce2" table:formula="of:=[.D668]/[.C668]" office:value-type="percentage" office:value="0.0184430125699799">
            <text:p>1.8%</text:p>
          </table:table-cell>
          <table:table-cell office:value-type="string">
            <text:p>1661.7</text:p>
          </table:table-cell>
          <table:table-cell office:value-type="float" office:value="5102637">
            <text:p>5102637</text:p>
          </table:table-cell>
          <table:table-cell office:value-type="float" office:value="9467">
            <text:p>9467</text:p>
          </table:table-cell>
          <table:table-cell office:value-type="float" office:value="264">
            <text:p>264</text:p>
          </table:table-cell>
          <table:table-cell table:style-name="ce2" table:formula="of:=[.I668]/[.H668]" office:value-type="percentage" office:value="0.0278863420302102">
            <text:p>2.8%</text:p>
          </table:table-cell>
          <table:table-cell office:value-type="float" office:value="1569">
            <text:p>1569</text:p>
          </table:table-cell>
          <table:table-cell table:style-name="ce2" table:formula="of:=[.J668]-[.E668]" office:value-type="percentage" office:value="0.00944332946023027">
            <text:p>0.9%</text:p>
          </table:table-cell>
        </table:table-row>
        <table:table-row table:style-name="ro1">
          <table:table-cell office:value-type="string">
            <text:p>Campo Verde</text:p>
          </table:table-cell>
          <table:table-cell office:value-type="float" office:value="5102678">
            <text:p>5102678</text:p>
          </table:table-cell>
          <table:table-cell office:value-type="float" office:value="4794">
            <text:p>4794</text:p>
          </table:table-cell>
          <table:table-cell office:value-type="string">
            <text:p>187.4</text:p>
          </table:table-cell>
          <table:table-cell table:style-name="ce2" table:formula="of:=[.D669]/[.C669]" office:value-type="percentage" office:value="0.0390905298289529">
            <text:p>3.9%</text:p>
          </table:table-cell>
          <table:table-cell office:value-type="string">
            <text:p>63.5</text:p>
          </table:table-cell>
          <table:table-cell office:value-type="float" office:value="5102678">
            <text:p>5102678</text:p>
          </table:table-cell>
          <table:table-cell office:value-type="float" office:value="4794">
            <text:p>4794</text:p>
          </table:table-cell>
          <table:table-cell office:value-type="float" office:value="198">
            <text:p>198</text:p>
          </table:table-cell>
          <table:table-cell table:style-name="ce2" table:formula="of:=[.I669]/[.H669]" office:value-type="percentage" office:value="0.0413016270337922">
            <text:p>4.1%</text:p>
          </table:table-cell>
          <table:table-cell office:value-type="string">
            <text:p>52.2</text:p>
          </table:table-cell>
          <table:table-cell table:style-name="ce2" table:formula="of:=[.J669]-[.E669]" office:value-type="percentage" office:value="0.00221109720483938">
            <text:p>0.2%</text:p>
          </table:table-cell>
        </table:table-row>
        <table:table-row table:style-name="ro1">
          <table:table-cell office:value-type="string">
            <text:p>Campos de Júlio</text:p>
          </table:table-cell>
          <table:table-cell office:value-type="float" office:value="5102686">
            <text:p>5102686</text:p>
          </table:table-cell>
          <table:table-cell office:value-type="float" office:value="6832">
            <text:p>6832</text:p>
          </table:table-cell>
          <table:table-cell office:value-type="string">
            <text:p>31.8</text:p>
          </table:table-cell>
          <table:table-cell table:style-name="ce2" table:formula="of:=[.D670]/[.C670]" office:value-type="percentage" office:value="0.00465456674473068">
            <text:p>0.5%</text:p>
          </table:table-cell>
          <table:table-cell office:value-type="float" office:value="548">
            <text:p>548</text:p>
          </table:table-cell>
          <table:table-cell office:value-type="float" office:value="5102686">
            <text:p>5102686</text:p>
          </table:table-cell>
          <table:table-cell office:value-type="float" office:value="6832">
            <text:p>6832</text:p>
          </table:table-cell>
          <table:table-cell office:value-type="string">
            <text:p>106.5</text:p>
          </table:table-cell>
          <table:table-cell table:style-name="ce2" table:formula="of:=[.I670]/[.H670]" office:value-type="percentage" office:value="0.0155884074941452">
            <text:p>1.6%</text:p>
          </table:table-cell>
          <table:table-cell office:value-type="string">
            <text:p>468.8</text:p>
          </table:table-cell>
          <table:table-cell table:style-name="ce2" table:formula="of:=[.J670]-[.E670]" office:value-type="percentage" office:value="0.0109338407494145">
            <text:p>1.1%</text:p>
          </table:table-cell>
        </table:table-row>
        <table:table-row table:style-name="ro2">
          <table:table-cell office:value-type="string">
            <text:p>CanaBrava do Norte</text:p>
          </table:table-cell>
          <table:table-cell office:value-type="float" office:value="5102694">
            <text:p>5102694</text:p>
          </table:table-cell>
          <table:table-cell office:value-type="float" office:value="3450">
            <text:p>3450</text:p>
          </table:table-cell>
          <table:table-cell office:value-type="string">
            <text:p>1316.6</text:p>
          </table:table-cell>
          <table:table-cell table:style-name="ce2" table:formula="of:=[.D671]/[.C671]" office:value-type="percentage" office:value="0.381623188405797">
            <text:p>38.2%</text:p>
          </table:table-cell>
          <table:table-cell office:value-type="string">
            <text:p>930.8</text:p>
          </table:table-cell>
          <table:table-cell office:value-type="float" office:value="5102694">
            <text:p>5102694</text:p>
          </table:table-cell>
          <table:table-cell office:value-type="float" office:value="3450">
            <text:p>3450</text:p>
          </table:table-cell>
          <table:table-cell office:value-type="string">
            <text:p>1635.4</text:p>
          </table:table-cell>
          <table:table-cell table:style-name="ce2" table:formula="of:=[.I671]/[.H671]" office:value-type="percentage" office:value="0.474028985507246">
            <text:p>47.4%</text:p>
          </table:table-cell>
          <table:table-cell office:value-type="string">
            <text:p>610.9</text:p>
          </table:table-cell>
          <table:table-cell table:style-name="ce2" table:formula="of:=[.J671]-[.E671]" office:value-type="percentage" office:value="0.0924057971014494">
            <text:p>9.2%</text:p>
          </table:table-cell>
        </table:table-row>
        <table:table-row table:style-name="ro1">
          <table:table-cell office:value-type="string">
            <text:p>Canarana</text:p>
          </table:table-cell>
          <table:table-cell office:value-type="float" office:value="5102702">
            <text:p>5102702</text:p>
          </table:table-cell>
          <table:table-cell office:value-type="float" office:value="10839">
            <text:p>10839</text:p>
          </table:table-cell>
          <table:table-cell office:value-type="string">
            <text:p>1535.9</text:p>
          </table:table-cell>
          <table:table-cell table:style-name="ce2" table:formula="of:=[.D672]/[.C672]" office:value-type="percentage" office:value="0.141701263954239">
            <text:p>14.2%</text:p>
          </table:table-cell>
          <table:table-cell office:value-type="string">
            <text:p>2511.1</text:p>
          </table:table-cell>
          <table:table-cell office:value-type="float" office:value="5102702">
            <text:p>5102702</text:p>
          </table:table-cell>
          <table:table-cell office:value-type="float" office:value="10839">
            <text:p>10839</text:p>
          </table:table-cell>
          <table:table-cell office:value-type="string">
            <text:p>1877.7</text:p>
          </table:table-cell>
          <table:table-cell table:style-name="ce2" table:formula="of:=[.I672]/[.H672]" office:value-type="percentage" office:value="0.173235538333795">
            <text:p>17.3%</text:p>
          </table:table-cell>
          <table:table-cell office:value-type="string">
            <text:p>2173.5</text:p>
          </table:table-cell>
          <table:table-cell table:style-name="ce2" table:formula="of:=[.J672]-[.E672]" office:value-type="percentage" office:value="0.0315342743795553">
            <text:p>3.2%</text:p>
          </table:table-cell>
        </table:table-row>
        <table:table-row table:style-name="ro1">
          <table:table-cell office:value-type="string">
            <text:p>Carlinda</text:p>
          </table:table-cell>
          <table:table-cell office:value-type="float" office:value="5102793">
            <text:p>5102793</text:p>
          </table:table-cell>
          <table:table-cell office:value-type="float" office:value="2414">
            <text:p>2414</text:p>
          </table:table-cell>
          <table:table-cell office:value-type="string">
            <text:p>1558.2</text:p>
          </table:table-cell>
          <table:table-cell table:style-name="ce2" table:formula="of:=[.D673]/[.C673]" office:value-type="percentage" office:value="0.645484672742336">
            <text:p>64.5%</text:p>
          </table:table-cell>
          <table:table-cell office:value-type="float" office:value="823">
            <text:p>823</text:p>
          </table:table-cell>
          <table:table-cell office:value-type="float" office:value="5102793">
            <text:p>5102793</text:p>
          </table:table-cell>
          <table:table-cell office:value-type="float" office:value="2414">
            <text:p>2414</text:p>
          </table:table-cell>
          <table:table-cell office:value-type="string">
            <text:p>1715.9</text:p>
          </table:table-cell>
          <table:table-cell table:style-name="ce2" table:formula="of:=[.I673]/[.H673]" office:value-type="percentage" office:value="0.710811930405965">
            <text:p>71.1%</text:p>
          </table:table-cell>
          <table:table-cell office:value-type="string">
            <text:p>665.3</text:p>
          </table:table-cell>
          <table:table-cell table:style-name="ce2" table:formula="of:=[.J673]-[.E673]" office:value-type="percentage" office:value="0.0653272576636289">
            <text:p>6.5%</text:p>
          </table:table-cell>
        </table:table-row>
        <table:table-row table:style-name="ro1">
          <table:table-cell office:value-type="string">
            <text:p>Castanheira</text:p>
          </table:table-cell>
          <table:table-cell office:value-type="float" office:value="5102850">
            <text:p>5102850</text:p>
          </table:table-cell>
          <table:table-cell office:value-type="float" office:value="3963">
            <text:p>3963</text:p>
          </table:table-cell>
          <table:table-cell office:value-type="string">
            <text:p>1962.3</text:p>
          </table:table-cell>
          <table:table-cell table:style-name="ce2" table:formula="of:=[.D674]/[.C674]" office:value-type="percentage" office:value="0.495155185465556">
            <text:p>49.5%</text:p>
          </table:table-cell>
          <table:table-cell office:value-type="string">
            <text:p>1967.7</text:p>
          </table:table-cell>
          <table:table-cell office:value-type="float" office:value="5102850">
            <text:p>5102850</text:p>
          </table:table-cell>
          <table:table-cell office:value-type="float" office:value="3963">
            <text:p>3963</text:p>
          </table:table-cell>
          <table:table-cell office:value-type="string">
            <text:p>2515.2</text:p>
          </table:table-cell>
          <table:table-cell table:style-name="ce2" table:formula="of:=[.I674]/[.H674]" office:value-type="percentage" office:value="0.634670704012112">
            <text:p>63.5%</text:p>
          </table:table-cell>
          <table:table-cell office:value-type="string">
            <text:p>1414.7</text:p>
          </table:table-cell>
          <table:table-cell table:style-name="ce2" table:formula="of:=[.J674]-[.E674]" office:value-type="percentage" office:value="0.139515518546556">
            <text:p>14.0%</text:p>
          </table:table-cell>
        </table:table-row>
        <table:table-row table:style-name="ro1">
          <table:table-cell office:value-type="string">
            <text:p>Chapada dos Guimarães</text:p>
          </table:table-cell>
          <table:table-cell office:value-type="float" office:value="5103007">
            <text:p>5103007</text:p>
          </table:table-cell>
          <table:table-cell office:value-type="float" office:value="6204">
            <text:p>6204</text:p>
          </table:table-cell>
          <table:table-cell office:value-type="string">
            <text:p>356.1</text:p>
          </table:table-cell>
          <table:table-cell table:style-name="ce2" table:formula="of:=[.D675]/[.C675]" office:value-type="percentage" office:value="0.0573984526112186">
            <text:p>5.7%</text:p>
          </table:table-cell>
          <table:table-cell office:value-type="string">
            <text:p>164.2</text:p>
          </table:table-cell>
          <table:table-cell office:value-type="float" office:value="5103007">
            <text:p>5103007</text:p>
          </table:table-cell>
          <table:table-cell office:value-type="float" office:value="6204">
            <text:p>6204</text:p>
          </table:table-cell>
          <table:table-cell office:value-type="string">
            <text:p>382.8</text:p>
          </table:table-cell>
          <table:table-cell table:style-name="ce2" table:formula="of:=[.I675]/[.H675]" office:value-type="percentage" office:value="0.0617021276595745">
            <text:p>6.2%</text:p>
          </table:table-cell>
          <table:table-cell office:value-type="string">
            <text:p>134.9</text:p>
          </table:table-cell>
          <table:table-cell table:style-name="ce2" table:formula="of:=[.J675]-[.E675]" office:value-type="percentage" office:value="0.0043036750483559">
            <text:p>0.4%</text:p>
          </table:table-cell>
        </table:table-row>
        <table:table-row table:style-name="ro1">
          <table:table-cell office:value-type="string">
            <text:p>Cláudia</text:p>
          </table:table-cell>
          <table:table-cell office:value-type="float" office:value="5103056">
            <text:p>5103056</text:p>
          </table:table-cell>
          <table:table-cell office:value-type="float" office:value="3819">
            <text:p>3819</text:p>
          </table:table-cell>
          <table:table-cell office:value-type="string">
            <text:p>1179.6</text:p>
          </table:table-cell>
          <table:table-cell table:style-name="ce2" table:formula="of:=[.D676]/[.C676]" office:value-type="percentage" office:value="0.308876669285153">
            <text:p>30.9%</text:p>
          </table:table-cell>
          <table:table-cell office:value-type="string">
            <text:p>2630.9</text:p>
          </table:table-cell>
          <table:table-cell office:value-type="float" office:value="5103056">
            <text:p>5103056</text:p>
          </table:table-cell>
          <table:table-cell office:value-type="float" office:value="3819">
            <text:p>3819</text:p>
          </table:table-cell>
          <table:table-cell office:value-type="string">
            <text:p>1567.9</text:p>
          </table:table-cell>
          <table:table-cell table:style-name="ce2" table:formula="of:=[.I676]/[.H676]" office:value-type="percentage" office:value="0.410552500654622">
            <text:p>41.1%</text:p>
          </table:table-cell>
          <table:table-cell office:value-type="string">
            <text:p>2242.6</text:p>
          </table:table-cell>
          <table:table-cell table:style-name="ce2" table:formula="of:=[.J676]-[.E676]" office:value-type="percentage" office:value="0.101675831369469">
            <text:p>10.2%</text:p>
          </table:table-cell>
        </table:table-row>
        <table:table-row table:style-name="ro1">
          <table:table-cell office:value-type="string">
            <text:p>Cocalinho</text:p>
          </table:table-cell>
          <table:table-cell office:value-type="float" office:value="5103106">
            <text:p>5103106</text:p>
          </table:table-cell>
          <table:table-cell office:value-type="float" office:value="16562">
            <text:p>16562</text:p>
          </table:table-cell>
          <table:table-cell office:value-type="string">
            <text:p>168.1</text:p>
          </table:table-cell>
          <table:table-cell table:style-name="ce2" table:formula="of:=[.D677]/[.C677]" office:value-type="percentage" office:value="0.0101497403695206">
            <text:p>1.0%</text:p>
          </table:table-cell>
          <table:table-cell office:value-type="string">
            <text:p>1800.8</text:p>
          </table:table-cell>
          <table:table-cell office:value-type="float" office:value="5103106">
            <text:p>5103106</text:p>
          </table:table-cell>
          <table:table-cell office:value-type="float" office:value="16562">
            <text:p>16562</text:p>
          </table:table-cell>
          <table:table-cell office:value-type="string">
            <text:p>235.9</text:p>
          </table:table-cell>
          <table:table-cell table:style-name="ce2" table:formula="of:=[.I677]/[.H677]" office:value-type="percentage" office:value="0.0142434488588335">
            <text:p>1.4%</text:p>
          </table:table-cell>
          <table:table-cell office:value-type="string">
            <text:p>1732.3</text:p>
          </table:table-cell>
          <table:table-cell table:style-name="ce2" table:formula="of:=[.J677]-[.E677]" office:value-type="percentage" office:value="0.00409370848931289">
            <text:p>0.4%</text:p>
          </table:table-cell>
        </table:table-row>
        <table:table-row table:style-name="ro1">
          <table:table-cell office:value-type="string">
            <text:p>Colíder</text:p>
          </table:table-cell>
          <table:table-cell office:value-type="float" office:value="5103205">
            <text:p>5103205</text:p>
          </table:table-cell>
          <table:table-cell office:value-type="float" office:value="3038">
            <text:p>3038</text:p>
          </table:table-cell>
          <table:table-cell office:value-type="string">
            <text:p>2392.1</text:p>
          </table:table-cell>
          <table:table-cell table:style-name="ce2" table:formula="of:=[.D678]/[.C678]" office:value-type="percentage" office:value="0.787393021724819">
            <text:p>78.7%</text:p>
          </table:table-cell>
          <table:table-cell office:value-type="string">
            <text:p>639.8</text:p>
          </table:table-cell>
          <table:table-cell office:value-type="float" office:value="5103205">
            <text:p>5103205</text:p>
          </table:table-cell>
          <table:table-cell office:value-type="float" office:value="3038">
            <text:p>3038</text:p>
          </table:table-cell>
          <table:table-cell office:value-type="string">
            <text:p>2503.5</text:p>
          </table:table-cell>
          <table:table-cell table:style-name="ce2" table:formula="of:=[.I678]/[.H678]" office:value-type="percentage" office:value="0.824061882817643">
            <text:p>82.4%</text:p>
          </table:table-cell>
          <table:table-cell office:value-type="string">
            <text:p>528.5</text:p>
          </table:table-cell>
          <table:table-cell table:style-name="ce2" table:formula="of:=[.J678]-[.E678]" office:value-type="percentage" office:value="0.0366688610928242">
            <text:p>3.7%</text:p>
          </table:table-cell>
        </table:table-row>
        <table:table-row table:style-name="ro1">
          <table:table-cell office:value-type="string">
            <text:p>Colniza</text:p>
          </table:table-cell>
          <table:table-cell office:value-type="float" office:value="5103254">
            <text:p>5103254</text:p>
          </table:table-cell>
          <table:table-cell office:value-type="float" office:value="28134">
            <text:p>28134</text:p>
          </table:table-cell>
          <table:table-cell office:value-type="string">
            <text:p>836.5</text:p>
          </table:table-cell>
          <table:table-cell table:style-name="ce2" table:formula="of:=[.D679]/[.C679]" office:value-type="percentage" office:value="0.0297327077557404">
            <text:p>3.0%</text:p>
          </table:table-cell>
          <table:table-cell office:value-type="string">
            <text:p>26920.1</text:p>
          </table:table-cell>
          <table:table-cell office:value-type="float" office:value="5103254">
            <text:p>5103254</text:p>
          </table:table-cell>
          <table:table-cell office:value-type="float" office:value="28134">
            <text:p>28134</text:p>
          </table:table-cell>
          <table:table-cell office:value-type="string">
            <text:p>3686.4</text:p>
          </table:table-cell>
          <table:table-cell table:style-name="ce2" table:formula="of:=[.I679]/[.H679]" office:value-type="percentage" office:value="0.131030070377479">
            <text:p>13.1%</text:p>
          </table:table-cell>
          <table:table-cell office:value-type="float" office:value="24068">
            <text:p>24068</text:p>
          </table:table-cell>
          <table:table-cell table:style-name="ce2" table:formula="of:=[.J679]-[.E679]" office:value-type="percentage" office:value="0.101297362621739">
            <text:p>10.1%</text:p>
          </table:table-cell>
        </table:table-row>
        <table:table-row table:style-name="ro1">
          <table:table-cell office:value-type="string">
            <text:p>Comodoro</text:p>
          </table:table-cell>
          <table:table-cell office:value-type="float" office:value="5103304">
            <text:p>5103304</text:p>
          </table:table-cell>
          <table:table-cell office:value-type="float" office:value="21849">
            <text:p>21849</text:p>
          </table:table-cell>
          <table:table-cell office:value-type="string">
            <text:p>2345.8</text:p>
          </table:table-cell>
          <table:table-cell table:style-name="ce2" table:formula="of:=[.D680]/[.C680]" office:value-type="percentage" office:value="0.107364181427068">
            <text:p>10.7%</text:p>
          </table:table-cell>
          <table:table-cell office:value-type="string">
            <text:p>9698.4</text:p>
          </table:table-cell>
          <table:table-cell office:value-type="float" office:value="5103304">
            <text:p>5103304</text:p>
          </table:table-cell>
          <table:table-cell office:value-type="float" office:value="21849">
            <text:p>21849</text:p>
          </table:table-cell>
          <table:table-cell office:value-type="string">
            <text:p>3030.8</text:p>
          </table:table-cell>
          <table:table-cell table:style-name="ce2" table:formula="of:=[.I680]/[.H680]" office:value-type="percentage" office:value="0.138715730697057">
            <text:p>13.9%</text:p>
          </table:table-cell>
          <table:table-cell office:value-type="string">
            <text:p>9018.2</text:p>
          </table:table-cell>
          <table:table-cell table:style-name="ce2" table:formula="of:=[.J680]-[.E680]" office:value-type="percentage" office:value="0.0313515492699895">
            <text:p>3.1%</text:p>
          </table:table-cell>
        </table:table-row>
        <table:table-row table:style-name="ro1">
          <table:table-cell office:value-type="string">
            <text:p>Confresa</text:p>
          </table:table-cell>
          <table:table-cell office:value-type="float" office:value="5103353">
            <text:p>5103353</text:p>
          </table:table-cell>
          <table:table-cell office:value-type="float" office:value="5799">
            <text:p>5799</text:p>
          </table:table-cell>
          <table:table-cell office:value-type="string">
            <text:p>2471.6</text:p>
          </table:table-cell>
          <table:table-cell table:style-name="ce2" table:formula="of:=[.D681]/[.C681]" office:value-type="percentage" office:value="0.426211415761338">
            <text:p>42.6%</text:p>
          </table:table-cell>
          <table:table-cell office:value-type="string">
            <text:p>3004.8</text:p>
          </table:table-cell>
          <table:table-cell office:value-type="float" office:value="5103353">
            <text:p>5103353</text:p>
          </table:table-cell>
          <table:table-cell office:value-type="float" office:value="5799">
            <text:p>5799</text:p>
          </table:table-cell>
          <table:table-cell office:value-type="string">
            <text:p>3726.5</text:p>
          </table:table-cell>
          <table:table-cell table:style-name="ce2" table:formula="of:=[.I681]/[.H681]" office:value-type="percentage" office:value="0.642610794964649">
            <text:p>64.3%</text:p>
          </table:table-cell>
          <table:table-cell office:value-type="string">
            <text:p>1748.5</text:p>
          </table:table-cell>
          <table:table-cell table:style-name="ce2" table:formula="of:=[.J681]-[.E681]" office:value-type="percentage" office:value="0.216399379203311">
            <text:p>21.6%</text:p>
          </table:table-cell>
        </table:table-row>
        <table:table-row table:style-name="ro2">
          <table:table-cell office:value-type="string">
            <text:p>Conquista D'oeste</text:p>
          </table:table-cell>
          <table:table-cell office:value-type="float" office:value="5103361">
            <text:p>5103361</text:p>
          </table:table-cell>
          <table:table-cell office:value-type="float" office:value="2708">
            <text:p>2708</text:p>
          </table:table-cell>
          <table:table-cell office:value-type="string">
            <text:p>548.8</text:p>
          </table:table-cell>
          <table:table-cell table:style-name="ce2" table:formula="of:=[.D682]/[.C682]" office:value-type="percentage" office:value="0.202658788774003">
            <text:p>20.3%</text:p>
          </table:table-cell>
          <table:table-cell office:value-type="string">
            <text:p>841.3</text:p>
          </table:table-cell>
          <table:table-cell office:value-type="float" office:value="5103361">
            <text:p>5103361</text:p>
          </table:table-cell>
          <table:table-cell office:value-type="float" office:value="2708">
            <text:p>2708</text:p>
          </table:table-cell>
          <table:table-cell office:value-type="string">
            <text:p>585.9</text:p>
          </table:table-cell>
          <table:table-cell table:style-name="ce2" table:formula="of:=[.I682]/[.H682]" office:value-type="percentage" office:value="0.21635893648449">
            <text:p>21.6%</text:p>
          </table:table-cell>
          <table:table-cell office:value-type="string">
            <text:p>805.9</text:p>
          </table:table-cell>
          <table:table-cell table:style-name="ce2" table:formula="of:=[.J682]-[.E682]" office:value-type="percentage" office:value="0.0137001477104875">
            <text:p>1.4%</text:p>
          </table:table-cell>
        </table:table-row>
        <table:table-row table:style-name="ro1">
          <table:table-cell office:value-type="string">
            <text:p>Cotriguaçu</text:p>
          </table:table-cell>
          <table:table-cell office:value-type="float" office:value="5103379">
            <text:p>5103379</text:p>
          </table:table-cell>
          <table:table-cell office:value-type="float" office:value="9149">
            <text:p>9149</text:p>
          </table:table-cell>
          <table:table-cell office:value-type="string">
            <text:p>555.2</text:p>
          </table:table-cell>
          <table:table-cell table:style-name="ce2" table:formula="of:=[.D683]/[.C683]" office:value-type="percentage" office:value="0.0606842277844573">
            <text:p>6.1%</text:p>
          </table:table-cell>
          <table:table-cell office:value-type="string">
            <text:p>8439.4</text:p>
          </table:table-cell>
          <table:table-cell office:value-type="float" office:value="5103379">
            <text:p>5103379</text:p>
          </table:table-cell>
          <table:table-cell office:value-type="float" office:value="9149">
            <text:p>9149</text:p>
          </table:table-cell>
          <table:table-cell office:value-type="string">
            <text:p>1821.9</text:p>
          </table:table-cell>
          <table:table-cell table:style-name="ce2" table:formula="of:=[.I683]/[.H683]" office:value-type="percentage" office:value="0.199136517652202">
            <text:p>19.9%</text:p>
          </table:table-cell>
          <table:table-cell office:value-type="string">
            <text:p>7172.9</text:p>
          </table:table-cell>
          <table:table-cell table:style-name="ce2" table:formula="of:=[.J683]-[.E683]" office:value-type="percentage" office:value="0.138452289867745">
            <text:p>13.8%</text:p>
          </table:table-cell>
        </table:table-row>
        <table:table-row table:style-name="ro1">
          <table:table-cell office:value-type="string">
            <text:p>Cuiabá</text:p>
          </table:table-cell>
          <table:table-cell office:value-type="float" office:value="5103403">
            <text:p>5103403</text:p>
          </table:table-cell>
          <table:table-cell office:value-type="float" office:value="3539">
            <text:p>3539</text:p>
          </table:table-cell>
          <table:table-cell office:value-type="string">
            <text:p>165.7</text:p>
          </table:table-cell>
          <table:table-cell table:style-name="ce2" table:formula="of:=[.D684]/[.C684]" office:value-type="percentage" office:value="0.0468211359141">
            <text:p>4.7%</text:p>
          </table:table-cell>
          <table:table-cell office:value-type="string">
            <text:p>181.7</text:p>
          </table:table-cell>
          <table:table-cell office:value-type="float" office:value="5103403">
            <text:p>5103403</text:p>
          </table:table-cell>
          <table:table-cell office:value-type="float" office:value="3539">
            <text:p>3539</text:p>
          </table:table-cell>
          <table:table-cell office:value-type="string">
            <text:p>174.5</text:p>
          </table:table-cell>
          <table:table-cell table:style-name="ce2" table:formula="of:=[.I684]/[.H684]" office:value-type="percentage" office:value="0.0493077140435151">
            <text:p>4.9%</text:p>
          </table:table-cell>
          <table:table-cell office:value-type="float" office:value="172">
            <text:p>172</text:p>
          </table:table-cell>
          <table:table-cell table:style-name="ce2" table:formula="of:=[.J684]-[.E684]" office:value-type="percentage" office:value="0.00248657812941509">
            <text:p>0.2%</text:p>
          </table:table-cell>
        </table:table-row>
        <table:table-row table:style-name="ro1">
          <table:table-cell office:value-type="string">
            <text:p>Curvelândia</text:p>
          </table:table-cell>
          <table:table-cell office:value-type="float" office:value="5103437">
            <text:p>5103437</text:p>
          </table:table-cell>
          <table:table-cell office:value-type="float" office:value="749">
            <text:p>749</text:p>
          </table:table-cell>
          <table:table-cell office:value-type="string">
            <text:p>303.5</text:p>
          </table:table-cell>
          <table:table-cell table:style-name="ce2" table:formula="of:=[.D685]/[.C685]" office:value-type="percentage" office:value="0.40520694259012">
            <text:p>40.5%</text:p>
          </table:table-cell>
          <table:table-cell office:value-type="string">
            <text:p>120.3</text:p>
          </table:table-cell>
          <table:table-cell office:value-type="float" office:value="5103437">
            <text:p>5103437</text:p>
          </table:table-cell>
          <table:table-cell office:value-type="float" office:value="749">
            <text:p>749</text:p>
          </table:table-cell>
          <table:table-cell office:value-type="string">
            <text:p>314.4</text:p>
          </table:table-cell>
          <table:table-cell table:style-name="ce2" table:formula="of:=[.I685]/[.H685]" office:value-type="percentage" office:value="0.419759679572764">
            <text:p>42.0%</text:p>
          </table:table-cell>
          <table:table-cell office:value-type="string">
            <text:p>108.6</text:p>
          </table:table-cell>
          <table:table-cell table:style-name="ce2" table:formula="of:=[.J685]-[.E685]" office:value-type="percentage" office:value="0.0145527369826435">
            <text:p>1.5%</text:p>
          </table:table-cell>
        </table:table-row>
        <table:table-row table:style-name="ro1">
          <table:table-cell office:value-type="string">
            <text:p>Denise</text:p>
          </table:table-cell>
          <table:table-cell office:value-type="float" office:value="5103452">
            <text:p>5103452</text:p>
          </table:table-cell>
          <table:table-cell office:value-type="float" office:value="1304">
            <text:p>1304</text:p>
          </table:table-cell>
          <table:table-cell office:value-type="string">
            <text:p>1104.2</text:p>
          </table:table-cell>
          <table:table-cell table:style-name="ce2" table:formula="of:=[.D686]/[.C686]" office:value-type="percentage" office:value="0.846779141104295">
            <text:p>84.7%</text:p>
          </table:table-cell>
          <table:table-cell office:value-type="string">
            <text:p>194.7</text:p>
          </table:table-cell>
          <table:table-cell office:value-type="float" office:value="5103452">
            <text:p>5103452</text:p>
          </table:table-cell>
          <table:table-cell office:value-type="float" office:value="1304">
            <text:p>1304</text:p>
          </table:table-cell>
          <table:table-cell office:value-type="float" office:value="1140">
            <text:p>1140</text:p>
          </table:table-cell>
          <table:table-cell table:style-name="ce2" table:formula="of:=[.I686]/[.H686]" office:value-type="percentage" office:value="0.874233128834356">
            <text:p>87.4%</text:p>
          </table:table-cell>
          <table:table-cell office:value-type="string">
            <text:p>158.1</text:p>
          </table:table-cell>
          <table:table-cell table:style-name="ce2" table:formula="of:=[.J686]-[.E686]" office:value-type="percentage" office:value="0.0274539877300612">
            <text:p>2.7%</text:p>
          </table:table-cell>
        </table:table-row>
        <table:table-row table:style-name="ro1">
          <table:table-cell office:value-type="string">
            <text:p>Diamantino</text:p>
          </table:table-cell>
          <table:table-cell office:value-type="float" office:value="5103502">
            <text:p>5103502</text:p>
          </table:table-cell>
          <table:table-cell office:value-type="float" office:value="7640">
            <text:p>7640</text:p>
          </table:table-cell>
          <table:table-cell office:value-type="string">
            <text:p>395.4</text:p>
          </table:table-cell>
          <table:table-cell table:style-name="ce2" table:formula="of:=[.D687]/[.C687]" office:value-type="percentage" office:value="0.0517539267015707">
            <text:p>5.2%</text:p>
          </table:table-cell>
          <table:table-cell office:value-type="string">
            <text:p>1819.2</text:p>
          </table:table-cell>
          <table:table-cell office:value-type="float" office:value="5103502">
            <text:p>5103502</text:p>
          </table:table-cell>
          <table:table-cell office:value-type="float" office:value="7640">
            <text:p>7640</text:p>
          </table:table-cell>
          <table:table-cell office:value-type="string">
            <text:p>584.1</text:p>
          </table:table-cell>
          <table:table-cell table:style-name="ce2" table:formula="of:=[.I687]/[.H687]" office:value-type="percentage" office:value="0.0764528795811518">
            <text:p>7.6%</text:p>
          </table:table-cell>
          <table:table-cell office:value-type="string">
            <text:p>1620.2</text:p>
          </table:table-cell>
          <table:table-cell table:style-name="ce2" table:formula="of:=[.J687]-[.E687]" office:value-type="percentage" office:value="0.0246989528795812">
            <text:p>2.5%</text:p>
          </table:table-cell>
        </table:table-row>
        <table:table-row table:style-name="ro1">
          <table:table-cell office:value-type="string">
            <text:p>Dom Aquino</text:p>
          </table:table-cell>
          <table:table-cell office:value-type="float" office:value="5103601">
            <text:p>5103601</text:p>
          </table:table-cell>
          <table:table-cell office:value-type="float" office:value="2207">
            <text:p>2207</text:p>
          </table:table-cell>
          <table:table-cell office:value-type="string">
            <text:p>799.1</text:p>
          </table:table-cell>
          <table:table-cell table:style-name="ce2" table:formula="of:=[.D688]/[.C688]" office:value-type="percentage" office:value="0.362075215224286">
            <text:p>36.2%</text:p>
          </table:table-cell>
          <table:table-cell office:value-type="string">
            <text:p>48.6</text:p>
          </table:table-cell>
          <table:table-cell office:value-type="float" office:value="5103601">
            <text:p>5103601</text:p>
          </table:table-cell>
          <table:table-cell office:value-type="float" office:value="2207">
            <text:p>2207</text:p>
          </table:table-cell>
          <table:table-cell office:value-type="string">
            <text:p>801.7</text:p>
          </table:table-cell>
          <table:table-cell table:style-name="ce2" table:formula="of:=[.I688]/[.H688]" office:value-type="percentage" office:value="0.363253285002266">
            <text:p>36.3%</text:p>
          </table:table-cell>
          <table:table-cell office:value-type="float" office:value="48">
            <text:p>48</text:p>
          </table:table-cell>
          <table:table-cell table:style-name="ce2" table:formula="of:=[.J688]-[.E688]" office:value-type="percentage" office:value="0.00117806977797918">
            <text:p>0.1%</text:p>
          </table:table-cell>
        </table:table-row>
        <table:table-row table:style-name="ro1">
          <table:table-cell office:value-type="string">
            <text:p>Feliz Natal</text:p>
          </table:table-cell>
          <table:table-cell office:value-type="float" office:value="5103700">
            <text:p>5103700</text:p>
          </table:table-cell>
          <table:table-cell office:value-type="float" office:value="11448">
            <text:p>11448</text:p>
          </table:table-cell>
          <table:table-cell office:value-type="string">
            <text:p>1017.7</text:p>
          </table:table-cell>
          <table:table-cell table:style-name="ce2" table:formula="of:=[.D689]/[.C689]" office:value-type="percentage" office:value="0.0888976240391335">
            <text:p>8.9%</text:p>
          </table:table-cell>
          <table:table-cell office:value-type="string">
            <text:p>9699.3</text:p>
          </table:table-cell>
          <table:table-cell office:value-type="float" office:value="5103700">
            <text:p>5103700</text:p>
          </table:table-cell>
          <table:table-cell office:value-type="float" office:value="11448">
            <text:p>11448</text:p>
          </table:table-cell>
          <table:table-cell office:value-type="string">
            <text:p>2027.2</text:p>
          </table:table-cell>
          <table:table-cell table:style-name="ce2" table:formula="of:=[.I689]/[.H689]" office:value-type="percentage" office:value="0.177078965758211">
            <text:p>17.7%</text:p>
          </table:table-cell>
          <table:table-cell office:value-type="string">
            <text:p>8689.9</text:p>
          </table:table-cell>
          <table:table-cell table:style-name="ce2" table:formula="of:=[.J689]-[.E689]" office:value-type="percentage" office:value="0.0881813417190776">
            <text:p>8.8%</text:p>
          </table:table-cell>
        </table:table-row>
        <table:table-row table:style-name="ro1">
          <table:table-cell office:value-type="string">
            <text:p>Figueirópolis d'Oeste</text:p>
          </table:table-cell>
          <table:table-cell office:value-type="float" office:value="5103809">
            <text:p>5103809</text:p>
          </table:table-cell>
          <table:table-cell office:value-type="float" office:value="893">
            <text:p>893</text:p>
          </table:table-cell>
          <table:table-cell office:value-type="string">
            <text:p>729.8</text:p>
          </table:table-cell>
          <table:table-cell table:style-name="ce2" table:formula="of:=[.D690]/[.C690]" office:value-type="percentage" office:value="0.817245240761478">
            <text:p>81.7%</text:p>
          </table:table-cell>
          <table:table-cell office:value-type="string">
            <text:p>52.8</text:p>
          </table:table-cell>
          <table:table-cell office:value-type="float" office:value="5103809">
            <text:p>5103809</text:p>
          </table:table-cell>
          <table:table-cell office:value-type="float" office:value="893">
            <text:p>893</text:p>
          </table:table-cell>
          <table:table-cell office:value-type="float" office:value="737">
            <text:p>737</text:p>
          </table:table-cell>
          <table:table-cell table:style-name="ce2" table:formula="of:=[.I690]/[.H690]" office:value-type="percentage" office:value="0.825307950727884">
            <text:p>82.5%</text:p>
          </table:table-cell>
          <table:table-cell office:value-type="float" office:value="45">
            <text:p>45</text:p>
          </table:table-cell>
          <table:table-cell table:style-name="ce2" table:formula="of:=[.J690]-[.E690]" office:value-type="percentage" office:value="0.00806270996640546">
            <text:p>0.8%</text:p>
          </table:table-cell>
        </table:table-row>
        <table:table-row table:style-name="ro1">
          <table:table-cell office:value-type="string">
            <text:p>Gaúcha do Norte</text:p>
          </table:table-cell>
          <table:table-cell office:value-type="float" office:value="5103858">
            <text:p>5103858</text:p>
          </table:table-cell>
          <table:table-cell office:value-type="float" office:value="16900">
            <text:p>16900</text:p>
          </table:table-cell>
          <table:table-cell office:value-type="string">
            <text:p>2047.3</text:p>
          </table:table-cell>
          <table:table-cell table:style-name="ce2" table:formula="of:=[.D691]/[.C691]" office:value-type="percentage" office:value="0.12114201183432">
            <text:p>12.1%</text:p>
          </table:table-cell>
          <table:table-cell office:value-type="string">
            <text:p>10207.5</text:p>
          </table:table-cell>
          <table:table-cell office:value-type="float" office:value="5103858">
            <text:p>5103858</text:p>
          </table:table-cell>
          <table:table-cell office:value-type="float" office:value="16900">
            <text:p>16900</text:p>
          </table:table-cell>
          <table:table-cell office:value-type="string">
            <text:p>3504.7</text:p>
          </table:table-cell>
          <table:table-cell table:style-name="ce2" table:formula="of:=[.I691]/[.H691]" office:value-type="percentage" office:value="0.207378698224852">
            <text:p>20.7%</text:p>
          </table:table-cell>
          <table:table-cell office:value-type="string">
            <text:p>8751.8</text:p>
          </table:table-cell>
          <table:table-cell table:style-name="ce2" table:formula="of:=[.J691]-[.E691]" office:value-type="percentage" office:value="0.0862366863905325">
            <text:p>8.6%</text:p>
          </table:table-cell>
        </table:table-row>
        <table:table-row table:style-name="ro1">
          <table:table-cell office:value-type="string">
            <text:p>General Carneiro</text:p>
          </table:table-cell>
          <table:table-cell office:value-type="float" office:value="5103908">
            <text:p>5103908</text:p>
          </table:table-cell>
          <table:table-cell office:value-type="float" office:value="3724">
            <text:p>3724</text:p>
          </table:table-cell>
          <table:table-cell office:value-type="float" office:value="0">
            <text:p>0</text:p>
          </table:table-cell>
          <table:table-cell table:style-name="ce2" table:formula="of:=[.D692]/[.C692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5103908">
            <text:p>5103908</text:p>
          </table:table-cell>
          <table:table-cell office:value-type="float" office:value="3724">
            <text:p>3724</text:p>
          </table:table-cell>
          <table:table-cell office:value-type="float" office:value="0">
            <text:p>0</text:p>
          </table:table-cell>
          <table:table-cell table:style-name="ce2" table:formula="of:=[.I692]/[.H692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692]-[.E692]" office:value-type="percentage" office:value="0">
            <text:p>0.0%</text:p>
          </table:table-cell>
        </table:table-row>
        <table:table-row table:style-name="ro1">
          <table:table-cell office:value-type="string">
            <text:p>Glória d'Oeste</text:p>
          </table:table-cell>
          <table:table-cell office:value-type="float" office:value="5103957">
            <text:p>5103957</text:p>
          </table:table-cell>
          <table:table-cell office:value-type="float" office:value="848">
            <text:p>848</text:p>
          </table:table-cell>
          <table:table-cell office:value-type="string">
            <text:p>286.3</text:p>
          </table:table-cell>
          <table:table-cell table:style-name="ce2" table:formula="of:=[.D693]/[.C693]" office:value-type="percentage" office:value="0.337617924528302">
            <text:p>33.8%</text:p>
          </table:table-cell>
          <table:table-cell office:value-type="float" office:value="52">
            <text:p>52</text:p>
          </table:table-cell>
          <table:table-cell office:value-type="float" office:value="5103957">
            <text:p>5103957</text:p>
          </table:table-cell>
          <table:table-cell office:value-type="float" office:value="848">
            <text:p>848</text:p>
          </table:table-cell>
          <table:table-cell office:value-type="string">
            <text:p>292.1</text:p>
          </table:table-cell>
          <table:table-cell table:style-name="ce2" table:formula="of:=[.I693]/[.H693]" office:value-type="percentage" office:value="0.344457547169811">
            <text:p>34.4%</text:p>
          </table:table-cell>
          <table:table-cell office:value-type="string">
            <text:p>46.1</text:p>
          </table:table-cell>
          <table:table-cell table:style-name="ce2" table:formula="of:=[.J693]-[.E693]" office:value-type="percentage" office:value="0.00683962264150945">
            <text:p>0.7%</text:p>
          </table:table-cell>
        </table:table-row>
        <table:table-row table:style-name="ro1">
          <table:table-cell office:value-type="string">
            <text:p>Guarantã do Norte</text:p>
          </table:table-cell>
          <table:table-cell office:value-type="float" office:value="5104104">
            <text:p>5104104</text:p>
          </table:table-cell>
          <table:table-cell office:value-type="float" office:value="4717">
            <text:p>4717</text:p>
          </table:table-cell>
          <table:table-cell office:value-type="float" office:value="1755">
            <text:p>1755</text:p>
          </table:table-cell>
          <table:table-cell table:style-name="ce2" table:formula="of:=[.D694]/[.C694]" office:value-type="percentage" office:value="0.372058511765953">
            <text:p>37.2%</text:p>
          </table:table-cell>
          <table:table-cell office:value-type="string">
            <text:p>2237.2</text:p>
          </table:table-cell>
          <table:table-cell office:value-type="float" office:value="5104104">
            <text:p>5104104</text:p>
          </table:table-cell>
          <table:table-cell office:value-type="float" office:value="4717">
            <text:p>4717</text:p>
          </table:table-cell>
          <table:table-cell office:value-type="string">
            <text:p>2401.9</text:p>
          </table:table-cell>
          <table:table-cell table:style-name="ce2" table:formula="of:=[.I694]/[.H694]" office:value-type="percentage" office:value="0.509200763196947">
            <text:p>50.9%</text:p>
          </table:table-cell>
          <table:table-cell office:value-type="string">
            <text:p>1590.8</text:p>
          </table:table-cell>
          <table:table-cell table:style-name="ce2" table:formula="of:=[.J694]-[.E694]" office:value-type="percentage" office:value="0.137142251430994">
            <text:p>13.7%</text:p>
          </table:table-cell>
        </table:table-row>
        <table:table-row table:style-name="ro1">
          <table:table-cell office:value-type="string">
            <text:p>Guiratinga</text:p>
          </table:table-cell>
          <table:table-cell office:value-type="float" office:value="5104203">
            <text:p>5104203</text:p>
          </table:table-cell>
          <table:table-cell office:value-type="float" office:value="5361">
            <text:p>5361</text:p>
          </table:table-cell>
          <table:table-cell office:value-type="string">
            <text:p>166.9</text:p>
          </table:table-cell>
          <table:table-cell table:style-name="ce2" table:formula="of:=[.D695]/[.C695]" office:value-type="percentage" office:value="0.0311322514456258">
            <text:p>3.1%</text:p>
          </table:table-cell>
          <table:table-cell office:value-type="string">
            <text:p>0.8</text:p>
          </table:table-cell>
          <table:table-cell office:value-type="float" office:value="5104203">
            <text:p>5104203</text:p>
          </table:table-cell>
          <table:table-cell office:value-type="float" office:value="5361">
            <text:p>5361</text:p>
          </table:table-cell>
          <table:table-cell office:value-type="string">
            <text:p>167.6</text:p>
          </table:table-cell>
          <table:table-cell table:style-name="ce2" table:formula="of:=[.I695]/[.H695]" office:value-type="percentage" office:value="0.0312628240999813">
            <text:p>3.1%</text:p>
          </table:table-cell>
          <table:table-cell office:value-type="string">
            <text:p>0.2</text:p>
          </table:table-cell>
          <table:table-cell table:style-name="ce2" table:formula="of:=[.J695]-[.E695]" office:value-type="percentage" office:value="0.000130572654355527">
            <text:p>0.0%</text:p>
          </table:table-cell>
        </table:table-row>
        <table:table-row table:style-name="ro1">
          <table:table-cell office:value-type="string">
            <text:p>Indiavaí</text:p>
          </table:table-cell>
          <table:table-cell office:value-type="float" office:value="5104500">
            <text:p>5104500</text:p>
          </table:table-cell>
          <table:table-cell office:value-type="float" office:value="601">
            <text:p>601</text:p>
          </table:table-cell>
          <table:table-cell office:value-type="string">
            <text:p>555.8</text:p>
          </table:table-cell>
          <table:table-cell table:style-name="ce2" table:formula="of:=[.D696]/[.C696]" office:value-type="percentage" office:value="0.924792013311148">
            <text:p>92.5%</text:p>
          </table:table-cell>
          <table:table-cell office:value-type="string">
            <text:p>45.1</text:p>
          </table:table-cell>
          <table:table-cell office:value-type="float" office:value="5104500">
            <text:p>5104500</text:p>
          </table:table-cell>
          <table:table-cell office:value-type="float" office:value="601">
            <text:p>601</text:p>
          </table:table-cell>
          <table:table-cell office:value-type="string">
            <text:p>563.5</text:p>
          </table:table-cell>
          <table:table-cell table:style-name="ce2" table:formula="of:=[.I696]/[.H696]" office:value-type="percentage" office:value="0.937603993344426">
            <text:p>93.8%</text:p>
          </table:table-cell>
          <table:table-cell office:value-type="string">
            <text:p>37.4</text:p>
          </table:table-cell>
          <table:table-cell table:style-name="ce2" table:formula="of:=[.J696]-[.E696]" office:value-type="percentage" office:value="0.012811980033278">
            <text:p>1.3%</text:p>
          </table:table-cell>
        </table:table-row>
        <table:table-row table:style-name="ro1">
          <table:table-cell office:value-type="string">
            <text:p>Itaúba</text:p>
          </table:table-cell>
          <table:table-cell office:value-type="float" office:value="5104559">
            <text:p>5104559</text:p>
          </table:table-cell>
          <table:table-cell office:value-type="float" office:value="4543">
            <text:p>4543</text:p>
          </table:table-cell>
          <table:table-cell office:value-type="string">
            <text:p>1118.8</text:p>
          </table:table-cell>
          <table:table-cell table:style-name="ce2" table:formula="of:=[.D697]/[.C697]" office:value-type="percentage" office:value="0.246268985252036">
            <text:p>24.6%</text:p>
          </table:table-cell>
          <table:table-cell office:value-type="float" office:value="2970">
            <text:p>2970</text:p>
          </table:table-cell>
          <table:table-cell office:value-type="float" office:value="5104559">
            <text:p>5104559</text:p>
          </table:table-cell>
          <table:table-cell office:value-type="float" office:value="4543">
            <text:p>4543</text:p>
          </table:table-cell>
          <table:table-cell office:value-type="string">
            <text:p>1650.3</text:p>
          </table:table-cell>
          <table:table-cell table:style-name="ce2" table:formula="of:=[.I697]/[.H697]" office:value-type="percentage" office:value="0.363262161567246">
            <text:p>36.3%</text:p>
          </table:table-cell>
          <table:table-cell office:value-type="string">
            <text:p>2436.4</text:p>
          </table:table-cell>
          <table:table-cell table:style-name="ce2" table:formula="of:=[.J697]-[.E697]" office:value-type="percentage" office:value="0.11699317631521">
            <text:p>11.7%</text:p>
          </table:table-cell>
        </table:table-row>
        <table:table-row table:style-name="ro1">
          <table:table-cell office:value-type="string">
            <text:p>Itiquira</text:p>
          </table:table-cell>
          <table:table-cell office:value-type="float" office:value="5104609">
            <text:p>5104609</text:p>
          </table:table-cell>
          <table:table-cell office:value-type="float" office:value="8638">
            <text:p>8638</text:p>
          </table:table-cell>
          <table:table-cell office:value-type="string">
            <text:p>152.4</text:p>
          </table:table-cell>
          <table:table-cell table:style-name="ce2" table:formula="of:=[.D698]/[.C698]" office:value-type="percentage" office:value="0.0176429729103959">
            <text:p>1.8%</text:p>
          </table:table-cell>
          <table:table-cell office:value-type="float" office:value="228">
            <text:p>228</text:p>
          </table:table-cell>
          <table:table-cell office:value-type="float" office:value="5104609">
            <text:p>5104609</text:p>
          </table:table-cell>
          <table:table-cell office:value-type="float" office:value="8638">
            <text:p>8638</text:p>
          </table:table-cell>
          <table:table-cell office:value-type="string">
            <text:p>159.8</text:p>
          </table:table-cell>
          <table:table-cell table:style-name="ce2" table:formula="of:=[.I698]/[.H698]" office:value-type="percentage" office:value="0.0184996526973837">
            <text:p>1.8%</text:p>
          </table:table-cell>
          <table:table-cell office:value-type="string">
            <text:p>225.4</text:p>
          </table:table-cell>
          <table:table-cell table:style-name="ce2" table:formula="of:=[.J698]-[.E698]" office:value-type="percentage" office:value="0.000856679786987731">
            <text:p>0.1%</text:p>
          </table:table-cell>
        </table:table-row>
        <table:table-row table:style-name="ro1">
          <table:table-cell office:value-type="string">
            <text:p>Jaciara</text:p>
          </table:table-cell>
          <table:table-cell office:value-type="float" office:value="5104807">
            <text:p>5104807</text:p>
          </table:table-cell>
          <table:table-cell office:value-type="float" office:value="1657">
            <text:p>1657</text:p>
          </table:table-cell>
          <table:table-cell office:value-type="string">
            <text:p>682.9</text:p>
          </table:table-cell>
          <table:table-cell table:style-name="ce2" table:formula="of:=[.D699]/[.C699]" office:value-type="percentage" office:value="0.412130356065178">
            <text:p>41.2%</text:p>
          </table:table-cell>
          <table:table-cell office:value-type="string">
            <text:p>16.4</text:p>
          </table:table-cell>
          <table:table-cell office:value-type="float" office:value="5104807">
            <text:p>5104807</text:p>
          </table:table-cell>
          <table:table-cell office:value-type="float" office:value="1657">
            <text:p>1657</text:p>
          </table:table-cell>
          <table:table-cell office:value-type="string">
            <text:p>686.6</text:p>
          </table:table-cell>
          <table:table-cell table:style-name="ce2" table:formula="of:=[.I699]/[.H699]" office:value-type="percentage" office:value="0.414363307181654">
            <text:p>41.4%</text:p>
          </table:table-cell>
          <table:table-cell office:value-type="string">
            <text:p>11.3</text:p>
          </table:table-cell>
          <table:table-cell table:style-name="ce2" table:formula="of:=[.J699]-[.E699]" office:value-type="percentage" office:value="0.00223295111647559">
            <text:p>0.2%</text:p>
          </table:table-cell>
        </table:table-row>
        <table:table-row table:style-name="ro1">
          <table:table-cell office:value-type="string">
            <text:p>Jangada</text:p>
          </table:table-cell>
          <table:table-cell office:value-type="float" office:value="5104906">
            <text:p>5104906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table:style-name="ce2" table:formula="of:=[.D700]/[.C700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5104906">
            <text:p>5104906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table:style-name="ce2" table:formula="of:=[.I700]/[.H700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700]-[.E700]" office:value-type="percentage" office:value="0">
            <text:p>0.0%</text:p>
          </table:table-cell>
        </table:table-row>
        <table:table-row table:style-name="ro1">
          <table:table-cell office:value-type="string">
            <text:p>Jauru</text:p>
          </table:table-cell>
          <table:table-cell office:value-type="float" office:value="5105002">
            <text:p>5105002</text:p>
          </table:table-cell>
          <table:table-cell office:value-type="float" office:value="1221">
            <text:p>1221</text:p>
          </table:table-cell>
          <table:table-cell office:value-type="string">
            <text:p>985.3</text:p>
          </table:table-cell>
          <table:table-cell table:style-name="ce2" table:formula="of:=[.D701]/[.C701]" office:value-type="percentage" office:value="0.806961506961507">
            <text:p>80.7%</text:p>
          </table:table-cell>
          <table:table-cell office:value-type="string">
            <text:p>121.6</text:p>
          </table:table-cell>
          <table:table-cell office:value-type="float" office:value="5105002">
            <text:p>5105002</text:p>
          </table:table-cell>
          <table:table-cell office:value-type="float" office:value="1221">
            <text:p>1221</text:p>
          </table:table-cell>
          <table:table-cell office:value-type="string">
            <text:p>1005.8</text:p>
          </table:table-cell>
          <table:table-cell table:style-name="ce2" table:formula="of:=[.I701]/[.H701]" office:value-type="percentage" office:value="0.823751023751024">
            <text:p>82.4%</text:p>
          </table:table-cell>
          <table:table-cell office:value-type="string">
            <text:p>100.5</text:p>
          </table:table-cell>
          <table:table-cell table:style-name="ce2" table:formula="of:=[.J701]-[.E701]" office:value-type="percentage" office:value="0.0167895167895168">
            <text:p>1.7%</text:p>
          </table:table-cell>
        </table:table-row>
        <table:table-row table:style-name="ro1">
          <table:table-cell office:value-type="string">
            <text:p>Juara</text:p>
          </table:table-cell>
          <table:table-cell office:value-type="float" office:value="5105101">
            <text:p>5105101</text:p>
          </table:table-cell>
          <table:table-cell office:value-type="float" office:value="21430">
            <text:p>21430</text:p>
          </table:table-cell>
          <table:table-cell office:value-type="string">
            <text:p>5425.3</text:p>
          </table:table-cell>
          <table:table-cell table:style-name="ce2" table:formula="of:=[.D702]/[.C702]" office:value-type="percentage" office:value="0.253163789080728">
            <text:p>25.3%</text:p>
          </table:table-cell>
          <table:table-cell office:value-type="string">
            <text:p>14385.5</text:p>
          </table:table-cell>
          <table:table-cell office:value-type="float" office:value="5105101">
            <text:p>5105101</text:p>
          </table:table-cell>
          <table:table-cell office:value-type="float" office:value="21430">
            <text:p>21430</text:p>
          </table:table-cell>
          <table:table-cell office:value-type="string">
            <text:p>7623.3</text:p>
          </table:table-cell>
          <table:table-cell table:style-name="ce2" table:formula="of:=[.I702]/[.H702]" office:value-type="percentage" office:value="0.35573028464769">
            <text:p>35.6%</text:p>
          </table:table-cell>
          <table:table-cell office:value-type="string">
            <text:p>12222.8</text:p>
          </table:table-cell>
          <table:table-cell table:style-name="ce2" table:formula="of:=[.J702]-[.E702]" office:value-type="percentage" office:value="0.102566495566962">
            <text:p>10.3%</text:p>
          </table:table-cell>
        </table:table-row>
        <table:table-row table:style-name="ro1">
          <table:table-cell office:value-type="string">
            <text:p>Juína</text:p>
          </table:table-cell>
          <table:table-cell office:value-type="float" office:value="5105150">
            <text:p>5105150</text:p>
          </table:table-cell>
          <table:table-cell office:value-type="float" office:value="26358">
            <text:p>26358</text:p>
          </table:table-cell>
          <table:table-cell office:value-type="string">
            <text:p>3277.5</text:p>
          </table:table-cell>
          <table:table-cell table:style-name="ce2" table:formula="of:=[.D703]/[.C703]" office:value-type="percentage" office:value="0.12434554973822">
            <text:p>12.4%</text:p>
          </table:table-cell>
          <table:table-cell office:value-type="string">
            <text:p>20394.1</text:p>
          </table:table-cell>
          <table:table-cell office:value-type="float" office:value="5105150">
            <text:p>5105150</text:p>
          </table:table-cell>
          <table:table-cell office:value-type="float" office:value="26358">
            <text:p>26358</text:p>
          </table:table-cell>
          <table:table-cell office:value-type="string">
            <text:p>4322.6</text:p>
          </table:table-cell>
          <table:table-cell table:style-name="ce2" table:formula="of:=[.I703]/[.H703]" office:value-type="percentage" office:value="0.163995750815692">
            <text:p>16.4%</text:p>
          </table:table-cell>
          <table:table-cell office:value-type="string">
            <text:p>19348.9</text:p>
          </table:table-cell>
          <table:table-cell table:style-name="ce2" table:formula="of:=[.J703]-[.E703]" office:value-type="percentage" office:value="0.0396502010774717">
            <text:p>4.0%</text:p>
          </table:table-cell>
        </table:table-row>
        <table:table-row table:style-name="ro1">
          <table:table-cell office:value-type="string">
            <text:p>Juruena</text:p>
          </table:table-cell>
          <table:table-cell office:value-type="float" office:value="5105176">
            <text:p>5105176</text:p>
          </table:table-cell>
          <table:table-cell office:value-type="float" office:value="3200">
            <text:p>3200</text:p>
          </table:table-cell>
          <table:table-cell office:value-type="string">
            <text:p>638.4</text:p>
          </table:table-cell>
          <table:table-cell table:style-name="ce2" table:formula="of:=[.D704]/[.C704]" office:value-type="percentage" office:value="0.1995">
            <text:p>20.0%</text:p>
          </table:table-cell>
          <table:table-cell office:value-type="float" office:value="2372">
            <text:p>2372</text:p>
          </table:table-cell>
          <table:table-cell office:value-type="float" office:value="5105176">
            <text:p>5105176</text:p>
          </table:table-cell>
          <table:table-cell office:value-type="float" office:value="3200">
            <text:p>3200</text:p>
          </table:table-cell>
          <table:table-cell office:value-type="string">
            <text:p>1307.9</text:p>
          </table:table-cell>
          <table:table-cell table:style-name="ce2" table:formula="of:=[.I704]/[.H704]" office:value-type="percentage" office:value="0.40871875">
            <text:p>40.9%</text:p>
          </table:table-cell>
          <table:table-cell office:value-type="string">
            <text:p>1701.7</text:p>
          </table:table-cell>
          <table:table-cell table:style-name="ce2" table:formula="of:=[.J704]-[.E704]" office:value-type="percentage" office:value="0.20921875">
            <text:p>20.9%</text:p>
          </table:table-cell>
        </table:table-row>
        <table:table-row table:style-name="ro1">
          <table:table-cell office:value-type="string">
            <text:p>Juscimeira</text:p>
          </table:table-cell>
          <table:table-cell office:value-type="float" office:value="5105200">
            <text:p>5105200</text:p>
          </table:table-cell>
          <table:table-cell office:value-type="float" office:value="2206">
            <text:p>2206</text:p>
          </table:table-cell>
          <table:table-cell office:value-type="string">
            <text:p>902.9</text:p>
          </table:table-cell>
          <table:table-cell table:style-name="ce2" table:formula="of:=[.D705]/[.C705]" office:value-type="percentage" office:value="0.409292837715322">
            <text:p>40.9%</text:p>
          </table:table-cell>
          <table:table-cell office:value-type="float" office:value="58">
            <text:p>58</text:p>
          </table:table-cell>
          <table:table-cell office:value-type="float" office:value="5105200">
            <text:p>5105200</text:p>
          </table:table-cell>
          <table:table-cell office:value-type="float" office:value="2206">
            <text:p>2206</text:p>
          </table:table-cell>
          <table:table-cell office:value-type="string">
            <text:p>920.6</text:p>
          </table:table-cell>
          <table:table-cell table:style-name="ce2" table:formula="of:=[.I705]/[.H705]" office:value-type="percentage" office:value="0.417316409791478">
            <text:p>41.7%</text:p>
          </table:table-cell>
          <table:table-cell office:value-type="string">
            <text:p>37.2</text:p>
          </table:table-cell>
          <table:table-cell table:style-name="ce2" table:formula="of:=[.J705]-[.E705]" office:value-type="percentage" office:value="0.00802357207615595">
            <text:p>0.8%</text:p>
          </table:table-cell>
        </table:table-row>
        <table:table-row table:style-name="ro1">
          <table:table-cell office:value-type="string">
            <text:p>Lambari d'Oeste</text:p>
          </table:table-cell>
          <table:table-cell office:value-type="float" office:value="5105234">
            <text:p>5105234</text:p>
          </table:table-cell>
          <table:table-cell office:value-type="float" office:value="1338">
            <text:p>1338</text:p>
          </table:table-cell>
          <table:table-cell office:value-type="string">
            <text:p>872.7</text:p>
          </table:table-cell>
          <table:table-cell table:style-name="ce2" table:formula="of:=[.D706]/[.C706]" office:value-type="percentage" office:value="0.652242152466368">
            <text:p>65.2%</text:p>
          </table:table-cell>
          <table:table-cell office:value-type="string">
            <text:p>291.2</text:p>
          </table:table-cell>
          <table:table-cell office:value-type="float" office:value="5105234">
            <text:p>5105234</text:p>
          </table:table-cell>
          <table:table-cell office:value-type="float" office:value="1338">
            <text:p>1338</text:p>
          </table:table-cell>
          <table:table-cell office:value-type="string">
            <text:p>930.7</text:p>
          </table:table-cell>
          <table:table-cell table:style-name="ce2" table:formula="of:=[.I706]/[.H706]" office:value-type="percentage" office:value="0.69559043348281">
            <text:p>69.6%</text:p>
          </table:table-cell>
          <table:table-cell office:value-type="string">
            <text:p>235.3</text:p>
          </table:table-cell>
          <table:table-cell table:style-name="ce2" table:formula="of:=[.J706]-[.E706]" office:value-type="percentage" office:value="0.0433482810164425">
            <text:p>4.3%</text:p>
          </table:table-cell>
        </table:table-row>
        <table:table-row table:style-name="ro1">
          <table:table-cell office:value-type="string">
            <text:p>Lucas do Rio Verde</text:p>
          </table:table-cell>
          <table:table-cell office:value-type="float" office:value="5105259">
            <text:p>5105259</text:p>
          </table:table-cell>
          <table:table-cell office:value-type="float" office:value="3663">
            <text:p>3663</text:p>
          </table:table-cell>
          <table:table-cell office:value-type="string">
            <text:p>389.2</text:p>
          </table:table-cell>
          <table:table-cell table:style-name="ce2" table:formula="of:=[.D707]/[.C707]" office:value-type="percentage" office:value="0.106251706251706">
            <text:p>10.6%</text:p>
          </table:table-cell>
          <table:table-cell office:value-type="float" office:value="776">
            <text:p>776</text:p>
          </table:table-cell>
          <table:table-cell office:value-type="float" office:value="5105259">
            <text:p>5105259</text:p>
          </table:table-cell>
          <table:table-cell office:value-type="float" office:value="3663">
            <text:p>3663</text:p>
          </table:table-cell>
          <table:table-cell office:value-type="string">
            <text:p>525.9</text:p>
          </table:table-cell>
          <table:table-cell table:style-name="ce2" table:formula="of:=[.I707]/[.H707]" office:value-type="percentage" office:value="0.143570843570844">
            <text:p>14.4%</text:p>
          </table:table-cell>
          <table:table-cell office:value-type="string">
            <text:p>644.6</text:p>
          </table:table-cell>
          <table:table-cell table:style-name="ce2" table:formula="of:=[.J707]-[.E707]" office:value-type="percentage" office:value="0.0373191373191373">
            <text:p>3.7%</text:p>
          </table:table-cell>
        </table:table-row>
        <table:table-row table:style-name="ro1">
          <table:table-cell office:value-type="string">
            <text:p>Luciára</text:p>
          </table:table-cell>
          <table:table-cell office:value-type="float" office:value="5105309">
            <text:p>5105309</text:p>
          </table:table-cell>
          <table:table-cell office:value-type="float" office:value="4152">
            <text:p>4152</text:p>
          </table:table-cell>
          <table:table-cell office:value-type="string">
            <text:p>13.9</text:p>
          </table:table-cell>
          <table:table-cell table:style-name="ce2" table:formula="of:=[.D708]/[.C708]" office:value-type="percentage" office:value="0.00334778420038536">
            <text:p>0.3%</text:p>
          </table:table-cell>
          <table:table-cell office:value-type="float" office:value="418">
            <text:p>418</text:p>
          </table:table-cell>
          <table:table-cell office:value-type="float" office:value="5105309">
            <text:p>5105309</text:p>
          </table:table-cell>
          <table:table-cell office:value-type="float" office:value="4152">
            <text:p>4152</text:p>
          </table:table-cell>
          <table:table-cell office:value-type="string">
            <text:p>31.2</text:p>
          </table:table-cell>
          <table:table-cell table:style-name="ce2" table:formula="of:=[.I708]/[.H708]" office:value-type="percentage" office:value="0.00751445086705202">
            <text:p>0.8%</text:p>
          </table:table-cell>
          <table:table-cell office:value-type="string">
            <text:p>393.5</text:p>
          </table:table-cell>
          <table:table-cell table:style-name="ce2" table:formula="of:=[.J708]-[.E708]" office:value-type="percentage" office:value="0.00416666666666667">
            <text:p>0.4%</text:p>
          </table:table-cell>
        </table:table-row>
        <table:table-row table:style-name="ro1">
          <table:table-cell office:value-type="string">
            <text:p>Vila Bela da Santíssima Trindade</text:p>
          </table:table-cell>
          <table:table-cell office:value-type="float" office:value="5105507">
            <text:p>5105507</text:p>
          </table:table-cell>
          <table:table-cell office:value-type="float" office:value="13698">
            <text:p>13698</text:p>
          </table:table-cell>
          <table:table-cell office:value-type="float" office:value="3915">
            <text:p>3915</text:p>
          </table:table-cell>
          <table:table-cell table:style-name="ce2" table:formula="of:=[.D709]/[.C709]" office:value-type="percentage" office:value="0.28580814717477">
            <text:p>28.6%</text:p>
          </table:table-cell>
          <table:table-cell office:value-type="string">
            <text:p>3101.3</text:p>
          </table:table-cell>
          <table:table-cell office:value-type="float" office:value="5105507">
            <text:p>5105507</text:p>
          </table:table-cell>
          <table:table-cell office:value-type="float" office:value="13698">
            <text:p>13698</text:p>
          </table:table-cell>
          <table:table-cell office:value-type="string">
            <text:p>4725.2</text:p>
          </table:table-cell>
          <table:table-cell table:style-name="ce2" table:formula="of:=[.I709]/[.H709]" office:value-type="percentage" office:value="0.344955467951526">
            <text:p>34.5%</text:p>
          </table:table-cell>
          <table:table-cell office:value-type="string">
            <text:p>2283.9</text:p>
          </table:table-cell>
          <table:table-cell table:style-name="ce2" table:formula="of:=[.J709]-[.E709]" office:value-type="percentage" office:value="0.0591473207767557">
            <text:p>5.9%</text:p>
          </table:table-cell>
        </table:table-row>
        <table:table-row table:style-name="ro1">
          <table:table-cell office:value-type="string">
            <text:p>Marcelândia</text:p>
          </table:table-cell>
          <table:table-cell office:value-type="float" office:value="5105580">
            <text:p>5105580</text:p>
          </table:table-cell>
          <table:table-cell office:value-type="float" office:value="12294">
            <text:p>12294</text:p>
          </table:table-cell>
          <table:table-cell office:value-type="string">
            <text:p>2273.1</text:p>
          </table:table-cell>
          <table:table-cell table:style-name="ce2" table:formula="of:=[.D710]/[.C710]" office:value-type="percentage" office:value="0.184895070766227">
            <text:p>18.5%</text:p>
          </table:table-cell>
          <table:table-cell office:value-type="string">
            <text:p>9782.3</text:p>
          </table:table-cell>
          <table:table-cell office:value-type="float" office:value="5105580">
            <text:p>5105580</text:p>
          </table:table-cell>
          <table:table-cell office:value-type="float" office:value="12294">
            <text:p>12294</text:p>
          </table:table-cell>
          <table:table-cell office:value-type="float" office:value="3440">
            <text:p>3440</text:p>
          </table:table-cell>
          <table:table-cell table:style-name="ce2" table:formula="of:=[.I710]/[.H710]" office:value-type="percentage" office:value="0.279811290060192">
            <text:p>28.0%</text:p>
          </table:table-cell>
          <table:table-cell office:value-type="string">
            <text:p>8613.3</text:p>
          </table:table-cell>
          <table:table-cell table:style-name="ce2" table:formula="of:=[.J710]-[.E710]" office:value-type="percentage" office:value="0.0949162192939645">
            <text:p>9.5%</text:p>
          </table:table-cell>
        </table:table-row>
        <table:table-row table:style-name="ro1">
          <table:table-cell office:value-type="string">
            <text:p>Matupá</text:p>
          </table:table-cell>
          <table:table-cell office:value-type="float" office:value="5105606">
            <text:p>5105606</text:p>
          </table:table-cell>
          <table:table-cell office:value-type="float" office:value="5153">
            <text:p>5153</text:p>
          </table:table-cell>
          <table:table-cell office:value-type="string">
            <text:p>1183.2</text:p>
          </table:table-cell>
          <table:table-cell table:style-name="ce2" table:formula="of:=[.D711]/[.C711]" office:value-type="percentage" office:value="0.229613817193868">
            <text:p>23.0%</text:p>
          </table:table-cell>
          <table:table-cell office:value-type="string">
            <text:p>3751.3</text:p>
          </table:table-cell>
          <table:table-cell office:value-type="float" office:value="5105606">
            <text:p>5105606</text:p>
          </table:table-cell>
          <table:table-cell office:value-type="float" office:value="5153">
            <text:p>5153</text:p>
          </table:table-cell>
          <table:table-cell office:value-type="string">
            <text:p>1919.3</text:p>
          </table:table-cell>
          <table:table-cell table:style-name="ce2" table:formula="of:=[.I711]/[.H711]" office:value-type="percentage" office:value="0.372462643120512">
            <text:p>37.2%</text:p>
          </table:table-cell>
          <table:table-cell office:value-type="string">
            <text:p>3015.7</text:p>
          </table:table-cell>
          <table:table-cell table:style-name="ce2" table:formula="of:=[.J711]-[.E711]" office:value-type="percentage" office:value="0.142848825926645">
            <text:p>14.3%</text:p>
          </table:table-cell>
        </table:table-row>
        <table:table-row table:style-name="ro1">
          <table:table-cell office:value-type="string">
            <text:p>Mirassol d'Oeste</text:p>
          </table:table-cell>
          <table:table-cell office:value-type="float" office:value="5105622">
            <text:p>5105622</text:p>
          </table:table-cell>
          <table:table-cell office:value-type="float" office:value="1077">
            <text:p>1077</text:p>
          </table:table-cell>
          <table:table-cell office:value-type="string">
            <text:p>852.5</text:p>
          </table:table-cell>
          <table:table-cell table:style-name="ce2" table:formula="of:=[.D712]/[.C712]" office:value-type="percentage" office:value="0.791550603528319">
            <text:p>79.2%</text:p>
          </table:table-cell>
          <table:table-cell office:value-type="string">
            <text:p>190.3</text:p>
          </table:table-cell>
          <table:table-cell office:value-type="float" office:value="5105622">
            <text:p>5105622</text:p>
          </table:table-cell>
          <table:table-cell office:value-type="float" office:value="1077">
            <text:p>1077</text:p>
          </table:table-cell>
          <table:table-cell office:value-type="float" office:value="938">
            <text:p>938</text:p>
          </table:table-cell>
          <table:table-cell table:style-name="ce2" table:formula="of:=[.I712]/[.H712]" office:value-type="percentage" office:value="0.870937790157846">
            <text:p>87.1%</text:p>
          </table:table-cell>
          <table:table-cell office:value-type="string">
            <text:p>104.8</text:p>
          </table:table-cell>
          <table:table-cell table:style-name="ce2" table:formula="of:=[.J712]-[.E712]" office:value-type="percentage" office:value="0.0793871866295265">
            <text:p>7.9%</text:p>
          </table:table-cell>
        </table:table-row>
        <table:table-row table:style-name="ro1">
          <table:table-cell office:value-type="string">
            <text:p>Nobres</text:p>
          </table:table-cell>
          <table:table-cell office:value-type="float" office:value="5105903">
            <text:p>5105903</text:p>
          </table:table-cell>
          <table:table-cell office:value-type="float" office:value="3857">
            <text:p>3857</text:p>
          </table:table-cell>
          <table:table-cell office:value-type="string">
            <text:p>254.6</text:p>
          </table:table-cell>
          <table:table-cell table:style-name="ce2" table:formula="of:=[.D713]/[.C713]" office:value-type="percentage" office:value="0.0660098522167488">
            <text:p>6.6%</text:p>
          </table:table-cell>
          <table:table-cell office:value-type="string">
            <text:p>328.4</text:p>
          </table:table-cell>
          <table:table-cell office:value-type="float" office:value="5105903">
            <text:p>5105903</text:p>
          </table:table-cell>
          <table:table-cell office:value-type="float" office:value="3857">
            <text:p>3857</text:p>
          </table:table-cell>
          <table:table-cell office:value-type="string">
            <text:p>334.6</text:p>
          </table:table-cell>
          <table:table-cell table:style-name="ce2" table:formula="of:=[.I713]/[.H713]" office:value-type="percentage" office:value="0.0867513611615245">
            <text:p>8.7%</text:p>
          </table:table-cell>
          <table:table-cell office:value-type="string">
            <text:p>250.4</text:p>
          </table:table-cell>
          <table:table-cell table:style-name="ce2" table:formula="of:=[.J713]-[.E713]" office:value-type="percentage" office:value="0.0207415089447757">
            <text:p>2.1%</text:p>
          </table:table-cell>
        </table:table-row>
        <table:table-row table:style-name="ro1">
          <table:table-cell office:value-type="string">
            <text:p>Nortelândia</text:p>
          </table:table-cell>
          <table:table-cell office:value-type="float" office:value="5106000">
            <text:p>5106000</text:p>
          </table:table-cell>
          <table:table-cell office:value-type="float" office:value="1353">
            <text:p>1353</text:p>
          </table:table-cell>
          <table:table-cell office:value-type="string">
            <text:p>860.9</text:p>
          </table:table-cell>
          <table:table-cell table:style-name="ce2" table:formula="of:=[.D714]/[.C714]" office:value-type="percentage" office:value="0.636289726533629">
            <text:p>63.6%</text:p>
          </table:table-cell>
          <table:table-cell office:value-type="string">
            <text:p>341.5</text:p>
          </table:table-cell>
          <table:table-cell office:value-type="float" office:value="5106000">
            <text:p>5106000</text:p>
          </table:table-cell>
          <table:table-cell office:value-type="float" office:value="1353">
            <text:p>1353</text:p>
          </table:table-cell>
          <table:table-cell office:value-type="string">
            <text:p>919.2</text:p>
          </table:table-cell>
          <table:table-cell table:style-name="ce2" table:formula="of:=[.I714]/[.H714]" office:value-type="percentage" office:value="0.679379157427938">
            <text:p>67.9%</text:p>
          </table:table-cell>
          <table:table-cell office:value-type="float" office:value="284">
            <text:p>284</text:p>
          </table:table-cell>
          <table:table-cell table:style-name="ce2" table:formula="of:=[.J714]-[.E714]" office:value-type="percentage" office:value="0.0430894308943091">
            <text:p>4.3%</text:p>
          </table:table-cell>
        </table:table-row>
        <table:table-row table:style-name="ro1">
          <table:table-cell office:value-type="string">
            <text:p>Nossa Senhora do Livramento</text:p>
          </table:table-cell>
          <table:table-cell office:value-type="float" office:value="5106109">
            <text:p>5106109</text:p>
          </table:table-cell>
          <table:table-cell office:value-type="float" office:value="5200">
            <text:p>5200</text:p>
          </table:table-cell>
          <table:table-cell office:value-type="string">
            <text:p>106.4</text:p>
          </table:table-cell>
          <table:table-cell table:style-name="ce2" table:formula="of:=[.D715]/[.C715]" office:value-type="percentage" office:value="0.0204615384615385">
            <text:p>2.0%</text:p>
          </table:table-cell>
          <table:table-cell office:value-type="string">
            <text:p>82.8</text:p>
          </table:table-cell>
          <table:table-cell office:value-type="float" office:value="5106109">
            <text:p>5106109</text:p>
          </table:table-cell>
          <table:table-cell office:value-type="float" office:value="5200">
            <text:p>5200</text:p>
          </table:table-cell>
          <table:table-cell office:value-type="string">
            <text:p>109.7</text:p>
          </table:table-cell>
          <table:table-cell table:style-name="ce2" table:formula="of:=[.I715]/[.H715]" office:value-type="percentage" office:value="0.0210961538461538">
            <text:p>2.1%</text:p>
          </table:table-cell>
          <table:table-cell office:value-type="float" office:value="80">
            <text:p>80</text:p>
          </table:table-cell>
          <table:table-cell table:style-name="ce2" table:formula="of:=[.J715]-[.E715]" office:value-type="percentage" office:value="0.000634615384615386">
            <text:p>0.1%</text:p>
          </table:table-cell>
        </table:table-row>
        <table:table-row table:style-name="ro1">
          <table:table-cell office:value-type="string">
            <text:p>Nova Bandeirantes</text:p>
          </table:table-cell>
          <table:table-cell office:value-type="float" office:value="5106158">
            <text:p>5106158</text:p>
          </table:table-cell>
          <table:table-cell office:value-type="float" office:value="9561">
            <text:p>9561</text:p>
          </table:table-cell>
          <table:table-cell office:value-type="string">
            <text:p>1402.8</text:p>
          </table:table-cell>
          <table:table-cell table:style-name="ce2" table:formula="of:=[.D716]/[.C716]" office:value-type="percentage" office:value="0.146721054283025">
            <text:p>14.7%</text:p>
          </table:table-cell>
          <table:table-cell office:value-type="string">
            <text:p>7938.8</text:p>
          </table:table-cell>
          <table:table-cell office:value-type="float" office:value="5106158">
            <text:p>5106158</text:p>
          </table:table-cell>
          <table:table-cell office:value-type="float" office:value="9561">
            <text:p>9561</text:p>
          </table:table-cell>
          <table:table-cell office:value-type="string">
            <text:p>3079.7</text:p>
          </table:table-cell>
          <table:table-cell table:style-name="ce2" table:formula="of:=[.I716]/[.H716]" office:value-type="percentage" office:value="0.322110657880975">
            <text:p>32.2%</text:p>
          </table:table-cell>
          <table:table-cell office:value-type="float" office:value="6262">
            <text:p>6262</text:p>
          </table:table-cell>
          <table:table-cell table:style-name="ce2" table:formula="of:=[.J716]-[.E716]" office:value-type="percentage" office:value="0.17538960359795">
            <text:p>17.5%</text:p>
          </table:table-cell>
        </table:table-row>
        <table:table-row table:style-name="ro1">
          <table:table-cell office:value-type="string">
            <text:p>Nova Nazaré</text:p>
          </table:table-cell>
          <table:table-cell office:value-type="float" office:value="5106174">
            <text:p>5106174</text:p>
          </table:table-cell>
          <table:table-cell office:value-type="float" office:value="4039">
            <text:p>4039</text:p>
          </table:table-cell>
          <table:table-cell office:value-type="string">
            <text:p>168.2</text:p>
          </table:table-cell>
          <table:table-cell table:style-name="ce2" table:formula="of:=[.D717]/[.C717]" office:value-type="percentage" office:value="0.0416439712800198">
            <text:p>4.2%</text:p>
          </table:table-cell>
          <table:table-cell office:value-type="string">
            <text:p>1093.3</text:p>
          </table:table-cell>
          <table:table-cell office:value-type="float" office:value="5106174">
            <text:p>5106174</text:p>
          </table:table-cell>
          <table:table-cell office:value-type="float" office:value="4039">
            <text:p>4039</text:p>
          </table:table-cell>
          <table:table-cell office:value-type="string">
            <text:p>200.5</text:p>
          </table:table-cell>
          <table:table-cell table:style-name="ce2" table:formula="of:=[.I717]/[.H717]" office:value-type="percentage" office:value="0.049641000247586">
            <text:p>5.0%</text:p>
          </table:table-cell>
          <table:table-cell office:value-type="float" office:value="1043">
            <text:p>1043</text:p>
          </table:table-cell>
          <table:table-cell table:style-name="ce2" table:formula="of:=[.J717]-[.E717]" office:value-type="percentage" office:value="0.00799702896756624">
            <text:p>0.8%</text:p>
          </table:table-cell>
        </table:table-row>
        <table:table-row table:style-name="ro1">
          <table:table-cell office:value-type="string">
            <text:p>Nova Lacerda</text:p>
          </table:table-cell>
          <table:table-cell office:value-type="float" office:value="5106182">
            <text:p>5106182</text:p>
          </table:table-cell>
          <table:table-cell office:value-type="float" office:value="4756">
            <text:p>4756</text:p>
          </table:table-cell>
          <table:table-cell office:value-type="string">
            <text:p>1428.5</text:p>
          </table:table-cell>
          <table:table-cell table:style-name="ce2" table:formula="of:=[.D718]/[.C718]" office:value-type="percentage" office:value="0.300357443229605">
            <text:p>30.0%</text:p>
          </table:table-cell>
          <table:table-cell office:value-type="string">
            <text:p>1831.6</text:p>
          </table:table-cell>
          <table:table-cell office:value-type="float" office:value="5106182">
            <text:p>5106182</text:p>
          </table:table-cell>
          <table:table-cell office:value-type="float" office:value="4756">
            <text:p>4756</text:p>
          </table:table-cell>
          <table:table-cell office:value-type="string">
            <text:p>1796.3</text:p>
          </table:table-cell>
          <table:table-cell table:style-name="ce2" table:formula="of:=[.I718]/[.H718]" office:value-type="percentage" office:value="0.3776913372582">
            <text:p>37.8%</text:p>
          </table:table-cell>
          <table:table-cell office:value-type="string">
            <text:p>1462.7</text:p>
          </table:table-cell>
          <table:table-cell table:style-name="ce2" table:formula="of:=[.J718]-[.E718]" office:value-type="percentage" office:value="0.0773338940285954">
            <text:p>7.7%</text:p>
          </table:table-cell>
        </table:table-row>
        <table:table-row table:style-name="ro1">
          <table:table-cell office:value-type="string">
            <text:p>Nova Santa Helena</text:p>
          </table:table-cell>
          <table:table-cell office:value-type="float" office:value="5106190">
            <text:p>5106190</text:p>
          </table:table-cell>
          <table:table-cell office:value-type="float" office:value="2625">
            <text:p>2625</text:p>
          </table:table-cell>
          <table:table-cell office:value-type="string">
            <text:p>1217.2</text:p>
          </table:table-cell>
          <table:table-cell table:style-name="ce2" table:formula="of:=[.D719]/[.C719]" office:value-type="percentage" office:value="0.463695238095238">
            <text:p>46.4%</text:p>
          </table:table-cell>
          <table:table-cell office:value-type="string">
            <text:p>1405.5</text:p>
          </table:table-cell>
          <table:table-cell office:value-type="float" office:value="5106190">
            <text:p>5106190</text:p>
          </table:table-cell>
          <table:table-cell office:value-type="float" office:value="2625">
            <text:p>2625</text:p>
          </table:table-cell>
          <table:table-cell office:value-type="string">
            <text:p>1524.9</text:p>
          </table:table-cell>
          <table:table-cell table:style-name="ce2" table:formula="of:=[.I719]/[.H719]" office:value-type="percentage" office:value="0.580914285714286">
            <text:p>58.1%</text:p>
          </table:table-cell>
          <table:table-cell office:value-type="string">
            <text:p>1097.7</text:p>
          </table:table-cell>
          <table:table-cell table:style-name="ce2" table:formula="of:=[.J719]-[.E719]" office:value-type="percentage" office:value="0.117219047619048">
            <text:p>11.7%</text:p>
          </table:table-cell>
        </table:table-row>
        <table:table-row table:style-name="ro1">
          <table:table-cell office:value-type="string">
            <text:p>Nova Brasilândia</text:p>
          </table:table-cell>
          <table:table-cell office:value-type="float" office:value="5106208">
            <text:p>5106208</text:p>
          </table:table-cell>
          <table:table-cell office:value-type="float" office:value="3269">
            <text:p>3269</text:p>
          </table:table-cell>
          <table:table-cell office:value-type="string">
            <text:p>1132.5</text:p>
          </table:table-cell>
          <table:table-cell table:style-name="ce2" table:formula="of:=[.D720]/[.C720]" office:value-type="percentage" office:value="0.346436219027225">
            <text:p>34.6%</text:p>
          </table:table-cell>
          <table:table-cell office:value-type="string">
            <text:p>225.9</text:p>
          </table:table-cell>
          <table:table-cell office:value-type="float" office:value="5106208">
            <text:p>5106208</text:p>
          </table:table-cell>
          <table:table-cell office:value-type="float" office:value="3269">
            <text:p>3269</text:p>
          </table:table-cell>
          <table:table-cell office:value-type="string">
            <text:p>1166.1</text:p>
          </table:table-cell>
          <table:table-cell table:style-name="ce2" table:formula="of:=[.I720]/[.H720]" office:value-type="percentage" office:value="0.356714591618232">
            <text:p>35.7%</text:p>
          </table:table-cell>
          <table:table-cell office:value-type="string">
            <text:p>192.9</text:p>
          </table:table-cell>
          <table:table-cell table:style-name="ce2" table:formula="of:=[.J720]-[.E720]" office:value-type="percentage" office:value="0.0102783725910064">
            <text:p>1.0%</text:p>
          </table:table-cell>
        </table:table-row>
        <table:table-row table:style-name="ro1">
          <table:table-cell office:value-type="string">
            <text:p>Nova Canaã do Norte</text:p>
          </table:table-cell>
          <table:table-cell office:value-type="float" office:value="5106216">
            <text:p>5106216</text:p>
          </table:table-cell>
          <table:table-cell office:value-type="float" office:value="5975">
            <text:p>5975</text:p>
          </table:table-cell>
          <table:table-cell office:value-type="string">
            <text:p>2448.9</text:p>
          </table:table-cell>
          <table:table-cell table:style-name="ce2" table:formula="of:=[.D721]/[.C721]" office:value-type="percentage" office:value="0.409857740585774">
            <text:p>41.0%</text:p>
          </table:table-cell>
          <table:table-cell office:value-type="string">
            <text:p>2428.3</text:p>
          </table:table-cell>
          <table:table-cell office:value-type="float" office:value="5106216">
            <text:p>5106216</text:p>
          </table:table-cell>
          <table:table-cell office:value-type="float" office:value="5975">
            <text:p>5975</text:p>
          </table:table-cell>
          <table:table-cell office:value-type="string">
            <text:p>2974.5</text:p>
          </table:table-cell>
          <table:table-cell table:style-name="ce2" table:formula="of:=[.I721]/[.H721]" office:value-type="percentage" office:value="0.497824267782427">
            <text:p>49.8%</text:p>
          </table:table-cell>
          <table:table-cell office:value-type="string">
            <text:p>1899.4</text:p>
          </table:table-cell>
          <table:table-cell table:style-name="ce2" table:formula="of:=[.J721]-[.E721]" office:value-type="percentage" office:value="0.0879665271966527">
            <text:p>8.8%</text:p>
          </table:table-cell>
        </table:table-row>
        <table:table-row table:style-name="ro1">
          <table:table-cell office:value-type="string">
            <text:p>Nova Mutum</text:p>
          </table:table-cell>
          <table:table-cell office:value-type="float" office:value="5106224">
            <text:p>5106224</text:p>
          </table:table-cell>
          <table:table-cell office:value-type="float" office:value="9546">
            <text:p>9546</text:p>
          </table:table-cell>
          <table:table-cell office:value-type="string">
            <text:p>2163.3</text:p>
          </table:table-cell>
          <table:table-cell table:style-name="ce2" table:formula="of:=[.D722]/[.C722]" office:value-type="percentage" office:value="0.22661847894406">
            <text:p>22.7%</text:p>
          </table:table-cell>
          <table:table-cell office:value-type="string">
            <text:p>4006.9</text:p>
          </table:table-cell>
          <table:table-cell office:value-type="float" office:value="5106224">
            <text:p>5106224</text:p>
          </table:table-cell>
          <table:table-cell office:value-type="float" office:value="9546">
            <text:p>9546</text:p>
          </table:table-cell>
          <table:table-cell office:value-type="string">
            <text:p>2857.7</text:p>
          </table:table-cell>
          <table:table-cell table:style-name="ce2" table:formula="of:=[.I722]/[.H722]" office:value-type="percentage" office:value="0.299360988895873">
            <text:p>29.9%</text:p>
          </table:table-cell>
          <table:table-cell office:value-type="string">
            <text:p>3256.8</text:p>
          </table:table-cell>
          <table:table-cell table:style-name="ce2" table:formula="of:=[.J722]-[.E722]" office:value-type="percentage" office:value="0.0727425099518122">
            <text:p>7.3%</text:p>
          </table:table-cell>
        </table:table-row>
        <table:table-row table:style-name="ro1">
          <table:table-cell office:value-type="string">
            <text:p>Nova Olímpia</text:p>
          </table:table-cell>
          <table:table-cell office:value-type="float" office:value="5106232">
            <text:p>5106232</text:p>
          </table:table-cell>
          <table:table-cell office:value-type="float" office:value="1570">
            <text:p>1570</text:p>
          </table:table-cell>
          <table:table-cell office:value-type="float" office:value="954">
            <text:p>954</text:p>
          </table:table-cell>
          <table:table-cell table:style-name="ce2" table:formula="of:=[.D723]/[.C723]" office:value-type="percentage" office:value="0.607643312101911">
            <text:p>60.8%</text:p>
          </table:table-cell>
          <table:table-cell office:value-type="string">
            <text:p>299.5</text:p>
          </table:table-cell>
          <table:table-cell office:value-type="float" office:value="5106232">
            <text:p>5106232</text:p>
          </table:table-cell>
          <table:table-cell office:value-type="float" office:value="1570">
            <text:p>1570</text:p>
          </table:table-cell>
          <table:table-cell office:value-type="string">
            <text:p>1010.8</text:p>
          </table:table-cell>
          <table:table-cell table:style-name="ce2" table:formula="of:=[.I723]/[.H723]" office:value-type="percentage" office:value="0.643821656050955">
            <text:p>64.4%</text:p>
          </table:table-cell>
          <table:table-cell office:value-type="string">
            <text:p>242.2</text:p>
          </table:table-cell>
          <table:table-cell table:style-name="ce2" table:formula="of:=[.J723]-[.E723]" office:value-type="percentage" office:value="0.0361783439490446">
            <text:p>3.6%</text:p>
          </table:table-cell>
        </table:table-row>
        <table:table-row table:style-name="ro1">
          <table:table-cell office:value-type="string">
            <text:p>Nova Ubiratã</text:p>
          </table:table-cell>
          <table:table-cell office:value-type="float" office:value="5106240">
            <text:p>5106240</text:p>
          </table:table-cell>
          <table:table-cell office:value-type="float" office:value="12690">
            <text:p>12690</text:p>
          </table:table-cell>
          <table:table-cell office:value-type="float" office:value="2443">
            <text:p>2443</text:p>
          </table:table-cell>
          <table:table-cell table:style-name="ce2" table:formula="of:=[.D724]/[.C724]" office:value-type="percentage" office:value="0.192513790386131">
            <text:p>19.3%</text:p>
          </table:table-cell>
          <table:table-cell office:value-type="string">
            <text:p>7449.9</text:p>
          </table:table-cell>
          <table:table-cell office:value-type="float" office:value="5106240">
            <text:p>5106240</text:p>
          </table:table-cell>
          <table:table-cell office:value-type="float" office:value="12690">
            <text:p>12690</text:p>
          </table:table-cell>
          <table:table-cell office:value-type="string">
            <text:p>4312.4</text:p>
          </table:table-cell>
          <table:table-cell table:style-name="ce2" table:formula="of:=[.I724]/[.H724]" office:value-type="percentage" office:value="0.339826635145784">
            <text:p>34.0%</text:p>
          </table:table-cell>
          <table:table-cell office:value-type="string">
            <text:p>5566.3</text:p>
          </table:table-cell>
          <table:table-cell table:style-name="ce2" table:formula="of:=[.J724]-[.E724]" office:value-type="percentage" office:value="0.147312844759653">
            <text:p>14.7%</text:p>
          </table:table-cell>
        </table:table-row>
        <table:table-row table:style-name="ro1">
          <table:table-cell office:value-type="string">
            <text:p>Nova Xavantina</text:p>
          </table:table-cell>
          <table:table-cell office:value-type="float" office:value="5106257">
            <text:p>5106257</text:p>
          </table:table-cell>
          <table:table-cell office:value-type="float" office:value="5527">
            <text:p>5527</text:p>
          </table:table-cell>
          <table:table-cell office:value-type="string">
            <text:p>732.9</text:p>
          </table:table-cell>
          <table:table-cell table:style-name="ce2" table:formula="of:=[.D725]/[.C725]" office:value-type="percentage" office:value="0.132603582413606">
            <text:p>13.3%</text:p>
          </table:table-cell>
          <table:table-cell office:value-type="string">
            <text:p>321.9</text:p>
          </table:table-cell>
          <table:table-cell office:value-type="float" office:value="5106257">
            <text:p>5106257</text:p>
          </table:table-cell>
          <table:table-cell office:value-type="float" office:value="5527">
            <text:p>5527</text:p>
          </table:table-cell>
          <table:table-cell office:value-type="string">
            <text:p>786.2</text:p>
          </table:table-cell>
          <table:table-cell table:style-name="ce2" table:formula="of:=[.I725]/[.H725]" office:value-type="percentage" office:value="0.142247150352813">
            <text:p>14.2%</text:p>
          </table:table-cell>
          <table:table-cell office:value-type="string">
            <text:p>267.2</text:p>
          </table:table-cell>
          <table:table-cell table:style-name="ce2" table:formula="of:=[.J725]-[.E725]" office:value-type="percentage" office:value="0.00964356793920754">
            <text:p>1.0%</text:p>
          </table:table-cell>
        </table:table-row>
        <table:table-row table:style-name="ro1">
          <table:table-cell office:value-type="string">
            <text:p>Novo Mundo</text:p>
          </table:table-cell>
          <table:table-cell office:value-type="float" office:value="5106265">
            <text:p>5106265</text:p>
          </table:table-cell>
          <table:table-cell office:value-type="float" office:value="5801">
            <text:p>5801</text:p>
          </table:table-cell>
          <table:table-cell office:value-type="string">
            <text:p>1351.9</text:p>
          </table:table-cell>
          <table:table-cell table:style-name="ce2" table:formula="of:=[.D726]/[.C726]" office:value-type="percentage" office:value="0.233046026547147">
            <text:p>23.3%</text:p>
          </table:table-cell>
          <table:table-cell office:value-type="string">
            <text:p>3894.6</text:p>
          </table:table-cell>
          <table:table-cell office:value-type="float" office:value="5106265">
            <text:p>5106265</text:p>
          </table:table-cell>
          <table:table-cell office:value-type="float" office:value="5801">
            <text:p>5801</text:p>
          </table:table-cell>
          <table:table-cell office:value-type="string">
            <text:p>2486.4</text:p>
          </table:table-cell>
          <table:table-cell table:style-name="ce2" table:formula="of:=[.I726]/[.H726]" office:value-type="percentage" office:value="0.428615755904154">
            <text:p>42.9%</text:p>
          </table:table-cell>
          <table:table-cell office:value-type="string">
            <text:p>2762.6</text:p>
          </table:table-cell>
          <table:table-cell table:style-name="ce2" table:formula="of:=[.J726]-[.E726]" office:value-type="percentage" office:value="0.195569729357007">
            <text:p>19.6%</text:p>
          </table:table-cell>
        </table:table-row>
        <table:table-row table:style-name="ro1">
          <table:table-cell office:value-type="string">
            <text:p>Novo Horizonte do Norte</text:p>
          </table:table-cell>
          <table:table-cell office:value-type="float" office:value="5106273">
            <text:p>5106273</text:p>
          </table:table-cell>
          <table:table-cell office:value-type="float" office:value="940">
            <text:p>940</text:p>
          </table:table-cell>
          <table:table-cell office:value-type="float" office:value="625">
            <text:p>625</text:p>
          </table:table-cell>
          <table:table-cell table:style-name="ce2" table:formula="of:=[.D727]/[.C727]" office:value-type="percentage" office:value="0.664893617021277">
            <text:p>66.5%</text:p>
          </table:table-cell>
          <table:table-cell office:value-type="string">
            <text:p>307.4</text:p>
          </table:table-cell>
          <table:table-cell office:value-type="float" office:value="5106273">
            <text:p>5106273</text:p>
          </table:table-cell>
          <table:table-cell office:value-type="float" office:value="940">
            <text:p>940</text:p>
          </table:table-cell>
          <table:table-cell office:value-type="string">
            <text:p>734.8</text:p>
          </table:table-cell>
          <table:table-cell table:style-name="ce2" table:formula="of:=[.I727]/[.H727]" office:value-type="percentage" office:value="0.781702127659574">
            <text:p>78.2%</text:p>
          </table:table-cell>
          <table:table-cell office:value-type="string">
            <text:p>197.6</text:p>
          </table:table-cell>
          <table:table-cell table:style-name="ce2" table:formula="of:=[.J727]-[.E727]" office:value-type="percentage" office:value="0.116808510638298">
            <text:p>11.7%</text:p>
          </table:table-cell>
        </table:table-row>
        <table:table-row table:style-name="ro1">
          <table:table-cell office:value-type="string">
            <text:p>Novo São Joaquim</text:p>
          </table:table-cell>
          <table:table-cell office:value-type="float" office:value="5106281">
            <text:p>5106281</text:p>
          </table:table-cell>
          <table:table-cell office:value-type="float" office:value="5023">
            <text:p>5023</text:p>
          </table:table-cell>
          <table:table-cell office:value-type="string">
            <text:p>0.6</text:p>
          </table:table-cell>
          <table:table-cell table:style-name="ce2" table:formula="of:=[.D728]/[.C728]" office:value-type="percentage" office:value="0.000119450527573163">
            <text:p>0.0%</text:p>
          </table:table-cell>
          <table:table-cell office:value-type="string">
            <text:p>118.2</text:p>
          </table:table-cell>
          <table:table-cell office:value-type="float" office:value="5106281">
            <text:p>5106281</text:p>
          </table:table-cell>
          <table:table-cell office:value-type="float" office:value="5023">
            <text:p>5023</text:p>
          </table:table-cell>
          <table:table-cell office:value-type="float" office:value="1">
            <text:p>1</text:p>
          </table:table-cell>
          <table:table-cell table:style-name="ce2" table:formula="of:=[.I728]/[.H728]" office:value-type="percentage" office:value="0.000199084212621939">
            <text:p>0.0%</text:p>
          </table:table-cell>
          <table:table-cell office:value-type="float" office:value="119">
            <text:p>119</text:p>
          </table:table-cell>
          <table:table-cell table:style-name="ce2" table:formula="of:=[.J728]-[.E728]" office:value-type="percentage" office:value="0.0000796336850487756">
            <text:p>0.0%</text:p>
          </table:table-cell>
        </table:table-row>
        <table:table-row table:style-name="ro1">
          <table:table-cell office:value-type="string">
            <text:p>Paranaíta</text:p>
          </table:table-cell>
          <table:table-cell office:value-type="float" office:value="5106299">
            <text:p>5106299</text:p>
          </table:table-cell>
          <table:table-cell office:value-type="float" office:value="4833">
            <text:p>4833</text:p>
          </table:table-cell>
          <table:table-cell office:value-type="string">
            <text:p>1323.6</text:p>
          </table:table-cell>
          <table:table-cell table:style-name="ce2" table:formula="of:=[.D729]/[.C729]" office:value-type="percentage" office:value="0.273867163252638">
            <text:p>27.4%</text:p>
          </table:table-cell>
          <table:table-cell office:value-type="string">
            <text:p>3419.9</text:p>
          </table:table-cell>
          <table:table-cell office:value-type="float" office:value="5106299">
            <text:p>5106299</text:p>
          </table:table-cell>
          <table:table-cell office:value-type="float" office:value="4833">
            <text:p>4833</text:p>
          </table:table-cell>
          <table:table-cell office:value-type="string">
            <text:p>2247.4</text:p>
          </table:table-cell>
          <table:table-cell table:style-name="ce2" table:formula="of:=[.I729]/[.H729]" office:value-type="percentage" office:value="0.465011380095179">
            <text:p>46.5%</text:p>
          </table:table-cell>
          <table:table-cell office:value-type="string">
            <text:p>2496.3</text:p>
          </table:table-cell>
          <table:table-cell table:style-name="ce2" table:formula="of:=[.J729]-[.E729]" office:value-type="percentage" office:value="0.191144216842541">
            <text:p>19.1%</text:p>
          </table:table-cell>
        </table:table-row>
        <table:table-row table:style-name="ro1">
          <table:table-cell office:value-type="string">
            <text:p>Paranatinga</text:p>
          </table:table-cell>
          <table:table-cell office:value-type="float" office:value="5106307">
            <text:p>5106307</text:p>
          </table:table-cell>
          <table:table-cell office:value-type="float" office:value="24185">
            <text:p>24185</text:p>
          </table:table-cell>
          <table:table-cell office:value-type="string">
            <text:p>1446.4</text:p>
          </table:table-cell>
          <table:table-cell table:style-name="ce2" table:formula="of:=[.D730]/[.C730]" office:value-type="percentage" office:value="0.0598056646681828">
            <text:p>6.0%</text:p>
          </table:table-cell>
          <table:table-cell office:value-type="string">
            <text:p>6065.2</text:p>
          </table:table-cell>
          <table:table-cell office:value-type="float" office:value="5106307">
            <text:p>5106307</text:p>
          </table:table-cell>
          <table:table-cell office:value-type="float" office:value="24185">
            <text:p>24185</text:p>
          </table:table-cell>
          <table:table-cell office:value-type="string">
            <text:p>2097.7</text:p>
          </table:table-cell>
          <table:table-cell table:style-name="ce2" table:formula="of:=[.I730]/[.H730]" office:value-type="percentage" office:value="0.0867355799048997">
            <text:p>8.7%</text:p>
          </table:table-cell>
          <table:table-cell office:value-type="string">
            <text:p>5409.8</text:p>
          </table:table-cell>
          <table:table-cell table:style-name="ce2" table:formula="of:=[.J730]-[.E730]" office:value-type="percentage" office:value="0.026929915236717">
            <text:p>2.7%</text:p>
          </table:table-cell>
        </table:table-row>
        <table:table-row table:style-name="ro1">
          <table:table-cell office:value-type="string">
            <text:p>Novo Santo Antônio</text:p>
          </table:table-cell>
          <table:table-cell office:value-type="float" office:value="5106315">
            <text:p>5106315</text:p>
          </table:table-cell>
          <table:table-cell office:value-type="float" office:value="4375">
            <text:p>4375</text:p>
          </table:table-cell>
          <table:table-cell office:value-type="string">
            <text:p>107.8</text:p>
          </table:table-cell>
          <table:table-cell table:style-name="ce2" table:formula="of:=[.D731]/[.C731]" office:value-type="percentage" office:value="0.02464">
            <text:p>2.5%</text:p>
          </table:table-cell>
          <table:table-cell office:value-type="float" office:value="580">
            <text:p>580</text:p>
          </table:table-cell>
          <table:table-cell office:value-type="float" office:value="5106315">
            <text:p>5106315</text:p>
          </table:table-cell>
          <table:table-cell office:value-type="float" office:value="4375">
            <text:p>4375</text:p>
          </table:table-cell>
          <table:table-cell office:value-type="string">
            <text:p>210.9</text:p>
          </table:table-cell>
          <table:table-cell table:style-name="ce2" table:formula="of:=[.I731]/[.H731]" office:value-type="percentage" office:value="0.0482057142857143">
            <text:p>4.8%</text:p>
          </table:table-cell>
          <table:table-cell office:value-type="string">
            <text:p>470.9</text:p>
          </table:table-cell>
          <table:table-cell table:style-name="ce2" table:formula="of:=[.J731]-[.E731]" office:value-type="percentage" office:value="0.0235657142857143">
            <text:p>2.4%</text:p>
          </table:table-cell>
        </table:table-row>
        <table:table-row table:style-name="ro1">
          <table:table-cell office:value-type="string">
            <text:p>Pedra Preta</text:p>
          </table:table-cell>
          <table:table-cell office:value-type="float" office:value="5106372">
            <text:p>5106372</text:p>
          </table:table-cell>
          <table:table-cell office:value-type="float" office:value="4191">
            <text:p>4191</text:p>
          </table:table-cell>
          <table:table-cell office:value-type="string">
            <text:p>19.1</text:p>
          </table:table-cell>
          <table:table-cell table:style-name="ce2" table:formula="of:=[.D732]/[.C732]" office:value-type="percentage" office:value="0.0045573848723455">
            <text:p>0.5%</text:p>
          </table:table-cell>
          <table:table-cell office:value-type="string">
            <text:p>2.4</text:p>
          </table:table-cell>
          <table:table-cell office:value-type="float" office:value="5106372">
            <text:p>5106372</text:p>
          </table:table-cell>
          <table:table-cell office:value-type="float" office:value="4191">
            <text:p>4191</text:p>
          </table:table-cell>
          <table:table-cell office:value-type="string">
            <text:p>20.6</text:p>
          </table:table-cell>
          <table:table-cell table:style-name="ce2" table:formula="of:=[.I732]/[.H732]" office:value-type="percentage" office:value="0.00491529467907421">
            <text:p>0.5%</text:p>
          </table:table-cell>
          <table:table-cell office:value-type="float" office:value="1">
            <text:p>1</text:p>
          </table:table-cell>
          <table:table-cell table:style-name="ce2" table:formula="of:=[.J732]-[.E732]" office:value-type="percentage" office:value="0.000357909806728705">
            <text:p>0.0%</text:p>
          </table:table-cell>
        </table:table-row>
        <table:table-row table:style-name="ro1">
          <table:table-cell office:value-type="string">
            <text:p>Peixoto de Azevedo</text:p>
          </table:table-cell>
          <table:table-cell office:value-type="float" office:value="5106422">
            <text:p>5106422</text:p>
          </table:table-cell>
          <table:table-cell office:value-type="float" office:value="14402">
            <text:p>14402</text:p>
          </table:table-cell>
          <table:table-cell office:value-type="string">
            <text:p>2115.5</text:p>
          </table:table-cell>
          <table:table-cell table:style-name="ce2" table:formula="of:=[.D733]/[.C733]" office:value-type="percentage" office:value="0.146889320927649">
            <text:p>14.7%</text:p>
          </table:table-cell>
          <table:table-cell office:value-type="string">
            <text:p>11035.3</text:p>
          </table:table-cell>
          <table:table-cell office:value-type="float" office:value="5106422">
            <text:p>5106422</text:p>
          </table:table-cell>
          <table:table-cell office:value-type="float" office:value="14402">
            <text:p>14402</text:p>
          </table:table-cell>
          <table:table-cell office:value-type="string">
            <text:p>3374.5</text:p>
          </table:table-cell>
          <table:table-cell table:style-name="ce2" table:formula="of:=[.I733]/[.H733]" office:value-type="percentage" office:value="0.2343077350368">
            <text:p>23.4%</text:p>
          </table:table-cell>
          <table:table-cell office:value-type="string">
            <text:p>9774.5</text:p>
          </table:table-cell>
          <table:table-cell table:style-name="ce2" table:formula="of:=[.J733]-[.E733]" office:value-type="percentage" office:value="0.0874184141091515">
            <text:p>8.7%</text:p>
          </table:table-cell>
        </table:table-row>
        <table:table-row table:style-name="ro1">
          <table:table-cell office:value-type="string">
            <text:p>Planalto da Serra</text:p>
          </table:table-cell>
          <table:table-cell office:value-type="float" office:value="5106455">
            <text:p>5106455</text:p>
          </table:table-cell>
          <table:table-cell office:value-type="float" office:value="2451">
            <text:p>2451</text:p>
          </table:table-cell>
          <table:table-cell office:value-type="string">
            <text:p>545.6</text:p>
          </table:table-cell>
          <table:table-cell table:style-name="ce2" table:formula="of:=[.D734]/[.C734]" office:value-type="percentage" office:value="0.222603019175847">
            <text:p>22.3%</text:p>
          </table:table-cell>
          <table:table-cell office:value-type="string">
            <text:p>49.2</text:p>
          </table:table-cell>
          <table:table-cell office:value-type="float" office:value="5106455">
            <text:p>5106455</text:p>
          </table:table-cell>
          <table:table-cell office:value-type="float" office:value="2451">
            <text:p>2451</text:p>
          </table:table-cell>
          <table:table-cell office:value-type="string">
            <text:p>554.9</text:p>
          </table:table-cell>
          <table:table-cell table:style-name="ce2" table:formula="of:=[.I734]/[.H734]" office:value-type="percentage" office:value="0.226397388820889">
            <text:p>22.6%</text:p>
          </table:table-cell>
          <table:table-cell office:value-type="string">
            <text:p>44.2</text:p>
          </table:table-cell>
          <table:table-cell table:style-name="ce2" table:formula="of:=[.J734]-[.E734]" office:value-type="percentage" office:value="0.00379436964504282">
            <text:p>0.4%</text:p>
          </table:table-cell>
        </table:table-row>
        <table:table-row table:style-name="ro1">
          <table:table-cell office:value-type="string">
            <text:p>Poconé</text:p>
          </table:table-cell>
          <table:table-cell office:value-type="float" office:value="5106505">
            <text:p>5106505</text:p>
          </table:table-cell>
          <table:table-cell office:value-type="float" office:value="17281">
            <text:p>17281</text:p>
          </table:table-cell>
          <table:table-cell office:value-type="string">
            <text:p>73.5</text:p>
          </table:table-cell>
          <table:table-cell table:style-name="ce2" table:formula="of:=[.D735]/[.C735]" office:value-type="percentage" office:value="0.00425322608645333">
            <text:p>0.4%</text:p>
          </table:table-cell>
          <table:table-cell office:value-type="string">
            <text:p>1301.4</text:p>
          </table:table-cell>
          <table:table-cell office:value-type="float" office:value="5106505">
            <text:p>5106505</text:p>
          </table:table-cell>
          <table:table-cell office:value-type="float" office:value="17281">
            <text:p>17281</text:p>
          </table:table-cell>
          <table:table-cell office:value-type="float" office:value="78">
            <text:p>78</text:p>
          </table:table-cell>
          <table:table-cell table:style-name="ce2" table:formula="of:=[.I735]/[.H735]" office:value-type="percentage" office:value="0.00451362768358313">
            <text:p>0.5%</text:p>
          </table:table-cell>
          <table:table-cell office:value-type="string">
            <text:p>1080.4</text:p>
          </table:table-cell>
          <table:table-cell table:style-name="ce2" table:formula="of:=[.J735]-[.E735]" office:value-type="percentage" office:value="0.000260401597129796">
            <text:p>0.0%</text:p>
          </table:table-cell>
        </table:table-row>
        <table:table-row table:style-name="ro1">
          <table:table-cell office:value-type="string">
            <text:p>Pontal do Araguaia</text:p>
          </table:table-cell>
          <table:table-cell office:value-type="float" office:value="5106653">
            <text:p>5106653</text:p>
          </table:table-cell>
          <table:table-cell office:value-type="float" office:value="2755">
            <text:p>2755</text:p>
          </table:table-cell>
          <table:table-cell office:value-type="float" office:value="0">
            <text:p>0</text:p>
          </table:table-cell>
          <table:table-cell table:style-name="ce2" table:formula="of:=[.D736]/[.C736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5106653">
            <text:p>5106653</text:p>
          </table:table-cell>
          <table:table-cell office:value-type="float" office:value="2755">
            <text:p>2755</text:p>
          </table:table-cell>
          <table:table-cell office:value-type="float" office:value="0">
            <text:p>0</text:p>
          </table:table-cell>
          <table:table-cell table:style-name="ce2" table:formula="of:=[.I736]/[.H736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736]-[.E736]" office:value-type="percentage" office:value="0">
            <text:p>0.0%</text:p>
          </table:table-cell>
        </table:table-row>
        <table:table-row table:style-name="ro1">
          <table:table-cell office:value-type="string">
            <text:p>Ponte Branca</text:p>
          </table:table-cell>
          <table:table-cell office:value-type="float" office:value="5106703">
            <text:p>5106703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table:style-name="ce2" table:formula="of:=[.D737]/[.C737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5106703">
            <text:p>5106703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table:style-name="ce2" table:formula="of:=[.I737]/[.H737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737]-[.E737]" office:value-type="percentage" office:value="0">
            <text:p>0.0%</text:p>
          </table:table-cell>
        </table:table-row>
        <table:table-row table:style-name="ro1">
          <table:table-cell office:value-type="string">
            <text:p>Pontes e Lacerda</text:p>
          </table:table-cell>
          <table:table-cell office:value-type="float" office:value="5106752">
            <text:p>5106752</text:p>
          </table:table-cell>
          <table:table-cell office:value-type="float" office:value="8465">
            <text:p>8465</text:p>
          </table:table-cell>
          <table:table-cell office:value-type="string">
            <text:p>3313.8</text:p>
          </table:table-cell>
          <table:table-cell table:style-name="ce2" table:formula="of:=[.D738]/[.C738]" office:value-type="percentage" office:value="0.391470761961016">
            <text:p>39.1%</text:p>
          </table:table-cell>
          <table:table-cell office:value-type="string">
            <text:p>1822.8</text:p>
          </table:table-cell>
          <table:table-cell office:value-type="float" office:value="5106752">
            <text:p>5106752</text:p>
          </table:table-cell>
          <table:table-cell office:value-type="float" office:value="8465">
            <text:p>8465</text:p>
          </table:table-cell>
          <table:table-cell office:value-type="float" office:value="3733">
            <text:p>3733</text:p>
          </table:table-cell>
          <table:table-cell table:style-name="ce2" table:formula="of:=[.I738]/[.H738]" office:value-type="percentage" office:value="0.440992321323095">
            <text:p>44.1%</text:p>
          </table:table-cell>
          <table:table-cell office:value-type="string">
            <text:p>1404.3</text:p>
          </table:table-cell>
          <table:table-cell table:style-name="ce2" table:formula="of:=[.J738]-[.E738]" office:value-type="percentage" office:value="0.0495215593620791">
            <text:p>5.0%</text:p>
          </table:table-cell>
        </table:table-row>
        <table:table-row table:style-name="ro1">
          <table:table-cell office:value-type="string">
            <text:p>Porto Alegre do Norte</text:p>
          </table:table-cell>
          <table:table-cell office:value-type="float" office:value="5106778">
            <text:p>5106778</text:p>
          </table:table-cell>
          <table:table-cell office:value-type="float" office:value="3982">
            <text:p>3982</text:p>
          </table:table-cell>
          <table:table-cell office:value-type="string">
            <text:p>678.6</text:p>
          </table:table-cell>
          <table:table-cell table:style-name="ce2" table:formula="of:=[.D739]/[.C739]" office:value-type="percentage" office:value="0.170416875941738">
            <text:p>17.0%</text:p>
          </table:table-cell>
          <table:table-cell office:value-type="string">
            <text:p>852.3</text:p>
          </table:table-cell>
          <table:table-cell office:value-type="float" office:value="5106778">
            <text:p>5106778</text:p>
          </table:table-cell>
          <table:table-cell office:value-type="float" office:value="3982">
            <text:p>3982</text:p>
          </table:table-cell>
          <table:table-cell office:value-type="string">
            <text:p>869.8</text:p>
          </table:table-cell>
          <table:table-cell table:style-name="ce2" table:formula="of:=[.I739]/[.H739]" office:value-type="percentage" office:value="0.218432948267202">
            <text:p>21.8%</text:p>
          </table:table-cell>
          <table:table-cell office:value-type="float" office:value="661">
            <text:p>661</text:p>
          </table:table-cell>
          <table:table-cell table:style-name="ce2" table:formula="of:=[.J739]-[.E739]" office:value-type="percentage" office:value="0.0480160723254646">
            <text:p>4.8%</text:p>
          </table:table-cell>
        </table:table-row>
        <table:table-row table:style-name="ro1">
          <table:table-cell office:value-type="string">
            <text:p>Porto dos Gaúchos</text:p>
          </table:table-cell>
          <table:table-cell office:value-type="float" office:value="5106802">
            <text:p>5106802</text:p>
          </table:table-cell>
          <table:table-cell office:value-type="float" office:value="7016">
            <text:p>7016</text:p>
          </table:table-cell>
          <table:table-cell office:value-type="float" office:value="1537">
            <text:p>1537</text:p>
          </table:table-cell>
          <table:table-cell table:style-name="ce2" table:formula="of:=[.D740]/[.C740]" office:value-type="percentage" office:value="0.219070695553022">
            <text:p>21.9%</text:p>
          </table:table-cell>
          <table:table-cell office:value-type="string">
            <text:p>5407.5</text:p>
          </table:table-cell>
          <table:table-cell office:value-type="float" office:value="5106802">
            <text:p>5106802</text:p>
          </table:table-cell>
          <table:table-cell office:value-type="float" office:value="7016">
            <text:p>7016</text:p>
          </table:table-cell>
          <table:table-cell office:value-type="string">
            <text:p>2969.3</text:p>
          </table:table-cell>
          <table:table-cell table:style-name="ce2" table:formula="of:=[.I740]/[.H740]" office:value-type="percentage" office:value="0.423218358038769">
            <text:p>42.3%</text:p>
          </table:table-cell>
          <table:table-cell office:value-type="string">
            <text:p>3975.7</text:p>
          </table:table-cell>
          <table:table-cell table:style-name="ce2" table:formula="of:=[.J740]-[.E740]" office:value-type="percentage" office:value="0.204147662485747">
            <text:p>20.4%</text:p>
          </table:table-cell>
        </table:table-row>
        <table:table-row table:style-name="ro1">
          <table:table-cell office:value-type="string">
            <text:p>Porto Esperidião</text:p>
          </table:table-cell>
          <table:table-cell office:value-type="float" office:value="5106828">
            <text:p>5106828</text:p>
          </table:table-cell>
          <table:table-cell office:value-type="float" office:value="5834">
            <text:p>5834</text:p>
          </table:table-cell>
          <table:table-cell office:value-type="string">
            <text:p>286.4</text:p>
          </table:table-cell>
          <table:table-cell table:style-name="ce2" table:formula="of:=[.D741]/[.C741]" office:value-type="percentage" office:value="0.0490915323962976">
            <text:p>4.9%</text:p>
          </table:table-cell>
          <table:table-cell office:value-type="string">
            <text:p>298.8</text:p>
          </table:table-cell>
          <table:table-cell office:value-type="float" office:value="5106828">
            <text:p>5106828</text:p>
          </table:table-cell>
          <table:table-cell office:value-type="float" office:value="5834">
            <text:p>5834</text:p>
          </table:table-cell>
          <table:table-cell office:value-type="float" office:value="377">
            <text:p>377</text:p>
          </table:table-cell>
          <table:table-cell table:style-name="ce2" table:formula="of:=[.I741]/[.H741]" office:value-type="percentage" office:value="0.0646211861501543">
            <text:p>6.5%</text:p>
          </table:table-cell>
          <table:table-cell office:value-type="string">
            <text:p>209.3</text:p>
          </table:table-cell>
          <table:table-cell table:style-name="ce2" table:formula="of:=[.J741]-[.E741]" office:value-type="percentage" office:value="0.0155296537538567">
            <text:p>1.6%</text:p>
          </table:table-cell>
        </table:table-row>
        <table:table-row table:style-name="ro1">
          <table:table-cell office:value-type="string">
            <text:p>Porto Estrela</text:p>
          </table:table-cell>
          <table:table-cell office:value-type="float" office:value="5106851">
            <text:p>5106851</text:p>
          </table:table-cell>
          <table:table-cell office:value-type="float" office:value="2066">
            <text:p>2066</text:p>
          </table:table-cell>
          <table:table-cell office:value-type="string">
            <text:p>359.3</text:p>
          </table:table-cell>
          <table:table-cell table:style-name="ce2" table:formula="of:=[.D742]/[.C742]" office:value-type="percentage" office:value="0.173910939012585">
            <text:p>17.4%</text:p>
          </table:table-cell>
          <table:table-cell office:value-type="float" office:value="244">
            <text:p>244</text:p>
          </table:table-cell>
          <table:table-cell office:value-type="float" office:value="5106851">
            <text:p>5106851</text:p>
          </table:table-cell>
          <table:table-cell office:value-type="float" office:value="2066">
            <text:p>2066</text:p>
          </table:table-cell>
          <table:table-cell office:value-type="string">
            <text:p>380.3</text:p>
          </table:table-cell>
          <table:table-cell table:style-name="ce2" table:formula="of:=[.I742]/[.H742]" office:value-type="percentage" office:value="0.184075508228461">
            <text:p>18.4%</text:p>
          </table:table-cell>
          <table:table-cell office:value-type="float" office:value="230">
            <text:p>230</text:p>
          </table:table-cell>
          <table:table-cell table:style-name="ce2" table:formula="of:=[.J742]-[.E742]" office:value-type="percentage" office:value="0.0101645692158761">
            <text:p>1.0%</text:p>
          </table:table-cell>
        </table:table-row>
        <table:table-row table:style-name="ro1">
          <table:table-cell office:value-type="string">
            <text:p>Poxoréo</text:p>
          </table:table-cell>
          <table:table-cell office:value-type="float" office:value="5107008">
            <text:p>5107008</text:p>
          </table:table-cell>
          <table:table-cell office:value-type="float" office:value="6923">
            <text:p>6923</text:p>
          </table:table-cell>
          <table:table-cell office:value-type="string">
            <text:p>1820.5</text:p>
          </table:table-cell>
          <table:table-cell table:style-name="ce2" table:formula="of:=[.D743]/[.C743]" office:value-type="percentage" office:value="0.262964032933699">
            <text:p>26.3%</text:p>
          </table:table-cell>
          <table:table-cell office:value-type="string">
            <text:p>132.9</text:p>
          </table:table-cell>
          <table:table-cell office:value-type="float" office:value="5107008">
            <text:p>5107008</text:p>
          </table:table-cell>
          <table:table-cell office:value-type="float" office:value="6923">
            <text:p>6923</text:p>
          </table:table-cell>
          <table:table-cell office:value-type="float" office:value="1859">
            <text:p>1859</text:p>
          </table:table-cell>
          <table:table-cell table:style-name="ce2" table:formula="of:=[.I743]/[.H743]" office:value-type="percentage" office:value="0.26852520583562">
            <text:p>26.9%</text:p>
          </table:table-cell>
          <table:table-cell office:value-type="string">
            <text:p>94.3</text:p>
          </table:table-cell>
          <table:table-cell table:style-name="ce2" table:formula="of:=[.J743]-[.E743]" office:value-type="percentage" office:value="0.00556117290192115">
            <text:p>0.6%</text:p>
          </table:table-cell>
        </table:table-row>
        <table:table-row table:style-name="ro1">
          <table:table-cell office:value-type="string">
            <text:p>Primavera do Leste</text:p>
          </table:table-cell>
          <table:table-cell office:value-type="float" office:value="5107040">
            <text:p>5107040</text:p>
          </table:table-cell>
          <table:table-cell office:value-type="float" office:value="5474">
            <text:p>5474</text:p>
          </table:table-cell>
          <table:table-cell office:value-type="float" office:value="0">
            <text:p>0</text:p>
          </table:table-cell>
          <table:table-cell table:style-name="ce2" table:formula="of:=[.D744]/[.C744]" office:value-type="percentage" office:value="0">
            <text:p>0.0%</text:p>
          </table:table-cell>
          <table:table-cell office:value-type="string">
            <text:p>17.7</text:p>
          </table:table-cell>
          <table:table-cell office:value-type="float" office:value="5107040">
            <text:p>5107040</text:p>
          </table:table-cell>
          <table:table-cell office:value-type="float" office:value="5474">
            <text:p>5474</text:p>
          </table:table-cell>
          <table:table-cell office:value-type="string">
            <text:p>0.7</text:p>
          </table:table-cell>
          <table:table-cell table:style-name="ce2" table:formula="of:=[.I744]/[.H744]" office:value-type="percentage" office:value="0.000127877237851662">
            <text:p>0.0%</text:p>
          </table:table-cell>
          <table:table-cell office:value-type="string">
            <text:p>15.6</text:p>
          </table:table-cell>
          <table:table-cell table:style-name="ce2" table:formula="of:=[.J744]-[.E744]" office:value-type="percentage" office:value="0.000127877237851662">
            <text:p>0.0%</text:p>
          </table:table-cell>
        </table:table-row>
        <table:table-row table:style-name="ro1">
          <table:table-cell office:value-type="string">
            <text:p>Querência</text:p>
          </table:table-cell>
          <table:table-cell office:value-type="float" office:value="5107065">
            <text:p>5107065</text:p>
          </table:table-cell>
          <table:table-cell office:value-type="float" office:value="17856">
            <text:p>17856</text:p>
          </table:table-cell>
          <table:table-cell office:value-type="string">
            <text:p>3132.4</text:p>
          </table:table-cell>
          <table:table-cell table:style-name="ce2" table:formula="of:=[.D745]/[.C745]" office:value-type="percentage" office:value="0.175425627240143">
            <text:p>17.5%</text:p>
          </table:table-cell>
          <table:table-cell office:value-type="string">
            <text:p>12375.3</text:p>
          </table:table-cell>
          <table:table-cell office:value-type="float" office:value="5107065">
            <text:p>5107065</text:p>
          </table:table-cell>
          <table:table-cell office:value-type="float" office:value="17856">
            <text:p>17856</text:p>
          </table:table-cell>
          <table:table-cell office:value-type="string">
            <text:p>5061.8</text:p>
          </table:table-cell>
          <table:table-cell table:style-name="ce2" table:formula="of:=[.I745]/[.H745]" office:value-type="percentage" office:value="0.28347894265233">
            <text:p>28.3%</text:p>
          </table:table-cell>
          <table:table-cell office:value-type="string">
            <text:p>10437.3</text:p>
          </table:table-cell>
          <table:table-cell table:style-name="ce2" table:formula="of:=[.J745]-[.E745]" office:value-type="percentage" office:value="0.108053315412186">
            <text:p>10.8%</text:p>
          </table:table-cell>
        </table:table-row>
        <table:table-row table:style-name="ro1">
          <table:table-cell office:value-type="string">
            <text:p>São José dos Quatro Marcos</text:p>
          </table:table-cell>
          <table:table-cell office:value-type="float" office:value="5107107">
            <text:p>5107107</text:p>
          </table:table-cell>
          <table:table-cell office:value-type="float" office:value="1284">
            <text:p>1284</text:p>
          </table:table-cell>
          <table:table-cell office:value-type="string">
            <text:p>1167.7</text:p>
          </table:table-cell>
          <table:table-cell table:style-name="ce2" table:formula="of:=[.D746]/[.C746]" office:value-type="percentage" office:value="0.909423676012461">
            <text:p>90.9%</text:p>
          </table:table-cell>
          <table:table-cell office:value-type="string">
            <text:p>78.5</text:p>
          </table:table-cell>
          <table:table-cell office:value-type="float" office:value="5107107">
            <text:p>5107107</text:p>
          </table:table-cell>
          <table:table-cell office:value-type="float" office:value="1284">
            <text:p>1284</text:p>
          </table:table-cell>
          <table:table-cell office:value-type="string">
            <text:p>1184.9</text:p>
          </table:table-cell>
          <table:table-cell table:style-name="ce2" table:formula="of:=[.I746]/[.H746]" office:value-type="percentage" office:value="0.922819314641745">
            <text:p>92.3%</text:p>
          </table:table-cell>
          <table:table-cell office:value-type="string">
            <text:p>61.5</text:p>
          </table:table-cell>
          <table:table-cell table:style-name="ce2" table:formula="of:=[.J746]-[.E746]" office:value-type="percentage" office:value="0.0133956386292835">
            <text:p>1.3%</text:p>
          </table:table-cell>
        </table:table-row>
        <table:table-row table:style-name="ro1">
          <table:table-cell office:value-type="string">
            <text:p>Reserva do Cabaçal</text:p>
          </table:table-cell>
          <table:table-cell office:value-type="float" office:value="5107156">
            <text:p>5107156</text:p>
          </table:table-cell>
          <table:table-cell office:value-type="float" office:value="371">
            <text:p>371</text:p>
          </table:table-cell>
          <table:table-cell office:value-type="string">
            <text:p>261.1</text:p>
          </table:table-cell>
          <table:table-cell table:style-name="ce2" table:formula="of:=[.D747]/[.C747]" office:value-type="percentage" office:value="0.70377358490566">
            <text:p>70.4%</text:p>
          </table:table-cell>
          <table:table-cell office:value-type="string">
            <text:p>109.9</text:p>
          </table:table-cell>
          <table:table-cell office:value-type="float" office:value="5107156">
            <text:p>5107156</text:p>
          </table:table-cell>
          <table:table-cell office:value-type="float" office:value="371">
            <text:p>371</text:p>
          </table:table-cell>
          <table:table-cell office:value-type="string">
            <text:p>274.2</text:p>
          </table:table-cell>
          <table:table-cell table:style-name="ce2" table:formula="of:=[.I747]/[.H747]" office:value-type="percentage" office:value="0.739083557951482">
            <text:p>73.9%</text:p>
          </table:table-cell>
          <table:table-cell office:value-type="string">
            <text:p>96.8</text:p>
          </table:table-cell>
          <table:table-cell table:style-name="ce2" table:formula="of:=[.J747]-[.E747]" office:value-type="percentage" office:value="0.035309973045822">
            <text:p>3.5%</text:p>
          </table:table-cell>
        </table:table-row>
        <table:table-row table:style-name="ro1">
          <table:table-cell office:value-type="string">
            <text:p>Ribeirão Cascalheira</text:p>
          </table:table-cell>
          <table:table-cell office:value-type="float" office:value="5107180">
            <text:p>5107180</text:p>
          </table:table-cell>
          <table:table-cell office:value-type="float" office:value="11364">
            <text:p>11364</text:p>
          </table:table-cell>
          <table:table-cell office:value-type="string">
            <text:p>1254.8</text:p>
          </table:table-cell>
          <table:table-cell table:style-name="ce2" table:formula="of:=[.D748]/[.C748]" office:value-type="percentage" office:value="0.110418866596269">
            <text:p>11.0%</text:p>
          </table:table-cell>
          <table:table-cell office:value-type="string">
            <text:p>2155.9</text:p>
          </table:table-cell>
          <table:table-cell office:value-type="float" office:value="5107180">
            <text:p>5107180</text:p>
          </table:table-cell>
          <table:table-cell office:value-type="float" office:value="11364">
            <text:p>11364</text:p>
          </table:table-cell>
          <table:table-cell office:value-type="float" office:value="1628">
            <text:p>1628</text:p>
          </table:table-cell>
          <table:table-cell table:style-name="ce2" table:formula="of:=[.I748]/[.H748]" office:value-type="percentage" office:value="0.143259415698698">
            <text:p>14.3%</text:p>
          </table:table-cell>
          <table:table-cell office:value-type="string">
            <text:p>1781.8</text:p>
          </table:table-cell>
          <table:table-cell table:style-name="ce2" table:formula="of:=[.J748]-[.E748]" office:value-type="percentage" office:value="0.0328405491024287">
            <text:p>3.3%</text:p>
          </table:table-cell>
        </table:table-row>
        <table:table-row table:style-name="ro1">
          <table:table-cell office:value-type="string">
            <text:p>Ribeirãozinho</text:p>
          </table:table-cell>
          <table:table-cell office:value-type="float" office:value="5107198">
            <text:p>5107198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  <table:table-cell table:style-name="ce2" table:formula="of:=[.D749]/[.C749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5107198">
            <text:p>5107198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  <table:table-cell table:style-name="ce2" table:formula="of:=[.I749]/[.H749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749]-[.E749]" office:value-type="percentage" office:value="0">
            <text:p>0.0%</text:p>
          </table:table-cell>
        </table:table-row>
        <table:table-row table:style-name="ro1">
          <table:table-cell office:value-type="string">
            <text:p>Rio Branco</text:p>
          </table:table-cell>
          <table:table-cell office:value-type="float" office:value="5107206">
            <text:p>5107206</text:p>
          </table:table-cell>
          <table:table-cell office:value-type="float" office:value="501">
            <text:p>501</text:p>
          </table:table-cell>
          <table:table-cell office:value-type="string">
            <text:p>416.8</text:p>
          </table:table-cell>
          <table:table-cell table:style-name="ce2" table:formula="of:=[.D750]/[.C750]" office:value-type="percentage" office:value="0.831936127744511">
            <text:p>83.2%</text:p>
          </table:table-cell>
          <table:table-cell office:value-type="string">
            <text:p>11.2</text:p>
          </table:table-cell>
          <table:table-cell office:value-type="float" office:value="5107206">
            <text:p>5107206</text:p>
          </table:table-cell>
          <table:table-cell office:value-type="float" office:value="501">
            <text:p>501</text:p>
          </table:table-cell>
          <table:table-cell office:value-type="string">
            <text:p>417.9</text:p>
          </table:table-cell>
          <table:table-cell table:style-name="ce2" table:formula="of:=[.I750]/[.H750]" office:value-type="percentage" office:value="0.834131736526946">
            <text:p>83.4%</text:p>
          </table:table-cell>
          <table:table-cell office:value-type="float" office:value="10">
            <text:p>10</text:p>
          </table:table-cell>
          <table:table-cell table:style-name="ce2" table:formula="of:=[.J750]-[.E750]" office:value-type="percentage" office:value="0.00219560878243508">
            <text:p>0.2%</text:p>
          </table:table-cell>
        </table:table-row>
        <table:table-row table:style-name="ro1">
          <table:table-cell office:value-type="string">
            <text:p>Santa Carmem</text:p>
          </table:table-cell>
          <table:table-cell office:value-type="float" office:value="5107248">
            <text:p>5107248</text:p>
          </table:table-cell>
          <table:table-cell office:value-type="float" office:value="3921">
            <text:p>3921</text:p>
          </table:table-cell>
          <table:table-cell office:value-type="string">
            <text:p>786.6</text:p>
          </table:table-cell>
          <table:table-cell table:style-name="ce2" table:formula="of:=[.D751]/[.C751]" office:value-type="percentage" office:value="0.200612088752869">
            <text:p>20.1%</text:p>
          </table:table-cell>
          <table:table-cell office:value-type="string">
            <text:p>3134.4</text:p>
          </table:table-cell>
          <table:table-cell office:value-type="float" office:value="5107248">
            <text:p>5107248</text:p>
          </table:table-cell>
          <table:table-cell office:value-type="float" office:value="3921">
            <text:p>3921</text:p>
          </table:table-cell>
          <table:table-cell office:value-type="string">
            <text:p>1482.3</text:p>
          </table:table-cell>
          <table:table-cell table:style-name="ce2" table:formula="of:=[.I751]/[.H751]" office:value-type="percentage" office:value="0.378041315990819">
            <text:p>37.8%</text:p>
          </table:table-cell>
          <table:table-cell office:value-type="string">
            <text:p>2438.7</text:p>
          </table:table-cell>
          <table:table-cell table:style-name="ce2" table:formula="of:=[.J751]-[.E751]" office:value-type="percentage" office:value="0.177429227237949">
            <text:p>17.7%</text:p>
          </table:table-cell>
        </table:table-row>
        <table:table-row table:style-name="ro1">
          <table:table-cell office:value-type="string">
            <text:p>Santo Afonso</text:p>
          </table:table-cell>
          <table:table-cell office:value-type="float" office:value="5107263">
            <text:p>5107263</text:p>
          </table:table-cell>
          <table:table-cell office:value-type="float" office:value="1172">
            <text:p>1172</text:p>
          </table:table-cell>
          <table:table-cell office:value-type="float" office:value="846">
            <text:p>846</text:p>
          </table:table-cell>
          <table:table-cell table:style-name="ce2" table:formula="of:=[.D752]/[.C752]" office:value-type="percentage" office:value="0.721843003412969">
            <text:p>72.2%</text:p>
          </table:table-cell>
          <table:table-cell office:value-type="string">
            <text:p>321.3</text:p>
          </table:table-cell>
          <table:table-cell office:value-type="float" office:value="5107263">
            <text:p>5107263</text:p>
          </table:table-cell>
          <table:table-cell office:value-type="float" office:value="1172">
            <text:p>1172</text:p>
          </table:table-cell>
          <table:table-cell office:value-type="string">
            <text:p>955.6</text:p>
          </table:table-cell>
          <table:table-cell table:style-name="ce2" table:formula="of:=[.I752]/[.H752]" office:value-type="percentage" office:value="0.815358361774744">
            <text:p>81.5%</text:p>
          </table:table-cell>
          <table:table-cell office:value-type="string">
            <text:p>211.8</text:p>
          </table:table-cell>
          <table:table-cell table:style-name="ce2" table:formula="of:=[.J752]-[.E752]" office:value-type="percentage" office:value="0.0935153583617748">
            <text:p>9.4%</text:p>
          </table:table-cell>
        </table:table-row>
        <table:table-row table:style-name="ro1">
          <table:table-cell office:value-type="string">
            <text:p>São José do Povo</text:p>
          </table:table-cell>
          <table:table-cell office:value-type="float" office:value="5107297">
            <text:p>5107297</text:p>
          </table:table-cell>
          <table:table-cell office:value-type="float" office:value="443">
            <text:p>443</text:p>
          </table:table-cell>
          <table:table-cell office:value-type="string">
            <text:p>25.9</text:p>
          </table:table-cell>
          <table:table-cell table:style-name="ce2" table:formula="of:=[.D753]/[.C753]" office:value-type="percentage" office:value="0.0584650112866817">
            <text:p>5.8%</text:p>
          </table:table-cell>
          <table:table-cell office:value-type="float" office:value="0">
            <text:p>0</text:p>
          </table:table-cell>
          <table:table-cell office:value-type="float" office:value="5107297">
            <text:p>5107297</text:p>
          </table:table-cell>
          <table:table-cell office:value-type="float" office:value="443">
            <text:p>443</text:p>
          </table:table-cell>
          <table:table-cell office:value-type="string">
            <text:p>25.9</text:p>
          </table:table-cell>
          <table:table-cell table:style-name="ce2" table:formula="of:=[.I753]/[.H753]" office:value-type="percentage" office:value="0.0584650112866817">
            <text:p>5.8%</text:p>
          </table:table-cell>
          <table:table-cell office:value-type="float" office:value="0">
            <text:p>0</text:p>
          </table:table-cell>
          <table:table-cell table:style-name="ce2" table:formula="of:=[.J753]-[.E753]" office:value-type="percentage" office:value="0">
            <text:p>0.0%</text:p>
          </table:table-cell>
        </table:table-row>
        <table:table-row table:style-name="ro1">
          <table:table-cell office:value-type="string">
            <text:p>São José do Rio Claro</text:p>
          </table:table-cell>
          <table:table-cell office:value-type="float" office:value="5107305">
            <text:p>5107305</text:p>
          </table:table-cell>
          <table:table-cell office:value-type="float" office:value="5060">
            <text:p>5060</text:p>
          </table:table-cell>
          <table:table-cell office:value-type="string">
            <text:p>1175.7</text:p>
          </table:table-cell>
          <table:table-cell table:style-name="ce2" table:formula="of:=[.D754]/[.C754]" office:value-type="percentage" office:value="0.232351778656126">
            <text:p>23.2%</text:p>
          </table:table-cell>
          <table:table-cell office:value-type="string">
            <text:p>2477.7</text:p>
          </table:table-cell>
          <table:table-cell office:value-type="float" office:value="5107305">
            <text:p>5107305</text:p>
          </table:table-cell>
          <table:table-cell office:value-type="float" office:value="5060">
            <text:p>5060</text:p>
          </table:table-cell>
          <table:table-cell office:value-type="string">
            <text:p>1782.4</text:p>
          </table:table-cell>
          <table:table-cell table:style-name="ce2" table:formula="of:=[.I754]/[.H754]" office:value-type="percentage" office:value="0.352252964426877">
            <text:p>35.2%</text:p>
          </table:table-cell>
          <table:table-cell office:value-type="string">
            <text:p>1872.6</text:p>
          </table:table-cell>
          <table:table-cell table:style-name="ce2" table:formula="of:=[.J754]-[.E754]" office:value-type="percentage" office:value="0.119901185770751">
            <text:p>12.0%</text:p>
          </table:table-cell>
        </table:table-row>
        <table:table-row table:style-name="ro1">
          <table:table-cell office:value-type="string">
            <text:p>São José do Xingu</text:p>
          </table:table-cell>
          <table:table-cell office:value-type="float" office:value="5107354">
            <text:p>5107354</text:p>
          </table:table-cell>
          <table:table-cell office:value-type="float" office:value="7467">
            <text:p>7467</text:p>
          </table:table-cell>
          <table:table-cell office:value-type="string">
            <text:p>3849.5</text:p>
          </table:table-cell>
          <table:table-cell table:style-name="ce2" table:formula="of:=[.D755]/[.C755]" office:value-type="percentage" office:value="0.515535020758002">
            <text:p>51.6%</text:p>
          </table:table-cell>
          <table:table-cell office:value-type="string">
            <text:p>3255.6</text:p>
          </table:table-cell>
          <table:table-cell office:value-type="float" office:value="5107354">
            <text:p>5107354</text:p>
          </table:table-cell>
          <table:table-cell office:value-type="float" office:value="7467">
            <text:p>7467</text:p>
          </table:table-cell>
          <table:table-cell office:value-type="string">
            <text:p>4300.1</text:p>
          </table:table-cell>
          <table:table-cell table:style-name="ce2" table:formula="of:=[.I755]/[.H755]" office:value-type="percentage" office:value="0.575880541047275">
            <text:p>57.6%</text:p>
          </table:table-cell>
          <table:table-cell office:value-type="string">
            <text:p>2803.2</text:p>
          </table:table-cell>
          <table:table-cell table:style-name="ce2" table:formula="of:=[.J755]-[.E755]" office:value-type="percentage" office:value="0.0603455202892729">
            <text:p>6.0%</text:p>
          </table:table-cell>
        </table:table-row>
        <table:table-row table:style-name="ro1">
          <table:table-cell office:value-type="string">
            <text:p>São Pedro da Cipa</text:p>
          </table:table-cell>
          <table:table-cell office:value-type="float" office:value="5107404">
            <text:p>5107404</text:p>
          </table:table-cell>
          <table:table-cell office:value-type="float" office:value="344">
            <text:p>344</text:p>
          </table:table-cell>
          <table:table-cell office:value-type="float" office:value="306">
            <text:p>306</text:p>
          </table:table-cell>
          <table:table-cell table:style-name="ce2" table:formula="of:=[.D756]/[.C756]" office:value-type="percentage" office:value="0.88953488372093">
            <text:p>89.0%</text:p>
          </table:table-cell>
          <table:table-cell office:value-type="string">
            <text:p>7.1</text:p>
          </table:table-cell>
          <table:table-cell office:value-type="float" office:value="5107404">
            <text:p>5107404</text:p>
          </table:table-cell>
          <table:table-cell office:value-type="float" office:value="344">
            <text:p>344</text:p>
          </table:table-cell>
          <table:table-cell office:value-type="string">
            <text:p>306.3</text:p>
          </table:table-cell>
          <table:table-cell table:style-name="ce2" table:formula="of:=[.I756]/[.H756]" office:value-type="percentage" office:value="0.890406976744186">
            <text:p>89.0%</text:p>
          </table:table-cell>
          <table:table-cell office:value-type="float" office:value="7">
            <text:p>7</text:p>
          </table:table-cell>
          <table:table-cell table:style-name="ce2" table:formula="of:=[.J756]-[.E756]" office:value-type="percentage" office:value="0.00087209302325586">
            <text:p>0.1%</text:p>
          </table:table-cell>
        </table:table-row>
        <table:table-row table:style-name="ro1">
          <table:table-cell office:value-type="string">
            <text:p>Rondolândia</text:p>
          </table:table-cell>
          <table:table-cell office:value-type="float" office:value="5107578">
            <text:p>5107578</text:p>
          </table:table-cell>
          <table:table-cell office:value-type="float" office:value="12742">
            <text:p>12742</text:p>
          </table:table-cell>
          <table:table-cell office:value-type="float" office:value="1409">
            <text:p>1409</text:p>
          </table:table-cell>
          <table:table-cell table:style-name="ce2" table:formula="of:=[.D757]/[.C757]" office:value-type="percentage" office:value="0.110579186940826">
            <text:p>11.1%</text:p>
          </table:table-cell>
          <table:table-cell office:value-type="string">
            <text:p>11254.3</text:p>
          </table:table-cell>
          <table:table-cell office:value-type="float" office:value="5107578">
            <text:p>5107578</text:p>
          </table:table-cell>
          <table:table-cell office:value-type="float" office:value="12742">
            <text:p>12742</text:p>
          </table:table-cell>
          <table:table-cell office:value-type="string">
            <text:p>1885.5</text:p>
          </table:table-cell>
          <table:table-cell table:style-name="ce2" table:formula="of:=[.I757]/[.H757]" office:value-type="percentage" office:value="0.147975200125569">
            <text:p>14.8%</text:p>
          </table:table-cell>
          <table:table-cell office:value-type="string">
            <text:p>10772.8</text:p>
          </table:table-cell>
          <table:table-cell table:style-name="ce2" table:formula="of:=[.J757]-[.E757]" office:value-type="percentage" office:value="0.0373960131847433">
            <text:p>3.7%</text:p>
          </table:table-cell>
        </table:table-row>
        <table:table-row table:style-name="ro1">
          <table:table-cell office:value-type="string">
            <text:p>Rondonópolis</text:p>
          </table:table-cell>
          <table:table-cell office:value-type="float" office:value="5107602">
            <text:p>5107602</text:p>
          </table:table-cell>
          <table:table-cell office:value-type="float" office:value="4166">
            <text:p>4166</text:p>
          </table:table-cell>
          <table:table-cell office:value-type="string">
            <text:p>801.5</text:p>
          </table:table-cell>
          <table:table-cell table:style-name="ce2" table:formula="of:=[.D758]/[.C758]" office:value-type="percentage" office:value="0.192390782525204">
            <text:p>19.2%</text:p>
          </table:table-cell>
          <table:table-cell office:value-type="string">
            <text:p>295.7</text:p>
          </table:table-cell>
          <table:table-cell office:value-type="float" office:value="5107602">
            <text:p>5107602</text:p>
          </table:table-cell>
          <table:table-cell office:value-type="float" office:value="4166">
            <text:p>4166</text:p>
          </table:table-cell>
          <table:table-cell office:value-type="string">
            <text:p>825.3</text:p>
          </table:table-cell>
          <table:table-cell table:style-name="ce2" table:formula="of:=[.I758]/[.H758]" office:value-type="percentage" office:value="0.198103696591455">
            <text:p>19.8%</text:p>
          </table:table-cell>
          <table:table-cell office:value-type="string">
            <text:p>269.1</text:p>
          </table:table-cell>
          <table:table-cell table:style-name="ce2" table:formula="of:=[.J758]-[.E758]" office:value-type="percentage" office:value="0.0057129140662506">
            <text:p>0.6%</text:p>
          </table:table-cell>
        </table:table-row>
        <table:table-row table:style-name="ro1">
          <table:table-cell office:value-type="string">
            <text:p>Rosário Oeste</text:p>
          </table:table-cell>
          <table:table-cell office:value-type="float" office:value="5107701">
            <text:p>5107701</text:p>
          </table:table-cell>
          <table:table-cell office:value-type="float" office:value="8805">
            <text:p>8805</text:p>
          </table:table-cell>
          <table:table-cell office:value-type="string">
            <text:p>62.5</text:p>
          </table:table-cell>
          <table:table-cell table:style-name="ce2" table:formula="of:=[.D759]/[.C759]" office:value-type="percentage" office:value="0.00709823963657013">
            <text:p>0.7%</text:p>
          </table:table-cell>
          <table:table-cell office:value-type="string">
            <text:p>27.5</text:p>
          </table:table-cell>
          <table:table-cell office:value-type="float" office:value="5107701">
            <text:p>5107701</text:p>
          </table:table-cell>
          <table:table-cell office:value-type="float" office:value="8805">
            <text:p>8805</text:p>
          </table:table-cell>
          <table:table-cell office:value-type="string">
            <text:p>65.3</text:p>
          </table:table-cell>
          <table:table-cell table:style-name="ce2" table:formula="of:=[.I759]/[.H759]" office:value-type="percentage" office:value="0.00741624077228847">
            <text:p>0.7%</text:p>
          </table:table-cell>
          <table:table-cell office:value-type="string">
            <text:p>23.5</text:p>
          </table:table-cell>
          <table:table-cell table:style-name="ce2" table:formula="of:=[.J759]-[.E759]" office:value-type="percentage" office:value="0.000318001135718341">
            <text:p>0.0%</text:p>
          </table:table-cell>
        </table:table-row>
        <table:table-row table:style-name="ro1">
          <table:table-cell office:value-type="string">
            <text:p>Santa Cruz do Xingu</text:p>
          </table:table-cell>
          <table:table-cell office:value-type="float" office:value="5107743">
            <text:p>5107743</text:p>
          </table:table-cell>
          <table:table-cell office:value-type="float" office:value="5625">
            <text:p>5625</text:p>
          </table:table-cell>
          <table:table-cell office:value-type="string">
            <text:p>999.5</text:p>
          </table:table-cell>
          <table:table-cell table:style-name="ce2" table:formula="of:=[.D760]/[.C760]" office:value-type="percentage" office:value="0.177688888888889">
            <text:p>17.8%</text:p>
          </table:table-cell>
          <table:table-cell office:value-type="string">
            <text:p>2939.1</text:p>
          </table:table-cell>
          <table:table-cell office:value-type="float" office:value="5107743">
            <text:p>5107743</text:p>
          </table:table-cell>
          <table:table-cell office:value-type="float" office:value="5625">
            <text:p>5625</text:p>
          </table:table-cell>
          <table:table-cell office:value-type="string">
            <text:p>1349.9</text:p>
          </table:table-cell>
          <table:table-cell table:style-name="ce2" table:formula="of:=[.I760]/[.H760]" office:value-type="percentage" office:value="0.239982222222222">
            <text:p>24.0%</text:p>
          </table:table-cell>
          <table:table-cell office:value-type="string">
            <text:p>2587.4</text:p>
          </table:table-cell>
          <table:table-cell table:style-name="ce2" table:formula="of:=[.J760]-[.E760]" office:value-type="percentage" office:value="0.0622933333333333">
            <text:p>6.2%</text:p>
          </table:table-cell>
        </table:table-row>
        <table:table-row table:style-name="ro1">
          <table:table-cell office:value-type="string">
            <text:p>Salto do Céu</text:p>
          </table:table-cell>
          <table:table-cell office:value-type="float" office:value="5107750">
            <text:p>5107750</text:p>
          </table:table-cell>
          <table:table-cell office:value-type="float" office:value="1316">
            <text:p>1316</text:p>
          </table:table-cell>
          <table:table-cell office:value-type="string">
            <text:p>1080.3</text:p>
          </table:table-cell>
          <table:table-cell table:style-name="ce2" table:formula="of:=[.D761]/[.C761]" office:value-type="percentage" office:value="0.820896656534954">
            <text:p>82.1%</text:p>
          </table:table-cell>
          <table:table-cell office:value-type="string">
            <text:p>203.5</text:p>
          </table:table-cell>
          <table:table-cell office:value-type="float" office:value="5107750">
            <text:p>5107750</text:p>
          </table:table-cell>
          <table:table-cell office:value-type="float" office:value="1316">
            <text:p>1316</text:p>
          </table:table-cell>
          <table:table-cell office:value-type="float" office:value="1135">
            <text:p>1135</text:p>
          </table:table-cell>
          <table:table-cell table:style-name="ce2" table:formula="of:=[.I761]/[.H761]" office:value-type="percentage" office:value="0.862462006079027">
            <text:p>86.2%</text:p>
          </table:table-cell>
          <table:table-cell office:value-type="string">
            <text:p>148.9</text:p>
          </table:table-cell>
          <table:table-cell table:style-name="ce2" table:formula="of:=[.J761]-[.E761]" office:value-type="percentage" office:value="0.041565349544073">
            <text:p>4.2%</text:p>
          </table:table-cell>
        </table:table-row>
        <table:table-row table:style-name="ro2">
          <table:table-cell office:value-type="string">
            <text:p>Santa Rita do Trivelato</text:p>
          </table:table-cell>
          <table:table-cell office:value-type="float" office:value="5107768">
            <text:p>5107768</text:p>
          </table:table-cell>
          <table:table-cell office:value-type="float" office:value="3347">
            <text:p>3347</text:p>
          </table:table-cell>
          <table:table-cell office:value-type="string">
            <text:p>474.9</text:p>
          </table:table-cell>
          <table:table-cell table:style-name="ce2" table:formula="of:=[.D762]/[.C762]" office:value-type="percentage" office:value="0.141888258141619">
            <text:p>14.2%</text:p>
          </table:table-cell>
          <table:table-cell office:value-type="string">
            <text:p>872.7</text:p>
          </table:table-cell>
          <table:table-cell office:value-type="float" office:value="5107768">
            <text:p>5107768</text:p>
          </table:table-cell>
          <table:table-cell office:value-type="float" office:value="3347">
            <text:p>3347</text:p>
          </table:table-cell>
          <table:table-cell office:value-type="string">
            <text:p>666.4</text:p>
          </table:table-cell>
          <table:table-cell table:style-name="ce2" table:formula="of:=[.I762]/[.H762]" office:value-type="percentage" office:value="0.199103674932776">
            <text:p>19.9%</text:p>
          </table:table-cell>
          <table:table-cell office:value-type="float" office:value="592">
            <text:p>592</text:p>
          </table:table-cell>
          <table:table-cell table:style-name="ce2" table:formula="of:=[.J762]-[.E762]" office:value-type="percentage" office:value="0.0572154167911563">
            <text:p>5.7%</text:p>
          </table:table-cell>
        </table:table-row>
        <table:table-row table:style-name="ro1">
          <table:table-cell office:value-type="string">
            <text:p>Santa Terezinha</text:p>
          </table:table-cell>
          <table:table-cell office:value-type="float" office:value="5107776">
            <text:p>5107776</text:p>
          </table:table-cell>
          <table:table-cell office:value-type="float" office:value="6463">
            <text:p>6463</text:p>
          </table:table-cell>
          <table:table-cell office:value-type="string">
            <text:p>1634.9</text:p>
          </table:table-cell>
          <table:table-cell table:style-name="ce2" table:formula="of:=[.D763]/[.C763]" office:value-type="percentage" office:value="0.252963020269225">
            <text:p>25.3%</text:p>
          </table:table-cell>
          <table:table-cell office:value-type="string">
            <text:p>3533.3</text:p>
          </table:table-cell>
          <table:table-cell office:value-type="float" office:value="5107776">
            <text:p>5107776</text:p>
          </table:table-cell>
          <table:table-cell office:value-type="float" office:value="6463">
            <text:p>6463</text:p>
          </table:table-cell>
          <table:table-cell office:value-type="string">
            <text:p>2559.1</text:p>
          </table:table-cell>
          <table:table-cell table:style-name="ce2" table:formula="of:=[.I763]/[.H763]" office:value-type="percentage" office:value="0.395961627727062">
            <text:p>39.6%</text:p>
          </table:table-cell>
          <table:table-cell office:value-type="float" office:value="2611">
            <text:p>2611</text:p>
          </table:table-cell>
          <table:table-cell table:style-name="ce2" table:formula="of:=[.J763]-[.E763]" office:value-type="percentage" office:value="0.142998607457837">
            <text:p>14.3%</text:p>
          </table:table-cell>
        </table:table-row>
        <table:table-row table:style-name="ro1">
          <table:table-cell office:value-type="string">
            <text:p>Santo Antônio do Leste</text:p>
          </table:table-cell>
          <table:table-cell office:value-type="float" office:value="5107792">
            <text:p>5107792</text:p>
          </table:table-cell>
          <table:table-cell office:value-type="float" office:value="3597">
            <text:p>3597</text:p>
          </table:table-cell>
          <table:table-cell office:value-type="string">
            <text:p>0.9</text:p>
          </table:table-cell>
          <table:table-cell table:style-name="ce2" table:formula="of:=[.D764]/[.C764]" office:value-type="percentage" office:value="0.000250208507089241">
            <text:p>0.0%</text:p>
          </table:table-cell>
          <table:table-cell office:value-type="string">
            <text:p>68.6</text:p>
          </table:table-cell>
          <table:table-cell office:value-type="float" office:value="5107792">
            <text:p>5107792</text:p>
          </table:table-cell>
          <table:table-cell office:value-type="float" office:value="3597">
            <text:p>3597</text:p>
          </table:table-cell>
          <table:table-cell office:value-type="float" office:value="2">
            <text:p>2</text:p>
          </table:table-cell>
          <table:table-cell table:style-name="ce2" table:formula="of:=[.I764]/[.H764]" office:value-type="percentage" office:value="0.000556018904642758">
            <text:p>0.1%</text:p>
          </table:table-cell>
          <table:table-cell office:value-type="string">
            <text:p>66.9</text:p>
          </table:table-cell>
          <table:table-cell table:style-name="ce2" table:formula="of:=[.J764]-[.E764]" office:value-type="percentage" office:value="0.000305810397553517">
            <text:p>0.0%</text:p>
          </table:table-cell>
        </table:table-row>
        <table:table-row table:style-name="ro1">
          <table:table-cell office:value-type="string">
            <text:p>Santo Antônio do Leverger</text:p>
          </table:table-cell>
          <table:table-cell office:value-type="float" office:value="5107800">
            <text:p>5107800</text:p>
          </table:table-cell>
          <table:table-cell office:value-type="float" office:value="12270">
            <text:p>12270</text:p>
          </table:table-cell>
          <table:table-cell office:value-type="string">
            <text:p>937.7</text:p>
          </table:table-cell>
          <table:table-cell table:style-name="ce2" table:formula="of:=[.D765]/[.C765]" office:value-type="percentage" office:value="0.0764221678891606">
            <text:p>7.6%</text:p>
          </table:table-cell>
          <table:table-cell office:value-type="string">
            <text:p>1210.4</text:p>
          </table:table-cell>
          <table:table-cell office:value-type="float" office:value="5107800">
            <text:p>5107800</text:p>
          </table:table-cell>
          <table:table-cell office:value-type="float" office:value="12270">
            <text:p>12270</text:p>
          </table:table-cell>
          <table:table-cell office:value-type="string">
            <text:p>1036.8</text:p>
          </table:table-cell>
          <table:table-cell table:style-name="ce2" table:formula="of:=[.I765]/[.H765]" office:value-type="percentage" office:value="0.0844987775061125">
            <text:p>8.4%</text:p>
          </table:table-cell>
          <table:table-cell office:value-type="string">
            <text:p>1106.7</text:p>
          </table:table-cell>
          <table:table-cell table:style-name="ce2" table:formula="of:=[.J765]-[.E765]" office:value-type="percentage" office:value="0.0080766096169519">
            <text:p>0.8%</text:p>
          </table:table-cell>
        </table:table-row>
        <table:table-row table:style-name="ro1">
          <table:table-cell office:value-type="string">
            <text:p>São Félix do Araguaia</text:p>
          </table:table-cell>
          <table:table-cell office:value-type="float" office:value="5107859">
            <text:p>5107859</text:p>
          </table:table-cell>
          <table:table-cell office:value-type="float" office:value="16857">
            <text:p>16857</text:p>
          </table:table-cell>
          <table:table-cell office:value-type="string">
            <text:p>3391.9</text:p>
          </table:table-cell>
          <table:table-cell table:style-name="ce2" table:formula="of:=[.D766]/[.C766]" office:value-type="percentage" office:value="0.201216112000949">
            <text:p>20.1%</text:p>
          </table:table-cell>
          <table:table-cell office:value-type="string">
            <text:p>7216.2</text:p>
          </table:table-cell>
          <table:table-cell office:value-type="float" office:value="5107859">
            <text:p>5107859</text:p>
          </table:table-cell>
          <table:table-cell office:value-type="float" office:value="16857">
            <text:p>16857</text:p>
          </table:table-cell>
          <table:table-cell office:value-type="float" office:value="4428">
            <text:p>4428</text:p>
          </table:table-cell>
          <table:table-cell table:style-name="ce2" table:formula="of:=[.I766]/[.H766]" office:value-type="percentage" office:value="0.262680192205019">
            <text:p>26.3%</text:p>
          </table:table-cell>
          <table:table-cell office:value-type="string">
            <text:p>6110.9</text:p>
          </table:table-cell>
          <table:table-cell table:style-name="ce2" table:formula="of:=[.J766]-[.E766]" office:value-type="percentage" office:value="0.0614640802040695">
            <text:p>6.1%</text:p>
          </table:table-cell>
        </table:table-row>
        <table:table-row table:style-name="ro1">
          <table:table-cell office:value-type="string">
            <text:p>Sapezal</text:p>
          </table:table-cell>
          <table:table-cell office:value-type="float" office:value="5107875">
            <text:p>5107875</text:p>
          </table:table-cell>
          <table:table-cell office:value-type="float" office:value="13640">
            <text:p>13640</text:p>
          </table:table-cell>
          <table:table-cell office:value-type="float" office:value="83">
            <text:p>83</text:p>
          </table:table-cell>
          <table:table-cell table:style-name="ce2" table:formula="of:=[.D767]/[.C767]" office:value-type="percentage" office:value="0.00608504398826979">
            <text:p>0.6%</text:p>
          </table:table-cell>
          <table:table-cell office:value-type="string">
            <text:p>2957.8</text:p>
          </table:table-cell>
          <table:table-cell office:value-type="float" office:value="5107875">
            <text:p>5107875</text:p>
          </table:table-cell>
          <table:table-cell office:value-type="float" office:value="13640">
            <text:p>13640</text:p>
          </table:table-cell>
          <table:table-cell office:value-type="string">
            <text:p>184.6</text:p>
          </table:table-cell>
          <table:table-cell table:style-name="ce2" table:formula="of:=[.I767]/[.H767]" office:value-type="percentage" office:value="0.013533724340176">
            <text:p>1.4%</text:p>
          </table:table-cell>
          <table:table-cell office:value-type="string">
            <text:p>2854.5</text:p>
          </table:table-cell>
          <table:table-cell table:style-name="ce2" table:formula="of:=[.J767]-[.E767]" office:value-type="percentage" office:value="0.00744868035190616">
            <text:p>0.7%</text:p>
          </table:table-cell>
        </table:table-row>
        <table:table-row table:style-name="ro1">
          <table:table-cell office:value-type="string">
            <text:p>Serra Nova Dourada</text:p>
          </table:table-cell>
          <table:table-cell office:value-type="float" office:value="5107883">
            <text:p>5107883</text:p>
          </table:table-cell>
          <table:table-cell office:value-type="float" office:value="1481">
            <text:p>1481</text:p>
          </table:table-cell>
          <table:table-cell office:value-type="string">
            <text:p>239.8</text:p>
          </table:table-cell>
          <table:table-cell table:style-name="ce2" table:formula="of:=[.D768]/[.C768]" office:value-type="percentage" office:value="0.161917623227549">
            <text:p>16.2%</text:p>
          </table:table-cell>
          <table:table-cell office:value-type="string">
            <text:p>287.7</text:p>
          </table:table-cell>
          <table:table-cell office:value-type="float" office:value="5107883">
            <text:p>5107883</text:p>
          </table:table-cell>
          <table:table-cell office:value-type="float" office:value="1481">
            <text:p>1481</text:p>
          </table:table-cell>
          <table:table-cell office:value-type="string">
            <text:p>305.8</text:p>
          </table:table-cell>
          <table:table-cell table:style-name="ce2" table:formula="of:=[.I768]/[.H768]" office:value-type="percentage" office:value="0.206482106684673">
            <text:p>20.6%</text:p>
          </table:table-cell>
          <table:table-cell office:value-type="string">
            <text:p>212.7</text:p>
          </table:table-cell>
          <table:table-cell table:style-name="ce2" table:formula="of:=[.J768]-[.E768]" office:value-type="percentage" office:value="0.0445644834571236">
            <text:p>4.5%</text:p>
          </table:table-cell>
        </table:table-row>
        <table:table-row table:style-name="ro1">
          <table:table-cell office:value-type="string">
            <text:p>Sinop</text:p>
          </table:table-cell>
          <table:table-cell office:value-type="float" office:value="5107909">
            <text:p>5107909</text:p>
          </table:table-cell>
          <table:table-cell office:value-type="float" office:value="3193">
            <text:p>3193</text:p>
          </table:table-cell>
          <table:table-cell office:value-type="string">
            <text:p>1621.2</text:p>
          </table:table-cell>
          <table:table-cell table:style-name="ce2" table:formula="of:=[.D769]/[.C769]" office:value-type="percentage" office:value="0.507735671782023">
            <text:p>50.8%</text:p>
          </table:table-cell>
          <table:table-cell office:value-type="string">
            <text:p>1527.8</text:p>
          </table:table-cell>
          <table:table-cell office:value-type="float" office:value="5107909">
            <text:p>5107909</text:p>
          </table:table-cell>
          <table:table-cell office:value-type="float" office:value="3193">
            <text:p>3193</text:p>
          </table:table-cell>
          <table:table-cell office:value-type="string">
            <text:p>2032.9</text:p>
          </table:table-cell>
          <table:table-cell table:style-name="ce2" table:formula="of:=[.I769]/[.H769]" office:value-type="percentage" office:value="0.636673974318822">
            <text:p>63.7%</text:p>
          </table:table-cell>
          <table:table-cell office:value-type="string">
            <text:p>1115.3</text:p>
          </table:table-cell>
          <table:table-cell table:style-name="ce2" table:formula="of:=[.J769]-[.E769]" office:value-type="percentage" office:value="0.128938302536799">
            <text:p>12.9%</text:p>
          </table:table-cell>
        </table:table-row>
        <table:table-row table:style-name="ro1">
          <table:table-cell office:value-type="string">
            <text:p>Sorriso</text:p>
          </table:table-cell>
          <table:table-cell office:value-type="float" office:value="5107925">
            <text:p>5107925</text:p>
          </table:table-cell>
          <table:table-cell office:value-type="float" office:value="9350">
            <text:p>9350</text:p>
          </table:table-cell>
          <table:table-cell office:value-type="string">
            <text:p>3347.2</text:p>
          </table:table-cell>
          <table:table-cell table:style-name="ce2" table:formula="of:=[.D770]/[.C770]" office:value-type="percentage" office:value="0.357989304812834">
            <text:p>35.8%</text:p>
          </table:table-cell>
          <table:table-cell office:value-type="string">
            <text:p>1886.6</text:p>
          </table:table-cell>
          <table:table-cell office:value-type="float" office:value="5107925">
            <text:p>5107925</text:p>
          </table:table-cell>
          <table:table-cell office:value-type="float" office:value="9350">
            <text:p>9350</text:p>
          </table:table-cell>
          <table:table-cell office:value-type="string">
            <text:p>3977.2</text:p>
          </table:table-cell>
          <table:table-cell table:style-name="ce2" table:formula="of:=[.I770]/[.H770]" office:value-type="percentage" office:value="0.425368983957219">
            <text:p>42.5%</text:p>
          </table:table-cell>
          <table:table-cell office:value-type="string">
            <text:p>1253.5</text:p>
          </table:table-cell>
          <table:table-cell table:style-name="ce2" table:formula="of:=[.J770]-[.E770]" office:value-type="percentage" office:value="0.067379679144385">
            <text:p>6.7%</text:p>
          </table:table-cell>
        </table:table-row>
        <table:table-row table:style-name="ro1">
          <table:table-cell office:value-type="string">
            <text:p>Tabaporã</text:p>
          </table:table-cell>
          <table:table-cell office:value-type="float" office:value="5107941">
            <text:p>5107941</text:p>
          </table:table-cell>
          <table:table-cell office:value-type="float" office:value="8233">
            <text:p>8233</text:p>
          </table:table-cell>
          <table:table-cell office:value-type="string">
            <text:p>1254.3</text:p>
          </table:table-cell>
          <table:table-cell table:style-name="ce2" table:formula="of:=[.D771]/[.C771]" office:value-type="percentage" office:value="0.152350297582898">
            <text:p>15.2%</text:p>
          </table:table-cell>
          <table:table-cell office:value-type="string">
            <text:p>4731.9</text:p>
          </table:table-cell>
          <table:table-cell office:value-type="float" office:value="5107941">
            <text:p>5107941</text:p>
          </table:table-cell>
          <table:table-cell office:value-type="float" office:value="8233">
            <text:p>8233</text:p>
          </table:table-cell>
          <table:table-cell office:value-type="string">
            <text:p>2522.9</text:p>
          </table:table-cell>
          <table:table-cell table:style-name="ce2" table:formula="of:=[.I771]/[.H771]" office:value-type="percentage" office:value="0.3064375075914">
            <text:p>30.6%</text:p>
          </table:table-cell>
          <table:table-cell office:value-type="float" office:value="3470">
            <text:p>3470</text:p>
          </table:table-cell>
          <table:table-cell table:style-name="ce2" table:formula="of:=[.J771]-[.E771]" office:value-type="percentage" office:value="0.154087210008502">
            <text:p>15.4%</text:p>
          </table:table-cell>
        </table:table-row>
        <table:table-row table:style-name="ro1">
          <table:table-cell office:value-type="string">
            <text:p>Tangará da Serra</text:p>
          </table:table-cell>
          <table:table-cell office:value-type="float" office:value="5107958">
            <text:p>5107958</text:p>
          </table:table-cell>
          <table:table-cell office:value-type="float" office:value="11596">
            <text:p>11596</text:p>
          </table:table-cell>
          <table:table-cell office:value-type="string">
            <text:p>2000.1</text:p>
          </table:table-cell>
          <table:table-cell table:style-name="ce2" table:formula="of:=[.D772]/[.C772]" office:value-type="percentage" office:value="0.172481890307002">
            <text:p>17.2%</text:p>
          </table:table-cell>
          <table:table-cell office:value-type="string">
            <text:p>804.8</text:p>
          </table:table-cell>
          <table:table-cell office:value-type="float" office:value="5107958">
            <text:p>5107958</text:p>
          </table:table-cell>
          <table:table-cell office:value-type="float" office:value="11596">
            <text:p>11596</text:p>
          </table:table-cell>
          <table:table-cell office:value-type="string">
            <text:p>2160.3</text:p>
          </table:table-cell>
          <table:table-cell table:style-name="ce2" table:formula="of:=[.I772]/[.H772]" office:value-type="percentage" office:value="0.18629699896516">
            <text:p>18.6%</text:p>
          </table:table-cell>
          <table:table-cell office:value-type="string">
            <text:p>646.4</text:p>
          </table:table-cell>
          <table:table-cell table:style-name="ce2" table:formula="of:=[.J772]-[.E772]" office:value-type="percentage" office:value="0.013815108658158">
            <text:p>1.4%</text:p>
          </table:table-cell>
        </table:table-row>
        <table:table-row table:style-name="ro1">
          <table:table-cell office:value-type="string">
            <text:p>Tapurah</text:p>
          </table:table-cell>
          <table:table-cell office:value-type="float" office:value="5108006">
            <text:p>5108006</text:p>
          </table:table-cell>
          <table:table-cell office:value-type="float" office:value="11610">
            <text:p>11610</text:p>
          </table:table-cell>
          <table:table-cell office:value-type="string">
            <text:p>2839.5</text:p>
          </table:table-cell>
          <table:table-cell table:style-name="ce2" table:formula="of:=[.D773]/[.C773]" office:value-type="percentage" office:value="0.244573643410853">
            <text:p>24.5%</text:p>
          </table:table-cell>
          <table:table-cell office:value-type="string">
            <text:p>7363.3</text:p>
          </table:table-cell>
          <table:table-cell office:value-type="float" office:value="5108006">
            <text:p>5108006</text:p>
          </table:table-cell>
          <table:table-cell office:value-type="float" office:value="11610">
            <text:p>11610</text:p>
          </table:table-cell>
          <table:table-cell office:value-type="string">
            <text:p>5796.3</text:p>
          </table:table-cell>
          <table:table-cell table:style-name="ce2" table:formula="of:=[.I773]/[.H773]" office:value-type="percentage" office:value="0.499250645994832">
            <text:p>49.9%</text:p>
          </table:table-cell>
          <table:table-cell office:value-type="string">
            <text:p>4406.2</text:p>
          </table:table-cell>
          <table:table-cell table:style-name="ce2" table:formula="of:=[.J773]-[.E773]" office:value-type="percentage" office:value="0.254677002583979">
            <text:p>25.5%</text:p>
          </table:table-cell>
        </table:table-row>
        <table:table-row table:style-name="ro1">
          <table:table-cell office:value-type="string">
            <text:p>Terra Nova do Norte</text:p>
          </table:table-cell>
          <table:table-cell office:value-type="float" office:value="5108055">
            <text:p>5108055</text:p>
          </table:table-cell>
          <table:table-cell office:value-type="float" office:value="2303">
            <text:p>2303</text:p>
          </table:table-cell>
          <table:table-cell office:value-type="string">
            <text:p>1660.8</text:p>
          </table:table-cell>
          <table:table-cell table:style-name="ce2" table:formula="of:=[.D774]/[.C774]" office:value-type="percentage" office:value="0.721146330872775">
            <text:p>72.1%</text:p>
          </table:table-cell>
          <table:table-cell office:value-type="string">
            <text:p>638.7</text:p>
          </table:table-cell>
          <table:table-cell office:value-type="float" office:value="5108055">
            <text:p>5108055</text:p>
          </table:table-cell>
          <table:table-cell office:value-type="float" office:value="2303">
            <text:p>2303</text:p>
          </table:table-cell>
          <table:table-cell office:value-type="string">
            <text:p>1951.9</text:p>
          </table:table-cell>
          <table:table-cell table:style-name="ce2" table:formula="of:=[.I774]/[.H774]" office:value-type="percentage" office:value="0.847546678245766">
            <text:p>84.8%</text:p>
          </table:table-cell>
          <table:table-cell office:value-type="string">
            <text:p>347.6</text:p>
          </table:table-cell>
          <table:table-cell table:style-name="ce2" table:formula="of:=[.J774]-[.E774]" office:value-type="percentage" office:value="0.126400347372992">
            <text:p>12.6%</text:p>
          </table:table-cell>
        </table:table-row>
        <table:table-row table:style-name="ro1">
          <table:table-cell office:value-type="string">
            <text:p>Tesouro</text:p>
          </table:table-cell>
          <table:table-cell office:value-type="float" office:value="5108105">
            <text:p>5108105</text:p>
          </table:table-cell>
          <table:table-cell office:value-type="float" office:value="4017">
            <text:p>4017</text:p>
          </table:table-cell>
          <table:table-cell office:value-type="float" office:value="0">
            <text:p>0</text:p>
          </table:table-cell>
          <table:table-cell table:style-name="ce2" table:formula="of:=[.D775]/[.C775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5108105">
            <text:p>5108105</text:p>
          </table:table-cell>
          <table:table-cell office:value-type="float" office:value="4017">
            <text:p>4017</text:p>
          </table:table-cell>
          <table:table-cell office:value-type="float" office:value="0">
            <text:p>0</text:p>
          </table:table-cell>
          <table:table-cell table:style-name="ce2" table:formula="of:=[.I775]/[.H775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775]-[.E775]" office:value-type="percentage" office:value="0">
            <text:p>0.0%</text:p>
          </table:table-cell>
        </table:table-row>
        <table:table-row table:style-name="ro1">
          <table:table-cell office:value-type="string">
            <text:p>Torixoréu</text:p>
          </table:table-cell>
          <table:table-cell office:value-type="float" office:value="5108204">
            <text:p>5108204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table:style-name="ce2" table:formula="of:=[.D776]/[.C776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5108204">
            <text:p>5108204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table:style-name="ce2" table:formula="of:=[.I776]/[.H776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776]-[.E776]" office:value-type="percentage" office:value="0">
            <text:p>0.0%</text:p>
          </table:table-cell>
        </table:table-row>
        <table:table-row table:style-name="ro1">
          <table:table-cell office:value-type="string">
            <text:p>União do Sul</text:p>
          </table:table-cell>
          <table:table-cell office:value-type="float" office:value="5108303">
            <text:p>5108303</text:p>
          </table:table-cell>
          <table:table-cell office:value-type="float" office:value="4583">
            <text:p>4583</text:p>
          </table:table-cell>
          <table:table-cell office:value-type="float" office:value="511">
            <text:p>511</text:p>
          </table:table-cell>
          <table:table-cell table:style-name="ce2" table:formula="of:=[.D777]/[.C777]" office:value-type="percentage" office:value="0.111499018110408">
            <text:p>11.1%</text:p>
          </table:table-cell>
          <table:table-cell office:value-type="string">
            <text:p>4046.1</text:p>
          </table:table-cell>
          <table:table-cell office:value-type="float" office:value="5108303">
            <text:p>5108303</text:p>
          </table:table-cell>
          <table:table-cell office:value-type="float" office:value="4583">
            <text:p>4583</text:p>
          </table:table-cell>
          <table:table-cell office:value-type="string">
            <text:p>1041.1</text:p>
          </table:table-cell>
          <table:table-cell table:style-name="ce2" table:formula="of:=[.I777]/[.H777]" office:value-type="percentage" office:value="0.227165612044512">
            <text:p>22.7%</text:p>
          </table:table-cell>
          <table:table-cell office:value-type="float" office:value="3518">
            <text:p>3518</text:p>
          </table:table-cell>
          <table:table-cell table:style-name="ce2" table:formula="of:=[.J777]-[.E777]" office:value-type="percentage" office:value="0.115666593934104">
            <text:p>11.6%</text:p>
          </table:table-cell>
        </table:table-row>
        <table:table-row table:style-name="ro1">
          <table:table-cell office:value-type="string">
            <text:p>Vale de São Domingos</text:p>
          </table:table-cell>
          <table:table-cell office:value-type="float" office:value="5108352">
            <text:p>5108352</text:p>
          </table:table-cell>
          <table:table-cell office:value-type="float" office:value="2007">
            <text:p>2007</text:p>
          </table:table-cell>
          <table:table-cell office:value-type="string">
            <text:p>667.9</text:p>
          </table:table-cell>
          <table:table-cell table:style-name="ce2" table:formula="of:=[.D778]/[.C778]" office:value-type="percentage" office:value="0.332785251619332">
            <text:p>33.3%</text:p>
          </table:table-cell>
          <table:table-cell office:value-type="string">
            <text:p>528.6</text:p>
          </table:table-cell>
          <table:table-cell office:value-type="float" office:value="5108352">
            <text:p>5108352</text:p>
          </table:table-cell>
          <table:table-cell office:value-type="float" office:value="2007">
            <text:p>2007</text:p>
          </table:table-cell>
          <table:table-cell office:value-type="float" office:value="697">
            <text:p>697</text:p>
          </table:table-cell>
          <table:table-cell table:style-name="ce2" table:formula="of:=[.I778]/[.H778]" office:value-type="percentage" office:value="0.347284504235177">
            <text:p>34.7%</text:p>
          </table:table-cell>
          <table:table-cell office:value-type="string">
            <text:p>500.6</text:p>
          </table:table-cell>
          <table:table-cell table:style-name="ce2" table:formula="of:=[.J778]-[.E778]" office:value-type="percentage" office:value="0.0144992526158446">
            <text:p>1.4%</text:p>
          </table:table-cell>
        </table:table-row>
        <table:table-row table:style-name="ro1">
          <table:table-cell office:value-type="string">
            <text:p>Várzea Grande</text:p>
          </table:table-cell>
          <table:table-cell office:value-type="float" office:value="5108402">
            <text:p>5108402</text:p>
          </table:table-cell>
          <table:table-cell office:value-type="float" office:value="938">
            <text:p>938</text:p>
          </table:table-cell>
          <table:table-cell office:value-type="float" office:value="0">
            <text:p>0</text:p>
          </table:table-cell>
          <table:table-cell table:style-name="ce2" table:formula="of:=[.D779]/[.C779]" office:value-type="percentage" office:value="0">
            <text:p>0.0%</text:p>
          </table:table-cell>
          <table:table-cell office:value-type="float" office:value="0">
            <text:p>0</text:p>
          </table:table-cell>
          <table:table-cell office:value-type="float" office:value="5108402">
            <text:p>5108402</text:p>
          </table:table-cell>
          <table:table-cell office:value-type="float" office:value="938">
            <text:p>938</text:p>
          </table:table-cell>
          <table:table-cell office:value-type="float" office:value="0">
            <text:p>0</text:p>
          </table:table-cell>
          <table:table-cell table:style-name="ce2" table:formula="of:=[.I779]/[.H779]"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style-name="ce2" table:formula="of:=[.J779]-[.E779]" office:value-type="percentage" office:value="0">
            <text:p>0.0%</text:p>
          </table:table-cell>
        </table:table-row>
        <table:table-row table:style-name="ro1">
          <table:table-cell office:value-type="string">
            <text:p>Vera</text:p>
          </table:table-cell>
          <table:table-cell office:value-type="float" office:value="5108501">
            <text:p>5108501</text:p>
          </table:table-cell>
          <table:table-cell office:value-type="float" office:value="2951">
            <text:p>2951</text:p>
          </table:table-cell>
          <table:table-cell office:value-type="string">
            <text:p>1232.5</text:p>
          </table:table-cell>
          <table:table-cell table:style-name="ce2" table:formula="of:=[.D780]/[.C780]" office:value-type="percentage" office:value="0.417655032192477">
            <text:p>41.8%</text:p>
          </table:table-cell>
          <table:table-cell office:value-type="string">
            <text:p>1699.3</text:p>
          </table:table-cell>
          <table:table-cell office:value-type="float" office:value="5108501">
            <text:p>5108501</text:p>
          </table:table-cell>
          <table:table-cell office:value-type="float" office:value="2951">
            <text:p>2951</text:p>
          </table:table-cell>
          <table:table-cell office:value-type="string">
            <text:p>1926.4</text:p>
          </table:table-cell>
          <table:table-cell table:style-name="ce2" table:formula="of:=[.I780]/[.H780]" office:value-type="percentage" office:value="0.652795662487292">
            <text:p>65.3%</text:p>
          </table:table-cell>
          <table:table-cell office:value-type="string">
            <text:p>1005.2</text:p>
          </table:table-cell>
          <table:table-cell table:style-name="ce2" table:formula="of:=[.J780]-[.E780]" office:value-type="percentage" office:value="0.235140630294815">
            <text:p>23.5%</text:p>
          </table:table-cell>
        </table:table-row>
        <table:table-row table:style-name="ro1">
          <table:table-cell office:value-type="string">
            <text:p>Vila Rica</text:p>
          </table:table-cell>
          <table:table-cell office:value-type="float" office:value="5108600">
            <text:p>5108600</text:p>
          </table:table-cell>
          <table:table-cell office:value-type="float" office:value="7450">
            <text:p>7450</text:p>
          </table:table-cell>
          <table:table-cell office:value-type="string">
            <text:p>3039.4</text:p>
          </table:table-cell>
          <table:table-cell table:style-name="ce2" table:formula="of:=[.D781]/[.C781]" office:value-type="percentage" office:value="0.407973154362416">
            <text:p>40.8%</text:p>
          </table:table-cell>
          <table:table-cell office:value-type="string">
            <text:p>4211.4</text:p>
          </table:table-cell>
          <table:table-cell office:value-type="float" office:value="5108600">
            <text:p>5108600</text:p>
          </table:table-cell>
          <table:table-cell office:value-type="float" office:value="7450">
            <text:p>7450</text:p>
          </table:table-cell>
          <table:table-cell office:value-type="string">
            <text:p>4606.5</text:p>
          </table:table-cell>
          <table:table-cell table:style-name="ce2" table:formula="of:=[.I781]/[.H781]" office:value-type="percentage" office:value="0.618322147651007">
            <text:p>61.8%</text:p>
          </table:table-cell>
          <table:table-cell office:value-type="float" office:value="2647">
            <text:p>2647</text:p>
          </table:table-cell>
          <table:table-cell table:style-name="ce2" table:formula="of:=[.J781]-[.E781]" office:value-type="percentage" office:value="0.210348993288591">
            <text:p>21.0%</text:p>
          </table:table-cell>
        </table:table-row>
        <table:table-row table:style-name="ro1">
          <table:table-cell office:value-type="string">
            <text:p>Nova Guarita</text:p>
          </table:table-cell>
          <table:table-cell office:value-type="float" office:value="5108808">
            <text:p>5108808</text:p>
          </table:table-cell>
          <table:table-cell office:value-type="float" office:value="1089">
            <text:p>1089</text:p>
          </table:table-cell>
          <table:table-cell office:value-type="string">
            <text:p>854.3</text:p>
          </table:table-cell>
          <table:table-cell table:style-name="ce2" table:formula="of:=[.D782]/[.C782]" office:value-type="percentage" office:value="0.784481175390266">
            <text:p>78.4%</text:p>
          </table:table-cell>
          <table:table-cell office:value-type="string">
            <text:p>234.1</text:p>
          </table:table-cell>
          <table:table-cell office:value-type="float" office:value="5108808">
            <text:p>5108808</text:p>
          </table:table-cell>
          <table:table-cell office:value-type="float" office:value="1089">
            <text:p>1089</text:p>
          </table:table-cell>
          <table:table-cell office:value-type="string">
            <text:p>925.2</text:p>
          </table:table-cell>
          <table:table-cell table:style-name="ce2" table:formula="of:=[.I782]/[.H782]" office:value-type="percentage" office:value="0.849586776859504">
            <text:p>85.0%</text:p>
          </table:table-cell>
          <table:table-cell office:value-type="string">
            <text:p>163.2</text:p>
          </table:table-cell>
          <table:table-cell table:style-name="ce2" table:formula="of:=[.J782]-[.E782]" office:value-type="percentage" office:value="0.0651056014692378">
            <text:p>6.5%</text:p>
          </table:table-cell>
        </table:table-row>
        <table:table-row table:style-name="ro1">
          <table:table-cell office:value-type="string">
            <text:p>Nova Marilândia</text:p>
          </table:table-cell>
          <table:table-cell office:value-type="float" office:value="5108857">
            <text:p>5108857</text:p>
          </table:table-cell>
          <table:table-cell office:value-type="float" office:value="1943">
            <text:p>1943</text:p>
          </table:table-cell>
          <table:table-cell office:value-type="string">
            <text:p>756.2</text:p>
          </table:table-cell>
          <table:table-cell table:style-name="ce2" table:formula="of:=[.D783]/[.C783]" office:value-type="percentage" office:value="0.38919197117859">
            <text:p>38.9%</text:p>
          </table:table-cell>
          <table:table-cell office:value-type="string">
            <text:p>617.2</text:p>
          </table:table-cell>
          <table:table-cell office:value-type="float" office:value="5108857">
            <text:p>5108857</text:p>
          </table:table-cell>
          <table:table-cell office:value-type="float" office:value="1943">
            <text:p>1943</text:p>
          </table:table-cell>
          <table:table-cell office:value-type="string">
            <text:p>965.6</text:p>
          </table:table-cell>
          <table:table-cell table:style-name="ce2" table:formula="of:=[.I783]/[.H783]" office:value-type="percentage" office:value="0.496963458569223">
            <text:p>49.7%</text:p>
          </table:table-cell>
          <table:table-cell office:value-type="float" office:value="407">
            <text:p>407</text:p>
          </table:table-cell>
          <table:table-cell table:style-name="ce2" table:formula="of:=[.J783]-[.E783]" office:value-type="percentage" office:value="0.107771487390633">
            <text:p>10.8%</text:p>
          </table:table-cell>
        </table:table-row>
        <table:table-row table:style-name="ro1">
          <table:table-cell office:value-type="string">
            <text:p>Nova Maringá</text:p>
          </table:table-cell>
          <table:table-cell office:value-type="float" office:value="5108907">
            <text:p>5108907</text:p>
          </table:table-cell>
          <table:table-cell office:value-type="float" office:value="11528">
            <text:p>11528</text:p>
          </table:table-cell>
          <table:table-cell office:value-type="string">
            <text:p>1674.8</text:p>
          </table:table-cell>
          <table:table-cell table:style-name="ce2" table:formula="of:=[.D784]/[.C784]" office:value-type="percentage" office:value="0.14528105482304">
            <text:p>14.5%</text:p>
          </table:table-cell>
          <table:table-cell office:value-type="string">
            <text:p>9153.3</text:p>
          </table:table-cell>
          <table:table-cell office:value-type="float" office:value="5108907">
            <text:p>5108907</text:p>
          </table:table-cell>
          <table:table-cell office:value-type="float" office:value="11528">
            <text:p>11528</text:p>
          </table:table-cell>
          <table:table-cell office:value-type="string">
            <text:p>3069.1</text:p>
          </table:table-cell>
          <table:table-cell table:style-name="ce2" table:formula="of:=[.I784]/[.H784]" office:value-type="percentage" office:value="0.266230048577377">
            <text:p>26.6%</text:p>
          </table:table-cell>
          <table:table-cell office:value-type="string">
            <text:p>7761.2</text:p>
          </table:table-cell>
          <table:table-cell table:style-name="ce2" table:formula="of:=[.J784]-[.E784]" office:value-type="percentage" office:value="0.120948993754337">
            <text:p>12.1%</text:p>
          </table:table-cell>
        </table:table-row>
        <table:table-row table:style-name="ro1">
          <table:table-cell office:value-type="string">
            <text:p>Nova Monte Verde</text:p>
          </table:table-cell>
          <table:table-cell office:value-type="float" office:value="5108956">
            <text:p>5108956</text:p>
          </table:table-cell>
          <table:table-cell office:value-type="float" office:value="6512">
            <text:p>6512</text:p>
          </table:table-cell>
          <table:table-cell office:value-type="string">
            <text:p>1690.3</text:p>
          </table:table-cell>
          <table:table-cell table:style-name="ce2" table:formula="of:=[.D785]/[.C785]" office:value-type="percentage" office:value="0.259566953316953">
            <text:p>26.0%</text:p>
          </table:table-cell>
          <table:table-cell office:value-type="string">
            <text:p>4663.5</text:p>
          </table:table-cell>
          <table:table-cell office:value-type="float" office:value="5108956">
            <text:p>5108956</text:p>
          </table:table-cell>
          <table:table-cell office:value-type="float" office:value="6512">
            <text:p>6512</text:p>
          </table:table-cell>
          <table:table-cell office:value-type="string">
            <text:p>2591.5</text:p>
          </table:table-cell>
          <table:table-cell table:style-name="ce2" table:formula="of:=[.I785]/[.H785]" office:value-type="percentage" office:value="0.397957616707617">
            <text:p>39.8%</text:p>
          </table:table-cell>
          <table:table-cell office:value-type="string">
            <text:p>3761.5</text:p>
          </table:table-cell>
          <table:table-cell table:style-name="ce2" table:formula="of:=[.J785]-[.E785]" office:value-type="percentage" office:value="0.138390663390663">
            <text:p>13.8%</text:p>
          </table:table-cell>
        </table:table-row>
        <table:table-row table:style-name="ro1" table:number-rows-repeated="104779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G3:Sheet1.K7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8">
      <number:number number:decimal-places="1" number:min-integer-digits="1"/>
      <number:text>%</number:text>
    </number:percentage-style>
    <number:number-style style:name="N119">
      <number:number number:decimal-places="9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 style:data-style-name="N118"/>
    <style:style style:name="vermelho" style:family="table-cell" style:parent-style-name="verde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6-23T17:20:45</dc:date>
    <dc:creator>Bruno Schneider</dc:creator>
    <meta:editing-duration>P0D</meta:editing-duration>
    <meta:editing-cycles>1</meta:editing-cycles>
    <meta:document-statistic meta:table-count="1" meta:cell-count="9410" meta:object-count="0"/>
  </office:meta>
</office:document-meta>
</file>